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office:font-face-decls>
  <office:automatic-styles>
    <style:style style:name="ce1" style:family="table-cell" style:parent-style-name="Default" style:data-style-name="N0"/>
    <style:style style:name="ce2" style:family="table-cell" style:parent-style-name="Default" style:data-style-name="N19"/>
    <style:style style:name="co1" style:family="table-column">
      <style:table-column-properties fo:break-before="auto" style:column-width="1.905cm"/>
    </style:style>
    <style:style style:name="co2" style:family="table-column">
      <style:table-column-properties fo:break-before="auto" style:column-width="2.40770833333333cm"/>
    </style:style>
    <style:style style:name="co3" style:family="table-column">
      <style:table-column-properties fo:break-before="auto" style:column-width="2.56645833333333cm"/>
    </style:style>
    <style:style style:name="co4" style:family="table-column">
      <style:table-column-properties fo:break-before="auto" style:column-width="2.67229166666667cm"/>
    </style:style>
    <style:style style:name="co5" style:family="table-column">
      <style:table-column-properties fo:break-before="auto" style:column-width="2.27541666666667cm"/>
    </style:style>
    <style:style style:name="co6" style:family="table-column">
      <style:table-column-properties fo:break-before="auto" style:column-width="2.778125cm"/>
    </style:style>
    <style:style style:name="co7" style:family="table-column">
      <style:table-column-properties fo:break-before="auto" style:column-width="2.460625cm"/>
    </style:style>
    <style:style style:name="co8" style:family="table-column">
      <style:table-column-properties fo:break-before="auto" style:column-width="2.64583333333333cm"/>
    </style:style>
    <style:style style:name="co9" style:family="table-column">
      <style:table-column-properties fo:break-before="auto" style:column-width="2.43416666666667cm"/>
    </style:style>
    <style:style style:name="co10" style:family="table-column">
      <style:table-column-properties fo:break-before="auto" style:column-width="2.35479166666667cm"/>
    </style:style>
    <style:style style:name="co11" style:family="table-column">
      <style:table-column-properties fo:break-before="auto" style:column-width="2.19604166666667cm"/>
    </style:style>
    <style:style style:name="co12" style:family="table-column">
      <style:table-column-properties fo:break-before="auto" style:column-width="2.2225cm"/>
    </style:style>
    <style:style style:name="ro1"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01" table:style-name="ta1">
        <table:table-column table:style-name="co1" table:number-columns-repeated="4" table:default-cell-style-name="ce1"/>
        <table:table-column table:style-name="co2" table:default-cell-style-name="ce1"/>
        <table:table-column table:style-name="co1" table:number-columns-repeated="16379"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103年度發電年度協助金(運轉中)(第一次款)</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5000" table:style-name="ce1">
            <text:p>85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水里鄉</text:p>
          </table:table-cell>
          <table:table-cell office:value-type="string" table:style-name="ce1">
            <text:p>南投縣水里鄉農會</text:p>
          </table:table-cell>
          <table:table-cell office:value-type="float" office:value="61031808" table:style-name="ce1">
            <text:p>61031808</text:p>
          </table:table-cell>
          <table:table-cell office:value-type="string" table:style-name="ce1">
            <text:p>協助南投縣水里鄉農會辦理103年度農民節表彰大會暨電力安全宣導活動(預計活動時程:103.1.24)</text:p>
          </table:table-cell>
          <table:table-cell office:value-type="string" table:style-name="ce1">
            <text:p>103.1.24</text:p>
          </table:table-cell>
          <table:table-cell office:value-type="string" table:style-name="ce1">
            <text:p>103.1.24</text:p>
          </table:table-cell>
          <table:table-cell office:value-type="string" table:style-name="ce1">
            <text:p>水里鄉</text:p>
          </table:table-cell>
          <table:table-cell office:value-type="float" office:value="200" table:style-name="ce1">
            <text:p>200</text:p>
          </table:table-cell>
          <table:table-cell office:value-type="float" office:value="99" table:style-name="ce1">
            <text:p>99</text:p>
          </table:table-cell>
          <table:table-cell office:value-type="float" office:value="75" table:style-name="ce1">
            <text:p>7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魚池鄉</text:p>
          </table:table-cell>
          <table:table-cell office:value-type="string" table:style-name="ce1">
            <text:p>南投縣魚池鄉農會</text:p>
          </table:table-cell>
          <table:table-cell office:value-type="float" office:value="62153103" table:style-name="ce1">
            <text:p>62153103</text:p>
          </table:table-cell>
          <table:table-cell office:value-type="string" table:style-name="ce1">
            <text:p>協助南投縣魚池鄉農會辦理103年度魚池鄉各界慶祝農民節表彰大會計畫(預計活動時程:103.1.28)</text:p>
          </table:table-cell>
          <table:table-cell office:value-type="string" table:style-name="ce1">
            <text:p>103.1.28</text:p>
          </table:table-cell>
          <table:table-cell office:value-type="string" table:style-name="ce1">
            <text:p>103.1.28</text:p>
          </table:table-cell>
          <table:table-cell office:value-type="string" table:style-name="ce1">
            <text:p>魚池鄉</text:p>
          </table:table-cell>
          <table:table-cell office:value-type="float" office:value="193" table:style-name="ce1">
            <text:p>193</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南澳鄉</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認養103年度宜蘭縣澳花國小足球隊經費(預計主動關懷認養活動時程:103.1.20-12.31)</text:p>
          </table:table-cell>
          <table:table-cell office:value-type="string" table:style-name="ce1">
            <text:p>103.1.20</text:p>
          </table:table-cell>
          <table:table-cell office:value-type="string" table:style-name="ce1">
            <text:p>103.12.31</text:p>
          </table:table-cell>
          <table:table-cell office:value-type="string" table:style-name="ce1">
            <text:p>南澳鄉</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和平區</text:p>
          </table:table-cell>
          <table:table-cell office:value-type="string" table:style-name="ce1">
            <text:p>臺中市和平區農會</text:p>
          </table:table-cell>
          <table:table-cell office:value-type="float" office:value="57549400" table:style-name="ce1">
            <text:p>57549400</text:p>
          </table:table-cell>
          <table:table-cell office:value-type="string" table:style-name="ce1">
            <text:p>協助臺中市和平區農會辦理103年度桶柑暨休閒農業發表活動計畫(預計活動時程:103.2.1-103.2.28)</text:p>
          </table:table-cell>
          <table:table-cell office:value-type="string" table:style-name="ce1">
            <text:p>103.2.1</text:p>
          </table:table-cell>
          <table:table-cell office:value-type="string" table:style-name="ce1">
            <text:p>103.2.28</text:p>
          </table:table-cell>
          <table:table-cell office:value-type="string" table:style-name="ce1">
            <text:p>和平區</text:p>
          </table:table-cell>
          <table:table-cell office:value-type="float" office:value="200" table:style-name="ce1">
            <text:p>200</text:p>
          </table:table-cell>
          <table:table-cell office:value-type="float" office:value="80" table:style-name="ce1">
            <text:p>80</text:p>
          </table:table-cell>
          <table:table-cell office:value-type="float" office:value="70" table:style-name="ce1">
            <text:p>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和平區</text:p>
          </table:table-cell>
          <table:table-cell office:value-type="string" table:style-name="ce1">
            <text:p>大甲溪發電廠</text:p>
          </table:table-cell>
          <table:table-cell office:value-type="string" table:style-name="ce1">
            <text:p>aa</text:p>
          </table:table-cell>
          <table:table-cell office:value-type="string" table:style-name="ce1">
            <text:p>協助大甲溪發電廠辦理臺中市和平區白冷國民小學愛心營養早餐補助案(預計主動關懷弱勢活動時程:103.2.11-7.31)</text:p>
          </table:table-cell>
          <table:table-cell office:value-type="string" table:style-name="ce1">
            <text:p>103.2.11</text:p>
          </table:table-cell>
          <table:table-cell office:value-type="string" table:style-name="ce1">
            <text:p>103.7.31</text:p>
          </table:table-cell>
          <table:table-cell office:value-type="string" table:style-name="ce1">
            <text:p>和平區</text:p>
          </table:table-cell>
          <table:table-cell office:value-type="float" office:value="278" table:style-name="ce1">
            <text:p>278</text:p>
          </table:table-cell>
          <table:table-cell office:value-type="float" office:value="278" table:style-name="ce1">
            <text:p>278</text:p>
          </table:table-cell>
          <table:table-cell office:value-type="float" office:value="278" table:style-name="ce1">
            <text:p>278</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八里區</text:p>
          </table:table-cell>
          <table:table-cell office:value-type="string" table:style-name="ce1">
            <text:p>新北市八里區農會</text:p>
          </table:table-cell>
          <table:table-cell office:value-type="float" office:value="37181209" table:style-name="ce1">
            <text:p>37181209</text:p>
          </table:table-cell>
          <table:table-cell office:value-type="string" table:style-name="ce1">
            <text:p>協助新北市八里區農會辦理新北市八里區103年度農民節表彰大會活動計畫(預計活動時程:103.1.25)</text:p>
          </table:table-cell>
          <table:table-cell office:value-type="string" table:style-name="ce1">
            <text:p>103.1.25</text:p>
          </table:table-cell>
          <table:table-cell office:value-type="string" table:style-name="ce1">
            <text:p>103.1.25</text:p>
          </table:table-cell>
          <table:table-cell office:value-type="string" table:style-name="ce1">
            <text:p>八里區</text:p>
          </table:table-cell>
          <table:table-cell office:value-type="float" office:value="230" table:style-name="ce1">
            <text:p>23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小港區</text:p>
          </table:table-cell>
          <table:table-cell office:value-type="string" table:style-name="ce1">
            <text:p>高雄市港外漁舢協會</text:p>
          </table:table-cell>
          <table:table-cell office:value-type="float" office:value="19896920" table:style-name="ce1">
            <text:p>19896920</text:p>
          </table:table-cell>
          <table:table-cell office:value-type="string" table:style-name="ce1">
            <text:p>協助高雄市港外漁舢協會辦理會員大會及宣導支持大林電廠更新改建計畫暨節約能源活動(預計活動時程:103.2.14)</text:p>
          </table:table-cell>
          <table:table-cell office:value-type="string" table:style-name="ce1">
            <text:p>103.2.14</text:p>
          </table:table-cell>
          <table:table-cell office:value-type="string" table:style-name="ce1">
            <text:p>103.2.14</text:p>
          </table:table-cell>
          <table:table-cell office:value-type="string" table:style-name="ce1">
            <text:p>小港區</text:p>
          </table:table-cell>
          <table:table-cell office:value-type="float" office:value="159" table:style-name="ce1">
            <text:p>159</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路竹區</text:p>
          </table:table-cell>
          <table:table-cell office:value-type="string" table:style-name="ce1">
            <text:p>高雄市路竹區竹滬國民小學</text:p>
          </table:table-cell>
          <table:table-cell office:value-type="string" table:style-name="ce1">
            <text:p>aa</text:p>
          </table:table-cell>
          <table:table-cell office:value-type="string" table:style-name="ce1">
            <text:p>協助高雄市路竹區竹滬國民小學辦理學校運動場跑道整建工程經費實施計畫(預計施行時程:103.3.1-10.15)</text:p>
          </table:table-cell>
          <table:table-cell office:value-type="string" table:style-name="ce1">
            <text:p>103.3.1</text:p>
          </table:table-cell>
          <table:table-cell office:value-type="string" table:style-name="ce1">
            <text:p>103.10.15</text:p>
          </table:table-cell>
          <table:table-cell office:value-type="string" table:style-name="ce1">
            <text:p>路竹區</text:p>
          </table:table-cell>
          <table:table-cell office:value-type="float" office:value="1986" table:style-name="ce1">
            <text:p>1986</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岡山區</text:p>
          </table:table-cell>
          <table:table-cell office:value-type="string" table:style-name="ce1">
            <text:p>高雄市岡山區農會</text:p>
          </table:table-cell>
          <table:table-cell office:value-type="float" office:value="88502008" table:style-name="ce1">
            <text:p>88502008</text:p>
          </table:table-cell>
          <table:table-cell office:value-type="string" table:style-name="ce1">
            <text:p>協助高雄市岡山區農會辦理103年度慶祝農民節表彰活動暨能源建設宣導計畫(預計活動時程:103.2.12)</text:p>
          </table:table-cell>
          <table:table-cell office:value-type="string" table:style-name="ce1">
            <text:p>103.2.12</text:p>
          </table:table-cell>
          <table:table-cell office:value-type="string" table:style-name="ce1">
            <text:p>103.2.12</text:p>
          </table:table-cell>
          <table:table-cell office:value-type="string" table:style-name="ce1">
            <text:p>岡山區</text:p>
          </table:table-cell>
          <table:table-cell office:value-type="float" office:value="467" table:style-name="ce1">
            <text:p>467</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彌陀區</text:p>
          </table:table-cell>
          <table:table-cell office:value-type="string" table:style-name="ce1">
            <text:p>高雄市彌陀老人福利協進會</text:p>
          </table:table-cell>
          <table:table-cell office:value-type="float" office:value="20246609" table:style-name="ce1">
            <text:p>20246609</text:p>
          </table:table-cell>
          <table:table-cell office:value-type="string" table:style-name="ce1">
            <text:p>協助高雄市彌陀老人福利協進會辦理103年度地方產業文化觀摩聯誼活動(預計活動時程:103.2.8-10)</text:p>
          </table:table-cell>
          <table:table-cell office:value-type="string" table:style-name="ce1">
            <text:p>103.2.8</text:p>
          </table:table-cell>
          <table:table-cell office:value-type="string" table:style-name="ce1">
            <text:p>103.2.10</text:p>
          </table:table-cell>
          <table:table-cell office:value-type="string" table:style-name="ce1">
            <text:p>彌陀區</text:p>
          </table:table-cell>
          <table:table-cell office:value-type="float" office:value="300" table:style-name="ce1">
            <text:p>300</text:p>
          </table:table-cell>
          <table:table-cell office:value-type="float" office:value="100" table:style-name="ce1">
            <text:p>10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石門區</text:p>
          </table:table-cell>
          <table:table-cell office:value-type="string" table:style-name="ce1">
            <text:p>第一核能發電廠</text:p>
          </table:table-cell>
          <table:table-cell office:value-type="string" table:style-name="ce1">
            <text:p>aa</text:p>
          </table:table-cell>
          <table:table-cell office:value-type="string" table:style-name="ce1">
            <text:p>協助第一核能發電廠辦理103年度廠長杯環保睦鄰桌球邀請賽(預計活動時程:103.3.1-4.30)</text:p>
          </table:table-cell>
          <table:table-cell office:value-type="string" table:style-name="ce1">
            <text:p>103.3.1</text:p>
          </table:table-cell>
          <table:table-cell office:value-type="string" table:style-name="ce1">
            <text:p>103.4.30</text:p>
          </table:table-cell>
          <table:table-cell office:value-type="string" table:style-name="ce1">
            <text:p>乾華里</text:p>
          </table:table-cell>
          <table:table-cell office:value-type="float" office:value="127" table:style-name="ce1">
            <text:p>127</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慶華立委</text:p>
          </table:table-cell>
          <table:table-cell office:value-type="string" table:style-name="ce1">
            <text:p>萬里區</text:p>
          </table:table-cell>
          <table:table-cell office:value-type="string" table:style-name="ce1">
            <text:p>新北市野柳民俗文化協會</text:p>
          </table:table-cell>
          <table:table-cell office:value-type="float" office:value="31751646" table:style-name="ce1">
            <text:p>31751646</text:p>
          </table:table-cell>
          <table:table-cell office:value-type="string" table:style-name="ce1">
            <text:p>協助新北市野柳民俗文化協會辦理宗教民俗文化交流研習觀摩活動(預計活動時程:103.3.5-7)</text:p>
          </table:table-cell>
          <table:table-cell office:value-type="string" table:style-name="ce1">
            <text:p>103.3.5</text:p>
          </table:table-cell>
          <table:table-cell office:value-type="string" table:style-name="ce1">
            <text:p>103.3.7</text:p>
          </table:table-cell>
          <table:table-cell office:value-type="string" table:style-name="ce1">
            <text:p>野柳里</text:p>
          </table:table-cell>
          <table:table-cell office:value-type="float" office:value="556" table:style-name="ce1">
            <text:p>556</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李慶華立委</text:p>
          </table:table-cell>
          <table:table-cell office:value-type="string" table:style-name="ce1">
            <text:p>萬里區</text:p>
          </table:table-cell>
          <table:table-cell office:value-type="string" table:style-name="ce1">
            <text:p>新北市萬里區婦女會</text:p>
          </table:table-cell>
          <table:table-cell office:value-type="float" office:value="2251376" table:style-name="ce1">
            <text:p>2251376</text:p>
          </table:table-cell>
          <table:table-cell office:value-type="string" table:style-name="ce1">
            <text:p>協助新北市萬里區婦女會辦理「新北市萬里區103年模範母親表揚大會」、「婦女新知成長研習暨社福與核安宣導」─慶祝母親節公益系列活動(預計活動時程:103.4-5月底)</text:p>
          </table:table-cell>
          <table:table-cell office:value-type="string" table:style-name="ce1">
            <text:p>103.4.1</text:p>
          </table:table-cell>
          <table:table-cell office:value-type="string" table:style-name="ce1">
            <text:p>103.5.31</text:p>
          </table:table-cell>
          <table:table-cell office:value-type="string" table:style-name="ce1">
            <text:p>萬里里</text:p>
          </table:table-cell>
          <table:table-cell office:value-type="float" office:value="549" table:style-name="ce1">
            <text:p>549</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屏東縣恆春區漁會</text:p>
          </table:table-cell>
          <table:table-cell office:value-type="float" office:value="91355108" table:style-name="ce1">
            <text:p>91355108</text:p>
          </table:table-cell>
          <table:table-cell office:value-type="string" table:style-name="ce1">
            <text:p>協助屏東縣恆春區漁會辦理102年度漁會業務座談暨核能宣導(預計活動時程:103.1.17)</text:p>
          </table:table-cell>
          <table:table-cell office:value-type="string" table:style-name="ce1">
            <text:p>103.1.17</text:p>
          </table:table-cell>
          <table:table-cell office:value-type="string" table:style-name="ce1">
            <text:p>103.1.17</text:p>
          </table:table-cell>
          <table:table-cell office:value-type="string" table:style-name="ce1">
            <text:p>恆春鎮</text:p>
          </table:table-cell>
          <table:table-cell office:value-type="float" office:value="150" table:style-name="ce1">
            <text:p>150</text:p>
          </table:table-cell>
          <table:table-cell office:value-type="float" office:value="120" table:style-name="ce1">
            <text:p>12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恆春鎮</text:p>
          </table:table-cell>
          <table:table-cell office:value-type="string" table:style-name="ce1">
            <text:p>屏東縣恆春鎮農會</text:p>
          </table:table-cell>
          <table:table-cell office:value-type="float" office:value="91604802" table:style-name="ce1">
            <text:p>91604802</text:p>
          </table:table-cell>
          <table:table-cell office:value-type="string" table:style-name="ce1">
            <text:p>協助屏東縣恆春鎮農會辦理有機米促銷暨中華民國103年恆春鎮各界慶祝農民節大會(預計活動時程:103.2.13)</text:p>
          </table:table-cell>
          <table:table-cell office:value-type="string" table:style-name="ce1">
            <text:p>103.2.13</text:p>
          </table:table-cell>
          <table:table-cell office:value-type="string" table:style-name="ce1">
            <text:p>103.2.13</text:p>
          </table:table-cell>
          <table:table-cell office:value-type="string" table:style-name="ce1">
            <text:p>恆春鎮</text:p>
          </table:table-cell>
          <table:table-cell office:value-type="float" office:value="850" table:style-name="ce1">
            <text:p>850</text:p>
          </table:table-cell>
          <table:table-cell office:value-type="float" office:value="300" table:style-name="ce1">
            <text:p>300</text:p>
          </table:table-cell>
          <table:table-cell office:value-type="float" office:value="160" table:style-name="ce1">
            <text:p>16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通霄鎮農會</text:p>
          </table:table-cell>
          <table:table-cell office:value-type="float" office:value="49275005" table:style-name="ce1">
            <text:p>49275005</text:p>
          </table:table-cell>
          <table:table-cell office:value-type="string" table:style-name="ce1">
            <text:p>協助苗栗縣通霄鎮農會辦理103年度農民節表彰大會補助計畫(預計活動時程:103.1.23)</text:p>
          </table:table-cell>
          <table:table-cell office:value-type="string" table:style-name="ce1">
            <text:p>103.1.23</text:p>
          </table:table-cell>
          <table:table-cell office:value-type="string" table:style-name="ce1">
            <text:p>103.1.23</text:p>
          </table:table-cell>
          <table:table-cell office:value-type="string" table:style-name="ce1">
            <text:p>通霄鎮</text:p>
          </table:table-cell>
          <table:table-cell office:value-type="float" office:value="376" table:style-name="ce1">
            <text:p>376</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社團法人中華民國白沙屯媽祖文化發展總會</text:p>
          </table:table-cell>
          <table:table-cell office:value-type="float" office:value="45791844" table:style-name="ce1">
            <text:p>45791844</text:p>
          </table:table-cell>
          <table:table-cell office:value-type="string" table:style-name="ce1">
            <text:p>協助社團法人中華民國白沙屯媽祖文化發展總會辦理白沙屯媽祖文化暨地方農特產美食嘉年華(預計活動時程:103.2.9)</text:p>
          </table:table-cell>
          <table:table-cell office:value-type="string" table:style-name="ce1">
            <text:p>103.2.9</text:p>
          </table:table-cell>
          <table:table-cell office:value-type="string" table:style-name="ce1">
            <text:p>103.2.9</text:p>
          </table:table-cell>
          <table:table-cell office:value-type="string" table:style-name="ce1">
            <text:p>通霄鎮</text:p>
          </table:table-cell>
          <table:table-cell office:value-type="float" office:value="345" table:style-name="ce1">
            <text:p>345</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2014愛你一世苑裡閩客慶元霄』系列活動(預計活動時程:103.2.14)</text:p>
          </table:table-cell>
          <table:table-cell office:value-type="string" table:style-name="ce1">
            <text:p>103.2.14</text:p>
          </table:table-cell>
          <table:table-cell office:value-type="string" table:style-name="ce1">
            <text:p>103.2.14</text:p>
          </table:table-cell>
          <table:table-cell office:value-type="string" table:style-name="ce1">
            <text:p>苑裡鎮</text:p>
          </table:table-cell>
          <table:table-cell office:value-type="float" office:value="1122" table:style-name="ce1">
            <text:p>1122</text:p>
          </table:table-cell>
          <table:table-cell office:value-type="float" office:value="300" table:style-name="ce1">
            <text:p>3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3全國客家日─客庄綠生活 客家好樂活」天穿日夜跑活動(預計活動時程:103.2.19)</text:p>
          </table:table-cell>
          <table:table-cell office:value-type="string" table:style-name="ce1">
            <text:p>103.2.19</text:p>
          </table:table-cell>
          <table:table-cell office:value-type="string" table:style-name="ce1">
            <text:p>103.2.19</text:p>
          </table:table-cell>
          <table:table-cell office:value-type="string" table:style-name="ce1">
            <text:p>苑裡鎮</text:p>
          </table:table-cell>
          <table:table-cell office:value-type="float" office:value="480" table:style-name="ce1">
            <text:p>480</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苑裡鎮永興長青協會</text:p>
          </table:table-cell>
          <table:table-cell office:value-type="float" office:value="45441896" table:style-name="ce1">
            <text:p>45441896</text:p>
          </table:table-cell>
          <table:table-cell office:value-type="string" table:style-name="ce1">
            <text:p>協助苗栗縣苑裡鎮永興長青協會辦理103年健康講座暨猜燈謎歌唱才藝表演活動(預計活動時程:103.2.11)</text:p>
          </table:table-cell>
          <table:table-cell office:value-type="string" table:style-name="ce1">
            <text:p>103.2.11</text:p>
          </table:table-cell>
          <table:table-cell office:value-type="string" table:style-name="ce1">
            <text:p>103.2.11</text:p>
          </table:table-cell>
          <table:table-cell office:value-type="string" table:style-name="ce1">
            <text:p>苑裡鎮</text:p>
          </table:table-cell>
          <table:table-cell office:value-type="float" office:value="111" table:style-name="ce1">
            <text:p>111</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苑裡鎮</text:p>
          </table:table-cell>
          <table:table-cell office:value-type="string" table:style-name="ce1">
            <text:p>苗栗縣蓬山民俗歌謠推展協會</text:p>
          </table:table-cell>
          <table:table-cell office:value-type="float" office:value="99907478" table:style-name="ce1">
            <text:p>99907478</text:p>
          </table:table-cell>
          <table:table-cell office:value-type="string" table:style-name="ce1">
            <text:p>協助苗栗縣蓬山民俗歌謠推展協會辦理103年迎春納福賀新年活動(預計活動時程:103.2.12)</text:p>
          </table:table-cell>
          <table:table-cell office:value-type="string" table:style-name="ce1">
            <text:p>103.2.12</text:p>
          </table:table-cell>
          <table:table-cell office:value-type="string" table:style-name="ce1">
            <text:p>103.2.12</text:p>
          </table:table-cell>
          <table:table-cell office:value-type="string" table:style-name="ce1">
            <text:p>苑裡鎮</text:p>
          </table:table-cell>
          <table:table-cell office:value-type="float" office:value="185" table:style-name="ce1">
            <text:p>185</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通霄鎮</text:p>
          </table:table-cell>
          <table:table-cell office:value-type="string" table:style-name="ce1">
            <text:p>苗栗縣開台文化推動發展協會</text:p>
          </table:table-cell>
          <table:table-cell office:value-type="float" office:value="39912764" table:style-name="ce1">
            <text:p>39912764</text:p>
          </table:table-cell>
          <table:table-cell office:value-type="string" table:style-name="ce1">
            <text:p>協助苗栗縣開台文化推動發展協會辦理開台文化交流研習活動(預計活動時程:103.2.13)</text:p>
          </table:table-cell>
          <table:table-cell office:value-type="string" table:style-name="ce1">
            <text:p>103.2.13</text:p>
          </table:table-cell>
          <table:table-cell office:value-type="string" table:style-name="ce1">
            <text:p>103.2.13</text:p>
          </table:table-cell>
          <table:table-cell office:value-type="string" table:style-name="ce1">
            <text:p>通霄鎮</text:p>
          </table:table-cell>
          <table:table-cell office:value-type="float" office:value="184" table:style-name="ce1">
            <text:p>184</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103年歲末迎春名家揮毫暨推廣節約能源宣導活動(預計活動時程:103.1.18)</text:p>
          </table:table-cell>
          <table:table-cell office:value-type="string" table:style-name="ce1">
            <text:p>103.1.18</text:p>
          </table:table-cell>
          <table:table-cell office:value-type="string" table:style-name="ce1">
            <text:p>103.1.18</text:p>
          </table:table-cell>
          <table:table-cell office:value-type="string" table:style-name="ce1">
            <text:p>台中市</text:p>
          </table:table-cell>
          <table:table-cell office:value-type="float" office:value="370" table:style-name="ce1">
            <text:p>37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紀國棟立委</text:p>
          </table:table-cell>
          <table:table-cell office:value-type="string" table:style-name="ce1">
            <text:p>龍井區</text:p>
          </table:table-cell>
          <table:table-cell office:value-type="string" table:style-name="ce1">
            <text:p>臺中市龍井身心障礙者協會</text:p>
          </table:table-cell>
          <table:table-cell office:value-type="float" office:value="19300077" table:style-name="ce1">
            <text:p>19300077</text:p>
          </table:table-cell>
          <table:table-cell office:value-type="string" table:style-name="ce1">
            <text:p>協助臺中市龍井身心障礙者協會辦理第十一屆第一次會員大會暨支持推廣節能減碳節約用電宣導(※本項協助比例22.99%)</text:p>
          </table:table-cell>
          <table:table-cell office:value-type="string" table:style-name="ce1">
            <text:p>103.2.16</text:p>
          </table:table-cell>
          <table:table-cell office:value-type="string" table:style-name="ce1">
            <text:p>103.12.14</text:p>
          </table:table-cell>
          <table:table-cell office:value-type="string" table:style-name="ce1">
            <text:p>台中市</text:p>
          </table:table-cell>
          <table:table-cell office:value-type="float" office:value="174" table:style-name="ce1">
            <text:p>174</text:p>
          </table:table-cell>
          <table:table-cell office:value-type="float" office:value="40" table:style-name="ce1">
            <text:p>40</text:p>
          </table:table-cell>
          <table:table-cell office:value-type="float" office:value="40" table:style-name="ce1">
            <text:p>4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紀國棟立委</text:p>
          </table:table-cell>
          <table:table-cell office:value-type="string" table:style-name="ce1">
            <text:p>龍井區</text:p>
          </table:table-cell>
          <table:table-cell office:value-type="string" table:style-name="ce1">
            <text:p>臺中市龍井身心障礙者協會</text:p>
          </table:table-cell>
          <table:table-cell office:value-type="float" office:value="19300077" table:style-name="ce1">
            <text:p>19300077</text:p>
          </table:table-cell>
          <table:table-cell office:value-type="string" table:style-name="ce1">
            <text:p>協助臺中市龍井身心障礙者協會辦理103年幸福啟程親近大自然觀摩暨支持推廣節能減碳節約用電宣導(※本項協助比例31.62%)</text:p>
          </table:table-cell>
          <table:table-cell office:value-type="string" table:style-name="ce1">
            <text:p>103.4.26</text:p>
          </table:table-cell>
          <table:table-cell office:value-type="string" table:style-name="ce1">
            <text:p>103.4.27</text:p>
          </table:table-cell>
          <table:table-cell office:value-type="string" table:style-name="ce1">
            <text:p>台中市</text:p>
          </table:table-cell>
          <table:table-cell office:value-type="float" office:value="316" table:style-name="ce1">
            <text:p>316</text:p>
          </table:table-cell>
          <table:table-cell office:value-type="float" office:value="100" table:style-name="ce1">
            <text:p>100</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紀國棟立委</text:p>
          </table:table-cell>
          <table:table-cell office:value-type="string" table:style-name="ce1">
            <text:p>龍井區</text:p>
          </table:table-cell>
          <table:table-cell office:value-type="string" table:style-name="ce1">
            <text:p>臺中市龍井身心障礙者協會</text:p>
          </table:table-cell>
          <table:table-cell office:value-type="float" office:value="19300077" table:style-name="ce1">
            <text:p>19300077</text:p>
          </table:table-cell>
          <table:table-cell office:value-type="string" table:style-name="ce1">
            <text:p>協助臺中市龍井身心障礙者協會辦理慶團圓.迎中秋暨支持推廣節能減碳節約用電宣導(※本項協助比例26.22%)</text:p>
          </table:table-cell>
          <table:table-cell office:value-type="string" table:style-name="ce1">
            <text:p>103.8.24</text:p>
          </table:table-cell>
          <table:table-cell office:value-type="string" table:style-name="ce1">
            <text:p>103.8.24</text:p>
          </table:table-cell>
          <table:table-cell office:value-type="string" table:style-name="ce1">
            <text:p>台中市</text:p>
          </table:table-cell>
          <table:table-cell office:value-type="float" office:value="153" table:style-name="ce1">
            <text:p>153</text:p>
          </table:table-cell>
          <table:table-cell office:value-type="float" office:value="40" table:style-name="ce1">
            <text:p>40</text:p>
          </table:table-cell>
          <table:table-cell office:value-type="float" office:value="40" table:style-name="ce1">
            <text:p>4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紀國棟立委</text:p>
          </table:table-cell>
          <table:table-cell office:value-type="string" table:style-name="ce1">
            <text:p>龍井區</text:p>
          </table:table-cell>
          <table:table-cell office:value-type="string" table:style-name="ce1">
            <text:p>臺中市龍井身心障礙者協會</text:p>
          </table:table-cell>
          <table:table-cell office:value-type="float" office:value="19300077" table:style-name="ce1">
            <text:p>19300077</text:p>
          </table:table-cell>
          <table:table-cell office:value-type="string" table:style-name="ce1">
            <text:p>協助臺中市龍井身心障礙者協會辦理身障無礙讓愛永在暨支持推廣節能減碳節約用電宣導(※本項協助比例31.68%)</text:p>
          </table:table-cell>
          <table:table-cell office:value-type="string" table:style-name="ce1">
            <text:p>103.12.14</text:p>
          </table:table-cell>
          <table:table-cell office:value-type="string" table:style-name="ce1">
            <text:p>103.12.14</text:p>
          </table:table-cell>
          <table:table-cell office:value-type="string" table:style-name="ce1">
            <text:p>台中市</text:p>
          </table:table-cell>
          <table:table-cell office:value-type="float" office:value="253" table:style-name="ce1">
            <text:p>253</text:p>
          </table:table-cell>
          <table:table-cell office:value-type="float" office:value="80" table:style-name="ce1">
            <text:p>80</text:p>
          </table:table-cell>
          <table:table-cell office:value-type="float" office:value="80" table:style-name="ce1">
            <text:p>8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顏寬恒立委</text:p>
          </table:table-cell>
          <table:table-cell office:value-type="string" table:style-name="ce1">
            <text:p>沙鹿區</text:p>
          </table:table-cell>
          <table:table-cell office:value-type="string" table:style-name="ce1">
            <text:p>臺中市沙鹿區農會</text:p>
          </table:table-cell>
          <table:table-cell office:value-type="float" office:value="56108405" table:style-name="ce1">
            <text:p>56108405</text:p>
          </table:table-cell>
          <table:table-cell office:value-type="string" table:style-name="ce1">
            <text:p>協助臺中市沙鹿區農會辦理沙鹿區各界慶祝103年度農民節表彰大會暨節約用電暨宣導活動(預計活動時程:103.2.18)</text:p>
          </table:table-cell>
          <table:table-cell office:value-type="string" table:style-name="ce1">
            <text:p>103.2.18</text:p>
          </table:table-cell>
          <table:table-cell office:value-type="string" table:style-name="ce1">
            <text:p>103.2.18</text:p>
          </table:table-cell>
          <table:table-cell office:value-type="string" table:style-name="ce1">
            <text:p>台中市</text:p>
          </table:table-cell>
          <table:table-cell office:value-type="float" office:value="320" table:style-name="ce1">
            <text:p>320</text:p>
          </table:table-cell>
          <table:table-cell office:value-type="float" office:value="180" table:style-name="ce1">
            <text:p>1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梧棲區</text:p>
          </table:table-cell>
          <table:table-cell office:value-type="string" table:style-name="ce1">
            <text:p>臺中市梧棲區農會</text:p>
          </table:table-cell>
          <table:table-cell office:value-type="float" office:value="56503905" table:style-name="ce1">
            <text:p>56503905</text:p>
          </table:table-cell>
          <table:table-cell office:value-type="string" table:style-name="ce1">
            <text:p>協助臺中市梧棲區農會辦理103年度梧棲區各界慶祝農民節暨節約用電宣導活動計畫(預計活動時程:103.1.1-3.30)</text:p>
          </table:table-cell>
          <table:table-cell office:value-type="string" table:style-name="ce1">
            <text:p>103.2.11</text:p>
          </table:table-cell>
          <table:table-cell office:value-type="string" table:style-name="ce1">
            <text:p>103.2.11</text:p>
          </table:table-cell>
          <table:table-cell office:value-type="string" table:style-name="ce1">
            <text:p>台中市</text:p>
          </table:table-cell>
          <table:table-cell office:value-type="float" office:value="160" table:style-name="ce1">
            <text:p>16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顏寬恒立委</text:p>
          </table:table-cell>
          <table:table-cell office:value-type="string" table:style-name="ce1">
            <text:p>龍井區</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龍井花田季、親子焢窯趣活動(預計活動時程:103.1.1-3.31)</text:p>
          </table:table-cell>
          <table:table-cell office:value-type="string" table:style-name="ce1">
            <text:p>103.1.1</text:p>
          </table:table-cell>
          <table:table-cell office:value-type="string" table:style-name="ce1">
            <text:p>103.3.31</text:p>
          </table:table-cell>
          <table:table-cell office:value-type="string" table:style-name="ce1">
            <text:p>台中市</text:p>
          </table:table-cell>
          <table:table-cell office:value-type="float" office:value="989" table:style-name="ce1">
            <text:p>989</text:p>
          </table:table-cell>
          <table:table-cell office:value-type="float" office:value="400" table:style-name="ce1">
            <text:p>400</text:p>
          </table:table-cell>
          <table:table-cell office:value-type="float" office:value="240" table:style-name="ce1">
            <text:p>24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顏寬恒立委</text:p>
          </table:table-cell>
          <table:table-cell office:value-type="string" table:style-name="ce1">
            <text:p>大肚區</text:p>
          </table:table-cell>
          <table:table-cell office:value-type="string" table:style-name="ce1">
            <text:p>臺中市大肚區農會</text:p>
          </table:table-cell>
          <table:table-cell office:value-type="float" office:value="57005103" table:style-name="ce1">
            <text:p>57005103</text:p>
          </table:table-cell>
          <table:table-cell office:value-type="string" table:style-name="ce1">
            <text:p>協助臺中市大肚區農會辦理大肚區各界慶祝103年度農民節暨節約能宣導會系列活動(預計活動時程:103.1-6月)</text:p>
          </table:table-cell>
          <table:table-cell office:value-type="string" table:style-name="ce1">
            <text:p>103.1.1</text:p>
          </table:table-cell>
          <table:table-cell office:value-type="string" table:style-name="ce1">
            <text:p>103.6.30</text:p>
          </table:table-cell>
          <table:table-cell office:value-type="string" table:style-name="ce1">
            <text:p>台中市</text:p>
          </table:table-cell>
          <table:table-cell office:value-type="float" office:value="470" table:style-name="ce1">
            <text:p>47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龍井區</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特別助學金關懷菁英學生」年終送暖關懷活動專案(預計活動時程:103.1.28)</text:p>
          </table:table-cell>
          <table:table-cell office:value-type="string" table:style-name="ce1">
            <text:p>103.1.28</text:p>
          </table:table-cell>
          <table:table-cell office:value-type="string" table:style-name="ce1">
            <text:p>103.1.28</text:p>
          </table:table-cell>
          <table:table-cell office:value-type="string" table:style-name="ce1">
            <text:p>台中市</text:p>
          </table:table-cell>
          <table:table-cell office:value-type="float" office:value="100" table:style-name="ce1">
            <text:p>100</text:p>
          </table:table-cell>
          <table:table-cell office:value-type="float" office:value="100" table:style-name="ce1">
            <text:p>100</text:p>
          </table:table-cell>
          <table:table-cell office:value-type="float" office:value="45" table:style-name="ce1">
            <text:p>4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新屋鄉</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103年全國客家日─客庄綠生活 客家好樂活慶祝活動(預計活動時程:103.2.15-19)</text:p>
          </table:table-cell>
          <table:table-cell office:value-type="string" table:style-name="ce1">
            <text:p>103.2.15</text:p>
          </table:table-cell>
          <table:table-cell office:value-type="string" table:style-name="ce1">
            <text:p>103.2.19</text:p>
          </table:table-cell>
          <table:table-cell office:value-type="string" table:style-name="ce1">
            <text:p>新屋鄉</text:p>
          </table:table-cell>
          <table:table-cell office:value-type="float" office:value="700" table:style-name="ce1">
            <text:p>700</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觀音鄉</text:p>
          </table:table-cell>
          <table:table-cell office:value-type="string" table:style-name="ce1">
            <text:p>桃園縣觀音鄉農會</text:p>
          </table:table-cell>
          <table:table-cell office:value-type="float" office:value="44933304" table:style-name="ce1">
            <text:p>44933304</text:p>
          </table:table-cell>
          <table:table-cell office:value-type="string" table:style-name="ce1">
            <text:p>協助桃園縣觀音鄉農會辦理103年度觀音鄉各界慶祝農民節大會活動(預計活動時程:103.1.21-3.31)</text:p>
          </table:table-cell>
          <table:table-cell office:value-type="string" table:style-name="ce1">
            <text:p>103.1.21</text:p>
          </table:table-cell>
          <table:table-cell office:value-type="string" table:style-name="ce1">
            <text:p>103.3.31</text:p>
          </table:table-cell>
          <table:table-cell office:value-type="string" table:style-name="ce1">
            <text:p>觀音鄉</text:p>
          </table:table-cell>
          <table:table-cell office:value-type="float" office:value="700" table:style-name="ce1">
            <text:p>700</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林口區</text:p>
          </table:table-cell>
          <table:table-cell office:value-type="string" table:style-name="ce1">
            <text:p>新北市林口區農會</text:p>
          </table:table-cell>
          <table:table-cell office:value-type="float" office:value="35188901" table:style-name="ce1">
            <text:p>35188901</text:p>
          </table:table-cell>
          <table:table-cell office:value-type="string" table:style-name="ce1">
            <text:p>協助新北市林口區農會辦理103年度林口區各界慶祝農民節大會及節約電源宣導活動(預計活動時程:103.1.1-2.1)</text:p>
          </table:table-cell>
          <table:table-cell office:value-type="string" table:style-name="ce1">
            <text:p>103.1.1</text:p>
          </table:table-cell>
          <table:table-cell office:value-type="string" table:style-name="ce1">
            <text:p>103.2.1</text:p>
          </table:table-cell>
          <table:table-cell office:value-type="string" table:style-name="ce1">
            <text:p>林口區</text:p>
          </table:table-cell>
          <table:table-cell office:value-type="float" office:value="1512" table:style-name="ce1">
            <text:p>1512</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number-rows-repeated="1048539" table:style-name="ro1">
          <table:table-cell table:number-columns-repeated="16384"/>
        </table:table-row>
      </table:table>
      <table:table table:name="02"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554" table:style-name="ce1">
            <text:p>4055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765" table:style-name="ce1">
            <text:p>1376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3316" table:style-name="ce1">
            <text:p>3331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p>
          </table:table-cell>
          <table:table-cell office:value-type="string" table:style-name="ce1">
            <text:p>協助新北市三芝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721" table:style-name="ce1">
            <text:p>2672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6631" table:style-name="ce1">
            <text:p>6663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公所</text:p>
          </table:table-cell>
          <table:table-cell office:value-type="string" table:style-name="ce1">
            <text:p>aa</text:p>
          </table:table-cell>
          <table:table-cell office:value-type="string" table:style-name="ce1">
            <text:p>協助新北市林口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612" table:style-name="ce1">
            <text:p>1661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八里區公所</text:p>
          </table:table-cell>
          <table:table-cell office:value-type="string" table:style-name="ce1">
            <text:p>aa</text:p>
          </table:table-cell>
          <table:table-cell office:value-type="string" table:style-name="ce1">
            <text:p>協助新北市八里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49" table:style-name="ce1">
            <text:p>494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p>
          </table:table-cell>
          <table:table-cell office:value-type="string" table:style-name="ce1">
            <text:p>協助高雄市茄萣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5462" table:style-name="ce1">
            <text:p>5546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p>
          </table:table-cell>
          <table:table-cell office:value-type="string" table:style-name="ce1">
            <text:p>協助高雄市茄萣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114" table:style-name="ce1">
            <text:p>2411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p>
          </table:table-cell>
          <table:table-cell office:value-type="string" table:style-name="ce1">
            <text:p>協助高雄市湖內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057" table:style-name="ce1">
            <text:p>1205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公所</text:p>
          </table:table-cell>
          <table:table-cell office:value-type="string" table:style-name="ce1">
            <text:p>aa</text:p>
          </table:table-cell>
          <table:table-cell office:value-type="string" table:style-name="ce1">
            <text:p>協助高雄市路竹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525" table:style-name="ce1">
            <text:p>2652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5107" table:style-name="ce1">
            <text:p>6510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936" table:style-name="ce1">
            <text:p>2893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岡山區公所</text:p>
          </table:table-cell>
          <table:table-cell office:value-type="string" table:style-name="ce1">
            <text:p>aa</text:p>
          </table:table-cell>
          <table:table-cell office:value-type="string" table:style-name="ce1">
            <text:p>協助高雄市岡山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057" table:style-name="ce1">
            <text:p>1205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880" table:style-name="ce1">
            <text:p>168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前鎮區公所</text:p>
          </table:table-cell>
          <table:table-cell office:value-type="string" table:style-name="ce1">
            <text:p>aa</text:p>
          </table:table-cell>
          <table:table-cell office:value-type="string" table:style-name="ce1">
            <text:p>協助高雄市前鎮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809" table:style-name="ce1">
            <text:p>2880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苓雅區公所</text:p>
          </table:table-cell>
          <table:table-cell office:value-type="string" table:style-name="ce1">
            <text:p>aa</text:p>
          </table:table-cell>
          <table:table-cell office:value-type="string" table:style-name="ce1">
            <text:p>協助高雄市苓雅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405" table:style-name="ce1">
            <text:p>1440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公所</text:p>
          </table:table-cell>
          <table:table-cell office:value-type="string" table:style-name="ce1">
            <text:p>aa</text:p>
          </table:table-cell>
          <table:table-cell office:value-type="string" table:style-name="ce1">
            <text:p>協助高雄市小港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003" table:style-name="ce1">
            <text:p>26003</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002" table:style-name="ce1">
            <text:p>1300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103年度發電年度協助金(運轉中)(第二次款)</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8590" table:style-name="ce1">
            <text:p>9859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梧棲區公所</text:p>
          </table:table-cell>
          <table:table-cell office:value-type="string" table:style-name="ce1">
            <text:p>aa</text:p>
          </table:table-cell>
          <table:table-cell office:value-type="string" table:style-name="ce1">
            <text:p>協助臺中市梧棲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2207" table:style-name="ce1">
            <text:p>4220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沙鹿區公所</text:p>
          </table:table-cell>
          <table:table-cell office:value-type="string" table:style-name="ce1">
            <text:p>aa</text:p>
          </table:table-cell>
          <table:table-cell office:value-type="string" table:style-name="ce1">
            <text:p>協助臺中市沙鹿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351" table:style-name="ce1">
            <text:p>1835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清水區公所</text:p>
          </table:table-cell>
          <table:table-cell office:value-type="string" table:style-name="ce1">
            <text:p>aa</text:p>
          </table:table-cell>
          <table:table-cell office:value-type="string" table:style-name="ce1">
            <text:p>協助臺中市清水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078" table:style-name="ce1">
            <text:p>1707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公所</text:p>
          </table:table-cell>
          <table:table-cell office:value-type="string" table:style-name="ce1">
            <text:p>aa</text:p>
          </table:table-cell>
          <table:table-cell office:value-type="string" table:style-name="ce1">
            <text:p>協助臺中市大肚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021" table:style-name="ce1">
            <text:p>2202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陳超明立委<text:s/></text:p>
          </table:table-cell>
          <table:table-cell office:value-type="string" table:style-name="ce1">
            <text:p>臺中市</text:p>
          </table:table-cell>
          <table:table-cell office:value-type="string" table:style-name="ce1">
            <text:p>臺中市和平區公所</text:p>
          </table:table-cell>
          <table:table-cell office:value-type="string" table:style-name="ce1">
            <text:p>aa</text:p>
          </table:table-cell>
          <table:table-cell office:value-type="string" table:style-name="ce1">
            <text:p>協助臺中市和平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828" table:style-name="ce1">
            <text:p>1282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東勢區公所</text:p>
          </table:table-cell>
          <table:table-cell office:value-type="string" table:style-name="ce1">
            <text:p>aa</text:p>
          </table:table-cell>
          <table:table-cell office:value-type="string" table:style-name="ce1">
            <text:p>協助臺中市東勢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26" table:style-name="ce1">
            <text:p>142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新店區公所</text:p>
          </table:table-cell>
          <table:table-cell office:value-type="string" table:style-name="ce1">
            <text:p>aa</text:p>
          </table:table-cell>
          <table:table-cell office:value-type="string" table:style-name="ce1">
            <text:p>協助新北市新店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5" table:style-name="ce1">
            <text:p>35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烏來區公所</text:p>
          </table:table-cell>
          <table:table-cell office:value-type="string" table:style-name="ce1">
            <text:p>aa</text:p>
          </table:table-cell>
          <table:table-cell office:value-type="string" table:style-name="ce1">
            <text:p>協助新北市烏來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89" table:style-name="ce1">
            <text:p>68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鹿港鎮公所</text:p>
          </table:table-cell>
          <table:table-cell office:value-type="string" table:style-name="ce1">
            <text:p>aa</text:p>
          </table:table-cell>
          <table:table-cell office:value-type="string" table:style-name="ce1">
            <text:p>協助彰化縣鹿港鎮公所103年度發電年度協助金(運轉中)--彰工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5" table:style-name="ce1">
            <text:p>30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業務處</text:p>
          </table:table-cell>
          <table:table-cell office:value-type="string" table:style-name="ce1">
            <text:p>aa</text:p>
          </table:table-cell>
          <table:table-cell office:value-type="string" table:style-name="ce1">
            <text:p>協助苗栗區營業處辦理竹南鎮民陳秀美急難救助金</text:p>
          </table:table-cell>
          <table:table-cell office:value-type="string" table:style-name="ce1">
            <text:p>aa</text:p>
          </table:table-cell>
          <table:table-cell office:value-type="string" table:style-name="ce1">
            <text:p>aa</text:p>
          </table:table-cell>
          <table:table-cell office:value-type="string" table:style-name="ce1">
            <text:p>苗栗縣竹南鎮</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顏寬恆立委<text:s/></text:p>
          </table:table-cell>
          <table:table-cell office:value-type="string" table:style-name="ce1">
            <text:p>臺中市</text:p>
          </table:table-cell>
          <table:table-cell office:value-type="string" table:style-name="ce1">
            <text:p>財團法人大甲媽社會福利基金會</text:p>
          </table:table-cell>
          <table:table-cell office:value-type="float" office:value="98838468" table:style-name="ce1">
            <text:p>98838468</text:p>
          </table:table-cell>
          <table:table-cell office:value-type="string" table:style-name="ce1">
            <text:p>協助財團法人大甲媽社會福利基金會辦理2014大甲媽祖國際觀光文化節(預計活動時程:103.2.14-5.11)</text:p>
          </table:table-cell>
          <table:table-cell office:value-type="string" table:style-name="ce1">
            <text:p>103.2.14</text:p>
          </table:table-cell>
          <table:table-cell office:value-type="string" table:style-name="ce1">
            <text:p>103.5.11</text:p>
          </table:table-cell>
          <table:table-cell office:value-type="string" table:style-name="ce1">
            <text:p>台中市大甲區</text:p>
          </table:table-cell>
          <table:table-cell office:value-type="float" office:value="67900" table:style-name="ce1">
            <text:p>67900</text:p>
          </table:table-cell>
          <table:table-cell office:value-type="float" office:value="12000" table:style-name="ce1">
            <text:p>12000</text:p>
          </table:table-cell>
          <table:table-cell office:value-type="float" office:value="6000" table:style-name="ce1">
            <text:p>60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公所</text:p>
          </table:table-cell>
          <table:table-cell office:value-type="string" table:style-name="ce1">
            <text:p>aa</text:p>
          </table:table-cell>
          <table:table-cell office:value-type="string" table:style-name="ce1">
            <text:p>協助南投縣水里鄉公所辦理2014丹大林道峽谷馬拉松觀光晚會(預計活動時程:103.2.8-9)</text:p>
          </table:table-cell>
          <table:table-cell office:value-type="string" table:style-name="ce1">
            <text:p>103.2.8</text:p>
          </table:table-cell>
          <table:table-cell office:value-type="string" table:style-name="ce1">
            <text:p>103.2.9</text:p>
          </table:table-cell>
          <table:table-cell office:value-type="string" table:style-name="ce1">
            <text:p>南投縣水里鄉</text:p>
          </table:table-cell>
          <table:table-cell office:value-type="float" office:value="500" table:style-name="ce1">
            <text:p>500</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馬年奔騰、旺運連連、幸福魚池」攻炮城、猜燈謎晚會活動(預計活動時程:103.2.14)</text:p>
          </table:table-cell>
          <table:table-cell office:value-type="string" table:style-name="ce1">
            <text:p>103.2.14</text:p>
          </table:table-cell>
          <table:table-cell office:value-type="string" table:style-name="ce1">
            <text:p>103.2.14</text:p>
          </table:table-cell>
          <table:table-cell office:value-type="string" table:style-name="ce1">
            <text:p>南投縣魚池鄉</text:p>
          </table:table-cell>
          <table:table-cell office:value-type="float" office:value="187" table:style-name="ce1">
            <text:p>187</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花蓮縣秀林鄉和平村李秀玲急難救助協助金</text:p>
          </table:table-cell>
          <table:table-cell office:value-type="string" table:style-name="ce1">
            <text:p>aa</text:p>
          </table:table-cell>
          <table:table-cell office:value-type="string" table:style-name="ce1">
            <text:p>aa</text:p>
          </table:table-cell>
          <table:table-cell office:value-type="string" table:style-name="ce1">
            <text:p>花蓮縣秀林鄉</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花蓮縣秀林鄉富世村白錦玉急難救助協助金</text:p>
          </table:table-cell>
          <table:table-cell office:value-type="string" table:style-name="ce1">
            <text:p>aa</text:p>
          </table:table-cell>
          <table:table-cell office:value-type="string" table:style-name="ce1">
            <text:p>aa</text:p>
          </table:table-cell>
          <table:table-cell office:value-type="string" table:style-name="ce1">
            <text:p>花蓮縣秀林鄉</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林口發電廠</text:p>
          </table:table-cell>
          <table:table-cell office:value-type="string" table:style-name="ce1">
            <text:p>aa</text:p>
          </table:table-cell>
          <table:table-cell office:value-type="string" table:style-name="ce1">
            <text:p>協助林口發電廠辦理回顧歷史展望未來紀念活動(預計活動時程:103.8.28-31)</text:p>
          </table:table-cell>
          <table:table-cell office:value-type="string" table:style-name="ce1">
            <text:p>103.8.28</text:p>
          </table:table-cell>
          <table:table-cell office:value-type="string" table:style-name="ce1">
            <text:p>103.8.31</text:p>
          </table:table-cell>
          <table:table-cell office:value-type="string" table:style-name="ce1">
            <text:p>新北市林口區</text:p>
          </table:table-cell>
          <table:table-cell office:value-type="float" office:value="534" table:style-name="ce1">
            <text:p>534</text:p>
          </table:table-cell>
          <table:table-cell office:value-type="float" office:value="534" table:style-name="ce1">
            <text:p>534</text:p>
          </table:table-cell>
          <table:table-cell office:value-type="float" office:value="534" table:style-name="ce1">
            <text:p>534</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沿海資源關懷協會</text:p>
          </table:table-cell>
          <table:table-cell office:value-type="float" office:value="70998055" table:style-name="ce1">
            <text:p>70998055</text:p>
          </table:table-cell>
          <table:table-cell office:value-type="string" table:style-name="ce1">
            <text:p>協助高雄市沿海資源關懷協會辦理會員大會及宣導支持大林電廠更新改建計畫暨節約能源活動(預計活動時程:103.2.16)</text:p>
          </table:table-cell>
          <table:table-cell office:value-type="string" table:style-name="ce1">
            <text:p>103.2.16</text:p>
          </table:table-cell>
          <table:table-cell office:value-type="string" table:style-name="ce1">
            <text:p>103.2.16</text:p>
          </table:table-cell>
          <table:table-cell office:value-type="string" table:style-name="ce1">
            <text:p>高雄市小港區</text:p>
          </table:table-cell>
          <table:table-cell office:value-type="float" office:value="157" table:style-name="ce1">
            <text:p>157</text:p>
          </table:table-cell>
          <table:table-cell office:value-type="float" office:value="90" table:style-name="ce1">
            <text:p>9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空氣防污維護協會</text:p>
          </table:table-cell>
          <table:table-cell office:value-type="float" office:value="99018164" table:style-name="ce1">
            <text:p>99018164</text:p>
          </table:table-cell>
          <table:table-cell office:value-type="string" table:style-name="ce1">
            <text:p>協助高雄市空氣防污維護協會辦理關懷老人生活及參觀國家經濟建設暨宣導支持大林電廠更新改建計畫活動(預計活動時程:103.2.23-24)</text:p>
          </table:table-cell>
          <table:table-cell office:value-type="string" table:style-name="ce1">
            <text:p>103.2.23</text:p>
          </table:table-cell>
          <table:table-cell office:value-type="string" table:style-name="ce1">
            <text:p>103.2.24</text:p>
          </table:table-cell>
          <table:table-cell office:value-type="string" table:style-name="ce1">
            <text:p>高雄市小港區</text:p>
          </table:table-cell>
          <table:table-cell office:value-type="float" office:value="140" table:style-name="ce1">
            <text:p>14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王金平立委<text:s/></text:p>
          </table:table-cell>
          <table:table-cell office:value-type="string" table:style-name="ce1">
            <text:p>高雄市</text:p>
          </table:table-cell>
          <table:table-cell office:value-type="string" table:style-name="ce1">
            <text:p>高雄市林園區農會</text:p>
          </table:table-cell>
          <table:table-cell office:value-type="float" office:value="85176205" table:style-name="ce1">
            <text:p>85176205</text:p>
          </table:table-cell>
          <table:table-cell office:value-type="string" table:style-name="ce1">
            <text:p>協助高雄市林園區農會辦理慶祝103年度農民節表彰大會暨電力宣導活動(預計活動時程:103.2.25)</text:p>
          </table:table-cell>
          <table:table-cell office:value-type="string" table:style-name="ce1">
            <text:p>103.2.25</text:p>
          </table:table-cell>
          <table:table-cell office:value-type="string" table:style-name="ce1">
            <text:p>103.2.25</text:p>
          </table:table-cell>
          <table:table-cell office:value-type="string" table:style-name="ce1">
            <text:p>高雄市林園區</text:p>
          </table:table-cell>
          <table:table-cell office:value-type="float" office:value="480" table:style-name="ce1">
            <text:p>48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長樂敬老協會</text:p>
          </table:table-cell>
          <table:table-cell office:value-type="float" office:value="14930940" table:style-name="ce1">
            <text:p>14930940</text:p>
          </table:table-cell>
          <table:table-cell office:value-type="string" table:style-name="ce1">
            <text:p>協助高雄市長樂敬老協會辦理會員觀摩研習及參訪國家經濟建設暨宣導支持大林發電廠更新改建計畫活動(預計活動時程:103.2.25-27)</text:p>
          </table:table-cell>
          <table:table-cell office:value-type="string" table:style-name="ce1">
            <text:p>103.2.25</text:p>
          </table:table-cell>
          <table:table-cell office:value-type="string" table:style-name="ce1">
            <text:p>103.2.27</text:p>
          </table:table-cell>
          <table:table-cell office:value-type="string" table:style-name="ce1">
            <text:p>高雄市小港區</text:p>
          </table:table-cell>
          <table:table-cell office:value-type="float" office:value="627" table:style-name="ce1">
            <text:p>627</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漁民港務促進會</text:p>
          </table:table-cell>
          <table:table-cell office:value-type="float" office:value="18428580" table:style-name="ce1">
            <text:p>18428580</text:p>
          </table:table-cell>
          <table:table-cell office:value-type="string" table:style-name="ce1">
            <text:p>協助高雄市漁民港務促進會辦理海上救難演練暨宣導支持大林電廠更新改建計畫活動(預計活動時程:103.4.14)</text:p>
          </table:table-cell>
          <table:table-cell office:value-type="string" table:style-name="ce1">
            <text:p>103.4.14</text:p>
          </table:table-cell>
          <table:table-cell office:value-type="string" table:style-name="ce1">
            <text:p>103.4.14</text:p>
          </table:table-cell>
          <table:table-cell office:value-type="string" table:style-name="ce1">
            <text:p>高雄市小港區</text:p>
          </table:table-cell>
          <table:table-cell office:value-type="float" office:value="178" table:style-name="ce1">
            <text:p>178</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漁業建設參訪促進地方產業活動(預計活動時程:103.1.1-2.28)</text:p>
          </table:table-cell>
          <table:table-cell office:value-type="string" table:style-name="ce1">
            <text:p>103.1.1</text:p>
          </table:table-cell>
          <table:table-cell office:value-type="string" table:style-name="ce1">
            <text:p>103.2.28</text:p>
          </table:table-cell>
          <table:table-cell office:value-type="string" table:style-name="ce1">
            <text:p>高雄市彌陀區</text:p>
          </table:table-cell>
          <table:table-cell office:value-type="float" office:value="400" table:style-name="ce1">
            <text:p>400</text:p>
          </table:table-cell>
          <table:table-cell office:value-type="float" office:value="300" table:style-name="ce1">
            <text:p>30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婦女工作協會</text:p>
          </table:table-cell>
          <table:table-cell office:value-type="float" office:value="3662909" table:style-name="ce1">
            <text:p>3662909</text:p>
          </table:table-cell>
          <table:table-cell office:value-type="string" table:style-name="ce1">
            <text:p>協助高雄市茄萣婦女工作協會辦理單親、弱勢家庭子女課後照顧計畫(預計活動時程:103.2.10-12.31)</text:p>
          </table:table-cell>
          <table:table-cell office:value-type="string" table:style-name="ce1">
            <text:p>103.2.10</text:p>
          </table:table-cell>
          <table:table-cell office:value-type="string" table:style-name="ce1">
            <text:p>103.12.31</text:p>
          </table:table-cell>
          <table:table-cell office:value-type="string" table:style-name="ce1">
            <text:p>高雄市茄萣區</text:p>
          </table:table-cell>
          <table:table-cell office:value-type="float" office:value="348" table:style-name="ce1">
            <text:p>348</text:p>
          </table:table-cell>
          <table:table-cell office:value-type="float" office:value="100" table:style-name="ce1">
            <text:p>100</text:p>
          </table:table-cell>
          <table:table-cell office:value-type="float" office:value="60" table:style-name="ce1">
            <text:p>6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3年度農民節慶祝大會(預計活動時程:103.2.25)</text:p>
          </table:table-cell>
          <table:table-cell office:value-type="string" table:style-name="ce1">
            <text:p>103.2.25</text:p>
          </table:table-cell>
          <table:table-cell office:value-type="string" table:style-name="ce1">
            <text:p>103.2.25</text:p>
          </table:table-cell>
          <table:table-cell office:value-type="string" table:style-name="ce1">
            <text:p>高雄市路竹區</text:p>
          </table:table-cell>
          <table:table-cell office:value-type="float" office:value="415" table:style-name="ce1">
            <text:p>415</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辦理2014天文文化節王爺節狀元筆暨宣導節約能源活動計畫(預計活動時程:103.2.16)</text:p>
          </table:table-cell>
          <table:table-cell office:value-type="string" table:style-name="ce1">
            <text:p>103.2.16</text:p>
          </table:table-cell>
          <table:table-cell office:value-type="string" table:style-name="ce1">
            <text:p>103.2.16</text:p>
          </table:table-cell>
          <table:table-cell office:value-type="string" table:style-name="ce1">
            <text:p>高雄市永安區</text:p>
          </table:table-cell>
          <table:table-cell office:value-type="float" office:value="801" table:style-name="ce1">
            <text:p>801</text:p>
          </table:table-cell>
          <table:table-cell office:value-type="float" office:value="300" table:style-name="ce1">
            <text:p>300</text:p>
          </table:table-cell>
          <table:table-cell office:value-type="float" office:value="270" table:style-name="ce1">
            <text:p>2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里務成長協進會</text:p>
          </table:table-cell>
          <table:table-cell office:value-type="float" office:value="10710058" table:style-name="ce1">
            <text:p>10710058</text:p>
          </table:table-cell>
          <table:table-cell office:value-type="string" table:style-name="ce1">
            <text:p>協助高雄市彌陀里務成長協進會辦理地方產業觀摩活動(預計活動時程:103.2.16-18)</text:p>
          </table:table-cell>
          <table:table-cell office:value-type="string" table:style-name="ce1">
            <text:p>103.2.16</text:p>
          </table:table-cell>
          <table:table-cell office:value-type="string" table:style-name="ce1">
            <text:p>103.2.18</text:p>
          </table:table-cell>
          <table:table-cell office:value-type="string" table:style-name="ce1">
            <text:p>高雄市彌陀區</text:p>
          </table:table-cell>
          <table:table-cell office:value-type="float" office:value="290" table:style-name="ce1">
            <text:p>29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農會</text:p>
          </table:table-cell>
          <table:table-cell office:value-type="float" office:value="88510204" table:style-name="ce1">
            <text:p>88510204</text:p>
          </table:table-cell>
          <table:table-cell office:value-type="string" table:style-name="ce1">
            <text:p>協助高雄市彌陀區農會辦理103年農民節擴大慶祝大會暨電力建設宣導活動(預計活動時程:103.2.19)</text:p>
          </table:table-cell>
          <table:table-cell office:value-type="string" table:style-name="ce1">
            <text:p>103.2.19</text:p>
          </table:table-cell>
          <table:table-cell office:value-type="string" table:style-name="ce1">
            <text:p>103.2.19</text:p>
          </table:table-cell>
          <table:table-cell office:value-type="string" table:style-name="ce1">
            <text:p>高雄市彌陀區</text:p>
          </table:table-cell>
          <table:table-cell office:value-type="float" office:value="240" table:style-name="ce1">
            <text:p>24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社服協會</text:p>
          </table:table-cell>
          <table:table-cell office:value-type="float" office:value="36643528" table:style-name="ce1">
            <text:p>36643528</text:p>
          </table:table-cell>
          <table:table-cell office:value-type="string" table:style-name="ce1">
            <text:p>協助高雄市茄萣社服協會辦理103年度會員親子聯誼暨鄉親節約能源宣導活動(預計活動時程:103.3.1)</text:p>
          </table:table-cell>
          <table:table-cell office:value-type="string" table:style-name="ce1">
            <text:p>103.3.1</text:p>
          </table:table-cell>
          <table:table-cell office:value-type="string" table:style-name="ce1">
            <text:p>103.3.1</text:p>
          </table:table-cell>
          <table:table-cell office:value-type="string" table:style-name="ce1">
            <text:p>高雄市茄萣區</text:p>
          </table:table-cell>
          <table:table-cell office:value-type="float" office:value="245" table:style-name="ce1">
            <text:p>245</text:p>
          </table:table-cell>
          <table:table-cell office:value-type="float" office:value="120" table:style-name="ce1">
            <text:p>12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大高雄彌陀婦女會</text:p>
          </table:table-cell>
          <table:table-cell office:value-type="float" office:value="62973159" table:style-name="ce1">
            <text:p>62973159</text:p>
          </table:table-cell>
          <table:table-cell office:value-type="string" table:style-name="ce1">
            <text:p>協助大高雄彌陀婦女會辦理103年度地方產業觀摩聯誼活動(預計活動時程:103.3.9-11)</text:p>
          </table:table-cell>
          <table:table-cell office:value-type="string" table:style-name="ce1">
            <text:p>103.3.9</text:p>
          </table:table-cell>
          <table:table-cell office:value-type="string" table:style-name="ce1">
            <text:p>103.3.11</text:p>
          </table:table-cell>
          <table:table-cell office:value-type="string" table:style-name="ce1">
            <text:p>高雄市彌陀區</text:p>
          </table:table-cell>
          <table:table-cell office:value-type="float" office:value="472" table:style-name="ce1">
            <text:p>472</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辦理漯底山音樂節活動(預計活動時程:103.3.15-30)</text:p>
          </table:table-cell>
          <table:table-cell office:value-type="string" table:style-name="ce1">
            <text:p>103.3.15</text:p>
          </table:table-cell>
          <table:table-cell office:value-type="string" table:style-name="ce1">
            <text:p>103.3.30</text:p>
          </table:table-cell>
          <table:table-cell office:value-type="string" table:style-name="ce1">
            <text:p>高雄市彌陀區</text:p>
          </table:table-cell>
          <table:table-cell office:value-type="float" office:value="1300" table:style-name="ce1">
            <text:p>1300</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安樂松柏長青會</text:p>
          </table:table-cell>
          <table:table-cell office:value-type="float" office:value="20249824" table:style-name="ce1">
            <text:p>20249824</text:p>
          </table:table-cell>
          <table:table-cell office:value-type="string" table:style-name="ce1">
            <text:p>協助高雄市彌陀安樂松柏長青會辦理103年地方產業文化觀摩活動(預計活動時程:103.3.26-28)</text:p>
          </table:table-cell>
          <table:table-cell office:value-type="string" table:style-name="ce1">
            <text:p>103.3.26</text:p>
          </table:table-cell>
          <table:table-cell office:value-type="string" table:style-name="ce1">
            <text:p>103.3.28</text:p>
          </table:table-cell>
          <table:table-cell office:value-type="string" table:style-name="ce1">
            <text:p>高雄市彌陀區</text:p>
          </table:table-cell>
          <table:table-cell office:value-type="float" office:value="279" table:style-name="ce1">
            <text:p>279</text:p>
          </table:table-cell>
          <table:table-cell office:value-type="float" office:value="90" table:style-name="ce1">
            <text:p>9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中華民國婦女聯合會高雄市分會彌陀區支會</text:p>
          </table:table-cell>
          <table:table-cell office:value-type="float" office:value="62988060" table:style-name="ce1">
            <text:p>62988060</text:p>
          </table:table-cell>
          <table:table-cell office:value-type="string" table:style-name="ce1">
            <text:p>協助中華民國婦女聯合會高雄市分會彌陀區支會辦理103年度地方產業文化參訪聯誼活動(預計活動時程:103.3.29-30)</text:p>
          </table:table-cell>
          <table:table-cell office:value-type="string" table:style-name="ce1">
            <text:p>103.3.29</text:p>
          </table:table-cell>
          <table:table-cell office:value-type="string" table:style-name="ce1">
            <text:p>103.3.30</text:p>
          </table:table-cell>
          <table:table-cell office:value-type="string" table:style-name="ce1">
            <text:p>高雄市彌陀區</text:p>
          </table:table-cell>
          <table:table-cell office:value-type="float" office:value="520" table:style-name="ce1">
            <text:p>520</text:p>
          </table:table-cell>
          <table:table-cell office:value-type="float" office:value="340" table:style-name="ce1">
            <text:p>340</text:p>
          </table:table-cell>
          <table:table-cell office:value-type="float" office:value="150" table:style-name="ce1">
            <text:p>1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文安社區發展協會</text:p>
          </table:table-cell>
          <table:table-cell office:value-type="float" office:value="78935998" table:style-name="ce1">
            <text:p>78935998</text:p>
          </table:table-cell>
          <table:table-cell office:value-type="string" table:style-name="ce1">
            <text:p>協助高雄市彌陀區文安社區發展協會辦理103年度地方產業文化交流活動(預計活動時程:103.2.21-23)</text:p>
          </table:table-cell>
          <table:table-cell office:value-type="string" table:style-name="ce1">
            <text:p>103.2.21</text:p>
          </table:table-cell>
          <table:table-cell office:value-type="string" table:style-name="ce1">
            <text:p>103.2.23</text:p>
          </table:table-cell>
          <table:table-cell office:value-type="string" table:style-name="ce1">
            <text:p>高雄市彌陀區</text:p>
          </table:table-cell>
          <table:table-cell office:value-type="float" office:value="390" table:style-name="ce1">
            <text:p>390</text:p>
          </table:table-cell>
          <table:table-cell office:value-type="float" office:value="120" table:style-name="ce1">
            <text:p>12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舢筏協會</text:p>
          </table:table-cell>
          <table:table-cell office:value-type="float" office:value="17659632" table:style-name="ce1">
            <text:p>17659632</text:p>
          </table:table-cell>
          <table:table-cell office:value-type="string" table:style-name="ce1">
            <text:p>協助高雄市路竹舢筏協會辦理第四屆第四次會員大會及節約用電、節約能源、節能減碳宣導活動(預計活動時程:103.2.22)</text:p>
          </table:table-cell>
          <table:table-cell office:value-type="string" table:style-name="ce1">
            <text:p>103.2.22</text:p>
          </table:table-cell>
          <table:table-cell office:value-type="string" table:style-name="ce1">
            <text:p>103.2.22</text:p>
          </table:table-cell>
          <table:table-cell office:value-type="string" table:style-name="ce1">
            <text:p>高雄市竹區</text:p>
          </table:table-cell>
          <table:table-cell office:value-type="float" office:value="201" table:style-name="ce1">
            <text:p>201</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農會</text:p>
          </table:table-cell>
          <table:table-cell office:value-type="float" office:value="88510204" table:style-name="ce1">
            <text:p>88510204</text:p>
          </table:table-cell>
          <table:table-cell office:value-type="string" table:style-name="ce1">
            <text:p>協助高雄市彌陀區農會辦理103年度農村再生示範交流暨節約能源宣導活動(預計活動時程:103.3.5-7)</text:p>
          </table:table-cell>
          <table:table-cell office:value-type="string" table:style-name="ce1">
            <text:p>103.3.5</text:p>
          </table:table-cell>
          <table:table-cell office:value-type="string" table:style-name="ce1">
            <text:p>103.3.7</text:p>
          </table:table-cell>
          <table:table-cell office:value-type="string" table:style-name="ce1">
            <text:p>高雄市彌陀區</text:p>
          </table:table-cell>
          <table:table-cell office:value-type="float" office:value="218" table:style-name="ce1">
            <text:p>218</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鹽埕社區發展協會</text:p>
          </table:table-cell>
          <table:table-cell office:value-type="float" office:value="29427840" table:style-name="ce1">
            <text:p>29427840</text:p>
          </table:table-cell>
          <table:table-cell office:value-type="string" table:style-name="ce1">
            <text:p>協助高雄市彌陀區鹽埕社區發展協會辦理傳統技藝祈福文化活動(預計活動時程:103.4.22-25)</text:p>
          </table:table-cell>
          <table:table-cell office:value-type="string" table:style-name="ce1">
            <text:p>103.4.22</text:p>
          </table:table-cell>
          <table:table-cell office:value-type="string" table:style-name="ce1">
            <text:p>103.4.25</text:p>
          </table:table-cell>
          <table:table-cell office:value-type="string" table:style-name="ce1">
            <text:p>高雄市彌陀區</text:p>
          </table:table-cell>
          <table:table-cell office:value-type="float" office:value="450" table:style-name="ce1">
            <text:p>45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一核能發電廠</text:p>
          </table:table-cell>
          <table:table-cell office:value-type="string" table:style-name="ce1">
            <text:p>aa</text:p>
          </table:table-cell>
          <table:table-cell office:value-type="string" table:style-name="ce1">
            <text:p>協助第一核能發電廠辦理特別助學金關懷菁英學生暨節能減碳與電價合理化宣導活動(預計活動時程:103.2月中旬)</text:p>
          </table:table-cell>
          <table:table-cell office:value-type="string" table:style-name="ce1">
            <text:p>103.02.11</text:p>
          </table:table-cell>
          <table:table-cell office:value-type="string" table:style-name="ce1">
            <text:p>103.02.20</text:p>
          </table:table-cell>
          <table:table-cell office:value-type="string" table:style-name="ce1">
            <text:p>新北市石門及三芝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3年度新北市三芝區農民節活動暨優秀農民表揚大會計畫(預計活動時程:103.2.1-3.31)</text:p>
          </table:table-cell>
          <table:table-cell office:value-type="string" table:style-name="ce1">
            <text:p>103.02.01</text:p>
          </table:table-cell>
          <table:table-cell office:value-type="string" table:style-name="ce1">
            <text:p>103.03.31</text:p>
          </table:table-cell>
          <table:table-cell office:value-type="string" table:style-name="ce1">
            <text:p>新北市三芝區</text:p>
          </table:table-cell>
          <table:table-cell office:value-type="float" office:value="165" table:style-name="ce1">
            <text:p>165</text:p>
          </table:table-cell>
          <table:table-cell office:value-type="float" office:value="90" table:style-name="ce1">
            <text:p>9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農會</text:p>
          </table:table-cell>
          <table:table-cell office:value-type="float" office:value="37181600" table:style-name="ce1">
            <text:p>37181600</text:p>
          </table:table-cell>
          <table:table-cell office:value-type="string" table:style-name="ce1">
            <text:p>協助新北市金山區農會辦理103年輔導農業生產資材(肥料)計畫</text:p>
          </table:table-cell>
          <table:table-cell office:value-type="string" table:style-name="ce1">
            <text:p>103.03.01</text:p>
          </table:table-cell>
          <table:table-cell office:value-type="string" table:style-name="ce1">
            <text:p>104.03.30</text:p>
          </table:table-cell>
          <table:table-cell office:value-type="string" table:style-name="ce1">
            <text:p>新北市金山區及萬里區</text:p>
          </table:table-cell>
          <table:table-cell office:value-type="float" office:value="6264" table:style-name="ce1">
            <text:p>6264</text:p>
          </table:table-cell>
          <table:table-cell office:value-type="float" office:value="1000" table:style-name="ce1">
            <text:p>1000</text:p>
          </table:table-cell>
          <table:table-cell office:value-type="float" office:value="1000" table:style-name="ce1">
            <text:p>1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調解委員會業務參訪活動(預計活動時程:103.1-12)</text:p>
          </table:table-cell>
          <table:table-cell office:value-type="string" table:style-name="ce1">
            <text:p>103.01.01</text:p>
          </table:table-cell>
          <table:table-cell office:value-type="string" table:style-name="ce1">
            <text:p>103.12.31</text:p>
          </table:table-cell>
          <table:table-cell office:value-type="string" table:style-name="ce1">
            <text:p>新北市萬里區</text:p>
          </table:table-cell>
          <table:table-cell office:value-type="float" office:value="188" table:style-name="ce1">
            <text:p>188</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金山、萬里各界103年度慶祝農民節大會(預計活動時程:103.3.3)</text:p>
          </table:table-cell>
          <table:table-cell office:value-type="string" table:style-name="ce1">
            <text:p>103.03.03</text:p>
          </table:table-cell>
          <table:table-cell office:value-type="string" table:style-name="ce1">
            <text:p>103.03.03</text:p>
          </table:table-cell>
          <table:table-cell office:value-type="string" table:style-name="ce1">
            <text:p>新北市金山區及萬里區</text:p>
          </table:table-cell>
          <table:table-cell office:value-type="float" office:value="208" table:style-name="ce1">
            <text:p>208</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float" office:value="91605302" table:style-name="ce1">
            <text:p>91605302</text:p>
          </table:table-cell>
          <table:table-cell office:value-type="string" table:style-name="ce1">
            <text:p>協助屏東縣恆春鎮公所辦理103年度里長觀摩地方建設活動(預計活動時程:103.3.4-6)</text:p>
          </table:table-cell>
          <table:table-cell office:value-type="string" table:style-name="ce1">
            <text:p>103.03.04</text:p>
          </table:table-cell>
          <table:table-cell office:value-type="string" table:style-name="ce1">
            <text:p>103.03.06</text:p>
          </table:table-cell>
          <table:table-cell office:value-type="string" table:style-name="ce1">
            <text:p>雲林縣、南投縣、台南市、高雄市</text:p>
          </table:table-cell>
          <table:table-cell office:value-type="float" office:value="250" table:style-name="ce1">
            <text:p>25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農會</text:p>
          </table:table-cell>
          <table:table-cell office:value-type="float" office:value="277408" table:style-name="ce1">
            <text:p>277408</text:p>
          </table:table-cell>
          <table:table-cell office:value-type="string" table:style-name="ce1">
            <text:p>協助基隆市農會辦理基隆市103年度農民節慶祝大會計畫(預計活動時程:103.2.9)</text:p>
          </table:table-cell>
          <table:table-cell office:value-type="string" table:style-name="ce1">
            <text:p>103.2.9</text:p>
          </table:table-cell>
          <table:table-cell office:value-type="string" table:style-name="ce1">
            <text:p>103.2.9</text:p>
          </table:table-cell>
          <table:table-cell office:value-type="string" table:style-name="ce1">
            <text:p>基隆市七堵區</text:p>
          </table:table-cell>
          <table:table-cell office:value-type="float" office:value="400" table:style-name="ce1">
            <text:p>40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外木山民俗文化觀光協會</text:p>
          </table:table-cell>
          <table:table-cell office:value-type="float" office:value="37959762" table:style-name="ce1">
            <text:p>37959762</text:p>
          </table:table-cell>
          <table:table-cell office:value-type="string" table:style-name="ce1">
            <text:p>協助基隆市外木山民俗文化觀光協會辦理協安宮春節中南部進香活動(預計活動時程:103.2.15-18)</text:p>
          </table:table-cell>
          <table:table-cell office:value-type="string" table:style-name="ce1">
            <text:p>103.2.15</text:p>
          </table:table-cell>
          <table:table-cell office:value-type="string" table:style-name="ce1">
            <text:p>103.2.18</text:p>
          </table:table-cell>
          <table:table-cell office:value-type="string" table:style-name="ce1">
            <text:p>基隆市中山區</text:p>
          </table:table-cell>
          <table:table-cell office:value-type="float" office:value="271" table:style-name="ce1">
            <text:p>271</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中華影視及流行音樂推廣協會</text:p>
          </table:table-cell>
          <table:table-cell office:value-type="float" office:value="39926795" table:style-name="ce1">
            <text:p>39926795</text:p>
          </table:table-cell>
          <table:table-cell office:value-type="string" table:style-name="ce1">
            <text:p>協助中華影視及流行音樂推廣協會辦理2014苗栗民俗藝術節(預計活動時程:103.1.31-2.3)</text:p>
          </table:table-cell>
          <table:table-cell office:value-type="string" table:style-name="ce1">
            <text:p>103.1.31</text:p>
          </table:table-cell>
          <table:table-cell office:value-type="string" table:style-name="ce1">
            <text:p>103.2.3</text:p>
          </table:table-cell>
          <table:table-cell office:value-type="string" table:style-name="ce1">
            <text:p>苗栗縣通霄鎮</text:p>
          </table:table-cell>
          <table:table-cell office:value-type="float" office:value="2035" table:style-name="ce1">
            <text:p>2035</text:p>
          </table:table-cell>
          <table:table-cell office:value-type="float" office:value="300" table:style-name="ce1">
            <text:p>3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福源社區發展協會</text:p>
          </table:table-cell>
          <table:table-cell office:value-type="float" office:value="66843299" table:style-name="ce1">
            <text:p>66843299</text:p>
          </table:table-cell>
          <table:table-cell office:value-type="string" table:style-name="ce1">
            <text:p>協助苗栗縣通霄鎮福源社區發展協會辦理福龍˙福源里文化節慶與藝術團隊活動(預計活動時程:103.2.16)</text:p>
          </table:table-cell>
          <table:table-cell office:value-type="string" table:style-name="ce1">
            <text:p>103.2.16</text:p>
          </table:table-cell>
          <table:table-cell office:value-type="string" table:style-name="ce1">
            <text:p>103.2.16</text:p>
          </table:table-cell>
          <table:table-cell office:value-type="string" table:style-name="ce1">
            <text:p>苗栗縣通霄鎮</text:p>
          </table:table-cell>
          <table:table-cell office:value-type="float" office:value="204" table:style-name="ce1">
            <text:p>204</text:p>
          </table:table-cell>
          <table:table-cell office:value-type="float" office:value="40" table:style-name="ce1">
            <text:p>4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山柑社區發展協會</text:p>
          </table:table-cell>
          <table:table-cell office:value-type="float" office:value="17706804" table:style-name="ce1">
            <text:p>17706804</text:p>
          </table:table-cell>
          <table:table-cell office:value-type="string" table:style-name="ce1">
            <text:p>協助苗栗縣苑裡鎮山柑社區發展協會辦理103年度【洄鄉樂活暨推動民俗文化環境研習節能減碳活動】計畫書(預計活動時程:103.1.26)</text:p>
          </table:table-cell>
          <table:table-cell office:value-type="string" table:style-name="ce1">
            <text:p>103.1.26</text:p>
          </table:table-cell>
          <table:table-cell office:value-type="string" table:style-name="ce1">
            <text:p>103.1.26</text:p>
          </table:table-cell>
          <table:table-cell office:value-type="string" table:style-name="ce1">
            <text:p>苗栗縣苑裡鎮</text:p>
          </table:table-cell>
          <table:table-cell office:value-type="float" office:value="183" table:style-name="ce1">
            <text:p>183</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苑南社區發展協會</text:p>
          </table:table-cell>
          <table:table-cell office:value-type="float" office:value="19292885" table:style-name="ce1">
            <text:p>19292885</text:p>
          </table:table-cell>
          <table:table-cell office:value-type="string" table:style-name="ce1">
            <text:p>協助苗栗縣苑裡鎮苑南社區發展協會辦理慶祝103年元宵節提燈製作活動(預計活動時程:103.2.9)</text:p>
          </table:table-cell>
          <table:table-cell office:value-type="string" table:style-name="ce1">
            <text:p>103.2.9</text:p>
          </table:table-cell>
          <table:table-cell office:value-type="string" table:style-name="ce1">
            <text:p>103.2.9</text:p>
          </table:table-cell>
          <table:table-cell office:value-type="string" table:style-name="ce1">
            <text:p>苗栗縣苑裡鎮</text:p>
          </table:table-cell>
          <table:table-cell office:value-type="float" office:value="130" table:style-name="ce1">
            <text:p>130</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吉祥敬老尊賢協會</text:p>
          </table:table-cell>
          <table:table-cell office:value-type="float" office:value="45825458" table:style-name="ce1">
            <text:p>45825458</text:p>
          </table:table-cell>
          <table:table-cell office:value-type="string" table:style-name="ce1">
            <text:p>協助苗栗縣苑裡吉祥敬老尊賢協會辦理103年健康講座暨猜燈謎才藝表演活動(預計活動時程:103.2.10)</text:p>
          </table:table-cell>
          <table:table-cell office:value-type="string" table:style-name="ce1">
            <text:p>103.2.10</text:p>
          </table:table-cell>
          <table:table-cell office:value-type="string" table:style-name="ce1">
            <text:p>103.2.10</text:p>
          </table:table-cell>
          <table:table-cell office:value-type="string" table:style-name="ce1">
            <text:p>苗栗縣苑裡鎮</text:p>
          </table:table-cell>
          <table:table-cell office:value-type="float" office:value="95" table:style-name="ce1">
            <text:p>95</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南勢社區發展協會</text:p>
          </table:table-cell>
          <table:table-cell office:value-type="float" office:value="15734522" table:style-name="ce1">
            <text:p>15734522</text:p>
          </table:table-cell>
          <table:table-cell office:value-type="string" table:style-name="ce1">
            <text:p>協助苗栗縣苑裡鎮南勢社區發展協會辦理103年度節約能源親子活動暨民壯寮老土地公聖誕慶典活動(預計活動時程:103.2.14)</text:p>
          </table:table-cell>
          <table:table-cell office:value-type="string" table:style-name="ce1">
            <text:p>103.2.14</text:p>
          </table:table-cell>
          <table:table-cell office:value-type="string" table:style-name="ce1">
            <text:p>103.2.14</text:p>
          </table:table-cell>
          <table:table-cell office:value-type="string" table:style-name="ce1">
            <text:p>苗栗縣苑裡鎮</text:p>
          </table:table-cell>
          <table:table-cell office:value-type="float" office:value="130" table:style-name="ce1">
            <text:p>130</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社南媽祖文化民俗觀光協會</text:p>
          </table:table-cell>
          <table:table-cell office:value-type="float" office:value="45359489" table:style-name="ce1">
            <text:p>45359489</text:p>
          </table:table-cell>
          <table:table-cell office:value-type="string" table:style-name="ce1">
            <text:p>協助苗栗縣苑裡社南媽祖文化民俗觀光協會辦理「103年社南媽祖文化民俗巡禮」活動計畫(預計活動時程:103.3.29-31)</text:p>
          </table:table-cell>
          <table:table-cell office:value-type="string" table:style-name="ce1">
            <text:p>103.3.29</text:p>
          </table:table-cell>
          <table:table-cell office:value-type="string" table:style-name="ce1">
            <text:p>103.3.31</text:p>
          </table:table-cell>
          <table:table-cell office:value-type="string" table:style-name="ce1">
            <text:p>苗栗縣苑裡鎮</text:p>
          </table:table-cell>
          <table:table-cell office:value-type="float" office:value="97" table:style-name="ce1">
            <text:p>97</text:p>
          </table:table-cell>
          <table:table-cell office:value-type="float" office:value="39" table:style-name="ce1">
            <text:p>39</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霄國民小學</text:p>
          </table:table-cell>
          <table:table-cell office:value-type="string" table:style-name="ce1">
            <text:p>aa</text:p>
          </table:table-cell>
          <table:table-cell office:value-type="string" table:style-name="ce1">
            <text:p>協助苗栗縣通霄鎮通霄國民小學辦理通霄國小第21屆美術資優班畢業作品專輯編印計畫(預計活動時程:103.2.20-5.8)</text:p>
          </table:table-cell>
          <table:table-cell office:value-type="string" table:style-name="ce1">
            <text:p>103.2.20</text:p>
          </table:table-cell>
          <table:table-cell office:value-type="string" table:style-name="ce1">
            <text:p>103.5.8</text:p>
          </table:table-cell>
          <table:table-cell office:value-type="string" table:style-name="ce1">
            <text:p>苗栗縣通霄國小</text:p>
          </table:table-cell>
          <table:table-cell office:value-type="float" office:value="99" table:style-name="ce1">
            <text:p>99</text:p>
          </table:table-cell>
          <table:table-cell office:value-type="float" office:value="90" table:style-name="ce1">
            <text:p>9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新復社區發展協會</text:p>
          </table:table-cell>
          <table:table-cell office:value-type="float" office:value="19283247" table:style-name="ce1">
            <text:p>19283247</text:p>
          </table:table-cell>
          <table:table-cell office:value-type="string" table:style-name="ce1">
            <text:p>協助苗栗縣苑裡鎮新復社區發展協會辦理103年「媽祖民俗文化」活動(預計活動時程:103.3.22-23)</text:p>
          </table:table-cell>
          <table:table-cell office:value-type="string" table:style-name="ce1">
            <text:p>103.3.22</text:p>
          </table:table-cell>
          <table:table-cell office:value-type="string" table:style-name="ce1">
            <text:p>103.3.23</text:p>
          </table:table-cell>
          <table:table-cell office:value-type="string" table:style-name="ce1">
            <text:p>苗栗縣苑裡鎮</text:p>
          </table:table-cell>
          <table:table-cell office:value-type="float" office:value="291" table:style-name="ce1">
            <text:p>291</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通南媽祖文化協會</text:p>
          </table:table-cell>
          <table:table-cell office:value-type="float" office:value="26909098" table:style-name="ce1">
            <text:p>26909098</text:p>
          </table:table-cell>
          <table:table-cell office:value-type="string" table:style-name="ce1">
            <text:p>協助苗栗縣通霄通南媽祖文化協會辦理103年通南天上聖母祈福文化活動計畫(預計活動時程:103.3.8-9)</text:p>
          </table:table-cell>
          <table:table-cell office:value-type="string" table:style-name="ce1">
            <text:p>103.3.8</text:p>
          </table:table-cell>
          <table:table-cell office:value-type="string" table:style-name="ce1">
            <text:p>103.3.9</text:p>
          </table:table-cell>
          <table:table-cell office:value-type="string" table:style-name="ce1">
            <text:p>苗栗縣通霄鎮</text:p>
          </table:table-cell>
          <table:table-cell office:value-type="float" office:value="944" table:style-name="ce1">
            <text:p>944</text:p>
          </table:table-cell>
          <table:table-cell office:value-type="float" office:value="300" table:style-name="ce1">
            <text:p>3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真善美文化歌謠研習推展協會</text:p>
          </table:table-cell>
          <table:table-cell office:value-type="float" office:value="45675768" table:style-name="ce1">
            <text:p>45675768</text:p>
          </table:table-cell>
          <table:table-cell office:value-type="string" table:style-name="ce1">
            <text:p>協助苗栗縣真善美文化歌謠研習推展協會辦理103年度消防安全宣導講習暨社區才藝表演活動(預計活動時程:103.5.16)</text:p>
          </table:table-cell>
          <table:table-cell office:value-type="string" table:style-name="ce1">
            <text:p>103.5.16</text:p>
          </table:table-cell>
          <table:table-cell office:value-type="string" table:style-name="ce1">
            <text:p>103.5.16</text:p>
          </table:table-cell>
          <table:table-cell office:value-type="string" table:style-name="ce1">
            <text:p>苗栗縣苑裡鎮</text:p>
          </table:table-cell>
          <table:table-cell office:value-type="float" office:value="163" table:style-name="ce1">
            <text:p>163</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103年拱天宮北港進香-通霄鎮公所奉茶專車(預計活動時程:103.3.21-31)</text:p>
          </table:table-cell>
          <table:table-cell office:value-type="string" table:style-name="ce1">
            <text:p>103.3.21</text:p>
          </table:table-cell>
          <table:table-cell office:value-type="string" table:style-name="ce1">
            <text:p>103.3.31</text:p>
          </table:table-cell>
          <table:table-cell office:value-type="string" table:style-name="ce1">
            <text:p>苗栗縣通霄鎮</text:p>
          </table:table-cell>
          <table:table-cell office:value-type="float" office:value="120" table:style-name="ce1">
            <text:p>120</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客閩音悅文化推展協會</text:p>
          </table:table-cell>
          <table:table-cell office:value-type="float" office:value="39923045" table:style-name="ce1">
            <text:p>39923045</text:p>
          </table:table-cell>
          <table:table-cell office:value-type="string" table:style-name="ce1">
            <text:p>協助苗栗縣客閩音悅文化推展協會辦理103年度客閩風情迎金馬活動(預計活動時程:103.3.19)</text:p>
          </table:table-cell>
          <table:table-cell office:value-type="string" table:style-name="ce1">
            <text:p>103.3.19</text:p>
          </table:table-cell>
          <table:table-cell office:value-type="string" table:style-name="ce1">
            <text:p>103.3.19</text:p>
          </table:table-cell>
          <table:table-cell office:value-type="string" table:style-name="ce1">
            <text:p>苗栗縣苑裡鎮</text:p>
          </table:table-cell>
          <table:table-cell office:value-type="float" office:value="188" table:style-name="ce1">
            <text:p>188</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客庄社區發展協會</text:p>
          </table:table-cell>
          <table:table-cell office:value-type="float" office:value="13998251" table:style-name="ce1">
            <text:p>13998251</text:p>
          </table:table-cell>
          <table:table-cell office:value-type="string" table:style-name="ce1">
            <text:p>協助苗栗縣苑裡鎮客庄社區發展協會辦理結合文化技藝團體辦理103年度聖母媽祖文化藝術觀光季聯合活動(預計活動時程:103.4.9-13)</text:p>
          </table:table-cell>
          <table:table-cell office:value-type="string" table:style-name="ce1">
            <text:p>103.4.9</text:p>
          </table:table-cell>
          <table:table-cell office:value-type="string" table:style-name="ce1">
            <text:p>103.4.13</text:p>
          </table:table-cell>
          <table:table-cell office:value-type="string" table:style-name="ce1">
            <text:p>苗栗縣苑裡鎮</text:p>
          </table:table-cell>
          <table:table-cell office:value-type="float" office:value="528" table:style-name="ce1">
            <text:p>528</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慶祝103年農民節表彰大會暨新春團拜活動(預計活動時程:103.2.13)</text:p>
          </table:table-cell>
          <table:table-cell office:value-type="string" table:style-name="ce1">
            <text:p>103.2.13</text:p>
          </table:table-cell>
          <table:table-cell office:value-type="string" table:style-name="ce1">
            <text:p>103.2.13</text:p>
          </table:table-cell>
          <table:table-cell office:value-type="string" table:style-name="ce1">
            <text:p>台中市</text:p>
          </table:table-cell>
          <table:table-cell office:value-type="float" office:value="581" table:style-name="ce1">
            <text:p>581</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麗水社區發展協會</text:p>
          </table:table-cell>
          <table:table-cell office:value-type="float" office:value="14929373" table:style-name="ce1">
            <text:p>14929373</text:p>
          </table:table-cell>
          <table:table-cell office:value-type="string" table:style-name="ce1">
            <text:p>協助臺中市龍井區麗水社區發展協會辦理元宵佳節喜迎春寒冬送暖愛心晚會暨支持台電公司節約能源政策宣導活動(預計活動時程:103.2.14)</text:p>
          </table:table-cell>
          <table:table-cell office:value-type="string" table:style-name="ce1">
            <text:p>103.2.14</text:p>
          </table:table-cell>
          <table:table-cell office:value-type="string" table:style-name="ce1">
            <text:p>103.2.14</text:p>
          </table:table-cell>
          <table:table-cell office:value-type="string" table:style-name="ce1">
            <text:p>台中市</text:p>
          </table:table-cell>
          <table:table-cell office:value-type="float" office:value="523" table:style-name="ce1">
            <text:p>523</text:p>
          </table:table-cell>
          <table:table-cell office:value-type="float" office:value="400" table:style-name="ce1">
            <text:p>400</text:p>
          </table:table-cell>
          <table:table-cell office:value-type="float" office:value="270" table:style-name="ce1">
            <text:p>2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清水區公所</text:p>
          </table:table-cell>
          <table:table-cell office:value-type="string" table:style-name="ce1">
            <text:p>aa</text:p>
          </table:table-cell>
          <table:table-cell office:value-type="string" table:style-name="ce1">
            <text:p>協助臺中市清水區公所辦理103年健行活動(預計活動時程:103.3.23)</text:p>
          </table:table-cell>
          <table:table-cell office:value-type="string" table:style-name="ce1">
            <text:p>103.3.23</text:p>
          </table:table-cell>
          <table:table-cell office:value-type="string" table:style-name="ce1">
            <text:p>103.3.23</text:p>
          </table:table-cell>
          <table:table-cell office:value-type="string" table:style-name="ce1">
            <text:p>台中市</text:p>
          </table:table-cell>
          <table:table-cell office:value-type="float" office:value="650" table:style-name="ce1">
            <text:p>650</text:p>
          </table:table-cell>
          <table:table-cell office:value-type="float" office:value="400" table:style-name="ce1">
            <text:p>40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龍津社區發展協會</text:p>
          </table:table-cell>
          <table:table-cell office:value-type="float" office:value="74868596" table:style-name="ce1">
            <text:p>74868596</text:p>
          </table:table-cell>
          <table:table-cell office:value-type="string" table:style-name="ce1">
            <text:p>協助臺中市龍井區龍津社區發展協會辦理103年奉天宮民俗文化觀摩暨節約用電宣導活動(預計活動時程:103.2.28-3.1)</text:p>
          </table:table-cell>
          <table:table-cell office:value-type="string" table:style-name="ce1">
            <text:p>103.2.28</text:p>
          </table:table-cell>
          <table:table-cell office:value-type="string" table:style-name="ce1">
            <text:p>103.3.1</text:p>
          </table:table-cell>
          <table:table-cell office:value-type="string" table:style-name="ce1">
            <text:p>台中市</text:p>
          </table:table-cell>
          <table:table-cell office:value-type="float" office:value="521" table:style-name="ce1">
            <text:p>521</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三德里守望相助推行委員會辦理三德里守望相助隊15週年慶表揚優秀隊員暨推廣乾淨能源政策及用電安全宣導活動(預計活動時程:103.3.9)</text:p>
          </table:table-cell>
          <table:table-cell office:value-type="string" table:style-name="ce1">
            <text:p>103.3.9</text:p>
          </table:table-cell>
          <table:table-cell office:value-type="string" table:style-name="ce1">
            <text:p>103.3.9</text:p>
          </table:table-cell>
          <table:table-cell office:value-type="string" table:style-name="ce1">
            <text:p>台中市</text:p>
          </table:table-cell>
          <table:table-cell office:value-type="float" office:value="254" table:style-name="ce1">
            <text:p>254</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清水區公所</text:p>
          </table:table-cell>
          <table:table-cell office:value-type="string" table:style-name="ce1">
            <text:p>aa</text:p>
          </table:table-cell>
          <table:table-cell office:value-type="string" table:style-name="ce1">
            <text:p>協助臺中市清水區公所辦理臺中市清水區103年公民民主生活教育觀摩研習活動暨節約用電宣導(預計活動時程:103.4.17-19)</text:p>
          </table:table-cell>
          <table:table-cell office:value-type="string" table:style-name="ce1">
            <text:p>103.4.17</text:p>
          </table:table-cell>
          <table:table-cell office:value-type="string" table:style-name="ce1">
            <text:p>103.4.19</text:p>
          </table:table-cell>
          <table:table-cell office:value-type="string" table:style-name="ce1">
            <text:p>台中市</text:p>
          </table:table-cell>
          <table:table-cell office:value-type="float" office:value="880" table:style-name="ce1">
            <text:p>880</text:p>
          </table:table-cell>
          <table:table-cell office:value-type="float" office:value="300" table:style-name="ce1">
            <text:p>300</text:p>
          </table:table-cell>
          <table:table-cell office:value-type="float" office:value="190" table:style-name="ce1">
            <text:p>1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社團法人台灣社區終身學習推廣協會</text:p>
          </table:table-cell>
          <table:table-cell office:value-type="float" office:value="26857319" table:style-name="ce1">
            <text:p>26857319</text:p>
          </table:table-cell>
          <table:table-cell office:value-type="string" table:style-name="ce1">
            <text:p>協助社團法人台灣社區終身學習推廣協會辦理『~龍舟共濟 福氣包眾~』關懷弱勢家庭暨支持電源開發宣導活動計畫書(預計活動時程:103.4.27)</text:p>
          </table:table-cell>
          <table:table-cell office:value-type="string" table:style-name="ce1">
            <text:p>103.4.27</text:p>
          </table:table-cell>
          <table:table-cell office:value-type="string" table:style-name="ce1">
            <text:p>103.4.27</text:p>
          </table:table-cell>
          <table:table-cell office:value-type="string" table:style-name="ce1">
            <text:p>台中市</text:p>
          </table:table-cell>
          <table:table-cell office:value-type="float" office:value="331" table:style-name="ce1">
            <text:p>331</text:p>
          </table:table-cell>
          <table:table-cell office:value-type="float" office:value="250" table:style-name="ce1">
            <text:p>250</text:p>
          </table:table-cell>
          <table:table-cell office:value-type="float" office:value="130" table:style-name="ce1">
            <text:p>1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漁民發展協會</text:p>
          </table:table-cell>
          <table:table-cell office:value-type="float" office:value="20400623" table:style-name="ce1">
            <text:p>20400623</text:p>
          </table:table-cell>
          <table:table-cell office:value-type="string" table:style-name="ce1">
            <text:p>協助臺中市漁民發展協會辦理觀摩各漁港漁民作業概況，以提升捕魚技術暨宣導節約能源活動(預計活動時程:103.3.8-10)</text:p>
          </table:table-cell>
          <table:table-cell office:value-type="string" table:style-name="ce1">
            <text:p>103.3.8</text:p>
          </table:table-cell>
          <table:table-cell office:value-type="string" table:style-name="ce1">
            <text:p>103.3.10</text:p>
          </table:table-cell>
          <table:table-cell office:value-type="string" table:style-name="ce1">
            <text:p>台中市</text:p>
          </table:table-cell>
          <table:table-cell office:value-type="float" office:value="534" table:style-name="ce1">
            <text:p>534</text:p>
          </table:table-cell>
          <table:table-cell office:value-type="float" office:value="230" table:style-name="ce1">
            <text:p>230</text:p>
          </table:table-cell>
          <table:table-cell office:value-type="float" office:value="180" table:style-name="ce1">
            <text:p>1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農會</text:p>
          </table:table-cell>
          <table:table-cell office:value-type="float" office:value="44811105" table:style-name="ce1">
            <text:p>44811105</text:p>
          </table:table-cell>
          <table:table-cell office:value-type="string" table:style-name="ce1">
            <text:p>協助桃園縣新屋鄉農會辦理新屋鄉各界慶祝103年度農民節表揚大會暨節約電源宣導活動(預計活動時程:103.2.16)</text:p>
          </table:table-cell>
          <table:table-cell office:value-type="string" table:style-name="ce1">
            <text:p>103.2.16</text:p>
          </table:table-cell>
          <table:table-cell office:value-type="string" table:style-name="ce1">
            <text:p>103.2.16</text:p>
          </table:table-cell>
          <table:table-cell office:value-type="string" table:style-name="ce1">
            <text:p>桃園縣新屋鄉</text:p>
          </table:table-cell>
          <table:table-cell office:value-type="float" office:value="600" table:style-name="ce1">
            <text:p>600</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廖正井立委<text:s/></text:p>
          </table:table-cell>
          <table:table-cell office:value-type="string" table:style-name="ce1">
            <text:p>桃園縣</text:p>
          </table:table-cell>
          <table:table-cell office:value-type="string" table:style-name="ce1">
            <text:p>桃園縣新屋鄉老人會</text:p>
          </table:table-cell>
          <table:table-cell office:value-type="float" office:value="18236437" table:style-name="ce1">
            <text:p>18236437</text:p>
          </table:table-cell>
          <table:table-cell office:value-type="string" table:style-name="ce1">
            <text:p>協助桃園縣新屋鄉老人會辦理103年春季戶外教學研習暨節約能源宣導講座活動(預計活動時程:103.2.25-3.6)</text:p>
          </table:table-cell>
          <table:table-cell office:value-type="string" table:style-name="ce1">
            <text:p>103.2.25</text:p>
          </table:table-cell>
          <table:table-cell office:value-type="string" table:style-name="ce1">
            <text:p>103.3.6</text:p>
          </table:table-cell>
          <table:table-cell office:value-type="string" table:style-name="ce1">
            <text:p>台中市、台南市</text:p>
          </table:table-cell>
          <table:table-cell office:value-type="float" office:value="664" table:style-name="ce1">
            <text:p>664</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瑞芳區深澳社區發展協會</text:p>
          </table:table-cell>
          <table:table-cell office:value-type="float" office:value="20008655" table:style-name="ce1">
            <text:p>20008655</text:p>
          </table:table-cell>
          <table:table-cell office:value-type="string" table:style-name="ce1">
            <text:p>協助新北市瑞芳區深澳社區發展協會辦理碧雲宮玉皇上帝萬壽暨重建五十週年慶典遶境祈安及愛心捐助活動(預計活動時程:103.2.6-9)</text:p>
          </table:table-cell>
          <table:table-cell office:value-type="string" table:style-name="ce1">
            <text:p>103.2.8</text:p>
          </table:table-cell>
          <table:table-cell office:value-type="string" table:style-name="ce1">
            <text:p>103.2.8</text:p>
          </table:table-cell>
          <table:table-cell office:value-type="string" table:style-name="ce1">
            <text:p>新北市瑞芳區</text:p>
          </table:table-cell>
          <table:table-cell office:value-type="float" office:value="1361" table:style-name="ce1">
            <text:p>1361</text:p>
          </table:table-cell>
          <table:table-cell office:value-type="float" office:value="300" table:style-name="ce1">
            <text:p>3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北部施工處</text:p>
          </table:table-cell>
          <table:table-cell office:value-type="string" table:style-name="ce1">
            <text:p>aa</text:p>
          </table:table-cell>
          <table:table-cell office:value-type="string" table:style-name="ce1">
            <text:p>協助北部施工處主動辦理協助103年度新北市林口區林口國中羽球隊培育訓練計畫(預計主動關懷認養活動時程:103.1.1-12.31)</text:p>
          </table:table-cell>
          <table:table-cell office:value-type="string" table:style-name="ce1">
            <text:p>103.1.1</text:p>
          </table:table-cell>
          <table:table-cell office:value-type="string" table:style-name="ce1">
            <text:p>103.12.31</text:p>
          </table:table-cell>
          <table:table-cell office:value-type="string" table:style-name="ce1">
            <text:p>新北市林口區</text:p>
          </table:table-cell>
          <table:table-cell office:value-type="float" office:value="200" table:style-name="ce1">
            <text:p>2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p>
          </table:table-cell>
          <table:table-cell office:value-type="string" table:style-name="ce1">
            <text:p>協助南投縣政府103年度輸變電協助金(施工中)--投中D/S新建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80" table:style-name="ce1">
            <text:p>10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口湖鄉公所</text:p>
          </table:table-cell>
          <table:table-cell office:value-type="string" table:style-name="ce1">
            <text:p>aa</text:p>
          </table:table-cell>
          <table:table-cell office:value-type="string" table:style-name="ce1">
            <text:p>協助雲林縣口湖鄉公所辦理103年新春聯誼暨電力建設宣導計畫活動(預計活動時程:103.2.13)</text:p>
          </table:table-cell>
          <table:table-cell office:value-type="string" table:style-name="ce1">
            <text:p>103.2.13</text:p>
          </table:table-cell>
          <table:table-cell office:value-type="string" table:style-name="ce1">
            <text:p>103.2.13</text:p>
          </table:table-cell>
          <table:table-cell office:value-type="string" table:style-name="ce1">
            <text:p>雲林縣口湖鄉</text:p>
          </table:table-cell>
          <table:table-cell office:value-type="float" office:value="91" table:style-name="ce1">
            <text:p>91</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線西鄉公所</text:p>
          </table:table-cell>
          <table:table-cell office:value-type="string" table:style-name="ce1">
            <text:p>aa</text:p>
          </table:table-cell>
          <table:table-cell office:value-type="string" table:style-name="ce1">
            <text:p>協助彰化縣線西鄉公所辦理線西鄉清潔隊資源回收貯存場及其附屬設施興建工程計畫</text:p>
          </table:table-cell>
          <table:table-cell office:value-type="string" table:style-name="ce1">
            <text:p>aa</text:p>
          </table:table-cell>
          <table:table-cell office:value-type="string" table:style-name="ce1">
            <text:p>aa</text:p>
          </table:table-cell>
          <table:table-cell office:value-type="string" table:style-name="ce1">
            <text:p>彰化縣線西鄉</text:p>
          </table:table-cell>
          <table:table-cell office:value-type="float" office:value="40192" table:style-name="ce1">
            <text:p>40192</text:p>
          </table:table-cell>
          <table:table-cell office:value-type="float" office:value="14092" table:style-name="ce1">
            <text:p>14092</text:p>
          </table:table-cell>
          <table:table-cell office:value-type="float" office:value="6000" table:style-name="ce1">
            <text:p>6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口湖鄉公所</text:p>
          </table:table-cell>
          <table:table-cell office:value-type="string" table:style-name="ce1">
            <text:p>aa</text:p>
          </table:table-cell>
          <table:table-cell office:value-type="string" table:style-name="ce1">
            <text:p>協助雲林縣口湖鄉公所辦理103年新春聯誼暨電力建設宣導計畫活動(預計活動時程:103.2.13)</text:p>
          </table:table-cell>
          <table:table-cell office:value-type="string" table:style-name="ce1">
            <text:p>103.2.13</text:p>
          </table:table-cell>
          <table:table-cell office:value-type="string" table:style-name="ce1">
            <text:p>103.2.13</text:p>
          </table:table-cell>
          <table:table-cell office:value-type="string" table:style-name="ce1">
            <text:p>雲林縣口湖鄉</text:p>
          </table:table-cell>
          <table:table-cell office:value-type="float" office:value="91" table:style-name="ce1">
            <text:p>91</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number-rows-repeated="1048481" table:style-name="ro1">
          <table:table-cell table:number-columns-repeated="16384"/>
        </table:table-row>
      </table:table>
      <table:table table:name="03"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公所</text:p>
          </table:table-cell>
          <table:table-cell office:value-type="string" table:style-name="ce1">
            <text:p>aa</text:p>
          </table:table-cell>
          <table:table-cell office:value-type="string" table:style-name="ce1">
            <text:p>協助新北市林口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612" table:style-name="ce1">
            <text:p>1661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八里區公所</text:p>
          </table:table-cell>
          <table:table-cell office:value-type="string" table:style-name="ce1">
            <text:p>aa</text:p>
          </table:table-cell>
          <table:table-cell office:value-type="string" table:style-name="ce1">
            <text:p>協助新北市八里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49" table:style-name="ce1">
            <text:p>494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002" table:style-name="ce1">
            <text:p>1300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新店區公所</text:p>
          </table:table-cell>
          <table:table-cell office:value-type="string" table:style-name="ce1">
            <text:p>aa</text:p>
          </table:table-cell>
          <table:table-cell office:value-type="string" table:style-name="ce1">
            <text:p>協助新北市新店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5" table:style-name="ce1">
            <text:p>35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汐止區公所</text:p>
          </table:table-cell>
          <table:table-cell office:value-type="string" table:style-name="ce1">
            <text:p>aa</text:p>
          </table:table-cell>
          <table:table-cell office:value-type="string" table:style-name="ce1">
            <text:p>協助新北市汐止區公所103年度輸變電協助金(運轉中)--汐止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70" table:style-name="ce1">
            <text:p>50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農會</text:p>
          </table:table-cell>
          <table:table-cell office:value-type="float" office:value="62153103" table:style-name="ce1">
            <text:p>62153103</text:p>
          </table:table-cell>
          <table:table-cell office:value-type="string" table:style-name="ce1">
            <text:p>協助南投縣魚池鄉農會辦理103年度筊白筍栽培─放養鳥鰡魚防治福壽螺危害計畫(預計活動時程:103.4.10-30)</text:p>
          </table:table-cell>
          <table:table-cell office:value-type="string" table:style-name="ce1">
            <text:p>103.4.10</text:p>
          </table:table-cell>
          <table:table-cell office:value-type="string" table:style-name="ce1">
            <text:p>103.4.30</text:p>
          </table:table-cell>
          <table:table-cell office:value-type="string" table:style-name="ce1">
            <text:p>南投縣魚池鄉</text:p>
          </table:table-cell>
          <table:table-cell office:value-type="float" office:value="320" table:style-name="ce1">
            <text:p>320</text:p>
          </table:table-cell>
          <table:table-cell office:value-type="float" office:value="80" table:style-name="ce1">
            <text:p>80</text:p>
          </table:table-cell>
          <table:table-cell office:value-type="float" office:value="70" table:style-name="ce1">
            <text:p>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宜蘭縣游文章急難救助協助金</text:p>
          </table:table-cell>
          <table:table-cell office:value-type="string" table:style-name="ce1">
            <text:p>aa</text:p>
          </table:table-cell>
          <table:table-cell office:value-type="string" table:style-name="ce1">
            <text:p>aa</text:p>
          </table:table-cell>
          <table:table-cell office:value-type="string" table:style-name="ce1">
            <text:p>宜蘭縣南澳鄉</text:p>
          </table:table-cell>
          <table:table-cell office:value-type="float" office:value="20" table:style-name="ce1">
            <text:p>20</text:p>
          </table:table-cell>
          <table:table-cell office:value-type="float" office:value="20" table:style-name="ce1">
            <text:p>20</text:p>
          </table:table-cell>
          <table:table-cell office:value-type="float" office:value="10" table:style-name="ce1">
            <text:p>1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花蓮縣秀林鄉富世村高志誠急難救協助金</text:p>
          </table:table-cell>
          <table:table-cell office:value-type="string" table:style-name="ce1">
            <text:p>aa</text:p>
          </table:table-cell>
          <table:table-cell office:value-type="string" table:style-name="ce1">
            <text:p>aa</text:p>
          </table:table-cell>
          <table:table-cell office:value-type="string" table:style-name="ce1">
            <text:p>花蓮縣秀林鄉</text:p>
          </table:table-cell>
          <table:table-cell office:value-type="float" office:value="30" table:style-name="ce1">
            <text:p>30</text:p>
          </table:table-cell>
          <table:table-cell office:value-type="float" office:value="30" table:style-name="ce1">
            <text:p>30</text:p>
          </table:table-cell>
          <table:table-cell office:value-type="float" office:value="20" table:style-name="ce1">
            <text:p>2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原住民舒漾婦女關懷成長協會</text:p>
          </table:table-cell>
          <table:table-cell office:value-type="float" office:value="18055028" table:style-name="ce1">
            <text:p>18055028</text:p>
          </table:table-cell>
          <table:table-cell office:value-type="string" table:style-name="ce1">
            <text:p>協助花蓮縣原住民舒漾婦女關懷成長協會辦理103年度原住民社區英語、電腦、閱讀培訓班(預計活動時程:103.4.12-6.1)</text:p>
          </table:table-cell>
          <table:table-cell office:value-type="string" table:style-name="ce1">
            <text:p>103.4.12</text:p>
          </table:table-cell>
          <table:table-cell office:value-type="string" table:style-name="ce1">
            <text:p>103.6.1</text:p>
          </table:table-cell>
          <table:table-cell office:value-type="string" table:style-name="ce1">
            <text:p>花蓮縣秀林鄉</text:p>
          </table:table-cell>
          <table:table-cell office:value-type="float" office:value="74" table:style-name="ce1">
            <text:p>74</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大同鄉松羅社區發展協會</text:p>
          </table:table-cell>
          <table:table-cell office:value-type="float" office:value="19602657" table:style-name="ce1">
            <text:p>19602657</text:p>
          </table:table-cell>
          <table:table-cell office:value-type="string" table:style-name="ce1">
            <text:p>協助宜蘭縣大同鄉松羅社區發展協會辦理103年度村社區聯運暨泰雅傳統競技活動(預計活動時程:103.3.29)</text:p>
          </table:table-cell>
          <table:table-cell office:value-type="string" table:style-name="ce1">
            <text:p>103.3.29</text:p>
          </table:table-cell>
          <table:table-cell office:value-type="string" table:style-name="ce1">
            <text:p>103.3.29</text:p>
          </table:table-cell>
          <table:table-cell office:value-type="string" table:style-name="ce1">
            <text:p>宜蘭縣大同鄉</text:p>
          </table:table-cell>
          <table:table-cell office:value-type="float" office:value="215" table:style-name="ce1">
            <text:p>215</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雙義社區發展協會</text:p>
          </table:table-cell>
          <table:table-cell office:value-type="float" office:value="18434990" table:style-name="ce1">
            <text:p>18434990</text:p>
          </table:table-cell>
          <table:table-cell office:value-type="string" table:style-name="ce1">
            <text:p>協助宜蘭縣三星鄉雙義社區發展協會辦理慶祝母親節安農溪步道健走活動(預計活動時程:103.5.4)</text:p>
          </table:table-cell>
          <table:table-cell office:value-type="string" table:style-name="ce1">
            <text:p>103.5.04</text:p>
          </table:table-cell>
          <table:table-cell office:value-type="string" table:style-name="ce1">
            <text:p>103.5.04</text:p>
          </table:table-cell>
          <table:table-cell office:value-type="string" table:style-name="ce1">
            <text:p>宜蘭縣三星鄉</text:p>
          </table:table-cell>
          <table:table-cell office:value-type="float" office:value="93" table:style-name="ce1">
            <text:p>93</text:p>
          </table:table-cell>
          <table:table-cell office:value-type="float" office:value="15" table:style-name="ce1">
            <text:p>15</text:p>
          </table:table-cell>
          <table:table-cell office:value-type="float" office:value="15" table:style-name="ce1">
            <text:p>1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東勢區公所</text:p>
          </table:table-cell>
          <table:table-cell office:value-type="string" table:style-name="ce1">
            <text:p>aa</text:p>
          </table:table-cell>
          <table:table-cell office:value-type="string" table:style-name="ce1">
            <text:p>協助臺中市東勢區公所辦理臺中市東勢區成功國民小學創校90週年校慶暨社區聯合運動會(預計活動時程:103.3.22-28)</text:p>
          </table:table-cell>
          <table:table-cell office:value-type="string" table:style-name="ce1">
            <text:p>103.3.22</text:p>
          </table:table-cell>
          <table:table-cell office:value-type="string" table:style-name="ce1">
            <text:p>103.3.28</text:p>
          </table:table-cell>
          <table:table-cell office:value-type="string" table:style-name="ce1">
            <text:p>臺中市東勢區</text:p>
          </table:table-cell>
          <table:table-cell office:value-type="float" office:value="300" table:style-name="ce1">
            <text:p>300</text:p>
          </table:table-cell>
          <table:table-cell office:value-type="float" office:value="96" table:style-name="ce1">
            <text:p>96</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卓蘭鎮公所</text:p>
          </table:table-cell>
          <table:table-cell office:value-type="string" table:style-name="ce1">
            <text:p>aa</text:p>
          </table:table-cell>
          <table:table-cell office:value-type="string" table:style-name="ce1">
            <text:p>協助苗栗縣卓蘭鎮公所辦理2014植樹節活動(預計活動時程:103.3.8)</text:p>
          </table:table-cell>
          <table:table-cell office:value-type="string" table:style-name="ce1">
            <text:p>103.3.8</text:p>
          </table:table-cell>
          <table:table-cell office:value-type="string" table:style-name="ce1">
            <text:p>103.3.8</text:p>
          </table:table-cell>
          <table:table-cell office:value-type="string" table:style-name="ce1">
            <text:p>苗栗縣卓蘭鎮</text:p>
          </table:table-cell>
          <table:table-cell office:value-type="float" office:value="275" table:style-name="ce1">
            <text:p>275</text:p>
          </table:table-cell>
          <table:table-cell office:value-type="float" office:value="260" table:style-name="ce1">
            <text:p>26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泰安歌舞發展協會</text:p>
          </table:table-cell>
          <table:table-cell office:value-type="float" office:value="10909044" table:style-name="ce1">
            <text:p>10909044</text:p>
          </table:table-cell>
          <table:table-cell office:value-type="string" table:style-name="ce1">
            <text:p>協助苗栗縣泰安歌舞發展協會辦理環保歌舞生態研習活動(預計活動時程:103/4/14)</text:p>
          </table:table-cell>
          <table:table-cell office:value-type="string" table:style-name="ce1">
            <text:p>103.4.14</text:p>
          </table:table-cell>
          <table:table-cell office:value-type="string" table:style-name="ce1">
            <text:p>103.4.14</text:p>
          </table:table-cell>
          <table:table-cell office:value-type="string" table:style-name="ce1">
            <text:p>苗栗縣泰安鄉</text:p>
          </table:table-cell>
          <table:table-cell office:value-type="float" office:value="113" table:style-name="ce1">
            <text:p>113</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吳育昇立委<text:s/></text:p>
          </table:table-cell>
          <table:table-cell office:value-type="string" table:style-name="ce1">
            <text:p>新北市</text:p>
          </table:table-cell>
          <table:table-cell office:value-type="string" table:style-name="ce1">
            <text:p>新北市林口區老人會</text:p>
          </table:table-cell>
          <table:table-cell office:value-type="float" office:value="74999979" table:style-name="ce1">
            <text:p>74999979</text:p>
          </table:table-cell>
          <table:table-cell office:value-type="string" table:style-name="ce1">
            <text:p>協助新北市林口區老人會辦理參訪龍井區老人會暨老人福利政策宣導暨用電宣導(預計活動時程:103.5.6-8)</text:p>
          </table:table-cell>
          <table:table-cell office:value-type="string" table:style-name="ce1">
            <text:p>103.5.6</text:p>
          </table:table-cell>
          <table:table-cell office:value-type="string" table:style-name="ce1">
            <text:p>103.5.8</text:p>
          </table:table-cell>
          <table:table-cell office:value-type="string" table:style-name="ce1">
            <text:p>新北市林口區</text:p>
          </table:table-cell>
          <table:table-cell office:value-type="float" office:value="663" table:style-name="ce1">
            <text:p>663</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鳳源社區發展協會</text:p>
          </table:table-cell>
          <table:table-cell office:value-type="float" office:value="77496795" table:style-name="ce1">
            <text:p>77496795</text:p>
          </table:table-cell>
          <table:table-cell office:value-type="string" table:style-name="ce1">
            <text:p>協助高雄市小港區鳳源社區發展協會辦理幹部志工工作研習及參訪國家經濟建設暨宣導支持大林電廠更新改建計畫活動(預計活動時程:103.3.28-29)</text:p>
          </table:table-cell>
          <table:table-cell office:value-type="string" table:style-name="ce1">
            <text:p>103.3.28</text:p>
          </table:table-cell>
          <table:table-cell office:value-type="string" table:style-name="ce1">
            <text:p>103.3.29</text:p>
          </table:table-cell>
          <table:table-cell office:value-type="string" table:style-name="ce1">
            <text:p>高雄市小港區</text:p>
          </table:table-cell>
          <table:table-cell office:value-type="float" office:value="162" table:style-name="ce1">
            <text:p>162</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龍鳳長青敬老協會</text:p>
          </table:table-cell>
          <table:table-cell office:value-type="float" office:value="57933586" table:style-name="ce1">
            <text:p>57933586</text:p>
          </table:table-cell>
          <table:table-cell office:value-type="string" table:style-name="ce1">
            <text:p>協助高雄市龍鳳長青敬老協會辦理關懷老人生活及參觀國家經濟建設暨宣導支持大林電廠更新改建計畫活動(預計活動時程:103.4.13-14)</text:p>
          </table:table-cell>
          <table:table-cell office:value-type="string" table:style-name="ce1">
            <text:p>103.4.13</text:p>
          </table:table-cell>
          <table:table-cell office:value-type="string" table:style-name="ce1">
            <text:p>103.4.14</text:p>
          </table:table-cell>
          <table:table-cell office:value-type="string" table:style-name="ce1">
            <text:p>高雄市小港區</text:p>
          </table:table-cell>
          <table:table-cell office:value-type="float" office:value="312" table:style-name="ce1">
            <text:p>312</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p>
          </table:table-cell>
          <table:table-cell office:value-type="string" table:style-name="ce1">
            <text:p>協助高雄市湖內區公所辦理購買民眾活動中心之運動用桌球檯</text:p>
          </table:table-cell>
          <table:table-cell office:value-type="string" table:style-name="ce1">
            <text:p>103.4.13</text:p>
          </table:table-cell>
          <table:table-cell office:value-type="string" table:style-name="ce1">
            <text:p>103.12.13</text:p>
          </table:table-cell>
          <table:table-cell office:value-type="string" table:style-name="ce1">
            <text:p>高雄市湖內區</text:p>
          </table:table-cell>
          <table:table-cell office:value-type="float" office:value="62" table:style-name="ce1">
            <text:p>62</text:p>
          </table:table-cell>
          <table:table-cell office:value-type="float" office:value="60" table:style-name="ce1">
            <text:p>6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休閒運動協會</text:p>
          </table:table-cell>
          <table:table-cell office:value-type="float" office:value="9093161" table:style-name="ce1">
            <text:p>9093161</text:p>
          </table:table-cell>
          <table:table-cell office:value-type="string" table:style-name="ce1">
            <text:p>協助高雄市湖內休閒運動協會辦理參訪電力重大建設學習之旅(預計活動時程:103.3.29-30)</text:p>
          </table:table-cell>
          <table:table-cell office:value-type="string" table:style-name="ce1">
            <text:p>103.3.29</text:p>
          </table:table-cell>
          <table:table-cell office:value-type="string" table:style-name="ce1">
            <text:p>103.3.30</text:p>
          </table:table-cell>
          <table:table-cell office:value-type="string" table:style-name="ce1">
            <text:p>高雄市湖內區</text:p>
          </table:table-cell>
          <table:table-cell office:value-type="float" office:value="146" table:style-name="ce1">
            <text:p>146</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興達國民小學</text:p>
          </table:table-cell>
          <table:table-cell office:value-type="string" table:style-name="ce1">
            <text:p>aa</text:p>
          </table:table-cell>
          <table:table-cell office:value-type="string" table:style-name="ce1">
            <text:p>協助高雄市茄萣區興達國民小學辦理慶祝十八週年校慶運動會暨節約能源宣導(預計活動時程:103.3.30)</text:p>
          </table:table-cell>
          <table:table-cell office:value-type="string" table:style-name="ce1">
            <text:p>103.3.30</text:p>
          </table:table-cell>
          <table:table-cell office:value-type="string" table:style-name="ce1">
            <text:p>103.3.30</text:p>
          </table:table-cell>
          <table:table-cell office:value-type="string" table:style-name="ce1">
            <text:p>高雄市茄萣區</text:p>
          </table:table-cell>
          <table:table-cell office:value-type="float" office:value="200" table:style-name="ce1">
            <text:p>200</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松柏長青會</text:p>
          </table:table-cell>
          <table:table-cell office:value-type="float" office:value="87903130" table:style-name="ce1">
            <text:p>87903130</text:p>
          </table:table-cell>
          <table:table-cell office:value-type="string" table:style-name="ce1">
            <text:p>協助高雄市彌陀松柏長青會辦理103年地方產業文化交流活動(預計活動時程:103.3.30-4.1)</text:p>
          </table:table-cell>
          <table:table-cell office:value-type="string" table:style-name="ce1">
            <text:p>103.3.30</text:p>
          </table:table-cell>
          <table:table-cell office:value-type="string" table:style-name="ce1">
            <text:p>103.4.1</text:p>
          </table:table-cell>
          <table:table-cell office:value-type="string" table:style-name="ce1">
            <text:p>高雄市彌陀區</text:p>
          </table:table-cell>
          <table:table-cell office:value-type="float" office:value="172" table:style-name="ce1">
            <text:p>172</text:p>
          </table:table-cell>
          <table:table-cell office:value-type="float" office:value="60" table:style-name="ce1">
            <text:p>6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公園長青協會</text:p>
          </table:table-cell>
          <table:table-cell office:value-type="float" office:value="73676842" table:style-name="ce1">
            <text:p>73676842</text:p>
          </table:table-cell>
          <table:table-cell office:value-type="string" table:style-name="ce1">
            <text:p>協助高雄市彌陀公園長青協會辦理103年度地方產業文化交流活動計畫(預計活動時程:103.3.18-20)</text:p>
          </table:table-cell>
          <table:table-cell office:value-type="string" table:style-name="ce1">
            <text:p>103.3.18</text:p>
          </table:table-cell>
          <table:table-cell office:value-type="string" table:style-name="ce1">
            <text:p>103.3.20</text:p>
          </table:table-cell>
          <table:table-cell office:value-type="string" table:style-name="ce1">
            <text:p>高雄市彌陀區</text:p>
          </table:table-cell>
          <table:table-cell office:value-type="float" office:value="375" table:style-name="ce1">
            <text:p>375</text:p>
          </table:table-cell>
          <table:table-cell office:value-type="float" office:value="100" table:style-name="ce1">
            <text:p>10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3年度農業產銷交流活動(預計活動時程:103.4.28-30)</text:p>
          </table:table-cell>
          <table:table-cell office:value-type="string" table:style-name="ce1">
            <text:p>103.4.28</text:p>
          </table:table-cell>
          <table:table-cell office:value-type="string" table:style-name="ce1">
            <text:p>103.4.30</text:p>
          </table:table-cell>
          <table:table-cell office:value-type="string" table:style-name="ce1">
            <text:p>高雄市路竹區</text:p>
          </table:table-cell>
          <table:table-cell office:value-type="float" office:value="300" table:style-name="ce1">
            <text:p>300</text:p>
          </table:table-cell>
          <table:table-cell office:value-type="float" office:value="120" table:style-name="ce1">
            <text:p>120</text:p>
          </table:table-cell>
          <table:table-cell office:value-type="float" office:value="90" table:style-name="ce1">
            <text:p>9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保寧社區發展協會</text:p>
          </table:table-cell>
          <table:table-cell office:value-type="float" office:value="78941990" table:style-name="ce1">
            <text:p>78941990</text:p>
          </table:table-cell>
          <table:table-cell office:value-type="string" table:style-name="ce1">
            <text:p>協助高雄市永安區保寧社區發展協會辦理長壽會參訪國家重大建設活動(預計活動時程:103.3.23-25)</text:p>
          </table:table-cell>
          <table:table-cell office:value-type="string" table:style-name="ce1">
            <text:p>103.3.23</text:p>
          </table:table-cell>
          <table:table-cell office:value-type="string" table:style-name="ce1">
            <text:p>103.3.25</text:p>
          </table:table-cell>
          <table:table-cell office:value-type="string" table:style-name="ce1">
            <text:p>高雄市永安區</text:p>
          </table:table-cell>
          <table:table-cell office:value-type="float" office:value="427" table:style-name="ce1">
            <text:p>427</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農會</text:p>
          </table:table-cell>
          <table:table-cell office:value-type="float" office:value="87902836" table:style-name="ce1">
            <text:p>87902836</text:p>
          </table:table-cell>
          <table:table-cell office:value-type="string" table:style-name="ce1">
            <text:p>協助高雄市茄萣區農會辦理103年度選任人員參觀電力建設活動(預計活動時程:103.3.12-14)</text:p>
          </table:table-cell>
          <table:table-cell office:value-type="string" table:style-name="ce1">
            <text:p>103.3.12</text:p>
          </table:table-cell>
          <table:table-cell office:value-type="string" table:style-name="ce1">
            <text:p>103.3.14</text:p>
          </table:table-cell>
          <table:table-cell office:value-type="string" table:style-name="ce1">
            <text:p>高雄市茄萣區</text:p>
          </table:table-cell>
          <table:table-cell office:value-type="float" office:value="242" table:style-name="ce1">
            <text:p>242</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彌羅港文史協會</text:p>
          </table:table-cell>
          <table:table-cell office:value-type="float" office:value="15741734" table:style-name="ce1">
            <text:p>15741734</text:p>
          </table:table-cell>
          <table:table-cell office:value-type="string" table:style-name="ce1">
            <text:p>協助高雄市彌陀彌羅港文史協會辦理彌羅港2014年漯底山自然景觀探索之旅活動(預計活動時程:103.4.2)</text:p>
          </table:table-cell>
          <table:table-cell office:value-type="string" table:style-name="ce1">
            <text:p>103.4.2</text:p>
          </table:table-cell>
          <table:table-cell office:value-type="string" table:style-name="ce1">
            <text:p>103.4.2</text:p>
          </table:table-cell>
          <table:table-cell office:value-type="string" table:style-name="ce1">
            <text:p>高雄市彌陀區</text:p>
          </table:table-cell>
          <table:table-cell office:value-type="float" office:value="132" table:style-name="ce1">
            <text:p>132</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華山長壽協會</text:p>
          </table:table-cell>
          <table:table-cell office:value-type="float" office:value="25892295" table:style-name="ce1">
            <text:p>25892295</text:p>
          </table:table-cell>
          <table:table-cell office:value-type="string" table:style-name="ce1">
            <text:p>協助高雄市路竹華山長壽協會辦理103年度社區交流活動(預計活動時程:103.4.8-9)</text:p>
          </table:table-cell>
          <table:table-cell office:value-type="string" table:style-name="ce1">
            <text:p>103.4.8</text:p>
          </table:table-cell>
          <table:table-cell office:value-type="string" table:style-name="ce1">
            <text:p>103.4.9</text:p>
          </table:table-cell>
          <table:table-cell office:value-type="string" table:style-name="ce1">
            <text:p>高雄市路竹區</text:p>
          </table:table-cell>
          <table:table-cell office:value-type="float" office:value="280" table:style-name="ce1">
            <text:p>280</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p>
          </table:table-cell>
          <table:table-cell office:value-type="string" table:style-name="ce1">
            <text:p>協助高雄市湖內區公所辦理2014年區長盃桌球比賽(預計活動時程:103.4或6月)</text:p>
          </table:table-cell>
          <table:table-cell office:value-type="string" table:style-name="ce1">
            <text:p>103.4.1</text:p>
          </table:table-cell>
          <table:table-cell office:value-type="string" table:style-name="ce1">
            <text:p>103.6.1</text:p>
          </table:table-cell>
          <table:table-cell office:value-type="string" table:style-name="ce1">
            <text:p>高雄市湖內區</text:p>
          </table:table-cell>
          <table:table-cell office:value-type="float" office:value="330" table:style-name="ce1">
            <text:p>330</text:p>
          </table:table-cell>
          <table:table-cell office:value-type="float" office:value="260" table:style-name="ce1">
            <text:p>260</text:p>
          </table:table-cell>
          <table:table-cell office:value-type="float" office:value="88" table:style-name="ce1">
            <text:p>88</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嘉泰社區發展協會</text:p>
          </table:table-cell>
          <table:table-cell office:value-type="float" office:value="36651744" table:style-name="ce1">
            <text:p>36651744</text:p>
          </table:table-cell>
          <table:table-cell office:value-type="string" table:style-name="ce1">
            <text:p>協助高雄市茄萣區嘉泰社區發展協會辦理會員參訪國家建設暨節能減碳宣導活動實施計畫(預計活動時程:103.4.13-15)</text:p>
          </table:table-cell>
          <table:table-cell office:value-type="string" table:style-name="ce1">
            <text:p>103.4.13</text:p>
          </table:table-cell>
          <table:table-cell office:value-type="string" table:style-name="ce1">
            <text:p>103.4.15</text:p>
          </table:table-cell>
          <table:table-cell office:value-type="string" table:style-name="ce1">
            <text:p>高雄市茄萣區</text:p>
          </table:table-cell>
          <table:table-cell office:value-type="float" office:value="237" table:style-name="ce1">
            <text:p>237</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參訪社區暨宣導節能減碳活動(預計活動時程:103.3.21-23)</text:p>
          </table:table-cell>
          <table:table-cell office:value-type="string" table:style-name="ce1">
            <text:p>103.3.21</text:p>
          </table:table-cell>
          <table:table-cell office:value-type="string" table:style-name="ce1">
            <text:p>103.3.23</text:p>
          </table:table-cell>
          <table:table-cell office:value-type="string" table:style-name="ce1">
            <text:p>高雄市永安區</text:p>
          </table:table-cell>
          <table:table-cell office:value-type="float" office:value="266" table:style-name="ce1">
            <text:p>266</text:p>
          </table:table-cell>
          <table:table-cell office:value-type="float" office:value="70" table:style-name="ce1">
            <text:p>7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社團法人高雄市湖內老人健康促進會</text:p>
          </table:table-cell>
          <table:table-cell office:value-type="float" office:value="87881749" table:style-name="ce1">
            <text:p>87881749</text:p>
          </table:table-cell>
          <table:table-cell office:value-type="string" table:style-name="ce1">
            <text:p>協助社團法人高雄市湖內老人健康促進會辦理長青槌球比賽活動(預計活動時程:103.5.24)</text:p>
          </table:table-cell>
          <table:table-cell office:value-type="string" table:style-name="ce1">
            <text:p>103.5.24</text:p>
          </table:table-cell>
          <table:table-cell office:value-type="string" table:style-name="ce1">
            <text:p>103.5.24</text:p>
          </table:table-cell>
          <table:table-cell office:value-type="string" table:style-name="ce1">
            <text:p>高雄市湖內區</text:p>
          </table:table-cell>
          <table:table-cell office:value-type="float" office:value="174" table:style-name="ce1">
            <text:p>174</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過港社區發展協會</text:p>
          </table:table-cell>
          <table:table-cell office:value-type="float" office:value="78935815" table:style-name="ce1">
            <text:p>78935815</text:p>
          </table:table-cell>
          <table:table-cell office:value-type="string" table:style-name="ce1">
            <text:p>協助高雄市彌陀區過港社區發展協會辦理安樂宮甲午年進香大典暨民俗慶典技藝文化活動(預計活動時程:103.4.19-21)</text:p>
          </table:table-cell>
          <table:table-cell office:value-type="string" table:style-name="ce1">
            <text:p>103.4.19</text:p>
          </table:table-cell>
          <table:table-cell office:value-type="string" table:style-name="ce1">
            <text:p>103.4.21</text:p>
          </table:table-cell>
          <table:table-cell office:value-type="string" table:style-name="ce1">
            <text:p>高雄市彌陀區</text:p>
          </table:table-cell>
          <table:table-cell office:value-type="float" office:value="1350" table:style-name="ce1">
            <text:p>1350</text:p>
          </table:table-cell>
          <table:table-cell office:value-type="float" office:value="1000" table:style-name="ce1">
            <text:p>10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永安國民小學</text:p>
          </table:table-cell>
          <table:table-cell office:value-type="string" table:style-name="ce1">
            <text:p>aa</text:p>
          </table:table-cell>
          <table:table-cell office:value-type="string" table:style-name="ce1">
            <text:p>協助高雄市永安區永安國民小學辦理103年度校慶運動會活動(預計活動時程:103.4.25-26)</text:p>
          </table:table-cell>
          <table:table-cell office:value-type="string" table:style-name="ce1">
            <text:p>103.4.25</text:p>
          </table:table-cell>
          <table:table-cell office:value-type="string" table:style-name="ce1">
            <text:p>103.4.26</text:p>
          </table:table-cell>
          <table:table-cell office:value-type="string" table:style-name="ce1">
            <text:p>高雄市永安區</text:p>
          </table:table-cell>
          <table:table-cell office:value-type="float" office:value="293" table:style-name="ce1">
            <text:p>293</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中國松柏長青福利服務協會</text:p>
          </table:table-cell>
          <table:table-cell office:value-type="float" office:value="17034927" table:style-name="ce1">
            <text:p>17034927</text:p>
          </table:table-cell>
          <table:table-cell office:value-type="string" table:style-name="ce1">
            <text:p>協助中國松柏長青福利服務協會辦理103年度參觀電力建設活動(預計活動時程:103.5.25-26)</text:p>
          </table:table-cell>
          <table:table-cell office:value-type="string" table:style-name="ce1">
            <text:p>103.5.25</text:p>
          </table:table-cell>
          <table:table-cell office:value-type="string" table:style-name="ce1">
            <text:p>103.5.26</text:p>
          </table:table-cell>
          <table:table-cell office:value-type="string" table:style-name="ce1">
            <text:p>高雄市茄萣區</text:p>
          </table:table-cell>
          <table:table-cell office:value-type="float" office:value="125" table:style-name="ce1">
            <text:p>125</text:p>
          </table:table-cell>
          <table:table-cell office:value-type="float" office:value="50" table:style-name="ce1">
            <text:p>50</text:p>
          </table:table-cell>
          <table:table-cell office:value-type="float" office:value="35" table:style-name="ce1">
            <text:p>3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婦幼協會</text:p>
          </table:table-cell>
          <table:table-cell office:value-type="float" office:value="62941621" table:style-name="ce1">
            <text:p>62941621</text:p>
          </table:table-cell>
          <table:table-cell office:value-type="string" table:style-name="ce1">
            <text:p>協助高雄市路竹婦幼協會辦理地方民俗文化活動(預計活動時程:103.4.2)</text:p>
          </table:table-cell>
          <table:table-cell office:value-type="string" table:style-name="ce1">
            <text:p>103.4.2</text:p>
          </table:table-cell>
          <table:table-cell office:value-type="string" table:style-name="ce1">
            <text:p>103.4.2</text:p>
          </table:table-cell>
          <table:table-cell office:value-type="string" table:style-name="ce1">
            <text:p>高雄市路竹區</text:p>
          </table:table-cell>
          <table:table-cell office:value-type="float" office:value="650" table:style-name="ce1">
            <text:p>65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老人健康促進會</text:p>
          </table:table-cell>
          <table:table-cell office:value-type="float" office:value="62980118" table:style-name="ce1">
            <text:p>62980118</text:p>
          </table:table-cell>
          <table:table-cell office:value-type="string" table:style-name="ce1">
            <text:p>協助高雄市永安老人健康促進會辦理參訪績優長壽會暨節能減碳宣導活動(預計活動時程:103.3.30-4.1)</text:p>
          </table:table-cell>
          <table:table-cell office:value-type="string" table:style-name="ce1">
            <text:p>103.3.30</text:p>
          </table:table-cell>
          <table:table-cell office:value-type="string" table:style-name="ce1">
            <text:p>103.4.1</text:p>
          </table:table-cell>
          <table:table-cell office:value-type="string" table:style-name="ce1">
            <text:p>高雄市永安區</text:p>
          </table:table-cell>
          <table:table-cell office:value-type="float" office:value="309" table:style-name="ce1">
            <text:p>309</text:p>
          </table:table-cell>
          <table:table-cell office:value-type="float" office:value="70" table:style-name="ce1">
            <text:p>7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立茄萣國民中學</text:p>
          </table:table-cell>
          <table:table-cell office:value-type="string" table:style-name="ce1">
            <text:p>aa</text:p>
          </table:table-cell>
          <table:table-cell office:value-type="string" table:style-name="ce1">
            <text:p>協助高雄市立茄萣國民中學辦理102學年度校慶系列暨能源宣導活動(預計活動時程:103.3.28-4.4)</text:p>
          </table:table-cell>
          <table:table-cell office:value-type="string" table:style-name="ce1">
            <text:p>103.3.28</text:p>
          </table:table-cell>
          <table:table-cell office:value-type="string" table:style-name="ce1">
            <text:p>103.4.4</text:p>
          </table:table-cell>
          <table:table-cell office:value-type="string" table:style-name="ce1">
            <text:p>高雄市茄萣區</text:p>
          </table:table-cell>
          <table:table-cell office:value-type="float" office:value="237" table:style-name="ce1">
            <text:p>237</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人文發展協會</text:p>
          </table:table-cell>
          <table:table-cell office:value-type="float" office:value="26464031" table:style-name="ce1">
            <text:p>26464031</text:p>
          </table:table-cell>
          <table:table-cell office:value-type="string" table:style-name="ce1">
            <text:p>協助高雄市湖內人文發展協會辦理節約能源宣導暨文化創意-湖內特色油畫展示(預計活動時程:103.4.19-26)</text:p>
          </table:table-cell>
          <table:table-cell office:value-type="string" table:style-name="ce1">
            <text:p>103.4.19</text:p>
          </table:table-cell>
          <table:table-cell office:value-type="string" table:style-name="ce1">
            <text:p>103.4.26</text:p>
          </table:table-cell>
          <table:table-cell office:value-type="string" table:style-name="ce1">
            <text:p>高雄市湖內區</text:p>
          </table:table-cell>
          <table:table-cell office:value-type="float" office:value="179" table:style-name="ce1">
            <text:p>179</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社團法人高雄市彌陀文安長壽協會</text:p>
          </table:table-cell>
          <table:table-cell office:value-type="float" office:value="74824057" table:style-name="ce1">
            <text:p>74824057</text:p>
          </table:table-cell>
          <table:table-cell office:value-type="string" table:style-name="ce1">
            <text:p>協助社團法人高雄市彌陀文安長壽協會辦理103年度會員參加地方產業文化交流活動(預計活動時程:103.3.28-30)</text:p>
          </table:table-cell>
          <table:table-cell office:value-type="string" table:style-name="ce1">
            <text:p>103.3.28</text:p>
          </table:table-cell>
          <table:table-cell office:value-type="string" table:style-name="ce1">
            <text:p>103.3.30</text:p>
          </table:table-cell>
          <table:table-cell office:value-type="string" table:style-name="ce1">
            <text:p>高雄市彌陀</text:p>
          </table:table-cell>
          <table:table-cell office:value-type="float" office:value="454" table:style-name="ce1">
            <text:p>454</text:p>
          </table:table-cell>
          <table:table-cell office:value-type="float" office:value="200" table:style-name="ce1">
            <text:p>20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社服協會</text:p>
          </table:table-cell>
          <table:table-cell office:value-type="float" office:value="36643528" table:style-name="ce1">
            <text:p>36643528</text:p>
          </table:table-cell>
          <table:table-cell office:value-type="string" table:style-name="ce1">
            <text:p>協助高雄市茄萣社服協會辦理會員參觀國家電力建設暨節約能源宣導活動(預計活動時程:103.4.27-28)</text:p>
          </table:table-cell>
          <table:table-cell office:value-type="string" table:style-name="ce1">
            <text:p>103.4.27</text:p>
          </table:table-cell>
          <table:table-cell office:value-type="string" table:style-name="ce1">
            <text:p>103.4.28</text:p>
          </table:table-cell>
          <table:table-cell office:value-type="string" table:style-name="ce1">
            <text:p>高雄市茄萣區</text:p>
          </table:table-cell>
          <table:table-cell office:value-type="float" office:value="263" table:style-name="ce1">
            <text:p>263</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3年度辦理地方特產茭白筍產銷班員區外研習暨參訪電力設施活動計畫書(預計施行時程:103.3-8月)</text:p>
          </table:table-cell>
          <table:table-cell office:value-type="string" table:style-name="ce1">
            <text:p>103.03.01</text:p>
          </table:table-cell>
          <table:table-cell office:value-type="string" table:style-name="ce1">
            <text:p>103.08.31</text:p>
          </table:table-cell>
          <table:table-cell office:value-type="string" table:style-name="ce1">
            <text:p>高雄市、雲林縣</text:p>
          </table:table-cell>
          <table:table-cell office:value-type="float" office:value="358" table:style-name="ce1">
            <text:p>358</text:p>
          </table:table-cell>
          <table:table-cell office:value-type="float" office:value="80" table:style-name="ce1">
            <text:p>8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協助各里辦公處103年媽祖遶境祭典活動(預計活動時程:103.4.22-8.31)</text:p>
          </table:table-cell>
          <table:table-cell office:value-type="string" table:style-name="ce1">
            <text:p>103.04.22</text:p>
          </table:table-cell>
          <table:table-cell office:value-type="string" table:style-name="ce1">
            <text:p>103.08.31</text:p>
          </table:table-cell>
          <table:table-cell office:value-type="string" table:style-name="ce1">
            <text:p>新北市石門區</text:p>
          </table:table-cell>
          <table:table-cell office:value-type="float" office:value="270" table:style-name="ce1">
            <text:p>270</text:p>
          </table:table-cell>
          <table:table-cell office:value-type="float" office:value="270" table:style-name="ce1">
            <text:p>270</text:p>
          </table:table-cell>
          <table:table-cell office:value-type="float" office:value="270" table:style-name="ce1">
            <text:p>2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103年中元普渡祭典活動(預計活動時程:103.8)</text:p>
          </table:table-cell>
          <table:table-cell office:value-type="string" table:style-name="ce1">
            <text:p>103.08.01</text:p>
          </table:table-cell>
          <table:table-cell office:value-type="string" table:style-name="ce1">
            <text:p>103.08.31</text:p>
          </table:table-cell>
          <table:table-cell office:value-type="string" table:style-name="ce1">
            <text:p>新北市石門區</text:p>
          </table:table-cell>
          <table:table-cell office:value-type="float" office:value="550" table:style-name="ce1">
            <text:p>55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五南社區發展協會</text:p>
          </table:table-cell>
          <table:table-cell office:value-type="float" office:value="66954610" table:style-name="ce1">
            <text:p>66954610</text:p>
          </table:table-cell>
          <table:table-cell office:value-type="string" table:style-name="ce1">
            <text:p>協助新北市金山區五南社區發展協會辦理103年度績優社區觀摩研習活動(預計活動時程:103.4.1-6.30)</text:p>
          </table:table-cell>
          <table:table-cell office:value-type="string" table:style-name="ce1">
            <text:p>103.04.01</text:p>
          </table:table-cell>
          <table:table-cell office:value-type="string" table:style-name="ce1">
            <text:p>103.06.30</text:p>
          </table:table-cell>
          <table:table-cell office:value-type="string" table:style-name="ce1">
            <text:p>屏東縣琉球鄉</text:p>
          </table:table-cell>
          <table:table-cell office:value-type="float" office:value="545" table:style-name="ce1">
            <text:p>545</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健康育樂推廣協會</text:p>
          </table:table-cell>
          <table:table-cell office:value-type="float" office:value="31783437" table:style-name="ce1">
            <text:p>31783437</text:p>
          </table:table-cell>
          <table:table-cell office:value-type="string" table:style-name="ce1">
            <text:p>協助新北市健康育樂推廣協會辦理關懷弱勢、愛心慈善慰問暨社會福利宣導、戶外休閒安全防護講習暨社福與核安宣導活動(預計活動時程:103.4-5月)</text:p>
          </table:table-cell>
          <table:table-cell office:value-type="string" table:style-name="ce1">
            <text:p>103.04.01</text:p>
          </table:table-cell>
          <table:table-cell office:value-type="string" table:style-name="ce1">
            <text:p>103.05.31</text:p>
          </table:table-cell>
          <table:table-cell office:value-type="string" table:style-name="ce1">
            <text:p>高雄市</text:p>
          </table:table-cell>
          <table:table-cell office:value-type="float" office:value="538" table:style-name="ce1">
            <text:p>538</text:p>
          </table:table-cell>
          <table:table-cell office:value-type="float" office:value="120" table:style-name="ce1">
            <text:p>12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老人會</text:p>
          </table:table-cell>
          <table:table-cell office:value-type="float" office:value="2254205" table:style-name="ce1">
            <text:p>2254205</text:p>
          </table:table-cell>
          <table:table-cell office:value-type="string" table:style-name="ce1">
            <text:p>協助新北市金山區老人會辦理會員教育研習暨節能減碳宣導活動(預計活動時程:103.4.5月)</text:p>
          </table:table-cell>
          <table:table-cell office:value-type="string" table:style-name="ce1">
            <text:p>103.04.01</text:p>
          </table:table-cell>
          <table:table-cell office:value-type="string" table:style-name="ce1">
            <text:p>103.05.31</text:p>
          </table:table-cell>
          <table:table-cell office:value-type="string" table:style-name="ce1">
            <text:p>桃園縣、苗栗縣</text:p>
          </table:table-cell>
          <table:table-cell office:value-type="float" office:value="601" table:style-name="ce1">
            <text:p>601</text:p>
          </table:table-cell>
          <table:table-cell office:value-type="float" office:value="120" table:style-name="ce1">
            <text:p>12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早覺會</text:p>
          </table:table-cell>
          <table:table-cell office:value-type="float" office:value="8655847" table:style-name="ce1">
            <text:p>8655847</text:p>
          </table:table-cell>
          <table:table-cell office:value-type="string" table:style-name="ce1">
            <text:p>協助新北市金山區早覺會辦理健康活力全民健行活動(預計活動時程:103.4)</text:p>
          </table:table-cell>
          <table:table-cell office:value-type="string" table:style-name="ce1">
            <text:p>103.04.01</text:p>
          </table:table-cell>
          <table:table-cell office:value-type="string" table:style-name="ce1">
            <text:p>103.04.30</text:p>
          </table:table-cell>
          <table:table-cell office:value-type="string" table:style-name="ce1">
            <text:p>新北市金山區</text:p>
          </table:table-cell>
          <table:table-cell office:value-type="float" office:value="311" table:style-name="ce1">
            <text:p>311</text:p>
          </table:table-cell>
          <table:table-cell office:value-type="float" office:value="120" table:style-name="ce1">
            <text:p>120</text:p>
          </table:table-cell>
          <table:table-cell office:value-type="float" office:value="120" table:style-name="ce1">
            <text:p>1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中角國民小學</text:p>
          </table:table-cell>
          <table:table-cell office:value-type="string" table:style-name="ce1">
            <text:p>aa</text:p>
          </table:table-cell>
          <table:table-cell office:value-type="string" table:style-name="ce1">
            <text:p>協助新北市金山區中角國民小學辦理創校60週年-三代同校家庭表揚暨傑出校友表揚(預計活動時程:103.4月)</text:p>
          </table:table-cell>
          <table:table-cell office:value-type="string" table:style-name="ce1">
            <text:p>103.04.01</text:p>
          </table:table-cell>
          <table:table-cell office:value-type="string" table:style-name="ce1">
            <text:p>103.04.30</text:p>
          </table:table-cell>
          <table:table-cell office:value-type="string" table:style-name="ce1">
            <text:p>新北市金山區</text:p>
          </table:table-cell>
          <table:table-cell office:value-type="float" office:value="142" table:style-name="ce1">
            <text:p>142</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漁會</text:p>
          </table:table-cell>
          <table:table-cell office:value-type="float" office:value="37161409" table:style-name="ce1">
            <text:p>37161409</text:p>
          </table:table-cell>
          <table:table-cell office:value-type="string" table:style-name="ce1">
            <text:p>協助新北市萬里區漁會辦理103年漁村生活改善教育觀摩外縣市地方建設活動(預計活動時程:103.5.1-31)</text:p>
          </table:table-cell>
          <table:table-cell office:value-type="string" table:style-name="ce1">
            <text:p>103.05.01</text:p>
          </table:table-cell>
          <table:table-cell office:value-type="string" table:style-name="ce1">
            <text:p>103.05.31</text:p>
          </table:table-cell>
          <table:table-cell office:value-type="string" table:style-name="ce1">
            <text:p>台中市</text:p>
          </table:table-cell>
          <table:table-cell office:value-type="float" office:value="602" table:style-name="ce1">
            <text:p>602</text:p>
          </table:table-cell>
          <table:table-cell office:value-type="float" office:value="270" table:style-name="ce1">
            <text:p>270</text:p>
          </table:table-cell>
          <table:table-cell office:value-type="float" office:value="270" table:style-name="ce1">
            <text:p>2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野柳社區發展協會</text:p>
          </table:table-cell>
          <table:table-cell office:value-type="float" office:value="94995917" table:style-name="ce1">
            <text:p>94995917</text:p>
          </table:table-cell>
          <table:table-cell office:value-type="string" table:style-name="ce1">
            <text:p>協助新北市萬里區野柳社區發展協會辦理103年度會員教育訓練及社區觀摩活動(預計活動時程:103.5.19-21)</text:p>
          </table:table-cell>
          <table:table-cell office:value-type="string" table:style-name="ce1">
            <text:p>103.05.19</text:p>
          </table:table-cell>
          <table:table-cell office:value-type="string" table:style-name="ce1">
            <text:p>103.05.21</text:p>
          </table:table-cell>
          <table:table-cell office:value-type="string" table:style-name="ce1">
            <text:p>台中市</text:p>
          </table:table-cell>
          <table:table-cell office:value-type="float" office:value="472" table:style-name="ce1">
            <text:p>472</text:p>
          </table:table-cell>
          <table:table-cell office:value-type="float" office:value="160" table:style-name="ce1">
            <text:p>160</text:p>
          </table:table-cell>
          <table:table-cell office:value-type="float" office:value="160" table:style-name="ce1">
            <text:p>1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103年度藝文展演活動(預計活動時程:103.4-11月)</text:p>
          </table:table-cell>
          <table:table-cell office:value-type="string" table:style-name="ce1">
            <text:p>103.04.01</text:p>
          </table:table-cell>
          <table:table-cell office:value-type="string" table:style-name="ce1">
            <text:p>103.11.30</text:p>
          </table:table-cell>
          <table:table-cell office:value-type="string" table:style-name="ce1">
            <text:p>新北市金山區</text:p>
          </table:table-cell>
          <table:table-cell office:value-type="float" office:value="660" table:style-name="ce1">
            <text:p>66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各里聯合慶祝103年度九九重陽敬老活動(預計活動時程:103.9-10月)</text:p>
          </table:table-cell>
          <table:table-cell office:value-type="string" table:style-name="ce1">
            <text:p>103.09.01</text:p>
          </table:table-cell>
          <table:table-cell office:value-type="string" table:style-name="ce1">
            <text:p>103.10.31</text:p>
          </table:table-cell>
          <table:table-cell office:value-type="string" table:style-name="ce1">
            <text:p>新北市金山區</text:p>
          </table:table-cell>
          <table:table-cell office:value-type="float" office:value="1100" table:style-name="ce1">
            <text:p>11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新北市金山區生命守護天使，樂活100活動(預計活動時程:103.12)</text:p>
          </table:table-cell>
          <table:table-cell office:value-type="string" table:style-name="ce1">
            <text:p>103.12.01</text:p>
          </table:table-cell>
          <table:table-cell office:value-type="string" table:style-name="ce1">
            <text:p>103.12.31</text:p>
          </table:table-cell>
          <table:table-cell office:value-type="string" table:style-name="ce1">
            <text:p>新北市金山區</text:p>
          </table:table-cell>
          <table:table-cell office:value-type="float" office:value="750" table:style-name="ce1">
            <text:p>750</text:p>
          </table:table-cell>
          <table:table-cell office:value-type="float" office:value="270" table:style-name="ce1">
            <text:p>270</text:p>
          </table:table-cell>
          <table:table-cell office:value-type="float" office:value="270" table:style-name="ce1">
            <text:p>2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103年度新北市萬里區區民生活扶助</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21397" table:style-name="ce1">
            <text:p>21397</text:p>
          </table:table-cell>
          <table:table-cell office:value-type="float" office:value="21397" table:style-name="ce1">
            <text:p>21397</text:p>
          </table:table-cell>
          <table:table-cell office:value-type="float" office:value="21397" table:style-name="ce1">
            <text:p>21397</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滿州鄉公所</text:p>
          </table:table-cell>
          <table:table-cell office:value-type="float" office:value="91607603" table:style-name="ce1">
            <text:p>91607603</text:p>
          </table:table-cell>
          <table:table-cell office:value-type="string" table:style-name="ce1">
            <text:p>協助屏東縣滿州鄉公所辦理2014滿洲飛魚季觀光活動計畫(預計活動時程:103.5.3)</text:p>
          </table:table-cell>
          <table:table-cell office:value-type="string" table:style-name="ce1">
            <text:p>103.5.3</text:p>
          </table:table-cell>
          <table:table-cell office:value-type="string" table:style-name="ce1">
            <text:p>103.5.3</text:p>
          </table:table-cell>
          <table:table-cell office:value-type="string" table:style-name="ce1">
            <text:p>屏東縣滿州鄉</text:p>
          </table:table-cell>
          <table:table-cell office:value-type="float" office:value="2300" table:style-name="ce1">
            <text:p>2300</text:p>
          </table:table-cell>
          <table:table-cell office:value-type="float" office:value="300" table:style-name="ce1">
            <text:p>30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外木山民俗文化觀光協會</text:p>
          </table:table-cell>
          <table:table-cell office:value-type="float" office:value="37959762" table:style-name="ce1">
            <text:p>37959762</text:p>
          </table:table-cell>
          <table:table-cell office:value-type="string" table:style-name="ce1">
            <text:p>協助基隆市外木山民俗文化觀光協會辦理協安宮會員大會暨祭祀祈福活動(預計活動時程:103.3.2-14)</text:p>
          </table:table-cell>
          <table:table-cell office:value-type="string" table:style-name="ce1">
            <text:p>103.3.2</text:p>
          </table:table-cell>
          <table:table-cell office:value-type="string" table:style-name="ce1">
            <text:p>103.3.14</text:p>
          </table:table-cell>
          <table:table-cell office:value-type="string" table:style-name="ce1">
            <text:p>基隆市中山區</text:p>
          </table:table-cell>
          <table:table-cell office:value-type="float" office:value="110" table:style-name="ce1">
            <text:p>110</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103年青少年水上安全夏令營(預計主動關懷弱勢活動時程:103.7.1-31)</text:p>
          </table:table-cell>
          <table:table-cell office:value-type="string" table:style-name="ce1">
            <text:p>103.7.1</text:p>
          </table:table-cell>
          <table:table-cell office:value-type="string" table:style-name="ce1">
            <text:p>103.7.31</text:p>
          </table:table-cell>
          <table:table-cell office:value-type="string" table:style-name="ce1">
            <text:p>基隆市中山區</text:p>
          </table:table-cell>
          <table:table-cell office:value-type="float" office:value="465" table:style-name="ce1">
            <text:p>465</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田心美食推展協會</text:p>
          </table:table-cell>
          <table:table-cell office:value-type="float" office:value="26950716" table:style-name="ce1">
            <text:p>26950716</text:p>
          </table:table-cell>
          <table:table-cell office:value-type="string" table:style-name="ce1">
            <text:p>協助苗栗縣苑裡鎮田心美食推展協會辦理103年烹飪教室研習暨參觀火力發電廠活動(預計活動時程:103.3.8-9)</text:p>
          </table:table-cell>
          <table:table-cell office:value-type="string" table:style-name="ce1">
            <text:p>103.3.8</text:p>
          </table:table-cell>
          <table:table-cell office:value-type="string" table:style-name="ce1">
            <text:p>103.3.9</text:p>
          </table:table-cell>
          <table:table-cell office:value-type="string" table:style-name="ce1">
            <text:p>苗栗縣苑裡鎮</text:p>
          </table:table-cell>
          <table:table-cell office:value-type="float" office:value="149" table:style-name="ce1">
            <text:p>149</text:p>
          </table:table-cell>
          <table:table-cell office:value-type="float" office:value="70" table:style-name="ce1">
            <text:p>7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西社區發展協會</text:p>
          </table:table-cell>
          <table:table-cell office:value-type="float" office:value="78547688" table:style-name="ce1">
            <text:p>78547688</text:p>
          </table:table-cell>
          <table:table-cell office:value-type="string" table:style-name="ce1">
            <text:p>協助苗栗縣通霄鎮通西社區發展協會辦理媽媽教室103年度第一期土風舞班研習活動(預計活動時程:103.3.3-5.31)</text:p>
          </table:table-cell>
          <table:table-cell office:value-type="string" table:style-name="ce1">
            <text:p>103.3.3</text:p>
          </table:table-cell>
          <table:table-cell office:value-type="string" table:style-name="ce1">
            <text:p>103.5.31</text:p>
          </table:table-cell>
          <table:table-cell office:value-type="string" table:style-name="ce1">
            <text:p>苗栗縣通霄鎮</text:p>
          </table:table-cell>
          <table:table-cell office:value-type="float" office:value="188" table:style-name="ce1">
            <text:p>188</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社苓社區發展協會</text:p>
          </table:table-cell>
          <table:table-cell office:value-type="float" office:value="19305018" table:style-name="ce1">
            <text:p>19305018</text:p>
          </table:table-cell>
          <table:table-cell office:value-type="string" table:style-name="ce1">
            <text:p>協助苗栗縣苑裡鎮社苓社區發展協會辦理103年度富麗農村計劃工作研習活動(預計活動時程:103.3.23-24)</text:p>
          </table:table-cell>
          <table:table-cell office:value-type="string" table:style-name="ce1">
            <text:p>103.3.23</text:p>
          </table:table-cell>
          <table:table-cell office:value-type="string" table:style-name="ce1">
            <text:p>103.3.24</text:p>
          </table:table-cell>
          <table:table-cell office:value-type="string" table:style-name="ce1">
            <text:p>苗栗縣苑裡鎮</text:p>
          </table:table-cell>
          <table:table-cell office:value-type="float" office:value="374" table:style-name="ce1">
            <text:p>374</text:p>
          </table:table-cell>
          <table:table-cell office:value-type="float" office:value="187" table:style-name="ce1">
            <text:p>187</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坪頂社區發展協會</text:p>
          </table:table-cell>
          <table:table-cell office:value-type="float" office:value="66843283" table:style-name="ce1">
            <text:p>66843283</text:p>
          </table:table-cell>
          <table:table-cell office:value-type="string" table:style-name="ce1">
            <text:p>協助苗栗縣通霄鎮坪頂社區發展協會辦理新年新氣象，打造社區環境新風貌暨節能減碳宣導之活動(預計活動時程:103.3.23)</text:p>
          </table:table-cell>
          <table:table-cell office:value-type="string" table:style-name="ce1">
            <text:p>103.3.23</text:p>
          </table:table-cell>
          <table:table-cell office:value-type="string" table:style-name="ce1">
            <text:p>103.3.23</text:p>
          </table:table-cell>
          <table:table-cell office:value-type="string" table:style-name="ce1">
            <text:p>苗栗縣通霄鎮</text:p>
          </table:table-cell>
          <table:table-cell office:value-type="float" office:value="61" table:style-name="ce1">
            <text:p>61</text:p>
          </table:table-cell>
          <table:table-cell office:value-type="float" office:value="50" table:style-name="ce1">
            <text:p>50</text:p>
          </table:table-cell>
          <table:table-cell office:value-type="float" office:value="35" table:style-name="ce1">
            <text:p>35</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鄉土關愛協會</text:p>
          </table:table-cell>
          <table:table-cell office:value-type="float" office:value="10934297" table:style-name="ce1">
            <text:p>10934297</text:p>
          </table:table-cell>
          <table:table-cell office:value-type="string" table:style-name="ce1">
            <text:p>協助苗栗縣鄉土關愛協會辦理2014慈后媽祖文化節暨社區環保節能減碳活動(預計活動時程:103.3.29、30)</text:p>
          </table:table-cell>
          <table:table-cell office:value-type="string" table:style-name="ce1">
            <text:p>103.3.29</text:p>
          </table:table-cell>
          <table:table-cell office:value-type="string" table:style-name="ce1">
            <text:p>103.3.30</text:p>
          </table:table-cell>
          <table:table-cell office:value-type="string" table:style-name="ce1">
            <text:p>苗栗縣通霄鎮</text:p>
          </table:table-cell>
          <table:table-cell office:value-type="float" office:value="861" table:style-name="ce1">
            <text:p>861</text:p>
          </table:table-cell>
          <table:table-cell office:value-type="float" office:value="600" table:style-name="ce1">
            <text:p>6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體育會</text:p>
          </table:table-cell>
          <table:table-cell office:value-type="float" office:value="19267865" table:style-name="ce1">
            <text:p>19267865</text:p>
          </table:table-cell>
          <table:table-cell office:value-type="string" table:style-name="ce1">
            <text:p>協助苗栗縣苑裡鎮體育會辦理103年縣長盃躲避球錦標賽(預計活動時程:103.3.13-15)</text:p>
          </table:table-cell>
          <table:table-cell office:value-type="string" table:style-name="ce1">
            <text:p>103.3.13</text:p>
          </table:table-cell>
          <table:table-cell office:value-type="string" table:style-name="ce1">
            <text:p>103.3.15</text:p>
          </table:table-cell>
          <table:table-cell office:value-type="string" table:style-name="ce1">
            <text:p>苗栗縣苑裡鎮</text:p>
          </table:table-cell>
          <table:table-cell office:value-type="float" office:value="157" table:style-name="ce1">
            <text:p>157</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四庄媽祖民俗文化協會</text:p>
          </table:table-cell>
          <table:table-cell office:value-type="float" office:value="45602392" table:style-name="ce1">
            <text:p>45602392</text:p>
          </table:table-cell>
          <table:table-cell office:value-type="string" table:style-name="ce1">
            <text:p>協助苗栗縣通霄鎮四庄媽祖民俗文化協會辦理苗栗宗教觀光巡禮四庄媽遶境(預計活動時程:103.3.29-30)</text:p>
          </table:table-cell>
          <table:table-cell office:value-type="string" table:style-name="ce1">
            <text:p>103.3.29</text:p>
          </table:table-cell>
          <table:table-cell office:value-type="string" table:style-name="ce1">
            <text:p>103.3.30</text:p>
          </table:table-cell>
          <table:table-cell office:value-type="string" table:style-name="ce1">
            <text:p>苗栗縣通霄鎮</text:p>
          </table:table-cell>
          <table:table-cell office:value-type="float" office:value="1446" table:style-name="ce1">
            <text:p>1446</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慈祥佛舞文化協會</text:p>
          </table:table-cell>
          <table:table-cell office:value-type="float" office:value="25326692" table:style-name="ce1">
            <text:p>25326692</text:p>
          </table:table-cell>
          <table:table-cell office:value-type="string" table:style-name="ce1">
            <text:p>協助苗栗縣慈祥佛舞文化協會辦理恭祝觀世音佛祖佛誕千秋活動(預計活動時程:103.3.16)</text:p>
          </table:table-cell>
          <table:table-cell office:value-type="string" table:style-name="ce1">
            <text:p>103.3.16</text:p>
          </table:table-cell>
          <table:table-cell office:value-type="string" table:style-name="ce1">
            <text:p>103.3.16</text:p>
          </table:table-cell>
          <table:table-cell office:value-type="string" table:style-name="ce1">
            <text:p>苗栗縣苑裡鎮</text:p>
          </table:table-cell>
          <table:table-cell office:value-type="float" office:value="181" table:style-name="ce1">
            <text:p>181</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東社區發展協會</text:p>
          </table:table-cell>
          <table:table-cell office:value-type="float" office:value="66845418" table:style-name="ce1">
            <text:p>66845418</text:p>
          </table:table-cell>
          <table:table-cell office:value-type="string" table:style-name="ce1">
            <text:p>協助苗栗縣通霄鎮通東社區發展協會辦理103年度社區活力有氧健康操暨節能減碳宣導活動(預計活動時程:103.4.27)</text:p>
          </table:table-cell>
          <table:table-cell office:value-type="string" table:style-name="ce1">
            <text:p>103.4.27</text:p>
          </table:table-cell>
          <table:table-cell office:value-type="string" table:style-name="ce1">
            <text:p>103.4.27</text:p>
          </table:table-cell>
          <table:table-cell office:value-type="string" table:style-name="ce1">
            <text:p>苗栗縣通霄鎮</text:p>
          </table:table-cell>
          <table:table-cell office:value-type="float" office:value="175" table:style-name="ce1">
            <text:p>175</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愛舞者藝文推展協會</text:p>
          </table:table-cell>
          <table:table-cell office:value-type="float" office:value="25334460" table:style-name="ce1">
            <text:p>25334460</text:p>
          </table:table-cell>
          <table:table-cell office:value-type="string" table:style-name="ce1">
            <text:p>協助苗栗縣愛舞者藝文推展協會辦理厝邊隔壁相招來運動 社區親子趣味競賽暨節能減碳支持電力建設宣導活動(預計活動時程:103.4.27)</text:p>
          </table:table-cell>
          <table:table-cell office:value-type="string" table:style-name="ce1">
            <text:p>103.4.27</text:p>
          </table:table-cell>
          <table:table-cell office:value-type="string" table:style-name="ce1">
            <text:p>103.4.27</text:p>
          </table:table-cell>
          <table:table-cell office:value-type="string" table:style-name="ce1">
            <text:p>苗栗縣通霄鎮</text:p>
          </table:table-cell>
          <table:table-cell office:value-type="float" office:value="185" table:style-name="ce1">
            <text:p>185</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五福庄媽祖文化協會</text:p>
          </table:table-cell>
          <table:table-cell office:value-type="float" office:value="10903631" table:style-name="ce1">
            <text:p>10903631</text:p>
          </table:table-cell>
          <table:table-cell office:value-type="string" table:style-name="ce1">
            <text:p>協助苗栗縣通霄五福庄媽祖文化協會辦理103年五福天上聖母祈福文化活動實施計畫書(預計活動時程:103.4.19-20)</text:p>
          </table:table-cell>
          <table:table-cell office:value-type="string" table:style-name="ce1">
            <text:p>103.4.19</text:p>
          </table:table-cell>
          <table:table-cell office:value-type="string" table:style-name="ce1">
            <text:p>103.4.20</text:p>
          </table:table-cell>
          <table:table-cell office:value-type="string" table:style-name="ce1">
            <text:p>苗栗縣通霄鎮</text:p>
          </table:table-cell>
          <table:table-cell office:value-type="float" office:value="299" table:style-name="ce1">
            <text:p>299</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恆山福德客家文化推展協會</text:p>
          </table:table-cell>
          <table:table-cell office:value-type="float" office:value="25458503" table:style-name="ce1">
            <text:p>25458503</text:p>
          </table:table-cell>
          <table:table-cell office:value-type="string" table:style-name="ce1">
            <text:p>協助苗栗縣恆山福德客家文化推展協會辦理「2014蕉埔賞花聞香、客庄相迎」第四屆柚花季暨節能減碳親子健行活動(預計活動時程:103.4.20)</text:p>
          </table:table-cell>
          <table:table-cell office:value-type="string" table:style-name="ce1">
            <text:p>103.4.20</text:p>
          </table:table-cell>
          <table:table-cell office:value-type="string" table:style-name="ce1">
            <text:p>103.4.20</text:p>
          </table:table-cell>
          <table:table-cell office:value-type="string" table:style-name="ce1">
            <text:p>苗栗縣苑裡鎮</text:p>
          </table:table-cell>
          <table:table-cell office:value-type="float" office:value="430" table:style-name="ce1">
            <text:p>430</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烏眉社區發展協會</text:p>
          </table:table-cell>
          <table:table-cell office:value-type="float" office:value="66843241" table:style-name="ce1">
            <text:p>66843241</text:p>
          </table:table-cell>
          <table:table-cell office:value-type="string" table:style-name="ce1">
            <text:p>協助苗栗縣通霄鎮烏眉社區發展協會辦理103年度社區媽祖文化活動(預計活動時程:103.3.22)</text:p>
          </table:table-cell>
          <table:table-cell office:value-type="string" table:style-name="ce1">
            <text:p>103.3.22</text:p>
          </table:table-cell>
          <table:table-cell office:value-type="string" table:style-name="ce1">
            <text:p>103.3.22</text:p>
          </table:table-cell>
          <table:table-cell office:value-type="string" table:style-name="ce1">
            <text:p>苗栗縣通霄鎮</text:p>
          </table:table-cell>
          <table:table-cell office:value-type="float" office:value="174" table:style-name="ce1">
            <text:p>174</text:p>
          </table:table-cell>
          <table:table-cell office:value-type="float" office:value="70" table:style-name="ce1">
            <text:p>70</text:p>
          </table:table-cell>
          <table:table-cell office:value-type="float" office:value="35" table:style-name="ce1">
            <text:p>3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救援協會</text:p>
          </table:table-cell>
          <table:table-cell office:value-type="float" office:value="10919562" table:style-name="ce1">
            <text:p>10919562</text:p>
          </table:table-cell>
          <table:table-cell office:value-type="string" table:style-name="ce1">
            <text:p>協助苗栗縣苑裡救援協會辦理103年歌謠班研習活動(預計活動時程:103.3.29-9.28)</text:p>
          </table:table-cell>
          <table:table-cell office:value-type="string" table:style-name="ce1">
            <text:p>103.3.29</text:p>
          </table:table-cell>
          <table:table-cell office:value-type="string" table:style-name="ce1">
            <text:p>103.9.28</text:p>
          </table:table-cell>
          <table:table-cell office:value-type="string" table:style-name="ce1">
            <text:p>苗栗縣苑裡鎮</text:p>
          </table:table-cell>
          <table:table-cell office:value-type="float" office:value="116" table:style-name="ce1">
            <text:p>116</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蓬山文教協會</text:p>
          </table:table-cell>
          <table:table-cell office:value-type="float" office:value="14290515" table:style-name="ce1">
            <text:p>14290515</text:p>
          </table:table-cell>
          <table:table-cell office:value-type="string" table:style-name="ce1">
            <text:p>協助苗栗縣蓬山文教協會辦理苑裡藺編詩歌吟唱演奏研習暨發表會(預計活動時程:103.4.12-6.8)</text:p>
          </table:table-cell>
          <table:table-cell office:value-type="string" table:style-name="ce1">
            <text:p>103.4.12</text:p>
          </table:table-cell>
          <table:table-cell office:value-type="string" table:style-name="ce1">
            <text:p>103.6.8</text:p>
          </table:table-cell>
          <table:table-cell office:value-type="string" table:style-name="ce1">
            <text:p>苗栗縣苑裡鎮</text:p>
          </table:table-cell>
          <table:table-cell office:value-type="float" office:value="240" table:style-name="ce1">
            <text:p>240</text:p>
          </table:table-cell>
          <table:table-cell office:value-type="float" office:value="180" table:style-name="ce1">
            <text:p>18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通霄鎮公所辦理2014白沙屯媽祖進香遶境祈福晚會(預計活動時程:103.3.20)</text:p>
          </table:table-cell>
          <table:table-cell office:value-type="string" table:style-name="ce1">
            <text:p>103.3.20</text:p>
          </table:table-cell>
          <table:table-cell office:value-type="string" table:style-name="ce1">
            <text:p>103.3.20</text:p>
          </table:table-cell>
          <table:table-cell office:value-type="string" table:style-name="ce1">
            <text:p>苗栗縣通霄鎮</text:p>
          </table:table-cell>
          <table:table-cell office:value-type="float" office:value="960" table:style-name="ce1">
            <text:p>960</text:p>
          </table:table-cell>
          <table:table-cell office:value-type="float" office:value="560" table:style-name="ce1">
            <text:p>560</text:p>
          </table:table-cell>
          <table:table-cell office:value-type="float" office:value="500" table:style-name="ce1">
            <text:p>5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農會</text:p>
          </table:table-cell>
          <table:table-cell office:value-type="float" office:value="49275005" table:style-name="ce1">
            <text:p>49275005</text:p>
          </table:table-cell>
          <table:table-cell office:value-type="string" table:style-name="ce1">
            <text:p>協助苗栗縣通霄鎮農會辦理103年度1、2期水旱田及各種農作物化學肥料補助計畫(預計施行時程:103.1.20-11.30)</text:p>
          </table:table-cell>
          <table:table-cell office:value-type="string" table:style-name="ce1">
            <text:p>103.1.20</text:p>
          </table:table-cell>
          <table:table-cell office:value-type="string" table:style-name="ce1">
            <text:p>103.11.30</text:p>
          </table:table-cell>
          <table:table-cell office:value-type="string" table:style-name="ce1">
            <text:p>苗栗縣通霄鎮</text:p>
          </table:table-cell>
          <table:table-cell office:value-type="float" office:value="12341" table:style-name="ce1">
            <text:p>12341</text:p>
          </table:table-cell>
          <table:table-cell office:value-type="float" office:value="960" table:style-name="ce1">
            <text:p>960</text:p>
          </table:table-cell>
          <table:table-cell office:value-type="float" office:value="700" table:style-name="ce1">
            <text:p>7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農會</text:p>
          </table:table-cell>
          <table:table-cell office:value-type="float" office:value="45387561" table:style-name="ce1">
            <text:p>45387561</text:p>
          </table:table-cell>
          <table:table-cell office:value-type="string" table:style-name="ce1">
            <text:p>協助苗栗縣苑裡鎮農會辦理103年度辦理1、2期水稻及各種農作物化學肥料補助計畫(預計活動時程:103.3.1-12.31)</text:p>
          </table:table-cell>
          <table:table-cell office:value-type="string" table:style-name="ce1">
            <text:p>103.3.1</text:p>
          </table:table-cell>
          <table:table-cell office:value-type="string" table:style-name="ce1">
            <text:p>103.12.31</text:p>
          </table:table-cell>
          <table:table-cell office:value-type="string" table:style-name="ce1">
            <text:p>苗栗縣苑裡鎮</text:p>
          </table:table-cell>
          <table:table-cell office:value-type="float" office:value="13094" table:style-name="ce1">
            <text:p>13094</text:p>
          </table:table-cell>
          <table:table-cell office:value-type="float" office:value="1020" table:style-name="ce1">
            <text:p>1020</text:p>
          </table:table-cell>
          <table:table-cell office:value-type="float" office:value="600" table:style-name="ce1">
            <text:p>6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菩提苑共修關懷慈善會</text:p>
          </table:table-cell>
          <table:table-cell office:value-type="float" office:value="20400623" table:style-name="ce1">
            <text:p>20400623</text:p>
          </table:table-cell>
          <table:table-cell office:value-type="string" table:style-name="ce1">
            <text:p>協助臺中市菩提苑共修關懷慈善會辦理清明報恩祈福消災地藏法會暨宣導支持台電公司電力建設活動(預計活動時程:103.3.15-16)</text:p>
          </table:table-cell>
          <table:table-cell office:value-type="string" table:style-name="ce1">
            <text:p>103.3.15</text:p>
          </table:table-cell>
          <table:table-cell office:value-type="string" table:style-name="ce1">
            <text:p>103.3.16</text:p>
          </table:table-cell>
          <table:table-cell office:value-type="string" table:style-name="ce1">
            <text:p>台中市</text:p>
          </table:table-cell>
          <table:table-cell office:value-type="float" office:value="1286" table:style-name="ce1">
            <text:p>1286</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忠和里守望相助隊103年春季觀摩及教育訓練暨節約用電安全宣導及推廣乾淨能源政策宣導活動(預計活動時程:103.4.11-13)</text:p>
          </table:table-cell>
          <table:table-cell office:value-type="string" table:style-name="ce1">
            <text:p>103.4.11</text:p>
          </table:table-cell>
          <table:table-cell office:value-type="string" table:style-name="ce1">
            <text:p>103.4.13</text:p>
          </table:table-cell>
          <table:table-cell office:value-type="string" table:style-name="ce1">
            <text:p>台中市</text:p>
          </table:table-cell>
          <table:table-cell office:value-type="float" office:value="780" table:style-name="ce1">
            <text:p>780</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麗水社區發展協會</text:p>
          </table:table-cell>
          <table:table-cell office:value-type="float" office:value="14929373" table:style-name="ce1">
            <text:p>14929373</text:p>
          </table:table-cell>
          <table:table-cell office:value-type="string" table:style-name="ce1">
            <text:p>協助臺中市龍井區麗水社區發展協會辦理麗水社區長壽俱樂部文化觀摩暨支持節約能源政策宣導活動(預計活動時程:103.4.15-17)</text:p>
          </table:table-cell>
          <table:table-cell office:value-type="string" table:style-name="ce1">
            <text:p>103.4.15</text:p>
          </table:table-cell>
          <table:table-cell office:value-type="string" table:style-name="ce1">
            <text:p>103.4.17</text:p>
          </table:table-cell>
          <table:table-cell office:value-type="string" table:style-name="ce1">
            <text:p>台中市</text:p>
          </table:table-cell>
          <table:table-cell office:value-type="float" office:value="712" table:style-name="ce1">
            <text:p>712</text:p>
          </table:table-cell>
          <table:table-cell office:value-type="float" office:value="400" table:style-name="ce1">
            <text:p>400</text:p>
          </table:table-cell>
          <table:table-cell office:value-type="float" office:value="270" table:style-name="ce1">
            <text:p>2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103年度村、鄰長環境教育研習觀摩活動(預計活動時程:103.4-5月)</text:p>
          </table:table-cell>
          <table:table-cell office:value-type="date" office:date-value="1900-04-12T00:00:00" table:style-name="ce2">
            <text:p>1900/4/12</text:p>
          </table:table-cell>
          <table:table-cell office:value-type="float" office:value="103.5" table:style-name="ce1">
            <text:p>103.5</text:p>
          </table:table-cell>
          <table:table-cell office:value-type="string" table:style-name="ce1">
            <text:p>台灣北部</text:p>
          </table:table-cell>
          <table:table-cell office:value-type="float" office:value="980" table:style-name="ce1">
            <text:p>980</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婦女會</text:p>
          </table:table-cell>
          <table:table-cell office:value-type="float" office:value="10628683" table:style-name="ce1">
            <text:p>10628683</text:p>
          </table:table-cell>
          <table:table-cell office:value-type="string" table:style-name="ce1">
            <text:p>協助桃園縣觀音鄉婦女會辦理慶祝婦幼節暨節約用電宣導研習營活動(預計活動時程:103.3.29)</text:p>
          </table:table-cell>
          <table:table-cell office:value-type="string" table:style-name="ce1">
            <text:p>103.3.29</text:p>
          </table:table-cell>
          <table:table-cell office:value-type="string" table:style-name="ce1">
            <text:p>103.3.29</text:p>
          </table:table-cell>
          <table:table-cell office:value-type="string" table:style-name="ce1">
            <text:p>苗栗縣</text:p>
          </table:table-cell>
          <table:table-cell office:value-type="float" office:value="489" table:style-name="ce1">
            <text:p>489</text:p>
          </table:table-cell>
          <table:table-cell office:value-type="float" office:value="244" table:style-name="ce1">
            <text:p>244</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社區婦女協會</text:p>
          </table:table-cell>
          <table:table-cell office:value-type="float" office:value="13987634" table:style-name="ce1">
            <text:p>13987634</text:p>
          </table:table-cell>
          <table:table-cell office:value-type="string" table:style-name="ce1">
            <text:p>協助桃園縣觀音鄉社區婦女協會辦理觀摩研習暨支持宣導開發電源節能減碳活動(預計活動時程:103.3.30)</text:p>
          </table:table-cell>
          <table:table-cell office:value-type="string" table:style-name="ce1">
            <text:p>103.3.30</text:p>
          </table:table-cell>
          <table:table-cell office:value-type="string" table:style-name="ce1">
            <text:p>103.3.30</text:p>
          </table:table-cell>
          <table:table-cell office:value-type="string" table:style-name="ce1">
            <text:p>新北市</text:p>
          </table:table-cell>
          <table:table-cell office:value-type="float" office:value="640" table:style-name="ce1">
            <text:p>640</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廖正井立委<text:s/></text:p>
          </table:table-cell>
          <table:table-cell office:value-type="string" table:style-name="ce1">
            <text:p>桃園縣</text:p>
          </table:table-cell>
          <table:table-cell office:value-type="string" table:style-name="ce1">
            <text:p>桃園縣觀音鄉伍宏老人會</text:p>
          </table:table-cell>
          <table:table-cell office:value-type="float" office:value="99781294" table:style-name="ce1">
            <text:p>99781294</text:p>
          </table:table-cell>
          <table:table-cell office:value-type="string" table:style-name="ce1">
            <text:p>協助桃園縣觀音鄉伍宏老人會辦理103年度春季藝文研習聯誼暨用電安全及節約用水宣導活動(預計活動時程:103.3.16-18)</text:p>
          </table:table-cell>
          <table:table-cell office:value-type="string" table:style-name="ce1">
            <text:p>103.3.16</text:p>
          </table:table-cell>
          <table:table-cell office:value-type="string" table:style-name="ce1">
            <text:p>103.3.18</text:p>
          </table:table-cell>
          <table:table-cell office:value-type="string" table:style-name="ce1">
            <text:p>台南、高雄、屏東</text:p>
          </table:table-cell>
          <table:table-cell office:value-type="float" office:value="846" table:style-name="ce1">
            <text:p>846</text:p>
          </table:table-cell>
          <table:table-cell office:value-type="float" office:value="150" table:style-name="ce1">
            <text:p>1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2014年『大手牽小手』婦幼親子嘉年華會暨客家文化推廣活動(預計活動時程:103.4.6)</text:p>
          </table:table-cell>
          <table:table-cell office:value-type="string" table:style-name="ce1">
            <text:p>103.4.6</text:p>
          </table:table-cell>
          <table:table-cell office:value-type="string" table:style-name="ce1">
            <text:p>103.4.6</text:p>
          </table:table-cell>
          <table:table-cell office:value-type="string" table:style-name="ce1">
            <text:p>桃園縣新屋鄉</text:p>
          </table:table-cell>
          <table:table-cell office:value-type="float" office:value="628" table:style-name="ce1">
            <text:p>628</text:p>
          </table:table-cell>
          <table:table-cell office:value-type="float" office:value="95" table:style-name="ce1">
            <text:p>95</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松柏會</text:p>
          </table:table-cell>
          <table:table-cell office:value-type="float" office:value="10515219" table:style-name="ce1">
            <text:p>10515219</text:p>
          </table:table-cell>
          <table:table-cell office:value-type="string" table:style-name="ce1">
            <text:p>協助桃園縣觀音鄉松柏會辦理103年度會員春季戶外觀摩教學暨社會福利節能減碳用電安全宣導活動(預計活動時程:103.4.24-29)</text:p>
          </table:table-cell>
          <table:table-cell office:value-type="string" table:style-name="ce1">
            <text:p>103.4.24</text:p>
          </table:table-cell>
          <table:table-cell office:value-type="string" table:style-name="ce1">
            <text:p>103.4.29</text:p>
          </table:table-cell>
          <table:table-cell office:value-type="string" table:style-name="ce1">
            <text:p>嘉義縣、南投縣</text:p>
          </table:table-cell>
          <table:table-cell office:value-type="float" office:value="1288" table:style-name="ce1">
            <text:p>1288</text:p>
          </table:table-cell>
          <table:table-cell office:value-type="float" office:value="400" table:style-name="ce1">
            <text:p>4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長青會</text:p>
          </table:table-cell>
          <table:table-cell office:value-type="float" office:value="19469428" table:style-name="ce1">
            <text:p>19469428</text:p>
          </table:table-cell>
          <table:table-cell office:value-type="string" table:style-name="ce1">
            <text:p>協助桃園縣觀音鄉長青會辦理103年度春季節約能源宣導暨參訪研習活動(預計活動時程:103.4.30-5.9)</text:p>
          </table:table-cell>
          <table:table-cell office:value-type="string" table:style-name="ce1">
            <text:p>103.4.30</text:p>
          </table:table-cell>
          <table:table-cell office:value-type="string" table:style-name="ce1">
            <text:p>103.5.9</text:p>
          </table:table-cell>
          <table:table-cell office:value-type="string" table:style-name="ce1">
            <text:p>台中、台南、高雄</text:p>
          </table:table-cell>
          <table:table-cell office:value-type="float" office:value="805" table:style-name="ce1">
            <text:p>805</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公所</text:p>
          </table:table-cell>
          <table:table-cell office:value-type="string" table:style-name="ce1">
            <text:p>aa</text:p>
          </table:table-cell>
          <table:table-cell office:value-type="string" table:style-name="ce1">
            <text:p>協助澎湖縣湖西鄉公所辦理103年度湖西風茹文化愛樂季(預計活動時程:103.8.2)</text:p>
          </table:table-cell>
          <table:table-cell office:value-type="string" table:style-name="ce1">
            <text:p>103.8.2</text:p>
          </table:table-cell>
          <table:table-cell office:value-type="string" table:style-name="ce1">
            <text:p>103.8.2</text:p>
          </table:table-cell>
          <table:table-cell office:value-type="string" table:style-name="ce1">
            <text:p>澎胡縣湖西鄉</text:p>
          </table:table-cell>
          <table:table-cell office:value-type="float" office:value="600" table:style-name="ce1">
            <text:p>600</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冬山鄉公所</text:p>
          </table:table-cell>
          <table:table-cell office:value-type="string" table:style-name="ce1">
            <text:p>aa</text:p>
          </table:table-cell>
          <table:table-cell office:value-type="string" table:style-name="ce1">
            <text:p>協助宜蘭縣冬山鄉公所辦理冬山鄉立圖書館申請閱讀、藝文推廣活動及館藏充實專案計畫(預計活動時程:103.4.1-12.31)</text:p>
          </table:table-cell>
          <table:table-cell office:value-type="string" table:style-name="ce1">
            <text:p>103.4.1</text:p>
          </table:table-cell>
          <table:table-cell office:value-type="string" table:style-name="ce1">
            <text:p>103.12.31</text:p>
          </table:table-cell>
          <table:table-cell office:value-type="string" table:style-name="ce1">
            <text:p>宜蘭縣冬山鄉</text:p>
          </table:table-cell>
          <table:table-cell office:value-type="float" office:value="100" table:style-name="ce1">
            <text:p>100</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3年度苑裡鎮青埔生命紀念館春季法會(預計活動時程:103.3.29)</text:p>
          </table:table-cell>
          <table:table-cell office:value-type="string" table:style-name="ce1">
            <text:p>103.3.29</text:p>
          </table:table-cell>
          <table:table-cell office:value-type="string" table:style-name="ce1">
            <text:p>103.3.29</text:p>
          </table:table-cell>
          <table:table-cell office:value-type="string" table:style-name="ce1">
            <text:p>苗栗縣苑裡鎮</text:p>
          </table:table-cell>
          <table:table-cell office:value-type="float" office:value="613" table:style-name="ce1">
            <text:p>613</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number-rows-repeated="1048487" table:style-name="ro1">
          <table:table-cell table:number-columns-repeated="16384"/>
        </table:table-row>
      </table:table>
      <table:table table:name="04"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0554" table:style-name="ce1">
            <text:p>4055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765" table:style-name="ce1">
            <text:p>1376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3316" table:style-name="ce1">
            <text:p>3331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p>
          </table:table-cell>
          <table:table-cell office:value-type="string" table:style-name="ce1">
            <text:p>協助新北市三芝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721" table:style-name="ce1">
            <text:p>2672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6631" table:style-name="ce1">
            <text:p>6663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貢寮區公所</text:p>
          </table:table-cell>
          <table:table-cell office:value-type="string" table:style-name="ce1">
            <text:p>aa</text:p>
          </table:table-cell>
          <table:table-cell office:value-type="string" table:style-name="ce1">
            <text:p>協助新北市貢寮區公所103年度發電年度協助金(施工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4000" table:style-name="ce1">
            <text:p>54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p>
          </table:table-cell>
          <table:table-cell office:value-type="string" table:style-name="ce1">
            <text:p>協助高雄市湖內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057" table:style-name="ce1">
            <text:p>1205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公所</text:p>
          </table:table-cell>
          <table:table-cell office:value-type="string" table:style-name="ce1">
            <text:p>aa</text:p>
          </table:table-cell>
          <table:table-cell office:value-type="string" table:style-name="ce1">
            <text:p>協助高雄市路竹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525" table:style-name="ce1">
            <text:p>2652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岡山區公所</text:p>
          </table:table-cell>
          <table:table-cell office:value-type="string" table:style-name="ce1">
            <text:p>aa</text:p>
          </table:table-cell>
          <table:table-cell office:value-type="string" table:style-name="ce1">
            <text:p>協助高雄市岡山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057" table:style-name="ce1">
            <text:p>1205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880" table:style-name="ce1">
            <text:p>168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103年度輸變電協助金(運轉中)--中港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550" table:style-name="ce1">
            <text:p>65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清水區公所</text:p>
          </table:table-cell>
          <table:table-cell office:value-type="string" table:style-name="ce1">
            <text:p>aa</text:p>
          </table:table-cell>
          <table:table-cell office:value-type="string" table:style-name="ce1">
            <text:p>協助臺中市清水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930" table:style-name="ce1">
            <text:p>1693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和平區公所</text:p>
          </table:table-cell>
          <table:table-cell office:value-type="string" table:style-name="ce1">
            <text:p>aa</text:p>
          </table:table-cell>
          <table:table-cell office:value-type="string" table:style-name="ce1">
            <text:p>協助臺中市和平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828" table:style-name="ce1">
            <text:p>1282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和平區公所</text:p>
          </table:table-cell>
          <table:table-cell office:value-type="string" table:style-name="ce1">
            <text:p>aa</text:p>
          </table:table-cell>
          <table:table-cell office:value-type="string" table:style-name="ce1">
            <text:p>協助臺中市和平區公所103年度發電年度協助金(施工中)-大甲溪發電廠青山分廠</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624" table:style-name="ce1">
            <text:p>662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東勢區公所</text:p>
          </table:table-cell>
          <table:table-cell office:value-type="string" table:style-name="ce1">
            <text:p>aa</text:p>
          </table:table-cell>
          <table:table-cell office:value-type="string" table:style-name="ce1">
            <text:p>協助臺中市東勢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26" table:style-name="ce1">
            <text:p>142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東勢區公所</text:p>
          </table:table-cell>
          <table:table-cell office:value-type="string" table:style-name="ce1">
            <text:p>aa</text:p>
          </table:table-cell>
          <table:table-cell office:value-type="string" table:style-name="ce1">
            <text:p>協助臺中市東勢區公所103年度發電年度協助金(施工中)-大甲溪發電廠青山分廠</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36" table:style-name="ce1">
            <text:p>73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烏來區公所</text:p>
          </table:table-cell>
          <table:table-cell office:value-type="string" table:style-name="ce1">
            <text:p>aa</text:p>
          </table:table-cell>
          <table:table-cell office:value-type="string" table:style-name="ce1">
            <text:p>協助新北市烏來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89" table:style-name="ce1">
            <text:p>689</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仁武區公所</text:p>
          </table:table-cell>
          <table:table-cell office:value-type="string" table:style-name="ce1">
            <text:p>aa</text:p>
          </table:table-cell>
          <table:table-cell office:value-type="string" table:style-name="ce1">
            <text:p>協助高雄市仁武區公所103年度輸變電協助金(運轉中)--仁武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250" table:style-name="ce1">
            <text:p>42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仁愛鄉親愛國小萬大分校</text:p>
          </table:table-cell>
          <table:table-cell office:value-type="string" table:style-name="ce1">
            <text:p>aa</text:p>
          </table:table-cell>
          <table:table-cell office:value-type="string" table:style-name="ce1">
            <text:p>協助南投縣仁愛鄉親愛國小萬大分校辦理教學設備改善計畫</text:p>
          </table:table-cell>
          <table:table-cell office:value-type="string" table:style-name="ce1">
            <text:p>aa</text:p>
          </table:table-cell>
          <table:table-cell office:value-type="string" table:style-name="ce1">
            <text:p>aa</text:p>
          </table:table-cell>
          <table:table-cell office:value-type="string" table:style-name="ce1">
            <text:p>南投縣仁愛鄉</text:p>
          </table:table-cell>
          <table:table-cell office:value-type="float" office:value="80" table:style-name="ce1">
            <text:p>8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仁愛鄉親愛國民小學</text:p>
          </table:table-cell>
          <table:table-cell office:value-type="string" table:style-name="ce1">
            <text:p>aa</text:p>
          </table:table-cell>
          <table:table-cell office:value-type="string" table:style-name="ce1">
            <text:p>協助南投縣仁愛鄉親愛國民小學辦理設備改善計畫</text:p>
          </table:table-cell>
          <table:table-cell office:value-type="string" table:style-name="ce1">
            <text:p>aa</text:p>
          </table:table-cell>
          <table:table-cell office:value-type="string" table:style-name="ce1">
            <text:p>aa</text:p>
          </table:table-cell>
          <table:table-cell office:value-type="string" table:style-name="ce1">
            <text:p>南投縣仁愛鄉</text:p>
          </table:table-cell>
          <table:table-cell office:value-type="float" office:value="80" table:style-name="ce1">
            <text:p>80</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仁愛鄉公所</text:p>
          </table:table-cell>
          <table:table-cell office:value-type="string" table:style-name="ce1">
            <text:p>aa</text:p>
          </table:table-cell>
          <table:table-cell office:value-type="string" table:style-name="ce1">
            <text:p>協助南投縣仁愛鄉公所辦理南投縣仁愛鄉103年第58屆全鄉運動大會(預計活動時程:103.4.3-18)</text:p>
          </table:table-cell>
          <table:table-cell office:value-type="string" table:style-name="ce1">
            <text:p>103.4.3</text:p>
          </table:table-cell>
          <table:table-cell office:value-type="string" table:style-name="ce1">
            <text:p>103.4.18</text:p>
          </table:table-cell>
          <table:table-cell office:value-type="string" table:style-name="ce1">
            <text:p>南投縣仁愛鄉</text:p>
          </table:table-cell>
          <table:table-cell office:value-type="float" office:value="1808" table:style-name="ce1">
            <text:p>1808</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2014第5屆魚池鐵馬趴趴GO(預計活動時程:103.5.3)</text:p>
          </table:table-cell>
          <table:table-cell office:value-type="string" table:style-name="ce1">
            <text:p>103.5.3</text:p>
          </table:table-cell>
          <table:table-cell office:value-type="string" table:style-name="ce1">
            <text:p>103.5.3</text:p>
          </table:table-cell>
          <table:table-cell office:value-type="string" table:style-name="ce1">
            <text:p>南投縣魚池鄉</text:p>
          </table:table-cell>
          <table:table-cell office:value-type="float" office:value="410" table:style-name="ce1">
            <text:p>41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南澳鄉公所</text:p>
          </table:table-cell>
          <table:table-cell office:value-type="string" table:style-name="ce1">
            <text:p>aa</text:p>
          </table:table-cell>
          <table:table-cell office:value-type="string" table:style-name="ce1">
            <text:p>協助宜蘭縣南澳鄉公所辦理金洋國小103年度充實與改善學校教學環境設備實施計畫</text:p>
          </table:table-cell>
          <table:table-cell office:value-type="string" table:style-name="ce1">
            <text:p>103.4.15</text:p>
          </table:table-cell>
          <table:table-cell office:value-type="string" table:style-name="ce1">
            <text:p>103.6.30</text:p>
          </table:table-cell>
          <table:table-cell office:value-type="string" table:style-name="ce1">
            <text:p>宜蘭縣南澳鄉</text:p>
          </table:table-cell>
          <table:table-cell office:value-type="float" office:value="205" table:style-name="ce1">
            <text:p>205</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文教促進發展協會</text:p>
          </table:table-cell>
          <table:table-cell office:value-type="float" office:value="31615827" table:style-name="ce1">
            <text:p>31615827</text:p>
          </table:table-cell>
          <table:table-cell office:value-type="string" table:style-name="ce1">
            <text:p>協助花蓮縣文教促進發展協會辦理103年度太魯閣族傳統織布進階研習班(預計活動時程:103.4.1-15)</text:p>
          </table:table-cell>
          <table:table-cell office:value-type="string" table:style-name="ce1">
            <text:p>103.4.1</text:p>
          </table:table-cell>
          <table:table-cell office:value-type="string" table:style-name="ce1">
            <text:p>103.4.15</text:p>
          </table:table-cell>
          <table:table-cell office:value-type="string" table:style-name="ce1">
            <text:p>花蓮縣秀林鄉</text:p>
          </table:table-cell>
          <table:table-cell office:value-type="float" office:value="16" table:style-name="ce1">
            <text:p>16</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公所</text:p>
          </table:table-cell>
          <table:table-cell office:value-type="string" table:style-name="ce1">
            <text:p>aa</text:p>
          </table:table-cell>
          <table:table-cell office:value-type="string" table:style-name="ce1">
            <text:p>協助花蓮縣秀林鄉公所辦理花蓮縣秀林鄉銅門國民小學活化課程增能學習計畫(預計活動時程:103.4.1-12.30)</text:p>
          </table:table-cell>
          <table:table-cell office:value-type="string" table:style-name="ce1">
            <text:p>103.4.1</text:p>
          </table:table-cell>
          <table:table-cell office:value-type="string" table:style-name="ce1">
            <text:p>103.12.31</text:p>
          </table:table-cell>
          <table:table-cell office:value-type="string" table:style-name="ce1">
            <text:p>花蓮縣秀林鄉</text:p>
          </table:table-cell>
          <table:table-cell office:value-type="float" office:value="140" table:style-name="ce1">
            <text:p>140</text:p>
          </table:table-cell>
          <table:table-cell office:value-type="float" office:value="140" table:style-name="ce1">
            <text:p>140</text:p>
          </table:table-cell>
          <table:table-cell office:value-type="float" office:value="120" table:style-name="ce1">
            <text:p>1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公所</text:p>
          </table:table-cell>
          <table:table-cell office:value-type="string" table:style-name="ce1">
            <text:p>aa</text:p>
          </table:table-cell>
          <table:table-cell office:value-type="string" table:style-name="ce1">
            <text:p>協助花蓮縣秀林鄉公所辦理秀林鄉2014太魯閣族春之頌系列活動(預計活動時程:103.4.19-5.31)</text:p>
          </table:table-cell>
          <table:table-cell office:value-type="string" table:style-name="ce1">
            <text:p>103.4.19</text:p>
          </table:table-cell>
          <table:table-cell office:value-type="string" table:style-name="ce1">
            <text:p>103.5.31</text:p>
          </table:table-cell>
          <table:table-cell office:value-type="string" table:style-name="ce1">
            <text:p>花蓮縣秀林鄉</text:p>
          </table:table-cell>
          <table:table-cell office:value-type="float" office:value="2000" table:style-name="ce1">
            <text:p>2000</text:p>
          </table:table-cell>
          <table:table-cell office:value-type="float" office:value="200" table:style-name="ce1">
            <text:p>200</text:p>
          </table:table-cell>
          <table:table-cell office:value-type="float" office:value="160" table:style-name="ce1">
            <text:p>1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中橫休閒觀光發展促進會</text:p>
          </table:table-cell>
          <table:table-cell office:value-type="float" office:value="29345670" table:style-name="ce1">
            <text:p>29345670</text:p>
          </table:table-cell>
          <table:table-cell office:value-type="string" table:style-name="ce1">
            <text:p>花蓮縣中橫休閒觀光發展促進會辦理103年西寶部落溫馨五月天-母親節暨中橫公路開通54周年慶祝活動計畫(預計活動時程:103.5.3)</text:p>
          </table:table-cell>
          <table:table-cell office:value-type="string" table:style-name="ce1">
            <text:p>103.5.3</text:p>
          </table:table-cell>
          <table:table-cell office:value-type="string" table:style-name="ce1">
            <text:p>103.5.3</text:p>
          </table:table-cell>
          <table:table-cell office:value-type="string" table:style-name="ce1">
            <text:p>花蓮縣秀林鄉</text:p>
          </table:table-cell>
          <table:table-cell office:value-type="float" office:value="239" table:style-name="ce1">
            <text:p>239</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蔡明清急難救助金</text:p>
          </table:table-cell>
          <table:table-cell office:value-type="string" table:style-name="ce1">
            <text:p>aa</text:p>
          </table:table-cell>
          <table:table-cell office:value-type="string" table:style-name="ce1">
            <text:p>aa</text:p>
          </table:table-cell>
          <table:table-cell office:value-type="string" table:style-name="ce1">
            <text:p>花蓮縣秀林鄉</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胡香玲急難救助金</text:p>
          </table:table-cell>
          <table:table-cell office:value-type="string" table:style-name="ce1">
            <text:p>aa</text:p>
          </table:table-cell>
          <table:table-cell office:value-type="string" table:style-name="ce1">
            <text:p>aa</text:p>
          </table:table-cell>
          <table:table-cell office:value-type="string" table:style-name="ce1">
            <text:p>花蓮縣秀林鄉</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南澳鄉公所</text:p>
          </table:table-cell>
          <table:table-cell office:value-type="string" table:style-name="ce1">
            <text:p>aa</text:p>
          </table:table-cell>
          <table:table-cell office:value-type="string" table:style-name="ce1">
            <text:p>協助宜蘭縣南澳鄉公所辦理宜蘭縣南澳鄉金洋村艮樣慢速壘球隊103年度推動計畫(預計活動時程:103.5.1-11.30)</text:p>
          </table:table-cell>
          <table:table-cell office:value-type="string" table:style-name="ce1">
            <text:p>103.5.1</text:p>
          </table:table-cell>
          <table:table-cell office:value-type="string" table:style-name="ce1">
            <text:p>103.11.30</text:p>
          </table:table-cell>
          <table:table-cell office:value-type="string" table:style-name="ce1">
            <text:p>宜蘭縣南澳鄉</text:p>
          </table:table-cell>
          <table:table-cell office:value-type="float" office:value="298" table:style-name="ce1">
            <text:p>298</text:p>
          </table:table-cell>
          <table:table-cell office:value-type="float" office:value="298" table:style-name="ce1">
            <text:p>298</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拱照社區發展協會</text:p>
          </table:table-cell>
          <table:table-cell office:value-type="float" office:value="80898433" table:style-name="ce1">
            <text:p>80898433</text:p>
          </table:table-cell>
          <table:table-cell office:value-type="string" table:style-name="ce1">
            <text:p>協助宜蘭縣三星鄉拱照社區發展協會辦理103年度慶祝母親節暨節約能源宣導活動(預計活動時程:103.5.10)</text:p>
          </table:table-cell>
          <table:table-cell office:value-type="string" table:style-name="ce1">
            <text:p>103.5.10</text:p>
          </table:table-cell>
          <table:table-cell office:value-type="string" table:style-name="ce1">
            <text:p>103.5.10</text:p>
          </table:table-cell>
          <table:table-cell office:value-type="string" table:style-name="ce1">
            <text:p>宜蘭縣三星鄉</text:p>
          </table:table-cell>
          <table:table-cell office:value-type="float" office:value="155" table:style-name="ce1">
            <text:p>155</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大洲社區發展協會</text:p>
          </table:table-cell>
          <table:table-cell office:value-type="float" office:value="20009280" table:style-name="ce1">
            <text:p>20009280</text:p>
          </table:table-cell>
          <table:table-cell office:value-type="string" table:style-name="ce1">
            <text:p>協助宜蘭縣三星鄉大洲社區發展協會辦理103年度慶祝母親節及敦親睦鄰歌唱比賽暨節能減碳活動(預計活度時程:103.5.11)</text:p>
          </table:table-cell>
          <table:table-cell office:value-type="string" table:style-name="ce1">
            <text:p>103.5.11</text:p>
          </table:table-cell>
          <table:table-cell office:value-type="string" table:style-name="ce1">
            <text:p>103.5.11</text:p>
          </table:table-cell>
          <table:table-cell office:value-type="string" table:style-name="ce1">
            <text:p>宜蘭縣三星鄉</text:p>
          </table:table-cell>
          <table:table-cell office:value-type="float" office:value="199" table:style-name="ce1">
            <text:p>199</text:p>
          </table:table-cell>
          <table:table-cell office:value-type="float" office:value="40" table:style-name="ce1">
            <text:p>40</text:p>
          </table:table-cell>
          <table:table-cell office:value-type="float" office:value="15" table:style-name="ce1">
            <text:p>1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泰安鄉公所</text:p>
          </table:table-cell>
          <table:table-cell office:value-type="string" table:style-name="ce1">
            <text:p>aa</text:p>
          </table:table-cell>
          <table:table-cell office:value-type="string" table:style-name="ce1">
            <text:p>協助苗栗縣泰安鄉公所辦理2014泰安A-LI桂竹筍農產業文化促銷活動(預計活動時程:103.4.8-19)</text:p>
          </table:table-cell>
          <table:table-cell office:value-type="string" table:style-name="ce1">
            <text:p>103.4.8</text:p>
          </table:table-cell>
          <table:table-cell office:value-type="string" table:style-name="ce1">
            <text:p>103.4.19</text:p>
          </table:table-cell>
          <table:table-cell office:value-type="string" table:style-name="ce1">
            <text:p>宜蘭縣三星鄉</text:p>
          </table:table-cell>
          <table:table-cell office:value-type="float" office:value="199" table:style-name="ce1">
            <text:p>199</text:p>
          </table:table-cell>
          <table:table-cell office:value-type="float" office:value="40" table:style-name="ce1">
            <text:p>4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鳳林長青快樂協會</text:p>
          </table:table-cell>
          <table:table-cell office:value-type="float" office:value="10279088" table:style-name="ce1">
            <text:p>10279088</text:p>
          </table:table-cell>
          <table:table-cell office:value-type="string" table:style-name="ce1">
            <text:p>協助高雄市鳳林長青快樂協會辦理會員觀摩研習及參觀國家經濟建設暨宣導支持大林電廠更新改建計畫活動(預計活動時程:103.5.4-5)</text:p>
          </table:table-cell>
          <table:table-cell office:value-type="string" table:style-name="ce1">
            <text:p>103.5.4</text:p>
          </table:table-cell>
          <table:table-cell office:value-type="string" table:style-name="ce1">
            <text:p>103.4.19</text:p>
          </table:table-cell>
          <table:table-cell office:value-type="string" table:style-name="ce1">
            <text:p>苗栗縣泰安鄉</text:p>
          </table:table-cell>
          <table:table-cell office:value-type="float" office:value="700" table:style-name="ce1">
            <text:p>700</text:p>
          </table:table-cell>
          <table:table-cell office:value-type="float" office:value="400" table:style-name="ce1">
            <text:p>4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鳳興敬老協會</text:p>
          </table:table-cell>
          <table:table-cell office:value-type="float" office:value="10279904" table:style-name="ce1">
            <text:p>10279904</text:p>
          </table:table-cell>
          <table:table-cell office:value-type="string" table:style-name="ce1">
            <text:p>協助高雄市鳳興敬老協會辦理會員參訪國家經濟建設及研習老人福利設施暨宣導支持大林電廠更新改建計畫活動(預計活動時程:103.4.27-28)</text:p>
          </table:table-cell>
          <table:table-cell office:value-type="string" table:style-name="ce1">
            <text:p>103.4.27</text:p>
          </table:table-cell>
          <table:table-cell office:value-type="string" table:style-name="ce1">
            <text:p>103.4.28</text:p>
          </table:table-cell>
          <table:table-cell office:value-type="string" table:style-name="ce1">
            <text:p>高雄市小港區</text:p>
          </table:table-cell>
          <table:table-cell office:value-type="float" office:value="220" table:style-name="ce1">
            <text:p>220</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家庭教育文化協進會</text:p>
          </table:table-cell>
          <table:table-cell office:value-type="float" office:value="29390442" table:style-name="ce1">
            <text:p>29390442</text:p>
          </table:table-cell>
          <table:table-cell office:value-type="string" table:style-name="ce1">
            <text:p>協助高雄市林園家庭教育文化協進會辦理參訪國家經濟建設及家庭教育訓練暨環境保護工作研習活動(預計活動時程:103.4.6)</text:p>
          </table:table-cell>
          <table:table-cell office:value-type="string" table:style-name="ce1">
            <text:p>103.4.6</text:p>
          </table:table-cell>
          <table:table-cell office:value-type="string" table:style-name="ce1">
            <text:p>103.4.6</text:p>
          </table:table-cell>
          <table:table-cell office:value-type="string" table:style-name="ce1">
            <text:p>高雄市林園區</text:p>
          </table:table-cell>
          <table:table-cell office:value-type="float" office:value="253" table:style-name="ce1">
            <text:p>253</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農會</text:p>
          </table:table-cell>
          <table:table-cell office:value-type="float" office:value="85176205" table:style-name="ce1">
            <text:p>85176205</text:p>
          </table:table-cell>
          <table:table-cell office:value-type="string" table:style-name="ce1">
            <text:p>協助高雄市林園區農會辦理103年度參觀國家經濟建設及農民福利研習暨宣導支持大林電廠更新改建計畫活動(預計活動時程:103.4.26-27)</text:p>
          </table:table-cell>
          <table:table-cell office:value-type="string" table:style-name="ce1">
            <text:p>103.4.26</text:p>
          </table:table-cell>
          <table:table-cell office:value-type="string" table:style-name="ce1">
            <text:p>103.4.27</text:p>
          </table:table-cell>
          <table:table-cell office:value-type="string" table:style-name="ce1">
            <text:p>高雄市林園區</text:p>
          </table:table-cell>
          <table:table-cell office:value-type="float" office:value="160" table:style-name="ce1">
            <text:p>16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鳳興社區發展協會</text:p>
          </table:table-cell>
          <table:table-cell office:value-type="float" office:value="92089810" table:style-name="ce1">
            <text:p>92089810</text:p>
          </table:table-cell>
          <table:table-cell office:value-type="string" table:style-name="ce1">
            <text:p>協助高雄市小港區鳳興社區發展協會辦理幹部社區觀摩及參訪國家經濟建設暨宣導支持大林電廠更新改建計畫活動(預計活動時程:103.5.17-19)</text:p>
          </table:table-cell>
          <table:table-cell office:value-type="string" table:style-name="ce1">
            <text:p>103.5.17</text:p>
          </table:table-cell>
          <table:table-cell office:value-type="string" table:style-name="ce1">
            <text:p>103.5.19</text:p>
          </table:table-cell>
          <table:table-cell office:value-type="string" table:style-name="ce1">
            <text:p>高雄市小港區</text:p>
          </table:table-cell>
          <table:table-cell office:value-type="float" office:value="240" table:style-name="ce1">
            <text:p>240</text:p>
          </table:table-cell>
          <table:table-cell office:value-type="float" office:value="100" table:style-name="ce1">
            <text:p>100</text:p>
          </table:table-cell>
          <table:table-cell office:value-type="float" office:value="65" table:style-name="ce1">
            <text:p>6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農會</text:p>
          </table:table-cell>
          <table:table-cell office:value-type="string" table:style-name="ce1">
            <text:p>aa</text:p>
          </table:table-cell>
          <table:table-cell office:value-type="string" table:style-name="ce1">
            <text:p>協助高雄市小港區農會辦理核心農民農業觀摩及參訪國家經濟建設暨宣導支持大林電廠更新改建計畫活動(預計活動時程:103.4.16-18)</text:p>
          </table:table-cell>
          <table:table-cell office:value-type="string" table:style-name="ce1">
            <text:p>103.4.16</text:p>
          </table:table-cell>
          <table:table-cell office:value-type="string" table:style-name="ce1">
            <text:p>103.4.18</text:p>
          </table:table-cell>
          <table:table-cell office:value-type="string" table:style-name="ce1">
            <text:p>高雄市小港區</text:p>
          </table:table-cell>
          <table:table-cell office:value-type="float" office:value="336" table:style-name="ce1">
            <text:p>336</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鳳森社區發展協會</text:p>
          </table:table-cell>
          <table:table-cell office:value-type="float" office:value="99389637" table:style-name="ce1">
            <text:p>99389637</text:p>
          </table:table-cell>
          <table:table-cell office:value-type="string" table:style-name="ce1">
            <text:p>協助高雄市小港區鳳森社區發展協會辦理第六屆第一次會員大會暨宣導節能減碳支持台電公司更新改建計劃活動(預計動時程:103.4.20)</text:p>
          </table:table-cell>
          <table:table-cell office:value-type="string" table:style-name="ce1">
            <text:p>103.4.20</text:p>
          </table:table-cell>
          <table:table-cell office:value-type="string" table:style-name="ce1">
            <text:p>103.4.20</text:p>
          </table:table-cell>
          <table:table-cell office:value-type="string" table:style-name="ce1">
            <text:p>高雄市小港區</text:p>
          </table:table-cell>
          <table:table-cell office:value-type="float" office:value="203" table:style-name="ce1">
            <text:p>203</text:p>
          </table:table-cell>
          <table:table-cell office:value-type="float" office:value="100" table:style-name="ce1">
            <text:p>100</text:p>
          </table:table-cell>
          <table:table-cell office:value-type="float" office:value="55" table:style-name="ce1">
            <text:p>5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鳳源長青協會</text:p>
          </table:table-cell>
          <table:table-cell office:value-type="float" office:value="10280114" table:style-name="ce1">
            <text:p>10280114</text:p>
          </table:table-cell>
          <table:table-cell office:value-type="string" table:style-name="ce1">
            <text:p>協助高雄市鳳源長青協會辦理關懷老人生活暨宣導支持台電大林廠更新改建計劃活動(預計活動時程:103.5.22)</text:p>
          </table:table-cell>
          <table:table-cell office:value-type="string" table:style-name="ce1">
            <text:p>103.5.22</text:p>
          </table:table-cell>
          <table:table-cell office:value-type="string" table:style-name="ce1">
            <text:p>103.5.22</text:p>
          </table:table-cell>
          <table:table-cell office:value-type="string" table:style-name="ce1">
            <text:p>高雄市小港區</text:p>
          </table:table-cell>
          <table:table-cell office:value-type="float" office:value="510" table:style-name="ce1">
            <text:p>510</text:p>
          </table:table-cell>
          <table:table-cell office:value-type="float" office:value="100" table:style-name="ce1">
            <text:p>100</text:p>
          </table:table-cell>
          <table:table-cell office:value-type="float" office:value="65" table:style-name="ce1">
            <text:p>6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辦理103年高雄端午中芸漁港傳統龍舟錦標賽(預計活動時程:103.5.31-6.2)(註銷)</text:p>
          </table:table-cell>
          <table:table-cell office:value-type="string" table:style-name="ce1">
            <text:p>103.5.31</text:p>
          </table:table-cell>
          <table:table-cell office:value-type="string" table:style-name="ce1">
            <text:p>103.6.2</text:p>
          </table:table-cell>
          <table:table-cell office:value-type="string" table:style-name="ce1">
            <text:p>高雄市</text:p>
          </table:table-cell>
          <table:table-cell office:value-type="float" office:value="6055" table:style-name="ce1">
            <text:p>6055</text:p>
          </table:table-cell>
          <table:table-cell office:value-type="float" office:value="500" table:style-name="ce1">
            <text:p>500</text:p>
          </table:table-cell>
          <table:table-cell office:value-type="float" office:value="200" table:style-name="ce1">
            <text:p>2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103年度農業推廣三部門農業技術參訪活動(預計活動時程:103.4.16-18)</text:p>
          </table:table-cell>
          <table:table-cell office:value-type="string" table:style-name="ce1">
            <text:p>103.4.16</text:p>
          </table:table-cell>
          <table:table-cell office:value-type="string" table:style-name="ce1">
            <text:p>103.4.18</text:p>
          </table:table-cell>
          <table:table-cell office:value-type="string" table:style-name="ce1">
            <text:p>高雄市永安區</text:p>
          </table:table-cell>
          <table:table-cell office:value-type="float" office:value="280" table:style-name="ce1">
            <text:p>280</text:p>
          </table:table-cell>
          <table:table-cell office:value-type="float" office:value="100" table:style-name="ce1">
            <text:p>10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南寮社區發展協會</text:p>
          </table:table-cell>
          <table:table-cell office:value-type="float" office:value="62973735" table:style-name="ce1">
            <text:p>62973735</text:p>
          </table:table-cell>
          <table:table-cell office:value-type="string" table:style-name="ce1">
            <text:p>協助高雄市彌陀區南寮社區發展協會辦理103年民俗慶典技藝文化活動(預計活動時程:103.4.19-20)</text:p>
          </table:table-cell>
          <table:table-cell office:value-type="string" table:style-name="ce1">
            <text:p>103.4.19</text:p>
          </table:table-cell>
          <table:table-cell office:value-type="string" table:style-name="ce1">
            <text:p>103.4.20</text:p>
          </table:table-cell>
          <table:table-cell office:value-type="string" table:style-name="ce1">
            <text:p>高雄市彌陀區</text:p>
          </table:table-cell>
          <table:table-cell office:value-type="float" office:value="300" table:style-name="ce1">
            <text:p>300</text:p>
          </table:table-cell>
          <table:table-cell office:value-type="float" office:value="200" table:style-name="ce1">
            <text:p>20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中華民國婦女聯合會青溪分會高雄縣支會路竹支分會</text:p>
          </table:table-cell>
          <table:table-cell office:value-type="float" office:value="10101858" table:style-name="ce1">
            <text:p>10101858</text:p>
          </table:table-cell>
          <table:table-cell office:value-type="string" table:style-name="ce1">
            <text:p>協助中華民國婦女聯合會青溪分會高雄縣支會路竹支分會辦理會員大會暨會員自強活動(預計活動時程:103.3.30)</text:p>
          </table:table-cell>
          <table:table-cell office:value-type="string" table:style-name="ce1">
            <text:p>103.3.30</text:p>
          </table:table-cell>
          <table:table-cell office:value-type="string" table:style-name="ce1">
            <text:p>103.3.30</text:p>
          </table:table-cell>
          <table:table-cell office:value-type="string" table:style-name="ce1">
            <text:p>高雄市路竹區</text:p>
          </table:table-cell>
          <table:table-cell office:value-type="float" office:value="199" table:style-name="ce1">
            <text:p>199</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申請辦理103年度高雄市海洋環境教育推展計畫(預計活動時程:103.4-11)</text:p>
          </table:table-cell>
          <table:table-cell office:value-type="string" table:style-name="ce1">
            <text:p>103.4.1</text:p>
          </table:table-cell>
          <table:table-cell office:value-type="string" table:style-name="ce1">
            <text:p>103.11.30</text:p>
          </table:table-cell>
          <table:table-cell office:value-type="string" table:style-name="ce1">
            <text:p><text:s/>高雄市</text:p>
          </table:table-cell>
          <table:table-cell office:value-type="float" office:value="600" table:style-name="ce1">
            <text:p>600</text:p>
          </table:table-cell>
          <table:table-cell office:value-type="float" office:value="300" table:style-name="ce1">
            <text:p>30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p>
          </table:table-cell>
          <table:table-cell office:value-type="string" table:style-name="ce1">
            <text:p>協助高雄市政府辦理103年度促進興達港地區海洋遊憩活動發展計畫(預計活動時程:103.10.31前)</text:p>
          </table:table-cell>
          <table:table-cell office:value-type="string" table:style-name="ce1">
            <text:p>103.4.1</text:p>
          </table:table-cell>
          <table:table-cell office:value-type="string" table:style-name="ce1">
            <text:p>103.11.30</text:p>
          </table:table-cell>
          <table:table-cell office:value-type="string" table:style-name="ce1">
            <text:p><text:s/>高雄市</text:p>
          </table:table-cell>
          <table:table-cell office:value-type="float" office:value="600" table:style-name="ce1">
            <text:p>600</text:p>
          </table:table-cell>
          <table:table-cell office:value-type="float" office:value="300" table:style-name="ce1">
            <text:p>30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嘉泰社區發展協會</text:p>
          </table:table-cell>
          <table:table-cell office:value-type="float" office:value="36651744" table:style-name="ce1">
            <text:p>36651744</text:p>
          </table:table-cell>
          <table:table-cell office:value-type="string" table:style-name="ce1">
            <text:p>協助高雄市茄萣區嘉泰社區發展協會辦理2014全民健康慢跑暨節約能源宣導活動實施計畫(預計活動時程:103.4.27)</text:p>
          </table:table-cell>
          <table:table-cell office:value-type="string" table:style-name="ce1">
            <text:p>103.4.27</text:p>
          </table:table-cell>
          <table:table-cell office:value-type="string" table:style-name="ce1">
            <text:p>103.4.27</text:p>
          </table:table-cell>
          <table:table-cell office:value-type="string" table:style-name="ce1">
            <text:p>高雄市茄萣區</text:p>
          </table:table-cell>
          <table:table-cell office:value-type="float" office:value="252" table:style-name="ce1">
            <text:p>252</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新達社區發展協會</text:p>
          </table:table-cell>
          <table:table-cell office:value-type="float" office:value="20255753" table:style-name="ce1">
            <text:p>20255753</text:p>
          </table:table-cell>
          <table:table-cell office:value-type="string" table:style-name="ce1">
            <text:p>協助高雄市路竹區新達社區發展協會辦理社區交流暨電廠觀摩活動(預計活動時程:103.5.8-10)</text:p>
          </table:table-cell>
          <table:table-cell office:value-type="string" table:style-name="ce1">
            <text:p>103.5.8</text:p>
          </table:table-cell>
          <table:table-cell office:value-type="string" table:style-name="ce1">
            <text:p>103.5.10</text:p>
          </table:table-cell>
          <table:table-cell office:value-type="string" table:style-name="ce1">
            <text:p>高雄市路竹區</text:p>
          </table:table-cell>
          <table:table-cell office:value-type="float" office:value="305" table:style-name="ce1">
            <text:p>305</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婦女工作協會</text:p>
          </table:table-cell>
          <table:table-cell office:value-type="float" office:value="36626909" table:style-name="ce1">
            <text:p>36626909</text:p>
          </table:table-cell>
          <table:table-cell office:value-type="string" table:style-name="ce1">
            <text:p>協助高雄市茄萣婦女工作協會辦理103年度歡慶母親節暨模範母親表揚活動計劃(預計活動時程:103.5.10)</text:p>
          </table:table-cell>
          <table:table-cell office:value-type="string" table:style-name="ce1">
            <text:p>103.5.10</text:p>
          </table:table-cell>
          <table:table-cell office:value-type="string" table:style-name="ce1">
            <text:p>103.5.10</text:p>
          </table:table-cell>
          <table:table-cell office:value-type="string" table:style-name="ce1">
            <text:p>高雄市茄萣區</text:p>
          </table:table-cell>
          <table:table-cell office:value-type="float" office:value="264" table:style-name="ce1">
            <text:p>264</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頂寮社區發展協會</text:p>
          </table:table-cell>
          <table:table-cell office:value-type="float" office:value="97943940" table:style-name="ce1">
            <text:p>97943940</text:p>
          </table:table-cell>
          <table:table-cell office:value-type="string" table:style-name="ce1">
            <text:p>協助高雄市路竹區頂寮社區發展協會辦理22週年會員大會暨節能宣導活動(預計活動時程:103.5.23)</text:p>
          </table:table-cell>
          <table:table-cell office:value-type="string" table:style-name="ce1">
            <text:p>103.5.23</text:p>
          </table:table-cell>
          <table:table-cell office:value-type="string" table:style-name="ce1">
            <text:p>103.5.23</text:p>
          </table:table-cell>
          <table:table-cell office:value-type="string" table:style-name="ce1">
            <text:p>高雄市路竹區</text:p>
          </table:table-cell>
          <table:table-cell office:value-type="float" office:value="226" table:style-name="ce1">
            <text:p>226</text:p>
          </table:table-cell>
          <table:table-cell office:value-type="float" office:value="50" table:style-name="ce1">
            <text:p>50</text:p>
          </table:table-cell>
          <table:table-cell office:value-type="float" office:value="35" table:style-name="ce1">
            <text:p>3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街長壽協進會</text:p>
          </table:table-cell>
          <table:table-cell office:value-type="float" office:value="38749006" table:style-name="ce1">
            <text:p>38749006</text:p>
          </table:table-cell>
          <table:table-cell office:value-type="string" table:style-name="ce1">
            <text:p>協助高雄市湖街長壽協進會辦理103年度節約能源宣導暨環境觀摩研習活動(預計活動時程:103.6)</text:p>
          </table:table-cell>
          <table:table-cell office:value-type="string" table:style-name="ce1">
            <text:p>103.6.1</text:p>
          </table:table-cell>
          <table:table-cell office:value-type="string" table:style-name="ce1">
            <text:p>103.6.30</text:p>
          </table:table-cell>
          <table:table-cell office:value-type="string" table:style-name="ce1">
            <text:p>高雄市湖內區</text:p>
          </table:table-cell>
          <table:table-cell office:value-type="float" office:value="120" table:style-name="ce1">
            <text:p>120</text:p>
          </table:table-cell>
          <table:table-cell office:value-type="float" office:value="80" table:style-name="ce1">
            <text:p>80</text:p>
          </table:table-cell>
          <table:table-cell office:value-type="float" office:value="35" table:style-name="ce1">
            <text:p>3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p>
          </table:table-cell>
          <table:table-cell office:value-type="string" table:style-name="ce1">
            <text:p>協助高雄市湖內區公所辦理第十五屆【明宗獎】全國書法篆刻比賽(預計活動時程:103.10)</text:p>
          </table:table-cell>
          <table:table-cell office:value-type="string" table:style-name="ce1">
            <text:p>103.10.1</text:p>
          </table:table-cell>
          <table:table-cell office:value-type="string" table:style-name="ce1">
            <text:p>103.10.31</text:p>
          </table:table-cell>
          <table:table-cell office:value-type="string" table:style-name="ce1">
            <text:p>高雄市湖內區</text:p>
          </table:table-cell>
          <table:table-cell office:value-type="float" office:value="976" table:style-name="ce1">
            <text:p>976</text:p>
          </table:table-cell>
          <table:table-cell office:value-type="float" office:value="300" table:style-name="ce1">
            <text:p>30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老人福利協進會</text:p>
          </table:table-cell>
          <table:table-cell office:value-type="float" office:value="76984178" table:style-name="ce1">
            <text:p>76984178</text:p>
          </table:table-cell>
          <table:table-cell office:value-type="string" table:style-name="ce1">
            <text:p>協助高雄市永安老人福利協進會辦理會員聯誼活動(預計活動時程:103.4.20-22)</text:p>
          </table:table-cell>
          <table:table-cell office:value-type="string" table:style-name="ce1">
            <text:p>103.4.20</text:p>
          </table:table-cell>
          <table:table-cell office:value-type="string" table:style-name="ce1">
            <text:p>103.4.20</text:p>
          </table:table-cell>
          <table:table-cell office:value-type="string" table:style-name="ce1">
            <text:p>高雄市永安區</text:p>
          </table:table-cell>
          <table:table-cell office:value-type="float" office:value="466" table:style-name="ce1">
            <text:p>466</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新港社區發展協會</text:p>
          </table:table-cell>
          <table:table-cell office:value-type="float" office:value="78935688" table:style-name="ce1">
            <text:p>78935688</text:p>
          </table:table-cell>
          <table:table-cell office:value-type="string" table:style-name="ce1">
            <text:p>協助高雄市永安區新港社區發展協會辦理桃米社區交流暨宣導節能活動(預計活動時程:103.5.11-12)</text:p>
          </table:table-cell>
          <table:table-cell office:value-type="string" table:style-name="ce1">
            <text:p>103.5.11</text:p>
          </table:table-cell>
          <table:table-cell office:value-type="string" table:style-name="ce1">
            <text:p>103.5.12</text:p>
          </table:table-cell>
          <table:table-cell office:value-type="string" table:style-name="ce1">
            <text:p>高雄市永安區</text:p>
          </table:table-cell>
          <table:table-cell office:value-type="float" office:value="170" table:style-name="ce1">
            <text:p>170</text:p>
          </table:table-cell>
          <table:table-cell office:value-type="float" office:value="50" table:style-name="ce1">
            <text:p>5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高雄市永安區永安社區發展協會</text:p>
          </table:table-cell>
          <table:table-cell office:value-type="float" office:value="62994231" table:style-name="ce1">
            <text:p>62994231</text:p>
          </table:table-cell>
          <table:table-cell office:value-type="string" table:style-name="ce1">
            <text:p>協助高雄市永安區永安社區發展協會辦理績優社區交流暨節約能源宣導活動(預計活動時程:103.5.18-19)</text:p>
          </table:table-cell>
          <table:table-cell office:value-type="string" table:style-name="ce1">
            <text:p>103.5.18</text:p>
          </table:table-cell>
          <table:table-cell office:value-type="string" table:style-name="ce1">
            <text:p>103.5.19</text:p>
          </table:table-cell>
          <table:table-cell office:value-type="string" table:style-name="ce1">
            <text:p>高雄市永安區</text:p>
          </table:table-cell>
          <table:table-cell office:value-type="float" office:value="312" table:style-name="ce1">
            <text:p>312</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高雄市茄萣區保定社區發展協會</text:p>
          </table:table-cell>
          <table:table-cell office:value-type="string" table:style-name="ce1">
            <text:p>o8996508</text:p>
          </table:table-cell>
          <table:table-cell office:value-type="string" table:style-name="ce1">
            <text:p>協助高雄市茄萣區保定社區發展協會辦理103年度社區營造環保生態暨電力建設參訪活動(預計活動時程:103.6.9-10)</text:p>
          </table:table-cell>
          <table:table-cell office:value-type="string" table:style-name="ce1">
            <text:p>103.6.9</text:p>
          </table:table-cell>
          <table:table-cell office:value-type="string" table:style-name="ce1">
            <text:p>103.6.10</text:p>
          </table:table-cell>
          <table:table-cell office:value-type="string" table:style-name="ce1">
            <text:p>高雄市茄萣區</text:p>
          </table:table-cell>
          <table:table-cell office:value-type="float" office:value="213" table:style-name="ce1">
            <text:p>213</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國樂協會</text:p>
          </table:table-cell>
          <table:table-cell office:value-type="string" table:style-name="ce1">
            <text:p>aa</text:p>
          </table:table-cell>
          <table:table-cell office:value-type="string" table:style-name="ce1">
            <text:p>協助高雄市永安國樂協會辦理高雄市永安國樂協會學員技術交流暨節能減碳宣導活動(預計活動時程:103.5.24-25)</text:p>
          </table:table-cell>
          <table:table-cell office:value-type="string" table:style-name="ce1">
            <text:p>103.5.24</text:p>
          </table:table-cell>
          <table:table-cell office:value-type="string" table:style-name="ce1">
            <text:p>103.5.25</text:p>
          </table:table-cell>
          <table:table-cell office:value-type="string" table:style-name="ce1">
            <text:p>高雄市永安區</text:p>
          </table:table-cell>
          <table:table-cell office:value-type="float" office:value="307" table:style-name="ce1">
            <text:p>307</text:p>
          </table:table-cell>
          <table:table-cell office:value-type="float" office:value="800" table:style-name="ce1">
            <text:p>8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砂崙國民小學</text:p>
          </table:table-cell>
          <table:table-cell office:value-type="string" table:style-name="ce1">
            <text:p>aa</text:p>
          </table:table-cell>
          <table:table-cell office:value-type="string" table:style-name="ce1">
            <text:p>協助高雄市茄萣區砂崙國民小學辦理103年度校慶運動會暨能源教育宣導活動實施計劃(預計活動時程:103.4.27)</text:p>
          </table:table-cell>
          <table:table-cell office:value-type="string" table:style-name="ce1">
            <text:p>103.4.27</text:p>
          </table:table-cell>
          <table:table-cell office:value-type="string" table:style-name="ce1">
            <text:p>103.4.27</text:p>
          </table:table-cell>
          <table:table-cell office:value-type="string" table:style-name="ce1">
            <text:p>高雄市茄萣區</text:p>
          </table:table-cell>
          <table:table-cell office:value-type="float" office:value="234" table:style-name="ce1">
            <text:p>234</text:p>
          </table:table-cell>
          <table:table-cell office:value-type="float" office:value="70" table:style-name="ce1">
            <text:p>7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維新社區發展協會</text:p>
          </table:table-cell>
          <table:table-cell office:value-type="float" office:value="62994197" table:style-name="ce1">
            <text:p>62994197</text:p>
          </table:table-cell>
          <table:table-cell office:value-type="string" table:style-name="ce1">
            <text:p>協助高雄市永安區維新社區發展協會辦理社區會員交流暨節能減碳宣導活動(預計活動時程:103.4.26-27)</text:p>
          </table:table-cell>
          <table:table-cell office:value-type="string" table:style-name="ce1">
            <text:p>103.4.26</text:p>
          </table:table-cell>
          <table:table-cell office:value-type="string" table:style-name="ce1">
            <text:p>103.4.27</text:p>
          </table:table-cell>
          <table:table-cell office:value-type="string" table:style-name="ce1">
            <text:p>高雄市永安區</text:p>
          </table:table-cell>
          <table:table-cell office:value-type="float" office:value="426" table:style-name="ce1">
            <text:p>426</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社團法人中華民國新生活社會福利發展促進會</text:p>
          </table:table-cell>
          <table:table-cell office:value-type="float" office:value="99970598" table:style-name="ce1">
            <text:p>99970598</text:p>
          </table:table-cell>
          <table:table-cell office:value-type="string" table:style-name="ce1">
            <text:p>協助社團法人中華民國新生活社會福利發展促進會辦理102學年度第2學期 弱勢學子免費課後服務(預計活動時程:103.3.3-6.30)</text:p>
          </table:table-cell>
          <table:table-cell office:value-type="string" table:style-name="ce1">
            <text:p>103.3.3</text:p>
          </table:table-cell>
          <table:table-cell office:value-type="string" table:style-name="ce1">
            <text:p>103.6.30</text:p>
          </table:table-cell>
          <table:table-cell office:value-type="string" table:style-name="ce1">
            <text:p>新北市三芝區</text:p>
          </table:table-cell>
          <table:table-cell office:value-type="float" office:value="484" table:style-name="ce1">
            <text:p>484</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民俗體育運動協會</text:p>
          </table:table-cell>
          <table:table-cell office:value-type="float" office:value="30155682" table:style-name="ce1">
            <text:p>30155682</text:p>
          </table:table-cell>
          <table:table-cell office:value-type="string" table:style-name="ce1">
            <text:p>協助新北市石門區民俗體育運動協會辦理2014年全國冠軍盃南獅高樁邀請賽活動計畫(預計活動時程:103.4.15-5.31)</text:p>
          </table:table-cell>
          <table:table-cell office:value-type="string" table:style-name="ce1">
            <text:p>103.4.15</text:p>
          </table:table-cell>
          <table:table-cell office:value-type="string" table:style-name="ce1">
            <text:p>103.5.31</text:p>
          </table:table-cell>
          <table:table-cell office:value-type="string" table:style-name="ce1">
            <text:p>新北市石門區</text:p>
          </table:table-cell>
          <table:table-cell office:value-type="float" office:value="530" table:style-name="ce1">
            <text:p>53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婦女會</text:p>
          </table:table-cell>
          <table:table-cell office:value-type="float" office:value="30382188" table:style-name="ce1">
            <text:p>30382188</text:p>
          </table:table-cell>
          <table:table-cell office:value-type="string" table:style-name="ce1">
            <text:p>協助新北市三芝區婦女會辦理婦女之愛繽紛三芝核安暨社會福利宣導(預計活動時程:103.4.12)</text:p>
          </table:table-cell>
          <table:table-cell office:value-type="string" table:style-name="ce1">
            <text:p>103.4.12</text:p>
          </table:table-cell>
          <table:table-cell office:value-type="string" table:style-name="ce1">
            <text:p>103.4.12</text:p>
          </table:table-cell>
          <table:table-cell office:value-type="string" table:style-name="ce1">
            <text:p>新北市三芝區</text:p>
          </table:table-cell>
          <table:table-cell office:value-type="float" office:value="403" table:style-name="ce1">
            <text:p>403</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老人會</text:p>
          </table:table-cell>
          <table:table-cell office:value-type="float" office:value="94996205" table:style-name="ce1">
            <text:p>94996205</text:p>
          </table:table-cell>
          <table:table-cell office:value-type="string" table:style-name="ce1">
            <text:p>協助新北市三芝區老人會辦理103年度老人福利研習暨老人安養關懷及宣導用電安全活動(預計活動時程:103.5.5-6)</text:p>
          </table:table-cell>
          <table:table-cell office:value-type="string" table:style-name="ce1">
            <text:p>103.5.5</text:p>
          </table:table-cell>
          <table:table-cell office:value-type="string" table:style-name="ce1">
            <text:p>103.5.6</text:p>
          </table:table-cell>
          <table:table-cell office:value-type="string" table:style-name="ce1">
            <text:p>台中市、台南市</text:p>
          </table:table-cell>
          <table:table-cell office:value-type="float" office:value="201" table:style-name="ce1">
            <text:p>201</text:p>
          </table:table-cell>
          <table:table-cell office:value-type="float" office:value="150" table:style-name="ce1">
            <text:p>15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社團法人中華安得烈慈善協會</text:p>
          </table:table-cell>
          <table:table-cell office:value-type="float" office:value="26328803" table:style-name="ce1">
            <text:p>26328803</text:p>
          </table:table-cell>
          <table:table-cell office:value-type="string" table:style-name="ce1">
            <text:p>協助社團法人中華安得烈慈善協會辦理2014年安得烈食物銀行【膳糧食物包】援助行動(預計活動時程:2014.6.1-12.31)</text:p>
          </table:table-cell>
          <table:table-cell office:value-type="string" table:style-name="ce1">
            <text:p>103.6.01</text:p>
          </table:table-cell>
          <table:table-cell office:value-type="string" table:style-name="ce1">
            <text:p>103.12.31</text:p>
          </table:table-cell>
          <table:table-cell office:value-type="string" table:style-name="ce1">
            <text:p>新北市石門區</text:p>
          </table:table-cell>
          <table:table-cell office:value-type="float" office:value="61" table:style-name="ce1">
            <text:p>61</text:p>
          </table:table-cell>
          <table:table-cell office:value-type="float" office:value="46" table:style-name="ce1">
            <text:p>46</text:p>
          </table:table-cell>
          <table:table-cell office:value-type="float" office:value="46" table:style-name="ce1">
            <text:p>46</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103年度社福志工教育訓練研習參訪活動(預計活動時程:103.4-8月)</text:p>
          </table:table-cell>
          <table:table-cell office:value-type="string" table:style-name="ce1">
            <text:p>103.4.1</text:p>
          </table:table-cell>
          <table:table-cell office:value-type="string" table:style-name="ce1">
            <text:p>103.8.31</text:p>
          </table:table-cell>
          <table:table-cell office:value-type="string" table:style-name="ce1">
            <text:p>新北市金山區</text:p>
          </table:table-cell>
          <table:table-cell office:value-type="float" office:value="257" table:style-name="ce1">
            <text:p>257</text:p>
          </table:table-cell>
          <table:table-cell office:value-type="float" office:value="193" table:style-name="ce1">
            <text:p>193</text:p>
          </table:table-cell>
          <table:table-cell office:value-type="float" office:value="150" table:style-name="ce1">
            <text:p>1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二核能發電廠</text:p>
          </table:table-cell>
          <table:table-cell office:value-type="float" office:value="2217820" table:style-name="ce1">
            <text:p>2217820</text:p>
          </table:table-cell>
          <table:table-cell office:value-type="string" table:style-name="ce1">
            <text:p>協助第二核能發電廠辦理第31屆核能盃環保睦鄰橋藝邀請賽(預計活動時程:103.7-8月)</text:p>
          </table:table-cell>
          <table:table-cell office:value-type="string" table:style-name="ce1">
            <text:p>103.7.1</text:p>
          </table:table-cell>
          <table:table-cell office:value-type="string" table:style-name="ce1">
            <text:p>103.8.31</text:p>
          </table:table-cell>
          <table:table-cell office:value-type="string" table:style-name="ce1">
            <text:p>新北市萬里區</text:p>
          </table:table-cell>
          <table:table-cell office:value-type="float" office:value="152" table:style-name="ce1">
            <text:p>152</text:p>
          </table:table-cell>
          <table:table-cell office:value-type="float" office:value="132" table:style-name="ce1">
            <text:p>132</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婦女會</text:p>
          </table:table-cell>
          <table:table-cell office:value-type="float" office:value="2251376" table:style-name="ce1">
            <text:p>2251376</text:p>
          </table:table-cell>
          <table:table-cell office:value-type="string" table:style-name="ce1">
            <text:p>協助新北市萬里區婦女會辦理新北市萬里區婦女會成立六十週年慶祝大會、萬里區婦女會第廿、廿一屆理事長交接典禮(預計活動時程:103.6.6)</text:p>
          </table:table-cell>
          <table:table-cell office:value-type="string" table:style-name="ce1">
            <text:p>103.6.6</text:p>
          </table:table-cell>
          <table:table-cell office:value-type="string" table:style-name="ce1">
            <text:p>103.6.6</text:p>
          </table:table-cell>
          <table:table-cell office:value-type="string" table:style-name="ce1">
            <text:p>新北市萬里區</text:p>
          </table:table-cell>
          <table:table-cell office:value-type="float" office:value="361" table:style-name="ce1">
            <text:p>361</text:p>
          </table:table-cell>
          <table:table-cell office:value-type="float" office:value="250" table:style-name="ce1">
            <text:p>250</text:p>
          </table:table-cell>
          <table:table-cell office:value-type="float" office:value="150" table:style-name="ce1">
            <text:p>1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103年度家政班區外觀摩研習活動(預計活動時程:103.5-6月)</text:p>
          </table:table-cell>
          <table:table-cell office:value-type="string" table:style-name="ce1">
            <text:p>103.5.1</text:p>
          </table:table-cell>
          <table:table-cell office:value-type="string" table:style-name="ce1">
            <text:p>103.6.30</text:p>
          </table:table-cell>
          <table:table-cell office:value-type="string" table:style-name="ce1">
            <text:p>南投縣水里鄉</text:p>
          </table:table-cell>
          <table:table-cell office:value-type="float" office:value="450" table:style-name="ce1">
            <text:p>450</text:p>
          </table:table-cell>
          <table:table-cell office:value-type="float" office:value="200" table:style-name="ce1">
            <text:p>20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元極功法研究會</text:p>
          </table:table-cell>
          <table:table-cell office:value-type="float" office:value="13319036" table:style-name="ce1">
            <text:p>13319036</text:p>
          </table:table-cell>
          <table:table-cell office:value-type="string" table:style-name="ce1">
            <text:p>協助新北市金山區元極功法研究會辦理元極功法103年核安教育研習宣導活動(預計活動時程:103.5.17-19)</text:p>
          </table:table-cell>
          <table:table-cell office:value-type="string" table:style-name="ce1">
            <text:p>103.5.17</text:p>
          </table:table-cell>
          <table:table-cell office:value-type="string" table:style-name="ce1">
            <text:p>103.5.19</text:p>
          </table:table-cell>
          <table:table-cell office:value-type="string" table:style-name="ce1">
            <text:p>花蓮縣</text:p>
          </table:table-cell>
          <table:table-cell office:value-type="float" office:value="412" table:style-name="ce1">
            <text:p>412</text:p>
          </table:table-cell>
          <table:table-cell office:value-type="float" office:value="200" table:style-name="ce1">
            <text:p>20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103年度選任幹部區外觀摩計畫(預計活動時程:103.5.21-31)</text:p>
          </table:table-cell>
          <table:table-cell office:value-type="string" table:style-name="ce1">
            <text:p>103.5.21</text:p>
          </table:table-cell>
          <table:table-cell office:value-type="string" table:style-name="ce1">
            <text:p>103.5.31</text:p>
          </table:table-cell>
          <table:table-cell office:value-type="string" table:style-name="ce1">
            <text:p>台中市</text:p>
          </table:table-cell>
          <table:table-cell office:value-type="float" office:value="450" table:style-name="ce1">
            <text:p>450</text:p>
          </table:table-cell>
          <table:table-cell office:value-type="float" office:value="245" table:style-name="ce1">
            <text:p>245</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萬里里端午佳節健走活動(預計活動時程:103.6)</text:p>
          </table:table-cell>
          <table:table-cell office:value-type="string" table:style-name="ce1">
            <text:p>103.6.1</text:p>
          </table:table-cell>
          <table:table-cell office:value-type="string" table:style-name="ce1">
            <text:p>103.6.30</text:p>
          </table:table-cell>
          <table:table-cell office:value-type="string" table:style-name="ce1">
            <text:p>新北市萬里區</text:p>
          </table:table-cell>
          <table:table-cell office:value-type="float" office:value="200" table:style-name="ce1">
            <text:p>20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野柳里103年度端午愛心關懷獨居老人及身心障礙者暨全里環保宣導活動(預計活動時程:103.6)</text:p>
          </table:table-cell>
          <table:table-cell office:value-type="string" table:style-name="ce1">
            <text:p>103.6.1</text:p>
          </table:table-cell>
          <table:table-cell office:value-type="string" table:style-name="ce1">
            <text:p>103.6.30</text:p>
          </table:table-cell>
          <table:table-cell office:value-type="string" table:style-name="ce1">
            <text:p>新北市萬里區</text:p>
          </table:table-cell>
          <table:table-cell office:value-type="float" office:value="669" table:style-name="ce1">
            <text:p>669</text:p>
          </table:table-cell>
          <table:table-cell office:value-type="float" office:value="60" table:style-name="ce1">
            <text:p>6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龜吼里103年度中秋環保公益晚會活動(預計活動時程:103.9)</text:p>
          </table:table-cell>
          <table:table-cell office:value-type="string" table:style-name="ce1">
            <text:p>103.9.1</text:p>
          </table:table-cell>
          <table:table-cell office:value-type="string" table:style-name="ce1">
            <text:p>103.9.30</text:p>
          </table:table-cell>
          <table:table-cell office:value-type="string" table:style-name="ce1">
            <text:p>新北市萬里區</text:p>
          </table:table-cell>
          <table:table-cell office:value-type="float" office:value="270" table:style-name="ce1">
            <text:p>270</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萬里里103年度中秋佳節晚會烤肉活動(預計活動時程:103.9)</text:p>
          </table:table-cell>
          <table:table-cell office:value-type="string" table:style-name="ce1">
            <text:p>103.9.1</text:p>
          </table:table-cell>
          <table:table-cell office:value-type="string" table:style-name="ce1">
            <text:p>103.9.30</text:p>
          </table:table-cell>
          <table:table-cell office:value-type="string" table:style-name="ce1">
            <text:p>新北市萬里區</text:p>
          </table:table-cell>
          <table:table-cell office:value-type="float" office:value="399" table:style-name="ce1">
            <text:p>399</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北基里103年度關懷獨居老人、弱勢家庭中秋公益晚會活動(預計活動時程:103.9)</text:p>
          </table:table-cell>
          <table:table-cell office:value-type="string" table:style-name="ce1">
            <text:p>103.9.1</text:p>
          </table:table-cell>
          <table:table-cell office:value-type="string" table:style-name="ce1">
            <text:p>103.9.30</text:p>
          </table:table-cell>
          <table:table-cell office:value-type="string" table:style-name="ce1">
            <text:p>新北市萬里區</text:p>
          </table:table-cell>
          <table:table-cell office:value-type="float" office:value="397" table:style-name="ce1">
            <text:p>397</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體育會</text:p>
          </table:table-cell>
          <table:table-cell office:value-type="float" office:value="13981603" table:style-name="ce1">
            <text:p>13981603</text:p>
          </table:table-cell>
          <table:table-cell office:value-type="string" table:style-name="ce1">
            <text:p>協助新北市金山區體育會辦理2014北海岸健行活動(預計活動時程:103.5.31)</text:p>
          </table:table-cell>
          <table:table-cell office:value-type="string" table:style-name="ce1">
            <text:p>103.5.31</text:p>
          </table:table-cell>
          <table:table-cell office:value-type="string" table:style-name="ce1">
            <text:p>103.5.31</text:p>
          </table:table-cell>
          <table:table-cell office:value-type="string" table:style-name="ce1">
            <text:p>新北市金山區</text:p>
          </table:table-cell>
          <table:table-cell office:value-type="float" office:value="797" table:style-name="ce1">
            <text:p>797</text:p>
          </table:table-cell>
          <table:table-cell office:value-type="float" office:value="250" table:style-name="ce1">
            <text:p>250</text:p>
          </table:table-cell>
          <table:table-cell office:value-type="float" office:value="160" table:style-name="ce1">
            <text:p>1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103年度全區敦親睦鄰活動(預計活動時程:103.8月底)</text:p>
          </table:table-cell>
          <table:table-cell office:value-type="string" table:style-name="ce1">
            <text:p>103.8.31</text:p>
          </table:table-cell>
          <table:table-cell office:value-type="string" table:style-name="ce1">
            <text:p>103.8.31</text:p>
          </table:table-cell>
          <table:table-cell office:value-type="string" table:style-name="ce1">
            <text:p>新北市萬里區</text:p>
          </table:table-cell>
          <table:table-cell office:value-type="float" office:value="590" table:style-name="ce1">
            <text:p>590</text:p>
          </table:table-cell>
          <table:table-cell office:value-type="float" office:value="300" table:style-name="ce1">
            <text:p>300</text:p>
          </table:table-cell>
          <table:table-cell office:value-type="float" office:value="250" table:style-name="ce1">
            <text:p>2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社團法人屏東縣滿州鄉老人會</text:p>
          </table:table-cell>
          <table:table-cell office:value-type="float" office:value="17033820" table:style-name="ce1">
            <text:p>17033820</text:p>
          </table:table-cell>
          <table:table-cell office:value-type="string" table:style-name="ce1">
            <text:p>協助社團法人屏東縣滿州鄉老人會辦理花蓮參訪暨節約能源宣導活動(預計活動時程:103.4.30-5.10)</text:p>
          </table:table-cell>
          <table:table-cell office:value-type="string" table:style-name="ce1">
            <text:p>103.4.30</text:p>
          </table:table-cell>
          <table:table-cell office:value-type="string" table:style-name="ce1">
            <text:p>103.5.10</text:p>
          </table:table-cell>
          <table:table-cell office:value-type="string" table:style-name="ce1">
            <text:p>花蓮縣</text:p>
          </table:table-cell>
          <table:table-cell office:value-type="float" office:value="492" table:style-name="ce1">
            <text:p>492</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滿州鄉農會</text:p>
          </table:table-cell>
          <table:table-cell office:value-type="float" office:value="91607050" table:style-name="ce1">
            <text:p>91607050</text:p>
          </table:table-cell>
          <table:table-cell office:value-type="string" table:style-name="ce1">
            <text:p>協助屏東縣滿州鄉農會辦理核能發電暨農業推廣教育觀摩研習活動(預計活動時程:103.4.1-12.31)</text:p>
          </table:table-cell>
          <table:table-cell office:value-type="string" table:style-name="ce1">
            <text:p>103.4.1</text:p>
          </table:table-cell>
          <table:table-cell office:value-type="string" table:style-name="ce1">
            <text:p>103.12.31</text:p>
          </table:table-cell>
          <table:table-cell office:value-type="string" table:style-name="ce1">
            <text:p>台中市</text:p>
          </table:table-cell>
          <table:table-cell office:value-type="float" office:value="400" table:style-name="ce1">
            <text:p>400</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103年度睦鄰路跑活動計畫(預計活動時程:103.5.17)</text:p>
          </table:table-cell>
          <table:table-cell office:value-type="string" table:style-name="ce1">
            <text:p>103.5.17</text:p>
          </table:table-cell>
          <table:table-cell office:value-type="string" table:style-name="ce1">
            <text:p>103.5.17</text:p>
          </table:table-cell>
          <table:table-cell office:value-type="string" table:style-name="ce1">
            <text:p>基隆市</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農會</text:p>
          </table:table-cell>
          <table:table-cell office:value-type="float" office:value="277408" table:style-name="ce1">
            <text:p>277408</text:p>
          </table:table-cell>
          <table:table-cell office:value-type="string" table:style-name="ce1">
            <text:p>協助基隆市農會辦理103年度參訪電力設施及綠能產業活動(預計活動時程:103.4.16-18)</text:p>
          </table:table-cell>
          <table:table-cell office:value-type="string" table:style-name="ce1">
            <text:p>103.4.16</text:p>
          </table:table-cell>
          <table:table-cell office:value-type="string" table:style-name="ce1">
            <text:p>103.4.18</text:p>
          </table:table-cell>
          <table:table-cell office:value-type="string" table:style-name="ce1">
            <text:p>高雄市、臺南市</text:p>
          </table:table-cell>
          <table:table-cell office:value-type="float" office:value="300" table:style-name="ce1">
            <text:p>300</text:p>
          </table:table-cell>
          <table:table-cell office:value-type="float" office:value="150" table:style-name="ce1">
            <text:p>15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霄國民小學</text:p>
          </table:table-cell>
          <table:table-cell office:value-type="string" table:style-name="ce1">
            <text:p>aa</text:p>
          </table:table-cell>
          <table:table-cell office:value-type="string" table:style-name="ce1">
            <text:p>協助苗栗縣通霄鎮通霄國民小學辦理改善知動教室教學環境</text:p>
          </table:table-cell>
          <table:table-cell office:value-type="string" table:style-name="ce1">
            <text:p>aa</text:p>
          </table:table-cell>
          <table:table-cell office:value-type="string" table:style-name="ce1">
            <text:p>aa</text:p>
          </table:table-cell>
          <table:table-cell office:value-type="string" table:style-name="ce1">
            <text:p>苗栗縣通霄鎮</text:p>
          </table:table-cell>
          <table:table-cell office:value-type="float" office:value="164" table:style-name="ce1">
            <text:p>164</text:p>
          </table:table-cell>
          <table:table-cell office:value-type="float" office:value="160" table:style-name="ce1">
            <text:p>16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腳踏車休閒協會</text:p>
          </table:table-cell>
          <table:table-cell office:value-type="float" office:value="45791675" table:style-name="ce1">
            <text:p>45791675</text:p>
          </table:table-cell>
          <table:table-cell office:value-type="string" table:style-name="ce1">
            <text:p>協助苗栗縣通霄腳踏車休閒協會辦理「萬馬奔騰 吞宵飛耀」怡心健身鐵馬之旅活動(預計活動時程:103.6.8)</text:p>
          </table:table-cell>
          <table:table-cell office:value-type="string" table:style-name="ce1">
            <text:p>103.6.8</text:p>
          </table:table-cell>
          <table:table-cell office:value-type="string" table:style-name="ce1">
            <text:p>103.6.8</text:p>
          </table:table-cell>
          <table:table-cell office:value-type="string" table:style-name="ce1">
            <text:p>苗栗縣通霄鎮</text:p>
          </table:table-cell>
          <table:table-cell office:value-type="float" office:value="1074" table:style-name="ce1">
            <text:p>1074</text:p>
          </table:table-cell>
          <table:table-cell office:value-type="float" office:value="250" table:style-name="ce1">
            <text:p>250</text:p>
          </table:table-cell>
          <table:table-cell office:value-type="float" office:value="180" table:style-name="ce1">
            <text:p>1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北市</text:p>
          </table:table-cell>
          <table:table-cell office:value-type="string" table:style-name="ce1">
            <text:p>中華道教民俗文化學會</text:p>
          </table:table-cell>
          <table:table-cell office:value-type="float" office:value="25598949" table:style-name="ce1">
            <text:p>25598949</text:p>
          </table:table-cell>
          <table:table-cell office:value-type="string" table:style-name="ce1">
            <text:p>協助中華道教民俗文化學會辦理2014道教文化之旅(預計活動時程:103.3.26-31)</text:p>
          </table:table-cell>
          <table:table-cell office:value-type="string" table:style-name="ce1">
            <text:p>103.3.26</text:p>
          </table:table-cell>
          <table:table-cell office:value-type="string" table:style-name="ce1">
            <text:p>103.3.31</text:p>
          </table:table-cell>
          <table:table-cell office:value-type="string" table:style-name="ce1">
            <text:p>苗栗縣通霄鎮</text:p>
          </table:table-cell>
          <table:table-cell office:value-type="float" office:value="3045" table:style-name="ce1">
            <text:p>3045</text:p>
          </table:table-cell>
          <table:table-cell office:value-type="float" office:value="600" table:style-name="ce1">
            <text:p>600</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房裡社區發展協會</text:p>
          </table:table-cell>
          <table:table-cell office:value-type="float" office:value="19282535" table:style-name="ce1">
            <text:p>19282535</text:p>
          </table:table-cell>
          <table:table-cell office:value-type="string" table:style-name="ce1">
            <text:p>協助苗栗縣苑裡鎮房裡社區發展協會辦理2014房裡順天宮媽祖文化活動(預計活動時程:103.3.30)</text:p>
          </table:table-cell>
          <table:table-cell office:value-type="string" table:style-name="ce1">
            <text:p>103.3.30</text:p>
          </table:table-cell>
          <table:table-cell office:value-type="string" table:style-name="ce1">
            <text:p>103.3.30</text:p>
          </table:table-cell>
          <table:table-cell office:value-type="string" table:style-name="ce1">
            <text:p>苗栗縣苑裡鎮</text:p>
          </table:table-cell>
          <table:table-cell office:value-type="float" office:value="255" table:style-name="ce1">
            <text:p>255</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農漁牧業休閒觀光推展協會</text:p>
          </table:table-cell>
          <table:table-cell office:value-type="float" office:value="99653306" table:style-name="ce1">
            <text:p>99653306</text:p>
          </table:table-cell>
          <table:table-cell office:value-type="string" table:style-name="ce1">
            <text:p>協助苗栗縣農漁牧業休閒觀光推展協會辦理懷舊風情-百年農村生活實況童玩節展演活動(預計活動時程:103.3.29-30)</text:p>
          </table:table-cell>
          <table:table-cell office:value-type="string" table:style-name="ce1">
            <text:p>103.3.29</text:p>
          </table:table-cell>
          <table:table-cell office:value-type="string" table:style-name="ce1">
            <text:p>103.3.30</text:p>
          </table:table-cell>
          <table:table-cell office:value-type="string" table:style-name="ce1">
            <text:p>苗栗縣苑裡鎮</text:p>
          </table:table-cell>
          <table:table-cell office:value-type="float" office:value="546" table:style-name="ce1">
            <text:p>546</text:p>
          </table:table-cell>
          <table:table-cell office:value-type="float" office:value="100" table:style-name="ce1">
            <text:p>10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富麗農村發展協會</text:p>
          </table:table-cell>
          <table:table-cell office:value-type="float" office:value="99681181" table:style-name="ce1">
            <text:p>99681181</text:p>
          </table:table-cell>
          <table:table-cell office:value-type="string" table:style-name="ce1">
            <text:p>協助苗栗縣通霄富麗農村發展協會辦理2014年客家桐花祭「桐遊通霄」活動(預計活動時程:103.4.19-27)</text:p>
          </table:table-cell>
          <table:table-cell office:value-type="string" table:style-name="ce1">
            <text:p>103.4.19</text:p>
          </table:table-cell>
          <table:table-cell office:value-type="string" table:style-name="ce1">
            <text:p>103.4.27</text:p>
          </table:table-cell>
          <table:table-cell office:value-type="string" table:style-name="ce1">
            <text:p>苗栗縣通霄鎮</text:p>
          </table:table-cell>
          <table:table-cell office:value-type="float" office:value="825" table:style-name="ce1">
            <text:p>825</text:p>
          </table:table-cell>
          <table:table-cell office:value-type="float" office:value="140" table:style-name="ce1">
            <text:p>14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社苓媽祖民俗文化協會</text:p>
          </table:table-cell>
          <table:table-cell office:value-type="float" office:value="25086004" table:style-name="ce1">
            <text:p>25086004</text:p>
          </table:table-cell>
          <table:table-cell office:value-type="string" table:style-name="ce1">
            <text:p>協助苗栗縣苑裡鎮社苓媽祖民俗文化協會辦理103年度甲午年社苓媽祖遶境祈福活動計畫書(預計活動時程:103.4.20)</text:p>
          </table:table-cell>
          <table:table-cell office:value-type="string" table:style-name="ce1">
            <text:p>103.4.20</text:p>
          </table:table-cell>
          <table:table-cell office:value-type="string" table:style-name="ce1">
            <text:p>103.4.20</text:p>
          </table:table-cell>
          <table:table-cell office:value-type="string" table:style-name="ce1">
            <text:p>苗栗縣苑裡鎮</text:p>
          </table:table-cell>
          <table:table-cell office:value-type="float" office:value="672" table:style-name="ce1">
            <text:p>672</text:p>
          </table:table-cell>
          <table:table-cell office:value-type="float" office:value="372" table:style-name="ce1">
            <text:p>372</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排舞推展協會</text:p>
          </table:table-cell>
          <table:table-cell office:value-type="float" office:value="25417320" table:style-name="ce1">
            <text:p>25417320</text:p>
          </table:table-cell>
          <table:table-cell office:value-type="string" table:style-name="ce1">
            <text:p>協助苗栗縣苑裡排舞推展協會辦理103年度鄉土風采舞動社區展演活動(預計活動時程:103.4.27)</text:p>
          </table:table-cell>
          <table:table-cell office:value-type="string" table:style-name="ce1">
            <text:p>103.4.27</text:p>
          </table:table-cell>
          <table:table-cell office:value-type="string" table:style-name="ce1">
            <text:p>103.4.27</text:p>
          </table:table-cell>
          <table:table-cell office:value-type="string" table:style-name="ce1">
            <text:p>苗栗縣苑裡鎮</text:p>
          </table:table-cell>
          <table:table-cell office:value-type="float" office:value="239" table:style-name="ce1">
            <text:p>239</text:p>
          </table:table-cell>
          <table:table-cell office:value-type="float" office:value="79" table:style-name="ce1">
            <text:p>79</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元極舞協會</text:p>
          </table:table-cell>
          <table:table-cell office:value-type="float" office:value="99657366" table:style-name="ce1">
            <text:p>99657366</text:p>
          </table:table-cell>
          <table:table-cell office:value-type="string" table:style-name="ce1">
            <text:p>協助苗栗縣苑裡元極舞協會辦理103年九洲同春元極功夫研習活動(預計活動時程:103.4.13)</text:p>
          </table:table-cell>
          <table:table-cell office:value-type="string" table:style-name="ce1">
            <text:p>103.4.13</text:p>
          </table:table-cell>
          <table:table-cell office:value-type="string" table:style-name="ce1">
            <text:p>103.4.13</text:p>
          </table:table-cell>
          <table:table-cell office:value-type="string" table:style-name="ce1">
            <text:p>苗栗縣苑裡鎮</text:p>
          </table:table-cell>
          <table:table-cell office:value-type="float" office:value="248" table:style-name="ce1">
            <text:p>248</text:p>
          </table:table-cell>
          <table:table-cell office:value-type="float" office:value="120" table:style-name="ce1">
            <text:p>120</text:p>
          </table:table-cell>
          <table:table-cell office:value-type="float" office:value="35" table:style-name="ce1">
            <text:p>3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平安社區發展協會</text:p>
          </table:table-cell>
          <table:table-cell office:value-type="float" office:value="45389316" table:style-name="ce1">
            <text:p>45389316</text:p>
          </table:table-cell>
          <table:table-cell office:value-type="string" table:style-name="ce1">
            <text:p>協助苗栗縣通霄鎮平安社區發展協會辦理103年度媽媽教室土風舞研習活動(預計活動時程:103.4.23-8.27)</text:p>
          </table:table-cell>
          <table:table-cell office:value-type="string" table:style-name="ce1">
            <text:p>103.4.23</text:p>
          </table:table-cell>
          <table:table-cell office:value-type="string" table:style-name="ce1">
            <text:p>103..8.27</text:p>
          </table:table-cell>
          <table:table-cell office:value-type="string" table:style-name="ce1">
            <text:p>苗栗縣通霄鎮</text:p>
          </table:table-cell>
          <table:table-cell office:value-type="float" office:value="190" table:style-name="ce1">
            <text:p>190</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天韻藝文推展協會</text:p>
          </table:table-cell>
          <table:table-cell office:value-type="float" office:value="26836048" table:style-name="ce1">
            <text:p>26836048</text:p>
          </table:table-cell>
          <table:table-cell office:value-type="string" table:style-name="ce1">
            <text:p>協助苗栗縣天韻藝文推展協會辦理103年度音樂會暨節能減碳環保宣導活動(預計活動時程:103.5.10)</text:p>
          </table:table-cell>
          <table:table-cell office:value-type="string" table:style-name="ce1">
            <text:p>103.5.10</text:p>
          </table:table-cell>
          <table:table-cell office:value-type="string" table:style-name="ce1">
            <text:p>103.5.10</text:p>
          </table:table-cell>
          <table:table-cell office:value-type="string" table:style-name="ce1">
            <text:p>苗栗縣苑裡鎮</text:p>
          </table:table-cell>
          <table:table-cell office:value-type="float" office:value="185" table:style-name="ce1">
            <text:p>185</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毅學書畫學會</text:p>
          </table:table-cell>
          <table:table-cell office:value-type="float" office:value="38766335" table:style-name="ce1">
            <text:p>38766335</text:p>
          </table:table-cell>
          <table:table-cell office:value-type="string" table:style-name="ce1">
            <text:p>協助苗栗縣毅學書畫學會辦理馬到成功書畫展(預計活動時程:103.4.19-27)</text:p>
          </table:table-cell>
          <table:table-cell office:value-type="string" table:style-name="ce1">
            <text:p>103.4.19</text:p>
          </table:table-cell>
          <table:table-cell office:value-type="string" table:style-name="ce1">
            <text:p>103.4.27</text:p>
          </table:table-cell>
          <table:table-cell office:value-type="string" table:style-name="ce1">
            <text:p>苗栗縣通霄鎮</text:p>
          </table:table-cell>
          <table:table-cell office:value-type="float" office:value="347" table:style-name="ce1">
            <text:p>347</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103年度里鄰長文康暨節能宣導參訪活動(預計活動時程:103.5.27-6.5)</text:p>
          </table:table-cell>
          <table:table-cell office:value-type="string" table:style-name="ce1">
            <text:p>103.5.27</text:p>
          </table:table-cell>
          <table:table-cell office:value-type="string" table:style-name="ce1">
            <text:p>103.6.5</text:p>
          </table:table-cell>
          <table:table-cell office:value-type="string" table:style-name="ce1">
            <text:p>苗栗縣通霄鎮</text:p>
          </table:table-cell>
          <table:table-cell office:value-type="float" office:value="1170" table:style-name="ce1">
            <text:p>1170</text:p>
          </table:table-cell>
          <table:table-cell office:value-type="float" office:value="318" table:style-name="ce1">
            <text:p>318</text:p>
          </table:table-cell>
          <table:table-cell office:value-type="float" office:value="200" table:style-name="ce1">
            <text:p>2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人文景觀文化協進會</text:p>
          </table:table-cell>
          <table:table-cell office:value-type="float" office:value="10934867" table:style-name="ce1">
            <text:p>10934867</text:p>
          </table:table-cell>
          <table:table-cell office:value-type="string" table:style-name="ce1">
            <text:p>協助苗栗縣通霄人文景觀文化協進會辦理103年度東洋歌曲研習班活動計畫(預計活動時程:103.4.8-6.30)</text:p>
          </table:table-cell>
          <table:table-cell office:value-type="string" table:style-name="ce1">
            <text:p>103.4.8</text:p>
          </table:table-cell>
          <table:table-cell office:value-type="string" table:style-name="ce1">
            <text:p>103.6.30</text:p>
          </table:table-cell>
          <table:table-cell office:value-type="string" table:style-name="ce1">
            <text:p>苗栗縣通霄鎮</text:p>
          </table:table-cell>
          <table:table-cell office:value-type="float" office:value="193" table:style-name="ce1">
            <text:p>193</text:p>
          </table:table-cell>
          <table:table-cell office:value-type="float" office:value="60" table:style-name="ce1">
            <text:p>6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3年度模範母親代表表揚活動(預計活動時程:103.5.10)</text:p>
          </table:table-cell>
          <table:table-cell office:value-type="string" table:style-name="ce1">
            <text:p>103.5.10</text:p>
          </table:table-cell>
          <table:table-cell office:value-type="string" table:style-name="ce1">
            <text:p>103.5.10</text:p>
          </table:table-cell>
          <table:table-cell office:value-type="string" table:style-name="ce1">
            <text:p>苗栗縣苑裡鎮</text:p>
          </table:table-cell>
          <table:table-cell office:value-type="float" office:value="501" table:style-name="ce1">
            <text:p>501</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鎮103年度模範父親暨好人好事代表表揚大會(預計活動時程:103.8.3)</text:p>
          </table:table-cell>
          <table:table-cell office:value-type="string" table:style-name="ce1">
            <text:p>103.8.3</text:p>
          </table:table-cell>
          <table:table-cell office:value-type="string" table:style-name="ce1">
            <text:p>103.8.3</text:p>
          </table:table-cell>
          <table:table-cell office:value-type="string" table:style-name="ce1">
            <text:p>苗栗縣通霄鎮</text:p>
          </table:table-cell>
          <table:table-cell office:value-type="float" office:value="443" table:style-name="ce1">
            <text:p>443</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苑區漁會</text:p>
          </table:table-cell>
          <table:table-cell office:value-type="float" office:value="74865253" table:style-name="ce1">
            <text:p>74865253</text:p>
          </table:table-cell>
          <table:table-cell office:value-type="string" table:style-name="ce1">
            <text:p>協助苗栗縣通苑區漁會辦理103年度漁業文化體驗暨淨灘活動(預計活動時程:103.5.1-9.30)</text:p>
          </table:table-cell>
          <table:table-cell office:value-type="string" table:style-name="ce1">
            <text:p>103.5.1</text:p>
          </table:table-cell>
          <table:table-cell office:value-type="string" table:style-name="ce1">
            <text:p>103.9.30</text:p>
          </table:table-cell>
          <table:table-cell office:value-type="string" table:style-name="ce1">
            <text:p>苗栗縣苑裡鎮</text:p>
          </table:table-cell>
          <table:table-cell office:value-type="float" office:value="120" table:style-name="ce1">
            <text:p>120</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蕉埔社區發展協會</text:p>
          </table:table-cell>
          <table:table-cell office:value-type="float" office:value="19298473" table:style-name="ce1">
            <text:p>19298473</text:p>
          </table:table-cell>
          <table:table-cell office:value-type="string" table:style-name="ce1">
            <text:p>協助苗栗縣苑裡鎮蕉埔社區發展協會辦理藝薈蕉埔─蕉埔國小與蕉埔在地藝術家藝術聯展(預計活動時程:103.5.17-25)</text:p>
          </table:table-cell>
          <table:table-cell office:value-type="string" table:style-name="ce1">
            <text:p>103.5.17</text:p>
          </table:table-cell>
          <table:table-cell office:value-type="string" table:style-name="ce1">
            <text:p>103.5.25</text:p>
          </table:table-cell>
          <table:table-cell office:value-type="string" table:style-name="ce1">
            <text:p>苗栗縣苑裡鎮</text:p>
          </table:table-cell>
          <table:table-cell office:value-type="float" office:value="221" table:style-name="ce1">
            <text:p>221</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103年度模範母親表揚大會(預計活動時程103.5.10)</text:p>
          </table:table-cell>
          <table:table-cell office:value-type="string" table:style-name="ce1">
            <text:p>103.5.10</text:p>
          </table:table-cell>
          <table:table-cell office:value-type="string" table:style-name="ce1">
            <text:p>103.5.10</text:p>
          </table:table-cell>
          <table:table-cell office:value-type="string" table:style-name="ce1">
            <text:p>苗栗縣通霄鎮</text:p>
          </table:table-cell>
          <table:table-cell office:value-type="float" office:value="386" table:style-name="ce1">
            <text:p>386</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巧聖技藝傳統文化推展協會</text:p>
          </table:table-cell>
          <table:table-cell office:value-type="float" office:value="21471287" table:style-name="ce1">
            <text:p>21471287</text:p>
          </table:table-cell>
          <table:table-cell office:value-type="string" table:style-name="ce1">
            <text:p>協助苗栗縣巧聖技藝傳統文化推展協會辦理2014年發揚魯班工藝薪火相傳民俗文化慶典活動(預計活動時程:103.5.17-18)</text:p>
          </table:table-cell>
          <table:table-cell office:value-type="string" table:style-name="ce1">
            <text:p>103.5.17</text:p>
          </table:table-cell>
          <table:table-cell office:value-type="string" table:style-name="ce1">
            <text:p>103.5.18</text:p>
          </table:table-cell>
          <table:table-cell office:value-type="string" table:style-name="ce1">
            <text:p>苗栗縣苑裡鎮</text:p>
          </table:table-cell>
          <table:table-cell office:value-type="float" office:value="767" table:style-name="ce1">
            <text:p>767</text:p>
          </table:table-cell>
          <table:table-cell office:value-type="float" office:value="100" table:style-name="ce1">
            <text:p>100</text:p>
          </table:table-cell>
          <table:table-cell office:value-type="float" office:value="35" table:style-name="ce1">
            <text:p>3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啟明國民小學</text:p>
          </table:table-cell>
          <table:table-cell office:value-type="string" table:style-name="ce1">
            <text:p>aa</text:p>
          </table:table-cell>
          <table:table-cell office:value-type="string" table:style-name="ce1">
            <text:p>協助苗栗縣通霄鎮啟明國民小學辦理第七十四週年校慶活動(預計活動時程:103.5.3)</text:p>
          </table:table-cell>
          <table:table-cell office:value-type="string" table:style-name="ce1">
            <text:p>103.5.3</text:p>
          </table:table-cell>
          <table:table-cell office:value-type="string" table:style-name="ce1">
            <text:p>103.5.3</text:p>
          </table:table-cell>
          <table:table-cell office:value-type="string" table:style-name="ce1">
            <text:p>苗栗縣通霄鎮</text:p>
          </table:table-cell>
          <table:table-cell office:value-type="float" office:value="291" table:style-name="ce1">
            <text:p>291</text:p>
          </table:table-cell>
          <table:table-cell office:value-type="float" office:value="200" table:style-name="ce1">
            <text:p>2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天上聖母二媽民俗文化協會</text:p>
          </table:table-cell>
          <table:table-cell office:value-type="float" office:value="10903153" table:style-name="ce1">
            <text:p>10903153</text:p>
          </table:table-cell>
          <table:table-cell office:value-type="string" table:style-name="ce1">
            <text:p>協助苗栗縣天上聖母二媽民俗文化協會辦理平安，歡樂，慈母心 暨促進電源開發─節約能源─節能減碳宣導親子活動(預計活動時程:103.5.10)</text:p>
          </table:table-cell>
          <table:table-cell office:value-type="string" table:style-name="ce1">
            <text:p>103.5.10</text:p>
          </table:table-cell>
          <table:table-cell office:value-type="string" table:style-name="ce1">
            <text:p>103.5.10</text:p>
          </table:table-cell>
          <table:table-cell office:value-type="string" table:style-name="ce1">
            <text:p>苗栗縣苑裡鎮</text:p>
          </table:table-cell>
          <table:table-cell office:value-type="float" office:value="158" table:style-name="ce1">
            <text:p>158</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通霄早泳會</text:p>
          </table:table-cell>
          <table:table-cell office:value-type="float" office:value="45236874" table:style-name="ce1">
            <text:p>45236874</text:p>
          </table:table-cell>
          <table:table-cell office:value-type="string" table:style-name="ce1">
            <text:p>協助通霄早泳會辦理103年預防犯罪及防詐騙暨節能減碳宣導活動(預計活動時程:103.4.27)</text:p>
          </table:table-cell>
          <table:table-cell office:value-type="string" table:style-name="ce1">
            <text:p>103.4.27</text:p>
          </table:table-cell>
          <table:table-cell office:value-type="string" table:style-name="ce1">
            <text:p>103.4.27</text:p>
          </table:table-cell>
          <table:table-cell office:value-type="string" table:style-name="ce1">
            <text:p>苗栗縣通霄鎮</text:p>
          </table:table-cell>
          <table:table-cell office:value-type="float" office:value="164" table:style-name="ce1">
            <text:p>164</text:p>
          </table:table-cell>
          <table:table-cell office:value-type="float" office:value="60" table:style-name="ce1">
            <text:p>6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自行車協會</text:p>
          </table:table-cell>
          <table:table-cell office:value-type="float" office:value="45528078" table:style-name="ce1">
            <text:p>45528078</text:p>
          </table:table-cell>
          <table:table-cell office:value-type="string" table:style-name="ce1">
            <text:p>協助苗栗縣苑裡自行車協會辦理103年度千里順風迎媽祖(萬騎拱朝)單車活動(預計活動時程:103.4.27)</text:p>
          </table:table-cell>
          <table:table-cell office:value-type="string" table:style-name="ce1">
            <text:p>103.4.27</text:p>
          </table:table-cell>
          <table:table-cell office:value-type="string" table:style-name="ce1">
            <text:p>103.4.27</text:p>
          </table:table-cell>
          <table:table-cell office:value-type="string" table:style-name="ce1">
            <text:p>苗栗縣苑裡鎮</text:p>
          </table:table-cell>
          <table:table-cell office:value-type="float" office:value="1148" table:style-name="ce1">
            <text:p>1148</text:p>
          </table:table-cell>
          <table:table-cell office:value-type="float" office:value="100" table:style-name="ce1">
            <text:p>10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溪啊田志工協會</text:p>
          </table:table-cell>
          <table:table-cell office:value-type="float" office:value="26829172" table:style-name="ce1">
            <text:p>26829172</text:p>
          </table:table-cell>
          <table:table-cell office:value-type="string" table:style-name="ce1">
            <text:p>協助苗栗縣苑裡溪啊田志工協會辦理103年度社區美食傳飄香婆婆媽媽一起來暨各項政令宣導活動(預計活動時程:103.5.31)</text:p>
          </table:table-cell>
          <table:table-cell office:value-type="string" table:style-name="ce1">
            <text:p>103.5.31</text:p>
          </table:table-cell>
          <table:table-cell office:value-type="string" table:style-name="ce1">
            <text:p>103.5.31</text:p>
          </table:table-cell>
          <table:table-cell office:value-type="string" table:style-name="ce1">
            <text:p>苗栗縣苑裡鎮</text:p>
          </table:table-cell>
          <table:table-cell office:value-type="float" office:value="149" table:style-name="ce1">
            <text:p>149</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土風舞協會</text:p>
          </table:table-cell>
          <table:table-cell office:value-type="float" office:value="99861515" table:style-name="ce1">
            <text:p>99861515</text:p>
          </table:table-cell>
          <table:table-cell office:value-type="string" table:style-name="ce1">
            <text:p>協助苗栗縣通霄鎮土風舞協會辦理103年度舞蹈教學營暨節能減碳宣導活動(預計活動時程:103.5.25)</text:p>
          </table:table-cell>
          <table:table-cell office:value-type="string" table:style-name="ce1">
            <text:p>103.5.25</text:p>
          </table:table-cell>
          <table:table-cell office:value-type="string" table:style-name="ce1">
            <text:p>103.5.25</text:p>
          </table:table-cell>
          <table:table-cell office:value-type="string" table:style-name="ce1">
            <text:p>苗栗縣通霄鎮</text:p>
          </table:table-cell>
          <table:table-cell office:value-type="float" office:value="223" table:style-name="ce1">
            <text:p>223</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苑游泳協會</text:p>
          </table:table-cell>
          <table:table-cell office:value-type="float" office:value="45456243" table:style-name="ce1">
            <text:p>45456243</text:p>
          </table:table-cell>
          <table:table-cell office:value-type="string" table:style-name="ce1">
            <text:p>協助苗栗縣通苑游泳協會辦理水上救生、技能研習活動(預計活動時程:103.6.8)</text:p>
          </table:table-cell>
          <table:table-cell office:value-type="string" table:style-name="ce1">
            <text:p>103.6.8</text:p>
          </table:table-cell>
          <table:table-cell office:value-type="string" table:style-name="ce1">
            <text:p>103.6.8</text:p>
          </table:table-cell>
          <table:table-cell office:value-type="string" table:style-name="ce1">
            <text:p>苗栗縣通霄鎮</text:p>
          </table:table-cell>
          <table:table-cell office:value-type="float" office:value="115" table:style-name="ce1">
            <text:p>115</text:p>
          </table:table-cell>
          <table:table-cell office:value-type="float" office:value="40" table:style-name="ce1">
            <text:p>4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103年藝文季暨推廣節約能源宣導活動(預計活動時程:103.4.12-20)</text:p>
          </table:table-cell>
          <table:table-cell office:value-type="string" table:style-name="ce1">
            <text:p>103.4.12</text:p>
          </table:table-cell>
          <table:table-cell office:value-type="string" table:style-name="ce1">
            <text:p>103.4.20</text:p>
          </table:table-cell>
          <table:table-cell office:value-type="string" table:style-name="ce1">
            <text:p>台中市</text:p>
          </table:table-cell>
          <table:table-cell office:value-type="float" office:value="2127" table:style-name="ce1">
            <text:p>2127</text:p>
          </table:table-cell>
          <table:table-cell office:value-type="float" office:value="300" table:style-name="ce1">
            <text:p>300</text:p>
          </table:table-cell>
          <table:table-cell office:value-type="float" office:value="250" table:style-name="ce1">
            <text:p>2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龍崗社區發展協會</text:p>
          </table:table-cell>
          <table:table-cell office:value-type="float" office:value="25289129" table:style-name="ce1">
            <text:p>25289129</text:p>
          </table:table-cell>
          <table:table-cell office:value-type="string" table:style-name="ce1">
            <text:p>協助臺中市龍井區龍崗社區發展協會辦理長青楷模表揚餐會暨節約能源、推廣乾淨能源宣導活動(預計活動時程:103.4.12)</text:p>
          </table:table-cell>
          <table:table-cell office:value-type="string" table:style-name="ce1">
            <text:p>103.4.12</text:p>
          </table:table-cell>
          <table:table-cell office:value-type="string" table:style-name="ce1">
            <text:p>103.4.12</text:p>
          </table:table-cell>
          <table:table-cell office:value-type="string" table:style-name="ce1">
            <text:p>台中市</text:p>
          </table:table-cell>
          <table:table-cell office:value-type="float" office:value="173.2" table:style-name="ce1">
            <text:p>173.2</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公所</text:p>
          </table:table-cell>
          <table:table-cell office:value-type="string" table:style-name="ce1">
            <text:p>aa</text:p>
          </table:table-cell>
          <table:table-cell office:value-type="string" table:style-name="ce1">
            <text:p>協助臺中市大肚區公所辦理2014磺溪書院文化系列活動(預計活動時程:103.4.19-5.30)</text:p>
          </table:table-cell>
          <table:table-cell office:value-type="string" table:style-name="ce1">
            <text:p>103.4.19</text:p>
          </table:table-cell>
          <table:table-cell office:value-type="string" table:style-name="ce1">
            <text:p>103.5.30</text:p>
          </table:table-cell>
          <table:table-cell office:value-type="string" table:style-name="ce1">
            <text:p>台中市</text:p>
          </table:table-cell>
          <table:table-cell office:value-type="float" office:value="580" table:style-name="ce1">
            <text:p>580</text:p>
          </table:table-cell>
          <table:table-cell office:value-type="float" office:value="180" table:style-name="ce1">
            <text:p>180</text:p>
          </table:table-cell>
          <table:table-cell office:value-type="float" office:value="180" table:style-name="ce1">
            <text:p>1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體育會</text:p>
          </table:table-cell>
          <table:table-cell office:value-type="float" office:value="14537290" table:style-name="ce1">
            <text:p>14537290</text:p>
          </table:table-cell>
          <table:table-cell office:value-type="string" table:style-name="ce1">
            <text:p>協助臺中市龍井區體育會辦理103年度理事長盃槌球錦標賽暨節約用電宣導活動(預計活動時程:103.5.10)</text:p>
          </table:table-cell>
          <table:table-cell office:value-type="string" table:style-name="ce1">
            <text:p>103.5.10</text:p>
          </table:table-cell>
          <table:table-cell office:value-type="string" table:style-name="ce1">
            <text:p>103.5.10</text:p>
          </table:table-cell>
          <table:table-cell office:value-type="string" table:style-name="ce1">
            <text:p>台中市</text:p>
          </table:table-cell>
          <table:table-cell office:value-type="float" office:value="131.4" table:style-name="ce1">
            <text:p>131.4</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田中里守望相助推行委員會勤務訓練暨節約能源用電安全及推廣乾淨能源政策宣導活動(預計活動時程:103.5.3-4)</text:p>
          </table:table-cell>
          <table:table-cell office:value-type="string" table:style-name="ce1">
            <text:p>103.5.3</text:p>
          </table:table-cell>
          <table:table-cell office:value-type="string" table:style-name="ce1">
            <text:p>103.5.4</text:p>
          </table:table-cell>
          <table:table-cell office:value-type="string" table:style-name="ce1">
            <text:p>台中市</text:p>
          </table:table-cell>
          <table:table-cell office:value-type="float" office:value="279.39999999999998" table:style-name="ce1">
            <text:p>279.4</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103年龍井盃慢速壘球錦標賽暨節能減碳宣導活動(預計活動時程:103.4.13-5.18)</text:p>
          </table:table-cell>
          <table:table-cell office:value-type="string" table:style-name="ce1">
            <text:p>103.4.13</text:p>
          </table:table-cell>
          <table:table-cell office:value-type="string" table:style-name="ce1">
            <text:p>103.5.18</text:p>
          </table:table-cell>
          <table:table-cell office:value-type="string" table:style-name="ce1">
            <text:p>台中市</text:p>
          </table:table-cell>
          <table:table-cell office:value-type="float" office:value="300" table:style-name="ce1">
            <text:p>3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關懷老人戶外觀摩暨節約能源用電安全及推廣乾淨能源政策宣導活動(預計活動時程:103.4.16-18)</text:p>
          </table:table-cell>
          <table:table-cell office:value-type="string" table:style-name="ce1">
            <text:p>103.4.16</text:p>
          </table:table-cell>
          <table:table-cell office:value-type="string" table:style-name="ce1">
            <text:p>103.4.18</text:p>
          </table:table-cell>
          <table:table-cell office:value-type="string" table:style-name="ce1">
            <text:p>台中市</text:p>
          </table:table-cell>
          <table:table-cell office:value-type="float" office:value="231.4" table:style-name="ce1">
            <text:p>231.4</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線西鄉線西國民小學</text:p>
          </table:table-cell>
          <table:table-cell office:value-type="string" table:style-name="ce1">
            <text:p>aa</text:p>
          </table:table-cell>
          <table:table-cell office:value-type="string" table:style-name="ce1">
            <text:p>協助彰化縣線西鄉線西國民小學辦理105周年校慶親子運動會暨節約能源宣導活動(預計活動時程:103.4.27)</text:p>
          </table:table-cell>
          <table:table-cell office:value-type="string" table:style-name="ce1">
            <text:p>103.4.27</text:p>
          </table:table-cell>
          <table:table-cell office:value-type="string" table:style-name="ce1">
            <text:p>103.4.27</text:p>
          </table:table-cell>
          <table:table-cell office:value-type="string" table:style-name="ce1">
            <text:p>台中市</text:p>
          </table:table-cell>
          <table:table-cell office:value-type="float" office:value="350" table:style-name="ce1">
            <text:p>350</text:p>
          </table:table-cell>
          <table:table-cell office:value-type="float" office:value="160" table:style-name="ce1">
            <text:p>160</text:p>
          </table:table-cell>
          <table:table-cell office:value-type="float" office:value="120" table:style-name="ce1">
            <text:p>1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農會</text:p>
          </table:table-cell>
          <table:table-cell office:value-type="float" office:value="57005103" table:style-name="ce1">
            <text:p>57005103</text:p>
          </table:table-cell>
          <table:table-cell office:value-type="string" table:style-name="ce1">
            <text:p>協助臺中市大肚區農會辦理2014大肚區西瓜產業文化『瓜目香看』暨節約能源宣導會系列活動(預計活動時程:103.5.1-10.31)</text:p>
          </table:table-cell>
          <table:table-cell office:value-type="string" table:style-name="ce1">
            <text:p>103.5.1</text:p>
          </table:table-cell>
          <table:table-cell office:value-type="string" table:style-name="ce1">
            <text:p>103.10.31</text:p>
          </table:table-cell>
          <table:table-cell office:value-type="string" table:style-name="ce1">
            <text:p>台中市</text:p>
          </table:table-cell>
          <table:table-cell office:value-type="float" office:value="225" table:style-name="ce1">
            <text:p>225</text:p>
          </table:table-cell>
          <table:table-cell office:value-type="float" office:value="120" table:style-name="ce1">
            <text:p>12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環保義工協會</text:p>
          </table:table-cell>
          <table:table-cell office:value-type="float" office:value="20414176" table:style-name="ce1">
            <text:p>20414176</text:p>
          </table:table-cell>
          <table:table-cell office:value-type="string" table:style-name="ce1">
            <text:p>協助臺中市環保義工協會辦理優良社區參訪暨促進電源開發宣導活動(預計活動時程:103.5.24-25)</text:p>
          </table:table-cell>
          <table:table-cell office:value-type="string" table:style-name="ce1">
            <text:p>103.5.24</text:p>
          </table:table-cell>
          <table:table-cell office:value-type="string" table:style-name="ce1">
            <text:p>103.5.25</text:p>
          </table:table-cell>
          <table:table-cell office:value-type="string" table:style-name="ce1">
            <text:p>台中市</text:p>
          </table:table-cell>
          <table:table-cell office:value-type="float" office:value="225" table:style-name="ce1">
            <text:p>225</text:p>
          </table:table-cell>
          <table:table-cell office:value-type="float" office:value="120" table:style-name="ce1">
            <text:p>12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竹坑里守望相助推行委員會103年澎湖親子活動觀摩暨用電安全宣導與推廣乾淨能源政策宣導活動(預計活動時程:103.5.24-26)</text:p>
          </table:table-cell>
          <table:table-cell office:value-type="string" table:style-name="ce1">
            <text:p>103.5.24</text:p>
          </table:table-cell>
          <table:table-cell office:value-type="string" table:style-name="ce1">
            <text:p>103.5.26</text:p>
          </table:table-cell>
          <table:table-cell office:value-type="string" table:style-name="ce1">
            <text:p>台中市</text:p>
          </table:table-cell>
          <table:table-cell office:value-type="float" office:value="463" table:style-name="ce1">
            <text:p>463</text:p>
          </table:table-cell>
          <table:table-cell office:value-type="float" office:value="120" table:style-name="ce1">
            <text:p>12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客家民俗文化發展協會</text:p>
          </table:table-cell>
          <table:table-cell office:value-type="float" office:value="21555173" table:style-name="ce1">
            <text:p>21555173</text:p>
          </table:table-cell>
          <table:table-cell office:value-type="string" table:style-name="ce1">
            <text:p>協助桃園縣觀音鄉客家民俗文化發展協會辦理觀摩研習暨宣導節約用電、參觀台中電廠活動(預計活動時程:103.4.15-17)</text:p>
          </table:table-cell>
          <table:table-cell office:value-type="string" table:style-name="ce1">
            <text:p>103.4.15</text:p>
          </table:table-cell>
          <table:table-cell office:value-type="string" table:style-name="ce1">
            <text:p>103.4.17</text:p>
          </table:table-cell>
          <table:table-cell office:value-type="string" table:style-name="ce1">
            <text:p>台中市、台南市、高雄市</text:p>
          </table:table-cell>
          <table:table-cell office:value-type="float" office:value="547" table:style-name="ce1">
            <text:p>547</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下田社區發展協會</text:p>
          </table:table-cell>
          <table:table-cell office:value-type="float" office:value="49975366" table:style-name="ce1">
            <text:p>49975366</text:p>
          </table:table-cell>
          <table:table-cell office:value-type="string" table:style-name="ce1">
            <text:p>協助桃園縣新屋鄉下田社區發展協會辦理社區會員研習暨節能減碳宣導活動(預計活動時程:103.4.25-27)</text:p>
          </table:table-cell>
          <table:table-cell office:value-type="string" table:style-name="ce1">
            <text:p>103.4.25</text:p>
          </table:table-cell>
          <table:table-cell office:value-type="string" table:style-name="ce1">
            <text:p>103.4.27</text:p>
          </table:table-cell>
          <table:table-cell office:value-type="string" table:style-name="ce1">
            <text:p>宜蘭縣</text:p>
          </table:table-cell>
          <table:table-cell office:value-type="float" office:value="376" table:style-name="ce1">
            <text:p>376</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愛心媽媽發展協會</text:p>
          </table:table-cell>
          <table:table-cell office:value-type="float" office:value="26576660" table:style-name="ce1">
            <text:p>26576660</text:p>
          </table:table-cell>
          <table:table-cell office:value-type="string" table:style-name="ce1">
            <text:p>協助桃園縣觀音鄉愛心媽媽發展協會辦理婦女知性成長營暨用電安全宣導活動(預計活動時程:103.4.29-5.1)</text:p>
          </table:table-cell>
          <table:table-cell office:value-type="string" table:style-name="ce1">
            <text:p>103.4.29</text:p>
          </table:table-cell>
          <table:table-cell office:value-type="string" table:style-name="ce1">
            <text:p>103.5.1</text:p>
          </table:table-cell>
          <table:table-cell office:value-type="string" table:style-name="ce1">
            <text:p>花蓮縣、台東縣</text:p>
          </table:table-cell>
          <table:table-cell office:value-type="float" office:value="410" table:style-name="ce1">
            <text:p>41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人人有好品，鐵馬迎風暨健走活動(預計活動時程:103.4.18)</text:p>
          </table:table-cell>
          <table:table-cell office:value-type="string" table:style-name="ce1">
            <text:p>103.4.18</text:p>
          </table:table-cell>
          <table:table-cell office:value-type="string" table:style-name="ce1">
            <text:p>103.4.18</text:p>
          </table:table-cell>
          <table:table-cell office:value-type="string" table:style-name="ce1">
            <text:p>桃園縣新屋鄉及觀音鄉</text:p>
          </table:table-cell>
          <table:table-cell office:value-type="float" office:value="379" table:style-name="ce1">
            <text:p>379</text:p>
          </table:table-cell>
          <table:table-cell office:value-type="float" office:value="189" table:style-name="ce1">
            <text:p>189</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樹林社區發展協會</text:p>
          </table:table-cell>
          <table:table-cell office:value-type="float" office:value="73751582" table:style-name="ce1">
            <text:p>73751582</text:p>
          </table:table-cell>
          <table:table-cell office:value-type="string" table:style-name="ce1">
            <text:p>協助桃園縣觀音鄉樹林社區發展協會辦理桃園縣觀音鄉「亮麗新農村、安全在觀音~活力健康逗陣走」觀音鄉安全社區宣誓大會暨節約用電、社會福利宣導(預計活動時程:103.4.27)</text:p>
          </table:table-cell>
          <table:table-cell office:value-type="string" table:style-name="ce1">
            <text:p>103.4.27</text:p>
          </table:table-cell>
          <table:table-cell office:value-type="string" table:style-name="ce1">
            <text:p>103.4.27</text:p>
          </table:table-cell>
          <table:table-cell office:value-type="string" table:style-name="ce1">
            <text:p>桃園縣觀音鄉</text:p>
          </table:table-cell>
          <table:table-cell office:value-type="float" office:value="664" table:style-name="ce1">
            <text:p>664</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永興社區發展協會</text:p>
          </table:table-cell>
          <table:table-cell office:value-type="float" office:value="49888356" table:style-name="ce1">
            <text:p>49888356</text:p>
          </table:table-cell>
          <table:table-cell office:value-type="string" table:style-name="ce1">
            <text:p>協助桃園縣新屋鄉永興社區發展協會辦理績優社區觀摩研習暨支持電源開發節約能源宣導活動(預計活動時程:103.4.26-28)</text:p>
          </table:table-cell>
          <table:table-cell office:value-type="string" table:style-name="ce1">
            <text:p>103.4.26</text:p>
          </table:table-cell>
          <table:table-cell office:value-type="string" table:style-name="ce1">
            <text:p>103.4.28</text:p>
          </table:table-cell>
          <table:table-cell office:value-type="string" table:style-name="ce1">
            <text:p>桃園、台中、嘉義、南投、彰化、苗栗</text:p>
          </table:table-cell>
          <table:table-cell office:value-type="float" office:value="560" table:style-name="ce1">
            <text:p>560</text:p>
          </table:table-cell>
          <table:table-cell office:value-type="float" office:value="280" table:style-name="ce1">
            <text:p>28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羽球協會</text:p>
          </table:table-cell>
          <table:table-cell office:value-type="float" office:value="98762740" table:style-name="ce1">
            <text:p>98762740</text:p>
          </table:table-cell>
          <table:table-cell office:value-type="string" table:style-name="ce1">
            <text:p>協助桃園縣觀音鄉羽球協會辦理103年第12屆觀音鄉鄉長盃羽球邀請賽(預計活動時程:103.4.26)</text:p>
          </table:table-cell>
          <table:table-cell office:value-type="string" table:style-name="ce1">
            <text:p>103.4.26</text:p>
          </table:table-cell>
          <table:table-cell office:value-type="string" table:style-name="ce1">
            <text:p>103.4.26</text:p>
          </table:table-cell>
          <table:table-cell office:value-type="string" table:style-name="ce1">
            <text:p>桃園縣觀音鄉</text:p>
          </table:table-cell>
          <table:table-cell office:value-type="float" office:value="207" table:style-name="ce1">
            <text:p>207</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網球協會</text:p>
          </table:table-cell>
          <table:table-cell office:value-type="float" office:value="17420879" table:style-name="ce1">
            <text:p>17420879</text:p>
          </table:table-cell>
          <table:table-cell office:value-type="string" table:style-name="ce1">
            <text:p>協助桃園縣觀音鄉網球協會辦理103年度沿海四鄉鎮(大園、觀音、新屋、楊梅)網球錦標賽暨節約能源宣導活動(預計活動時程:103.5.25)</text:p>
          </table:table-cell>
          <table:table-cell office:value-type="string" table:style-name="ce1">
            <text:p>103.5.25</text:p>
          </table:table-cell>
          <table:table-cell office:value-type="string" table:style-name="ce1">
            <text:p>103.5.25</text:p>
          </table:table-cell>
          <table:table-cell office:value-type="string" table:style-name="ce1">
            <text:p>桃園縣觀音鄉</text:p>
          </table:table-cell>
          <table:table-cell office:value-type="float" office:value="109" table:style-name="ce1">
            <text:p>109</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桃園縣新屋鄉社子國民小學創校五十週年校慶活動(預計活動時程:103.5.10)</text:p>
          </table:table-cell>
          <table:table-cell office:value-type="string" table:style-name="ce1">
            <text:p>103.5.10</text:p>
          </table:table-cell>
          <table:table-cell office:value-type="string" table:style-name="ce1">
            <text:p>103.5.10</text:p>
          </table:table-cell>
          <table:table-cell office:value-type="string" table:style-name="ce1">
            <text:p>桃園縣新屋鄉</text:p>
          </table:table-cell>
          <table:table-cell office:value-type="float" office:value="2031" table:style-name="ce1">
            <text:p>2031</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大潭社區發展協會</text:p>
          </table:table-cell>
          <table:table-cell office:value-type="float" office:value="29306199" table:style-name="ce1">
            <text:p>29306199</text:p>
          </table:table-cell>
          <table:table-cell office:value-type="string" table:style-name="ce1">
            <text:p>協助桃園縣觀音鄉大潭社區發展協會辦理社區觀摩研習暨節約用電宣導活動(預計活動時程:103.5.4-5)</text:p>
          </table:table-cell>
          <table:table-cell office:value-type="string" table:style-name="ce1">
            <text:p>103.5.4</text:p>
          </table:table-cell>
          <table:table-cell office:value-type="string" table:style-name="ce1">
            <text:p>103.5.5</text:p>
          </table:table-cell>
          <table:table-cell office:value-type="string" table:style-name="ce1">
            <text:p>台南市、台中市</text:p>
          </table:table-cell>
          <table:table-cell office:value-type="float" office:value="321" table:style-name="ce1">
            <text:p>321</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松柏會</text:p>
          </table:table-cell>
          <table:table-cell office:value-type="float" office:value="19619242" table:style-name="ce1">
            <text:p>19619242</text:p>
          </table:table-cell>
          <table:table-cell office:value-type="string" table:style-name="ce1">
            <text:p>協助桃園縣新屋鄉松柏會辦理103年度老人長途戶外參訪暨節約能源及節能減碳宣導活動(預計活動時程:103.5.3-4)</text:p>
          </table:table-cell>
          <table:table-cell office:value-type="string" table:style-name="ce1">
            <text:p>103.5.3</text:p>
          </table:table-cell>
          <table:table-cell office:value-type="string" table:style-name="ce1">
            <text:p>103.5.4</text:p>
          </table:table-cell>
          <table:table-cell office:value-type="string" table:style-name="ce1">
            <text:p>台中市、嘉義縣、高雄市</text:p>
          </table:table-cell>
          <table:table-cell office:value-type="float" office:value="854" table:style-name="ce1">
            <text:p>854</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埤頭鄉公所</text:p>
          </table:table-cell>
          <table:table-cell office:value-type="string" table:style-name="ce1">
            <text:p>aa</text:p>
          </table:table-cell>
          <table:table-cell office:value-type="string" table:style-name="ce1">
            <text:p>協助彰化縣埤頭鄉公所辦理彰化縣埤頭鄉村(鄰)長研習暨節能減碳用電安全宣導活動(預計活動時程:103.4.29-5.1)</text:p>
          </table:table-cell>
          <table:table-cell office:value-type="string" table:style-name="ce1">
            <text:p>103.4.29</text:p>
          </table:table-cell>
          <table:table-cell office:value-type="string" table:style-name="ce1">
            <text:p>103.5.1</text:p>
          </table:table-cell>
          <table:table-cell office:value-type="string" table:style-name="ce1">
            <text:p>宜蘭縣</text:p>
          </table:table-cell>
          <table:table-cell office:value-type="float" office:value="1029" table:style-name="ce1">
            <text:p>1029</text:p>
          </table:table-cell>
          <table:table-cell office:value-type="float" office:value="150" table:style-name="ce1">
            <text:p>15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婦女新知促進協會</text:p>
          </table:table-cell>
          <table:table-cell office:value-type="float" office:value="10932235" table:style-name="ce1">
            <text:p>10932235</text:p>
          </table:table-cell>
          <table:table-cell office:value-type="string" table:style-name="ce1">
            <text:p>協助苗栗縣通霄婦女新知促進協會辦理健康活力趴趴走健行暨婦女權益宣導暨節約能源宣導活動(預計活動時程:103.5.4)</text:p>
          </table:table-cell>
          <table:table-cell office:value-type="string" table:style-name="ce1">
            <text:p>103.5.4</text:p>
          </table:table-cell>
          <table:table-cell office:value-type="string" table:style-name="ce1">
            <text:p>103.5.4</text:p>
          </table:table-cell>
          <table:table-cell office:value-type="string" table:style-name="ce1">
            <text:p>苗栗縣通霄鎮</text:p>
          </table:table-cell>
          <table:table-cell office:value-type="float" office:value="328" table:style-name="ce1">
            <text:p>328</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線西鄉老人會</text:p>
          </table:table-cell>
          <table:table-cell office:value-type="float" office:value="99648536" table:style-name="ce1">
            <text:p>99648536</text:p>
          </table:table-cell>
          <table:table-cell office:value-type="string" table:style-name="ce1">
            <text:p>協助彰化縣線西鄉老人會辦理103年度國樂研習班和成果發表暨電力政策宣導活動(預計活動時程:103.6.12-11.2)</text:p>
          </table:table-cell>
          <table:table-cell office:value-type="string" table:style-name="ce1">
            <text:p>103.6.12</text:p>
          </table:table-cell>
          <table:table-cell office:value-type="string" table:style-name="ce1">
            <text:p>103.11.2</text:p>
          </table:table-cell>
          <table:table-cell office:value-type="string" table:style-name="ce1">
            <text:p>彰化縣線西鄉</text:p>
          </table:table-cell>
          <table:table-cell office:value-type="float" office:value="242" table:style-name="ce1">
            <text:p>242</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number-rows-repeated="1048441" table:style-name="ro1">
          <table:table-cell table:number-columns-repeated="16384"/>
        </table:table-row>
      </table:table>
      <table:table table:name="05" table:style-name="ta1">
        <table:table-column table:style-name="co1" table:number-columns-repeated="10" table:default-cell-style-name="ce1"/>
        <table:table-column table:style-name="co3" table:default-cell-style-name="ce1"/>
        <table:table-column table:style-name="co1" table:number-columns-repeated="16373"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p>
          </table:table-cell>
          <table:table-cell office:value-type="string" table:style-name="ce1">
            <text:p>協助高雄市茄萣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5462" table:style-name="ce1">
            <text:p>5546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p>
          </table:table-cell>
          <table:table-cell office:value-type="string" table:style-name="ce1">
            <text:p>協助高雄市茄萣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114" table:style-name="ce1">
            <text:p>2411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公所</text:p>
          </table:table-cell>
          <table:table-cell office:value-type="string" table:style-name="ce1">
            <text:p>aa</text:p>
          </table:table-cell>
          <table:table-cell office:value-type="string" table:style-name="ce1">
            <text:p>協助高雄市路竹區公所103年度輸變電協助金(運轉中)--路北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150" table:style-name="ce1">
            <text:p>51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5107" table:style-name="ce1">
            <text:p>65107</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936" table:style-name="ce1">
            <text:p>28936</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沙鹿區公所</text:p>
          </table:table-cell>
          <table:table-cell office:value-type="string" table:style-name="ce1">
            <text:p>aa</text:p>
          </table:table-cell>
          <table:table-cell office:value-type="string" table:style-name="ce1">
            <text:p>協助臺中市沙鹿區公所103年度發電年度協助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351" table:style-name="ce1">
            <text:p>1835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土城區公所</text:p>
          </table:table-cell>
          <table:table-cell office:value-type="string" table:style-name="ce1">
            <text:p>aa</text:p>
          </table:table-cell>
          <table:table-cell office:value-type="string" table:style-name="ce1">
            <text:p>協助新北市土城區公所103年度輸變電協助金(運轉中)--板橋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770" table:style-name="ce1">
            <text:p>57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南市</text:p>
          </table:table-cell>
          <table:table-cell office:value-type="string" table:style-name="ce1">
            <text:p>臺南市善化區公所</text:p>
          </table:table-cell>
          <table:table-cell office:value-type="string" table:style-name="ce1">
            <text:p>aa</text:p>
          </table:table-cell>
          <table:table-cell office:value-type="string" table:style-name="ce1">
            <text:p>協助臺南市善化區公所103年度輸變電協助金(運轉中)--南科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550" table:style-name="ce1">
            <text:p>55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南市</text:p>
          </table:table-cell>
          <table:table-cell office:value-type="string" table:style-name="ce1">
            <text:p>臺南市龍崎區公所</text:p>
          </table:table-cell>
          <table:table-cell office:value-type="string" table:style-name="ce1">
            <text:p>aa</text:p>
          </table:table-cell>
          <table:table-cell office:value-type="string" table:style-name="ce1">
            <text:p>協助臺南市龍崎區公所103年度輸變電協助金(運轉中)--龍崎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420" table:style-name="ce1">
            <text:p>742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黃志雄<text:s/></text:p>
          </table:table-cell>
          <table:table-cell office:value-type="string" table:style-name="ce1">
            <text:p>新北市</text:p>
          </table:table-cell>
          <table:table-cell office:value-type="string" table:style-name="ce1">
            <text:p>新北市體育總會</text:p>
          </table:table-cell>
          <table:table-cell office:value-type="float" office:value="78583425" table:style-name="ce1">
            <text:p>78583425</text:p>
          </table:table-cell>
          <table:table-cell office:value-type="string" table:style-name="ce1">
            <text:p>協助新北市體育總會辦理新北市議長盃第四屆龍舟錦標賽活動(預計活動時程:103.5.17-6.2)</text:p>
          </table:table-cell>
          <table:table-cell office:value-type="date" office:date-value="2014-05-17T00:00:00" table:style-name="ce2">
            <text:p>2014/5/17</text:p>
          </table:table-cell>
          <table:table-cell office:value-type="date" office:date-value="2014-06-02T00:00:00" table:style-name="ce2">
            <text:p>2014/6/2</text:p>
          </table:table-cell>
          <table:table-cell office:value-type="string" table:style-name="ce1">
            <text:p>新北市新店區</text:p>
          </table:table-cell>
          <table:table-cell office:value-type="float" office:value="10863.9" table:style-name="ce1">
            <text:p>10863.9</text:p>
          </table:table-cell>
          <table:table-cell office:value-type="float" office:value="1000" table:style-name="ce1">
            <text:p>1000</text:p>
          </table:table-cell>
          <table:table-cell office:value-type="float" office:value="800" table:style-name="ce1">
            <text:p>8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公所</text:p>
          </table:table-cell>
          <table:table-cell office:value-type="string" table:style-name="ce1">
            <text:p>aa</text:p>
          </table:table-cell>
          <table:table-cell office:value-type="string" table:style-name="ce1">
            <text:p>協助南投縣水里鄉公所辦理「書香滿水里」文化植根推廣活動(預計活動時間:103.6.1-12.31)</text:p>
          </table:table-cell>
          <table:table-cell office:value-type="date" office:date-value="2014-06-01T00:00:00" table:style-name="ce2">
            <text:p>2014/6/1</text:p>
          </table:table-cell>
          <table:table-cell office:value-type="date" office:date-value="2014-12-31T00:00:00" table:style-name="ce2">
            <text:p>2014/12/31</text:p>
          </table:table-cell>
          <table:table-cell office:value-type="string" table:style-name="ce1">
            <text:p>南投縣水里鄉</text:p>
          </table:table-cell>
          <table:table-cell office:value-type="float" office:value="163" table:style-name="ce1">
            <text:p>163</text:p>
          </table:table-cell>
          <table:table-cell office:value-type="float" office:value="130" table:style-name="ce1">
            <text:p>130</text:p>
          </table:table-cell>
          <table:table-cell office:value-type="float" office:value="100" table:style-name="ce1">
            <text:p>1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富世社區發展協會</text:p>
          </table:table-cell>
          <table:table-cell office:value-type="float" office:value="17415876" table:style-name="ce1">
            <text:p>17415876</text:p>
          </table:table-cell>
          <table:table-cell office:value-type="string" table:style-name="ce1">
            <text:p>協助花蓮縣秀林鄉富世社區發展協會辦理2014花蓮縣秀林鄉富世村村校聯合運動大會(預計活動時程:103.6.8)</text:p>
          </table:table-cell>
          <table:table-cell office:value-type="date" office:date-value="2014-06-08T00:00:00" table:style-name="ce2">
            <text:p>2014/6/8</text:p>
          </table:table-cell>
          <table:table-cell office:value-type="date" office:date-value="2014-06-08T00:00:00" table:style-name="ce2">
            <text:p>2014/6/8</text:p>
          </table:table-cell>
          <table:table-cell office:value-type="string" table:style-name="ce1">
            <text:p>花蓮縣秀林鄉</text:p>
          </table:table-cell>
          <table:table-cell office:value-type="float" office:value="400" table:style-name="ce1">
            <text:p>400</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卓蘭鎮公所</text:p>
          </table:table-cell>
          <table:table-cell office:value-type="string" table:style-name="ce1">
            <text:p>aa</text:p>
          </table:table-cell>
          <table:table-cell office:value-type="string" table:style-name="ce1">
            <text:p>協助苗栗縣卓蘭鎮公所辦理2014卓蘭水果季宣傳促銷暨展售活動計畫(預計活動日期:103.7.26-27)</text:p>
          </table:table-cell>
          <table:table-cell office:value-type="date" office:date-value="2014-07-26T00:00:00" table:style-name="ce2">
            <text:p>2014/7/26</text:p>
          </table:table-cell>
          <table:table-cell office:value-type="date" office:date-value="2014-07-27T00:00:00" table:style-name="ce2">
            <text:p>2014/7/27</text:p>
          </table:table-cell>
          <table:table-cell office:value-type="string" table:style-name="ce1">
            <text:p>苗栗縣卓蘭鎮</text:p>
          </table:table-cell>
          <table:table-cell office:value-type="float" office:value="1650" table:style-name="ce1">
            <text:p>1650</text:p>
          </table:table-cell>
          <table:table-cell office:value-type="float" office:value="700" table:style-name="ce1">
            <text:p>70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桃園區漁會</text:p>
          </table:table-cell>
          <table:table-cell office:value-type="float" office:value="98228698" table:style-name="ce1">
            <text:p>98228698</text:p>
          </table:table-cell>
          <table:table-cell office:value-type="string" table:style-name="ce1">
            <text:p>協助桃園縣桃園區漁會辦理103年度慶祝漁民節活動(預計活動時程:103.6.30)</text:p>
          </table:table-cell>
          <table:table-cell office:value-type="date" office:date-value="2014-06-30T00:00:00" table:style-name="ce2">
            <text:p>2014/6/30</text:p>
          </table:table-cell>
          <table:table-cell office:value-type="date" office:date-value="2014-06-30T00:00:00" table:style-name="ce2">
            <text:p>2014/6/30</text:p>
          </table:table-cell>
          <table:table-cell office:value-type="string" table:style-name="ce1">
            <text:p>桃園縣大園鄉</text:p>
          </table:table-cell>
          <table:table-cell office:value-type="float" office:value="795" table:style-name="ce1">
            <text:p>795</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廖正井<text:s/></text:p>
          </table:table-cell>
          <table:table-cell office:value-type="string" table:style-name="ce1">
            <text:p>桃園縣</text:p>
          </table:table-cell>
          <table:table-cell office:value-type="string" table:style-name="ce1">
            <text:p>桃園縣大園鄉青年志工服務協會</text:p>
          </table:table-cell>
          <table:table-cell office:value-type="float" office:value="14927728" table:style-name="ce1">
            <text:p>14927728</text:p>
          </table:table-cell>
          <table:table-cell office:value-type="string" table:style-name="ce1">
            <text:p>協助桃園縣大園鄉青年志工服務協會辦理103年度桃園縣長盃陸上龍舟賽系列活動(預計活動時程:103.5.31-6.1)</text:p>
          </table:table-cell>
          <table:table-cell office:value-type="date" office:date-value="2014-05-31T00:00:00" table:style-name="ce2">
            <text:p>2014/5/31</text:p>
          </table:table-cell>
          <table:table-cell office:value-type="date" office:date-value="2014-06-01T00:00:00" table:style-name="ce2">
            <text:p>2014/6/1</text:p>
          </table:table-cell>
          <table:table-cell office:value-type="string" table:style-name="ce1">
            <text:p>桃園縣大園鄉</text:p>
          </table:table-cell>
          <table:table-cell office:value-type="float" office:value="2057.5" table:style-name="ce1">
            <text:p>2057.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紅毛港文化協會</text:p>
          </table:table-cell>
          <table:table-cell office:value-type="float" office:value="92086519" table:style-name="ce1">
            <text:p>92086519</text:p>
          </table:table-cell>
          <table:table-cell office:value-type="string" table:style-name="ce1">
            <text:p>協助高雄市紅毛港文化協會辦理會員大會及節能減碳暨宣導支持大林電廠更新改建計劃活動(預計活動時程:103.5.25)</text:p>
          </table:table-cell>
          <table:table-cell office:value-type="date" office:date-value="2014-05-25T00:00:00" table:style-name="ce2">
            <text:p>2014/5/25</text:p>
          </table:table-cell>
          <table:table-cell office:value-type="date" office:date-value="2014-05-25T00:00:00" table:style-name="ce2">
            <text:p>2014/5/25</text:p>
          </table:table-cell>
          <table:table-cell office:value-type="string" table:style-name="ce1">
            <text:p>高雄市小港區</text:p>
          </table:table-cell>
          <table:table-cell office:value-type="float" office:value="227" table:style-name="ce1">
            <text:p>227</text:p>
          </table:table-cell>
          <table:table-cell office:value-type="float" office:value="150" table:style-name="ce1">
            <text:p>1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辦理103年林園區端午節包粽比賽暨社區公益關懷活動(預計活動時程:103.5.31)</text:p>
          </table:table-cell>
          <table:table-cell office:value-type="date" office:date-value="2014-05-31T00:00:00" table:style-name="ce2">
            <text:p>2014/5/31</text:p>
          </table:table-cell>
          <table:table-cell office:value-type="date" office:date-value="2014-05-31T00:00:00" table:style-name="ce2">
            <text:p>2014/5/31</text:p>
          </table:table-cell>
          <table:table-cell office:value-type="string" table:style-name="ce1">
            <text:p>高雄市林園區</text:p>
          </table:table-cell>
          <table:table-cell office:value-type="float" office:value="500" table:style-name="ce1">
            <text:p>5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p>
          </table:table-cell>
          <table:table-cell office:value-type="string" table:style-name="ce1">
            <text:p>協助高雄市湖內區公所辦理湖內區大湖運動公園整建工程</text:p>
          </table:table-cell>
          <table:table-cell office:value-type="date" office:date-value="2014-04-01T00:00:00" table:style-name="ce2">
            <text:p>2014/4/1</text:p>
          </table:table-cell>
          <table:table-cell office:value-type="date" office:date-value="2014-12-31T00:00:00" table:style-name="ce2">
            <text:p>2014/12/31</text:p>
          </table:table-cell>
          <table:table-cell office:value-type="string" table:style-name="ce1">
            <text:p>高雄市湖內區</text:p>
          </table:table-cell>
          <table:table-cell office:value-type="float" office:value="2400" table:style-name="ce1">
            <text:p>2400</text:p>
          </table:table-cell>
          <table:table-cell office:value-type="float" office:value="2400" table:style-name="ce1">
            <text:p>2400</text:p>
          </table:table-cell>
          <table:table-cell office:value-type="float" office:value="800" table:style-name="ce1">
            <text:p>8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新港社區發展協會</text:p>
          </table:table-cell>
          <table:table-cell office:value-type="float" office:value="78935688" table:style-name="ce1">
            <text:p>78935688</text:p>
          </table:table-cell>
          <table:table-cell office:value-type="string" table:style-name="ce1">
            <text:p>協助高雄市永安區新港社區發展協會辦理媽媽土風舞研習活動(預計活動時程:103.5.1-10.30)</text:p>
          </table:table-cell>
          <table:table-cell office:value-type="date" office:date-value="2014-05-01T00:00:00" table:style-name="ce2">
            <text:p>2014/5/1</text:p>
          </table:table-cell>
          <table:table-cell office:value-type="date" office:date-value="2014-10-30T00:00:00" table:style-name="ce2">
            <text:p>2014/10/30</text:p>
          </table:table-cell>
          <table:table-cell office:value-type="string" table:style-name="ce1">
            <text:p>高雄市永安區</text:p>
          </table:table-cell>
          <table:table-cell office:value-type="float" office:value="170" table:style-name="ce1">
            <text:p>170</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永華社區發展協會</text:p>
          </table:table-cell>
          <table:table-cell office:value-type="float" office:value="78941422" table:style-name="ce1">
            <text:p>78941422</text:p>
          </table:table-cell>
          <table:table-cell office:value-type="string" table:style-name="ce1">
            <text:p>協助高雄市永安區永華社區發展協會辦理103年度社區營造交流暨節約能源宣導活動(預計活動時程:103.5.18-19)</text:p>
          </table:table-cell>
          <table:table-cell office:value-type="date" office:date-value="2014-05-18T00:00:00" table:style-name="ce2">
            <text:p>2014/5/18</text:p>
          </table:table-cell>
          <table:table-cell office:value-type="date" office:date-value="2014-05-19T00:00:00" table:style-name="ce2">
            <text:p>2014/5/19</text:p>
          </table:table-cell>
          <table:table-cell office:value-type="string" table:style-name="ce1">
            <text:p>高雄市永安區</text:p>
          </table:table-cell>
          <table:table-cell office:value-type="float" office:value="440" table:style-name="ce1">
            <text:p>440</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館社區發展協會</text:p>
          </table:table-cell>
          <table:table-cell office:value-type="float" office:value="87907683" table:style-name="ce1">
            <text:p>87907683</text:p>
          </table:table-cell>
          <table:table-cell office:value-type="string" table:style-name="ce1">
            <text:p>協助高雄市湖內區公館社區發展協會辦理甲午年「王爺公聖誕千秋，祈福求財逗陣來」文藝季活動(預計活動時程:103.5.21-27)</text:p>
          </table:table-cell>
          <table:table-cell office:value-type="date" office:date-value="2014-05-21T00:00:00" table:style-name="ce2">
            <text:p>2014/5/21</text:p>
          </table:table-cell>
          <table:table-cell office:value-type="date" office:date-value="2014-05-27T00:00:00" table:style-name="ce2">
            <text:p>2014/5/27</text:p>
          </table:table-cell>
          <table:table-cell office:value-type="string" table:style-name="ce1">
            <text:p>高雄市湖內區</text:p>
          </table:table-cell>
          <table:table-cell office:value-type="float" office:value="781" table:style-name="ce1">
            <text:p>781</text:p>
          </table:table-cell>
          <table:table-cell office:value-type="float" office:value="250" table:style-name="ce1">
            <text:p>25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逸賢社區發展協會</text:p>
          </table:table-cell>
          <table:table-cell office:value-type="float" office:value="62987359" table:style-name="ce1">
            <text:p>62987359</text:p>
          </table:table-cell>
          <table:table-cell office:value-type="string" table:style-name="ce1">
            <text:p>協助高雄市湖內區逸賢社區發展協會辦理支持國家重大建設節約能源，參訪南部發電廠活動(預計活動時程:103.5.25)</text:p>
          </table:table-cell>
          <table:table-cell office:value-type="date" office:date-value="2014-05-25T00:00:00" table:style-name="ce2">
            <text:p>2014/5/25</text:p>
          </table:table-cell>
          <table:table-cell office:value-type="date" office:date-value="2014-05-25T00:00:00" table:style-name="ce2">
            <text:p>2014/5/25</text:p>
          </table:table-cell>
          <table:table-cell office:value-type="string" table:style-name="ce1">
            <text:p>高雄市湖內區</text:p>
          </table:table-cell>
          <table:table-cell office:value-type="float" office:value="146" table:style-name="ce1">
            <text:p>146</text:p>
          </table:table-cell>
          <table:table-cell office:value-type="float" office:value="70" table:style-name="ce1">
            <text:p>7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頂寮長青協會</text:p>
          </table:table-cell>
          <table:table-cell office:value-type="float" office:value="13990119" table:style-name="ce1">
            <text:p>13990119</text:p>
          </table:table-cell>
          <table:table-cell office:value-type="string" table:style-name="ce1">
            <text:p>協助高雄市路竹頂寮長青協會辦理103年會員交流及關懷弱勢團體活動(預計活動時程:103.5.25)</text:p>
          </table:table-cell>
          <table:table-cell office:value-type="date" office:date-value="2014-05-25T00:00:00" table:style-name="ce2">
            <text:p>2014/5/25</text:p>
          </table:table-cell>
          <table:table-cell office:value-type="date" office:date-value="2014-05-25T00:00:00" table:style-name="ce2">
            <text:p>2014/5/25</text:p>
          </table:table-cell>
          <table:table-cell office:value-type="string" table:style-name="ce1">
            <text:p>高雄市路竹區</text:p>
          </table:table-cell>
          <table:table-cell office:value-type="float" office:value="82" table:style-name="ce1">
            <text:p>82</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3年度粽葉飄香慶端午包粽子活動暨電力建設宣導活動(預計活動時程:103.5.26)</text:p>
          </table:table-cell>
          <table:table-cell office:value-type="date" office:date-value="2014-05-26T00:00:00" table:style-name="ce2">
            <text:p>2014/5/26</text:p>
          </table:table-cell>
          <table:table-cell office:value-type="date" office:date-value="2014-05-26T00:00:00" table:style-name="ce2">
            <text:p>2014/5/26</text:p>
          </table:table-cell>
          <table:table-cell office:value-type="string" table:style-name="ce1">
            <text:p>高雄市路竹區</text:p>
          </table:table-cell>
          <table:table-cell office:value-type="float" office:value="65" table:style-name="ce1">
            <text:p>65</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里務協會</text:p>
          </table:table-cell>
          <table:table-cell office:value-type="float" office:value="78941746" table:style-name="ce1">
            <text:p>78941746</text:p>
          </table:table-cell>
          <table:table-cell office:value-type="string" table:style-name="ce1">
            <text:p>協助高雄市茄萣里務協會辦理103年度環境生態教育暨電力參訪活動(預計活動時程:103.5.31-6.1)</text:p>
          </table:table-cell>
          <table:table-cell office:value-type="date" office:date-value="2014-05-31T00:00:00" table:style-name="ce2">
            <text:p>2014/5/31</text:p>
          </table:table-cell>
          <table:table-cell office:value-type="date" office:date-value="2014-06-01T00:00:00" table:style-name="ce2">
            <text:p>2014/6/1</text:p>
          </table:table-cell>
          <table:table-cell office:value-type="string" table:style-name="ce1">
            <text:p>高雄市茄萣區</text:p>
          </table:table-cell>
          <table:table-cell office:value-type="float" office:value="420" table:style-name="ce1">
            <text:p>420</text:p>
          </table:table-cell>
          <table:table-cell office:value-type="float" office:value="200" table:style-name="ce1">
            <text:p>200</text:p>
          </table:table-cell>
          <table:table-cell office:value-type="float" office:value="170" table:style-name="ce1">
            <text:p>1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漁會</text:p>
          </table:table-cell>
          <table:table-cell office:value-type="float" office:value="88500607" table:style-name="ce1">
            <text:p>88500607</text:p>
          </table:table-cell>
          <table:table-cell office:value-type="string" table:style-name="ce1">
            <text:p>協助高雄市永安區漁會辦理103年度幹部、漁民代表漁業交流活動(預計活動時程:103.6)</text:p>
          </table:table-cell>
          <table:table-cell office:value-type="date" office:date-value="2014-06-01T00:00:00" table:style-name="ce2">
            <text:p>2014/6/1</text:p>
          </table:table-cell>
          <table:table-cell office:value-type="date" office:date-value="2014-06-01T00:00:00" table:style-name="ce2">
            <text:p>2014/6/1</text:p>
          </table:table-cell>
          <table:table-cell office:value-type="string" table:style-name="ce1">
            <text:p>高雄市永安區</text:p>
          </table:table-cell>
          <table:table-cell office:value-type="float" office:value="540" table:style-name="ce1">
            <text:p>540</text:p>
          </table:table-cell>
          <table:table-cell office:value-type="float" office:value="200" table:style-name="ce1">
            <text:p>200</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烏林投社區發展協會</text:p>
          </table:table-cell>
          <table:table-cell office:value-type="float" office:value="9562213" table:style-name="ce1">
            <text:p>9562213</text:p>
          </table:table-cell>
          <table:table-cell office:value-type="string" table:style-name="ce1">
            <text:p>協助高雄市永安區烏林投社區發展協會辦理溫馨送愛關懷弱勢暨節能減碳宣導活動(預計主動關懷弱勢活動時程:103.5.17-18)</text:p>
          </table:table-cell>
          <table:table-cell office:value-type="date" office:date-value="2014-05-17T00:00:00" table:style-name="ce2">
            <text:p>2014/5/17</text:p>
          </table:table-cell>
          <table:table-cell office:value-type="date" office:date-value="2014-05-18T00:00:00" table:style-name="ce2">
            <text:p>2014/5/18</text:p>
          </table:table-cell>
          <table:table-cell office:value-type="string" table:style-name="ce1">
            <text:p>高雄市永安區</text:p>
          </table:table-cell>
          <table:table-cell office:value-type="float" office:value="300" table:style-name="ce1">
            <text:p>300</text:p>
          </table:table-cell>
          <table:table-cell office:value-type="float" office:value="150" table:style-name="ce1">
            <text:p>15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維新社區發展協會</text:p>
          </table:table-cell>
          <table:table-cell office:value-type="float" office:value="62994197" table:style-name="ce1">
            <text:p>62994197</text:p>
          </table:table-cell>
          <table:table-cell office:value-type="string" table:style-name="ce1">
            <text:p>協助高雄市永安區維新社區發展協會辦理社區守望相助巡守隊交流暨節能減碳宣導活動(預計活動時程:103.5.9-10)</text:p>
          </table:table-cell>
          <table:table-cell office:value-type="date" office:date-value="2014-05-09T00:00:00" table:style-name="ce2">
            <text:p>2014/5/9</text:p>
          </table:table-cell>
          <table:table-cell office:value-type="date" office:date-value="2014-05-10T00:00:00" table:style-name="ce2">
            <text:p>2014/5/10</text:p>
          </table:table-cell>
          <table:table-cell office:value-type="string" table:style-name="ce1">
            <text:p>高雄市永安區</text:p>
          </table:table-cell>
          <table:table-cell office:value-type="float" office:value="1080" table:style-name="ce1">
            <text:p>1080</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崎漏社區發展協會</text:p>
          </table:table-cell>
          <table:table-cell office:value-type="float" office:value="9546093" table:style-name="ce1">
            <text:p>9546093</text:p>
          </table:table-cell>
          <table:table-cell office:value-type="string" table:style-name="ce1">
            <text:p>協助高雄市茄萣區崎漏社區發展協會辦理103年度正順廟大使爺公聖誕慶典暨電力宣導活動實施計劃(預計活動時程:103.5.30-6.3)</text:p>
          </table:table-cell>
          <table:table-cell office:value-type="date" office:date-value="2014-05-30T00:00:00" table:style-name="ce2">
            <text:p>2014/5/30</text:p>
          </table:table-cell>
          <table:table-cell office:value-type="date" office:date-value="2014-06-03T00:00:00" table:style-name="ce2">
            <text:p>2014/6/3</text:p>
          </table:table-cell>
          <table:table-cell office:value-type="string" table:style-name="ce1">
            <text:p>高雄市茄萣區</text:p>
          </table:table-cell>
          <table:table-cell office:value-type="float" office:value="310" table:style-name="ce1">
            <text:p>310</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財團法人高雄市永安區沿海岸漁民漁業發展基金會</text:p>
          </table:table-cell>
          <table:table-cell office:value-type="float" office:value="78941746" table:style-name="ce1">
            <text:p>78941746</text:p>
          </table:table-cell>
          <table:table-cell office:value-type="string" table:style-name="ce1">
            <text:p>協助財團法人高雄市永安區沿海岸漁民漁業發展基金會辦理103年度漁民交流暨會員聯誼活動(預計活動時程:103.6.5-7)</text:p>
          </table:table-cell>
          <table:table-cell office:value-type="date" office:date-value="2014-06-05T00:00:00" table:style-name="ce2">
            <text:p>2014/6/5</text:p>
          </table:table-cell>
          <table:table-cell office:value-type="date" office:date-value="2014-06-07T00:00:00" table:style-name="ce2">
            <text:p>2014/6/7</text:p>
          </table:table-cell>
          <table:table-cell office:value-type="string" table:style-name="ce1">
            <text:p>高雄市永安區</text:p>
          </table:table-cell>
          <table:table-cell office:value-type="float" office:value="490" table:style-name="ce1">
            <text:p>490</text:p>
          </table:table-cell>
          <table:table-cell office:value-type="float" office:value="170" table:style-name="ce1">
            <text:p>170</text:p>
          </table:table-cell>
          <table:table-cell office:value-type="float" office:value="130" table:style-name="ce1">
            <text:p>1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婦女工作協會</text:p>
          </table:table-cell>
          <table:table-cell office:value-type="float" office:value="36996070" table:style-name="ce1">
            <text:p>36996070</text:p>
          </table:table-cell>
          <table:table-cell office:value-type="string" table:style-name="ce1">
            <text:p>協助高雄市路竹區婦女工作協會辦理103年參觀國家經濟建設及會員聯誼活動計畫(預計活動時程:103.5.25-26)</text:p>
          </table:table-cell>
          <table:table-cell office:value-type="date" office:date-value="2014-05-25T00:00:00" table:style-name="ce2">
            <text:p>2014/5/25</text:p>
          </table:table-cell>
          <table:table-cell office:value-type="date" office:date-value="2014-05-26T00:00:00" table:style-name="ce2">
            <text:p>2014/5/26</text:p>
          </table:table-cell>
          <table:table-cell office:value-type="string" table:style-name="ce1">
            <text:p>高雄市路竹區</text:p>
          </table:table-cell>
          <table:table-cell office:value-type="float" office:value="347" table:style-name="ce1">
            <text:p>347</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岡山勵志關懷協會</text:p>
          </table:table-cell>
          <table:table-cell office:value-type="float" office:value="26408215" table:style-name="ce1">
            <text:p>26408215</text:p>
          </table:table-cell>
          <table:table-cell office:value-type="string" table:style-name="ce1">
            <text:p>協助高雄市岡山勵志關懷協會辦理「緬懷眷村文化展」&amp;「宣導節約能源、節能減碳」暨「端午節眷村菜比賽」活動(預計活動時程:103.05.25)</text:p>
          </table:table-cell>
          <table:table-cell office:value-type="date" office:date-value="2014-05-25T00:00:00" table:style-name="ce2">
            <text:p>2014/5/25</text:p>
          </table:table-cell>
          <table:table-cell office:value-type="date" office:date-value="2014-05-25T00:00:00" table:style-name="ce2">
            <text:p>2014/5/25</text:p>
          </table:table-cell>
          <table:table-cell office:value-type="string" table:style-name="ce1">
            <text:p>高雄市岡山區</text:p>
          </table:table-cell>
          <table:table-cell office:value-type="float" office:value="460" table:style-name="ce1">
            <text:p>460</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103年度端午節包粽子暨節約能源宣導活動(預計活動時程:103.5.30)</text:p>
          </table:table-cell>
          <table:table-cell office:value-type="date" office:date-value="2014-05-30T00:00:00" table:style-name="ce2">
            <text:p>2014/5/30</text:p>
          </table:table-cell>
          <table:table-cell office:value-type="date" office:date-value="2014-05-30T00:00:00" table:style-name="ce2">
            <text:p>2014/5/30</text:p>
          </table:table-cell>
          <table:table-cell office:value-type="string" table:style-name="ce1">
            <text:p>高雄市岡山區</text:p>
          </table:table-cell>
          <table:table-cell office:value-type="float" office:value="460" table:style-name="ce1">
            <text:p>460</text:p>
          </table:table-cell>
          <table:table-cell office:value-type="float" office:value="200" table:style-name="ce1">
            <text:p>20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永新舢筏協會</text:p>
          </table:table-cell>
          <table:table-cell office:value-type="float" office:value="26040180" table:style-name="ce1">
            <text:p>26040180</text:p>
          </table:table-cell>
          <table:table-cell office:value-type="string" table:style-name="ce1">
            <text:p>協助高雄市永安永新舢筏協會辦理103年會員交流暨節能減碳宣導活動(預計活動時程:103.6.1-3)</text:p>
          </table:table-cell>
          <table:table-cell office:value-type="date" office:date-value="2014-06-01T00:00:00" table:style-name="ce2">
            <text:p>2014/6/1</text:p>
          </table:table-cell>
          <table:table-cell office:value-type="date" office:date-value="2014-05-30T00:00:00" table:style-name="ce2">
            <text:p>2014/5/30</text:p>
          </table:table-cell>
          <table:table-cell office:value-type="string" table:style-name="ce1">
            <text:p>高雄市彌陀區</text:p>
          </table:table-cell>
          <table:table-cell office:value-type="float" office:value="100" table:style-name="ce1">
            <text:p>100</text:p>
          </table:table-cell>
          <table:table-cell office:value-type="float" office:value="75" table:style-name="ce1">
            <text:p>75</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新港老人長壽協進會</text:p>
          </table:table-cell>
          <table:table-cell office:value-type="float" office:value="20248445" table:style-name="ce1">
            <text:p>20248445</text:p>
          </table:table-cell>
          <table:table-cell office:value-type="string" table:style-name="ce1">
            <text:p>協助高雄市永安新港老人長壽協進會辦理台南南區老人會經驗交流暨節約能源宣導活動(預計活動時程:103.5.20-22)</text:p>
          </table:table-cell>
          <table:table-cell office:value-type="date" office:date-value="2014-05-20T00:00:00" table:style-name="ce2">
            <text:p>2014/5/20</text:p>
          </table:table-cell>
          <table:table-cell office:value-type="date" office:date-value="2014-05-22T00:00:00" table:style-name="ce2">
            <text:p>2014/5/22</text:p>
          </table:table-cell>
          <table:table-cell office:value-type="string" table:style-name="ce1">
            <text:p>高雄市永安區</text:p>
          </table:table-cell>
          <table:table-cell office:value-type="float" office:value="325" table:style-name="ce1">
            <text:p>325</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烏林投老人長壽協進會</text:p>
          </table:table-cell>
          <table:table-cell office:value-type="float" office:value="38743093" table:style-name="ce1">
            <text:p>38743093</text:p>
          </table:table-cell>
          <table:table-cell office:value-type="string" table:style-name="ce1">
            <text:p>協助高雄市永安區烏林投老人長壽協進會辦理關懷創世基金會暨節能減碳愛環保宣導活動(預計活動時程:103.6.9-10)</text:p>
          </table:table-cell>
          <table:table-cell office:value-type="date" office:date-value="2014-06-09T00:00:00" table:style-name="ce2">
            <text:p>2014/6/9</text:p>
          </table:table-cell>
          <table:table-cell office:value-type="date" office:date-value="2014-06-10T00:00:00" table:style-name="ce2">
            <text:p>2014/6/10</text:p>
          </table:table-cell>
          <table:table-cell office:value-type="string" table:style-name="ce1">
            <text:p>高雄市永安區</text:p>
          </table:table-cell>
          <table:table-cell office:value-type="float" office:value="192" table:style-name="ce1">
            <text:p>192</text:p>
          </table:table-cell>
          <table:table-cell office:value-type="float" office:value="70" table:style-name="ce1">
            <text:p>7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體育會</text:p>
          </table:table-cell>
          <table:table-cell office:value-type="float" office:value="26400298" table:style-name="ce1">
            <text:p>26400298</text:p>
          </table:table-cell>
          <table:table-cell office:value-type="string" table:style-name="ce1">
            <text:p>協助高雄市永安體育會辦理草嶺登山活動實施計劃(預計活動時程:103.5.25-26)</text:p>
          </table:table-cell>
          <table:table-cell office:value-type="date" office:date-value="2014-05-25T00:00:00" table:style-name="ce2">
            <text:p>2014/5/25</text:p>
          </table:table-cell>
          <table:table-cell office:value-type="date" office:date-value="2014-05-26T00:00:00" table:style-name="ce2">
            <text:p>2014/5/26</text:p>
          </table:table-cell>
          <table:table-cell office:value-type="string" table:style-name="ce1">
            <text:p>高雄市永安區</text:p>
          </table:table-cell>
          <table:table-cell office:value-type="float" office:value="110" table:style-name="ce1">
            <text:p>11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保寧社區發展協會</text:p>
          </table:table-cell>
          <table:table-cell office:value-type="float" office:value="78941990" table:style-name="ce1">
            <text:p>78941990</text:p>
          </table:table-cell>
          <table:table-cell office:value-type="string" table:style-name="ce1">
            <text:p>協助高雄市永安區保寧社區發展協會辦理關懷弱勢暨宣導節約能源活動(預計活動時程:103.6.8-9)</text:p>
          </table:table-cell>
          <table:table-cell office:value-type="date" office:date-value="2014-06-08T00:00:00" table:style-name="ce2">
            <text:p>2014/6/8</text:p>
          </table:table-cell>
          <table:table-cell office:value-type="date" office:date-value="2014-06-10T00:00:00" table:style-name="ce2">
            <text:p>2014/6/10</text:p>
          </table:table-cell>
          <table:table-cell office:value-type="string" table:style-name="ce1">
            <text:p>高雄市永安區</text:p>
          </table:table-cell>
          <table:table-cell office:value-type="float" office:value="403" table:style-name="ce1">
            <text:p>403</text:p>
          </table:table-cell>
          <table:table-cell office:value-type="float" office:value="100" table:style-name="ce1">
            <text:p>100</text:p>
          </table:table-cell>
          <table:table-cell office:value-type="float" office:value="70" table:style-name="ce1">
            <text:p>7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p>
          </table:table-cell>
          <table:table-cell office:value-type="string" table:style-name="ce1">
            <text:p>協助興達發電廠辦理103年度暑期足球夏令營活動(預計主動關懷認養活動時程:103.7.7-11)</text:p>
          </table:table-cell>
          <table:table-cell office:value-type="date" office:date-value="2014-07-07T00:00:00" table:style-name="ce2">
            <text:p>2014/7/7</text:p>
          </table:table-cell>
          <table:table-cell office:value-type="date" office:date-value="2014-07-11T00:00:00" table:style-name="ce2">
            <text:p>2014/7/11</text:p>
          </table:table-cell>
          <table:table-cell office:value-type="string" table:style-name="ce1">
            <text:p>高雄市永安區</text:p>
          </table:table-cell>
          <table:table-cell office:value-type="float" office:value="788" table:style-name="ce1">
            <text:p>788</text:p>
          </table:table-cell>
          <table:table-cell office:value-type="float" office:value="788" table:style-name="ce1">
            <text:p>788</text:p>
          </table:table-cell>
          <table:table-cell office:value-type="float" office:value="788" table:style-name="ce1">
            <text:p>788</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p>
          </table:table-cell>
          <table:table-cell office:value-type="string" table:style-name="ce1">
            <text:p>協助新北市三芝區公所辦理新北市三芝區後厝市民活動中心新建工程</text:p>
          </table:table-cell>
          <table:table-cell office:value-type="date" office:date-value="2014-05-15T00:00:00" table:style-name="ce2">
            <text:p>2014/5/15</text:p>
          </table:table-cell>
          <table:table-cell office:value-type="date" office:date-value="2015-10-31T00:00:00" table:style-name="ce2">
            <text:p>2015/10/31</text:p>
          </table:table-cell>
          <table:table-cell office:value-type="string" table:style-name="ce1">
            <text:p>新北市三芝區</text:p>
          </table:table-cell>
          <table:table-cell office:value-type="float" office:value="7917" table:style-name="ce1">
            <text:p>7917</text:p>
          </table:table-cell>
          <table:table-cell office:value-type="float" office:value="6000" table:style-name="ce1">
            <text:p>6000</text:p>
          </table:table-cell>
          <table:table-cell office:value-type="float" office:value="6000" table:style-name="ce1">
            <text:p>6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p>
          </table:table-cell>
          <table:table-cell office:value-type="string" table:style-name="ce1">
            <text:p>協助新北市三芝區公所辦理103年度里鄰長暨區諮詢委員、租佃、調解委員業務研習活動實施計畫(預計活動時程:103.11-12)</text:p>
          </table:table-cell>
          <table:table-cell office:value-type="date" office:date-value="2014-11-01T00:00:00" table:style-name="ce2">
            <text:p>2014/11/1</text:p>
          </table:table-cell>
          <table:table-cell office:value-type="date" office:date-value="2014-12-31T00:00:00" table:style-name="ce2">
            <text:p>2014/12/31</text:p>
          </table:table-cell>
          <table:table-cell office:value-type="string" table:style-name="ce1">
            <text:p>新北市三芝區</text:p>
          </table:table-cell>
          <table:table-cell office:value-type="float" office:value="160" table:style-name="ce1">
            <text:p>160</text:p>
          </table:table-cell>
          <table:table-cell office:value-type="float" office:value="140" table:style-name="ce1">
            <text:p>14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3年度產業文化暨電力設施觀摩活動(預計活動時程:103.5.1-9.30)</text:p>
          </table:table-cell>
          <table:table-cell office:value-type="date" office:date-value="2014-05-01T00:00:00" table:style-name="ce2">
            <text:p>2014/5/1</text:p>
          </table:table-cell>
          <table:table-cell office:value-type="date" office:date-value="2014-09-30T00:00:00" table:style-name="ce2">
            <text:p>2014/9/30</text:p>
          </table:table-cell>
          <table:table-cell office:value-type="string" table:style-name="ce1">
            <text:p>新北市三芝區</text:p>
          </table:table-cell>
          <table:table-cell office:value-type="float" office:value="730" table:style-name="ce1">
            <text:p>730</text:p>
          </table:table-cell>
          <table:table-cell office:value-type="float" office:value="250" table:style-name="ce1">
            <text:p>25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體育會</text:p>
          </table:table-cell>
          <table:table-cell office:value-type="float" office:value="9822365" table:style-name="ce1">
            <text:p>9822365</text:p>
          </table:table-cell>
          <table:table-cell office:value-type="string" table:style-name="ce1">
            <text:p>協助新北市三芝區體育會辦理秋高氣爽趴趴走節能減碳暨電價合理化宣導健行活動(預計活動時程:103.9.16-10.30)</text:p>
          </table:table-cell>
          <table:table-cell office:value-type="date" office:date-value="2014-09-16T00:00:00" table:style-name="ce2">
            <text:p>2014/9/16</text:p>
          </table:table-cell>
          <table:table-cell office:value-type="date" office:date-value="2014-10-30T00:00:00" table:style-name="ce2">
            <text:p>2014/10/30</text:p>
          </table:table-cell>
          <table:table-cell office:value-type="string" table:style-name="ce1">
            <text:p>新北市三芝區</text:p>
          </table:table-cell>
          <table:table-cell office:value-type="float" office:value="249" table:style-name="ce1">
            <text:p>249</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老人會</text:p>
          </table:table-cell>
          <table:table-cell office:value-type="float" office:value="2253873" table:style-name="ce1">
            <text:p>2253873</text:p>
          </table:table-cell>
          <table:table-cell office:value-type="string" table:style-name="ce1">
            <text:p>協助新北市石門區老人會辦理103年度夏季健行活動暨用電安全宣導公益活動(預計活動時程:103.6.4)</text:p>
          </table:table-cell>
          <table:table-cell office:value-type="date" office:date-value="2014-06-04T00:00:00" table:style-name="ce2">
            <text:p>2014/6/4</text:p>
          </table:table-cell>
          <table:table-cell office:value-type="date" office:date-value="2014-06-04T00:00:00" table:style-name="ce2">
            <text:p>2014/6/4</text:p>
          </table:table-cell>
          <table:table-cell office:value-type="string" table:style-name="ce1">
            <text:p>新北市石門區</text:p>
          </table:table-cell>
          <table:table-cell office:value-type="float" office:value="276" table:style-name="ce1">
            <text:p>276</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2014新北市北海岸國際風箏節(石門區)(預計活動日期:103.9.20-21)</text:p>
          </table:table-cell>
          <table:table-cell office:value-type="date" office:date-value="2014-09-20T00:00:00" table:style-name="ce2">
            <text:p>2014/9/20</text:p>
          </table:table-cell>
          <table:table-cell office:value-type="date" office:date-value="2014-09-21T00:00:00" table:style-name="ce2">
            <text:p>2014/9/21</text:p>
          </table:table-cell>
          <table:table-cell office:value-type="string" table:style-name="ce1">
            <text:p>新北市石門區</text:p>
          </table:table-cell>
          <table:table-cell office:value-type="float" office:value="3040" table:style-name="ce1">
            <text:p>3040</text:p>
          </table:table-cell>
          <table:table-cell office:value-type="float" office:value="600" table:style-name="ce1">
            <text:p>600</text:p>
          </table:table-cell>
          <table:table-cell office:value-type="float" office:value="600" table:style-name="ce1">
            <text:p>6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基層建設促進協會</text:p>
          </table:table-cell>
          <table:table-cell office:value-type="float" office:value="26149626" table:style-name="ce1">
            <text:p>26149626</text:p>
          </table:table-cell>
          <table:table-cell office:value-type="string" table:style-name="ce1">
            <text:p>協助新北市金山區基層建設促進協會辦理103年度災害防治研習暨社會福利宣導活動(預計活動時程:103.5)</text:p>
          </table:table-cell>
          <table:table-cell office:value-type="date" office:date-value="2014-05-01T00:00:00" table:style-name="ce2">
            <text:p>2014/5/1</text:p>
          </table:table-cell>
          <table:table-cell office:value-type="date" office:date-value="2014-05-31T00:00:00" table:style-name="ce2">
            <text:p>2014/5/31</text:p>
          </table:table-cell>
          <table:table-cell office:value-type="string" table:style-name="ce1">
            <text:p>新北市金山區</text:p>
          </table:table-cell>
          <table:table-cell office:value-type="float" office:value="367.2" table:style-name="ce1">
            <text:p>367.2</text:p>
          </table:table-cell>
          <table:table-cell office:value-type="float" office:value="250" table:style-name="ce1">
            <text:p>250</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太極氣功十八式推展協會</text:p>
          </table:table-cell>
          <table:table-cell office:value-type="float" office:value="30306065" table:style-name="ce1">
            <text:p>30306065</text:p>
          </table:table-cell>
          <table:table-cell office:value-type="string" table:style-name="ce1">
            <text:p>協助新北市金山區太極氣功十八式推展協會辦理太極氣功十八式研習教學活動(預計活動時程:103.6)</text:p>
          </table:table-cell>
          <table:table-cell office:value-type="date" office:date-value="2014-06-01T00:00:00" table:style-name="ce2">
            <text:p>2014/6/1</text:p>
          </table:table-cell>
          <table:table-cell office:value-type="date" office:date-value="2014-06-30T00:00:00" table:style-name="ce2">
            <text:p>2014/6/30</text:p>
          </table:table-cell>
          <table:table-cell office:value-type="string" table:style-name="ce1">
            <text:p>新北市金山區</text:p>
          </table:table-cell>
          <table:table-cell office:value-type="float" office:value="116" table:style-name="ce1">
            <text:p>116</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魯班推廣協會</text:p>
          </table:table-cell>
          <table:table-cell office:value-type="float" office:value="26101828" table:style-name="ce1">
            <text:p>26101828</text:p>
          </table:table-cell>
          <table:table-cell office:value-type="string" table:style-name="ce1">
            <text:p>協助新北市金山區魯班推廣協會辦理103年度巧聖先師聖誕千秋民俗技藝訓練暨平安祈福遶境慶典活動(預計活動時程:103.6.4)</text:p>
          </table:table-cell>
          <table:table-cell office:value-type="date" office:date-value="2014-06-04T00:00:00" table:style-name="ce2">
            <text:p>2014/6/4</text:p>
          </table:table-cell>
          <table:table-cell office:value-type="date" office:date-value="2014-06-04T00:00:00" table:style-name="ce2">
            <text:p>2014/6/4</text:p>
          </table:table-cell>
          <table:table-cell office:value-type="string" table:style-name="ce1">
            <text:p>新北市金山區</text:p>
          </table:table-cell>
          <table:table-cell office:value-type="float" office:value="534" table:style-name="ce1">
            <text:p>534</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p>
          </table:table-cell>
          <table:table-cell office:value-type="string" table:style-name="ce1">
            <text:p>協助新北市金山區公所辦理2014新北市甘藷節(金山區)(預計活動日期:103.7.15-9.30)</text:p>
          </table:table-cell>
          <table:table-cell office:value-type="date" office:date-value="2014-07-15T00:00:00" table:style-name="ce2">
            <text:p>2014/7/15</text:p>
          </table:table-cell>
          <table:table-cell office:value-type="date" office:date-value="2014-09-30T00:00:00" table:style-name="ce2">
            <text:p>2014/9/30</text:p>
          </table:table-cell>
          <table:table-cell office:value-type="string" table:style-name="ce1">
            <text:p>新北市金山區</text:p>
          </table:table-cell>
          <table:table-cell office:value-type="float" office:value="3847" table:style-name="ce1">
            <text:p>3847</text:p>
          </table:table-cell>
          <table:table-cell office:value-type="float" office:value="700" table:style-name="ce1">
            <text:p>700</text:p>
          </table:table-cell>
          <table:table-cell office:value-type="float" office:value="700" table:style-name="ce1">
            <text:p>7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float" office:value="90816217" table:style-name="ce1">
            <text:p>90816217</text:p>
          </table:table-cell>
          <table:table-cell office:value-type="string" table:style-name="ce1">
            <text:p>協助第三核能發電廠辦理購買恆春地區產銷失調洋蔥，贈送高屏地區弱勢家庭之雪中送炭活動(預計主動關懷弱勢活動時程:103.4.20-5.20)</text:p>
          </table:table-cell>
          <table:table-cell office:value-type="date" office:date-value="2014-04-20T00:00:00" table:style-name="ce2">
            <text:p>2014/4/20</text:p>
          </table:table-cell>
          <table:table-cell office:value-type="date" office:date-value="2014-05-20T00:00:00" table:style-name="ce2">
            <text:p>2014/5/20</text:p>
          </table:table-cell>
          <table:table-cell office:value-type="string" table:style-name="ce1">
            <text:p>高雄、屏東</text:p>
          </table:table-cell>
          <table:table-cell office:value-type="float" office:value="600" table:style-name="ce1">
            <text:p>600</text:p>
          </table:table-cell>
          <table:table-cell office:value-type="float" office:value="600" table:style-name="ce1">
            <text:p>600</text:p>
          </table:table-cell>
          <table:table-cell office:value-type="float" office:value="500" table:style-name="ce1">
            <text:p>5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區漁會</text:p>
          </table:table-cell>
          <table:table-cell office:value-type="float" office:value="91355108" table:style-name="ce1">
            <text:p>91355108</text:p>
          </table:table-cell>
          <table:table-cell office:value-type="string" table:style-name="ce1">
            <text:p>協助屏東縣恆春區漁會辦理飛魚產業促銷暨103年漁民節慶祝活動(預計活動日期:103.7.1-12.31)</text:p>
          </table:table-cell>
          <table:table-cell office:value-type="date" office:date-value="2014-07-01T00:00:00" table:style-name="ce2">
            <text:p>2014/7/1</text:p>
          </table:table-cell>
          <table:table-cell office:value-type="date" office:date-value="2014-12-31T00:00:00" table:style-name="ce2">
            <text:p>2014/12/31</text:p>
          </table:table-cell>
          <table:table-cell office:value-type="string" table:style-name="ce1">
            <text:p>屏東縣恆春鎮</text:p>
          </table:table-cell>
          <table:table-cell office:value-type="float" office:value="2645" table:style-name="ce1">
            <text:p>2645</text:p>
          </table:table-cell>
          <table:table-cell office:value-type="float" office:value="1500" table:style-name="ce1">
            <text:p>1500</text:p>
          </table:table-cell>
          <table:table-cell office:value-type="float" office:value="600" table:style-name="ce1">
            <text:p>6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車城地區農會</text:p>
          </table:table-cell>
          <table:table-cell office:value-type="float" office:value="91277700" table:style-name="ce1">
            <text:p>91277700</text:p>
          </table:table-cell>
          <table:table-cell office:value-type="string" table:style-name="ce1">
            <text:p>協助屏東縣車城地區農會辦理慶祝103年農民節暨核能知識宣導活動(預計活動時程:103.5.1-6.30)</text:p>
          </table:table-cell>
          <table:table-cell office:value-type="date" office:date-value="2014-05-01T00:00:00" table:style-name="ce2">
            <text:p>2014/5/1</text:p>
          </table:table-cell>
          <table:table-cell office:value-type="date" office:date-value="2014-06-30T00:00:00" table:style-name="ce2">
            <text:p>2014/6/30</text:p>
          </table:table-cell>
          <table:table-cell office:value-type="string" table:style-name="ce1">
            <text:p>屏東縣車城鄉</text:p>
          </table:table-cell>
          <table:table-cell office:value-type="float" office:value="600" table:style-name="ce1">
            <text:p>6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滿州鄉農會</text:p>
          </table:table-cell>
          <table:table-cell office:value-type="float" office:value="91607505" table:style-name="ce1">
            <text:p>91607505</text:p>
          </table:table-cell>
          <table:table-cell office:value-type="string" table:style-name="ce1">
            <text:p>協助屏東縣滿州鄉農會辦理慶祝103年農民節活動大會(預計活動時程:103.5.27)</text:p>
          </table:table-cell>
          <table:table-cell office:value-type="date" office:date-value="2014-05-27T00:00:00" table:style-name="ce2">
            <text:p>2014/5/27</text:p>
          </table:table-cell>
          <table:table-cell office:value-type="date" office:date-value="2014-05-27T00:00:00" table:style-name="ce2">
            <text:p>2014/5/27</text:p>
          </table:table-cell>
          <table:table-cell office:value-type="string" table:style-name="ce1">
            <text:p>屏東縣滿州鄉</text:p>
          </table:table-cell>
          <table:table-cell office:value-type="float" office:value="861" table:style-name="ce1">
            <text:p>861</text:p>
          </table:table-cell>
          <table:table-cell office:value-type="float" office:value="441" table:style-name="ce1">
            <text:p>441</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float" office:value="91605302" table:style-name="ce1">
            <text:p>91605302</text:p>
          </table:table-cell>
          <table:table-cell office:value-type="string" table:style-name="ce1">
            <text:p>協助屏東縣恆春鎮公所辦理2014恆春古城國際豎孤棚觀光文化活動(預計活動日期:103.8.9-10)</text:p>
          </table:table-cell>
          <table:table-cell office:value-type="date" office:date-value="2014-08-09T00:00:00" table:style-name="ce2">
            <text:p>2014/8/9</text:p>
          </table:table-cell>
          <table:table-cell office:value-type="date" office:date-value="2014-08-10T00:00:00" table:style-name="ce2">
            <text:p>2014/8/10</text:p>
          </table:table-cell>
          <table:table-cell office:value-type="string" table:style-name="ce1">
            <text:p>屏東縣恆春鎮</text:p>
          </table:table-cell>
          <table:table-cell office:value-type="float" office:value="9600" table:style-name="ce1">
            <text:p>9600</text:p>
          </table:table-cell>
          <table:table-cell office:value-type="float" office:value="4400" table:style-name="ce1">
            <text:p>4400</text:p>
          </table:table-cell>
          <table:table-cell office:value-type="float" office:value="2500" table:style-name="ce1">
            <text:p>25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float" office:value="91605302" table:style-name="ce1">
            <text:p>91605302</text:p>
          </table:table-cell>
          <table:table-cell office:value-type="string" table:style-name="ce1">
            <text:p>協助屏東縣恆春鎮公所辦理恆春鎮生活福利補助</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屏東縣恆春鎮</text:p>
          </table:table-cell>
          <table:table-cell office:value-type="float" office:value="41220" table:style-name="ce1">
            <text:p>41220</text:p>
          </table:table-cell>
          <table:table-cell office:value-type="float" office:value="40169" table:style-name="ce1">
            <text:p>40169</text:p>
          </table:table-cell>
          <table:table-cell office:value-type="float" office:value="40169" table:style-name="ce1">
            <text:p>40169</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公所</text:p>
          </table:table-cell>
          <table:table-cell office:value-type="string" table:style-name="ce1">
            <text:p>aa</text:p>
          </table:table-cell>
          <table:table-cell office:value-type="string" table:style-name="ce1">
            <text:p>協助基隆市中山區公所辦理協和街151之1號往外木山漁港道路下邊坡復建工程</text:p>
          </table:table-cell>
          <table:table-cell office:value-type="date" office:date-value="2014-04-01T00:00:00" table:style-name="ce2">
            <text:p>2014/4/1</text:p>
          </table:table-cell>
          <table:table-cell office:value-type="date" office:date-value="2014-12-30T00:00:00" table:style-name="ce2">
            <text:p>2014/12/30</text:p>
          </table:table-cell>
          <table:table-cell office:value-type="string" table:style-name="ce1">
            <text:p>基隆市中山區</text:p>
          </table:table-cell>
          <table:table-cell office:value-type="float" office:value="1200" table:style-name="ce1">
            <text:p>1200</text:p>
          </table:table-cell>
          <table:table-cell office:value-type="float" office:value="1200" table:style-name="ce1">
            <text:p>1200</text:p>
          </table:table-cell>
          <table:table-cell office:value-type="float" office:value="900" table:style-name="ce1">
            <text:p>9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基隆市外木山漁民活動中心整修工程</text:p>
          </table:table-cell>
          <table:table-cell office:value-type="date" office:date-value="2014-04-01T00:00:00" table:style-name="ce2">
            <text:p>2014/4/1</text:p>
          </table:table-cell>
          <table:table-cell office:value-type="date" office:date-value="2014-12-31T00:00:00" table:style-name="ce2">
            <text:p>2014/12/31</text:p>
          </table:table-cell>
          <table:table-cell office:value-type="string" table:style-name="ce1">
            <text:p>基隆市中正區</text:p>
          </table:table-cell>
          <table:table-cell office:value-type="float" office:value="225" table:style-name="ce1">
            <text:p>225</text:p>
          </table:table-cell>
          <table:table-cell office:value-type="float" office:value="190" table:style-name="ce1">
            <text:p>190</text:p>
          </table:table-cell>
          <table:table-cell office:value-type="float" office:value="180" table:style-name="ce1">
            <text:p>18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體育會</text:p>
          </table:table-cell>
          <table:table-cell office:value-type="float" office:value="60395576" table:style-name="ce1">
            <text:p>60395576</text:p>
          </table:table-cell>
          <table:table-cell office:value-type="string" table:style-name="ce1">
            <text:p>協助基隆市體育會辦理103年基隆市運動會(預計活動時程:103.5.24)</text:p>
          </table:table-cell>
          <table:table-cell office:value-type="date" office:date-value="2014-05-24T00:00:00" table:style-name="ce2">
            <text:p>2014/5/24</text:p>
          </table:table-cell>
          <table:table-cell office:value-type="date" office:date-value="2014-05-24T00:00:00" table:style-name="ce2">
            <text:p>2014/5/24</text:p>
          </table:table-cell>
          <table:table-cell office:value-type="string" table:style-name="ce1">
            <text:p>基隆市中正區</text:p>
          </table:table-cell>
          <table:table-cell office:value-type="float" office:value="1196.5" table:style-name="ce1">
            <text:p>1196.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外木山民俗文化觀光協會</text:p>
          </table:table-cell>
          <table:table-cell office:value-type="float" office:value="37959762" table:style-name="ce1">
            <text:p>37959762</text:p>
          </table:table-cell>
          <table:table-cell office:value-type="string" table:style-name="ce1">
            <text:p>協助基隆市外木山民俗文化觀光協會辦理協安宮慶祝媽祖誕辰遶境祈福活動(預計活動時程:103.5.9)</text:p>
          </table:table-cell>
          <table:table-cell office:value-type="date" office:date-value="2014-05-09T00:00:00" table:style-name="ce2">
            <text:p>2014/5/9</text:p>
          </table:table-cell>
          <table:table-cell office:value-type="date" office:date-value="2014-05-09T00:00:00" table:style-name="ce2">
            <text:p>2014/5/9</text:p>
          </table:table-cell>
          <table:table-cell office:value-type="string" table:style-name="ce1">
            <text:p>基隆市中山區</text:p>
          </table:table-cell>
          <table:table-cell office:value-type="float" office:value="220" table:style-name="ce1">
            <text:p>220</text:p>
          </table:table-cell>
          <table:table-cell office:value-type="float" office:value="150" table:style-name="ce1">
            <text:p>150</text:p>
          </table:table-cell>
          <table:table-cell office:value-type="float" office:value="140" table:style-name="ce1">
            <text:p>1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協和社區發展協會</text:p>
          </table:table-cell>
          <table:table-cell office:value-type="float" office:value="67771934" table:style-name="ce1">
            <text:p>67771934</text:p>
          </table:table-cell>
          <table:table-cell office:value-type="string" table:style-name="ce1">
            <text:p>協助基隆市中山區協和社區發展協會辦理103年度基隆市端午龍舟競賽(預計活動時程:103.4.20-6.2)</text:p>
          </table:table-cell>
          <table:table-cell office:value-type="date" office:date-value="2014-04-20T00:00:00" table:style-name="ce2">
            <text:p>2014/4/20</text:p>
          </table:table-cell>
          <table:table-cell office:value-type="date" office:date-value="2014-06-02T00:00:00" table:style-name="ce2">
            <text:p>2014/6/2</text:p>
          </table:table-cell>
          <table:table-cell office:value-type="string" table:style-name="ce1">
            <text:p>基隆市中山區</text:p>
          </table:table-cell>
          <table:table-cell office:value-type="float" office:value="110" table:style-name="ce1">
            <text:p>11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表演藝術發展協會</text:p>
          </table:table-cell>
          <table:table-cell office:value-type="float" office:value="10641314" table:style-name="ce1">
            <text:p>10641314</text:p>
          </table:table-cell>
          <table:table-cell office:value-type="string" table:style-name="ce1">
            <text:p>協助基隆市表演藝術發展協會辦理103年度傑出演藝團隊公演計畫-舞在春‧夏‧秋‧冬(預計活動時程:103.11.15-16)</text:p>
          </table:table-cell>
          <table:table-cell office:value-type="date" office:date-value="2014-11-15T00:00:00" table:style-name="ce2">
            <text:p>2014/11/15</text:p>
          </table:table-cell>
          <table:table-cell office:value-type="date" office:date-value="2014-11-16T00:00:00" table:style-name="ce2">
            <text:p>2014/11/16</text:p>
          </table:table-cell>
          <table:table-cell office:value-type="string" table:style-name="ce1">
            <text:p>基隆市中正區</text:p>
          </table:table-cell>
          <table:table-cell office:value-type="float" office:value="915" table:style-name="ce1">
            <text:p>915</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西濱快速公路(61線)苑港平面道路路燈改善工程</text:p>
          </table:table-cell>
          <table:table-cell office:value-type="string" table:style-name="ce1">
            <text:p>aa</text:p>
          </table:table-cell>
          <table:table-cell office:value-type="string" table:style-name="ce1">
            <text:p>aa</text:p>
          </table:table-cell>
          <table:table-cell office:value-type="string" table:style-name="ce1">
            <text:p>苗栗縣苑裡鎮</text:p>
          </table:table-cell>
          <table:table-cell office:value-type="float" office:value="2118" table:style-name="ce1">
            <text:p>2118</text:p>
          </table:table-cell>
          <table:table-cell office:value-type="float" office:value="1818" table:style-name="ce1">
            <text:p>1818</text:p>
          </table:table-cell>
          <table:table-cell office:value-type="float" office:value="1600" table:style-name="ce1">
            <text:p>16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台灣心會</text:p>
          </table:table-cell>
          <table:table-cell office:value-type="float" office:value="45631632" table:style-name="ce1">
            <text:p>45631632</text:p>
          </table:table-cell>
          <table:table-cell office:value-type="string" table:style-name="ce1">
            <text:p>協助苗栗縣台灣心會辦理勞工之星歌唱大賽(預計活動時程:103.5.1)</text:p>
          </table:table-cell>
          <table:table-cell office:value-type="date" office:date-value="2014-05-01T00:00:00" table:style-name="ce2">
            <text:p>2014/5/1</text:p>
          </table:table-cell>
          <table:table-cell office:value-type="date" office:date-value="2014-05-01T00:00:00" table:style-name="ce2">
            <text:p>2014/5/1</text:p>
          </table:table-cell>
          <table:table-cell office:value-type="string" table:style-name="ce1">
            <text:p>苗栗縣通霄鎮</text:p>
          </table:table-cell>
          <table:table-cell office:value-type="float" office:value="137" table:style-name="ce1">
            <text:p>137</text:p>
          </table:table-cell>
          <table:table-cell office:value-type="float" office:value="40" table:style-name="ce1">
            <text:p>4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黃金海岸地方農業文化觀光發展協會</text:p>
          </table:table-cell>
          <table:table-cell office:value-type="float" office:value="45217617" table:style-name="ce1">
            <text:p>45217617</text:p>
          </table:table-cell>
          <table:table-cell office:value-type="string" table:style-name="ce1">
            <text:p>協助苗栗縣黃金海岸地方農業文化觀光發展協會辦理鐵馬暢遊FUN通霄(預計活動時程:103.5.4)</text:p>
          </table:table-cell>
          <table:table-cell office:value-type="date" office:date-value="2014-05-04T00:00:00" table:style-name="ce2">
            <text:p>2014/5/4</text:p>
          </table:table-cell>
          <table:table-cell office:value-type="date" office:date-value="2014-05-04T00:00:00" table:style-name="ce2">
            <text:p>2014/5/4</text:p>
          </table:table-cell>
          <table:table-cell office:value-type="string" table:style-name="ce1">
            <text:p>苗栗縣通霄鎮</text:p>
          </table:table-cell>
          <table:table-cell office:value-type="float" office:value="128" table:style-name="ce1">
            <text:p>128</text:p>
          </table:table-cell>
          <table:table-cell office:value-type="float" office:value="40" table:style-name="ce1">
            <text:p>4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2014你的歌_我的情~經典金曲音樂會(預計活動時程:103.5.3)</text:p>
          </table:table-cell>
          <table:table-cell office:value-type="date" office:date-value="2014-05-03T00:00:00" table:style-name="ce2">
            <text:p>2014/5/3</text:p>
          </table:table-cell>
          <table:table-cell office:value-type="date" office:date-value="2014-05-03T00:00:00" table:style-name="ce2">
            <text:p>2014/5/3</text:p>
          </table:table-cell>
          <table:table-cell office:value-type="string" table:style-name="ce1">
            <text:p>苗栗縣通霄鎮</text:p>
          </table:table-cell>
          <table:table-cell office:value-type="float" office:value="600" table:style-name="ce1">
            <text:p>600</text:p>
          </table:table-cell>
          <table:table-cell office:value-type="float" office:value="400" table:style-name="ce1">
            <text:p>400</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舊社社區發展協會</text:p>
          </table:table-cell>
          <table:table-cell office:value-type="float" office:value="19279588" table:style-name="ce1">
            <text:p>19279588</text:p>
          </table:table-cell>
          <table:table-cell office:value-type="string" table:style-name="ce1">
            <text:p>協助苗栗縣苑裡鎮舊社社區發展協會辦理103年度『金馬奔騰 舞動青春暨節能減碳宣導』活動(預計活動時程:103.5.18)</text:p>
          </table:table-cell>
          <table:table-cell office:value-type="date" office:date-value="2014-05-18T00:00:00" table:style-name="ce2">
            <text:p>2014/5/18</text:p>
          </table:table-cell>
          <table:table-cell office:value-type="date" office:date-value="2014-05-18T00:00:00" table:style-name="ce2">
            <text:p>2014/5/18</text:p>
          </table:table-cell>
          <table:table-cell office:value-type="string" table:style-name="ce1">
            <text:p>苗栗縣苑裡鎮</text:p>
          </table:table-cell>
          <table:table-cell office:value-type="float" office:value="172" table:style-name="ce1">
            <text:p>172</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苗栗縣苑裡鎮103年度社區才藝競賽活動(預計活動時程:103.6.14)</text:p>
          </table:table-cell>
          <table:table-cell office:value-type="date" office:date-value="2014-06-14T00:00:00" table:style-name="ce2">
            <text:p>2014/6/14</text:p>
          </table:table-cell>
          <table:table-cell office:value-type="date" office:date-value="2014-06-14T00:00:00" table:style-name="ce2">
            <text:p>2014/6/14</text:p>
          </table:table-cell>
          <table:table-cell office:value-type="string" table:style-name="ce1">
            <text:p>苗栗縣苑裡鎮</text:p>
          </table:table-cell>
          <table:table-cell office:value-type="float" office:value="516" table:style-name="ce1">
            <text:p>516</text:p>
          </table:table-cell>
          <table:table-cell office:value-type="float" office:value="100" table:style-name="ce1">
            <text:p>10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慈和國樂藝文學會</text:p>
          </table:table-cell>
          <table:table-cell office:value-type="float" office:value="21839257" table:style-name="ce1">
            <text:p>21839257</text:p>
          </table:table-cell>
          <table:table-cell office:value-type="string" table:style-name="ce1">
            <text:p>協助苗栗縣慈和國樂藝文學會辦理節能減碳宣導暨客閩音樂會活動(預計活動時程:103.5.18)</text:p>
          </table:table-cell>
          <table:table-cell office:value-type="date" office:date-value="2014-05-18T00:00:00" table:style-name="ce2">
            <text:p>2014/5/18</text:p>
          </table:table-cell>
          <table:table-cell office:value-type="date" office:date-value="2014-05-18T00:00:00" table:style-name="ce2">
            <text:p>2014/5/18</text:p>
          </table:table-cell>
          <table:table-cell office:value-type="string" table:style-name="ce1">
            <text:p>苗栗縣苑裡鎮</text:p>
          </table:table-cell>
          <table:table-cell office:value-type="float" office:value="193" table:style-name="ce1">
            <text:p>193</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全民健康推廣協會</text:p>
          </table:table-cell>
          <table:table-cell office:value-type="float" office:value="25371099" table:style-name="ce1">
            <text:p>25371099</text:p>
          </table:table-cell>
          <table:table-cell office:value-type="string" table:style-name="ce1">
            <text:p>協助苗栗縣通霄全民健康推廣協會辦理103年度「輕食活、歌樂喉、親子健步走」(預計活動時程:103.5.24)</text:p>
          </table:table-cell>
          <table:table-cell office:value-type="date" office:date-value="2014-05-24T00:00:00" table:style-name="ce2">
            <text:p>2014/5/24</text:p>
          </table:table-cell>
          <table:table-cell office:value-type="date" office:date-value="2014-05-24T00:00:00" table:style-name="ce2">
            <text:p>2014/5/24</text:p>
          </table:table-cell>
          <table:table-cell office:value-type="string" table:style-name="ce1">
            <text:p>苗栗縣通霄鎮</text:p>
          </table:table-cell>
          <table:table-cell office:value-type="float" office:value="166" table:style-name="ce1">
            <text:p>166</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社團法人苗栗縣通霄公寓社區聯誼關懷協會</text:p>
          </table:table-cell>
          <table:table-cell office:value-type="float" office:value="26829948" table:style-name="ce1">
            <text:p>26829948</text:p>
          </table:table-cell>
          <table:table-cell office:value-type="string" table:style-name="ce1">
            <text:p>協助社團法人苗栗縣通霄公寓社區聯誼關懷協會辦理103年度快樂長青歌唱比賽與節約用電宣導(預計活動時程:103.5.25)</text:p>
          </table:table-cell>
          <table:table-cell office:value-type="date" office:date-value="2014-05-25T00:00:00" table:style-name="ce2">
            <text:p>2014/5/25</text:p>
          </table:table-cell>
          <table:table-cell office:value-type="date" office:date-value="2014-05-25T00:00:00" table:style-name="ce2">
            <text:p>2014/5/25</text:p>
          </table:table-cell>
          <table:table-cell office:value-type="string" table:style-name="ce1">
            <text:p>苗栗縣通霄鎮</text:p>
          </table:table-cell>
          <table:table-cell office:value-type="float" office:value="167" table:style-name="ce1">
            <text:p>167</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青年社會福利慈善關懷協會</text:p>
          </table:table-cell>
          <table:table-cell office:value-type="float" office:value="10923236" table:style-name="ce1">
            <text:p>10923236</text:p>
          </table:table-cell>
          <table:table-cell office:value-type="string" table:style-name="ce1">
            <text:p>協助苗栗縣通霄青年社會福利慈善關懷協會辦理103年度推動節約能源觀摩暨城鄉建設發展研習(預計活動時程:103.5.28-29)</text:p>
          </table:table-cell>
          <table:table-cell office:value-type="date" office:date-value="2014-05-28T00:00:00" table:style-name="ce2">
            <text:p>2014/5/28</text:p>
          </table:table-cell>
          <table:table-cell office:value-type="date" office:date-value="2014-05-29T00:00:00" table:style-name="ce2">
            <text:p>2014/5/29</text:p>
          </table:table-cell>
          <table:table-cell office:value-type="string" table:style-name="ce1">
            <text:p>苗栗縣通霄鎮</text:p>
          </table:table-cell>
          <table:table-cell office:value-type="float" office:value="527" table:style-name="ce1">
            <text:p>527</text:p>
          </table:table-cell>
          <table:table-cell office:value-type="float" office:value="200" table:style-name="ce1">
            <text:p>20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房裡古城老街再造推展協進會</text:p>
          </table:table-cell>
          <table:table-cell office:value-type="float" office:value="9182781" table:style-name="ce1">
            <text:p>9182781</text:p>
          </table:table-cell>
          <table:table-cell office:value-type="string" table:style-name="ce1">
            <text:p>協助苗栗縣房裡古城老街再造推展協進會辦理103年暑假藺草編織研習營(預計活動時程:103.8.4-10)</text:p>
          </table:table-cell>
          <table:table-cell office:value-type="date" office:date-value="2014-08-04T00:00:00" table:style-name="ce2">
            <text:p>2014/8/4</text:p>
          </table:table-cell>
          <table:table-cell office:value-type="date" office:date-value="2014-08-10T00:00:00" table:style-name="ce2">
            <text:p>2014/8/10</text:p>
          </table:table-cell>
          <table:table-cell office:value-type="string" table:style-name="ce1">
            <text:p>苗栗縣苑裡鎮</text:p>
          </table:table-cell>
          <table:table-cell office:value-type="float" office:value="179" table:style-name="ce1">
            <text:p>179</text:p>
          </table:table-cell>
          <table:table-cell office:value-type="float" office:value="40" table:style-name="ce1">
            <text:p>4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蓬山國樂學會</text:p>
          </table:table-cell>
          <table:table-cell office:value-type="float" office:value="45358361" table:style-name="ce1">
            <text:p>45358361</text:p>
          </table:table-cell>
          <table:table-cell office:value-type="string" table:style-name="ce1">
            <text:p>協助苗栗縣蓬山國樂學會辦理2014年度音樂會(預計活動時程:103.9.21)</text:p>
          </table:table-cell>
          <table:table-cell office:value-type="date" office:date-value="2014-09-21T00:00:00" table:style-name="ce2">
            <text:p>2014/9/21</text:p>
          </table:table-cell>
          <table:table-cell office:value-type="date" office:date-value="2014-09-21T00:00:00" table:style-name="ce2">
            <text:p>2014/9/21</text:p>
          </table:table-cell>
          <table:table-cell office:value-type="string" table:style-name="ce1">
            <text:p>苗栗縣苑裡鎮</text:p>
          </table:table-cell>
          <table:table-cell office:value-type="float" office:value="176" table:style-name="ce1">
            <text:p>176</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老人福利推展協會</text:p>
          </table:table-cell>
          <table:table-cell office:value-type="float" office:value="15730547" table:style-name="ce1">
            <text:p>15730547</text:p>
          </table:table-cell>
          <table:table-cell office:value-type="string" table:style-name="ce1">
            <text:p>協助苗栗縣通霄鎮老人福利推展協會辦理103年度老人樂趣運動會及節能宣導(預計活動時程:103.5.17)</text:p>
          </table:table-cell>
          <table:table-cell office:value-type="date" office:date-value="2014-05-17T00:00:00" table:style-name="ce2">
            <text:p>2014/5/17</text:p>
          </table:table-cell>
          <table:table-cell office:value-type="date" office:date-value="2014-05-17T00:00:00" table:style-name="ce2">
            <text:p>2014/5/17</text:p>
          </table:table-cell>
          <table:table-cell office:value-type="string" table:style-name="ce1">
            <text:p>苗栗縣通霄鎮</text:p>
          </table:table-cell>
          <table:table-cell office:value-type="float" office:value="137" table:style-name="ce1">
            <text:p>137</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體育會</text:p>
          </table:table-cell>
          <table:table-cell office:value-type="float" office:value="15746702" table:style-name="ce1">
            <text:p>15746702</text:p>
          </table:table-cell>
          <table:table-cell office:value-type="string" table:style-name="ce1">
            <text:p>協助苗栗縣通霄鎮體育會辦理103年通霄鎮長盃游泳錦標賽(預計活動時程:103.5.18)</text:p>
          </table:table-cell>
          <table:table-cell office:value-type="date" office:date-value="2014-05-18T00:00:00" table:style-name="ce2">
            <text:p>2014/5/18</text:p>
          </table:table-cell>
          <table:table-cell office:value-type="date" office:date-value="2014-05-18T00:00:00" table:style-name="ce2">
            <text:p>2014/5/18</text:p>
          </table:table-cell>
          <table:table-cell office:value-type="string" table:style-name="ce1">
            <text:p>苗栗縣通霄鎮</text:p>
          </table:table-cell>
          <table:table-cell office:value-type="float" office:value="296" table:style-name="ce1">
            <text:p>296</text:p>
          </table:table-cell>
          <table:table-cell office:value-type="float" office:value="120" table:style-name="ce1">
            <text:p>12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山柑民俗文化協會</text:p>
          </table:table-cell>
          <table:table-cell office:value-type="float" office:value="25336045" table:style-name="ce1">
            <text:p>25336045</text:p>
          </table:table-cell>
          <table:table-cell office:value-type="string" table:style-name="ce1">
            <text:p>協助苗栗縣山柑民俗文化協會辦理2014苑裡馬年文化推廣暨政令宣導活動(預計活動時程:103.5.18)</text:p>
          </table:table-cell>
          <table:table-cell office:value-type="date" office:date-value="2014-05-18T00:00:00" table:style-name="ce2">
            <text:p>2014/5/18</text:p>
          </table:table-cell>
          <table:table-cell office:value-type="date" office:date-value="2014-05-18T00:00:00" table:style-name="ce2">
            <text:p>2014/5/18</text:p>
          </table:table-cell>
          <table:table-cell office:value-type="string" table:style-name="ce1">
            <text:p>苗栗縣苑裡鎮</text:p>
          </table:table-cell>
          <table:table-cell office:value-type="float" office:value="440" table:style-name="ce1">
            <text:p>440</text:p>
          </table:table-cell>
          <table:table-cell office:value-type="float" office:value="80" table:style-name="ce1">
            <text:p>80</text:p>
          </table:table-cell>
          <table:table-cell office:value-type="float" office:value="25" table:style-name="ce1">
            <text:p>2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吞霄虎嶼山文化協會</text:p>
          </table:table-cell>
          <table:table-cell office:value-type="float" office:value="9253764" table:style-name="ce1">
            <text:p>9253764</text:p>
          </table:table-cell>
          <table:table-cell office:value-type="string" table:style-name="ce1">
            <text:p>協助苗栗縣吞霄虎嶼山文化協會辦理103年度油畫才藝班研習活動計畫書(預計活動時程:103.5.8-8.4)</text:p>
          </table:table-cell>
          <table:table-cell office:value-type="date" office:date-value="2014-05-08T00:00:00" table:style-name="ce2">
            <text:p>2014/5/8</text:p>
          </table:table-cell>
          <table:table-cell office:value-type="date" office:date-value="2014-08-04T00:00:00" table:style-name="ce2">
            <text:p>2014/8/4</text:p>
          </table:table-cell>
          <table:table-cell office:value-type="string" table:style-name="ce1">
            <text:p>苗栗縣通霄鎮</text:p>
          </table:table-cell>
          <table:table-cell office:value-type="float" office:value="234" table:style-name="ce1">
            <text:p>234</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徐耀昌<text:s/></text:p>
          </table:table-cell>
          <table:table-cell office:value-type="string" table:style-name="ce1">
            <text:p>苗栗縣</text:p>
          </table:table-cell>
          <table:table-cell office:value-type="string" table:style-name="ce1">
            <text:p>苗栗縣體育總會</text:p>
          </table:table-cell>
          <table:table-cell office:value-type="float" office:value="10909136" table:style-name="ce1">
            <text:p>10909136</text:p>
          </table:table-cell>
          <table:table-cell office:value-type="string" table:style-name="ce1">
            <text:p>協助苗栗縣體育總會辦理『103年運動社團大聯盟-苗栗縣18鄉鎮市慢速壘球錦標賽』(預計活動時程:103.9.14-21)</text:p>
          </table:table-cell>
          <table:table-cell office:value-type="date" office:date-value="2014-09-14T00:00:00" table:style-name="ce2">
            <text:p>2014/9/14</text:p>
          </table:table-cell>
          <table:table-cell office:value-type="date" office:date-value="2014-09-21T00:00:00" table:style-name="ce2">
            <text:p>2014/9/21</text:p>
          </table:table-cell>
          <table:table-cell office:value-type="string" table:style-name="ce1">
            <text:p>苗栗市</text:p>
          </table:table-cell>
          <table:table-cell office:value-type="float" office:value="459" table:style-name="ce1">
            <text:p>459</text:p>
          </table:table-cell>
          <table:table-cell office:value-type="float" office:value="250" table:style-name="ce1">
            <text:p>250</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平元社區發展協會</text:p>
          </table:table-cell>
          <table:table-cell office:value-type="float" office:value="49766608" table:style-name="ce1">
            <text:p>49766608</text:p>
          </table:table-cell>
          <table:table-cell office:value-type="string" table:style-name="ce1">
            <text:p>協助苗栗縣通霄鎮平元社區發展協會辦理所屬環保志工隊清淨家園活動(預計活動時程:103.6.7-14)</text:p>
          </table:table-cell>
          <table:table-cell office:value-type="date" office:date-value="2014-06-07T00:00:00" table:style-name="ce2">
            <text:p>2014/6/7</text:p>
          </table:table-cell>
          <table:table-cell office:value-type="date" office:date-value="2014-06-14T00:00:00" table:style-name="ce2">
            <text:p>2014/6/14</text:p>
          </table:table-cell>
          <table:table-cell office:value-type="string" table:style-name="ce1">
            <text:p>苗栗縣通霄鎮</text:p>
          </table:table-cell>
          <table:table-cell office:value-type="float" office:value="56" table:style-name="ce1">
            <text:p>56</text:p>
          </table:table-cell>
          <table:table-cell office:value-type="float" office:value="45" table:style-name="ce1">
            <text:p>45</text:p>
          </table:table-cell>
          <table:table-cell office:value-type="float" office:value="30" table:style-name="ce1">
            <text:p>30</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陳超明<text:s/></text:p>
          </table:table-cell>
          <table:table-cell office:value-type="string" table:style-name="ce1">
            <text:p>苗栗縣</text:p>
          </table:table-cell>
          <table:table-cell office:value-type="string" table:style-name="ce1">
            <text:p>通霄早泳會</text:p>
          </table:table-cell>
          <table:table-cell office:value-type="float" office:value="45236874" table:style-name="ce1">
            <text:p>45236874</text:p>
          </table:table-cell>
          <table:table-cell office:value-type="string" table:style-name="ce1">
            <text:p>協助通霄早泳會辦理在地特色與自然生態研習營暨節能減碳宣導活動(預計活動時程:103.5.27)</text:p>
          </table:table-cell>
          <table:table-cell office:value-type="date" office:date-value="2014-05-27T00:00:00" table:style-name="ce2">
            <text:p>2014/5/27</text:p>
          </table:table-cell>
          <table:table-cell office:value-type="date" office:date-value="2014-05-27T00:00:00" table:style-name="ce2">
            <text:p>2014/5/27</text:p>
          </table:table-cell>
          <table:table-cell office:value-type="string" table:style-name="ce1">
            <text:p>苗栗縣通霄鎮</text:p>
          </table:table-cell>
          <table:table-cell office:value-type="float" office:value="656" table:style-name="ce1">
            <text:p>656</text:p>
          </table:table-cell>
          <table:table-cell office:value-type="float" office:value="150" table:style-name="ce1">
            <text:p>1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陳超明<text:s/></text:p>
          </table:table-cell>
          <table:table-cell office:value-type="string" table:style-name="ce1">
            <text:p>苗栗縣</text:p>
          </table:table-cell>
          <table:table-cell office:value-type="string" table:style-name="ce1">
            <text:p>苗栗縣通霄鎮通東社區發展協會</text:p>
          </table:table-cell>
          <table:table-cell office:value-type="float" office:value="66845418" table:style-name="ce1">
            <text:p>66845418</text:p>
          </table:table-cell>
          <table:table-cell office:value-type="string" table:style-name="ce1">
            <text:p>協助苗栗縣通霄鎮通東社區發展協會辦理103年探索自然資源及在地特色暨節能減碳宣導活動(預計活動時程:103.5.28)</text:p>
          </table:table-cell>
          <table:table-cell office:value-type="date" office:date-value="2014-05-28T00:00:00" table:style-name="ce2">
            <text:p>2014/5/28</text:p>
          </table:table-cell>
          <table:table-cell office:value-type="date" office:date-value="2014-05-28T00:00:00" table:style-name="ce2">
            <text:p>2014/5/28</text:p>
          </table:table-cell>
          <table:table-cell office:value-type="string" table:style-name="ce1">
            <text:p>苗栗縣通霄鎮</text:p>
          </table:table-cell>
          <table:table-cell office:value-type="float" office:value="470" table:style-name="ce1">
            <text:p>470</text:p>
          </table:table-cell>
          <table:table-cell office:value-type="float" office:value="150" table:style-name="ce1">
            <text:p>1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臺中縣龍井鄉婦女會</text:p>
          </table:table-cell>
          <table:table-cell office:value-type="float" office:value="99912985" table:style-name="ce1">
            <text:p>99912985</text:p>
          </table:table-cell>
          <table:table-cell office:value-type="string" table:style-name="ce1">
            <text:p>協助臺中縣龍井鄉婦女會辦理慶祝103年母親節「轉個彎、心更寬─為幸福家庭開一扇窗」講座及模範婆媳績優小組召集人表揚暨支持電源開發推展潔淨能源宣導活動(預計活動時程:103.5.4)</text:p>
          </table:table-cell>
          <table:table-cell office:value-type="date" office:date-value="2014-05-04T00:00:00" table:style-name="ce2">
            <text:p>2014/5/4</text:p>
          </table:table-cell>
          <table:table-cell office:value-type="date" office:date-value="2014-05-04T00:00:00" table:style-name="ce2">
            <text:p>2014/5/4</text:p>
          </table:table-cell>
          <table:table-cell office:value-type="string" table:style-name="ce1">
            <text:p>台中市</text:p>
          </table:table-cell>
          <table:table-cell office:value-type="float" office:value="658.9" table:style-name="ce1">
            <text:p>658.9</text:p>
          </table:table-cell>
          <table:table-cell office:value-type="float" office:value="250" table:style-name="ce1">
            <text:p>25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伸港鄉公所</text:p>
          </table:table-cell>
          <table:table-cell office:value-type="string" table:style-name="ce1">
            <text:p>aa</text:p>
          </table:table-cell>
          <table:table-cell office:value-type="string" table:style-name="ce1">
            <text:p>協助彰化縣伸港鄉公所辦理103年全鄉暨社區全民運動大會活動計畫(預計活動時程:103.6.8)</text:p>
          </table:table-cell>
          <table:table-cell office:value-type="date" office:date-value="2014-06-08T00:00:00" table:style-name="ce2">
            <text:p>2014/6/8</text:p>
          </table:table-cell>
          <table:table-cell office:value-type="date" office:date-value="2014-06-08T00:00:00" table:style-name="ce2">
            <text:p>2014/6/8</text:p>
          </table:table-cell>
          <table:table-cell office:value-type="string" table:style-name="ce1">
            <text:p>台中市</text:p>
          </table:table-cell>
          <table:table-cell office:value-type="float" office:value="910" table:style-name="ce1">
            <text:p>910</text:p>
          </table:table-cell>
          <table:table-cell office:value-type="float" office:value="700" table:style-name="ce1">
            <text:p>700</text:p>
          </table:table-cell>
          <table:table-cell office:value-type="float" office:value="260" table:style-name="ce1">
            <text:p>2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林滄敏<text:s/></text:p>
          </table:table-cell>
          <table:table-cell office:value-type="string" table:style-name="ce1">
            <text:p>臺中市</text:p>
          </table:table-cell>
          <table:table-cell office:value-type="string" table:style-name="ce1">
            <text:p>社團法人台中市艾馨婦女協進會</text:p>
          </table:table-cell>
          <table:table-cell office:value-type="float" office:value="99898273" table:style-name="ce1">
            <text:p>99898273</text:p>
          </table:table-cell>
          <table:table-cell office:value-type="string" table:style-name="ce1">
            <text:p>協助社團法人台中市艾馨婦女協進會辦理2014「愛在台灣」多元文化融合暨節約能源宣導活動(預計活動時程:103.4.16-9.7)</text:p>
          </table:table-cell>
          <table:table-cell office:value-type="date" office:date-value="2014-05-04T00:00:00" table:style-name="ce2">
            <text:p>2014/5/4</text:p>
          </table:table-cell>
          <table:table-cell office:value-type="date" office:date-value="2014-09-07T00:00:00" table:style-name="ce2">
            <text:p>2014/9/7</text:p>
          </table:table-cell>
          <table:table-cell office:value-type="string" table:style-name="ce1">
            <text:p>台中市</text:p>
          </table:table-cell>
          <table:table-cell office:value-type="float" office:value="265.12" table:style-name="ce1">
            <text:p>265.12</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北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山腳里守望相助推行委員會「山腳里守望相助隊103年度隊員觀摩研習暨支持電源開發、響應節約用電及推廣乾淨能源政策宣導」活動(預計活動時程:103.5.10-11)</text:p>
          </table:table-cell>
          <table:table-cell office:value-type="date" office:date-value="2014-05-10T00:00:00" table:style-name="ce2">
            <text:p>2014/5/10</text:p>
          </table:table-cell>
          <table:table-cell office:value-type="date" office:date-value="2014-05-11T00:00:00" table:style-name="ce2">
            <text:p>2014/5/11</text:p>
          </table:table-cell>
          <table:table-cell office:value-type="string" table:style-name="ce1">
            <text:p>台中市</text:p>
          </table:table-cell>
          <table:table-cell office:value-type="float" office:value="404.26" table:style-name="ce1">
            <text:p>404.26</text:p>
          </table:table-cell>
          <table:table-cell office:value-type="float" office:value="120" table:style-name="ce1">
            <text:p>12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103年模範母親、孝行楷模表揚暨節能減碳宣導活動(預計活動時程:103.5.10)</text:p>
          </table:table-cell>
          <table:table-cell office:value-type="date" office:date-value="2014-05-10T00:00:00" table:style-name="ce2">
            <text:p>2014/5/10</text:p>
          </table:table-cell>
          <table:table-cell office:value-type="date" office:date-value="2014-05-10T00:00:00" table:style-name="ce2">
            <text:p>2014/5/10</text:p>
          </table:table-cell>
          <table:table-cell office:value-type="string" table:style-name="ce1">
            <text:p>台中市</text:p>
          </table:table-cell>
          <table:table-cell office:value-type="float" office:value="398.1" table:style-name="ce1">
            <text:p>398.1</text:p>
          </table:table-cell>
          <table:table-cell office:value-type="float" office:value="150" table:style-name="ce1">
            <text:p>150</text:p>
          </table:table-cell>
          <table:table-cell office:value-type="float" office:value="120" table:style-name="ce1">
            <text:p>1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3年西瓜產業文化節暨節約用電宣導活動(預計活動時程:103.5.15-31)</text:p>
          </table:table-cell>
          <table:table-cell office:value-type="date" office:date-value="2014-05-15T00:00:00" table:style-name="ce2">
            <text:p>2014/5/15</text:p>
          </table:table-cell>
          <table:table-cell office:value-type="date" office:date-value="2014-05-31T00:00:00" table:style-name="ce2">
            <text:p>2014/5/31</text:p>
          </table:table-cell>
          <table:table-cell office:value-type="string" table:style-name="ce1">
            <text:p>台中市</text:p>
          </table:table-cell>
          <table:table-cell office:value-type="float" office:value="862" table:style-name="ce1">
            <text:p>862</text:p>
          </table:table-cell>
          <table:table-cell office:value-type="float" office:value="400" table:style-name="ce1">
            <text:p>400</text:p>
          </table:table-cell>
          <table:table-cell office:value-type="float" office:value="180" table:style-name="ce1">
            <text:p>1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群禮關懷協會</text:p>
          </table:table-cell>
          <table:table-cell office:value-type="float" office:value="39691349" table:style-name="ce1">
            <text:p>39691349</text:p>
          </table:table-cell>
          <table:table-cell office:value-type="string" table:style-name="ce1">
            <text:p>協助關臺中市群禮關懷協會辦理粽情粽義幸福活力-關懷弱勢族群暨節約用電、電價合理化宣導活動(預計主動關懷弱勢活動時程:103.5.17-18)</text:p>
          </table:table-cell>
          <table:table-cell office:value-type="date" office:date-value="2014-05-17T00:00:00" table:style-name="ce2">
            <text:p>2014/5/17</text:p>
          </table:table-cell>
          <table:table-cell office:value-type="date" office:date-value="2014-05-18T00:00:00" table:style-name="ce2">
            <text:p>2014/5/18</text:p>
          </table:table-cell>
          <table:table-cell office:value-type="string" table:style-name="ce1">
            <text:p>台中市</text:p>
          </table:table-cell>
          <table:table-cell office:value-type="float" office:value="352.7" table:style-name="ce1">
            <text:p>352.7</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公所</text:p>
          </table:table-cell>
          <table:table-cell office:value-type="string" table:style-name="ce1">
            <text:p>aa</text:p>
          </table:table-cell>
          <table:table-cell office:value-type="string" table:style-name="ce1">
            <text:p>協助臺中市大肚區公所辦理103年度環境教育活動(預計活動時程:103.6月底)</text:p>
          </table:table-cell>
          <table:table-cell office:value-type="date" office:date-value="2014-06-30T00:00:00" table:style-name="ce2">
            <text:p>2014/6/30</text:p>
          </table:table-cell>
          <table:table-cell office:value-type="date" office:date-value="2014-06-30T00:00:00" table:style-name="ce2">
            <text:p>2014/6/30</text:p>
          </table:table-cell>
          <table:table-cell office:value-type="string" table:style-name="ce1">
            <text:p>台中市</text:p>
          </table:table-cell>
          <table:table-cell office:value-type="float" office:value="930" table:style-name="ce1">
            <text:p>930</text:p>
          </table:table-cell>
          <table:table-cell office:value-type="float" office:value="250" table:style-name="ce1">
            <text:p>250</text:p>
          </table:table-cell>
          <table:table-cell office:value-type="float" office:value="150" table:style-name="ce1">
            <text:p>1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103年度中火睦鄰盃籃球邀請賽暨節約能源宣導活動(預計活動時程:103.6.14)</text:p>
          </table:table-cell>
          <table:table-cell office:value-type="date" office:date-value="2014-06-14T00:00:00" table:style-name="ce2">
            <text:p>2014/6/14</text:p>
          </table:table-cell>
          <table:table-cell office:value-type="date" office:date-value="2014-06-14T00:00:00" table:style-name="ce2">
            <text:p>2014/6/14</text:p>
          </table:table-cell>
          <table:table-cell office:value-type="string" table:style-name="ce1">
            <text:p>台中市</text:p>
          </table:table-cell>
          <table:table-cell office:value-type="float" office:value="116" table:style-name="ce1">
            <text:p>116</text:p>
          </table:table-cell>
          <table:table-cell office:value-type="float" office:value="116" table:style-name="ce1">
            <text:p>116</text:p>
          </table:table-cell>
          <table:table-cell office:value-type="float" office:value="116" table:style-name="ce1">
            <text:p>11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103年里鄰長、基層幹部等公民民主生活教育觀摩聯誼暨節約能源用電宣導活動(預計活動時程:103.5.20-6.19)</text:p>
          </table:table-cell>
          <table:table-cell office:value-type="date" office:date-value="2014-05-20T00:00:00" table:style-name="ce2">
            <text:p>2014/5/20</text:p>
          </table:table-cell>
          <table:table-cell office:value-type="date" office:date-value="2014-06-05T00:00:00" table:style-name="ce2">
            <text:p>2014/6/5</text:p>
          </table:table-cell>
          <table:table-cell office:value-type="string" table:style-name="ce1">
            <text:p>台中市</text:p>
          </table:table-cell>
          <table:table-cell office:value-type="float" office:value="2975" table:style-name="ce1">
            <text:p>2975</text:p>
          </table:table-cell>
          <table:table-cell office:value-type="float" office:value="605" table:style-name="ce1">
            <text:p>605</text:p>
          </table:table-cell>
          <table:table-cell office:value-type="float" office:value="220" table:style-name="ce1">
            <text:p>2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老人會</text:p>
          </table:table-cell>
          <table:table-cell office:value-type="float" office:value="17131049" table:style-name="ce1">
            <text:p>17131049</text:p>
          </table:table-cell>
          <table:table-cell office:value-type="string" table:style-name="ce1">
            <text:p>協助桃園縣觀音鄉老人會辦理103年度春季會員戶外觀摩暨關懷老人政令及節約用電、電力開發等宣導活動計畫(預計活動時程:103.5.14-23)</text:p>
          </table:table-cell>
          <table:table-cell office:value-type="date" office:date-value="2014-05-14T00:00:00" table:style-name="ce2">
            <text:p>2014/5/14</text:p>
          </table:table-cell>
          <table:table-cell office:value-type="date" office:date-value="2014-05-23T00:00:00" table:style-name="ce2">
            <text:p>2014/5/23</text:p>
          </table:table-cell>
          <table:table-cell office:value-type="string" table:style-name="ce1">
            <text:p>台灣本島及外島</text:p>
          </table:table-cell>
          <table:table-cell office:value-type="float" office:value="1043" table:style-name="ce1">
            <text:p>1043</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社區婦女協會</text:p>
          </table:table-cell>
          <table:table-cell office:value-type="float" office:value="13987634" table:style-name="ce1">
            <text:p>13987634</text:p>
          </table:table-cell>
          <table:table-cell office:value-type="string" table:style-name="ce1">
            <text:p>協助桃園縣觀音鄉社區婦女協會辦理觀音鄉103年度模範母親表揚暨節約用電用水宣導活動(預計活動時程:103.5.10)</text:p>
          </table:table-cell>
          <table:table-cell office:value-type="date" office:date-value="2014-05-10T00:00:00" table:style-name="ce2">
            <text:p>2014/5/10</text:p>
          </table:table-cell>
          <table:table-cell office:value-type="date" office:date-value="2014-05-10T00:00:00" table:style-name="ce2">
            <text:p>2014/5/10</text:p>
          </table:table-cell>
          <table:table-cell office:value-type="string" table:style-name="ce1">
            <text:p>桃園縣觀音鄉</text:p>
          </table:table-cell>
          <table:table-cell office:value-type="float" office:value="406" table:style-name="ce1">
            <text:p>406</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公所</text:p>
          </table:table-cell>
          <table:table-cell office:value-type="string" table:style-name="ce1">
            <text:p>aa</text:p>
          </table:table-cell>
          <table:table-cell office:value-type="string" table:style-name="ce1">
            <text:p>協助桃園縣觀音鄉公所辦理2014年桃園蓮花季活動(預計活動日期:103.5.1-10.20)</text:p>
          </table:table-cell>
          <table:table-cell office:value-type="date" office:date-value="2014-05-01T00:00:00" table:style-name="ce2">
            <text:p>2014/5/1</text:p>
          </table:table-cell>
          <table:table-cell office:value-type="date" office:date-value="2014-10-20T00:00:00" table:style-name="ce2">
            <text:p>2014/10/20</text:p>
          </table:table-cell>
          <table:table-cell office:value-type="string" table:style-name="ce1">
            <text:p>桃園縣觀音鄉</text:p>
          </table:table-cell>
          <table:table-cell office:value-type="float" office:value="3600" table:style-name="ce1">
            <text:p>3600</text:p>
          </table:table-cell>
          <table:table-cell office:value-type="float" office:value="1200" table:style-name="ce1">
            <text:p>12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新屋國民小學創校一百一十週年校慶暨親職教育日(預計活動時程:103.5.17)</text:p>
          </table:table-cell>
          <table:table-cell office:value-type="date" office:date-value="2014-05-17T00:00:00" table:style-name="ce2">
            <text:p>2014/5/17</text:p>
          </table:table-cell>
          <table:table-cell office:value-type="date" office:date-value="2014-05-17T00:00:00" table:style-name="ce2">
            <text:p>2014/5/17</text:p>
          </table:table-cell>
          <table:table-cell office:value-type="string" table:style-name="ce1">
            <text:p>桃園縣新屋鄉</text:p>
          </table:table-cell>
          <table:table-cell office:value-type="float" office:value="2809" table:style-name="ce1">
            <text:p>2809</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舞蹈運動發展協會</text:p>
          </table:table-cell>
          <table:table-cell office:value-type="float" office:value="15730265" table:style-name="ce1">
            <text:p>15730265</text:p>
          </table:table-cell>
          <table:table-cell office:value-type="string" table:style-name="ce1">
            <text:p>協助桃園縣觀音鄉舞蹈運動發展協會辦理103年觀音鄉鄉長盃龍舟競賽暨民俗活動及節能減碳綠鄉鎮宣導(預計活動時程:103.5.31)</text:p>
          </table:table-cell>
          <table:table-cell office:value-type="date" office:date-value="2014-05-31T00:00:00" table:style-name="ce2">
            <text:p>2014/5/31</text:p>
          </table:table-cell>
          <table:table-cell office:value-type="date" office:date-value="2014-05-31T00:00:00" table:style-name="ce2">
            <text:p>2014/5/31</text:p>
          </table:table-cell>
          <table:table-cell office:value-type="string" table:style-name="ce1">
            <text:p>桃園縣觀音鄉</text:p>
          </table:table-cell>
          <table:table-cell office:value-type="float" office:value="1032" table:style-name="ce1">
            <text:p>1032</text:p>
          </table:table-cell>
          <table:table-cell office:value-type="float" office:value="250" table:style-name="ce1">
            <text:p>25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廖正井<text:s/></text:p>
          </table:table-cell>
          <table:table-cell office:value-type="string" table:style-name="ce1">
            <text:p>桃園縣</text:p>
          </table:table-cell>
          <table:table-cell office:value-type="string" table:style-name="ce1">
            <text:p>桃園縣觀音鄉體育會</text:p>
          </table:table-cell>
          <table:table-cell office:value-type="float" office:value="9950889" table:style-name="ce1">
            <text:p>9950889</text:p>
          </table:table-cell>
          <table:table-cell office:value-type="string" table:style-name="ce1">
            <text:p>協助桃園縣觀音鄉體育會辦理103年慶祝甘泉寺石觀音佛祖誕辰第三屆趣味競賽暨節約用電宣導活動(預計活動時程:103.5.17)</text:p>
          </table:table-cell>
          <table:table-cell office:value-type="date" office:date-value="2014-05-17T00:00:00" table:style-name="ce2">
            <text:p>2014/5/17</text:p>
          </table:table-cell>
          <table:table-cell office:value-type="date" office:date-value="2014-05-17T00:00:00" table:style-name="ce2">
            <text:p>2014/5/17</text:p>
          </table:table-cell>
          <table:table-cell office:value-type="string" table:style-name="ce1">
            <text:p>桃園縣觀音鄉</text:p>
          </table:table-cell>
          <table:table-cell office:value-type="float" office:value="828" table:style-name="ce1">
            <text:p>828</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8" table:style-name="ce1">
            <text:p>9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桃園縣新屋鄉東明村姜游義女士急難救助慰問(預計主動關懷弱勢活動時程:103.05.1-31)</text:p>
          </table:table-cell>
          <table:table-cell office:value-type="date" office:date-value="2014-05-01T00:00:00" table:style-name="ce2">
            <text:p>2014/5/1</text:p>
          </table:table-cell>
          <table:table-cell office:value-type="date" office:date-value="2014-05-31T00:00:00" table:style-name="ce2">
            <text:p>2014/5/31</text:p>
          </table:table-cell>
          <table:table-cell office:value-type="string" table:style-name="ce1">
            <text:p>桃園縣新屋鄉</text:p>
          </table:table-cell>
          <table:table-cell office:value-type="float" office:value="12" table:style-name="ce1">
            <text:p>12</text:p>
          </table:table-cell>
          <table:table-cell office:value-type="float" office:value="12" table:style-name="ce1">
            <text:p>12</text:p>
          </table:table-cell>
          <table:table-cell office:value-type="float" office:value="12" table:style-name="ce1">
            <text:p>1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99" table:style-name="ce1">
            <text:p>9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太極氣功運動發展協會</text:p>
          </table:table-cell>
          <table:table-cell office:value-type="float" office:value="14922646" table:style-name="ce1">
            <text:p>14922646</text:p>
          </table:table-cell>
          <table:table-cell office:value-type="string" table:style-name="ce1">
            <text:p>協助桃園縣觀音鄉太極氣功運動發展協會辦理103年防跌保健與節約用電宣導暨功法研習活動(預計活動時程:103.5.22)</text:p>
          </table:table-cell>
          <table:table-cell office:value-type="date" office:date-value="2014-05-22T00:00:00" table:style-name="ce2">
            <text:p>2014/5/22</text:p>
          </table:table-cell>
          <table:table-cell office:value-type="date" office:date-value="2014-05-22T00:00:00" table:style-name="ce2">
            <text:p>2014/5/22</text:p>
          </table:table-cell>
          <table:table-cell office:value-type="string" table:style-name="ce1">
            <text:p>新北市、宜蘭縣</text:p>
          </table:table-cell>
          <table:table-cell office:value-type="float" office:value="274" table:style-name="ce1">
            <text:p>274</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00" table:style-name="ce1">
            <text:p>10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保生社區發展協會</text:p>
          </table:table-cell>
          <table:table-cell office:value-type="float" office:value="83804927" table:style-name="ce1">
            <text:p>83804927</text:p>
          </table:table-cell>
          <table:table-cell office:value-type="string" table:style-name="ce1">
            <text:p>協助桃園縣觀音鄉保生社區發展協會辦理103年度優質社區參訪研習暨節能減碳宣導活動(預計活動時程:103.5.24-25)</text:p>
          </table:table-cell>
          <table:table-cell office:value-type="date" office:date-value="2014-05-24T00:00:00" table:style-name="ce2">
            <text:p>2014/5/24</text:p>
          </table:table-cell>
          <table:table-cell office:value-type="date" office:date-value="2014-05-25T00:00:00" table:style-name="ce2">
            <text:p>2014/5/25</text:p>
          </table:table-cell>
          <table:table-cell office:value-type="string" table:style-name="ce1">
            <text:p>台中市、嘉義縣</text:p>
          </table:table-cell>
          <table:table-cell office:value-type="float" office:value="253" table:style-name="ce1">
            <text:p>253</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01" table:style-name="ce1">
            <text:p>10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下埔社區發展協會</text:p>
          </table:table-cell>
          <table:table-cell office:value-type="float" office:value="66963499" table:style-name="ce1">
            <text:p>66963499</text:p>
          </table:table-cell>
          <table:table-cell office:value-type="string" table:style-name="ce1">
            <text:p>協助桃園縣新屋鄉下埔社區發展協會辦理參觀優良社區觀摩研習暨宣導電源開發參觀電廠活動(預計活動時程:103.5.25-26)</text:p>
          </table:table-cell>
          <table:table-cell office:value-type="date" office:date-value="2014-05-25T00:00:00" table:style-name="ce2">
            <text:p>2014/5/25</text:p>
          </table:table-cell>
          <table:table-cell office:value-type="date" office:date-value="2014-05-26T00:00:00" table:style-name="ce2">
            <text:p>2014/5/26</text:p>
          </table:table-cell>
          <table:table-cell office:value-type="string" table:style-name="ce1">
            <text:p>台中市、嘉義縣</text:p>
          </table:table-cell>
          <table:table-cell office:value-type="float" office:value="362" table:style-name="ce1">
            <text:p>362</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02" table:style-name="ce1">
            <text:p>10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富林社區發展協會</text:p>
          </table:table-cell>
          <table:table-cell office:value-type="float" office:value="66966587" table:style-name="ce1">
            <text:p>66966587</text:p>
          </table:table-cell>
          <table:table-cell office:value-type="string" table:style-name="ce1">
            <text:p>協助桃園縣觀音鄉富林社區發展協會辦理103年度南投縣水里鄉上安社區參訪研習暨節能減碳宣導活動(預計活動時程:103.5.30-31)</text:p>
          </table:table-cell>
          <table:table-cell office:value-type="date" office:date-value="2014-05-30T00:00:00" table:style-name="ce2">
            <text:p>2014/5/30</text:p>
          </table:table-cell>
          <table:table-cell office:value-type="date" office:date-value="2014-05-31T00:00:00" table:style-name="ce2">
            <text:p>2014/5/31</text:p>
          </table:table-cell>
          <table:table-cell office:value-type="string" table:style-name="ce1">
            <text:p>南投縣</text:p>
          </table:table-cell>
          <table:table-cell office:value-type="float" office:value="132" table:style-name="ce1">
            <text:p>132</text:p>
          </table:table-cell>
          <table:table-cell office:value-type="float" office:value="40" table:style-name="ce1">
            <text:p>40</text:p>
          </table:table-cell>
          <table:table-cell office:value-type="float" office:value="20" table:style-name="ce1">
            <text:p>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03" table:style-name="ce1">
            <text:p>10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中壢區漁會</text:p>
          </table:table-cell>
          <table:table-cell office:value-type="float" office:value="44555604" table:style-name="ce1">
            <text:p>44555604</text:p>
          </table:table-cell>
          <table:table-cell office:value-type="string" table:style-name="ce1">
            <text:p>協助桃園縣中壢區漁會辦理103年度漁民節慶祝大會暨節約用電及開發電源宣導活動(預計活動時程:103.7.1)</text:p>
          </table:table-cell>
          <table:table-cell office:value-type="date" office:date-value="2014-07-01T00:00:00" table:style-name="ce2">
            <text:p>2014/7/1</text:p>
          </table:table-cell>
          <table:table-cell office:value-type="date" office:date-value="2014-07-01T00:00:00" table:style-name="ce2">
            <text:p>2014/7/1</text:p>
          </table:table-cell>
          <table:table-cell office:value-type="string" table:style-name="ce1">
            <text:p>桃園縣新屋鄉</text:p>
          </table:table-cell>
          <table:table-cell office:value-type="float" office:value="1086" table:style-name="ce1">
            <text:p>1086</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4" table:style-name="ce1">
            <text:p>10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公所</text:p>
          </table:table-cell>
          <table:table-cell office:value-type="string" table:style-name="ce1">
            <text:p>aa</text:p>
          </table:table-cell>
          <table:table-cell office:value-type="string" table:style-name="ce1">
            <text:p>協助澎湖縣湖西鄉公所辦理2014湖西童玩嘉年華囝仔的春天暨環保宣導活動(預計活動時程:103.7.19-20)</text:p>
          </table:table-cell>
          <table:table-cell office:value-type="date" office:date-value="2014-07-19T00:00:00" table:style-name="ce2">
            <text:p>2014/7/19</text:p>
          </table:table-cell>
          <table:table-cell office:value-type="date" office:date-value="2014-07-20T00:00:00" table:style-name="ce2">
            <text:p>2014/7/20</text:p>
          </table:table-cell>
          <table:table-cell office:value-type="string" table:style-name="ce1">
            <text:p>澎湖縣湖西鄉</text:p>
          </table:table-cell>
          <table:table-cell office:value-type="float" office:value="850" table:style-name="ce1">
            <text:p>850</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5" table:style-name="ce1">
            <text:p>10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北市</text:p>
          </table:table-cell>
          <table:table-cell office:value-type="string" table:style-name="ce1">
            <text:p>臺北市文山區景隆社區發展協會</text:p>
          </table:table-cell>
          <table:table-cell office:value-type="float" office:value="31892168" table:style-name="ce1">
            <text:p>31892168</text:p>
          </table:table-cell>
          <table:table-cell office:value-type="string" table:style-name="ce1">
            <text:p>協助臺北市文山區景隆社區發展協會辦理電力建設宣導暨中秋烤肉活動(預計活動時程:103.9.4)</text:p>
          </table:table-cell>
          <table:table-cell office:value-type="date" office:date-value="2014-09-04T00:00:00" table:style-name="ce2">
            <text:p>2014/9/4</text:p>
          </table:table-cell>
          <table:table-cell office:value-type="date" office:date-value="2014-09-04T00:00:00" table:style-name="ce2">
            <text:p>2014/9/4</text:p>
          </table:table-cell>
          <table:table-cell office:value-type="string" table:style-name="ce1">
            <text:p>台北市文山區</text:p>
          </table:table-cell>
          <table:table-cell office:value-type="float" office:value="138" table:style-name="ce1">
            <text:p>138</text:p>
          </table:table-cell>
          <table:table-cell office:value-type="float" office:value="130" table:style-name="ce1">
            <text:p>130</text:p>
          </table:table-cell>
          <table:table-cell office:value-type="float" office:value="120" table:style-name="ce1">
            <text:p>1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6" table:style-name="ce1">
            <text:p>10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北市</text:p>
          </table:table-cell>
          <table:table-cell office:value-type="string" table:style-name="ce1">
            <text:p>台北市關渡文化協進會</text:p>
          </table:table-cell>
          <table:table-cell office:value-type="float" office:value="48726426" table:style-name="ce1">
            <text:p>48726426</text:p>
          </table:table-cell>
          <table:table-cell office:value-type="string" table:style-name="ce1">
            <text:p>協助台北市關渡文化協進會辦理民俗技藝團隊活動─關渡龍舟隊(預計活動時程:103.4.1-5.30)</text:p>
          </table:table-cell>
          <table:table-cell office:value-type="date" office:date-value="2014-04-01T00:00:00" table:style-name="ce2">
            <text:p>2014/4/1</text:p>
          </table:table-cell>
          <table:table-cell office:value-type="date" office:date-value="2014-05-30T00:00:00" table:style-name="ce2">
            <text:p>2014/5/30</text:p>
          </table:table-cell>
          <table:table-cell office:value-type="string" table:style-name="ce1">
            <text:p>台北市北投區</text:p>
          </table:table-cell>
          <table:table-cell office:value-type="float" office:value="175" table:style-name="ce1">
            <text:p>175</text:p>
          </table:table-cell>
          <table:table-cell office:value-type="float" office:value="120" table:style-name="ce1">
            <text:p>12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7" table:style-name="ce1">
            <text:p>10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深坑區昇高社區發展協會</text:p>
          </table:table-cell>
          <table:table-cell office:value-type="float" office:value="34872882" table:style-name="ce1">
            <text:p>34872882</text:p>
          </table:table-cell>
          <table:table-cell office:value-type="string" table:style-name="ce1">
            <text:p>協助新北市深坑區昇高社區發展協會辦理103年度「重陽敬老健康講座」活動計畫書(預計活動時程:103.9.28)</text:p>
          </table:table-cell>
          <table:table-cell office:value-type="date" office:date-value="2014-09-28T00:00:00" table:style-name="ce2">
            <text:p>2014/9/28</text:p>
          </table:table-cell>
          <table:table-cell office:value-type="date" office:date-value="2014-09-28T00:00:00" table:style-name="ce2">
            <text:p>2014/9/28</text:p>
          </table:table-cell>
          <table:table-cell office:value-type="string" table:style-name="ce1">
            <text:p>台北市深坑區</text:p>
          </table:table-cell>
          <table:table-cell office:value-type="float" office:value="96" table:style-name="ce1">
            <text:p>96</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8" table:style-name="ce1">
            <text:p>10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霧峰區公所</text:p>
          </table:table-cell>
          <table:table-cell office:value-type="string" table:style-name="ce1">
            <text:p>aa</text:p>
          </table:table-cell>
          <table:table-cell office:value-type="string" table:style-name="ce1">
            <text:p>協助臺中市霧峰區公所103年度輸變電協助金(運轉中)--霧峰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100" table:style-name="ce1">
            <text:p>51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number-rows-repeated="1048467" table:style-name="ro1">
          <table:table-cell table:number-columns-repeated="16384"/>
        </table:table-row>
      </table:table>
      <table:table table:name="06" table:style-name="ta1">
        <table:table-column table:style-name="co1" table:number-columns-repeated="10" table:default-cell-style-name="ce1"/>
        <table:table-column table:style-name="co4" table:default-cell-style-name="ce1"/>
        <table:table-column table:style-name="co5" table:default-cell-style-name="ce1"/>
        <table:table-column table:style-name="co1" table:number-columns-repeated="16372"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公所</text:p>
          </table:table-cell>
          <table:table-cell office:value-type="string" table:style-name="ce1">
            <text:p>aa</text:p>
          </table:table-cell>
          <table:table-cell office:value-type="string" table:style-name="ce1">
            <text:p>協助臺中市大肚區公所103年度發電年度協助金(運轉中)</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臺中市大肚區</text:p>
          </table:table-cell>
          <table:table-cell office:value-type="float" office:value="22021" table:style-name="ce1">
            <text:p>22021</text:p>
          </table:table-cell>
          <table:table-cell office:value-type="float" office:value="22021" table:style-name="ce1">
            <text:p>22021</text:p>
          </table:table-cell>
          <table:table-cell office:value-type="float" office:value="22021" table:style-name="ce1">
            <text:p>22021</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大寮區公所</text:p>
          </table:table-cell>
          <table:table-cell office:value-type="string" table:style-name="ce1">
            <text:p>aa</text:p>
          </table:table-cell>
          <table:table-cell office:value-type="string" table:style-name="ce1">
            <text:p>協助高雄市大寮區公所103年度輸變電協助金(運轉中)--高港超高壓變電所</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高雄市大寮區</text:p>
          </table:table-cell>
          <table:table-cell office:value-type="float" office:value="5320" table:style-name="ce1">
            <text:p>5320</text:p>
          </table:table-cell>
          <table:table-cell office:value-type="float" office:value="5320" table:style-name="ce1">
            <text:p>5320</text:p>
          </table:table-cell>
          <table:table-cell office:value-type="float" office:value="5320" table:style-name="ce1">
            <text:p>532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大寮區公所</text:p>
          </table:table-cell>
          <table:table-cell office:value-type="string" table:style-name="ce1">
            <text:p>aa</text:p>
          </table:table-cell>
          <table:table-cell office:value-type="string" table:style-name="ce1">
            <text:p>協助高雄市大寮區公所103年度輸變電協助金(運轉中)--新高港超高壓變電所</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高雄市大寮區</text:p>
          </table:table-cell>
          <table:table-cell office:value-type="float" office:value="1450" table:style-name="ce1">
            <text:p>1450</text:p>
          </table:table-cell>
          <table:table-cell office:value-type="float" office:value="1450" table:style-name="ce1">
            <text:p>1450</text:p>
          </table:table-cell>
          <table:table-cell office:value-type="float" office:value="1450" table:style-name="ce1">
            <text:p>145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明潭發電廠</text:p>
          </table:table-cell>
          <table:table-cell office:value-type="string" table:style-name="ce1">
            <text:p>aa</text:p>
          </table:table-cell>
          <table:table-cell office:value-type="string" table:style-name="ce1">
            <text:p>協助明潭發電廠辦理2014年關懷水里鄉獨居弱勢老人送暖公益活動(預計主動關懷弱勢活動時程:103.6.1-104.1.20)</text:p>
          </table:table-cell>
          <table:table-cell office:value-type="date" office:date-value="2014-06-01T00:00:00" table:style-name="ce2">
            <text:p>2014/6/1</text:p>
          </table:table-cell>
          <table:table-cell office:value-type="date" office:date-value="2015-01-20T00:00:00" table:style-name="ce2">
            <text:p>2015/1/20</text:p>
          </table:table-cell>
          <table:table-cell office:value-type="string" table:style-name="ce1">
            <text:p>南投縣水里鄉</text:p>
          </table:table-cell>
          <table:table-cell office:value-type="float" office:value="296" table:style-name="ce1">
            <text:p>296</text:p>
          </table:table-cell>
          <table:table-cell office:value-type="float" office:value="296" table:style-name="ce1">
            <text:p>296</text:p>
          </table:table-cell>
          <table:table-cell office:value-type="float" office:value="296" table:style-name="ce1">
            <text:p>296</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水源社區發展協會</text:p>
          </table:table-cell>
          <table:table-cell office:value-type="float" office:value="20002239" table:style-name="ce1">
            <text:p>20002239</text:p>
          </table:table-cell>
          <table:table-cell office:value-type="string" table:style-name="ce1">
            <text:p>協助花蓮縣秀林鄉水源社區發展協會辦理103年度『水源盃』社區全民籃球比賽暨自然生態保育、節約用電宣導活動(預計活動時程:103.6.14)</text:p>
          </table:table-cell>
          <table:table-cell office:value-type="date" office:date-value="2014-06-14T00:00:00" table:style-name="ce2">
            <text:p>2014/6/14</text:p>
          </table:table-cell>
          <table:table-cell office:value-type="date" office:date-value="2014-06-14T00:00:00" table:style-name="ce2">
            <text:p>2014/6/14</text:p>
          </table:table-cell>
          <table:table-cell office:value-type="string" table:style-name="ce1">
            <text:p>花蓮縣秀林鄉</text:p>
          </table:table-cell>
          <table:table-cell office:value-type="float" office:value="90" table:style-name="ce1">
            <text:p>90</text:p>
          </table:table-cell>
          <table:table-cell office:value-type="float" office:value="20" table:style-name="ce1">
            <text:p>20</text:p>
          </table:table-cell>
          <table:table-cell office:value-type="float" office:value="20" table:style-name="ce1">
            <text:p>2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南澳鄉公所</text:p>
          </table:table-cell>
          <table:table-cell office:value-type="string" table:style-name="ce1">
            <text:p>aa</text:p>
          </table:table-cell>
          <table:table-cell office:value-type="string" table:style-name="ce1">
            <text:p>協助宜蘭縣南澳鄉公所辦理103年度第3屆全國泰雅族運動會暨傳統技藝競賽運動會(預計活動時程:103.6.29-30)</text:p>
          </table:table-cell>
          <table:table-cell office:value-type="date" office:date-value="2014-06-29T00:00:00" table:style-name="ce2">
            <text:p>2014/6/29</text:p>
          </table:table-cell>
          <table:table-cell office:value-type="date" office:date-value="2014-06-30T00:00:00" table:style-name="ce2">
            <text:p>2014/6/30</text:p>
          </table:table-cell>
          <table:table-cell office:value-type="string" table:style-name="ce1">
            <text:p>宜蘭縣南澳鄉</text:p>
          </table:table-cell>
          <table:table-cell office:value-type="float" office:value="4720" table:style-name="ce1">
            <text:p>4720</text:p>
          </table:table-cell>
          <table:table-cell office:value-type="float" office:value="280" table:style-name="ce1">
            <text:p>28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原住民多元文化協會</text:p>
          </table:table-cell>
          <table:table-cell office:value-type="float" office:value="21522700" table:style-name="ce1">
            <text:p>21522700</text:p>
          </table:table-cell>
          <table:table-cell office:value-type="string" table:style-name="ce1">
            <text:p>協助花蓮縣原住民多元文化協會辦理103年度原住民弱勢青少年暑期課業輔導及文化成長班(預計活動時程:103.7.1-8.29)</text:p>
          </table:table-cell>
          <table:table-cell office:value-type="date" office:date-value="2014-07-01T00:00:00" table:style-name="ce2">
            <text:p>2014/7/1</text:p>
          </table:table-cell>
          <table:table-cell office:value-type="date" office:date-value="2014-08-29T00:00:00" table:style-name="ce2">
            <text:p>2014/8/29</text:p>
          </table:table-cell>
          <table:table-cell office:value-type="string" table:style-name="ce1">
            <text:p>花蓮縣秀林鄉</text:p>
          </table:table-cell>
          <table:table-cell office:value-type="float" office:value="180" table:style-name="ce1">
            <text:p>180</text:p>
          </table:table-cell>
          <table:table-cell office:value-type="float" office:value="80" table:style-name="ce1">
            <text:p>80</text:p>
          </table:table-cell>
          <table:table-cell office:value-type="float" office:value="40" table:style-name="ce1">
            <text:p>4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區漁會</text:p>
          </table:table-cell>
          <table:table-cell office:value-type="float" office:value="79356102" table:style-name="ce1">
            <text:p>79356102</text:p>
          </table:table-cell>
          <table:table-cell office:value-type="string" table:style-name="ce1">
            <text:p>協助高雄區漁會辦理103年度全國漁民節─高雄海洋季活動(預計活動時程:103.7.19-20)</text:p>
          </table:table-cell>
          <table:table-cell office:value-type="date" office:date-value="2014-07-19T00:00:00" table:style-name="ce2">
            <text:p>2014/7/19</text:p>
          </table:table-cell>
          <table:table-cell office:value-type="date" office:date-value="2014-07-20T00:00:00" table:style-name="ce2">
            <text:p>2014/7/20</text:p>
          </table:table-cell>
          <table:table-cell office:value-type="string" table:style-name="ce1">
            <text:p>高雄市前鎮區</text:p>
          </table:table-cell>
          <table:table-cell office:value-type="float" office:value="8100" table:style-name="ce1">
            <text:p>8100</text:p>
          </table:table-cell>
          <table:table-cell office:value-type="float" office:value="1000" table:style-name="ce1">
            <text:p>1000</text:p>
          </table:table-cell>
          <table:table-cell office:value-type="float" office:value="300" table:style-name="ce1">
            <text:p>3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農會</text:p>
          </table:table-cell>
          <table:table-cell office:value-type="float" office:value="85817216" table:style-name="ce1">
            <text:p>85817216</text:p>
          </table:table-cell>
          <table:table-cell office:value-type="string" table:style-name="ce1">
            <text:p>協助高雄市小港區農會辦理志工幹部農業觀摩及參訪國家經濟建設暨宣導支持大林電廠更新改建計畫活動(預計活動時程:103.6.14-15)</text:p>
          </table:table-cell>
          <table:table-cell office:value-type="date" office:date-value="2014-06-14T00:00:00" table:style-name="ce2">
            <text:p>2014/6/14</text:p>
          </table:table-cell>
          <table:table-cell office:value-type="date" office:date-value="2014-06-15T00:00:00" table:style-name="ce2">
            <text:p>2014/6/15</text:p>
          </table:table-cell>
          <table:table-cell office:value-type="string" table:style-name="ce1">
            <text:p>高雄市小港區</text:p>
          </table:table-cell>
          <table:table-cell office:value-type="float" office:value="172" table:style-name="ce1">
            <text:p>172</text:p>
          </table:table-cell>
          <table:table-cell office:value-type="float" office:value="80" table:style-name="ce1">
            <text:p>80</text:p>
          </table:table-cell>
          <table:table-cell office:value-type="float" office:value="80" table:style-name="ce1">
            <text:p>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鳳林社區發展協會</text:p>
          </table:table-cell>
          <table:table-cell office:value-type="float" office:value="19885043" table:style-name="ce1">
            <text:p>19885043</text:p>
          </table:table-cell>
          <table:table-cell office:value-type="string" table:style-name="ce1">
            <text:p>協助高雄市小港區鳳林社區發展協會辦理參觀國家經濟建設及節約能源暨宣導支持大林電廠更新改建計畫活動(預計活動時程:103.6.15-17)</text:p>
          </table:table-cell>
          <table:table-cell office:value-type="date" office:date-value="2014-06-15T00:00:00" table:style-name="ce2">
            <text:p>2014/6/15</text:p>
          </table:table-cell>
          <table:table-cell office:value-type="date" office:date-value="2014-06-17T00:00:00" table:style-name="ce2">
            <text:p>2014/6/17</text:p>
          </table:table-cell>
          <table:table-cell office:value-type="string" table:style-name="ce1">
            <text:p>高雄市小港區</text:p>
          </table:table-cell>
          <table:table-cell office:value-type="float" office:value="245" table:style-name="ce1">
            <text:p>24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沿海小型漁船業者協會</text:p>
          </table:table-cell>
          <table:table-cell office:value-type="float" office:value="10275816" table:style-name="ce1">
            <text:p>10275816</text:p>
          </table:table-cell>
          <table:table-cell office:value-type="string" table:style-name="ce1">
            <text:p>協助高雄市沿海小型漁船業者協會辦理漁業技術研習及參訪國家經濟建設暨宣導支持大林電廠更新改建計畫活動(預計活動時程:103.6.16-18)</text:p>
          </table:table-cell>
          <table:table-cell office:value-type="date" office:date-value="2014-06-16T00:00:00" table:style-name="ce2">
            <text:p>2014/6/16</text:p>
          </table:table-cell>
          <table:table-cell office:value-type="date" office:date-value="2014-06-18T00:00:00" table:style-name="ce2">
            <text:p>2014/6/18</text:p>
          </table:table-cell>
          <table:table-cell office:value-type="string" table:style-name="ce1">
            <text:p>高雄市小港區</text:p>
          </table:table-cell>
          <table:table-cell office:value-type="float" office:value="204" table:style-name="ce1">
            <text:p>204</text:p>
          </table:table-cell>
          <table:table-cell office:value-type="float" office:value="100" table:style-name="ce1">
            <text:p>100</text:p>
          </table:table-cell>
          <table:table-cell office:value-type="float" office:value="70" table:style-name="ce1">
            <text:p>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環境保護協會</text:p>
          </table:table-cell>
          <table:table-cell office:value-type="float" office:value="99165236" table:style-name="ce1">
            <text:p>99165236</text:p>
          </table:table-cell>
          <table:table-cell office:value-type="string" table:style-name="ce1">
            <text:p>協助高雄市環境保護協會辦理會員大會及節能減碳暨宣導支持大林發電廠更新改建計畫活動(預計活動時程:103.6.21)</text:p>
          </table:table-cell>
          <table:table-cell office:value-type="date" office:date-value="2014-06-21T00:00:00" table:style-name="ce2">
            <text:p>2014/6/21</text:p>
          </table:table-cell>
          <table:table-cell office:value-type="date" office:date-value="2014-06-21T00:00:00" table:style-name="ce2">
            <text:p>2014/6/21</text:p>
          </table:table-cell>
          <table:table-cell office:value-type="string" table:style-name="ce1">
            <text:p>高雄市小港區</text:p>
          </table:table-cell>
          <table:table-cell office:value-type="float" office:value="304" table:style-name="ce1">
            <text:p>304</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漁會</text:p>
          </table:table-cell>
          <table:table-cell office:value-type="float" office:value="85502308" table:style-name="ce1">
            <text:p>85502308</text:p>
          </table:table-cell>
          <table:table-cell office:value-type="string" table:style-name="ce1">
            <text:p>協助高雄市小港區漁會辦理漁民節慶祝大會(預計活動時程:103.7.1)</text:p>
          </table:table-cell>
          <table:table-cell office:value-type="date" office:date-value="2014-07-01T00:00:00" table:style-name="ce2">
            <text:p>2014/7/1</text:p>
          </table:table-cell>
          <table:table-cell office:value-type="date" office:date-value="2014-07-01T00:00:00" table:style-name="ce2">
            <text:p>2014/7/1</text:p>
          </table:table-cell>
          <table:table-cell office:value-type="string" table:style-name="ce1">
            <text:p>高雄市小港區</text:p>
          </table:table-cell>
          <table:table-cell office:value-type="float" office:value="603" table:style-name="ce1">
            <text:p>603</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過港社區發展協會</text:p>
          </table:table-cell>
          <table:table-cell office:value-type="float" office:value="78935815" table:style-name="ce1">
            <text:p>78935815</text:p>
          </table:table-cell>
          <table:table-cell office:value-type="string" table:style-name="ce1">
            <text:p>協助高雄市彌陀區過港社區發展協會辦理103年地方產業文化交流活動(預計活動時程:103.5.30-31)</text:p>
          </table:table-cell>
          <table:table-cell office:value-type="date" office:date-value="2014-05-30T00:00:00" table:style-name="ce2">
            <text:p>2014/5/30</text:p>
          </table:table-cell>
          <table:table-cell office:value-type="date" office:date-value="2014-05-31T00:00:00" table:style-name="ce2">
            <text:p>2014/5/31</text:p>
          </table:table-cell>
          <table:table-cell office:value-type="string" table:style-name="ce1">
            <text:p>高雄市彌陀區</text:p>
          </table:table-cell>
          <table:table-cell office:value-type="float" office:value="720" table:style-name="ce1">
            <text:p>720</text:p>
          </table:table-cell>
          <table:table-cell office:value-type="float" office:value="400" table:style-name="ce1">
            <text:p>40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大高雄永安婦女會</text:p>
          </table:table-cell>
          <table:table-cell office:value-type="float" office:value="97940520" table:style-name="ce1">
            <text:p>97940520</text:p>
          </table:table-cell>
          <table:table-cell office:value-type="string" table:style-name="ce1">
            <text:p>協助大高雄永安婦女會辦理103年婦女成長交流研習活動(預計活動時程:103.6.15-16)</text:p>
          </table:table-cell>
          <table:table-cell office:value-type="date" office:date-value="2014-06-15T00:00:00" table:style-name="ce2">
            <text:p>2014/6/15</text:p>
          </table:table-cell>
          <table:table-cell office:value-type="date" office:date-value="2014-06-16T00:00:00" table:style-name="ce2">
            <text:p>2014/6/16</text:p>
          </table:table-cell>
          <table:table-cell office:value-type="string" table:style-name="ce1">
            <text:p>高雄市永安區</text:p>
          </table:table-cell>
          <table:table-cell office:value-type="float" office:value="203" table:style-name="ce1">
            <text:p>203</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農會</text:p>
          </table:table-cell>
          <table:table-cell office:value-type="float" office:value="88271908" table:style-name="ce1">
            <text:p>88271908</text:p>
          </table:table-cell>
          <table:table-cell office:value-type="string" table:style-name="ce1">
            <text:p>協助高雄市湖內區農會辦理選任人員參觀電力建設活動(預計活動時程:103.6.4-6)</text:p>
          </table:table-cell>
          <table:table-cell office:value-type="date" office:date-value="2014-06-04T00:00:00" table:style-name="ce2">
            <text:p>2014/6/4</text:p>
          </table:table-cell>
          <table:table-cell office:value-type="date" office:date-value="2014-06-06T00:00:00" table:style-name="ce2">
            <text:p>2014/6/6</text:p>
          </table:table-cell>
          <table:table-cell office:value-type="string" table:style-name="ce1">
            <text:p>高雄市湖內區</text:p>
          </table:table-cell>
          <table:table-cell office:value-type="float" office:value="422" table:style-name="ce1">
            <text:p>422</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維新社區發展協會</text:p>
          </table:table-cell>
          <table:table-cell office:value-type="float" office:value="62994197" table:style-name="ce1">
            <text:p>62994197</text:p>
          </table:table-cell>
          <table:table-cell office:value-type="string" table:style-name="ce1">
            <text:p>協助高雄市永安區維新社區發展協會辦理寶貝銀髮族「社區交流暨節能減碳宣導」活動(預計活動時程:103.6.5-7)</text:p>
          </table:table-cell>
          <table:table-cell office:value-type="date" office:date-value="2014-06-05T00:00:00" table:style-name="ce2">
            <text:p>2014/6/5</text:p>
          </table:table-cell>
          <table:table-cell office:value-type="date" office:date-value="2014-06-07T00:00:00" table:style-name="ce2">
            <text:p>2014/6/7</text:p>
          </table:table-cell>
          <table:table-cell office:value-type="string" table:style-name="ce1">
            <text:p>高雄市永安區</text:p>
          </table:table-cell>
          <table:table-cell office:value-type="float" office:value="1079" table:style-name="ce1">
            <text:p>1079</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人文發展協會</text:p>
          </table:table-cell>
          <table:table-cell office:value-type="float" office:value="99018679" table:style-name="ce1">
            <text:p>99018679</text:p>
          </table:table-cell>
          <table:table-cell office:value-type="string" table:style-name="ce1">
            <text:p>協助高雄市永安人文發展協會辦理教育自然人文生態交流暨節約能源宣導活動(預計活動時程:103.6.9-11)</text:p>
          </table:table-cell>
          <table:table-cell office:value-type="date" office:date-value="2014-06-09T00:00:00" table:style-name="ce2">
            <text:p>2014/6/9</text:p>
          </table:table-cell>
          <table:table-cell office:value-type="date" office:date-value="2014-06-11T00:00:00" table:style-name="ce2">
            <text:p>2014/6/11</text:p>
          </table:table-cell>
          <table:table-cell office:value-type="string" table:style-name="ce1">
            <text:p>高雄市永安區</text:p>
          </table:table-cell>
          <table:table-cell office:value-type="float" office:value="320" table:style-name="ce1">
            <text:p>320</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關懷弱勢暨宣導節能減碳活動(預計活動時程:103.6.13-15)</text:p>
          </table:table-cell>
          <table:table-cell office:value-type="date" office:date-value="2014-06-13T00:00:00" table:style-name="ce2">
            <text:p>2014/6/13</text:p>
          </table:table-cell>
          <table:table-cell office:value-type="date" office:date-value="2014-06-15T00:00:00" table:style-name="ce2">
            <text:p>2014/6/15</text:p>
          </table:table-cell>
          <table:table-cell office:value-type="string" table:style-name="ce1">
            <text:p>高雄市永安區</text:p>
          </table:table-cell>
          <table:table-cell office:value-type="float" office:value="222" table:style-name="ce1">
            <text:p>222</text:p>
          </table:table-cell>
          <table:table-cell office:value-type="float" office:value="80" table:style-name="ce1">
            <text:p>8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岡山區大後協社區發展協會</text:p>
          </table:table-cell>
          <table:table-cell office:value-type="float" office:value="20260714" table:style-name="ce1">
            <text:p>20260714</text:p>
          </table:table-cell>
          <table:table-cell office:value-type="string" table:style-name="ce1">
            <text:p>協助高雄市岡山區大後協社區發展協會辦理長壽俱樂部「103年節能減碳、節約用電宣導暨長輩關懷交流」活動(預計活動時程:103.6.19-20)</text:p>
          </table:table-cell>
          <table:table-cell office:value-type="date" office:date-value="2014-06-19T00:00:00" table:style-name="ce2">
            <text:p>2014/6/19</text:p>
          </table:table-cell>
          <table:table-cell office:value-type="date" office:date-value="2014-06-20T00:00:00" table:style-name="ce2">
            <text:p>2014/6/20</text:p>
          </table:table-cell>
          <table:table-cell office:value-type="string" table:style-name="ce1">
            <text:p>高雄市岡山區</text:p>
          </table:table-cell>
          <table:table-cell office:value-type="float" office:value="408" table:style-name="ce1">
            <text:p>408</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103年度漁民節慶祝大會(預計活動時程:103.7.1)</text:p>
          </table:table-cell>
          <table:table-cell office:value-type="date" office:date-value="2014-07-01T00:00:00" table:style-name="ce2">
            <text:p>2014/7/1</text:p>
          </table:table-cell>
          <table:table-cell office:value-type="date" office:date-value="2014-07-01T00:00:00" table:style-name="ce2">
            <text:p>2014/7/1</text:p>
          </table:table-cell>
          <table:table-cell office:value-type="string" table:style-name="ce1">
            <text:p>高雄市彌陀區</text:p>
          </table:table-cell>
          <table:table-cell office:value-type="float" office:value="300" table:style-name="ce1">
            <text:p>300</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興達港區漁會</text:p>
          </table:table-cell>
          <table:table-cell office:value-type="float" office:value="85746711" table:style-name="ce1">
            <text:p>85746711</text:p>
          </table:table-cell>
          <table:table-cell office:value-type="string" table:style-name="ce1">
            <text:p>協助高雄市興達港區漁會辦理慶祝103年度漁民節暨節約能源宣導活動計畫(預計活動時程:103.7.1)</text:p>
          </table:table-cell>
          <table:table-cell office:value-type="date" office:date-value="2014-07-01T00:00:00" table:style-name="ce2">
            <text:p>2014/7/1</text:p>
          </table:table-cell>
          <table:table-cell office:value-type="date" office:date-value="2014-07-01T00:00:00" table:style-name="ce2">
            <text:p>2014/7/1</text:p>
          </table:table-cell>
          <table:table-cell office:value-type="string" table:style-name="ce1">
            <text:p>高雄市永安區</text:p>
          </table:table-cell>
          <table:table-cell office:value-type="float" office:value="400" table:style-name="ce1">
            <text:p>400</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觀光產業發展協會</text:p>
          </table:table-cell>
          <table:table-cell office:value-type="float" office:value="25868653" table:style-name="ce1">
            <text:p>25868653</text:p>
          </table:table-cell>
          <table:table-cell office:value-type="string" table:style-name="ce1">
            <text:p>協助高雄市觀光產業發展協會辦理節約能源宣導推展乾淨能源保護觀光資源研討(預計活動時程:103.6.29)</text:p>
          </table:table-cell>
          <table:table-cell office:value-type="date" office:date-value="2014-06-29T00:00:00" table:style-name="ce2">
            <text:p>2014/6/29</text:p>
          </table:table-cell>
          <table:table-cell office:value-type="date" office:date-value="2014-06-29T00:00:00" table:style-name="ce2">
            <text:p>2014/6/29</text:p>
          </table:table-cell>
          <table:table-cell office:value-type="string" table:style-name="ce1">
            <text:p>高雄市興達港</text:p>
          </table:table-cell>
          <table:table-cell office:value-type="float" office:value="120" table:style-name="ce1">
            <text:p>120</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漁會</text:p>
          </table:table-cell>
          <table:table-cell office:value-type="float" office:value="88500607" table:style-name="ce1">
            <text:p>88500607</text:p>
          </table:table-cell>
          <table:table-cell office:value-type="string" table:style-name="ce1">
            <text:p>協助高雄市永安區漁會103年度慶祝漁民節活動(預計活動時程:103.7.1)</text:p>
          </table:table-cell>
          <table:table-cell office:value-type="date" office:date-value="2014-07-01T00:00:00" table:style-name="ce2">
            <text:p>2014/7/1</text:p>
          </table:table-cell>
          <table:table-cell office:value-type="date" office:date-value="2014-07-01T00:00:00" table:style-name="ce2">
            <text:p>2014/7/1</text:p>
          </table:table-cell>
          <table:table-cell office:value-type="string" table:style-name="ce1">
            <text:p>高雄市永安區</text:p>
          </table:table-cell>
          <table:table-cell office:value-type="float" office:value="250" table:style-name="ce1">
            <text:p>25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漁會</text:p>
          </table:table-cell>
          <table:table-cell office:value-type="float" office:value="9546093" table:style-name="ce1">
            <text:p>9546093</text:p>
          </table:table-cell>
          <table:table-cell office:value-type="string" table:style-name="ce1">
            <text:p>協助高雄市永安區漁會辦理2014永安海洋音樂季-石斑大饗，熱音大賞(預計活動時程:103.10.4-5)</text:p>
          </table:table-cell>
          <table:table-cell office:value-type="date" office:date-value="2014-10-04T00:00:00" table:style-name="ce2">
            <text:p>2014/10/4</text:p>
          </table:table-cell>
          <table:table-cell office:value-type="date" office:date-value="2014-10-05T00:00:00" table:style-name="ce2">
            <text:p>2014/10/5</text:p>
          </table:table-cell>
          <table:table-cell office:value-type="string" table:style-name="ce1">
            <text:p>高雄市永安區</text:p>
          </table:table-cell>
          <table:table-cell office:value-type="float" office:value="1877" table:style-name="ce1">
            <text:p>1877</text:p>
          </table:table-cell>
          <table:table-cell office:value-type="float" office:value="200" table:style-name="ce1">
            <text:p>20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竹滬社區發展協會</text:p>
          </table:table-cell>
          <table:table-cell office:value-type="float" office:value="9562733" table:style-name="ce1">
            <text:p>9562733</text:p>
          </table:table-cell>
          <table:table-cell office:value-type="string" table:style-name="ce1">
            <text:p>協助高雄市路竹區竹滬社區發展協會辦理103年度節能減碳觀摩活動(預計活動時程:103.6.25-27)</text:p>
          </table:table-cell>
          <table:table-cell office:value-type="date" office:date-value="2014-06-25T00:00:00" table:style-name="ce2">
            <text:p>2014/6/25</text:p>
          </table:table-cell>
          <table:table-cell office:value-type="date" office:date-value="2014-06-27T00:00:00" table:style-name="ce2">
            <text:p>2014/6/27</text:p>
          </table:table-cell>
          <table:table-cell office:value-type="string" table:style-name="ce1">
            <text:p>高雄市路竹區</text:p>
          </table:table-cell>
          <table:table-cell office:value-type="float" office:value="434" table:style-name="ce1">
            <text:p>434</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頂寮社區發展協會</text:p>
          </table:table-cell>
          <table:table-cell office:value-type="float" office:value="97943940" table:style-name="ce1">
            <text:p>97943940</text:p>
          </table:table-cell>
          <table:table-cell office:value-type="string" table:style-name="ce1">
            <text:p>協助高雄市路竹區頂寮社區發展協會辦理103年社區會員、環保志工交流暨節能減碳宣導活動(預計活動時程:103.7.1-3)</text:p>
          </table:table-cell>
          <table:table-cell office:value-type="date" office:date-value="2014-07-01T00:00:00" table:style-name="ce2">
            <text:p>2014/7/1</text:p>
          </table:table-cell>
          <table:table-cell office:value-type="date" office:date-value="2014-07-03T00:00:00" table:style-name="ce2">
            <text:p>2014/7/3</text:p>
          </table:table-cell>
          <table:table-cell office:value-type="string" table:style-name="ce1">
            <text:p>高雄市路竹區</text:p>
          </table:table-cell>
          <table:table-cell office:value-type="float" office:value="293" table:style-name="ce1">
            <text:p>293</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籃球協會</text:p>
          </table:table-cell>
          <table:table-cell office:value-type="float" office:value="62974919" table:style-name="ce1">
            <text:p>62974919</text:p>
          </table:table-cell>
          <table:table-cell office:value-type="string" table:style-name="ce1">
            <text:p>協助高雄市彌陀籃球協會辦理103年區長盃籃球賽活動(預計活動時程:103.7.19-20)</text:p>
          </table:table-cell>
          <table:table-cell office:value-type="date" office:date-value="2014-07-19T00:00:00" table:style-name="ce2">
            <text:p>2014/7/19</text:p>
          </table:table-cell>
          <table:table-cell office:value-type="date" office:date-value="2014-07-20T00:00:00" table:style-name="ce2">
            <text:p>2014/7/20</text:p>
          </table:table-cell>
          <table:table-cell office:value-type="string" table:style-name="ce1">
            <text:p>高雄市彌陀區</text:p>
          </table:table-cell>
          <table:table-cell office:value-type="float" office:value="130" table:style-name="ce1">
            <text:p>130</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大高雄新聞記者公會</text:p>
          </table:table-cell>
          <table:table-cell office:value-type="float" office:value="8511883" table:style-name="ce1">
            <text:p>8511883</text:p>
          </table:table-cell>
          <table:table-cell office:value-type="string" table:style-name="ce1">
            <text:p>協助高雄市大高雄新聞記者公會辦理103年度所屬岡山辦事處記者與媒體眷屬參觀國家電力建設暨節約能源宣導活動(預計活動時程:103.7.6-8)</text:p>
          </table:table-cell>
          <table:table-cell office:value-type="date" office:date-value="2014-07-06T00:00:00" table:style-name="ce2">
            <text:p>2014/7/6</text:p>
          </table:table-cell>
          <table:table-cell office:value-type="date" office:date-value="2014-07-08T00:00:00" table:style-name="ce2">
            <text:p>2014/7/8</text:p>
          </table:table-cell>
          <table:table-cell office:value-type="string" table:style-name="ce1">
            <text:p>高雄市岡山區</text:p>
          </table:table-cell>
          <table:table-cell office:value-type="float" office:value="317" table:style-name="ce1">
            <text:p>317</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崎漏社區發展協會</text:p>
          </table:table-cell>
          <table:table-cell office:value-type="float" office:value="9546093" table:style-name="ce1">
            <text:p>9546093</text:p>
          </table:table-cell>
          <table:table-cell office:value-type="string" table:style-name="ce1">
            <text:p>協助高雄市茄萣區崎漏社區發展協會辦理第六屆第二次會員大會暨節約能源宣導活動(預計活動時程:103.7.19)</text:p>
          </table:table-cell>
          <table:table-cell office:value-type="date" office:date-value="2014-07-19T00:00:00" table:style-name="ce2">
            <text:p>2014/7/19</text:p>
          </table:table-cell>
          <table:table-cell office:value-type="date" office:date-value="2014-07-19T00:00:00" table:style-name="ce2">
            <text:p>2014/7/19</text:p>
          </table:table-cell>
          <table:table-cell office:value-type="string" table:style-name="ce1">
            <text:p>高雄市茄萣區</text:p>
          </table:table-cell>
          <table:table-cell office:value-type="float" office:value="398" table:style-name="ce1">
            <text:p>398</text:p>
          </table:table-cell>
          <table:table-cell office:value-type="float" office:value="100" table:style-name="ce1">
            <text:p>100</text:p>
          </table:table-cell>
          <table:table-cell office:value-type="float" office:value="75" table:style-name="ce1">
            <text:p>7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光定社區發展協會</text:p>
          </table:table-cell>
          <table:table-cell office:value-type="float" office:value="9058397" table:style-name="ce1">
            <text:p>9058397</text:p>
          </table:table-cell>
          <table:table-cell office:value-type="string" table:style-name="ce1">
            <text:p>協助高雄市茄萣區光定社區發展協會辦理第五屆第三次會員大會併103年老人慶生會暨節約能源宣導活動(預計活動時程:103.6.29)</text:p>
          </table:table-cell>
          <table:table-cell office:value-type="date" office:date-value="2014-06-29T00:00:00" table:style-name="ce2">
            <text:p>2014/6/29</text:p>
          </table:table-cell>
          <table:table-cell office:value-type="date" office:date-value="2014-06-29T00:00:00" table:style-name="ce2">
            <text:p>2014/6/29</text:p>
          </table:table-cell>
          <table:table-cell office:value-type="string" table:style-name="ce1">
            <text:p>高雄市茄萣區</text:p>
          </table:table-cell>
          <table:table-cell office:value-type="float" office:value="161" table:style-name="ce1">
            <text:p>161</text:p>
          </table:table-cell>
          <table:table-cell office:value-type="float" office:value="70" table:style-name="ce1">
            <text:p>7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p>
          </table:table-cell>
          <table:table-cell office:value-type="string" table:style-name="ce1">
            <text:p>協助高雄市湖內區公所辦理高雄市湖內區『第二屆讀經狀元評鑑會考暨愛心園遊會』(預計活動時程:103.12月)</text:p>
          </table:table-cell>
          <table:table-cell office:value-type="date" office:date-value="2014-12-01T00:00:00" table:style-name="ce2">
            <text:p>2014/12/1</text:p>
          </table:table-cell>
          <table:table-cell office:value-type="date" office:date-value="2014-12-30T00:00:00" table:style-name="ce2">
            <text:p>2014/12/30</text:p>
          </table:table-cell>
          <table:table-cell office:value-type="string" table:style-name="ce1">
            <text:p>高雄市湖內區</text:p>
          </table:table-cell>
          <table:table-cell office:value-type="float" office:value="413" table:style-name="ce1">
            <text:p>413</text:p>
          </table:table-cell>
          <table:table-cell office:value-type="float" office:value="260" table:style-name="ce1">
            <text:p>26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水上救生協會</text:p>
          </table:table-cell>
          <table:table-cell office:value-type="float" office:value="31443923" table:style-name="ce1">
            <text:p>31443923</text:p>
          </table:table-cell>
          <table:table-cell office:value-type="string" table:style-name="ce1">
            <text:p>協助新北市石門區水上救生協會辦理夏令營水上安全救生訓練活動(預計活動時程:103.7.1-5)</text:p>
          </table:table-cell>
          <table:table-cell office:value-type="date" office:date-value="2014-07-01T00:00:00" table:style-name="ce2">
            <text:p>2014/7/1</text:p>
          </table:table-cell>
          <table:table-cell office:value-type="string" table:style-name="ce1">
            <text:p>214/7/5</text:p>
          </table:table-cell>
          <table:table-cell office:value-type="string" table:style-name="ce1">
            <text:p>高雄市湖內區</text:p>
          </table:table-cell>
          <table:table-cell office:value-type="float" office:value="413" table:style-name="ce1">
            <text:p>413</text:p>
          </table:table-cell>
          <table:table-cell office:value-type="float" office:value="260" table:style-name="ce1">
            <text:p>26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3年度創新農業暨核能安全宣導研習活動(預計活動時程:103.7.1-9.30)</text:p>
          </table:table-cell>
          <table:table-cell office:value-type="date" office:date-value="2014-07-01T00:00:00" table:style-name="ce2">
            <text:p>2014/7/1</text:p>
          </table:table-cell>
          <table:table-cell office:value-type="string" table:style-name="ce1">
            <text:p>214/7/5</text:p>
          </table:table-cell>
          <table:table-cell office:value-type="string" table:style-name="ce1">
            <text:p>新北市石門區</text:p>
          </table:table-cell>
          <table:table-cell office:value-type="float" office:value="196" table:style-name="ce1">
            <text:p>196</text:p>
          </table:table-cell>
          <table:table-cell office:value-type="float" office:value="80" table:style-name="ce1">
            <text:p>8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老人會</text:p>
          </table:table-cell>
          <table:table-cell office:value-type="float" office:value="2255181" table:style-name="ce1">
            <text:p>2255181</text:p>
          </table:table-cell>
          <table:table-cell office:value-type="string" table:style-name="ce1">
            <text:p>協助新北市萬里區老人會辦理宣導社會福利政策暨節能減碳環保愛地球研習活動(預計活動時程:103.6.17)</text:p>
          </table:table-cell>
          <table:table-cell office:value-type="date" office:date-value="2014-06-21T00:00:00" table:style-name="ce2">
            <text:p>2014/6/21</text:p>
          </table:table-cell>
          <table:table-cell office:value-type="date" office:date-value="2014-06-24T00:00:00" table:style-name="ce2">
            <text:p>2014/6/24</text:p>
          </table:table-cell>
          <table:table-cell office:value-type="string" table:style-name="ce1">
            <text:p>新北市萬里區</text:p>
          </table:table-cell>
          <table:table-cell office:value-type="float" office:value="314" table:style-name="ce1">
            <text:p>314</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中幅社區發展協會</text:p>
          </table:table-cell>
          <table:table-cell office:value-type="float" office:value="2253389" table:style-name="ce1">
            <text:p>2253389</text:p>
          </table:table-cell>
          <table:table-cell office:value-type="string" table:style-name="ce1">
            <text:p>協助新北市萬里區中幅社區發展協會辦理社區幹部志工教育訓練(預計活動時程:103.6.21-24)</text:p>
          </table:table-cell>
          <table:table-cell office:value-type="float" office:value="0" table:formula="of:=#REF!" table:style-name="ce1">
            <text:p>#REF!</text:p>
          </table:table-cell>
          <table:table-cell office:value-type="float" office:value="0" table:formula="of:=#REF!" table:style-name="ce1">
            <text:p>#REF!</text:p>
          </table:table-cell>
          <table:table-cell office:value-type="string" table:style-name="ce1">
            <text:p>新北市萬里區</text:p>
          </table:table-cell>
          <table:table-cell office:value-type="float" office:value="231" table:style-name="ce1">
            <text:p>231</text:p>
          </table:table-cell>
          <table:table-cell office:value-type="float" office:value="120" table:style-name="ce1">
            <text:p>120</text:p>
          </table:table-cell>
          <table:table-cell office:value-type="float" office:value="65" table:style-name="ce1">
            <text:p>6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政府</text:p>
          </table:table-cell>
          <table:table-cell office:value-type="string" table:style-name="ce1">
            <text:p>aa</text:p>
          </table:table-cell>
          <table:table-cell office:value-type="string" table:style-name="ce1">
            <text:p>協助屏東縣政府辦理民謠 x 謠滾─ 2014恆春民謠音樂節(預計活動時程:103.7.1-11.2)</text:p>
          </table:table-cell>
          <table:table-cell office:value-type="date" office:date-value="2014-07-01T00:00:00" table:style-name="ce2">
            <text:p>2014/7/1</text:p>
          </table:table-cell>
          <table:table-cell office:value-type="date" office:date-value="2014-11-02T00:00:00" table:style-name="ce2">
            <text:p>2014/11/2</text:p>
          </table:table-cell>
          <table:table-cell office:value-type="string" table:style-name="ce1">
            <text:p>屏東縣恆春鎮</text:p>
          </table:table-cell>
          <table:table-cell office:value-type="float" office:value="5720" table:style-name="ce1">
            <text:p>5720</text:p>
          </table:table-cell>
          <table:table-cell office:value-type="float" office:value="300" table:style-name="ce1">
            <text:p>300</text:p>
          </table:table-cell>
          <table:table-cell office:value-type="float" office:value="250" table:style-name="ce1">
            <text:p>2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協和社區發展協會</text:p>
          </table:table-cell>
          <table:table-cell office:value-type="float" office:value="67771934" table:style-name="ce1">
            <text:p>67771934</text:p>
          </table:table-cell>
          <table:table-cell office:value-type="string" table:style-name="ce1">
            <text:p>協助基隆市中山區協和社區發展協會辦理協安宮王爺誕辰及出巡海上遶境活動(預計活動時程:103.7.12-18)</text:p>
          </table:table-cell>
          <table:table-cell office:value-type="date" office:date-value="2014-07-12T00:00:00" table:style-name="ce2">
            <text:p>2014/7/12</text:p>
          </table:table-cell>
          <table:table-cell office:value-type="date" office:date-value="2014-07-18T00:00:00" table:style-name="ce2">
            <text:p>2014/7/18</text:p>
          </table:table-cell>
          <table:table-cell office:value-type="string" table:style-name="ce1">
            <text:p>基隆市</text:p>
          </table:table-cell>
          <table:table-cell office:value-type="float" office:value="690" table:style-name="ce1">
            <text:p>690</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客家文化協會</text:p>
          </table:table-cell>
          <table:table-cell office:value-type="float" office:value="99220343" table:style-name="ce1">
            <text:p>99220343</text:p>
          </table:table-cell>
          <table:table-cell office:value-type="string" table:style-name="ce1">
            <text:p>協助基隆市客家文化協會辦理基隆市103年度客家義民嘉年華活動(預計活動時程:103.8.23-25)</text:p>
          </table:table-cell>
          <table:table-cell office:value-type="date" office:date-value="2014-08-23T00:00:00" table:style-name="ce2">
            <text:p>2014/8/23</text:p>
          </table:table-cell>
          <table:table-cell office:value-type="date" office:date-value="2014-08-25T00:00:00" table:style-name="ce2">
            <text:p>2014/8/25</text:p>
          </table:table-cell>
          <table:table-cell office:value-type="string" table:style-name="ce1">
            <text:p>基隆市</text:p>
          </table:table-cell>
          <table:table-cell office:value-type="float" office:value="1434" table:style-name="ce1">
            <text:p>1434</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灣麗健康操協會</text:p>
          </table:table-cell>
          <table:table-cell office:value-type="float" office:value="25310777" table:style-name="ce1">
            <text:p>25310777</text:p>
          </table:table-cell>
          <table:table-cell office:value-type="string" table:style-name="ce1">
            <text:p>協助苗栗縣灣麗健康操協會辦理103年度灣麗親子踏青齊步走健行活動(預計活動時程:103.11.2)</text:p>
          </table:table-cell>
          <table:table-cell office:value-type="date" office:date-value="2014-11-02T00:00:00" table:style-name="ce2">
            <text:p>2014/11/2</text:p>
          </table:table-cell>
          <table:table-cell office:value-type="date" office:date-value="2014-11-02T00:00:00" table:style-name="ce2">
            <text:p>2014/11/2</text:p>
          </table:table-cell>
          <table:table-cell office:value-type="string" table:style-name="ce1">
            <text:p>苗栗縣苑裡鎮</text:p>
          </table:table-cell>
          <table:table-cell office:value-type="float" office:value="162" table:style-name="ce1">
            <text:p>162</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吉祥敬老尊賢協會</text:p>
          </table:table-cell>
          <table:table-cell office:value-type="float" office:value="45825458" table:style-name="ce1">
            <text:p>45825458</text:p>
          </table:table-cell>
          <table:table-cell office:value-type="string" table:style-name="ce1">
            <text:p>協助苗栗縣苑裡吉祥敬老尊賢協會辦理103年度節能減碳愛地球宣導活動(預計活動時程:103.5.29)</text:p>
          </table:table-cell>
          <table:table-cell office:value-type="date" office:date-value="2014-05-29T00:00:00" table:style-name="ce2">
            <text:p>2014/5/29</text:p>
          </table:table-cell>
          <table:table-cell office:value-type="date" office:date-value="2014-05-29T00:00:00" table:style-name="ce2">
            <text:p>2014/5/29</text:p>
          </table:table-cell>
          <table:table-cell office:value-type="string" table:style-name="ce1">
            <text:p>苗栗縣苑裡鎮</text:p>
          </table:table-cell>
          <table:table-cell office:value-type="float" office:value="95" table:style-name="ce1">
            <text:p>95</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西平社區發展協會</text:p>
          </table:table-cell>
          <table:table-cell office:value-type="float" office:value="15563371" table:style-name="ce1">
            <text:p>15563371</text:p>
          </table:table-cell>
          <table:table-cell office:value-type="string" table:style-name="ce1">
            <text:p>協助苗栗縣苑裡鎮西平社區發展協會辦理西平社區103年度端午節粽葉飄香社區親子歌唱活動(預計活動時程:103.5.31)</text:p>
          </table:table-cell>
          <table:table-cell office:value-type="date" office:date-value="2014-05-31T00:00:00" table:style-name="ce2">
            <text:p>2014/5/31</text:p>
          </table:table-cell>
          <table:table-cell office:value-type="date" office:date-value="2014-05-31T00:00:00" table:style-name="ce2">
            <text:p>2014/5/31</text:p>
          </table:table-cell>
          <table:table-cell office:value-type="string" table:style-name="ce1">
            <text:p>苗栗縣苑裡鎮</text:p>
          </table:table-cell>
          <table:table-cell office:value-type="float" office:value="94" table:style-name="ce1">
            <text:p>94</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苗栗縣苑裡鎮2014年『五月節粽飄香』端午總動員活動計劃(預計活動時程:103.6.2)</text:p>
          </table:table-cell>
          <table:table-cell office:value-type="date" office:date-value="2014-06-02T00:00:00" table:style-name="ce2">
            <text:p>2014/6/2</text:p>
          </table:table-cell>
          <table:table-cell office:value-type="date" office:date-value="2014-06-02T00:00:00" table:style-name="ce2">
            <text:p>2014/6/2</text:p>
          </table:table-cell>
          <table:table-cell office:value-type="string" table:style-name="ce1">
            <text:p>苗栗縣苑裡鎮</text:p>
          </table:table-cell>
          <table:table-cell office:value-type="float" office:value="200" table:style-name="ce1">
            <text:p>20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通霄發電廠</text:p>
          </table:table-cell>
          <table:table-cell office:value-type="string" table:style-name="ce1">
            <text:p>aa</text:p>
          </table:table-cell>
          <table:table-cell office:value-type="string" table:style-name="ce1">
            <text:p>協助通霄發電廠辦理複循環睦鄰盃羽球邀請賽(預計活動時程:103.6.28)</text:p>
          </table:table-cell>
          <table:table-cell office:value-type="date" office:date-value="2014-06-28T00:00:00" table:style-name="ce2">
            <text:p>2014/6/28</text:p>
          </table:table-cell>
          <table:table-cell office:value-type="date" office:date-value="2014-06-28T00:00:00" table:style-name="ce2">
            <text:p>2014/6/28</text:p>
          </table:table-cell>
          <table:table-cell office:value-type="string" table:style-name="ce1">
            <text:p>苗栗縣通霄鎮</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立通霄國民中學</text:p>
          </table:table-cell>
          <table:table-cell office:value-type="string" table:style-name="ce1">
            <text:p>aa</text:p>
          </table:table-cell>
          <table:table-cell office:value-type="string" table:style-name="ce1">
            <text:p>協助苗栗縣立通霄國民中學辦理第18屆美術班畢業畫冊暨畢業美展(預計活動時程:103.6.1-30)</text:p>
          </table:table-cell>
          <table:table-cell office:value-type="date" office:date-value="2014-06-01T00:00:00" table:style-name="ce2">
            <text:p>2014/6/1</text:p>
          </table:table-cell>
          <table:table-cell office:value-type="date" office:date-value="2014-06-30T00:00:00" table:style-name="ce2">
            <text:p>2014/6/30</text:p>
          </table:table-cell>
          <table:table-cell office:value-type="string" table:style-name="ce1">
            <text:p>苗栗縣苑裡鎮</text:p>
          </table:table-cell>
          <table:table-cell office:value-type="float" office:value="138" table:style-name="ce1">
            <text:p>138</text:p>
          </table:table-cell>
          <table:table-cell office:value-type="float" office:value="138" table:style-name="ce1">
            <text:p>138</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文硯書畫學會</text:p>
          </table:table-cell>
          <table:table-cell office:value-type="float" office:value="99936017" table:style-name="ce1">
            <text:p>99936017</text:p>
          </table:table-cell>
          <table:table-cell office:value-type="string" table:style-name="ce1">
            <text:p>協助苗栗縣文硯書畫學會辦理103年度『福曜蓬瀛傳統民俗花燈創作會展暨十周年慶』活動(預計活動時程:103.8.23-9.27)</text:p>
          </table:table-cell>
          <table:table-cell office:value-type="date" office:date-value="2014-08-23T00:00:00" table:style-name="ce2">
            <text:p>2014/8/23</text:p>
          </table:table-cell>
          <table:table-cell office:value-type="date" office:date-value="2014-09-27T00:00:00" table:style-name="ce2">
            <text:p>2014/9/27</text:p>
          </table:table-cell>
          <table:table-cell office:value-type="string" table:style-name="ce1">
            <text:p>苗栗縣苑裡鎮</text:p>
          </table:table-cell>
          <table:table-cell office:value-type="float" office:value="977" table:style-name="ce1">
            <text:p>977</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苑區漁會</text:p>
          </table:table-cell>
          <table:table-cell office:value-type="float" office:value="74865253" table:style-name="ce1">
            <text:p>74865253</text:p>
          </table:table-cell>
          <table:table-cell office:value-type="string" table:style-name="ce1">
            <text:p>協助苗栗縣通苑區漁會辦理103年度漁民節慶祝活動(預計活動時程:103.6.28)</text:p>
          </table:table-cell>
          <table:table-cell office:value-type="date" office:date-value="2014-06-28T00:00:00" table:style-name="ce2">
            <text:p>2014/6/28</text:p>
          </table:table-cell>
          <table:table-cell office:value-type="date" office:date-value="2014-06-28T00:00:00" table:style-name="ce2">
            <text:p>2014/6/28</text:p>
          </table:table-cell>
          <table:table-cell office:value-type="string" table:style-name="ce1">
            <text:p>苗栗縣苑裡鎮</text:p>
          </table:table-cell>
          <table:table-cell office:value-type="float" office:value="400" table:style-name="ce1">
            <text:p>4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健康舞蹈協會</text:p>
          </table:table-cell>
          <table:table-cell office:value-type="float" office:value="26873465" table:style-name="ce1">
            <text:p>26873465</text:p>
          </table:table-cell>
          <table:table-cell office:value-type="string" table:style-name="ce1">
            <text:p>協助苗栗縣通霄健康舞蹈協會辦理苗栗縣通霄鎮103年度[鎮長盃]運動舞蹈錦標賽活動計畫(預計活動時程:103.6.28)</text:p>
          </table:table-cell>
          <table:table-cell office:value-type="date" office:date-value="2014-06-28T00:00:00" table:style-name="ce2">
            <text:p>2014/6/28</text:p>
          </table:table-cell>
          <table:table-cell office:value-type="date" office:date-value="2014-06-28T00:00:00" table:style-name="ce2">
            <text:p>2014/6/28</text:p>
          </table:table-cell>
          <table:table-cell office:value-type="string" table:style-name="ce1">
            <text:p>苗栗縣通霄鎮</text:p>
          </table:table-cell>
          <table:table-cell office:value-type="float" office:value="369" table:style-name="ce1">
            <text:p>369</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灣社區發展協會</text:p>
          </table:table-cell>
          <table:table-cell office:value-type="float" office:value="66843214" table:style-name="ce1">
            <text:p>66843214</text:p>
          </table:table-cell>
          <table:table-cell office:value-type="string" table:style-name="ce1">
            <text:p>協助苗栗縣通霄鎮通灣社區發展協會辦理「反飆車、拒吸毒」親子單車之旅(預計活動時程:103.6.29)</text:p>
          </table:table-cell>
          <table:table-cell office:value-type="date" office:date-value="2014-06-29T00:00:00" table:style-name="ce2">
            <text:p>2014/6/29</text:p>
          </table:table-cell>
          <table:table-cell office:value-type="date" office:date-value="2014-06-29T00:00:00" table:style-name="ce2">
            <text:p>2014/6/29</text:p>
          </table:table-cell>
          <table:table-cell office:value-type="string" table:style-name="ce1">
            <text:p>苗栗縣通霄鎮</text:p>
          </table:table-cell>
          <table:table-cell office:value-type="float" office:value="393" table:style-name="ce1">
            <text:p>393</text:p>
          </table:table-cell>
          <table:table-cell office:value-type="float" office:value="380" table:style-name="ce1">
            <text:p>38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社團法人苗栗縣愛加倍社區關懷協會</text:p>
          </table:table-cell>
          <table:table-cell office:value-type="float" office:value="14702559" table:style-name="ce1">
            <text:p>14702559</text:p>
          </table:table-cell>
          <table:table-cell office:value-type="string" table:style-name="ce1">
            <text:p>協助社團法人苗栗縣愛加倍社區關懷協會辦理103年通苑地區弱勢家庭心理健康促進服務暨節約用電宣導活動(預計活動時程:103.7.15-11.30)</text:p>
          </table:table-cell>
          <table:table-cell office:value-type="date" office:date-value="2014-07-15T00:00:00" table:style-name="ce2">
            <text:p>2014/7/15</text:p>
          </table:table-cell>
          <table:table-cell office:value-type="date" office:date-value="2014-11-30T00:00:00" table:style-name="ce2">
            <text:p>2014/11/30</text:p>
          </table:table-cell>
          <table:table-cell office:value-type="string" table:style-name="ce1">
            <text:p>苗栗縣通霄鎮</text:p>
          </table:table-cell>
          <table:table-cell office:value-type="float" office:value="240" table:style-name="ce1">
            <text:p>240</text:p>
          </table:table-cell>
          <table:table-cell office:value-type="float" office:value="50" table:style-name="ce1">
            <text:p>50</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玉田社區發展協會</text:p>
          </table:table-cell>
          <table:table-cell office:value-type="float" office:value="15745892" table:style-name="ce1">
            <text:p>15745892</text:p>
          </table:table-cell>
          <table:table-cell office:value-type="string" table:style-name="ce1">
            <text:p>協助苗栗縣苑裡鎮玉田社區發展協會辦理103年度大手小手來幫忙、感恩關懷社區愛心活動(預計活動時程:103.9.6)</text:p>
          </table:table-cell>
          <table:table-cell office:value-type="date" office:date-value="2014-09-06T00:00:00" table:style-name="ce2">
            <text:p>2014/9/6</text:p>
          </table:table-cell>
          <table:table-cell office:value-type="date" office:date-value="2014-09-06T00:00:00" table:style-name="ce2">
            <text:p>2014/9/6</text:p>
          </table:table-cell>
          <table:table-cell office:value-type="string" table:style-name="ce1">
            <text:p>苗栗縣苑裡鎮</text:p>
          </table:table-cell>
          <table:table-cell office:value-type="float" office:value="113" table:style-name="ce1">
            <text:p>113</text:p>
          </table:table-cell>
          <table:table-cell office:value-type="float" office:value="50" table:style-name="ce1">
            <text:p>5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台灣工藝發展協會</text:p>
          </table:table-cell>
          <table:table-cell office:value-type="float" office:value="26841056" table:style-name="ce1">
            <text:p>26841056</text:p>
          </table:table-cell>
          <table:table-cell office:value-type="string" table:style-name="ce1">
            <text:p>協助苗栗縣台灣工藝發展協會辦理103年度工藝創作體驗坊研習班(預計活動時程:103.6.23-7.2)</text:p>
          </table:table-cell>
          <table:table-cell office:value-type="date" office:date-value="2014-06-23T00:00:00" table:style-name="ce2">
            <text:p>2014/6/23</text:p>
          </table:table-cell>
          <table:table-cell office:value-type="date" office:date-value="2014-07-02T00:00:00" table:style-name="ce2">
            <text:p>2014/7/2</text:p>
          </table:table-cell>
          <table:table-cell office:value-type="string" table:style-name="ce1">
            <text:p>苗栗縣苑裡鎮</text:p>
          </table:table-cell>
          <table:table-cell office:value-type="float" office:value="189" table:style-name="ce1">
            <text:p>189</text:p>
          </table:table-cell>
          <table:table-cell office:value-type="float" office:value="60" table:style-name="ce1">
            <text:p>6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103年低收入戶關懷活動(預計活動時程:103.8.31)</text:p>
          </table:table-cell>
          <table:table-cell office:value-type="date" office:date-value="2014-08-31T00:00:00" table:style-name="ce2">
            <text:p>2014/8/31</text:p>
          </table:table-cell>
          <table:table-cell office:value-type="date" office:date-value="2014-08-31T00:00:00" table:style-name="ce2">
            <text:p>2014/8/31</text:p>
          </table:table-cell>
          <table:table-cell office:value-type="string" table:style-name="ce1">
            <text:p>苗栗縣通霄鎮</text:p>
          </table:table-cell>
          <table:table-cell office:value-type="float" office:value="171" table:style-name="ce1">
            <text:p>171</text:p>
          </table:table-cell>
          <table:table-cell office:value-type="float" office:value="50" table:style-name="ce1">
            <text:p>5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政府</text:p>
          </table:table-cell>
          <table:table-cell office:value-type="string" table:style-name="ce1">
            <text:p>aa</text:p>
          </table:table-cell>
          <table:table-cell office:value-type="string" table:style-name="ce1">
            <text:p>協助苗栗縣政府辦理2014三義國際木雕藝術節(預計活動時程:103.7.20-10.12)</text:p>
          </table:table-cell>
          <table:table-cell office:value-type="date" office:date-value="2014-07-20T00:00:00" table:style-name="ce2">
            <text:p>2014/7/20</text:p>
          </table:table-cell>
          <table:table-cell office:value-type="date" office:date-value="2014-10-12T00:00:00" table:style-name="ce2">
            <text:p>2014/10/12</text:p>
          </table:table-cell>
          <table:table-cell office:value-type="string" table:style-name="ce1">
            <text:p>苗栗縣三義鄉</text:p>
          </table:table-cell>
          <table:table-cell office:value-type="float" office:value="10125" table:style-name="ce1">
            <text:p>10125</text:p>
          </table:table-cell>
          <table:table-cell office:value-type="float" office:value="300" table:style-name="ce1">
            <text:p>300</text:p>
          </table:table-cell>
          <table:table-cell office:value-type="float" office:value="200" table:style-name="ce1">
            <text:p>2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南社區發展協會</text:p>
          </table:table-cell>
          <table:table-cell office:value-type="float" office:value="66843256" table:style-name="ce1">
            <text:p>66843256</text:p>
          </table:table-cell>
          <table:table-cell office:value-type="string" table:style-name="ce1">
            <text:p>協助苗栗縣通霄鎮通南社區發展協會辦理103年度社區理事長盃籃球三對三比賽(預計活動時程:103.8.2)</text:p>
          </table:table-cell>
          <table:table-cell office:value-type="date" office:date-value="2014-08-02T00:00:00" table:style-name="ce2">
            <text:p>2014/8/2</text:p>
          </table:table-cell>
          <table:table-cell office:value-type="date" office:date-value="2014-08-02T00:00:00" table:style-name="ce2">
            <text:p>2014/8/2</text:p>
          </table:table-cell>
          <table:table-cell office:value-type="string" table:style-name="ce1">
            <text:p>苗栗縣通霄鎮</text:p>
          </table:table-cell>
          <table:table-cell office:value-type="float" office:value="290" table:style-name="ce1">
            <text:p>290</text:p>
          </table:table-cell>
          <table:table-cell office:value-type="float" office:value="100" table:style-name="ce1">
            <text:p>100</text:p>
          </table:table-cell>
          <table:table-cell office:value-type="float" office:value="35" table:style-name="ce1">
            <text:p>3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苗栗縣通霄愛樂協會</text:p>
          </table:table-cell>
          <table:table-cell office:value-type="float" office:value="10912879" table:style-name="ce1">
            <text:p>10912879</text:p>
          </table:table-cell>
          <table:table-cell office:value-type="string" table:style-name="ce1">
            <text:p>協助苗栗縣通霄愛樂協會辦理103年虎嘯浪吟、通霄樂譜(預計活動時程:103.8.30)</text:p>
          </table:table-cell>
          <table:table-cell office:value-type="date" office:date-value="2014-08-30T00:00:00" table:style-name="ce2">
            <text:p>2014/8/30</text:p>
          </table:table-cell>
          <table:table-cell office:value-type="date" office:date-value="2014-08-30T00:00:00" table:style-name="ce2">
            <text:p>2014/8/30</text:p>
          </table:table-cell>
          <table:table-cell office:value-type="string" table:style-name="ce1">
            <text:p>苗栗縣通霄鎮</text:p>
          </table:table-cell>
          <table:table-cell office:value-type="float" office:value="186" table:style-name="ce1">
            <text:p>186</text:p>
          </table:table-cell>
          <table:table-cell office:value-type="float" office:value="70" table:style-name="ce1">
            <text:p>7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苗栗縣稻米村地方米食特產推展協會</text:p>
          </table:table-cell>
          <table:table-cell office:value-type="float" office:value="39781279" table:style-name="ce1">
            <text:p>39781279</text:p>
          </table:table-cell>
          <table:table-cell office:value-type="string" table:style-name="ce1">
            <text:p>協助苗栗縣稻米村地方米食特產推展協會辦理103年度「稻村米食展藝慶豐禾」活動(預計活動時程:103.8.3)</text:p>
          </table:table-cell>
          <table:table-cell office:value-type="date" office:date-value="2014-08-03T00:00:00" table:style-name="ce2">
            <text:p>2014/8/3</text:p>
          </table:table-cell>
          <table:table-cell office:value-type="date" office:date-value="2014-08-03T00:00:00" table:style-name="ce2">
            <text:p>2014/8/3</text:p>
          </table:table-cell>
          <table:table-cell office:value-type="string" table:style-name="ce1">
            <text:p>苗栗縣苑裡鎮</text:p>
          </table:table-cell>
          <table:table-cell office:value-type="float" office:value="198" table:style-name="ce1">
            <text:p>198</text:p>
          </table:table-cell>
          <table:table-cell office:value-type="float" office:value="60" table:style-name="ce1">
            <text:p>60</text:p>
          </table:table-cell>
          <table:table-cell office:value-type="float" office:value="25" table:style-name="ce1">
            <text:p>25</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港良知美推展協會</text:p>
          </table:table-cell>
          <table:table-cell office:value-type="float" office:value="39800310" table:style-name="ce1">
            <text:p>39800310</text:p>
          </table:table-cell>
          <table:table-cell office:value-type="string" table:style-name="ce1">
            <text:p>協助苗栗縣苑裡港良知美推展協會辦理103年度「健康生活、樂活城鄉節能減碳知性探索之旅」活動(預計活動時程:103.9.19-20)</text:p>
          </table:table-cell>
          <table:table-cell office:value-type="date" office:date-value="2014-09-19T00:00:00" table:style-name="ce2">
            <text:p>2014/9/19</text:p>
          </table:table-cell>
          <table:table-cell office:value-type="date" office:date-value="2014-09-20T00:00:00" table:style-name="ce2">
            <text:p>2014/9/20</text:p>
          </table:table-cell>
          <table:table-cell office:value-type="string" table:style-name="ce1">
            <text:p>苗栗縣苑裡鎮</text:p>
          </table:table-cell>
          <table:table-cell office:value-type="float" office:value="172" table:style-name="ce1">
            <text:p>172</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苗栗縣苑裡鎮苑港社區發展協會</text:p>
          </table:table-cell>
          <table:table-cell office:value-type="float" office:value="99917187" table:style-name="ce1">
            <text:p>99917187</text:p>
          </table:table-cell>
          <table:table-cell office:value-type="string" table:style-name="ce1">
            <text:p>協助苗栗縣苑裡鎮苑港社區發展協會辦理103年度【生產、生活、生態，文化永續發展暨節能減碳宣導活動】(預計活動時程:103.8.27)</text:p>
          </table:table-cell>
          <table:table-cell office:value-type="date" office:date-value="2014-08-27T00:00:00" table:style-name="ce2">
            <text:p>2014/8/27</text:p>
          </table:table-cell>
          <table:table-cell office:value-type="date" office:date-value="2014-08-27T00:00:00" table:style-name="ce2">
            <text:p>2014/8/27</text:p>
          </table:table-cell>
          <table:table-cell office:value-type="string" table:style-name="ce1">
            <text:p>苗栗縣苑裡鎮</text:p>
          </table:table-cell>
          <table:table-cell office:value-type="float" office:value="180" table:style-name="ce1">
            <text:p>180</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苑裡鎮103年度慶祝父親節暨表揚模範父親、好人好事代表、自強家庭及溫馨家庭代表大會實施計畫(預計活動時程:103.8.2)</text:p>
          </table:table-cell>
          <table:table-cell office:value-type="date" office:date-value="2014-08-02T00:00:00" table:style-name="ce2">
            <text:p>2014/8/2</text:p>
          </table:table-cell>
          <table:table-cell office:value-type="date" office:date-value="2014-08-02T00:00:00" table:style-name="ce2">
            <text:p>2014/8/2</text:p>
          </table:table-cell>
          <table:table-cell office:value-type="string" table:style-name="ce1">
            <text:p>苗栗縣苑裡鎮</text:p>
          </table:table-cell>
          <table:table-cell office:value-type="float" office:value="592" table:style-name="ce1">
            <text:p>592</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彰化縣春暉公益服務協進會</text:p>
          </table:table-cell>
          <table:table-cell office:value-type="float" office:value="25403515" table:style-name="ce1">
            <text:p>25403515</text:p>
          </table:table-cell>
          <table:table-cell office:value-type="string" table:style-name="ce1">
            <text:p>協助彰化縣春暉公益服務協進會辦理端午粽飄香送愛心暨節能減碳宣導活動(預計活動時程:103.5.31)</text:p>
          </table:table-cell>
          <table:table-cell office:value-type="date" office:date-value="2014-05-31T00:00:00" table:style-name="ce2">
            <text:p>2014/5/31</text:p>
          </table:table-cell>
          <table:table-cell office:value-type="date" office:date-value="2014-05-31T00:00:00" table:style-name="ce2">
            <text:p>2014/5/31</text:p>
          </table:table-cell>
          <table:table-cell office:value-type="string" table:style-name="ce1">
            <text:p>彰化縣伸港鄉</text:p>
          </table:table-cell>
          <table:table-cell office:value-type="float" office:value="368" table:style-name="ce1">
            <text:p>368</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漁船及漁民互助協會</text:p>
          </table:table-cell>
          <table:table-cell office:value-type="float" office:value="39855454" table:style-name="ce1">
            <text:p>39855454</text:p>
          </table:table-cell>
          <table:table-cell office:value-type="string" table:style-name="ce1">
            <text:p>協助臺中市漁船及漁民互助協會辦理103年漁民節慶祝大會暨教育訓練觀摩研習活動計畫(預計活動時程:103.6.1-30)</text:p>
          </table:table-cell>
          <table:table-cell office:value-type="date" office:date-value="2014-06-01T00:00:00" table:style-name="ce2">
            <text:p>2014/6/1</text:p>
          </table:table-cell>
          <table:table-cell office:value-type="date" office:date-value="2014-06-30T00:00:00" table:style-name="ce2">
            <text:p>2014/6/30</text:p>
          </table:table-cell>
          <table:table-cell office:value-type="string" table:style-name="ce1">
            <text:p>台中市梧棲區</text:p>
          </table:table-cell>
          <table:table-cell office:value-type="float" office:value="700" table:style-name="ce1">
            <text:p>70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社區福利推展協會</text:p>
          </table:table-cell>
          <table:table-cell office:value-type="float" office:value="39894576" table:style-name="ce1">
            <text:p>39894576</text:p>
          </table:table-cell>
          <table:table-cell office:value-type="string" table:style-name="ce1">
            <text:p>協助臺中市社區福利推展協會辦理南部社區觀摩暨節約用電宣導活動(預計活動時程:103.6.8)</text:p>
          </table:table-cell>
          <table:table-cell office:value-type="date" office:date-value="2014-06-08T00:00:00" table:style-name="ce2">
            <text:p>2014/6/8</text:p>
          </table:table-cell>
          <table:table-cell office:value-type="date" office:date-value="2014-06-08T00:00:00" table:style-name="ce2">
            <text:p>2014/6/8</text:p>
          </table:table-cell>
          <table:table-cell office:value-type="string" table:style-name="ce1">
            <text:p>台中市龍井區</text:p>
          </table:table-cell>
          <table:table-cell office:value-type="float" office:value="148" table:style-name="ce1">
            <text:p>148</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環保慈善會</text:p>
          </table:table-cell>
          <table:table-cell office:value-type="float" office:value="95837508" table:style-name="ce1">
            <text:p>95837508</text:p>
          </table:table-cell>
          <table:table-cell office:value-type="string" table:style-name="ce1">
            <text:p>協助臺中市環保慈善會辦理銀髮族群歡慶端午節包粽子暨節約用電推廣乾淨能源宣導(預計活動時程:103.6.1)</text:p>
          </table:table-cell>
          <table:table-cell office:value-type="date" office:date-value="2014-06-01T00:00:00" table:style-name="ce2">
            <text:p>2014/6/1</text:p>
          </table:table-cell>
          <table:table-cell office:value-type="date" office:date-value="2014-06-01T00:00:00" table:style-name="ce2">
            <text:p>2014/6/1</text:p>
          </table:table-cell>
          <table:table-cell office:value-type="string" table:style-name="ce1">
            <text:p>台中市龍井區</text:p>
          </table:table-cell>
          <table:table-cell office:value-type="float" office:value="171" table:style-name="ce1">
            <text:p>171</text:p>
          </table:table-cell>
          <table:table-cell office:value-type="float" office:value="80" table:style-name="ce1">
            <text:p>80</text:p>
          </table:table-cell>
          <table:table-cell office:value-type="float" office:value="65" table:style-name="ce1">
            <text:p>6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忘憂草女性成長協會</text:p>
          </table:table-cell>
          <table:table-cell office:value-type="float" office:value="99169346" table:style-name="ce1">
            <text:p>99169346</text:p>
          </table:table-cell>
          <table:table-cell office:value-type="string" table:style-name="ce1">
            <text:p>協助臺中市忘憂草女性成長協會辦理戶外成長研習暨促進電源開發宣導活動(預計活動時程:103.6.15)</text:p>
          </table:table-cell>
          <table:table-cell office:value-type="date" office:date-value="2014-06-15T00:00:00" table:style-name="ce2">
            <text:p>2014/6/15</text:p>
          </table:table-cell>
          <table:table-cell office:value-type="date" office:date-value="2014-06-15T00:00:00" table:style-name="ce2">
            <text:p>2014/6/15</text:p>
          </table:table-cell>
          <table:table-cell office:value-type="string" table:style-name="ce1">
            <text:p>台中市沙鹿區</text:p>
          </table:table-cell>
          <table:table-cell office:value-type="float" office:value="163" table:style-name="ce1">
            <text:p>163</text:p>
          </table:table-cell>
          <table:table-cell office:value-type="float" office:value="110" table:style-name="ce1">
            <text:p>11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103年度敦親睦鄰盃籃球邀請賽暨節能減碳與推廣乾淨能源宣導活動(預計活動時程:103.6.6-8)</text:p>
          </table:table-cell>
          <table:table-cell office:value-type="date" office:date-value="2014-06-06T00:00:00" table:style-name="ce2">
            <text:p>2014/6/6</text:p>
          </table:table-cell>
          <table:table-cell office:value-type="date" office:date-value="2014-06-08T00:00:00" table:style-name="ce2">
            <text:p>2014/6/8</text:p>
          </table:table-cell>
          <table:table-cell office:value-type="string" table:style-name="ce1">
            <text:p>台中市龍井區</text:p>
          </table:table-cell>
          <table:table-cell office:value-type="float" office:value="489" table:style-name="ce1">
            <text:p>489</text:p>
          </table:table-cell>
          <table:table-cell office:value-type="float" office:value="200" table:style-name="ce1">
            <text:p>200</text:p>
          </table:table-cell>
          <table:table-cell office:value-type="float" office:value="170" table:style-name="ce1">
            <text:p>1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清水區體育會</text:p>
          </table:table-cell>
          <table:table-cell office:value-type="float" office:value="25405112" table:style-name="ce1">
            <text:p>25405112</text:p>
          </table:table-cell>
          <table:table-cell office:value-type="string" table:style-name="ce1">
            <text:p>協助臺中市清水區體育會辦理103年臺中市清水區推展休閒運動觀摩賽、體育成果觀摩會暨支持電源開發宣導活動(預計活動時程:103.6.8)</text:p>
          </table:table-cell>
          <table:table-cell office:value-type="date" office:date-value="2014-06-08T00:00:00" table:style-name="ce2">
            <text:p>2014/6/8</text:p>
          </table:table-cell>
          <table:table-cell office:value-type="date" office:date-value="2014-06-08T00:00:00" table:style-name="ce2">
            <text:p>2014/6/8</text:p>
          </table:table-cell>
          <table:table-cell office:value-type="string" table:style-name="ce1">
            <text:p>台中市清水區</text:p>
          </table:table-cell>
          <table:table-cell office:value-type="float" office:value="1279" table:style-name="ce1">
            <text:p>1279</text:p>
          </table:table-cell>
          <table:table-cell office:value-type="float" office:value="300" table:style-name="ce1">
            <text:p>300</text:p>
          </table:table-cell>
          <table:table-cell office:value-type="float" office:value="280" table:style-name="ce1">
            <text:p>2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真善美服務協會</text:p>
          </table:table-cell>
          <table:table-cell office:value-type="float" office:value="25384165" table:style-name="ce1">
            <text:p>25384165</text:p>
          </table:table-cell>
          <table:table-cell office:value-type="string" table:style-name="ce1">
            <text:p>協助臺中市真善美服務協會辦理103暑期課業輔導暨宣導用電安全活動(預計活動時程:103.7.1-8.30)</text:p>
          </table:table-cell>
          <table:table-cell office:value-type="date" office:date-value="2014-07-01T00:00:00" table:style-name="ce2">
            <text:p>2014/7/1</text:p>
          </table:table-cell>
          <table:table-cell office:value-type="date" office:date-value="2014-08-30T00:00:00" table:style-name="ce2">
            <text:p>2014/8/30</text:p>
          </table:table-cell>
          <table:table-cell office:value-type="string" table:style-name="ce1">
            <text:p>台中市大肚區</text:p>
          </table:table-cell>
          <table:table-cell office:value-type="float" office:value="374" table:style-name="ce1">
            <text:p>374</text:p>
          </table:table-cell>
          <table:table-cell office:value-type="float" office:value="220" table:style-name="ce1">
            <text:p>220</text:p>
          </table:table-cell>
          <table:table-cell office:value-type="float" office:value="120" table:style-name="ce1">
            <text:p>1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游泳協會</text:p>
          </table:table-cell>
          <table:table-cell office:value-type="float" office:value="25315822" table:style-name="ce1">
            <text:p>25315822</text:p>
          </table:table-cell>
          <table:table-cell office:value-type="string" table:style-name="ce1">
            <text:p>協助臺中市龍井游泳協會辦理水上安全教育訓練暨節約用電宣導活動(預計活動時程:103.7.26)</text:p>
          </table:table-cell>
          <table:table-cell office:value-type="date" office:date-value="2014-07-26T00:00:00" table:style-name="ce2">
            <text:p>2014/7/26</text:p>
          </table:table-cell>
          <table:table-cell office:value-type="date" office:date-value="2014-07-26T00:00:00" table:style-name="ce2">
            <text:p>2014/7/26</text:p>
          </table:table-cell>
          <table:table-cell office:value-type="string" table:style-name="ce1">
            <text:p>台中市龍井區</text:p>
          </table:table-cell>
          <table:table-cell office:value-type="float" office:value="337" table:style-name="ce1">
            <text:p>337</text:p>
          </table:table-cell>
          <table:table-cell office:value-type="float" office:value="120" table:style-name="ce1">
            <text:p>120</text:p>
          </table:table-cell>
          <table:table-cell office:value-type="float" office:value="55" table:style-name="ce1">
            <text:p>5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麗水里守望相助推行委員會103年度北部勤務觀摩暨節約能源宣導及推廣乾淨能源政策宣導活動(預計活動時程:103.6.14-15)</text:p>
          </table:table-cell>
          <table:table-cell office:value-type="date" office:date-value="2014-06-14T00:00:00" table:style-name="ce2">
            <text:p>2014/6/14</text:p>
          </table:table-cell>
          <table:table-cell office:value-type="date" office:date-value="2014-06-15T00:00:00" table:style-name="ce2">
            <text:p>2014/6/15</text:p>
          </table:table-cell>
          <table:table-cell office:value-type="string" table:style-name="ce1">
            <text:p>台中市龍井區</text:p>
          </table:table-cell>
          <table:table-cell office:value-type="float" office:value="339" table:style-name="ce1">
            <text:p>339</text:p>
          </table:table-cell>
          <table:table-cell office:value-type="float" office:value="200" table:style-name="ce1">
            <text:p>20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麗水關懷福利協會</text:p>
          </table:table-cell>
          <table:table-cell office:value-type="float" office:value="25305140" table:style-name="ce1">
            <text:p>25305140</text:p>
          </table:table-cell>
          <table:table-cell office:value-type="string" table:style-name="ce1">
            <text:p>協助臺中市龍井區麗水關懷福利協會辦理宗教文化觀摩暨節約用電宣導活動(預計活動時程:103.6.17-18)</text:p>
          </table:table-cell>
          <table:table-cell office:value-type="date" office:date-value="2014-06-17T00:00:00" table:style-name="ce2">
            <text:p>2014/6/17</text:p>
          </table:table-cell>
          <table:table-cell office:value-type="date" office:date-value="2014-06-18T00:00:00" table:style-name="ce2">
            <text:p>2014/6/18</text:p>
          </table:table-cell>
          <table:table-cell office:value-type="string" table:style-name="ce1">
            <text:p>台中市龍井區</text:p>
          </table:table-cell>
          <table:table-cell office:value-type="float" office:value="163" table:style-name="ce1">
            <text:p>163</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清水區公所</text:p>
          </table:table-cell>
          <table:table-cell office:value-type="string" table:style-name="ce1">
            <text:p>aa</text:p>
          </table:table-cell>
          <table:table-cell office:value-type="string" table:style-name="ce1">
            <text:p>協助臺中市清水區公所辦理臺中市清水區2014清水地景藝術節暨支持台電公司節約能源宣導活動(預計活動時程:103.10.12-26)</text:p>
          </table:table-cell>
          <table:table-cell office:value-type="date" office:date-value="2014-10-12T00:00:00" table:style-name="ce2">
            <text:p>2014/10/12</text:p>
          </table:table-cell>
          <table:table-cell office:value-type="date" office:date-value="2014-10-26T00:00:00" table:style-name="ce2">
            <text:p>2014/10/26</text:p>
          </table:table-cell>
          <table:table-cell office:value-type="string" table:style-name="ce1">
            <text:p>台中市清水區</text:p>
          </table:table-cell>
          <table:table-cell office:value-type="float" office:value="996" table:style-name="ce1">
            <text:p>996</text:p>
          </table:table-cell>
          <table:table-cell office:value-type="float" office:value="996" table:style-name="ce1">
            <text:p>996</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廖正井<text:s/></text:p>
          </table:table-cell>
          <table:table-cell office:value-type="string" table:style-name="ce1">
            <text:p>桃園縣</text:p>
          </table:table-cell>
          <table:table-cell office:value-type="string" table:style-name="ce1">
            <text:p>桃園縣觀音鄉保障社區發展協會</text:p>
          </table:table-cell>
          <table:table-cell office:value-type="float" office:value="14936352" table:style-name="ce1">
            <text:p>14936352</text:p>
          </table:table-cell>
          <table:table-cell office:value-type="string" table:style-name="ce1">
            <text:p>協助桃園縣觀音鄉保障社區發展協會辦理103年度績優社區參訪暨節約能源宣導活動(預計活動時程:103.6.13-14)</text:p>
          </table:table-cell>
          <table:table-cell office:value-type="date" office:date-value="2014-06-13T00:00:00" table:style-name="ce2">
            <text:p>2014/6/13</text:p>
          </table:table-cell>
          <table:table-cell office:value-type="date" office:date-value="2014-06-14T00:00:00" table:style-name="ce2">
            <text:p>2014/6/14</text:p>
          </table:table-cell>
          <table:table-cell office:value-type="string" table:style-name="ce1">
            <text:p>苗栗縣</text:p>
          </table:table-cell>
          <table:table-cell office:value-type="float" office:value="278" table:style-name="ce1">
            <text:p>278</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白玉社區發展協會</text:p>
          </table:table-cell>
          <table:table-cell office:value-type="float" office:value="10695866" table:style-name="ce1">
            <text:p>10695866</text:p>
          </table:table-cell>
          <table:table-cell office:value-type="string" table:style-name="ce1">
            <text:p>協助桃園縣觀音鄉白玉社區發展協會辦理103年度戶外研習及節約用電宣導活動(預計活動時程:103.6.21-22)</text:p>
          </table:table-cell>
          <table:table-cell office:value-type="date" office:date-value="2014-06-21T00:00:00" table:style-name="ce2">
            <text:p>2014/6/21</text:p>
          </table:table-cell>
          <table:table-cell office:value-type="date" office:date-value="2014-06-22T00:00:00" table:style-name="ce2">
            <text:p>2014/6/22</text:p>
          </table:table-cell>
          <table:table-cell office:value-type="string" table:style-name="ce1">
            <text:p>台中、台南</text:p>
          </table:table-cell>
          <table:table-cell office:value-type="float" office:value="250" table:style-name="ce1">
            <text:p>250</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村鄰公共事務促進會</text:p>
          </table:table-cell>
          <table:table-cell office:value-type="float" office:value="34800425" table:style-name="ce1">
            <text:p>34800425</text:p>
          </table:table-cell>
          <table:table-cell office:value-type="string" table:style-name="ce1">
            <text:p>協助桃園縣觀音鄉村鄰公共事務促進會辦理103年觀音鄉村鄰公共事務暨地方建設參訪活動(預計活動時程:103.6.17-19)</text:p>
          </table:table-cell>
          <table:table-cell office:value-type="date" office:date-value="2014-06-17T00:00:00" table:style-name="ce2">
            <text:p>2014/6/17</text:p>
          </table:table-cell>
          <table:table-cell office:value-type="date" office:date-value="2014-06-19T00:00:00" table:style-name="ce2">
            <text:p>2014/6/19</text:p>
          </table:table-cell>
          <table:table-cell office:value-type="string" table:style-name="ce1">
            <text:p>馬祖</text:p>
          </table:table-cell>
          <table:table-cell office:value-type="float" office:value="538" table:style-name="ce1">
            <text:p>538</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農會</text:p>
          </table:table-cell>
          <table:table-cell office:value-type="float" office:value="44933304" table:style-name="ce1">
            <text:p>44933304</text:p>
          </table:table-cell>
          <table:table-cell office:value-type="string" table:style-name="ce1">
            <text:p>協助桃園縣觀音鄉農會辦理103年度桃園縣觀音鄉農業產銷班觀摩研習計畫(預計活動時程:103.8.17-10.20)</text:p>
          </table:table-cell>
          <table:table-cell office:value-type="date" office:date-value="2014-08-17T00:00:00" table:style-name="ce2">
            <text:p>2014/8/17</text:p>
          </table:table-cell>
          <table:table-cell office:value-type="date" office:date-value="2014-10-20T00:00:00" table:style-name="ce2">
            <text:p>2014/10/20</text:p>
          </table:table-cell>
          <table:table-cell office:value-type="string" table:style-name="ce1">
            <text:p>中南部、花東等</text:p>
          </table:table-cell>
          <table:table-cell office:value-type="float" office:value="800" table:style-name="ce1">
            <text:p>800</text:p>
          </table:table-cell>
          <table:table-cell office:value-type="float" office:value="250" table:style-name="ce1">
            <text:p>25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松青會</text:p>
          </table:table-cell>
          <table:table-cell office:value-type="float" office:value="19469659" table:style-name="ce1">
            <text:p>19469659</text:p>
          </table:table-cell>
          <table:table-cell office:value-type="string" table:style-name="ce1">
            <text:p>協助桃園縣觀音鄉松青會辦理103年春季長期照護及節約能源與老人福利宣導活動(預計活動時程:103.6.26-27)</text:p>
          </table:table-cell>
          <table:table-cell office:value-type="date" office:date-value="2014-06-26T00:00:00" table:style-name="ce2">
            <text:p>2014/6/26</text:p>
          </table:table-cell>
          <table:table-cell office:value-type="date" office:date-value="2014-06-27T00:00:00" table:style-name="ce2">
            <text:p>2014/6/27</text:p>
          </table:table-cell>
          <table:table-cell office:value-type="string" table:style-name="ce1">
            <text:p>台中、高雄</text:p>
          </table:table-cell>
          <table:table-cell office:value-type="float" office:value="949" table:style-name="ce1">
            <text:p>949</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睦"名而來~大潭之美作文、繪畫、攝影作品比賽(預計活動時間:103.6.30-10.31)</text:p>
          </table:table-cell>
          <table:table-cell office:value-type="date" office:date-value="2014-06-30T00:00:00" table:style-name="ce2">
            <text:p>2014/6/30</text:p>
          </table:table-cell>
          <table:table-cell office:value-type="date" office:date-value="2014-10-31T00:00:00" table:style-name="ce2">
            <text:p>2014/10/31</text:p>
          </table:table-cell>
          <table:table-cell office:value-type="string" table:style-name="ce1">
            <text:p>桃園縣觀音鄉</text:p>
          </table:table-cell>
          <table:table-cell office:value-type="float" office:value="200" table:style-name="ce1">
            <text:p>2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number-rows-repeated="2" table:style-name="ro1">
          <table:table-cell office:value-type="float" office:value="79" table:style-name="ce1">
            <text:p>7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彰化區漁會</text:p>
          </table:table-cell>
          <table:table-cell office:value-type="float" office:value="59182857" table:style-name="ce1">
            <text:p>59182857</text:p>
          </table:table-cell>
          <table:table-cell office:value-type="string" table:style-name="ce1">
            <text:p>協助彰化縣彰化區漁會辦理彰化縣各界慶祝103年漁民節大會(預計活動時程:103.6.30)</text:p>
          </table:table-cell>
          <table:table-cell office:value-type="date" office:date-value="2014-06-30T00:00:00" table:style-name="ce2">
            <text:p>2014/6/30</text:p>
          </table:table-cell>
          <table:table-cell office:value-type="date" office:date-value="2014-06-30T00:00:00" table:style-name="ce2">
            <text:p>2014/6/30</text:p>
          </table:table-cell>
          <table:table-cell office:value-type="string" table:style-name="ce1">
            <text:p>彰化縣鹿港鎮</text:p>
          </table:table-cell>
          <table:table-cell office:value-type="float" office:value="519" table:style-name="ce1">
            <text:p>519</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number-rows-repeated="1048495" table:style-name="ro1">
          <table:table-cell table:number-columns-repeated="16384"/>
        </table:table-row>
      </table:table>
      <table:table table:name="07" table:style-name="ta1">
        <table:table-column table:style-name="co1" table:number-columns-repeated="9" table:default-cell-style-name="ce1"/>
        <table:table-column table:style-name="co4" table:default-cell-style-name="ce1"/>
        <table:table-column table:style-name="co6" table:default-cell-style-name="ce1"/>
        <table:table-column table:style-name="co7" table:default-cell-style-name="ce1"/>
        <table:table-column table:style-name="co1" table:number-columns-repeated="16372"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梧棲區公所</text:p>
          </table:table-cell>
          <table:table-cell office:value-type="string" table:style-name="ce1">
            <text:p>aa</text:p>
          </table:table-cell>
          <table:table-cell office:value-type="string" table:style-name="ce1">
            <text:p>協助臺中市梧棲區公所103年度發電年度協助金(運轉中)</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臺中市梧棲區</text:p>
          </table:table-cell>
          <table:table-cell office:value-type="float" office:value="42203" table:style-name="ce1">
            <text:p>42203</text:p>
          </table:table-cell>
          <table:table-cell office:value-type="float" office:value="42203" table:style-name="ce1">
            <text:p>42203</text:p>
          </table:table-cell>
          <table:table-cell office:value-type="float" office:value="42203" table:style-name="ce1">
            <text:p>42203</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深坑區公所</text:p>
          </table:table-cell>
          <table:table-cell office:value-type="string" table:style-name="ce1">
            <text:p>aa</text:p>
          </table:table-cell>
          <table:table-cell office:value-type="string" table:style-name="ce1">
            <text:p>協助新北市深坑區公所103年度輸變電協助金(運轉中)--深美超高壓變電所</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新北市深坑區</text:p>
          </table:table-cell>
          <table:table-cell office:value-type="float" office:value="4900" table:style-name="ce1">
            <text:p>4900</text:p>
          </table:table-cell>
          <table:table-cell office:value-type="float" office:value="4900" table:style-name="ce1">
            <text:p>4900</text:p>
          </table:table-cell>
          <table:table-cell office:value-type="float" office:value="4900" table:style-name="ce1">
            <text:p>49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北市</text:p>
          </table:table-cell>
          <table:table-cell office:value-type="string" table:style-name="ce1">
            <text:p>中華民國慢速壘球協會</text:p>
          </table:table-cell>
          <table:table-cell office:value-type="float" office:value="92022229" table:style-name="ce1">
            <text:p>92022229</text:p>
          </table:table-cell>
          <table:table-cell office:value-type="string" table:style-name="ce1">
            <text:p>協助中華民國慢速壘球協會辦理103年第十二屆總統盃全國慢速壘球錦標賽(預計活動時程:103.7.1-11.30)</text:p>
          </table:table-cell>
          <table:table-cell office:value-type="date" office:date-value="2014-07-01T00:00:00" table:style-name="ce2">
            <text:p>2014/7/1</text:p>
          </table:table-cell>
          <table:table-cell office:value-type="date" office:date-value="2014-11-30T00:00:00" table:style-name="ce2">
            <text:p>2014/11/30</text:p>
          </table:table-cell>
          <table:table-cell office:value-type="string" table:style-name="ce1">
            <text:p>全國各縣市</text:p>
          </table:table-cell>
          <table:table-cell office:value-type="float" office:value="9000" table:style-name="ce1">
            <text:p>9000</text:p>
          </table:table-cell>
          <table:table-cell office:value-type="float" office:value="2000" table:style-name="ce1">
            <text:p>2000</text:p>
          </table:table-cell>
          <table:table-cell office:value-type="float" office:value="600" table:style-name="ce1">
            <text:p>6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立委廖國棟<text:s/></text:p>
          </table:table-cell>
          <table:table-cell office:value-type="string" table:style-name="ce1">
            <text:p>台北市</text:p>
          </table:table-cell>
          <table:table-cell office:value-type="string" table:style-name="ce1">
            <text:p>中華民國原住民知識經濟發展協會</text:p>
          </table:table-cell>
          <table:table-cell office:value-type="float" office:value="80904084" table:style-name="ce1">
            <text:p>80904084</text:p>
          </table:table-cell>
          <table:table-cell office:value-type="string" table:style-name="ce1">
            <text:p>協助中華民國原住民知識經濟發展協會辦理活力2014‧E起舞動全國原住民族青少年及兒童母語歌舞劇競賽活動(預計活動時程:2014/10/1-2014/10/30)</text:p>
          </table:table-cell>
          <table:table-cell office:value-type="date" office:date-value="2014-10-01T00:00:00" table:style-name="ce2">
            <text:p>2014/10/1</text:p>
          </table:table-cell>
          <table:table-cell office:value-type="date" office:date-value="2014-10-30T00:00:00" table:style-name="ce2">
            <text:p>2014/10/30</text:p>
          </table:table-cell>
          <table:table-cell office:value-type="string" table:style-name="ce1">
            <text:p>臺北市、新北市、桃園縣、臺中市</text:p>
          </table:table-cell>
          <table:table-cell office:value-type="float" office:value="16700" table:style-name="ce1">
            <text:p>16700</text:p>
          </table:table-cell>
          <table:table-cell office:value-type="float" office:value="1500" table:style-name="ce1">
            <text:p>1500</text:p>
          </table:table-cell>
          <table:table-cell office:value-type="float" office:value="800" table:style-name="ce1">
            <text:p>8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大觀發電廠</text:p>
          </table:table-cell>
          <table:table-cell office:value-type="string" table:style-name="ce1">
            <text:p>aa</text:p>
          </table:table-cell>
          <table:table-cell office:value-type="string" table:style-name="ce1">
            <text:p>協助大觀發電廠辦理103年關懷魚池鄉弱勢老人公益活動(預計主動關懷弱勢活動時程:2014/8/1-2015/1/17)</text:p>
          </table:table-cell>
          <table:table-cell office:value-type="date" office:date-value="2014-08-01T00:00:00" table:style-name="ce2">
            <text:p>2014/8/1</text:p>
          </table:table-cell>
          <table:table-cell office:value-type="date" office:date-value="2015-01-17T00:00:00" table:style-name="ce2">
            <text:p>2015/1/17</text:p>
          </table:table-cell>
          <table:table-cell office:value-type="string" table:style-name="ce1">
            <text:p>南投縣魚池鄉</text:p>
          </table:table-cell>
          <table:table-cell office:value-type="float" office:value="221" table:style-name="ce1">
            <text:p>221</text:p>
          </table:table-cell>
          <table:table-cell office:value-type="float" office:value="221" table:style-name="ce1">
            <text:p>221</text:p>
          </table:table-cell>
          <table:table-cell office:value-type="float" office:value="222" table:style-name="ce1">
            <text:p>222</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南投縣各界紀念大成至聖先師孔子2564週年誕辰釋奠典禮(預計活動時程:2014/9/28)</text:p>
          </table:table-cell>
          <table:table-cell office:value-type="date" office:date-value="2014-08-28T00:00:00" table:style-name="ce2">
            <text:p>2014/8/28</text:p>
          </table:table-cell>
          <table:table-cell office:value-type="date" office:date-value="2014-08-28T00:00:00" table:style-name="ce2">
            <text:p>2014/8/28</text:p>
          </table:table-cell>
          <table:table-cell office:value-type="string" table:style-name="ce1">
            <text:p>南投縣魚池鄉</text:p>
          </table:table-cell>
          <table:table-cell office:value-type="float" office:value="455" table:style-name="ce1">
            <text:p>455</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蘭陽發電廠</text:p>
          </table:table-cell>
          <table:table-cell office:value-type="float" office:value="3795904" table:style-name="ce1">
            <text:p>3795904</text:p>
          </table:table-cell>
          <table:table-cell office:value-type="string" table:style-name="ce1">
            <text:p>協助蘭陽發電廠辦理「宜蘭教養院」慰問關懷活動(預計主動關懷弱勢活動時程:2014/9/5)</text:p>
          </table:table-cell>
          <table:table-cell office:value-type="date" office:date-value="2014-09-05T00:00:00" table:style-name="ce2">
            <text:p>2014/9/5</text:p>
          </table:table-cell>
          <table:table-cell office:value-type="date" office:date-value="2014-09-05T00:00:00" table:style-name="ce2">
            <text:p>2014/9/5</text:p>
          </table:table-cell>
          <table:table-cell office:value-type="string" table:style-name="ce1">
            <text:p>宜蘭縣三星鄉</text:p>
          </table:table-cell>
          <table:table-cell office:value-type="float" office:value="60" table:style-name="ce1">
            <text:p>60</text:p>
          </table:table-cell>
          <table:table-cell office:value-type="float" office:value="60" table:style-name="ce1">
            <text:p>60</text:p>
          </table:table-cell>
          <table:table-cell office:value-type="float" office:value="60" table:style-name="ce1">
            <text:p>6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大甲溪發電廠</text:p>
          </table:table-cell>
          <table:table-cell office:value-type="string" table:style-name="ce1">
            <text:p>aa</text:p>
          </table:table-cell>
          <table:table-cell office:value-type="string" table:style-name="ce1">
            <text:p>協助大甲溪發電廠辦理活力、和平、幸福餐─博愛國小愛心早餐(預計主動關懷弱勢時程:2014/8/1-2015/7/31)</text:p>
          </table:table-cell>
          <table:table-cell office:value-type="date" office:date-value="2014-09-01T00:00:00" table:style-name="ce2">
            <text:p>2014/9/1</text:p>
          </table:table-cell>
          <table:table-cell office:value-type="date" office:date-value="2015-07-31T00:00:00" table:style-name="ce2">
            <text:p>2015/7/31</text:p>
          </table:table-cell>
          <table:table-cell office:value-type="string" table:style-name="ce1">
            <text:p>臺中市和平區</text:p>
          </table:table-cell>
          <table:table-cell office:value-type="float" office:value="970" table:style-name="ce1">
            <text:p>970</text:p>
          </table:table-cell>
          <table:table-cell office:value-type="float" office:value="970" table:style-name="ce1">
            <text:p>970</text:p>
          </table:table-cell>
          <table:table-cell office:value-type="float" office:value="970" table:style-name="ce1">
            <text:p>9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大甲溪發電廠</text:p>
          </table:table-cell>
          <table:table-cell office:value-type="string" table:style-name="ce1">
            <text:p>aa</text:p>
          </table:table-cell>
          <table:table-cell office:value-type="string" table:style-name="ce1">
            <text:p>協助大甲溪發電廠辦理活力、和平、幸福餐─和平國小愛心早餐(預計主動關懷弱勢時程:2014/8/1-2015/7/31)</text:p>
          </table:table-cell>
          <table:table-cell office:value-type="date" office:date-value="2014-09-01T00:00:00" table:style-name="ce2">
            <text:p>2014/9/1</text:p>
          </table:table-cell>
          <table:table-cell office:value-type="date" office:date-value="2015-07-31T00:00:00" table:style-name="ce2">
            <text:p>2015/7/31</text:p>
          </table:table-cell>
          <table:table-cell office:value-type="string" table:style-name="ce1">
            <text:p>臺中市和平區</text:p>
          </table:table-cell>
          <table:table-cell office:value-type="float" office:value="415" table:style-name="ce1">
            <text:p>415</text:p>
          </table:table-cell>
          <table:table-cell office:value-type="float" office:value="415" table:style-name="ce1">
            <text:p>415</text:p>
          </table:table-cell>
          <table:table-cell office:value-type="float" office:value="415" table:style-name="ce1">
            <text:p>415</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大甲溪發電廠</text:p>
          </table:table-cell>
          <table:table-cell office:value-type="string" table:style-name="ce1">
            <text:p>aa</text:p>
          </table:table-cell>
          <table:table-cell office:value-type="string" table:style-name="ce1">
            <text:p>協助大甲溪發電廠辦理活力、和平、幸福餐─白冷國小愛心早餐(預計主動關懷弱勢活動時程:2014/9/1-2015/7/31)</text:p>
          </table:table-cell>
          <table:table-cell office:value-type="date" office:date-value="2014-09-01T00:00:00" table:style-name="ce2">
            <text:p>2014/9/1</text:p>
          </table:table-cell>
          <table:table-cell office:value-type="date" office:date-value="2015-07-31T00:00:00" table:style-name="ce2">
            <text:p>2015/7/31</text:p>
          </table:table-cell>
          <table:table-cell office:value-type="string" table:style-name="ce1">
            <text:p>臺中市和平區</text:p>
          </table:table-cell>
          <table:table-cell office:value-type="float" office:value="630" table:style-name="ce1">
            <text:p>630</text:p>
          </table:table-cell>
          <table:table-cell office:value-type="float" office:value="630" table:style-name="ce1">
            <text:p>630</text:p>
          </table:table-cell>
          <table:table-cell office:value-type="float" office:value="630" table:style-name="ce1">
            <text:p>6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大園鄉老人會</text:p>
          </table:table-cell>
          <table:table-cell office:value-type="float" office:value="14938915" table:style-name="ce1">
            <text:p>14938915</text:p>
          </table:table-cell>
          <table:table-cell office:value-type="string" table:style-name="ce1">
            <text:p>協助桃園縣大園鄉老人會辦理103年度重陽節敬老大會暨節能減碳宣導(預計活動時程:2014/9/26)</text:p>
          </table:table-cell>
          <table:table-cell office:value-type="date" office:date-value="2014-09-26T00:00:00" table:style-name="ce2">
            <text:p>2014/9/26</text:p>
          </table:table-cell>
          <table:table-cell office:value-type="date" office:date-value="2014-09-26T00:00:00" table:style-name="ce2">
            <text:p>2014/9/26</text:p>
          </table:table-cell>
          <table:table-cell office:value-type="string" table:style-name="ce1">
            <text:p>桃園縣大園鄉</text:p>
          </table:table-cell>
          <table:table-cell office:value-type="float" office:value="2290" table:style-name="ce1">
            <text:p>2290</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立林園高級中學</text:p>
          </table:table-cell>
          <table:table-cell office:value-type="string" table:style-name="ce1">
            <text:p>aa</text:p>
          </table:table-cell>
          <table:table-cell office:value-type="string" table:style-name="ce1">
            <text:p>協助高雄市立林園高級中學辦理舉辦女子手球隊移地訓練活動(預計活動時程:103.7.10-8.30)</text:p>
          </table:table-cell>
          <table:table-cell office:value-type="date" office:date-value="2014-07-10T00:00:00" table:style-name="ce2">
            <text:p>2014/7/10</text:p>
          </table:table-cell>
          <table:table-cell office:value-type="date" office:date-value="2014-08-30T00:00:00" table:style-name="ce2">
            <text:p>2014/8/30</text:p>
          </table:table-cell>
          <table:table-cell office:value-type="string" table:style-name="ce1">
            <text:p>高雄市林園區</text:p>
          </table:table-cell>
          <table:table-cell office:value-type="float" office:value="175" table:style-name="ce1">
            <text:p>17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沿海敬老協會</text:p>
          </table:table-cell>
          <table:table-cell office:value-type="float" office:value="92065417" table:style-name="ce1">
            <text:p>92065417</text:p>
          </table:table-cell>
          <table:table-cell office:value-type="string" table:style-name="ce1">
            <text:p>協助高雄市沿海敬老協會辦理重陽節敬老暨宣導支持大林電廠更新改建計畫活動(預計活動時程:103.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高雄市小港區</text:p>
          </table:table-cell>
          <table:table-cell office:value-type="float" office:value="259" table:style-name="ce1">
            <text:p>259</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製冰冷凍廠增修建工程(預計施行時間:2014/8/1-2015/6/31)</text:p>
          </table:table-cell>
          <table:table-cell office:value-type="date" office:date-value="2014-08-01T00:00:00" table:style-name="ce2">
            <text:p>2014/8/1</text:p>
          </table:table-cell>
          <table:table-cell office:value-type="string" table:style-name="ce1">
            <text:p>2015/6/31</text:p>
          </table:table-cell>
          <table:table-cell office:value-type="string" table:style-name="ce1">
            <text:p>高雄市彌陀區</text:p>
          </table:table-cell>
          <table:table-cell office:value-type="float" office:value="2000" table:style-name="ce1">
            <text:p>2000</text:p>
          </table:table-cell>
          <table:table-cell office:value-type="float" office:value="1800" table:style-name="ce1">
            <text:p>1800</text:p>
          </table:table-cell>
          <table:table-cell office:value-type="float" office:value="1500" table:style-name="ce1">
            <text:p>15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新達社區發展協會</text:p>
          </table:table-cell>
          <table:table-cell office:value-type="float" office:value="20255753" table:style-name="ce1">
            <text:p>20255753</text:p>
          </table:table-cell>
          <table:table-cell office:value-type="string" table:style-name="ce1">
            <text:p>協助高雄市路竹區新達社區發展協會辦理新達清雲宮「團結互助、感恩惜福」文化藝術暨節約能源宣導活動(預計活動時程:103.7.12-13)</text:p>
          </table:table-cell>
          <table:table-cell office:value-type="date" office:date-value="2014-07-12T00:00:00" table:style-name="ce2">
            <text:p>2014/7/12</text:p>
          </table:table-cell>
          <table:table-cell office:value-type="date" office:date-value="2014-07-13T00:00:00" table:style-name="ce2">
            <text:p>2014/7/13</text:p>
          </table:table-cell>
          <table:table-cell office:value-type="string" table:style-name="ce1">
            <text:p>高雄市路竹區</text:p>
          </table:table-cell>
          <table:table-cell office:value-type="float" office:value="1046" table:style-name="ce1">
            <text:p>1046</text:p>
          </table:table-cell>
          <table:table-cell office:value-type="float" office:value="200" table:style-name="ce1">
            <text:p>200</text:p>
          </table:table-cell>
          <table:table-cell office:value-type="float" office:value="65" table:style-name="ce1">
            <text:p>6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社團法人高雄市湖內區大湖社區發展協會</text:p>
          </table:table-cell>
          <table:table-cell office:value-type="float" office:value="99033600" table:style-name="ce1">
            <text:p>99033600</text:p>
          </table:table-cell>
          <table:table-cell office:value-type="string" table:style-name="ce1">
            <text:p>協助社團法人高雄市湖內區大湖社區發展協會辦理103年度環境教育知性之旅(預計參訪活動時程:103.11.11-13)</text:p>
          </table:table-cell>
          <table:table-cell office:value-type="date" office:date-value="2014-11-11T00:00:00" table:style-name="ce2">
            <text:p>2014/11/11</text:p>
          </table:table-cell>
          <table:table-cell office:value-type="date" office:date-value="2014-11-13T00:00:00" table:style-name="ce2">
            <text:p>2014/11/13</text:p>
          </table:table-cell>
          <table:table-cell office:value-type="string" table:style-name="ce1">
            <text:p>高雄市湖內區</text:p>
          </table:table-cell>
          <table:table-cell office:value-type="float" office:value="474" table:style-name="ce1">
            <text:p>474</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辦理高雄市永安區第十五屆石斑魚文化節活動計畫(預計活動日期:103.10.4-5)</text:p>
          </table:table-cell>
          <table:table-cell office:value-type="date" office:date-value="2014-10-04T00:00:00" table:style-name="ce2">
            <text:p>2014/10/4</text:p>
          </table:table-cell>
          <table:table-cell office:value-type="date" office:date-value="2014-10-05T00:00:00" table:style-name="ce2">
            <text:p>2014/10/5</text:p>
          </table:table-cell>
          <table:table-cell office:value-type="string" table:style-name="ce1">
            <text:p>高雄市永安區</text:p>
          </table:table-cell>
          <table:table-cell office:value-type="float" office:value="5967" table:style-name="ce1">
            <text:p>5967</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公所</text:p>
          </table:table-cell>
          <table:table-cell office:value-type="string" table:style-name="ce1">
            <text:p>aa</text:p>
          </table:table-cell>
          <table:table-cell office:value-type="string" table:style-name="ce1">
            <text:p>協助高雄市路竹區公所辦理2014路竹番茄節(預計活動日期:103.12.6-7)</text:p>
          </table:table-cell>
          <table:table-cell office:value-type="date" office:date-value="2014-12-06T00:00:00" table:style-name="ce2">
            <text:p>2014/12/6</text:p>
          </table:table-cell>
          <table:table-cell office:value-type="date" office:date-value="2014-12-07T00:00:00" table:style-name="ce2">
            <text:p>2014/12/7</text:p>
          </table:table-cell>
          <table:table-cell office:value-type="string" table:style-name="ce1">
            <text:p>高雄市路竹區</text:p>
          </table:table-cell>
          <table:table-cell office:value-type="float" office:value="2900" table:style-name="ce1">
            <text:p>2900</text:p>
          </table:table-cell>
          <table:table-cell office:value-type="float" office:value="700" table:style-name="ce1">
            <text:p>700</text:p>
          </table:table-cell>
          <table:table-cell office:value-type="float" office:value="700" table:style-name="ce1">
            <text:p>7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公所</text:p>
          </table:table-cell>
          <table:table-cell office:value-type="string" table:style-name="ce1">
            <text:p>aa</text:p>
          </table:table-cell>
          <table:table-cell office:value-type="string" table:style-name="ce1">
            <text:p>協助高雄市彌陀區公所辦理103年彌陀港虱目魚文化節(預計活動日期:103.11.1-2)</text:p>
          </table:table-cell>
          <table:table-cell office:value-type="date" office:date-value="2014-11-01T00:00:00" table:style-name="ce2">
            <text:p>2014/11/1</text:p>
          </table:table-cell>
          <table:table-cell office:value-type="date" office:date-value="2014-11-02T00:00:00" table:style-name="ce2">
            <text:p>2014/11/2</text:p>
          </table:table-cell>
          <table:table-cell office:value-type="string" table:style-name="ce1">
            <text:p>高雄市彌陀區</text:p>
          </table:table-cell>
          <table:table-cell office:value-type="float" office:value="3500" table:style-name="ce1">
            <text:p>3500</text:p>
          </table:table-cell>
          <table:table-cell office:value-type="float" office:value="1000" table:style-name="ce1">
            <text:p>10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p>
          </table:table-cell>
          <table:table-cell office:value-type="string" table:style-name="ce1">
            <text:p>協助高雄市茄萣區公所辦理2014茄萣烏魚海鮮美食節(預計活動日期:103.12.13)</text:p>
          </table:table-cell>
          <table:table-cell office:value-type="date" office:date-value="2014-12-13T00:00:00" table:style-name="ce2">
            <text:p>2014/12/13</text:p>
          </table:table-cell>
          <table:table-cell office:value-type="date" office:date-value="2014-12-13T00:00:00" table:style-name="ce2">
            <text:p>2014/12/13</text:p>
          </table:table-cell>
          <table:table-cell office:value-type="string" table:style-name="ce1">
            <text:p>高雄市茄萣區</text:p>
          </table:table-cell>
          <table:table-cell office:value-type="float" office:value="1800" table:style-name="ce1">
            <text:p>1800</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老人福利協進會</text:p>
          </table:table-cell>
          <table:table-cell office:value-type="float" office:value="76984178" table:style-name="ce1">
            <text:p>76984178</text:p>
          </table:table-cell>
          <table:table-cell office:value-type="string" table:style-name="ce1">
            <text:p>協助高雄市永安老人福利協進會辦理秋冬季會員慶生會暨專題講座活動(預計活動時程:103.7.22)</text:p>
          </table:table-cell>
          <table:table-cell office:value-type="date" office:date-value="2014-07-22T00:00:00" table:style-name="ce2">
            <text:p>2014/7/22</text:p>
          </table:table-cell>
          <table:table-cell office:value-type="date" office:date-value="2014-07-22T00:00:00" table:style-name="ce2">
            <text:p>2014/7/22</text:p>
          </table:table-cell>
          <table:table-cell office:value-type="string" table:style-name="ce1">
            <text:p>高雄市永安區</text:p>
          </table:table-cell>
          <table:table-cell office:value-type="float" office:value="178" table:style-name="ce1">
            <text:p>178</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阿公店長跑協會</text:p>
          </table:table-cell>
          <table:table-cell office:value-type="float" office:value="10752681" table:style-name="ce1">
            <text:p>10752681</text:p>
          </table:table-cell>
          <table:table-cell office:value-type="string" table:style-name="ce1">
            <text:p>協助高雄市阿公店長跑協會辦理2014阿公店盃惦戀永安全國馬拉松賽(預計活動時程:103.12.14)</text:p>
          </table:table-cell>
          <table:table-cell office:value-type="date" office:date-value="2014-12-14T00:00:00" table:style-name="ce2">
            <text:p>2014/12/14</text:p>
          </table:table-cell>
          <table:table-cell office:value-type="date" office:date-value="2014-12-14T00:00:00" table:style-name="ce2">
            <text:p>2014/12/14</text:p>
          </table:table-cell>
          <table:table-cell office:value-type="string" table:style-name="ce1">
            <text:p>高雄市永安區</text:p>
          </table:table-cell>
          <table:table-cell office:value-type="float" office:value="4700" table:style-name="ce1">
            <text:p>4700</text:p>
          </table:table-cell>
          <table:table-cell office:value-type="float" office:value="300" table:style-name="ce1">
            <text:p>30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養殖漁業發展協會</text:p>
          </table:table-cell>
          <table:table-cell office:value-type="float" office:value="14687298" table:style-name="ce1">
            <text:p>14687298</text:p>
          </table:table-cell>
          <table:table-cell office:value-type="string" table:style-name="ce1">
            <text:p>協助高雄市養殖漁業發展協會辦理103年度國家電力建設參訪研習活動(預計參訪活動時程:2014/7/16-2014/7/17)</text:p>
          </table:table-cell>
          <table:table-cell office:value-type="date" office:date-value="2014-07-16T00:00:00" table:style-name="ce2">
            <text:p>2014/7/16</text:p>
          </table:table-cell>
          <table:table-cell office:value-type="date" office:date-value="2014-07-17T00:00:00" table:style-name="ce2">
            <text:p>2014/7/17</text:p>
          </table:table-cell>
          <table:table-cell office:value-type="string" table:style-name="ce1">
            <text:p>高雄市永安區</text:p>
          </table:table-cell>
          <table:table-cell office:value-type="float" office:value="294" table:style-name="ce1">
            <text:p>294</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大高雄茄萣婦女會</text:p>
          </table:table-cell>
          <table:table-cell office:value-type="float" office:value="62976677" table:style-name="ce1">
            <text:p>62976677</text:p>
          </table:table-cell>
          <table:table-cell office:value-type="string" table:style-name="ce1">
            <text:p>協助大高雄茄萣婦女會辦理『人間有愛、共反毒害』全民慢跑暨節能減碳宣導活動(預計活動時程:2014/8/17)</text:p>
          </table:table-cell>
          <table:table-cell office:value-type="date" office:date-value="2014-08-17T00:00:00" table:style-name="ce2">
            <text:p>2014/8/17</text:p>
          </table:table-cell>
          <table:table-cell office:value-type="date" office:date-value="2014-08-17T00:00:00" table:style-name="ce2">
            <text:p>2014/8/17</text:p>
          </table:table-cell>
          <table:table-cell office:value-type="string" table:style-name="ce1">
            <text:p>高雄市茄萣區</text:p>
          </table:table-cell>
          <table:table-cell office:value-type="float" office:value="260" table:style-name="ce1">
            <text:p>26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觀光產業發展協會</text:p>
          </table:table-cell>
          <table:table-cell office:value-type="string" table:style-name="ce1">
            <text:p>aa</text:p>
          </table:table-cell>
          <table:table-cell office:value-type="string" table:style-name="ce1">
            <text:p>協助高雄市觀光產業發展協會辦理「103年湖街王爺文化週，大湖里民聯誼慶中秋(預計活動時程:2014/8/30)</text:p>
          </table:table-cell>
          <table:table-cell office:value-type="date" office:date-value="2014-08-30T00:00:00" table:style-name="ce2">
            <text:p>2014/8/30</text:p>
          </table:table-cell>
          <table:table-cell office:value-type="date" office:date-value="2014-08-30T00:00:00" table:style-name="ce2">
            <text:p>2014/8/30</text:p>
          </table:table-cell>
          <table:table-cell office:value-type="string" table:style-name="ce1">
            <text:p>高雄市湖內區</text:p>
          </table:table-cell>
          <table:table-cell office:value-type="float" office:value="201" table:style-name="ce1">
            <text:p>201</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3年度會員健行暨核能用電安全宣導活動計畫(預計活動時程:103.7.20-8.30)</text:p>
          </table:table-cell>
          <table:table-cell office:value-type="date" office:date-value="2014-07-20T00:00:00" table:style-name="ce2">
            <text:p>2014/7/20</text:p>
          </table:table-cell>
          <table:table-cell office:value-type="date" office:date-value="2014-08-30T00:00:00" table:style-name="ce2">
            <text:p>2014/8/30</text:p>
          </table:table-cell>
          <table:table-cell office:value-type="string" table:style-name="ce1">
            <text:p>新北市石門區</text:p>
          </table:table-cell>
          <table:table-cell office:value-type="float" office:value="220" table:style-name="ce1">
            <text:p>220</text:p>
          </table:table-cell>
          <table:table-cell office:value-type="float" office:value="200" table:style-name="ce1">
            <text:p>200</text:p>
          </table:table-cell>
          <table:table-cell office:value-type="float" office:value="160" table:style-name="ce1">
            <text:p>1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漁會</text:p>
          </table:table-cell>
          <table:table-cell office:value-type="float" office:value="37181502" table:style-name="ce1">
            <text:p>37181502</text:p>
          </table:table-cell>
          <table:table-cell office:value-type="string" table:style-name="ce1">
            <text:p>協助新北市金山區漁會辦理103年度漁業推廣暨漁民節活動(預計活動時程:103.7.12)</text:p>
          </table:table-cell>
          <table:table-cell office:value-type="date" office:date-value="2014-07-12T00:00:00" table:style-name="ce2">
            <text:p>2014/7/12</text:p>
          </table:table-cell>
          <table:table-cell office:value-type="date" office:date-value="2014-07-12T00:00:00" table:style-name="ce2">
            <text:p>2014/7/12</text:p>
          </table:table-cell>
          <table:table-cell office:value-type="string" table:style-name="ce1">
            <text:p>新北市金山區</text:p>
          </table:table-cell>
          <table:table-cell office:value-type="float" office:value="580" table:style-name="ce1">
            <text:p>580</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p>
          </table:table-cell>
          <table:table-cell office:value-type="string" table:style-name="ce1">
            <text:p>協助新北市三芝區公所辦理2014新北市筊白筍節(三芝區)(預計活動日期:2014/8/1-2014/12/31)</text:p>
          </table:table-cell>
          <table:table-cell office:value-type="date" office:date-value="2014-08-01T00:00:00" table:style-name="ce2">
            <text:p>2014/8/1</text:p>
          </table:table-cell>
          <table:table-cell office:value-type="date" office:date-value="2014-12-31T00:00:00" table:style-name="ce2">
            <text:p>2014/12/31</text:p>
          </table:table-cell>
          <table:table-cell office:value-type="string" table:style-name="ce1">
            <text:p>新北市三芝區</text:p>
          </table:table-cell>
          <table:table-cell office:value-type="float" office:value="2300" table:style-name="ce1">
            <text:p>2300</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財團法人新北市金包里慈護宮</text:p>
          </table:table-cell>
          <table:table-cell office:value-type="float" office:value="37505777" table:style-name="ce1">
            <text:p>37505777</text:p>
          </table:table-cell>
          <table:table-cell office:value-type="string" table:style-name="ce1">
            <text:p>協助財團法人新北市金包里慈護宮辦理2014新北市《金山中元祭》活動(預計活動時程:2014/8/8-2014/8/10)</text:p>
          </table:table-cell>
          <table:table-cell office:value-type="date" office:date-value="2014-08-08T00:00:00" table:style-name="ce2">
            <text:p>2014/8/8</text:p>
          </table:table-cell>
          <table:table-cell office:value-type="date" office:date-value="2014-08-10T00:00:00" table:style-name="ce2">
            <text:p>2014/8/10</text:p>
          </table:table-cell>
          <table:table-cell office:value-type="string" table:style-name="ce1">
            <text:p>新北市金山區</text:p>
          </table:table-cell>
          <table:table-cell office:value-type="float" office:value="1535" table:style-name="ce1">
            <text:p>1535</text:p>
          </table:table-cell>
          <table:table-cell office:value-type="float" office:value="300" table:style-name="ce1">
            <text:p>300</text:p>
          </table:table-cell>
          <table:table-cell office:value-type="float" office:value="120" table:style-name="ce1">
            <text:p>1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p>
          </table:table-cell>
          <table:table-cell office:value-type="string" table:style-name="ce1">
            <text:p>協助第三核能發電廠辦理台電讓愛發"牙"─滿州鄉口檢健康義診暨電力宣導活動(預計主動關懷弱勢活動時程:103.7.13-18)</text:p>
          </table:table-cell>
          <table:table-cell office:value-type="date" office:date-value="2014-07-13T00:00:00" table:style-name="ce2">
            <text:p>2014/7/13</text:p>
          </table:table-cell>
          <table:table-cell office:value-type="date" office:date-value="2014-07-18T00:00:00" table:style-name="ce2">
            <text:p>2014/7/18</text:p>
          </table:table-cell>
          <table:table-cell office:value-type="string" table:style-name="ce1">
            <text:p>屏東縣滿州鄉</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p>
          </table:table-cell>
          <table:table-cell office:value-type="string" table:style-name="ce1">
            <text:p>協助屏東縣恆春鎮公所辦理民國104年農民曆(預計活動時程:2014/8/1-2014/11/30)</text:p>
          </table:table-cell>
          <table:table-cell office:value-type="date" office:date-value="2014-08-01T00:00:00" table:style-name="ce2">
            <text:p>2014/8/1</text:p>
          </table:table-cell>
          <table:table-cell office:value-type="date" office:date-value="2014-11-30T00:00:00" table:style-name="ce2">
            <text:p>2014/11/30</text:p>
          </table:table-cell>
          <table:table-cell office:value-type="string" table:style-name="ce1">
            <text:p>屏東縣恆春鎮</text:p>
          </table:table-cell>
          <table:table-cell office:value-type="float" office:value="226" table:style-name="ce1">
            <text:p>226</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2014漁民節系列活動計畫(預計活動時程:103.7.13)</text:p>
          </table:table-cell>
          <table:table-cell office:value-type="date" office:date-value="2014-07-13T00:00:00" table:style-name="ce2">
            <text:p>2014/7/13</text:p>
          </table:table-cell>
          <table:table-cell office:value-type="date" office:date-value="2014-07-13T00:00:00" table:style-name="ce2">
            <text:p>2014/7/13</text:p>
          </table:table-cell>
          <table:table-cell office:value-type="string" table:style-name="ce1">
            <text:p>基隆市中正區</text:p>
          </table:table-cell>
          <table:table-cell office:value-type="float" office:value="858" table:style-name="ce1">
            <text:p>858</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安樂區公所</text:p>
          </table:table-cell>
          <table:table-cell office:value-type="string" table:style-name="ce1">
            <text:p>aa</text:p>
          </table:table-cell>
          <table:table-cell office:value-type="string" table:style-name="ce1">
            <text:p>協助基隆市安樂區公所辦理103年中崙里敬老慶生會(預計活動時程:103.9.20-10.5)(註銷)</text:p>
          </table:table-cell>
          <table:table-cell office:value-type="date" office:date-value="2014-09-20T00:00:00" table:style-name="ce2">
            <text:p>2014/9/20</text:p>
          </table:table-cell>
          <table:table-cell office:value-type="date" office:date-value="2014-10-05T00:00:00" table:style-name="ce2">
            <text:p>2014/10/5</text:p>
          </table:table-cell>
          <table:table-cell office:value-type="string" table:style-name="ce1">
            <text:p>基隆市中正區</text:p>
          </table:table-cell>
          <table:table-cell office:value-type="float" office:value="858" table:style-name="ce1">
            <text:p>858</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安樂區公所</text:p>
          </table:table-cell>
          <table:table-cell office:value-type="string" table:style-name="ce1">
            <text:p>aa</text:p>
          </table:table-cell>
          <table:table-cell office:value-type="string" table:style-name="ce1">
            <text:p>協助基隆市安樂區公所辦理103年武崙里敬老慶生會(預計活動時程:103.9.20-10.5)(註銷)</text:p>
          </table:table-cell>
          <table:table-cell office:value-type="date" office:date-value="2014-09-20T00:00:00" table:style-name="ce2">
            <text:p>2014/9/20</text:p>
          </table:table-cell>
          <table:table-cell office:value-type="date" office:date-value="2014-10-05T00:00:00" table:style-name="ce2">
            <text:p>2014/10/5</text:p>
          </table:table-cell>
          <table:table-cell office:value-type="string" table:style-name="ce1">
            <text:p>基隆市安樂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鎮虎頭山網球場遮雨棚設置工程</text:p>
          </table:table-cell>
          <table:table-cell office:value-type="date" office:date-value="2014-07-11T00:00:00" table:style-name="ce2">
            <text:p>2014/7/11</text:p>
          </table:table-cell>
          <table:table-cell office:value-type="date" office:date-value="2014-07-20T00:00:00" table:style-name="ce2">
            <text:p>2014/7/20</text:p>
          </table:table-cell>
          <table:table-cell office:value-type="string" table:style-name="ce1">
            <text:p>苗栗縣通霄鎮</text:p>
          </table:table-cell>
          <table:table-cell office:value-type="float" office:value="630" table:style-name="ce1">
            <text:p>630</text:p>
          </table:table-cell>
          <table:table-cell office:value-type="float" office:value="600" table:style-name="ce1">
            <text:p>600</text:p>
          </table:table-cell>
          <table:table-cell office:value-type="float" office:value="300" table:style-name="ce1">
            <text:p>3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代天府民俗文化推展協會</text:p>
          </table:table-cell>
          <table:table-cell office:value-type="float" office:value="25307689" table:style-name="ce1">
            <text:p>25307689</text:p>
          </table:table-cell>
          <table:table-cell office:value-type="string" table:style-name="ce1">
            <text:p>協助苗栗縣代天府民俗文化推展協會辦理2014民俗文化大賞(預計活動時程:103.7.11-20)</text:p>
          </table:table-cell>
          <table:table-cell office:value-type="date" office:date-value="2014-07-13T00:00:00" table:style-name="ce2">
            <text:p>2014/7/13</text:p>
          </table:table-cell>
          <table:table-cell office:value-type="date" office:date-value="2014-07-13T00:00:00" table:style-name="ce2">
            <text:p>2014/7/13</text:p>
          </table:table-cell>
          <table:table-cell office:value-type="string" table:style-name="ce1">
            <text:p>苗栗縣苑裡鎮</text:p>
          </table:table-cell>
          <table:table-cell office:value-type="float" office:value="633" table:style-name="ce1">
            <text:p>633</text:p>
          </table:table-cell>
          <table:table-cell office:value-type="float" office:value="200" table:style-name="ce1">
            <text:p>20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槌球協會</text:p>
          </table:table-cell>
          <table:table-cell office:value-type="float" office:value="10948193" table:style-name="ce1">
            <text:p>10948193</text:p>
          </table:table-cell>
          <table:table-cell office:value-type="string" table:style-name="ce1">
            <text:p>協助苗栗縣通霄槌球協會辦理103年通霄鎮鎮長盃槌球錦標賽活動(預計活動時程:103.7.13)</text:p>
          </table:table-cell>
          <table:table-cell office:value-type="date" office:date-value="2014-07-26T00:00:00" table:style-name="ce2">
            <text:p>2014/7/26</text:p>
          </table:table-cell>
          <table:table-cell office:value-type="date" office:date-value="2014-07-26T00:00:00" table:style-name="ce2">
            <text:p>2014/7/26</text:p>
          </table:table-cell>
          <table:table-cell office:value-type="string" table:style-name="ce1">
            <text:p>苗栗縣通霄鎮</text:p>
          </table:table-cell>
          <table:table-cell office:value-type="float" office:value="382" table:style-name="ce1">
            <text:p>382</text:p>
          </table:table-cell>
          <table:table-cell office:value-type="float" office:value="120" table:style-name="ce1">
            <text:p>12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3年度苑裡鎮立幼兒園畢業典禮暨幼兒才藝表演活動(預計活動時程:2014/7/26)</text:p>
          </table:table-cell>
          <table:table-cell office:value-type="date" office:date-value="2014-09-13T00:00:00" table:style-name="ce2">
            <text:p>2014/9/13</text:p>
          </table:table-cell>
          <table:table-cell office:value-type="date" office:date-value="2014-09-13T00:00:00" table:style-name="ce2">
            <text:p>2014/9/13</text:p>
          </table:table-cell>
          <table:table-cell office:value-type="string" table:style-name="ce1">
            <text:p>苗栗縣苑裡鎮</text:p>
          </table:table-cell>
          <table:table-cell office:value-type="float" office:value="120" table:style-name="ce1">
            <text:p>120</text:p>
          </table:table-cell>
          <table:table-cell office:value-type="float" office:value="100" table:style-name="ce1">
            <text:p>100</text:p>
          </table:table-cell>
          <table:table-cell office:value-type="float" office:value="35" table:style-name="ce1">
            <text:p>3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苑羽球協會</text:p>
          </table:table-cell>
          <table:table-cell office:value-type="float" office:value="26864521" table:style-name="ce1">
            <text:p>26864521</text:p>
          </table:table-cell>
          <table:table-cell office:value-type="string" table:style-name="ce1">
            <text:p>協助苗栗縣通苑羽球協會辦理103年苗栗縣通霄鎮鎮長盃羽球賽(預計活動時程:103.9.13)</text:p>
          </table:table-cell>
          <table:table-cell office:value-type="date" office:date-value="2014-09-13T00:00:00" table:style-name="ce2">
            <text:p>2014/9/13</text:p>
          </table:table-cell>
          <table:table-cell office:value-type="date" office:date-value="2014-09-13T00:00:00" table:style-name="ce2">
            <text:p>2014/9/13</text:p>
          </table:table-cell>
          <table:table-cell office:value-type="string" table:style-name="ce1">
            <text:p>苗栗縣通霄鎮</text:p>
          </table:table-cell>
          <table:table-cell office:value-type="float" office:value="390" table:style-name="ce1">
            <text:p>39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農村再生推廣協會</text:p>
          </table:table-cell>
          <table:table-cell office:value-type="float" office:value="10903702" table:style-name="ce1">
            <text:p>10903702</text:p>
          </table:table-cell>
          <table:table-cell office:value-type="string" table:style-name="ce1">
            <text:p>協助苗栗縣農村再生推廣協會辦理103年導覽志工培訓營(預計參訪活動時程:2014/7/12-2014/7/13)</text:p>
          </table:table-cell>
          <table:table-cell office:value-type="date" office:date-value="2014-07-12T00:00:00" table:style-name="ce2">
            <text:p>2014/7/12</text:p>
          </table:table-cell>
          <table:table-cell office:value-type="date" office:date-value="2014-07-13T00:00:00" table:style-name="ce2">
            <text:p>2014/7/13</text:p>
          </table:table-cell>
          <table:table-cell office:value-type="string" table:style-name="ce1">
            <text:p>苗栗縣通霄鎮</text:p>
          </table:table-cell>
          <table:table-cell office:value-type="float" office:value="174" table:style-name="ce1">
            <text:p>174</text:p>
          </table:table-cell>
          <table:table-cell office:value-type="float" office:value="60" table:style-name="ce1">
            <text:p>60</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勞工就業促進發展協會</text:p>
          </table:table-cell>
          <table:table-cell office:value-type="float" office:value="25318291" table:style-name="ce1">
            <text:p>25318291</text:p>
          </table:table-cell>
          <table:table-cell office:value-type="string" table:style-name="ce1">
            <text:p>協助苗栗縣勞工就業促進發展協會辦理103年導覽志工培訓暨節能減碳宣導活動(預計參訪活動時程:2014/8/2-2014/8/3)</text:p>
          </table:table-cell>
          <table:table-cell office:value-type="date" office:date-value="2014-08-02T00:00:00" table:style-name="ce2">
            <text:p>2014/8/2</text:p>
          </table:table-cell>
          <table:table-cell office:value-type="date" office:date-value="2014-08-03T00:00:00" table:style-name="ce2">
            <text:p>2014/8/3</text:p>
          </table:table-cell>
          <table:table-cell office:value-type="string" table:style-name="ce1">
            <text:p>苗栗縣通霄鎮</text:p>
          </table:table-cell>
          <table:table-cell office:value-type="float" office:value="20" table:style-name="ce1">
            <text:p>20</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婦女新知促進協會</text:p>
          </table:table-cell>
          <table:table-cell office:value-type="float" office:value="10932235" table:style-name="ce1">
            <text:p>10932235</text:p>
          </table:table-cell>
          <table:table-cell office:value-type="string" table:style-name="ce1">
            <text:p>協助苗栗縣通霄婦女新知促進協會辦理「樂活女性成長」研習活動暨節約能源宣導活動(預計活動時程:2014/9/2)</text:p>
          </table:table-cell>
          <table:table-cell office:value-type="date" office:date-value="2014-09-02T00:00:00" table:style-name="ce2">
            <text:p>2014/9/2</text:p>
          </table:table-cell>
          <table:table-cell office:value-type="date" office:date-value="2014-09-02T00:00:00" table:style-name="ce2">
            <text:p>2014/9/2</text:p>
          </table:table-cell>
          <table:table-cell office:value-type="string" table:style-name="ce1">
            <text:p>苗栗縣通霄鎮</text:p>
          </table:table-cell>
          <table:table-cell office:value-type="float" office:value="340" table:style-name="ce1">
            <text:p>34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五南社區發展協會</text:p>
          </table:table-cell>
          <table:table-cell office:value-type="float" office:value="66846556" table:style-name="ce1">
            <text:p>66846556</text:p>
          </table:table-cell>
          <table:table-cell office:value-type="string" table:style-name="ce1">
            <text:p>協助苗栗縣通霄鎮五南社區發展協會辦理103年度『照耀社區點光彩與節約用電宣導』活動(預計活動時程:2014/8/24)</text:p>
          </table:table-cell>
          <table:table-cell office:value-type="date" office:date-value="2014-08-24T00:00:00" table:style-name="ce2">
            <text:p>2014/8/24</text:p>
          </table:table-cell>
          <table:table-cell office:value-type="date" office:date-value="2014-08-24T00:00:00" table:style-name="ce2">
            <text:p>2014/8/24</text:p>
          </table:table-cell>
          <table:table-cell office:value-type="string" table:style-name="ce1">
            <text:p>苗栗縣通霄鎮</text:p>
          </table:table-cell>
          <table:table-cell office:value-type="float" office:value="178" table:style-name="ce1">
            <text:p>178</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灣媽祖民俗文化協會</text:p>
          </table:table-cell>
          <table:table-cell office:value-type="float" office:value="26828379" table:style-name="ce1">
            <text:p>26828379</text:p>
          </table:table-cell>
          <table:table-cell office:value-type="string" table:style-name="ce1">
            <text:p>協助關苗栗縣通霄灣媽祖民俗文化協會辦理2014大士爺中元文化祭(預計活動時程:2014/8/3)</text:p>
          </table:table-cell>
          <table:table-cell office:value-type="date" office:date-value="2014-08-03T00:00:00" table:style-name="ce2">
            <text:p>2014/8/3</text:p>
          </table:table-cell>
          <table:table-cell office:value-type="date" office:date-value="2014-08-03T00:00:00" table:style-name="ce2">
            <text:p>2014/8/3</text:p>
          </table:table-cell>
          <table:table-cell office:value-type="string" table:style-name="ce1">
            <text:p>苗栗縣通霄鎮</text:p>
          </table:table-cell>
          <table:table-cell office:value-type="float" office:value="477" table:style-name="ce1">
            <text:p>477</text:p>
          </table:table-cell>
          <table:table-cell office:value-type="float" office:value="280" table:style-name="ce1">
            <text:p>2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彰濱公益服務協進會</text:p>
          </table:table-cell>
          <table:table-cell office:value-type="float" office:value="45316460" table:style-name="ce1">
            <text:p>45316460</text:p>
          </table:table-cell>
          <table:table-cell office:value-type="string" table:style-name="ce1">
            <text:p>協助彰化縣彰濱公益服務協進會辦理歡樂親子寫生比賽暨關懷弱勢及節能減碳宣導活動(預計活動時程:103.6.29)</text:p>
          </table:table-cell>
          <table:table-cell office:value-type="date" office:date-value="2014-06-29T00:00:00" table:style-name="ce2">
            <text:p>2014/6/29</text:p>
          </table:table-cell>
          <table:table-cell office:value-type="date" office:date-value="2014-06-29T00:00:00" table:style-name="ce2">
            <text:p>2014/6/29</text:p>
          </table:table-cell>
          <table:table-cell office:value-type="string" table:style-name="ce1">
            <text:p>彰化縣和美鎮</text:p>
          </table:table-cell>
          <table:table-cell office:value-type="float" office:value="346" table:style-name="ce1">
            <text:p>346</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臺中區漁會</text:p>
          </table:table-cell>
          <table:table-cell office:value-type="float" office:value="55709324" table:style-name="ce1">
            <text:p>55709324</text:p>
          </table:table-cell>
          <table:table-cell office:value-type="string" table:style-name="ce1">
            <text:p>協助臺中市臺中區漁會辦理臺中市103年慶祝漁民節暨漁業技術交流及電力宣導活動(預計活動時程:103.7.1-20)</text:p>
          </table:table-cell>
          <table:table-cell office:value-type="date" office:date-value="2014-06-29T00:00:00" table:style-name="ce2">
            <text:p>2014/6/29</text:p>
          </table:table-cell>
          <table:table-cell office:value-type="date" office:date-value="2014-06-29T00:00:00" table:style-name="ce2">
            <text:p>2014/6/29</text:p>
          </table:table-cell>
          <table:table-cell office:value-type="string" table:style-name="ce1">
            <text:p>臺中市梧棲區</text:p>
          </table:table-cell>
          <table:table-cell office:value-type="float" office:value="960" table:style-name="ce1">
            <text:p>960</text:p>
          </table:table-cell>
          <table:table-cell office:value-type="float" office:value="250" table:style-name="ce1">
            <text:p>250</text:p>
          </table:table-cell>
          <table:table-cell office:value-type="float" office:value="170" table:style-name="ce1">
            <text:p>1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提昇企業關懷形象暨電力宣導睦鄰活動(預計活動時程:103.7.18)</text:p>
          </table:table-cell>
          <table:table-cell office:value-type="date" office:date-value="2014-07-18T00:00:00" table:style-name="ce2">
            <text:p>2014/7/18</text:p>
          </table:table-cell>
          <table:table-cell office:value-type="date" office:date-value="2014-07-18T00:00:00" table:style-name="ce2">
            <text:p>2014/7/18</text:p>
          </table:table-cell>
          <table:table-cell office:value-type="string" table:style-name="ce1">
            <text:p>臺中市</text:p>
          </table:table-cell>
          <table:table-cell office:value-type="float" office:value="250" table:style-name="ce1">
            <text:p>250</text:p>
          </table:table-cell>
          <table:table-cell office:value-type="float" office:value="250" table:style-name="ce1">
            <text:p>250</text:p>
          </table:table-cell>
          <table:table-cell office:value-type="float" office:value="250" table:style-name="ce1">
            <text:p>2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三德里守望相助隊103年度業務觀摩暨推廣乾淨能源政策及用電安全宣導活動(預計活動時程:103.7.5-6)</text:p>
          </table:table-cell>
          <table:table-cell office:value-type="date" office:date-value="2014-07-05T00:00:00" table:style-name="ce2">
            <text:p>2014/7/5</text:p>
          </table:table-cell>
          <table:table-cell office:value-type="date" office:date-value="2014-07-06T00:00:00" table:style-name="ce2">
            <text:p>2014/7/6</text:p>
          </table:table-cell>
          <table:table-cell office:value-type="string" table:style-name="ce1">
            <text:p>臺中市龍井區</text:p>
          </table:table-cell>
          <table:table-cell office:value-type="float" office:value="374" table:style-name="ce1">
            <text:p>374</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台北市</text:p>
          </table:table-cell>
          <table:table-cell office:value-type="string" table:style-name="ce1">
            <text:p>財團法人肝病防治學術基金會</text:p>
          </table:table-cell>
          <table:table-cell office:value-type="float" office:value="1033084" table:style-name="ce1">
            <text:p>1033084</text:p>
          </table:table-cell>
          <table:table-cell office:value-type="string" table:style-name="ce1">
            <text:p>協助財團法人肝病防治學術基金會辦理台電與您肝膽相照─辦理線西、伸港地區肝病篩檢暨電力宣導活動(預計主動關懷弱勢活動時程:103.6-10月)</text:p>
          </table:table-cell>
          <table:table-cell office:value-type="date" office:date-value="2014-06-01T00:00:00" table:style-name="ce2">
            <text:p>2014/6/1</text:p>
          </table:table-cell>
          <table:table-cell office:value-type="date" office:date-value="2014-10-31T00:00:00" table:style-name="ce2">
            <text:p>2014/10/31</text:p>
          </table:table-cell>
          <table:table-cell office:value-type="string" table:style-name="ce1">
            <text:p>彰化縣線西鄉、伸港鄉</text:p>
          </table:table-cell>
          <table:table-cell office:value-type="float" office:value="364" table:style-name="ce1">
            <text:p>364</text:p>
          </table:table-cell>
          <table:table-cell office:value-type="float" office:value="150" table:style-name="ce1">
            <text:p>150</text:p>
          </table:table-cell>
          <table:table-cell office:value-type="float" office:value="1500" table:style-name="ce1">
            <text:p>15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彰美慢速壘球協會</text:p>
          </table:table-cell>
          <table:table-cell office:value-type="float" office:value="45508306" table:style-name="ce1">
            <text:p>45508306</text:p>
          </table:table-cell>
          <table:table-cell office:value-type="string" table:style-name="ce1">
            <text:p>協助彰化縣彰美慢速壘球協會辦理「2014伸港鄉第六屆鄉長盃全國慢速壘球錦標賽」暨節約能源、支持電源開發促進地方繁榮宣導活動(預計活動時程:2014/7/26-2014/8/24)</text:p>
          </table:table-cell>
          <table:table-cell office:value-type="date" office:date-value="2014-07-26T00:00:00" table:style-name="ce2">
            <text:p>2014/7/26</text:p>
          </table:table-cell>
          <table:table-cell office:value-type="date" office:date-value="2014-08-24T00:00:00" table:style-name="ce2">
            <text:p>2014/8/24</text:p>
          </table:table-cell>
          <table:table-cell office:value-type="string" table:style-name="ce1">
            <text:p>彰化縣伸港鄉、和美鎮</text:p>
          </table:table-cell>
          <table:table-cell office:value-type="float" office:value="669" table:style-name="ce1">
            <text:p>669</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103年模範父親、好人好事表揚暨節能減碳宣導活動(預計活動時程:2014/7/26)</text:p>
          </table:table-cell>
          <table:table-cell office:value-type="date" office:date-value="2014-07-26T00:00:00" table:style-name="ce2">
            <text:p>2014/7/26</text:p>
          </table:table-cell>
          <table:table-cell office:value-type="date" office:date-value="2014-07-26T00:00:00" table:style-name="ce2">
            <text:p>2014/7/26</text:p>
          </table:table-cell>
          <table:table-cell office:value-type="string" table:style-name="ce1">
            <text:p>臺中市龍井區</text:p>
          </table:table-cell>
          <table:table-cell office:value-type="float" office:value="436" table:style-name="ce1">
            <text:p>436</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E Love @ 台中(預計主動關懷弱勢活動時程:2014/8/1-2015/12/31)</text:p>
          </table:table-cell>
          <table:table-cell office:value-type="date" office:date-value="2014-08-01T00:00:00" table:style-name="ce2">
            <text:p>2014/8/1</text:p>
          </table:table-cell>
          <table:table-cell office:value-type="date" office:date-value="2014-12-31T00:00:00" table:style-name="ce2">
            <text:p>2014/12/31</text:p>
          </table:table-cell>
          <table:table-cell office:value-type="string" table:style-name="ce1">
            <text:p>臺中市</text:p>
          </table:table-cell>
          <table:table-cell office:value-type="float" office:value="5150" table:style-name="ce1">
            <text:p>5150</text:p>
          </table:table-cell>
          <table:table-cell office:value-type="float" office:value="5150" table:style-name="ce1">
            <text:p>5150</text:p>
          </table:table-cell>
          <table:table-cell office:value-type="float" office:value="5150" table:style-name="ce1">
            <text:p>51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緣來一家親，手牽手，大手護小手關懷活動(預計主動關懷弱勢活動時程:2014/7/28-2014/10/31)</text:p>
          </table:table-cell>
          <table:table-cell office:value-type="date" office:date-value="2014-07-28T00:00:00" table:style-name="ce2">
            <text:p>2014/7/28</text:p>
          </table:table-cell>
          <table:table-cell office:value-type="date" office:date-value="2014-10-31T00:00:00" table:style-name="ce2">
            <text:p>2014/10/31</text:p>
          </table:table-cell>
          <table:table-cell office:value-type="string" table:style-name="ce1">
            <text:p>臺中市龍井區等</text:p>
          </table:table-cell>
          <table:table-cell office:value-type="float" office:value="775" table:style-name="ce1">
            <text:p>775</text:p>
          </table:table-cell>
          <table:table-cell office:value-type="float" office:value="775" table:style-name="ce1">
            <text:p>775</text:p>
          </table:table-cell>
          <table:table-cell office:value-type="float" office:value="775" table:style-name="ce1">
            <text:p>77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游泳協會</text:p>
          </table:table-cell>
          <table:table-cell office:value-type="float" office:value="15754890" table:style-name="ce1">
            <text:p>15754890</text:p>
          </table:table-cell>
          <table:table-cell office:value-type="string" table:style-name="ce1">
            <text:p>協助桃園縣觀音鄉游泳協會辦理103年度觀音鄉鄉長盃成人分齡趣味游泳競賽暨節約用電減碳宣導活動(預計活動時程:103.8.17)</text:p>
          </table:table-cell>
          <table:table-cell office:value-type="date" office:date-value="2014-08-17T00:00:00" table:style-name="ce2">
            <text:p>2014/8/17</text:p>
          </table:table-cell>
          <table:table-cell office:value-type="date" office:date-value="2014-08-17T00:00:00" table:style-name="ce2">
            <text:p>2014/8/17</text:p>
          </table:table-cell>
          <table:table-cell office:value-type="string" table:style-name="ce1">
            <text:p>桃園縣觀音鄉</text:p>
          </table:table-cell>
          <table:table-cell office:value-type="float" office:value="198" table:style-name="ce1">
            <text:p>198</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槌球推展協會</text:p>
          </table:table-cell>
          <table:table-cell office:value-type="float" office:value="26172294" table:style-name="ce1">
            <text:p>26172294</text:p>
          </table:table-cell>
          <table:table-cell office:value-type="string" table:style-name="ce1">
            <text:p>協助桃園縣觀音鄉槌球推展協會辦理桃園縣103年觀音「鄉長盃」長青槌球錦標賽暨節能減碳及老人社會福利宣導活動(預計活動時程:2014/8/2-2014/8/3)</text:p>
          </table:table-cell>
          <table:table-cell office:value-type="date" office:date-value="2014-08-02T00:00:00" table:style-name="ce2">
            <text:p>2014/8/2</text:p>
          </table:table-cell>
          <table:table-cell office:value-type="date" office:date-value="2014-08-03T00:00:00" table:style-name="ce2">
            <text:p>2014/8/3</text:p>
          </table:table-cell>
          <table:table-cell office:value-type="string" table:style-name="ce1">
            <text:p>桃園縣觀音鄉</text:p>
          </table:table-cell>
          <table:table-cell office:value-type="float" office:value="325" table:style-name="ce1">
            <text:p>325</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桃園縣觀音鄉婦女會</text:p>
          </table:table-cell>
          <table:table-cell office:value-type="float" office:value="10628683" table:style-name="ce1">
            <text:p>10628683</text:p>
          </table:table-cell>
          <table:table-cell office:value-type="string" table:style-name="ce1">
            <text:p>協助桃園縣觀音鄉婦女會辦理103年度模範父親表揚暨節能減碳宣導活動(預計活動時程:2014/8/2)</text:p>
          </table:table-cell>
          <table:table-cell office:value-type="date" office:date-value="2014-08-02T00:00:00" table:style-name="ce2">
            <text:p>2014/8/2</text:p>
          </table:table-cell>
          <table:table-cell office:value-type="date" office:date-value="2014-08-02T00:00:00" table:style-name="ce2">
            <text:p>2014/8/2</text:p>
          </table:table-cell>
          <table:table-cell office:value-type="string" table:style-name="ce1">
            <text:p>桃園縣觀音鄉</text:p>
          </table:table-cell>
          <table:table-cell office:value-type="float" office:value="461" table:style-name="ce1">
            <text:p>461</text:p>
          </table:table-cell>
          <table:table-cell office:value-type="float" office:value="180" table:style-name="ce1">
            <text:p>18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澎湖縣湖西鄉南寮社區發展協會</text:p>
          </table:table-cell>
          <table:table-cell office:value-type="float" office:value="78943651" table:style-name="ce1">
            <text:p>78943651</text:p>
          </table:table-cell>
          <table:table-cell office:value-type="string" table:style-name="ce1">
            <text:p>協助澎湖縣湖西鄉南寮社區發展協會辦理支持電力建設暨關懷社區老人活動(預計活動時程:2014/10/2)</text:p>
          </table:table-cell>
          <table:table-cell office:value-type="date" office:date-value="2014-10-02T00:00:00" table:style-name="ce2">
            <text:p>2014/10/2</text:p>
          </table:table-cell>
          <table:table-cell office:value-type="date" office:date-value="2014-10-02T00:00:00" table:style-name="ce2">
            <text:p>2014/10/2</text:p>
          </table:table-cell>
          <table:table-cell office:value-type="string" table:style-name="ce1">
            <text:p>澎湖縣湖西鄉</text:p>
          </table:table-cell>
          <table:table-cell office:value-type="float" office:value="76" table:style-name="ce1">
            <text:p>76</text:p>
          </table:table-cell>
          <table:table-cell office:value-type="float" office:value="72" table:style-name="ce1">
            <text:p>72</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北寮社區發展協會</text:p>
          </table:table-cell>
          <table:table-cell office:value-type="float" office:value="77200940" table:style-name="ce1">
            <text:p>77200940</text:p>
          </table:table-cell>
          <table:table-cell office:value-type="string" table:style-name="ce1">
            <text:p>協助澎湖縣湖西鄉北寮社區發展協會辦理節能減碳宣導暨關懷社區老人活動(預計活動時程:2014/10/2)</text:p>
          </table:table-cell>
          <table:table-cell office:value-type="date" office:date-value="2014-10-02T00:00:00" table:style-name="ce2">
            <text:p>2014/10/2</text:p>
          </table:table-cell>
          <table:table-cell office:value-type="date" office:date-value="2014-10-02T00:00:00" table:style-name="ce2">
            <text:p>2014/10/2</text:p>
          </table:table-cell>
          <table:table-cell office:value-type="string" table:style-name="ce1">
            <text:p>澎湖縣湖西鄉</text:p>
          </table:table-cell>
          <table:table-cell office:value-type="float" office:value="74" table:style-name="ce1">
            <text:p>74</text:p>
          </table:table-cell>
          <table:table-cell office:value-type="float" office:value="70" table:style-name="ce1">
            <text:p>7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電力修護處中部分處</text:p>
          </table:table-cell>
          <table:table-cell office:value-type="string" table:style-name="ce1">
            <text:p>aa</text:p>
          </table:table-cell>
          <table:table-cell office:value-type="string" table:style-name="ce1">
            <text:p>協助電力修護處中部分處辦理103年度電力業務宣導暨敦親睦鄰網球邀請賽(預計活動時程:103.8月)</text:p>
          </table:table-cell>
          <table:table-cell office:value-type="date" office:date-value="2014-08-23T00:00:00" table:style-name="ce2">
            <text:p>2014/8/23</text:p>
          </table:table-cell>
          <table:table-cell office:value-type="date" office:date-value="2014-08-23T00:00:00" table:style-name="ce2">
            <text:p>2014/8/23</text:p>
          </table:table-cell>
          <table:table-cell office:value-type="string" table:style-name="ce1">
            <text:p>彰化縣</text:p>
          </table:table-cell>
          <table:table-cell office:value-type="float" office:value="96" table:style-name="ce1">
            <text:p>96</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雲林縣口湖鄉公所</text:p>
          </table:table-cell>
          <table:table-cell office:value-type="string" table:style-name="ce1">
            <text:p>aa</text:p>
          </table:table-cell>
          <table:table-cell office:value-type="string" table:style-name="ce1">
            <text:p>協助雲林縣口湖鄉公所辦理103年口湖秋季文化節暨節約用電宣導(預計活動時程:2014/9/6-2014/9/8擇一日)</text:p>
          </table:table-cell>
          <table:table-cell office:value-type="date" office:date-value="2014-09-06T00:00:00" table:style-name="ce2">
            <text:p>2014/9/6</text:p>
          </table:table-cell>
          <table:table-cell office:value-type="date" office:date-value="2014-09-08T00:00:00" table:style-name="ce2">
            <text:p>2014/9/8</text:p>
          </table:table-cell>
          <table:table-cell office:value-type="string" table:style-name="ce1">
            <text:p>雲林縣口湖鄉</text:p>
          </table:table-cell>
          <table:table-cell office:value-type="float" office:value="364" table:style-name="ce1">
            <text:p>364</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苗栗縣通苑區漁會</text:p>
          </table:table-cell>
          <table:table-cell office:value-type="float" office:value="74865253" table:style-name="ce1">
            <text:p>74865253</text:p>
          </table:table-cell>
          <table:table-cell office:value-type="string" table:style-name="ce1">
            <text:p>協助苗栗縣通苑區漁會辦理103年度漁村婦女技藝培訓教育計畫活動(預計參訪活動時程:2014/7/24-2014/7/25)</text:p>
          </table:table-cell>
          <table:table-cell office:value-type="date" office:date-value="2014-07-24T00:00:00" table:style-name="ce2">
            <text:p>2014/7/24</text:p>
          </table:table-cell>
          <table:table-cell office:value-type="date" office:date-value="2014-07-25T00:00:00" table:style-name="ce2">
            <text:p>2014/7/25</text:p>
          </table:table-cell>
          <table:table-cell office:value-type="string" table:style-name="ce1">
            <text:p>苗栗縣苑裡鎮</text:p>
          </table:table-cell>
          <table:table-cell office:value-type="float" office:value="400" table:style-name="ce1">
            <text:p>4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string" table:style-name="ce1">
            <text:p>aa</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南和社區發展協會</text:p>
          </table:table-cell>
          <table:table-cell office:value-type="float" office:value="66845424" table:style-name="ce1">
            <text:p>66845424</text:p>
          </table:table-cell>
          <table:table-cell office:value-type="string" table:style-name="ce1">
            <text:p>協助苗栗縣通霄鎮南和社區發展協會辦理「梅南里梅坪橋「求平安、顧安全」祭拜祈安法會」活動(預計活動時程:2014/7/19)</text:p>
          </table:table-cell>
          <table:table-cell office:value-type="date" office:date-value="2014-07-19T00:00:00" table:style-name="ce2">
            <text:p>2014/7/19</text:p>
          </table:table-cell>
          <table:table-cell office:value-type="date" office:date-value="2014-07-19T00:00:00" table:style-name="ce2">
            <text:p>2014/7/19</text:p>
          </table:table-cell>
          <table:table-cell office:value-type="string" table:style-name="ce1">
            <text:p>苗栗縣通霄鎮</text:p>
          </table:table-cell>
          <table:table-cell office:value-type="float" office:value="244" table:style-name="ce1">
            <text:p>244</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number-rows-repeated="1048513" table:style-name="ro1">
          <table:table-cell table:number-columns-repeated="16384"/>
        </table:table-row>
      </table:table>
      <table:table table:name="08" table:style-name="ta1">
        <table:table-column table:style-name="co1" table:number-columns-repeated="9" table:default-cell-style-name="ce1"/>
        <table:table-column table:style-name="co8" table:default-cell-style-name="ce1"/>
        <table:table-column table:style-name="co9" table:default-cell-style-name="ce1"/>
        <table:table-column table:style-name="co1" table:number-columns-repeated="16373"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 text:c="2"/>aa<text:s/></text:p>
          </table:table-cell>
          <table:table-cell office:value-type="string" table:style-name="ce1">
            <text:p>新北市</text:p>
          </table:table-cell>
          <table:table-cell office:value-type="string" table:style-name="ce1">
            <text:p>新北市雙溪區公所</text:p>
          </table:table-cell>
          <table:table-cell office:value-type="string" table:style-name="ce1">
            <text:p>aa</text:p>
          </table:table-cell>
          <table:table-cell office:value-type="string" table:style-name="ce1">
            <text:p>協助新北市雙溪區公所103年度發電年度協助金(施工中)</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新北市雙溪區</text:p>
          </table:table-cell>
          <table:table-cell office:value-type="float" office:value="27000" table:style-name="ce1">
            <text:p>27000</text:p>
          </table:table-cell>
          <table:table-cell office:value-type="float" office:value="27000" table:style-name="ce1">
            <text:p>27000</text:p>
          </table:table-cell>
          <table:table-cell office:value-type="float" office:value="27000" table:style-name="ce1">
            <text:p>27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date" office:date-value="2014-08-05T00:00:00" table:style-name="ce2">
            <text:p>2014/8/5</text:p>
          </table:table-cell>
          <table:table-cell office:value-type="string" table:style-name="ce1">
            <text:p>aa</text:p>
          </table:table-cell>
          <table:table-cell office:value-type="string" table:style-name="ce1">
            <text:p><text:s text:c="2"/>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103年度發電年度協助金(運轉中)(第二次款)</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臺中市龍井區</text:p>
          </table:table-cell>
          <table:table-cell office:value-type="float" office:value="98590" table:style-name="ce1">
            <text:p>98590</text:p>
          </table:table-cell>
          <table:table-cell office:value-type="float" office:value="98590" table:style-name="ce1">
            <text:p>98590</text:p>
          </table:table-cell>
          <table:table-cell office:value-type="float" office:value="98590" table:style-name="ce1">
            <text:p>9859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萬大發電廠</text:p>
          </table:table-cell>
          <table:table-cell office:value-type="string" table:style-name="ce1">
            <text:p>aa</text:p>
          </table:table-cell>
          <table:table-cell office:value-type="string" table:style-name="ce1">
            <text:p>協助萬大發電廠辦理周邊地區國小學生課業與生活輔導(主動關懷弱勢，預計活動時程:2014/9/1-2015/1/31)</text:p>
          </table:table-cell>
          <table:table-cell office:value-type="date" office:date-value="2014-09-01T00:00:00" table:style-name="ce2">
            <text:p>2014/9/1</text:p>
          </table:table-cell>
          <table:table-cell office:value-type="date" office:date-value="2015-01-31T00:00:00" table:style-name="ce2">
            <text:p>2015/1/31</text:p>
          </table:table-cell>
          <table:table-cell office:value-type="string" table:style-name="ce1">
            <text:p>南投縣仁愛鄉</text:p>
          </table:table-cell>
          <table:table-cell office:value-type="float" office:value="38" table:style-name="ce1">
            <text:p>38</text:p>
          </table:table-cell>
          <table:table-cell office:value-type="float" office:value="38" table:style-name="ce1">
            <text:p>38</text:p>
          </table:table-cell>
          <table:table-cell office:value-type="float" office:value="38" table:style-name="ce1">
            <text:p>38</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date" office:date-value="2014-08-25T00:00:00" table:style-name="ce2">
            <text:p>2014/8/25</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東光國民小學</text:p>
          </table:table-cell>
          <table:table-cell office:value-type="string" table:style-name="ce1">
            <text:p>aa</text:p>
          </table:table-cell>
          <table:table-cell office:value-type="string" table:style-name="ce1">
            <text:p>協助南投縣東光國民小學辦理103年改善教學環境設備─學生圖書設備更新改善計畫</text:p>
          </table:table-cell>
          <table:table-cell office:value-type="date" office:date-value="2014-09-01T00:00:00" table:style-name="ce2">
            <text:p>2014/9/1</text:p>
          </table:table-cell>
          <table:table-cell office:value-type="date" office:date-value="2014-12-31T00:00:00" table:style-name="ce2">
            <text:p>2014/12/31</text:p>
          </table:table-cell>
          <table:table-cell office:value-type="string" table:style-name="ce1">
            <text:p>南投縣魚池鄉</text:p>
          </table:table-cell>
          <table:table-cell office:value-type="float" office:value="80" table:style-name="ce1">
            <text:p>8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date" office:date-value="2014-07-31T00:00:00" table:style-name="ce2">
            <text:p>2014/7/31</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車埕社區發展協會</text:p>
          </table:table-cell>
          <table:table-cell office:value-type="string" table:style-name="ce1">
            <text:p>aa</text:p>
          </table:table-cell>
          <table:table-cell office:value-type="string" table:style-name="ce1">
            <text:p>協助南投縣水里鄉車埕社區發展協會辦理振興地方產業促進居民認同計畫(預計活動時程:2014/9/5)</text:p>
          </table:table-cell>
          <table:table-cell office:value-type="date" office:date-value="2014-09-05T00:00:00" table:style-name="ce2">
            <text:p>2014/9/5</text:p>
          </table:table-cell>
          <table:table-cell office:value-type="date" office:date-value="2014-09-05T00:00:00" table:style-name="ce2">
            <text:p>2014/9/5</text:p>
          </table:table-cell>
          <table:table-cell office:value-type="string" table:style-name="ce1">
            <text:p>南投縣水里鄉</text:p>
          </table:table-cell>
          <table:table-cell office:value-type="float" office:value="127" table:style-name="ce1">
            <text:p>127</text:p>
          </table:table-cell>
          <table:table-cell office:value-type="float" office:value="100" table:style-name="ce1">
            <text:p>100</text:p>
          </table:table-cell>
          <table:table-cell office:value-type="float" office:value="65" table:style-name="ce1">
            <text:p>65</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date" office:date-value="2014-08-22T00:00:00" table:style-name="ce2">
            <text:p>2014/8/22</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農會</text:p>
          </table:table-cell>
          <table:table-cell office:value-type="float" office:value="62153103" table:style-name="ce1">
            <text:p>62153103</text:p>
          </table:table-cell>
          <table:table-cell office:value-type="string" table:style-name="ce1">
            <text:p>協助南投縣魚池鄉農會辦理2014地方特色茶評鑑-日月潭紅茶評鑑競賽計畫-(預計活動時程:2014/9/10-2014/10/25)</text:p>
          </table:table-cell>
          <table:table-cell office:value-type="date" office:date-value="2014-09-10T00:00:00" table:style-name="ce2">
            <text:p>2014/9/10</text:p>
          </table:table-cell>
          <table:table-cell office:value-type="date" office:date-value="2014-10-25T00:00:00" table:style-name="ce2">
            <text:p>2014/10/25</text:p>
          </table:table-cell>
          <table:table-cell office:value-type="string" table:style-name="ce1">
            <text:p>南投縣魚池鄉</text:p>
          </table:table-cell>
          <table:table-cell office:value-type="float" office:value="700" table:style-name="ce1">
            <text:p>700</text:p>
          </table:table-cell>
          <table:table-cell office:value-type="float" office:value="80" table:style-name="ce1">
            <text:p>80</text:p>
          </table:table-cell>
          <table:table-cell office:value-type="float" office:value="70" table:style-name="ce1">
            <text:p>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date" office:date-value="2014-08-21T00:00:00" table:style-name="ce2">
            <text:p>2014/8/21</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富世社區發展協會</text:p>
          </table:table-cell>
          <table:table-cell office:value-type="float" office:value="17415876" table:style-name="ce1">
            <text:p>17415876</text:p>
          </table:table-cell>
          <table:table-cell office:value-type="string" table:style-name="ce1">
            <text:p>協助花蓮縣秀林鄉富世社區發展協會辦理2014花蓮縣秀林鄉富世村【中秋節】聯歡晚會(預計活動時程:2014/9/7)</text:p>
          </table:table-cell>
          <table:table-cell office:value-type="date" office:date-value="2014-09-07T00:00:00" table:style-name="ce2">
            <text:p>2014/9/7</text:p>
          </table:table-cell>
          <table:table-cell office:value-type="date" office:date-value="2014-09-07T00:00:00" table:style-name="ce2">
            <text:p>2014/9/7</text:p>
          </table:table-cell>
          <table:table-cell office:value-type="string" table:style-name="ce1">
            <text:p>花蓮縣秀林鄉</text:p>
          </table:table-cell>
          <table:table-cell office:value-type="float" office:value="270" table:style-name="ce1">
            <text:p>270</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蘭陽發電廠</text:p>
          </table:table-cell>
          <table:table-cell office:value-type="string" table:style-name="ce1">
            <text:p>aa</text:p>
          </table:table-cell>
          <table:table-cell office:value-type="string" table:style-name="ce1">
            <text:p>協助蘭陽發電廠辦理103年關懷三星鄉弱勢獨居老人冬令送暖公益活動(主動關懷弱勢，預計活動時程:2014/9/1-2015/2/28)</text:p>
          </table:table-cell>
          <table:table-cell office:value-type="date" office:date-value="2014-09-01T00:00:00" table:style-name="ce2">
            <text:p>2014/9/1</text:p>
          </table:table-cell>
          <table:table-cell office:value-type="date" office:date-value="2015-02-28T00:00:00" table:style-name="ce2">
            <text:p>2015/2/28</text:p>
          </table:table-cell>
          <table:table-cell office:value-type="string" table:style-name="ce1">
            <text:p>宜蘭縣三星鄉</text:p>
          </table:table-cell>
          <table:table-cell office:value-type="float" office:value="135" table:style-name="ce1">
            <text:p>135</text:p>
          </table:table-cell>
          <table:table-cell office:value-type="float" office:value="135" table:style-name="ce1">
            <text:p>135</text:p>
          </table:table-cell>
          <table:table-cell office:value-type="float" office:value="135" table:style-name="ce1">
            <text:p>13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雙義社區發展協會</text:p>
          </table:table-cell>
          <table:table-cell office:value-type="float" office:value="18434990" table:style-name="ce1">
            <text:p>18434990</text:p>
          </table:table-cell>
          <table:table-cell office:value-type="string" table:style-name="ce1">
            <text:p>協助宜蘭縣三星鄉雙義社區發展協會辦理103年度重陽敬老活動(預計活動時程:2014/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宜蘭縣三星鄉</text:p>
          </table:table-cell>
          <table:table-cell office:value-type="float" office:value="46" table:style-name="ce1">
            <text:p>46</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桂山發電廠</text:p>
          </table:table-cell>
          <table:table-cell office:value-type="string" table:style-name="ce1">
            <text:p>aa</text:p>
          </table:table-cell>
          <table:table-cell office:value-type="string" table:style-name="ce1">
            <text:p>協助桂山發電廠辦理「新北市新店區龜山國小學生」課後輔導活動(主動關懷弱勢，預計活動時程:2014/9/1-2014/10/31)</text:p>
          </table:table-cell>
          <table:table-cell office:value-type="date" office:date-value="2014-09-10T00:00:00" table:style-name="ce2">
            <text:p>2014/9/10</text:p>
          </table:table-cell>
          <table:table-cell office:value-type="date" office:date-value="2014-10-31T00:00:00" table:style-name="ce2">
            <text:p>2014/10/31</text:p>
          </table:table-cell>
          <table:table-cell office:value-type="string" table:style-name="ce1">
            <text:p>新北市新店區</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date" office:date-value="2014-07-30T00:00:00" table:style-name="ce2">
            <text:p>2014/7/3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桂山發電廠</text:p>
          </table:table-cell>
          <table:table-cell office:value-type="string" table:style-name="ce1">
            <text:p>aa</text:p>
          </table:table-cell>
          <table:table-cell office:value-type="string" table:style-name="ce1">
            <text:p>協助桂山發電廠辦理「衛生福利部北區老人之家」聖誕節關懷活動(主動關懷弱勢，預計活動時程:2014/12/21)</text:p>
          </table:table-cell>
          <table:table-cell office:value-type="date" office:date-value="2014-12-21T00:00:00" table:style-name="ce2">
            <text:p>2014/12/21</text:p>
          </table:table-cell>
          <table:table-cell office:value-type="date" office:date-value="2014-12-21T00:00:00" table:style-name="ce2">
            <text:p>2014/12/21</text:p>
          </table:table-cell>
          <table:table-cell office:value-type="string" table:style-name="ce1">
            <text:p>新北市新店區</text:p>
          </table:table-cell>
          <table:table-cell office:value-type="float" office:value="50" table:style-name="ce1">
            <text:p>50</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date" office:date-value="2014-08-04T00:00:00" table:style-name="ce2">
            <text:p>2014/8/4</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和平區公所</text:p>
          </table:table-cell>
          <table:table-cell office:value-type="string" table:style-name="ce1">
            <text:p>aa</text:p>
          </table:table-cell>
          <table:table-cell office:value-type="string" table:style-name="ce1">
            <text:p>協助臺中市和平區公所辦理天輪社區假日活動意象圈補助案(主動關懷弱勢，預計活動時程:2014/8/6-2014/11/30)</text:p>
          </table:table-cell>
          <table:table-cell office:value-type="date" office:date-value="2014-08-06T00:00:00" table:style-name="ce2">
            <text:p>2014/8/6</text:p>
          </table:table-cell>
          <table:table-cell office:value-type="date" office:date-value="2014-11-30T00:00:00" table:style-name="ce2">
            <text:p>2014/11/30</text:p>
          </table:table-cell>
          <table:table-cell office:value-type="string" table:style-name="ce1">
            <text:p>臺中市和平區</text:p>
          </table:table-cell>
          <table:table-cell office:value-type="float" office:value="285" table:style-name="ce1">
            <text:p>285</text:p>
          </table:table-cell>
          <table:table-cell office:value-type="float" office:value="278" table:style-name="ce1">
            <text:p>278</text:p>
          </table:table-cell>
          <table:table-cell office:value-type="float" office:value="278" table:style-name="ce1">
            <text:p>278</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泰安鄉公所</text:p>
          </table:table-cell>
          <table:table-cell office:value-type="string" table:style-name="ce1">
            <text:p>aa</text:p>
          </table:table-cell>
          <table:table-cell office:value-type="string" table:style-name="ce1">
            <text:p>協助苗栗縣泰安鄉公所辦理苗栗縣泰安鄉103年度泰雅文化祭系列活動(預計活動時程:2014/10/1~2014/10/26)</text:p>
          </table:table-cell>
          <table:table-cell office:value-type="date" office:date-value="2014-10-01T00:00:00" table:style-name="ce2">
            <text:p>2014/10/1</text:p>
          </table:table-cell>
          <table:table-cell office:value-type="date" office:date-value="2014-10-26T00:00:00" table:style-name="ce2">
            <text:p>2014/10/26</text:p>
          </table:table-cell>
          <table:table-cell office:value-type="string" table:style-name="ce1">
            <text:p>苗栗縣泰安鄉</text:p>
          </table:table-cell>
          <table:table-cell office:value-type="float" office:value="2600" table:style-name="ce1">
            <text:p>2600</text:p>
          </table:table-cell>
          <table:table-cell office:value-type="float" office:value="1000" table:style-name="ce1">
            <text:p>1000</text:p>
          </table:table-cell>
          <table:table-cell office:value-type="float" office:value="200" table:style-name="ce1">
            <text:p>2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date" office:date-value="2014-08-15T00:00:00" table:style-name="ce2">
            <text:p>2014/8/15</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教育會</text:p>
          </table:table-cell>
          <table:table-cell office:value-type="float" office:value="17418515" table:style-name="ce1">
            <text:p>17418515</text:p>
          </table:table-cell>
          <table:table-cell office:value-type="string" table:style-name="ce1">
            <text:p>協助新北市林口區教育會辦理103年林口區節能減碳宣導活動暨教師節表揚推廣電能教育優良教師活動(預計活動時程:2014/9/26)</text:p>
          </table:table-cell>
          <table:table-cell office:value-type="date" office:date-value="2014-09-26T00:00:00" table:style-name="ce2">
            <text:p>2014/9/26</text:p>
          </table:table-cell>
          <table:table-cell office:value-type="date" office:date-value="2014-09-26T00:00:00" table:style-name="ce2">
            <text:p>2014/9/26</text:p>
          </table:table-cell>
          <table:table-cell office:value-type="string" table:style-name="ce1">
            <text:p>新北市林口區</text:p>
          </table:table-cell>
          <table:table-cell office:value-type="float" office:value="448" table:style-name="ce1">
            <text:p>448</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辦理高雄市林園區慶祝103年度父親節表揚模範父親暨孝悌楷模活動(預計活動時程:2014/8/2)</text:p>
          </table:table-cell>
          <table:table-cell office:value-type="date" office:date-value="2014-08-02T00:00:00" table:style-name="ce2">
            <text:p>2014/8/2</text:p>
          </table:table-cell>
          <table:table-cell office:value-type="date" office:date-value="2014-08-02T00:00:00" table:style-name="ce2">
            <text:p>2014/8/2</text:p>
          </table:table-cell>
          <table:table-cell office:value-type="string" table:style-name="ce1">
            <text:p>高雄市林園區</text:p>
          </table:table-cell>
          <table:table-cell office:value-type="float" office:value="153" table:style-name="ce1">
            <text:p>153</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湖內區湖內社區發展協會</text:p>
          </table:table-cell>
          <table:table-cell office:value-type="float" office:value="29412229" table:style-name="ce1">
            <text:p>29412229</text:p>
          </table:table-cell>
          <table:table-cell office:value-type="string" table:style-name="ce1">
            <text:p>協助高雄市湖內區湖內社區發展協會辦理「103年度長壽俱樂部成立25週年慶暨節能減碳宣導活動」(預計活動時程:2014/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高雄市湖內區</text:p>
          </table:table-cell>
          <table:table-cell office:value-type="float" office:value="289" table:style-name="ce1">
            <text:p>289</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社團法人高雄市心橋勵友協會</text:p>
          </table:table-cell>
          <table:table-cell office:value-type="float" office:value="7928031" table:style-name="ce1">
            <text:p>7928031</text:p>
          </table:table-cell>
          <table:table-cell office:value-type="string" table:style-name="ce1">
            <text:p>協助社團法人高雄市心橋勵友協會辦理103年有愛一起行~環境保護體驗(預計參訪活動時程:2014/11/1-2014/11/2)</text:p>
          </table:table-cell>
          <table:table-cell office:value-type="date" office:date-value="2014-11-01T00:00:00" table:style-name="ce2">
            <text:p>2014/11/1</text:p>
          </table:table-cell>
          <table:table-cell office:value-type="date" office:date-value="2014-11-02T00:00:00" table:style-name="ce2">
            <text:p>2014/11/2</text:p>
          </table:table-cell>
          <table:table-cell office:value-type="string" table:style-name="ce1">
            <text:p>高雄市岡山區</text:p>
          </table:table-cell>
          <table:table-cell office:value-type="float" office:value="122" table:style-name="ce1">
            <text:p>122</text:p>
          </table:table-cell>
          <table:table-cell office:value-type="float" office:value="80" table:style-name="ce1">
            <text:p>8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岡山文化藝術發展協會</text:p>
          </table:table-cell>
          <table:table-cell office:value-type="float" office:value="36701060" table:style-name="ce1">
            <text:p>36701060</text:p>
          </table:table-cell>
          <table:table-cell office:value-type="string" table:style-name="ce1">
            <text:p>協助高雄市岡山文化藝術發展協會辦理2014岡山螺藝文化節活動(預計活動時程:2014/11/7-2014/11/9)</text:p>
          </table:table-cell>
          <table:table-cell office:value-type="date" office:date-value="2014-11-07T00:00:00" table:style-name="ce2">
            <text:p>2014/11/7</text:p>
          </table:table-cell>
          <table:table-cell office:value-type="date" office:date-value="2014-11-09T00:00:00" table:style-name="ce2">
            <text:p>2014/11/9</text:p>
          </table:table-cell>
          <table:table-cell office:value-type="string" table:style-name="ce1">
            <text:p>高雄市岡山區</text:p>
          </table:table-cell>
          <table:table-cell office:value-type="float" office:value="3870" table:style-name="ce1">
            <text:p>387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2014番茄品質評鑑競賽與推廣活動(預計活動時程:2014/11/28)</text:p>
          </table:table-cell>
          <table:table-cell office:value-type="date" office:date-value="2014-11-28T00:00:00" table:style-name="ce2">
            <text:p>2014/11/28</text:p>
          </table:table-cell>
          <table:table-cell office:value-type="date" office:date-value="2014-11-28T00:00:00" table:style-name="ce2">
            <text:p>2014/11/28</text:p>
          </table:table-cell>
          <table:table-cell office:value-type="string" table:style-name="ce1">
            <text:p>高雄市路竹區</text:p>
          </table:table-cell>
          <table:table-cell office:value-type="float" office:value="205" table:style-name="ce1">
            <text:p>205</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茄萣社區發展關懷協會</text:p>
          </table:table-cell>
          <table:table-cell office:value-type="float" office:value="36651765" table:style-name="ce1">
            <text:p>36651765</text:p>
          </table:table-cell>
          <table:table-cell office:value-type="string" table:style-name="ce1">
            <text:p>協助高雄市茄萣社區發展關懷協會辦理社區總體營造觀摩暨節能宣導活動(預計參訪活動時程:2014/9/1-2014/9/3)</text:p>
          </table:table-cell>
          <table:table-cell office:value-type="date" office:date-value="2014-09-01T00:00:00" table:style-name="ce2">
            <text:p>2014/9/1</text:p>
          </table:table-cell>
          <table:table-cell office:value-type="date" office:date-value="2014-09-03T00:00:00" table:style-name="ce2">
            <text:p>2014/9/3</text:p>
          </table:table-cell>
          <table:table-cell office:value-type="string" table:style-name="ce1">
            <text:p>高雄市茄萣區</text:p>
          </table:table-cell>
          <table:table-cell office:value-type="float" office:value="318" table:style-name="ce1">
            <text:p>318</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date" office:date-value="2014-07-29T00:00:00" table:style-name="ce2">
            <text:p>2014/7/29</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茄萣婦女工作協會</text:p>
          </table:table-cell>
          <table:table-cell office:value-type="float" office:value="36626909" table:style-name="ce1">
            <text:p>36626909</text:p>
          </table:table-cell>
          <table:table-cell office:value-type="string" table:style-name="ce1">
            <text:p>協助高雄市茄萣婦女工作協會辦理103年度慶祝父親節暨模範父親表揚計劃(預計活動時程:2014/8/2)</text:p>
          </table:table-cell>
          <table:table-cell office:value-type="date" office:date-value="2014-08-02T00:00:00" table:style-name="ce2">
            <text:p>2014/8/2</text:p>
          </table:table-cell>
          <table:table-cell office:value-type="date" office:date-value="2014-08-02T00:00:00" table:style-name="ce2">
            <text:p>2014/8/2</text:p>
          </table:table-cell>
          <table:table-cell office:value-type="string" table:style-name="ce1">
            <text:p>高雄市茄萣區</text:p>
          </table:table-cell>
          <table:table-cell office:value-type="float" office:value="264" table:style-name="ce1">
            <text:p>264</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date" office:date-value="2014-07-31T00:00:00" table:style-name="ce2">
            <text:p>2014/7/31</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漁業產業觀摩及能源宣導活動(預計參訪活動時程:2014/8)</text:p>
          </table:table-cell>
          <table:table-cell office:value-type="date" office:date-value="2014-08-01T00:00:00" table:style-name="ce2">
            <text:p>2014/8/1</text:p>
          </table:table-cell>
          <table:table-cell office:value-type="date" office:date-value="2014-08-01T00:00:00" table:style-name="ce2">
            <text:p>2014/8/1</text:p>
          </table:table-cell>
          <table:table-cell office:value-type="string" table:style-name="ce1">
            <text:p>高雄市彌陀區</text:p>
          </table:table-cell>
          <table:table-cell office:value-type="float" office:value="350" table:style-name="ce1">
            <text:p>350</text:p>
          </table:table-cell>
          <table:table-cell office:value-type="float" office:value="250" table:style-name="ce1">
            <text:p>250</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date" office:date-value="2014-08-08T00:00:00" table:style-name="ce2">
            <text:p>2014/8/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湖內人文發展協會</text:p>
          </table:table-cell>
          <table:table-cell office:value-type="float" office:value="26464031" table:style-name="ce1">
            <text:p>26464031</text:p>
          </table:table-cell>
          <table:table-cell office:value-type="string" table:style-name="ce1">
            <text:p>協助高雄市湖內人文發展協會辦理「103年鄉土環境生活歷史及生態觀摩」(預計參訪活動時程:2014/9/6-2014/9/7)</text:p>
          </table:table-cell>
          <table:table-cell office:value-type="date" office:date-value="2014-09-06T00:00:00" table:style-name="ce2">
            <text:p>2014/9/6</text:p>
          </table:table-cell>
          <table:table-cell office:value-type="date" office:date-value="2014-09-07T00:00:00" table:style-name="ce2">
            <text:p>2014/9/7</text:p>
          </table:table-cell>
          <table:table-cell office:value-type="string" table:style-name="ce1">
            <text:p>高雄市湖內區</text:p>
          </table:table-cell>
          <table:table-cell office:value-type="float" office:value="181" table:style-name="ce1">
            <text:p>181</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date" office:date-value="2014-08-08T00:00:00" table:style-name="ce2">
            <text:p>2014/8/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彌陀海尾長壽協進會</text:p>
          </table:table-cell>
          <table:table-cell office:value-type="float" office:value="74812658" table:style-name="ce1">
            <text:p>74812658</text:p>
          </table:table-cell>
          <table:table-cell office:value-type="string" table:style-name="ce1">
            <text:p>協助高雄市彌陀海尾長壽協進會辦理103年度重陽節敬老聯誼活動(預計活動時程:2014/10/2)</text:p>
          </table:table-cell>
          <table:table-cell office:value-type="date" office:date-value="2014-10-02T00:00:00" table:style-name="ce2">
            <text:p>2014/10/2</text:p>
          </table:table-cell>
          <table:table-cell office:value-type="date" office:date-value="2014-10-02T00:00:00" table:style-name="ce2">
            <text:p>2014/10/2</text:p>
          </table:table-cell>
          <table:table-cell office:value-type="string" table:style-name="ce1">
            <text:p>高雄市彌陀區</text:p>
          </table:table-cell>
          <table:table-cell office:value-type="float" office:value="129" table:style-name="ce1">
            <text:p>129</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date" office:date-value="2014-08-08T00:00:00" table:style-name="ce2">
            <text:p>2014/8/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湖內區大湖國民小學</text:p>
          </table:table-cell>
          <table:table-cell office:value-type="string" table:style-name="ce1">
            <text:p><text:s/>aa</text:p>
          </table:table-cell>
          <table:table-cell office:value-type="string" table:style-name="ce1">
            <text:p>協助高雄市湖內區大湖國民小學辦理大湖國小114週年校慶暨節能宣導活動(預計活動時程:2014/10/20-2014/11/15)</text:p>
          </table:table-cell>
          <table:table-cell office:value-type="date" office:date-value="2014-10-20T00:00:00" table:style-name="ce2">
            <text:p>2014/10/20</text:p>
          </table:table-cell>
          <table:table-cell office:value-type="date" office:date-value="2014-11-15T00:00:00" table:style-name="ce2">
            <text:p>2014/11/15</text:p>
          </table:table-cell>
          <table:table-cell office:value-type="string" table:style-name="ce1">
            <text:p>高雄市湖內區</text:p>
          </table:table-cell>
          <table:table-cell office:value-type="float" office:value="129" table:style-name="ce1">
            <text:p>129</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date" office:date-value="2014-08-11T00:00:00" table:style-name="ce2">
            <text:p>2014/8/11</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興達港區漁會</text:p>
          </table:table-cell>
          <table:table-cell office:value-type="float" office:value="85746711" table:style-name="ce1">
            <text:p>85746711</text:p>
          </table:table-cell>
          <table:table-cell office:value-type="string" table:style-name="ce1">
            <text:p>協助高雄市興達港區漁會辦理2014浪花捲捲節活動(預計活動時程:2014/10/4-2014/10/5)</text:p>
          </table:table-cell>
          <table:table-cell office:value-type="date" office:date-value="2014-10-04T00:00:00" table:style-name="ce2">
            <text:p>2014/10/4</text:p>
          </table:table-cell>
          <table:table-cell office:value-type="date" office:date-value="2014-10-05T00:00:00" table:style-name="ce2">
            <text:p>2014/10/5</text:p>
          </table:table-cell>
          <table:table-cell office:value-type="string" table:style-name="ce1">
            <text:p>高雄市茄萣區</text:p>
          </table:table-cell>
          <table:table-cell office:value-type="float" office:value="2000" table:style-name="ce1">
            <text:p>2000</text:p>
          </table:table-cell>
          <table:table-cell office:value-type="float" office:value="250" table:style-name="ce1">
            <text:p>250</text:p>
          </table:table-cell>
          <table:table-cell office:value-type="float" office:value="200" table:style-name="ce1">
            <text:p>2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date" office:date-value="2014-08-14T00:00:00" table:style-name="ce2">
            <text:p>2014/8/14</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103年度第15屆農漁產業文化季活動計畫(預計活動時程:2014/10/4-2014/10/5)</text:p>
          </table:table-cell>
          <table:table-cell office:value-type="date" office:date-value="2014-10-04T00:00:00" table:style-name="ce2">
            <text:p>2014/10/4</text:p>
          </table:table-cell>
          <table:table-cell office:value-type="date" office:date-value="2014-10-05T00:00:00" table:style-name="ce2">
            <text:p>2014/10/5</text:p>
          </table:table-cell>
          <table:table-cell office:value-type="string" table:style-name="ce1">
            <text:p>高雄市永安區</text:p>
          </table:table-cell>
          <table:table-cell office:value-type="float" office:value="175" table:style-name="ce1">
            <text:p>175</text:p>
          </table:table-cell>
          <table:table-cell office:value-type="float" office:value="150" table:style-name="ce1">
            <text:p>150</text:p>
          </table:table-cell>
          <table:table-cell office:value-type="float" office:value="150" table:style-name="ce1">
            <text:p>1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3年度歡慶中秋花好月圓月餅香活動(預計活動時程:2014/9/1)</text:p>
          </table:table-cell>
          <table:table-cell office:value-type="date" office:date-value="2014-09-01T00:00:00" table:style-name="ce2">
            <text:p>2014/9/1</text:p>
          </table:table-cell>
          <table:table-cell office:value-type="date" office:date-value="2014-09-01T00:00:00" table:style-name="ce2">
            <text:p>2014/9/1</text:p>
          </table:table-cell>
          <table:table-cell office:value-type="string" table:style-name="ce1">
            <text:p>高雄市路竹區</text:p>
          </table:table-cell>
          <table:table-cell office:value-type="float" office:value="75" table:style-name="ce1">
            <text:p>75</text:p>
          </table:table-cell>
          <table:table-cell office:value-type="float" office:value="55" table:style-name="ce1">
            <text:p>55</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103年度中秋節月餅製作暨節約能源宣導活動(預計活動時程:2014/9/2)</text:p>
          </table:table-cell>
          <table:table-cell office:value-type="date" office:date-value="2014-09-02T00:00:00" table:style-name="ce2">
            <text:p>2014/9/2</text:p>
          </table:table-cell>
          <table:table-cell office:value-type="date" office:date-value="2014-09-02T00:00:00" table:style-name="ce2">
            <text:p>2014/9/2</text:p>
          </table:table-cell>
          <table:table-cell office:value-type="string" table:style-name="ce1">
            <text:p>高雄市彌陀區</text:p>
          </table:table-cell>
          <table:table-cell office:value-type="float" office:value="100" table:style-name="ce1">
            <text:p>100</text:p>
          </table:table-cell>
          <table:table-cell office:value-type="float" office:value="75" table:style-name="ce1">
            <text:p>75</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湖內邱氏宗親會</text:p>
          </table:table-cell>
          <table:table-cell office:value-type="float" office:value="80897443" table:style-name="ce1">
            <text:p>80897443</text:p>
          </table:table-cell>
          <table:table-cell office:value-type="string" table:style-name="ce1">
            <text:p>協助高雄市湖內邱氏宗親會辦理支持國家建設、推展乾淨能源暨核三廠南區展示館參訪活動(預計參訪活動時程:2014/10/4-2014/10/5)</text:p>
          </table:table-cell>
          <table:table-cell office:value-type="date" office:date-value="2014-10-04T00:00:00" table:style-name="ce2">
            <text:p>2014/10/4</text:p>
          </table:table-cell>
          <table:table-cell office:value-type="date" office:date-value="2014-10-05T00:00:00" table:style-name="ce2">
            <text:p>2014/10/5</text:p>
          </table:table-cell>
          <table:table-cell office:value-type="string" table:style-name="ce1">
            <text:p>高雄市湖內區</text:p>
          </table:table-cell>
          <table:table-cell office:value-type="float" office:value="354" table:style-name="ce1">
            <text:p>354</text:p>
          </table:table-cell>
          <table:table-cell office:value-type="float" office:value="120" table:style-name="ce1">
            <text:p>12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湖內區海埔國民小學</text:p>
          </table:table-cell>
          <table:table-cell office:value-type="string" table:style-name="ce1">
            <text:p><text:s/>aa</text:p>
          </table:table-cell>
          <table:table-cell office:value-type="string" table:style-name="ce1">
            <text:p>協助高雄市湖內區海埔國民小學辦理103年度校慶運動會暨能源教育宣導活動實施計劃(預計活動時程:2014/11/22)</text:p>
          </table:table-cell>
          <table:table-cell office:value-type="date" office:date-value="2014-11-22T00:00:00" table:style-name="ce2">
            <text:p>2014/11/22</text:p>
          </table:table-cell>
          <table:table-cell office:value-type="date" office:date-value="2014-11-22T00:00:00" table:style-name="ce2">
            <text:p>2014/11/22</text:p>
          </table:table-cell>
          <table:table-cell office:value-type="string" table:style-name="ce1">
            <text:p>高雄市湖內區</text:p>
          </table:table-cell>
          <table:table-cell office:value-type="float" office:value="100" table:style-name="ce1">
            <text:p>100</text:p>
          </table:table-cell>
          <table:table-cell office:value-type="float" office:value="75" table:style-name="ce1">
            <text:p>75</text:p>
          </table:table-cell>
          <table:table-cell office:value-type="float" office:value="45" table:style-name="ce1">
            <text:p>4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date" office:date-value="2014-08-21T00:00:00" table:style-name="ce2">
            <text:p>2014/8/21</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103年度漁特產品行銷活動計畫(預計活動時程:2014/11/1-2014/11/2)</text:p>
          </table:table-cell>
          <table:table-cell office:value-type="date" office:date-value="2014-11-01T00:00:00" table:style-name="ce2">
            <text:p>2014/11/1</text:p>
          </table:table-cell>
          <table:table-cell office:value-type="date" office:date-value="2014-11-02T00:00:00" table:style-name="ce2">
            <text:p>2014/11/2</text:p>
          </table:table-cell>
          <table:table-cell office:value-type="string" table:style-name="ce1">
            <text:p>高雄市彌陀區</text:p>
          </table:table-cell>
          <table:table-cell office:value-type="float" office:value="200" table:style-name="ce1">
            <text:p>200</text:p>
          </table:table-cell>
          <table:table-cell office:value-type="float" office:value="150" table:style-name="ce1">
            <text:p>15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date" office:date-value="2014-08-21T00:00:00" table:style-name="ce2">
            <text:p>2014/8/21</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高雄市湖內區三侯國民小學</text:p>
          </table:table-cell>
          <table:table-cell office:value-type="string" table:style-name="ce1">
            <text:p><text:s/>aa</text:p>
          </table:table-cell>
          <table:table-cell office:value-type="string" table:style-name="ce1">
            <text:p>協助高雄市湖內區三侯國民小學辦理103年度提升健康促進趣味競賽暨能源教育宣導系列活動實施計畫(預計活動時程:2014/11/5)</text:p>
          </table:table-cell>
          <table:table-cell office:value-type="date" office:date-value="2014-11-05T00:00:00" table:style-name="ce2">
            <text:p>2014/11/5</text:p>
          </table:table-cell>
          <table:table-cell office:value-type="date" office:date-value="2014-11-05T00:00:00" table:style-name="ce2">
            <text:p>2014/11/5</text:p>
          </table:table-cell>
          <table:table-cell office:value-type="string" table:style-name="ce1">
            <text:p>高雄市彌陀區</text:p>
          </table:table-cell>
          <table:table-cell office:value-type="float" office:value="90" table:style-name="ce1">
            <text:p>90</text:p>
          </table:table-cell>
          <table:table-cell office:value-type="float" office:value="150" table:style-name="ce1">
            <text:p>15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date" office:date-value="2014-08-21T00:00:00" table:style-name="ce2">
            <text:p>2014/8/21</text:p>
          </table:table-cell>
          <table:table-cell office:value-type="string" table:style-name="ce1">
            <text:p>aa</text:p>
          </table:table-cell>
          <table:table-cell office:value-type="string" table:style-name="ce1">
            <text:p><text:s text:c="2"/>aa<text:s/></text:p>
          </table:table-cell>
          <table:table-cell office:value-type="string" table:style-name="ce1">
            <text:p>高雄市</text:p>
          </table:table-cell>
          <table:table-cell office:value-type="string" table:style-name="ce1">
            <text:p>興達發電廠</text:p>
          </table:table-cell>
          <table:table-cell office:value-type="string" table:style-name="ce1">
            <text:p><text:s/>aa</text:p>
          </table:table-cell>
          <table:table-cell office:value-type="string" table:style-name="ce1">
            <text:p>協助興達發電廠辦理103年度電源開發宣導暨敦親睦鄰羽球邀請賽活動(預計活動時程:2014/10/25)</text:p>
          </table:table-cell>
          <table:table-cell office:value-type="date" office:date-value="2014-10-25T00:00:00" table:style-name="ce2">
            <text:p>2014/10/25</text:p>
          </table:table-cell>
          <table:table-cell office:value-type="date" office:date-value="2014-11-05T00:00:00" table:style-name="ce2">
            <text:p>2014/11/5</text:p>
          </table:table-cell>
          <table:table-cell office:value-type="string" table:style-name="ce1">
            <text:p>高雄市湖內區</text:p>
          </table:table-cell>
          <table:table-cell office:value-type="float" office:value="100" table:style-name="ce1">
            <text:p>100</text:p>
          </table:table-cell>
          <table:table-cell office:value-type="float" office:value="40" table:style-name="ce1">
            <text:p>4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date" office:date-value="2014-07-30T00:00:00" table:style-name="ce2">
            <text:p>2014/7/30</text:p>
          </table:table-cell>
          <table:table-cell office:value-type="string" table:style-name="ce1">
            <text:p>aa</text:p>
          </table:table-cell>
          <table:table-cell office:value-type="string" table:style-name="ce1">
            <text:p><text:s text:c="2"/>aa<text:s/></text:p>
          </table:table-cell>
          <table:table-cell office:value-type="string" table:style-name="ce1">
            <text:p>新北市</text:p>
          </table:table-cell>
          <table:table-cell office:value-type="string" table:style-name="ce1">
            <text:p>新北市三芝區水上救生協會</text:p>
          </table:table-cell>
          <table:table-cell office:value-type="float" office:value="2252403" table:style-name="ce1">
            <text:p>2252403</text:p>
          </table:table-cell>
          <table:table-cell office:value-type="string" table:style-name="ce1">
            <text:p>協助新北市三芝區水上救生協會辦理103年度水上救生暨核能安全宣導研習會(預計參訪活動時程:2014/8/2-2014/8/3)</text:p>
          </table:table-cell>
          <table:table-cell office:value-type="date" office:date-value="2014-08-02T00:00:00" table:style-name="ce2">
            <text:p>2014/8/2</text:p>
          </table:table-cell>
          <table:table-cell office:value-type="date" office:date-value="2014-10-25T00:00:00" table:style-name="ce2">
            <text:p>2014/10/25</text:p>
          </table:table-cell>
          <table:table-cell office:value-type="string" table:style-name="ce1">
            <text:p>新北市三芝區</text:p>
          </table:table-cell>
          <table:table-cell office:value-type="float" office:value="367" table:style-name="ce1">
            <text:p>367</text:p>
          </table:table-cell>
          <table:table-cell office:value-type="float" office:value="167" table:style-name="ce1">
            <text:p>167</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date" office:date-value="2014-07-31T00:00:00" table:style-name="ce2">
            <text:p>2014/7/31</text:p>
          </table:table-cell>
          <table:table-cell office:value-type="string" table:style-name="ce1">
            <text:p>aa</text:p>
          </table:table-cell>
          <table:table-cell office:value-type="string" table:style-name="ce1">
            <text:p><text:s text:c="2"/>aa<text:s/></text:p>
          </table:table-cell>
          <table:table-cell office:value-type="string" table:style-name="ce1">
            <text:p>新北市</text:p>
          </table:table-cell>
          <table:table-cell office:value-type="string" table:style-name="ce1">
            <text:p>第一核能發電廠</text:p>
          </table:table-cell>
          <table:table-cell office:value-type="string" table:style-name="ce1">
            <text:p><text:s/>aa</text:p>
          </table:table-cell>
          <table:table-cell office:value-type="string" table:style-name="ce1">
            <text:p>協助第一核能發電廠辦理核一廠關懷獨居老人公益活動(主動關懷弱勢，預計活動時程:103下半年度)</text:p>
          </table:table-cell>
          <table:table-cell office:value-type="date" office:date-value="2014-07-01T00:00:00" table:style-name="ce2">
            <text:p>2014/7/1</text:p>
          </table:table-cell>
          <table:table-cell office:value-type="date" office:date-value="2014-08-03T00:00:00" table:style-name="ce2">
            <text:p>2014/8/3</text:p>
          </table:table-cell>
          <table:table-cell office:value-type="string" table:style-name="ce1">
            <text:p>新北市石門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 text:c="2"/>aa<text:s/></text:p>
          </table:table-cell>
          <table:table-cell office:value-type="string" table:style-name="ce1">
            <text:p>新北市</text:p>
          </table:table-cell>
          <table:table-cell office:value-type="string" table:style-name="ce1">
            <text:p>新北市石門區石門國民小學</text:p>
          </table:table-cell>
          <table:table-cell office:value-type="string" table:style-name="ce1">
            <text:p><text:s/>aa</text:p>
          </table:table-cell>
          <table:table-cell office:value-type="string" table:style-name="ce1">
            <text:p>協助新北市石門區石門國民小學辦理發展石門國小特色課程石門學童"藝"起來(預計活動時程:2014/9/1-2015/6/30)</text:p>
          </table:table-cell>
          <table:table-cell office:value-type="date" office:date-value="2014-09-01T00:00:00" table:style-name="ce2">
            <text:p>2014/9/1</text:p>
          </table:table-cell>
          <table:table-cell office:value-type="date" office:date-value="2014-12-31T00:00:00" table:style-name="ce2">
            <text:p>2014/12/31</text:p>
          </table:table-cell>
          <table:table-cell office:value-type="string" table:style-name="ce1">
            <text:p>新北市石門區</text:p>
          </table:table-cell>
          <table:table-cell office:value-type="float" office:value="376" table:style-name="ce1">
            <text:p>376</text:p>
          </table:table-cell>
          <table:table-cell office:value-type="float" office:value="376" table:style-name="ce1">
            <text:p>376</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date" office:date-value="2014-08-19T00:00:00" table:style-name="ce2">
            <text:p>2014/8/19</text:p>
          </table:table-cell>
          <table:table-cell office:value-type="string" table:style-name="ce1">
            <text:p>aa</text:p>
          </table:table-cell>
          <table:table-cell office:value-type="string" table:style-name="ce1">
            <text:p><text:s text:c="2"/>aa<text:s/></text:p>
          </table:table-cell>
          <table:table-cell office:value-type="string" table:style-name="ce1">
            <text:p>新北市</text:p>
          </table:table-cell>
          <table:table-cell office:value-type="string" table:style-name="ce1">
            <text:p>新北市石門區老梅社區發展協會</text:p>
          </table:table-cell>
          <table:table-cell office:value-type="float" office:value="30372029" table:style-name="ce1">
            <text:p>30372029</text:p>
          </table:table-cell>
          <table:table-cell office:value-type="string" table:style-name="ce1">
            <text:p>協助新北市石門區老梅社區發展協會辦理重陽敬老暨關懷弱勢及志工表揚活動(預計活動時程:2014/9-2014/10)</text:p>
          </table:table-cell>
          <table:table-cell office:value-type="date" office:date-value="2014-09-01T00:00:00" table:style-name="ce2">
            <text:p>2014/9/1</text:p>
          </table:table-cell>
          <table:table-cell office:value-type="date" office:date-value="2015-06-30T00:00:00" table:style-name="ce2">
            <text:p>2015/6/30</text:p>
          </table:table-cell>
          <table:table-cell office:value-type="string" table:style-name="ce1">
            <text:p>新北市石門區</text:p>
          </table:table-cell>
          <table:table-cell office:value-type="float" office:value="300" table:style-name="ce1">
            <text:p>300</text:p>
          </table:table-cell>
          <table:table-cell office:value-type="float" office:value="150" table:style-name="ce1">
            <text:p>150</text:p>
          </table:table-cell>
          <table:table-cell office:value-type="float" office:value="65" table:style-name="ce1">
            <text:p>6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date" office:date-value="2014-07-30T00:00:00" table:style-name="ce2">
            <text:p>2014/7/30</text:p>
          </table:table-cell>
          <table:table-cell office:value-type="string" table:style-name="ce1">
            <text:p>aa</text:p>
          </table:table-cell>
          <table:table-cell office:value-type="string" table:style-name="ce1">
            <text:p><text:s text:c="2"/>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text:s/>aa</text:p>
          </table:table-cell>
          <table:table-cell office:value-type="string" table:style-name="ce1">
            <text:p>協助第二核能發電廠辦理主動關懷電廠周邊獨居長者活動(主動關懷弱勢，預計活動時程:2014/9)</text:p>
          </table:table-cell>
          <table:table-cell office:value-type="date" office:date-value="2014-09-01T00:00:00" table:style-name="ce2">
            <text:p>2014/9/1</text:p>
          </table:table-cell>
          <table:table-cell office:value-type="date" office:date-value="2014-10-01T00:00:00" table:style-name="ce2">
            <text:p>2014/10/1</text:p>
          </table:table-cell>
          <table:table-cell office:value-type="string" table:style-name="ce1">
            <text:p>新北市萬里區</text:p>
          </table:table-cell>
          <table:table-cell office:value-type="float" office:value="83" table:style-name="ce1">
            <text:p>83</text:p>
          </table:table-cell>
          <table:table-cell office:value-type="float" office:value="83" table:style-name="ce1">
            <text:p>83</text:p>
          </table:table-cell>
          <table:table-cell office:value-type="float" office:value="83" table:style-name="ce1">
            <text:p>83</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date" office:date-value="2014-08-19T00:00:00" table:style-name="ce2">
            <text:p>2014/8/19</text:p>
          </table:table-cell>
          <table:table-cell office:value-type="string" table:style-name="ce1">
            <text:p>aa</text:p>
          </table:table-cell>
          <table:table-cell office:value-type="string" table:style-name="ce1">
            <text:p><text:s text:c="2"/>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text:s/>aa</text:p>
          </table:table-cell>
          <table:table-cell office:value-type="string" table:style-name="ce1">
            <text:p>協助第二核能發電廠辦理主動關懷周邊中小學弱勢學童深耕獎勵助學活動(主動關懷弱勢，預計活動時程:2014/9)</text:p>
          </table:table-cell>
          <table:table-cell office:value-type="date" office:date-value="2014-09-01T00:00:00" table:style-name="ce2">
            <text:p>2014/9/1</text:p>
          </table:table-cell>
          <table:table-cell office:value-type="date" office:date-value="2014-09-30T00:00:00" table:style-name="ce2">
            <text:p>2014/9/30</text:p>
          </table:table-cell>
          <table:table-cell office:value-type="string" table:style-name="ce1">
            <text:p>新北市萬里區</text:p>
          </table:table-cell>
          <table:table-cell office:value-type="float" office:value="56" table:style-name="ce1">
            <text:p>56</text:p>
          </table:table-cell>
          <table:table-cell office:value-type="float" office:value="56" table:style-name="ce1">
            <text:p>56</text:p>
          </table:table-cell>
          <table:table-cell office:value-type="float" office:value="56" table:style-name="ce1">
            <text:p>5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立委王進士<text:s/></text:p>
          </table:table-cell>
          <table:table-cell office:value-type="string" table:style-name="ce1">
            <text:p>屏東縣</text:p>
          </table:table-cell>
          <table:table-cell office:value-type="string" table:style-name="ce1">
            <text:p>臺灣農業生技學會</text:p>
          </table:table-cell>
          <table:table-cell office:value-type="float" office:value="48727608" table:style-name="ce1">
            <text:p>48727608</text:p>
          </table:table-cell>
          <table:table-cell office:value-type="string" table:style-name="ce1">
            <text:p>協助臺灣農業生技學會辦理火龍現車城(預計活動時程:2014/8/30-2014/8/31)</text:p>
          </table:table-cell>
          <table:table-cell office:value-type="date" office:date-value="2014-08-30T00:00:00" table:style-name="ce2">
            <text:p>2014/8/30</text:p>
          </table:table-cell>
          <table:table-cell office:value-type="date" office:date-value="2014-09-30T00:00:00" table:style-name="ce2">
            <text:p>2014/9/30</text:p>
          </table:table-cell>
          <table:table-cell office:value-type="string" table:style-name="ce1">
            <text:p>屏東縣車城鄉</text:p>
          </table:table-cell>
          <table:table-cell office:value-type="float" office:value="1252" table:style-name="ce1">
            <text:p>1252</text:p>
          </table:table-cell>
          <table:table-cell office:value-type="float" office:value="350" table:style-name="ce1">
            <text:p>350</text:p>
          </table:table-cell>
          <table:table-cell office:value-type="float" office:value="270" table:style-name="ce1">
            <text:p>2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date" office:date-value="2014-08-19T00:00:00" table:style-name="ce2">
            <text:p>2014/8/19</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p>
          </table:table-cell>
          <table:table-cell office:value-type="string" table:style-name="ce1">
            <text:p>協助第三核能發電廠辦理103年度馬鞍山盃睦鄰活動羽球比賽(預計活動時程:2014/10/13)</text:p>
          </table:table-cell>
          <table:table-cell office:value-type="date" office:date-value="2014-10-13T00:00:00" table:style-name="ce2">
            <text:p>2014/10/13</text:p>
          </table:table-cell>
          <table:table-cell office:value-type="date" office:date-value="2014-08-31T00:00:00" table:style-name="ce2">
            <text:p>2014/8/31</text:p>
          </table:table-cell>
          <table:table-cell office:value-type="string" table:style-name="ce1">
            <text:p>屏東縣恆春鎮</text:p>
          </table:table-cell>
          <table:table-cell office:value-type="float" office:value="113" table:style-name="ce1">
            <text:p>113</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date" office:date-value="2014-07-29T00:00:00" table:style-name="ce2">
            <text:p>2014/7/29</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中和社區發展協會</text:p>
          </table:table-cell>
          <table:table-cell office:value-type="float" office:value="60398969" table:style-name="ce1">
            <text:p>60398969</text:p>
          </table:table-cell>
          <table:table-cell office:value-type="string" table:style-name="ce1">
            <text:p>協助基隆市中山區中和社區發展協會辦理103年重陽敬老尊賢活動(預計活動時程:2014/9/19-2014/10/2)</text:p>
          </table:table-cell>
          <table:table-cell office:value-type="date" office:date-value="2014-09-19T00:00:00" table:style-name="ce2">
            <text:p>2014/9/19</text:p>
          </table:table-cell>
          <table:table-cell office:value-type="date" office:date-value="2014-10-13T00:00:00" table:style-name="ce2">
            <text:p>2014/10/13</text:p>
          </table:table-cell>
          <table:table-cell office:value-type="string" table:style-name="ce1">
            <text:p>基隆市中山區</text:p>
          </table:table-cell>
          <table:table-cell office:value-type="float" office:value="105" table:style-name="ce1">
            <text:p>105</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date" office:date-value="2014-07-30T00:00:00" table:style-name="ce2">
            <text:p>2014/7/30</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和平社區發展協會</text:p>
          </table:table-cell>
          <table:table-cell office:value-type="float" office:value="67771202" table:style-name="ce1">
            <text:p>67771202</text:p>
          </table:table-cell>
          <table:table-cell office:value-type="string" table:style-name="ce1">
            <text:p>協助基隆市中山區和平社區發展協會辦理中山區社區理事長參訪電力設施及研習活動(預計參訪活動時程:2014/8/28-2014/8/29)</text:p>
          </table:table-cell>
          <table:table-cell office:value-type="date" office:date-value="2014-08-28T00:00:00" table:style-name="ce2">
            <text:p>2014/8/28</text:p>
          </table:table-cell>
          <table:table-cell office:value-type="date" office:date-value="2014-10-02T00:00:00" table:style-name="ce2">
            <text:p>2014/10/2</text:p>
          </table:table-cell>
          <table:table-cell office:value-type="string" table:style-name="ce1">
            <text:p>基隆市中山區</text:p>
          </table:table-cell>
          <table:table-cell office:value-type="float" office:value="181" table:style-name="ce1">
            <text:p>181</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date" office:date-value="2014-08-02T00:00:00" table:style-name="ce2">
            <text:p>2014/8/2</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和慶社區發展協會</text:p>
          </table:table-cell>
          <table:table-cell office:value-type="float" office:value="31409039" table:style-name="ce1">
            <text:p>31409039</text:p>
          </table:table-cell>
          <table:table-cell office:value-type="string" table:style-name="ce1">
            <text:p>協助基隆市中山區和慶社區發展協會辦理103年中秋敬老尊賢活動(預計活動時程:2014/8/18-2014/9/14)</text:p>
          </table:table-cell>
          <table:table-cell office:value-type="date" office:date-value="2014-08-18T00:00:00" table:style-name="ce2">
            <text:p>2014/8/18</text:p>
          </table:table-cell>
          <table:table-cell office:value-type="date" office:date-value="2014-08-29T00:00:00" table:style-name="ce2">
            <text:p>2014/8/29</text:p>
          </table:table-cell>
          <table:table-cell office:value-type="string" table:style-name="ce1">
            <text:p>基隆市中山區</text:p>
          </table:table-cell>
          <table:table-cell office:value-type="float" office:value="101" table:style-name="ce1">
            <text:p>10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date" office:date-value="2014-08-02T00:00:00" table:style-name="ce2">
            <text:p>2014/8/2</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德安社區發展協會</text:p>
          </table:table-cell>
          <table:table-cell office:value-type="float" office:value="77711788" table:style-name="ce1">
            <text:p>77711788</text:p>
          </table:table-cell>
          <table:table-cell office:value-type="string" table:style-name="ce1">
            <text:p>協助基隆市中山區德安社區發展協會辦理103年中秋敬老尊賢活動(預計活動時程:2014/8/25-2014/9/10)</text:p>
          </table:table-cell>
          <table:table-cell office:value-type="date" office:date-value="2014-08-25T00:00:00" table:style-name="ce2">
            <text:p>2014/8/25</text:p>
          </table:table-cell>
          <table:table-cell office:value-type="date" office:date-value="2014-09-14T00:00:00" table:style-name="ce2">
            <text:p>2014/9/14</text:p>
          </table:table-cell>
          <table:table-cell office:value-type="string" table:style-name="ce1">
            <text:p>基隆市中山區</text:p>
          </table:table-cell>
          <table:table-cell office:value-type="float" office:value="101" table:style-name="ce1">
            <text:p>10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date" office:date-value="2014-08-04T00:00:00" table:style-name="ce2">
            <text:p>2014/8/4</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協和社區發展協會</text:p>
          </table:table-cell>
          <table:table-cell office:value-type="float" office:value="67771934" table:style-name="ce1">
            <text:p>67771934</text:p>
          </table:table-cell>
          <table:table-cell office:value-type="string" table:style-name="ce1">
            <text:p>協助基隆市中山區協和社區發展協會辦理103年重陽敬老尊賢活動(預計活動時程:2014/9/20-2014/10/5)</text:p>
          </table:table-cell>
          <table:table-cell office:value-type="date" office:date-value="2014-09-20T00:00:00" table:style-name="ce2">
            <text:p>2014/9/20</text:p>
          </table:table-cell>
          <table:table-cell office:value-type="date" office:date-value="2014-09-10T00:00:00" table:style-name="ce2">
            <text:p>2014/9/10</text:p>
          </table:table-cell>
          <table:table-cell office:value-type="string" table:style-name="ce1">
            <text:p>基隆市中山區</text:p>
          </table:table-cell>
          <table:table-cell office:value-type="float" office:value="101" table:style-name="ce1">
            <text:p>10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date" office:date-value="2014-08-04T00:00:00" table:style-name="ce2">
            <text:p>2014/8/4</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文化社區發展協會</text:p>
          </table:table-cell>
          <table:table-cell office:value-type="float" office:value="78956249" table:style-name="ce1">
            <text:p>78956249</text:p>
          </table:table-cell>
          <table:table-cell office:value-type="string" table:style-name="ce1">
            <text:p>協助基隆市中山區文化社區發展協會辦理103年重陽敬老尊賢活動(預計活動時程:2014/9/20-2014/10/5)</text:p>
          </table:table-cell>
          <table:table-cell office:value-type="date" office:date-value="2014-09-20T00:00:00" table:style-name="ce2">
            <text:p>2014/9/20</text:p>
          </table:table-cell>
          <table:table-cell office:value-type="date" office:date-value="2014-10-05T00:00:00" table:style-name="ce2">
            <text:p>2014/10/5</text:p>
          </table:table-cell>
          <table:table-cell office:value-type="string" table:style-name="ce1">
            <text:p>基隆市中山區</text:p>
          </table:table-cell>
          <table:table-cell office:value-type="float" office:value="111" table:style-name="ce1">
            <text:p>11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date" office:date-value="2014-08-06T00:00:00" table:style-name="ce2">
            <text:p>2014/8/6</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林姓宗親會</text:p>
          </table:table-cell>
          <table:table-cell office:value-type="float" office:value="838437" table:style-name="ce1">
            <text:p>838437</text:p>
          </table:table-cell>
          <table:table-cell office:value-type="string" table:style-name="ce1">
            <text:p>協助基隆市林姓宗親會辦理2014甲午年雞籠中元祭(蓮花燈祈福施放)活動(預計活動時程:2014/8/8-2014/8/31)</text:p>
          </table:table-cell>
          <table:table-cell office:value-type="date" office:date-value="2014-08-08T00:00:00" table:style-name="ce2">
            <text:p>2014/8/8</text:p>
          </table:table-cell>
          <table:table-cell office:value-type="date" office:date-value="2014-10-05T00:00:00" table:style-name="ce2">
            <text:p>2014/10/5</text:p>
          </table:table-cell>
          <table:table-cell office:value-type="string" table:style-name="ce1">
            <text:p>基隆市仁愛區</text:p>
          </table:table-cell>
          <table:table-cell office:value-type="float" office:value="332" table:style-name="ce1">
            <text:p>332</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date" office:date-value="2014-08-06T00:00:00" table:style-name="ce2">
            <text:p>2014/8/6</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協和社區發展協會</text:p>
          </table:table-cell>
          <table:table-cell office:value-type="float" office:value="67771934" table:style-name="ce1">
            <text:p>67771934</text:p>
          </table:table-cell>
          <table:table-cell office:value-type="string" table:style-name="ce1">
            <text:p>協助基隆市中山區協和社區發展協會辦理中元普度祈福活動(預計活動時程:2014/8/7-2014/8/16)</text:p>
          </table:table-cell>
          <table:table-cell office:value-type="date" office:date-value="2014-08-07T00:00:00" table:style-name="ce2">
            <text:p>2014/8/7</text:p>
          </table:table-cell>
          <table:table-cell office:value-type="date" office:date-value="2014-08-31T00:00:00" table:style-name="ce2">
            <text:p>2014/8/31</text:p>
          </table:table-cell>
          <table:table-cell office:value-type="string" table:style-name="ce1">
            <text:p>基隆市中山區</text:p>
          </table:table-cell>
          <table:table-cell office:value-type="float" office:value="325" table:style-name="ce1">
            <text:p>325</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date" office:date-value="2014-08-12T00:00:00" table:style-name="ce2">
            <text:p>2014/8/12</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康樂山莊早起會</text:p>
          </table:table-cell>
          <table:table-cell office:value-type="float" office:value="9903578" table:style-name="ce1">
            <text:p>9903578</text:p>
          </table:table-cell>
          <table:table-cell office:value-type="string" table:style-name="ce1">
            <text:p>協助基隆市康樂山莊早起會辦理103年敬老尊賢活動(預計活動時程:2014/9/20-2014/10/5)</text:p>
          </table:table-cell>
          <table:table-cell office:value-type="date" office:date-value="2014-09-20T00:00:00" table:style-name="ce2">
            <text:p>2014/9/20</text:p>
          </table:table-cell>
          <table:table-cell office:value-type="date" office:date-value="2014-10-05T00:00:00" table:style-name="ce2">
            <text:p>2014/10/5</text:p>
          </table:table-cell>
          <table:table-cell office:value-type="string" table:style-name="ce1">
            <text:p>基隆市安樂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date" office:date-value="2014-08-12T00:00:00" table:style-name="ce2">
            <text:p>2014/8/12</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湖海觀光發展協會</text:p>
          </table:table-cell>
          <table:table-cell office:value-type="float" office:value="26150290" table:style-name="ce1">
            <text:p>26150290</text:p>
          </table:table-cell>
          <table:table-cell office:value-type="string" table:style-name="ce1">
            <text:p>協助基隆市湖海觀光發展協會辦理103年敬老尊賢活動(預計活動時程:2014/9/20-2014/10/5)</text:p>
          </table:table-cell>
          <table:table-cell office:value-type="date" office:date-value="2014-09-20T00:00:00" table:style-name="ce2">
            <text:p>2014/9/20</text:p>
          </table:table-cell>
          <table:table-cell office:value-type="date" office:date-value="2014-10-05T00:00:00" table:style-name="ce2">
            <text:p>2014/10/5</text:p>
          </table:table-cell>
          <table:table-cell office:value-type="string" table:style-name="ce1">
            <text:p>基隆市安樂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date" office:date-value="2014-08-12T00:00:00" table:style-name="ce2">
            <text:p>2014/8/12</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福祿壽長青協會</text:p>
          </table:table-cell>
          <table:table-cell office:value-type="float" office:value="26602724" table:style-name="ce1">
            <text:p>26602724</text:p>
          </table:table-cell>
          <table:table-cell office:value-type="string" table:style-name="ce1">
            <text:p>協助基隆市福祿壽長青協會辦理103年敬老尊賢活動(預計活動時程:2014/9/20-2014/10/5)</text:p>
          </table:table-cell>
          <table:table-cell office:value-type="date" office:date-value="2014-09-20T00:00:00" table:style-name="ce2">
            <text:p>2014/9/20</text:p>
          </table:table-cell>
          <table:table-cell office:value-type="date" office:date-value="2014-10-05T00:00:00" table:style-name="ce2">
            <text:p>2014/10/5</text:p>
          </table:table-cell>
          <table:table-cell office:value-type="string" table:style-name="ce1">
            <text:p>基隆市安樂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date" office:date-value="2014-08-14T00:00:00" table:style-name="ce2">
            <text:p>2014/8/14</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安樂區新崙社區發展協會</text:p>
          </table:table-cell>
          <table:table-cell office:value-type="float" office:value="98754214" table:style-name="ce1">
            <text:p>98754214</text:p>
          </table:table-cell>
          <table:table-cell office:value-type="string" table:style-name="ce1">
            <text:p>協助基隆市安樂區新崙社區發展協會辦理103年敬老尊賢活動(預計活動時程:2014/9/20-2014/10/5)</text:p>
          </table:table-cell>
          <table:table-cell office:value-type="date" office:date-value="2014-09-20T00:00:00" table:style-name="ce2">
            <text:p>2014/9/20</text:p>
          </table:table-cell>
          <table:table-cell office:value-type="date" office:date-value="2014-10-05T00:00:00" table:style-name="ce2">
            <text:p>2014/10/5</text:p>
          </table:table-cell>
          <table:table-cell office:value-type="string" table:style-name="ce1">
            <text:p>基隆市安樂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date" office:date-value="2014-08-21T00:00:00" table:style-name="ce2">
            <text:p>2014/8/21</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中秋睦鄰溝通聯誼暨電力宣導活動(預計活動時程:2014/9/3)</text:p>
          </table:table-cell>
          <table:table-cell office:value-type="date" office:date-value="2014-09-03T00:00:00" table:style-name="ce2">
            <text:p>2014/9/3</text:p>
          </table:table-cell>
          <table:table-cell office:value-type="date" office:date-value="2014-09-03T00:00:00" table:style-name="ce2">
            <text:p>2014/9/3</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date" office:date-value="2014-07-28T00:00:00" table:style-name="ce2">
            <text:p>2014/7/28</text:p>
          </table:table-cell>
          <table:table-cell office:value-type="string" table:style-name="ce1">
            <text:p>aa</text:p>
          </table:table-cell>
          <table:table-cell office:value-type="string" table:style-name="ce1">
            <text:p><text:s/>立委徐耀昌<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稻米藺草磚瓦客家原鄉---苑裡客家文化綵風活動(預計活動時程:2014/9/6-2014/9/8)</text:p>
          </table:table-cell>
          <table:table-cell office:value-type="date" office:date-value="2014-09-06T00:00:00" table:style-name="ce2">
            <text:p>2014/9/6</text:p>
          </table:table-cell>
          <table:table-cell office:value-type="date" office:date-value="2014-09-08T00:00:00" table:style-name="ce2">
            <text:p>2014/9/8</text:p>
          </table:table-cell>
          <table:table-cell office:value-type="string" table:style-name="ce1">
            <text:p>苗栗縣苑裡鎮</text:p>
          </table:table-cell>
          <table:table-cell office:value-type="float" office:value="7500" table:style-name="ce1">
            <text:p>7500</text:p>
          </table:table-cell>
          <table:table-cell office:value-type="float" office:value="2000" table:style-name="ce1">
            <text:p>2000</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5" table:style-name="ce1">
            <text:p>75</text:p>
          </table:table-cell>
          <table:table-cell office:value-type="date" office:date-value="2014-07-29T00:00:00" table:style-name="ce2">
            <text:p>2014/7/29</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悅讀幸福列車】計畫書(預計活動時程:2014/7/15-2014/12/30)</text:p>
          </table:table-cell>
          <table:table-cell office:value-type="date" office:date-value="2014-07-15T00:00:00" table:style-name="ce2">
            <text:p>2014/7/15</text:p>
          </table:table-cell>
          <table:table-cell office:value-type="date" office:date-value="2014-12-30T00:00:00" table:style-name="ce2">
            <text:p>2014/12/30</text:p>
          </table:table-cell>
          <table:table-cell office:value-type="string" table:style-name="ce1">
            <text:p>苗栗縣苑裡鎮</text:p>
          </table:table-cell>
          <table:table-cell office:value-type="float" office:value="235" table:style-name="ce1">
            <text:p>23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5" table:style-name="ce1">
            <text:p>75</text:p>
          </table:table-cell>
          <table:table-cell office:value-type="date" office:date-value="2014-08-07T00:00:00" table:style-name="ce2">
            <text:p>2014/8/7</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2014通霄夏夜星空音樂會(預計活動時程:2014/9/6)</text:p>
          </table:table-cell>
          <table:table-cell office:value-type="date" office:date-value="2014-09-06T00:00:00" table:style-name="ce2">
            <text:p>2014/9/6</text:p>
          </table:table-cell>
          <table:table-cell office:value-type="date" office:date-value="2014-09-06T00:00:00" table:style-name="ce2">
            <text:p>2014/9/6</text:p>
          </table:table-cell>
          <table:table-cell office:value-type="string" table:style-name="ce1">
            <text:p>苗栗縣通霄鎮</text:p>
          </table:table-cell>
          <table:table-cell office:value-type="float" office:value="964" table:style-name="ce1">
            <text:p>964</text:p>
          </table:table-cell>
          <table:table-cell office:value-type="float" office:value="750" table:style-name="ce1">
            <text:p>750</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5" table:style-name="ce1">
            <text:p>75</text:p>
          </table:table-cell>
          <table:table-cell office:value-type="date" office:date-value="2014-07-30T00:00:00" table:style-name="ce2">
            <text:p>2014/7/3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天天網球協會</text:p>
          </table:table-cell>
          <table:table-cell office:value-type="float" office:value="39799448" table:style-name="ce1">
            <text:p>39799448</text:p>
          </table:table-cell>
          <table:table-cell office:value-type="string" table:style-name="ce1">
            <text:p>協助苗栗縣天天網球協會辦理苗栗縣通霄鎮103年度鎮長盃軟式網球錦標賽暨節約能源宣導活動(預計活動時程:2014/9/20)</text:p>
          </table:table-cell>
          <table:table-cell office:value-type="date" office:date-value="2014-09-20T00:00:00" table:style-name="ce2">
            <text:p>2014/9/20</text:p>
          </table:table-cell>
          <table:table-cell office:value-type="date" office:date-value="2014-09-20T00:00:00" table:style-name="ce2">
            <text:p>2014/9/20</text:p>
          </table:table-cell>
          <table:table-cell office:value-type="string" table:style-name="ce1">
            <text:p>苗栗縣通霄鎮</text:p>
          </table:table-cell>
          <table:table-cell office:value-type="float" office:value="136" table:style-name="ce1">
            <text:p>136</text:p>
          </table:table-cell>
          <table:table-cell office:value-type="float" office:value="70" table:style-name="ce1">
            <text:p>7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5" table:style-name="ce1">
            <text:p>75</text:p>
          </table:table-cell>
          <table:table-cell office:value-type="date" office:date-value="2014-08-06T00:00:00" table:style-name="ce2">
            <text:p>2014/8/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蓬山美術會</text:p>
          </table:table-cell>
          <table:table-cell office:value-type="float" office:value="45601513" table:style-name="ce1">
            <text:p>45601513</text:p>
          </table:table-cell>
          <table:table-cell office:value-type="string" table:style-name="ce1">
            <text:p>協助苗栗縣苑裡鎮蓬山美術會辦理第四十屆蓬山美展(預計活動時程:2014/10/25-2014/10/31)</text:p>
          </table:table-cell>
          <table:table-cell office:value-type="date" office:date-value="2014-10-25T00:00:00" table:style-name="ce2">
            <text:p>2014/10/25</text:p>
          </table:table-cell>
          <table:table-cell office:value-type="date" office:date-value="2014-10-31T00:00:00" table:style-name="ce2">
            <text:p>2014/10/31</text:p>
          </table:table-cell>
          <table:table-cell office:value-type="string" table:style-name="ce1">
            <text:p>苗栗縣苑裡鎮</text:p>
          </table:table-cell>
          <table:table-cell office:value-type="float" office:value="212" table:style-name="ce1">
            <text:p>212</text:p>
          </table:table-cell>
          <table:table-cell office:value-type="float" office:value="80" table:style-name="ce1">
            <text:p>8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5" table:style-name="ce1">
            <text:p>75</text:p>
          </table:table-cell>
          <table:table-cell office:value-type="date" office:date-value="2014-07-30T00:00:00" table:style-name="ce2">
            <text:p>2014/7/3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鄉野生活美學協會</text:p>
          </table:table-cell>
          <table:table-cell office:value-type="float" office:value="25320249" table:style-name="ce1">
            <text:p>25320249</text:p>
          </table:table-cell>
          <table:table-cell office:value-type="string" table:style-name="ce1">
            <text:p>協助苗栗縣鄉野生活美學協會辦理「青山王爺 宗教文化交流」活動(預計活動時程:2014/8/16-2014/8/17)</text:p>
          </table:table-cell>
          <table:table-cell office:value-type="date" office:date-value="2014-08-16T00:00:00" table:style-name="ce2">
            <text:p>2014/8/16</text:p>
          </table:table-cell>
          <table:table-cell office:value-type="date" office:date-value="2014-08-17T00:00:00" table:style-name="ce2">
            <text:p>2014/8/17</text:p>
          </table:table-cell>
          <table:table-cell office:value-type="string" table:style-name="ce1">
            <text:p>苗栗縣通霄鎮</text:p>
          </table:table-cell>
          <table:table-cell office:value-type="float" office:value="432" table:style-name="ce1">
            <text:p>432</text:p>
          </table:table-cell>
          <table:table-cell office:value-type="float" office:value="400" table:style-name="ce1">
            <text:p>4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7-30T00:00:00" table:style-name="ce2">
            <text:p>2014/7/3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五北社區發展協會</text:p>
          </table:table-cell>
          <table:table-cell office:value-type="float" office:value="66843278" table:style-name="ce1">
            <text:p>66843278</text:p>
          </table:table-cell>
          <table:table-cell office:value-type="string" table:style-name="ce1">
            <text:p>協助苗栗縣通霄鎮五北社區發展協會辦理103年度歡樂中秋及反毒站出來活動(預計活動時程:2014/9/6)</text:p>
          </table:table-cell>
          <table:table-cell office:value-type="date" office:date-value="2014-09-06T00:00:00" table:style-name="ce2">
            <text:p>2014/9/6</text:p>
          </table:table-cell>
          <table:table-cell office:value-type="date" office:date-value="2014-09-06T00:00:00" table:style-name="ce2">
            <text:p>2014/9/6</text:p>
          </table:table-cell>
          <table:table-cell office:value-type="string" table:style-name="ce1">
            <text:p>苗栗縣通霄鎮</text:p>
          </table:table-cell>
          <table:table-cell office:value-type="float" office:value="205" table:style-name="ce1">
            <text:p>205</text:p>
          </table:table-cell>
          <table:table-cell office:value-type="float" office:value="70" table:style-name="ce1">
            <text:p>70</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4T00:00:00" table:style-name="ce2">
            <text:p>2014/8/1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苗栗縣苑裡鎮103年【鎮長盃】社區柔道游泳籃球桌球網球綜合競賽活動(預計活動時程:2014/8/16-2014/8/17)</text:p>
          </table:table-cell>
          <table:table-cell office:value-type="date" office:date-value="2014-08-16T00:00:00" table:style-name="ce2">
            <text:p>2014/8/16</text:p>
          </table:table-cell>
          <table:table-cell office:value-type="date" office:date-value="2014-08-17T00:00:00" table:style-name="ce2">
            <text:p>2014/8/17</text:p>
          </table:table-cell>
          <table:table-cell office:value-type="string" table:style-name="ce1">
            <text:p>苗栗縣苑裡鎮</text:p>
          </table:table-cell>
          <table:table-cell office:value-type="float" office:value="530" table:style-name="ce1">
            <text:p>530</text:p>
          </table:table-cell>
          <table:table-cell office:value-type="float" office:value="115" table:style-name="ce1">
            <text:p>115</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21T00:00:00" table:style-name="ce2">
            <text:p>2014/8/21</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梅南社區發展協會</text:p>
          </table:table-cell>
          <table:table-cell office:value-type="float" office:value="66843360" table:style-name="ce1">
            <text:p>66843360</text:p>
          </table:table-cell>
          <table:table-cell office:value-type="string" table:style-name="ce1">
            <text:p>協助苗栗縣通霄鎮梅南社區發展協會辦理103年才藝競賽暨關懷社區愛心晚會(預計活動時程:2014/8/31)</text:p>
          </table:table-cell>
          <table:table-cell office:value-type="date" office:date-value="2014-08-30T00:00:00" table:style-name="ce2">
            <text:p>2014/8/30</text:p>
          </table:table-cell>
          <table:table-cell office:value-type="date" office:date-value="2014-08-30T00:00:00" table:style-name="ce2">
            <text:p>2014/8/30</text:p>
          </table:table-cell>
          <table:table-cell office:value-type="string" table:style-name="ce1">
            <text:p>苗栗縣通霄鎮</text:p>
          </table:table-cell>
          <table:table-cell office:value-type="float" office:value="207" table:style-name="ce1">
            <text:p>207</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21T00:00:00" table:style-name="ce2">
            <text:p>2014/8/21</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環保協會</text:p>
          </table:table-cell>
          <table:table-cell office:value-type="float" office:value="45540919" table:style-name="ce1">
            <text:p>45540919</text:p>
          </table:table-cell>
          <table:table-cell office:value-type="string" table:style-name="ce1">
            <text:p>協助苗栗縣通霄鎮環保協會辦理103年度中南部生態環境保護觀摩研習活動(預計參訪活動時程:2014/10/11-2014/10/12)</text:p>
          </table:table-cell>
          <table:table-cell office:value-type="date" office:date-value="2014-10-11T00:00:00" table:style-name="ce2">
            <text:p>2014/10/11</text:p>
          </table:table-cell>
          <table:table-cell office:value-type="date" office:date-value="2014-10-12T00:00:00" table:style-name="ce2">
            <text:p>2014/10/12</text:p>
          </table:table-cell>
          <table:table-cell office:value-type="string" table:style-name="ce1">
            <text:p>苗栗縣通霄鎮</text:p>
          </table:table-cell>
          <table:table-cell office:value-type="float" office:value="211" table:style-name="ce1">
            <text:p>211</text:p>
          </table:table-cell>
          <table:table-cell office:value-type="float" office:value="105" table:style-name="ce1">
            <text:p>105</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7-30T00:00:00" table:style-name="ce2">
            <text:p>2014/7/30</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麗水關懷福利協會</text:p>
          </table:table-cell>
          <table:table-cell office:value-type="float" office:value="25305140" table:style-name="ce1">
            <text:p>25305140</text:p>
          </table:table-cell>
          <table:table-cell office:value-type="string" table:style-name="ce1">
            <text:p>協助臺中市龍井區麗水關懷福利協會辦理關懷老人愛心晚會暨支持節約能源及推廣乾淨能源政策宣導活動(預計活動時程:2014/8/13)</text:p>
          </table:table-cell>
          <table:table-cell office:value-type="date" office:date-value="2014-08-13T00:00:00" table:style-name="ce2">
            <text:p>2014/8/13</text:p>
          </table:table-cell>
          <table:table-cell office:value-type="date" office:date-value="2014-08-13T00:00:00" table:style-name="ce2">
            <text:p>2014/8/13</text:p>
          </table:table-cell>
          <table:table-cell office:value-type="string" table:style-name="ce1">
            <text:p>臺中市龍井區</text:p>
          </table:table-cell>
          <table:table-cell office:value-type="float" office:value="321" table:style-name="ce1">
            <text:p>321</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9T00:00:00" table:style-name="ce2">
            <text:p>2014/8/19</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漁民發展協會</text:p>
          </table:table-cell>
          <table:table-cell office:value-type="float" office:value="516720044" table:style-name="ce1">
            <text:p>516720044</text:p>
          </table:table-cell>
          <table:table-cell office:value-type="string" table:style-name="ce1">
            <text:p>協助臺中市漁民發展協會辦理麗水港大肚溪出海口中元普渡法會暨支持節約能源宣導活動(預計活動時程:2014/8/23)</text:p>
          </table:table-cell>
          <table:table-cell office:value-type="date" office:date-value="2014-08-23T00:00:00" table:style-name="ce2">
            <text:p>2014/8/23</text:p>
          </table:table-cell>
          <table:table-cell office:value-type="date" office:date-value="2014-08-23T00:00:00" table:style-name="ce2">
            <text:p>2014/8/23</text:p>
          </table:table-cell>
          <table:table-cell office:value-type="string" table:style-name="ce1">
            <text:p>臺中市大肚區</text:p>
          </table:table-cell>
          <table:table-cell office:value-type="float" office:value="465" table:style-name="ce1">
            <text:p>465</text:p>
          </table:table-cell>
          <table:table-cell office:value-type="float" office:value="210" table:style-name="ce1">
            <text:p>21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04T00:00:00" table:style-name="ce2">
            <text:p>2014/8/4</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新坡社區發展協會</text:p>
          </table:table-cell>
          <table:table-cell office:value-type="float" office:value="21533930" table:style-name="ce1">
            <text:p>21533930</text:p>
          </table:table-cell>
          <table:table-cell office:value-type="string" table:style-name="ce1">
            <text:p>協助桃園縣觀音鄉新坡社區發展協會辦理2014年觀音鄉草漯保障宮慶讚中元放水燈民俗嘉年華活動(預計活動時程:2014/8/13)</text:p>
          </table:table-cell>
          <table:table-cell office:value-type="date" office:date-value="2014-08-13T00:00:00" table:style-name="ce2">
            <text:p>2014/8/13</text:p>
          </table:table-cell>
          <table:table-cell office:value-type="date" office:date-value="2014-08-13T00:00:00" table:style-name="ce2">
            <text:p>2014/8/13</text:p>
          </table:table-cell>
          <table:table-cell office:value-type="string" table:style-name="ce1">
            <text:p>桃園縣觀音鄉</text:p>
          </table:table-cell>
          <table:table-cell office:value-type="float" office:value="688" table:style-name="ce1">
            <text:p>688</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04T00:00:00" table:style-name="ce2">
            <text:p>2014/8/4</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白玉社區發展協會</text:p>
          </table:table-cell>
          <table:table-cell office:value-type="float" office:value="10695866" table:style-name="ce1">
            <text:p>10695866</text:p>
          </table:table-cell>
          <table:table-cell office:value-type="string" table:style-name="ce1">
            <text:p>協助桃園縣觀音鄉白玉社區發展協會辦理白玉好好客習俗晚會暨節約能源宣導活動(預計活動時程:2014/8/30)</text:p>
          </table:table-cell>
          <table:table-cell office:value-type="date" office:date-value="2014-08-30T00:00:00" table:style-name="ce2">
            <text:p>2014/8/30</text:p>
          </table:table-cell>
          <table:table-cell office:value-type="date" office:date-value="2014-08-30T00:00:00" table:style-name="ce2">
            <text:p>2014/8/30</text:p>
          </table:table-cell>
          <table:table-cell office:value-type="string" table:style-name="ce1">
            <text:p>桃園縣觀音鄉</text:p>
          </table:table-cell>
          <table:table-cell office:value-type="float" office:value="100" table:style-name="ce1">
            <text:p>100</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5T00:00:00" table:style-name="ce2">
            <text:p>2014/8/15</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永興社區發展協會</text:p>
          </table:table-cell>
          <table:table-cell office:value-type="float" office:value="49888356" table:style-name="ce1">
            <text:p>49888356</text:p>
          </table:table-cell>
          <table:table-cell office:value-type="string" table:style-name="ce1">
            <text:p>協助桃園縣新屋鄉永興社區發展協會辦理社區親子聯誼暨支持電源開發節約能源宣導(預計活動時程:2014/8/31)</text:p>
          </table:table-cell>
          <table:table-cell office:value-type="date" office:date-value="2014-08-31T00:00:00" table:style-name="ce2">
            <text:p>2014/8/31</text:p>
          </table:table-cell>
          <table:table-cell office:value-type="date" office:date-value="2014-08-31T00:00:00" table:style-name="ce2">
            <text:p>2014/8/31</text:p>
          </table:table-cell>
          <table:table-cell office:value-type="string" table:style-name="ce1">
            <text:p>桃園縣新屋鄉</text:p>
          </table:table-cell>
          <table:table-cell office:value-type="float" office:value="401" table:style-name="ce1">
            <text:p>401</text:p>
          </table:table-cell>
          <table:table-cell office:value-type="float" office:value="200" table:style-name="ce1">
            <text:p>20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5T00:00:00" table:style-name="ce2">
            <text:p>2014/8/15</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愛心媽媽發展協會</text:p>
          </table:table-cell>
          <table:table-cell office:value-type="float" office:value="26576660" table:style-name="ce1">
            <text:p>26576660</text:p>
          </table:table-cell>
          <table:table-cell office:value-type="string" table:style-name="ce1">
            <text:p>協助桃園縣觀音鄉愛心媽媽發展協會辦理婦女愛心關懷健康樂活講座暨節約能源宣導活動(預計活動時程:2014/9/13)</text:p>
          </table:table-cell>
          <table:table-cell office:value-type="date" office:date-value="2014-09-13T00:00:00" table:style-name="ce2">
            <text:p>2014/9/13</text:p>
          </table:table-cell>
          <table:table-cell office:value-type="date" office:date-value="2014-09-13T00:00:00" table:style-name="ce2">
            <text:p>2014/9/13</text:p>
          </table:table-cell>
          <table:table-cell office:value-type="string" table:style-name="ce1">
            <text:p>桃園縣觀音鄉</text:p>
          </table:table-cell>
          <table:table-cell office:value-type="float" office:value="120" table:style-name="ce1">
            <text:p>120</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5T00:00:00" table:style-name="ce2">
            <text:p>2014/8/15</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後湖社區發展協會</text:p>
          </table:table-cell>
          <table:table-cell office:value-type="float" office:value="8709132" table:style-name="ce1">
            <text:p>8709132</text:p>
          </table:table-cell>
          <table:table-cell office:value-type="string" table:style-name="ce1">
            <text:p>協助桃園縣新屋鄉後湖社區發展協會辦理103年度關懷老人暨重陽節慶節約能源及珍惜水源宣導活動(預計活動時程:2014/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桃園縣新屋鄉</text:p>
          </table:table-cell>
          <table:table-cell office:value-type="float" office:value="130" table:style-name="ce1">
            <text:p>130</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甘泉氣功運動推展協會</text:p>
          </table:table-cell>
          <table:table-cell office:value-type="float" office:value="9734166" table:style-name="ce1">
            <text:p>9734166</text:p>
          </table:table-cell>
          <table:table-cell office:value-type="string" table:style-name="ce1">
            <text:p>協助桃園縣觀音鄉甘泉氣功運動推展協會辦理103年度中秋晚會暨節約能源宣導活動(預計活動時程:2014/9/5)</text:p>
          </table:table-cell>
          <table:table-cell office:value-type="date" office:date-value="2014-09-05T00:00:00" table:style-name="ce2">
            <text:p>2014/9/5</text:p>
          </table:table-cell>
          <table:table-cell office:value-type="date" office:date-value="2014-09-05T00:00:00" table:style-name="ce2">
            <text:p>2014/9/5</text:p>
          </table:table-cell>
          <table:table-cell office:value-type="string" table:style-name="ce1">
            <text:p>桃園縣觀音鄉</text:p>
          </table:table-cell>
          <table:table-cell office:value-type="float" office:value="859" table:style-name="ce1">
            <text:p>859</text:p>
          </table:table-cell>
          <table:table-cell office:value-type="float" office:value="359" table:style-name="ce1">
            <text:p>359</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2014桃園客家文化節─新屋鄉客家嘉年華活動(預計活動時程:2014/9/27-2014/9/28)</text:p>
          </table:table-cell>
          <table:table-cell office:value-type="date" office:date-value="2014-09-27T00:00:00" table:style-name="ce2">
            <text:p>2014/9/27</text:p>
          </table:table-cell>
          <table:table-cell office:value-type="date" office:date-value="2014-09-28T00:00:00" table:style-name="ce2">
            <text:p>2014/9/28</text:p>
          </table:table-cell>
          <table:table-cell office:value-type="string" table:style-name="ce1">
            <text:p>桃園縣新屋鄉</text:p>
          </table:table-cell>
          <table:table-cell office:value-type="float" office:value="778" table:style-name="ce1">
            <text:p>778</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老人會</text:p>
          </table:table-cell>
          <table:table-cell office:value-type="float" office:value="18236437" table:style-name="ce1">
            <text:p>18236437</text:p>
          </table:table-cell>
          <table:table-cell office:value-type="string" table:style-name="ce1">
            <text:p>協助桃園縣新屋鄉老人會辦理103年度九九客家重陽敬老表揚暨節約用電支持電源開發宣導活動(預計活動時程:2014/10/2)</text:p>
          </table:table-cell>
          <table:table-cell office:value-type="date" office:date-value="2014-10-02T00:00:00" table:style-name="ce2">
            <text:p>2014/10/2</text:p>
          </table:table-cell>
          <table:table-cell office:value-type="date" office:date-value="2014-10-02T00:00:00" table:style-name="ce2">
            <text:p>2014/10/2</text:p>
          </table:table-cell>
          <table:table-cell office:value-type="string" table:style-name="ce1">
            <text:p>桃園縣新屋鄉</text:p>
          </table:table-cell>
          <table:table-cell office:value-type="float" office:value="781" table:style-name="ce1">
            <text:p>781</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25T00:00:00" table:style-name="ce2">
            <text:p>2014/8/25</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松柏會</text:p>
          </table:table-cell>
          <table:table-cell office:value-type="float" office:value="10515219" table:style-name="ce1">
            <text:p>10515219</text:p>
          </table:table-cell>
          <table:table-cell office:value-type="string" table:style-name="ce1">
            <text:p>協助桃園縣觀音鄉松柏會辦理103年度重陽節敬老大會及全體會員慶生大會暨健康瘦瘦操CPR電源開發用電安全節約用電宣導活動(預計活動時程:2014/9/26)</text:p>
          </table:table-cell>
          <table:table-cell office:value-type="date" office:date-value="2014-09-26T00:00:00" table:style-name="ce2">
            <text:p>2014/9/26</text:p>
          </table:table-cell>
          <table:table-cell office:value-type="date" office:date-value="2014-09-26T00:00:00" table:style-name="ce2">
            <text:p>2014/9/26</text:p>
          </table:table-cell>
          <table:table-cell office:value-type="string" table:style-name="ce1">
            <text:p>桃園縣觀音鄉</text:p>
          </table:table-cell>
          <table:table-cell office:value-type="float" office:value="887" table:style-name="ce1">
            <text:p>887</text:p>
          </table:table-cell>
          <table:table-cell office:value-type="float" office:value="400" table:style-name="ce1">
            <text:p>4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3T00:00:00" table:style-name="ce2">
            <text:p>2014/8/13</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電力發展及節能減碳宣導暨社區老人活動中心落成剪綵活動(預計活動時程:2014/9/7)</text:p>
          </table:table-cell>
          <table:table-cell office:value-type="date" office:date-value="2014-09-07T00:00:00" table:style-name="ce2">
            <text:p>2014/9/7</text:p>
          </table:table-cell>
          <table:table-cell office:value-type="date" office:date-value="2014-09-07T00:00:00" table:style-name="ce2">
            <text:p>2014/9/7</text:p>
          </table:table-cell>
          <table:table-cell office:value-type="string" table:style-name="ce1">
            <text:p>澎湖縣湖西鄉</text:p>
          </table:table-cell>
          <table:table-cell office:value-type="float" office:value="373" table:style-name="ce1">
            <text:p>373</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04T00:00:00" table:style-name="ce2">
            <text:p>2014/8/4</text:p>
          </table:table-cell>
          <table:table-cell office:value-type="string" table:style-name="ce1">
            <text:p>aa</text:p>
          </table:table-cell>
          <table:table-cell office:value-type="string" table:style-name="ce1">
            <text:p><text:s/>aa<text:s/></text:p>
          </table:table-cell>
          <table:table-cell office:value-type="string" table:style-name="ce1">
            <text:p>金門縣</text:p>
          </table:table-cell>
          <table:table-cell office:value-type="string" table:style-name="ce1">
            <text:p>塔山發電廠</text:p>
          </table:table-cell>
          <table:table-cell office:value-type="string" table:style-name="ce1">
            <text:p>aa</text:p>
          </table:table-cell>
          <table:table-cell office:value-type="string" table:style-name="ce1">
            <text:p>協助塔山發電廠辦理台電公司2014年關懷離島獨居、清寒老人公益系列活動(主動關懷弱勢，預計活動時程2014/12/1-2015/2/8)</text:p>
          </table:table-cell>
          <table:table-cell office:value-type="date" office:date-value="2014-12-01T00:00:00" table:style-name="ce2">
            <text:p>2014/12/1</text:p>
          </table:table-cell>
          <table:table-cell office:value-type="date" office:date-value="2014-02-08T00:00:00" table:style-name="ce2">
            <text:p>2014/2/8</text:p>
          </table:table-cell>
          <table:table-cell office:value-type="string" table:style-name="ce1">
            <text:p>金門縣金城鎮、金湖鎮</text:p>
          </table:table-cell>
          <table:table-cell office:value-type="float" office:value="106" table:style-name="ce1">
            <text:p>106</text:p>
          </table:table-cell>
          <table:table-cell office:value-type="float" office:value="106" table:style-name="ce1">
            <text:p>106</text:p>
          </table:table-cell>
          <table:table-cell office:value-type="float" office:value="106" table:style-name="ce1">
            <text:p>106</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7-31T00:00:00" table:style-name="ce2">
            <text:p>2014/7/31</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2014南投縣中寮鄉第13屆龍眼文化季(預計活動時程:2014/8/1-2014/9/30)</text:p>
          </table:table-cell>
          <table:table-cell office:value-type="date" office:date-value="2014-08-01T00:00:00" table:style-name="ce2">
            <text:p>2014/8/1</text:p>
          </table:table-cell>
          <table:table-cell office:value-type="date" office:date-value="2014-09-30T00:00:00" table:style-name="ce2">
            <text:p>2014/9/30</text:p>
          </table:table-cell>
          <table:table-cell office:value-type="string" table:style-name="ce1">
            <text:p>南投縣中寮鄉</text:p>
          </table:table-cell>
          <table:table-cell office:value-type="float" office:value="400" table:style-name="ce1">
            <text:p>400</text:p>
          </table:table-cell>
          <table:table-cell office:value-type="float" office:value="150" table:style-name="ce1">
            <text:p>15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8T00:00:00" table:style-name="ce2">
            <text:p>2014/8/18</text:p>
          </table:table-cell>
          <table:table-cell office:value-type="string" table:style-name="ce1">
            <text:p>aa</text:p>
          </table:table-cell>
          <table:table-cell office:value-type="string" table:style-name="ce1">
            <text:p><text:s/>立委高金素梅<text:s/></text:p>
          </table:table-cell>
          <table:table-cell office:value-type="string" table:style-name="ce1">
            <text:p>花蓮縣</text:p>
          </table:table-cell>
          <table:table-cell office:value-type="string" table:style-name="ce1">
            <text:p>花東供電區營運處</text:p>
          </table:table-cell>
          <table:table-cell office:value-type="string" table:style-name="ce1">
            <text:p>aa</text:p>
          </table:table-cell>
          <table:table-cell office:value-type="string" table:style-name="ce1">
            <text:p>協助花東供電區營運處辦理花蓮縣萬榮鄉萬榮村6鄰清寒住戶慰問(主動關懷弱勢，預計活動時程:2014/8/15-2014/9/30)</text:p>
          </table:table-cell>
          <table:table-cell office:value-type="date" office:date-value="2014-08-15T00:00:00" table:style-name="ce2">
            <text:p>2014/8/15</text:p>
          </table:table-cell>
          <table:table-cell office:value-type="date" office:date-value="2014-09-30T00:00:00" table:style-name="ce2">
            <text:p>2014/9/30</text:p>
          </table:table-cell>
          <table:table-cell office:value-type="string" table:style-name="ce1">
            <text:p>花蓮縣萬榮鄉</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08T00:00:00" table:style-name="ce2">
            <text:p>2014/8/8</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淡水區漁會</text:p>
          </table:table-cell>
          <table:table-cell office:value-type="float" office:value="33779326" table:style-name="ce1">
            <text:p>33779326</text:p>
          </table:table-cell>
          <table:table-cell office:value-type="string" table:style-name="ce1">
            <text:p>協助新北市淡水區漁會辦理103年度漁民節慶祝活動(預計活動時程:2014/9)</text:p>
          </table:table-cell>
          <table:table-cell office:value-type="date" office:date-value="2014-09-01T00:00:00" table:style-name="ce2">
            <text:p>2014/9/1</text:p>
          </table:table-cell>
          <table:table-cell office:value-type="string" table:style-name="ce1">
            <text:p>2014/9/31</text:p>
          </table:table-cell>
          <table:table-cell office:value-type="string" table:style-name="ce1">
            <text:p>新北市淡水區</text:p>
          </table:table-cell>
          <table:table-cell office:value-type="float" office:value="500" table:style-name="ce1">
            <text:p>50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4T00:00:00" table:style-name="ce2">
            <text:p>2014/8/1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西社區發展協會</text:p>
          </table:table-cell>
          <table:table-cell office:value-type="float" office:value="78547688" table:style-name="ce1">
            <text:p>78547688</text:p>
          </table:table-cell>
          <table:table-cell office:value-type="string" table:style-name="ce1">
            <text:p>協助苗栗縣通霄鎮通西社區發展協會辦理媽媽教室103年度親職教育及實木手提置物盒蝶谷巴特DIY研習暨節約能源宣導活動(預計活動時程:2014/8/30)</text:p>
          </table:table-cell>
          <table:table-cell office:value-type="date" office:date-value="2014-08-30T00:00:00" table:style-name="ce2">
            <text:p>2014/8/30</text:p>
          </table:table-cell>
          <table:table-cell office:value-type="date" office:date-value="2014-08-30T00:00:00" table:style-name="ce2">
            <text:p>2014/8/30</text:p>
          </table:table-cell>
          <table:table-cell office:value-type="string" table:style-name="ce1">
            <text:p>苗栗縣通霄鎮</text:p>
          </table:table-cell>
          <table:table-cell office:value-type="float" office:value="141" table:style-name="ce1">
            <text:p>141</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20T00:00:00" table:style-name="ce2">
            <text:p>2014/8/2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3年度苑裡鎮青埔生命紀念館秋季法會(預計活動時程:2014/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苗栗縣苑裡鎮</text:p>
          </table:table-cell>
          <table:table-cell office:value-type="float" office:value="602" table:style-name="ce1">
            <text:p>602</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20T00:00:00" table:style-name="ce2">
            <text:p>2014/8/20</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線西鄉公所</text:p>
          </table:table-cell>
          <table:table-cell office:value-type="string" table:style-name="ce1">
            <text:p>aa</text:p>
          </table:table-cell>
          <table:table-cell office:value-type="string" table:style-name="ce1">
            <text:p>協助彰化縣線西鄉公所辦理2014線西鄉農村產業文化暨節約能源宣導活動(預計活動時程:2014/9/14)</text:p>
          </table:table-cell>
          <table:table-cell office:value-type="date" office:date-value="2014-09-14T00:00:00" table:style-name="ce2">
            <text:p>2014/9/14</text:p>
          </table:table-cell>
          <table:table-cell office:value-type="date" office:date-value="2014-09-14T00:00:00" table:style-name="ce2">
            <text:p>2014/9/14</text:p>
          </table:table-cell>
          <table:table-cell office:value-type="string" table:style-name="ce1">
            <text:p>彰化縣線西鄉</text:p>
          </table:table-cell>
          <table:table-cell office:value-type="float" office:value="400" table:style-name="ce1">
            <text:p>400</text:p>
          </table:table-cell>
          <table:table-cell office:value-type="float" office:value="250" table:style-name="ce1">
            <text:p>250</text:p>
          </table:table-cell>
          <table:table-cell office:value-type="float" office:value="150" table:style-name="ce1">
            <text:p>1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5" table:style-name="ce1">
            <text:p>75</text:p>
          </table:table-cell>
          <table:table-cell office:value-type="date" office:date-value="2014-08-19T00:00:00" table:style-name="ce2">
            <text:p>2014/8/19</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后里區公所</text:p>
          </table:table-cell>
          <table:table-cell office:value-type="string" table:style-name="ce1">
            <text:p>aa</text:p>
          </table:table-cell>
          <table:table-cell office:value-type="string" table:style-name="ce1">
            <text:p>協助臺中市后里區公所103年度輸變電協助金(運轉中)--后里超高壓變電所</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臺中市后里區</text:p>
          </table:table-cell>
          <table:table-cell office:value-type="float" office:value="4300" table:style-name="ce1">
            <text:p>4300</text:p>
          </table:table-cell>
          <table:table-cell office:value-type="float" office:value="4300" table:style-name="ce1">
            <text:p>4300</text:p>
          </table:table-cell>
          <table:table-cell office:value-type="float" office:value="4300" table:style-name="ce1">
            <text:p>43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number-rows-repeated="1048490" table:style-name="ro1">
          <table:table-cell table:number-columns-repeated="16384"/>
        </table:table-row>
      </table:table>
      <table:table table:name="09" table:style-name="ta1">
        <table:table-column table:style-name="co1" table:number-columns-repeated="9" table:default-cell-style-name="ce1"/>
        <table:table-column table:style-name="co10" table:default-cell-style-name="ce1"/>
        <table:table-column table:style-name="co7" table:default-cell-style-name="ce1"/>
        <table:table-column table:style-name="co1" table:number-columns-repeated="16373"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date" office:date-value="2014-09-03T00:00:00" table:style-name="ce2">
            <text:p>2014/9/3</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石門國小人行環境營造</text:p>
          </table:table-cell>
          <table:table-cell office:value-type="string" table:style-name="ce1">
            <text:p>aa</text:p>
          </table:table-cell>
          <table:table-cell office:value-type="string" table:style-name="ce1">
            <text:p>aa</text:p>
          </table:table-cell>
          <table:table-cell office:value-type="string" table:style-name="ce1">
            <text:p>新北市石門區</text:p>
          </table:table-cell>
          <table:table-cell office:value-type="float" office:value="5707" table:style-name="ce1">
            <text:p>5707</text:p>
          </table:table-cell>
          <table:table-cell office:value-type="float" office:value="5707" table:style-name="ce1">
            <text:p>5707</text:p>
          </table:table-cell>
          <table:table-cell office:value-type="float" office:value="5707" table:style-name="ce1">
            <text:p>5707</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date" office:date-value="2014-08-28T00:00:00" table:style-name="ce2">
            <text:p>2014/8/28</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仁愛鄉清境國民小學</text:p>
          </table:table-cell>
          <table:table-cell office:value-type="string" table:style-name="ce1">
            <text:p>aa</text:p>
          </table:table-cell>
          <table:table-cell office:value-type="string" table:style-name="ce1">
            <text:p>協助南投縣仁愛鄉清境國民小學辦理清境國小推動直排輪運動教學實施計畫(預計活動時程:2014/9/1-2015/6/30)</text:p>
          </table:table-cell>
          <table:table-cell office:value-type="date" office:date-value="2014-09-01T00:00:00" table:style-name="ce2">
            <text:p>2014/9/1</text:p>
          </table:table-cell>
          <table:table-cell office:value-type="date" office:date-value="2015-06-30T00:00:00" table:style-name="ce2">
            <text:p>2015/6/30</text:p>
          </table:table-cell>
          <table:table-cell office:value-type="string" table:style-name="ce1">
            <text:p>南投縣仁愛鄉</text:p>
          </table:table-cell>
          <table:table-cell office:value-type="float" office:value="80" table:style-name="ce1">
            <text:p>80</text:p>
          </table:table-cell>
          <table:table-cell office:value-type="float" office:value="40" table:style-name="ce1">
            <text:p>4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date" office:date-value="2014-09-03T00:00:00" table:style-name="ce2">
            <text:p>2014/9/3</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新興國民小學</text:p>
          </table:table-cell>
          <table:table-cell office:value-type="string" table:style-name="ce1">
            <text:p>aa</text:p>
          </table:table-cell>
          <table:table-cell office:value-type="string" table:style-name="ce1">
            <text:p>協助南投縣水里鄉新興國民小學辦理新興國小建置校園植物標示牌、增購資訊教學設備</text:p>
          </table:table-cell>
          <table:table-cell office:value-type="string" table:style-name="ce1">
            <text:p>aa</text:p>
          </table:table-cell>
          <table:table-cell office:value-type="string" table:style-name="ce1">
            <text:p>aa</text:p>
          </table:table-cell>
          <table:table-cell office:value-type="string" table:style-name="ce1">
            <text:p>南投縣水里鄉</text:p>
          </table:table-cell>
          <table:table-cell office:value-type="float" office:value="285" table:style-name="ce1">
            <text:p>285</text:p>
          </table:table-cell>
          <table:table-cell office:value-type="float" office:value="278" table:style-name="ce1">
            <text:p>278</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date" office:date-value="2014-09-05T00:00:00" table:style-name="ce2">
            <text:p>2014/9/5</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財團法人台灣省日月潭文武廟</text:p>
          </table:table-cell>
          <table:table-cell office:value-type="float" office:value="61833650" table:style-name="ce1">
            <text:p>61833650</text:p>
          </table:table-cell>
          <table:table-cell office:value-type="string" table:style-name="ce1">
            <text:p>協助財團法人台灣省日月潭文武廟辦理2014南投縣宗教文化觀光節─日月文武聚(預計活動時程:2014/9/27-2014/9/28)</text:p>
          </table:table-cell>
          <table:table-cell office:value-type="date" office:date-value="2014-09-27T00:00:00" table:style-name="ce2">
            <text:p>2014/9/27</text:p>
          </table:table-cell>
          <table:table-cell office:value-type="date" office:date-value="2014-09-28T00:00:00" table:style-name="ce2">
            <text:p>2014/9/28</text:p>
          </table:table-cell>
          <table:table-cell office:value-type="string" table:style-name="ce1">
            <text:p>南投縣魚池鄉</text:p>
          </table:table-cell>
          <table:table-cell office:value-type="float" office:value="38" table:style-name="ce1">
            <text:p>38</text:p>
          </table:table-cell>
          <table:table-cell office:value-type="float" office:value="38" table:style-name="ce1">
            <text:p>38</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date" office:date-value="2014-09-10T00:00:00" table:style-name="ce2">
            <text:p>2014/9/10</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中華民國第39屆三藏杯軟式網球錦標賽(預計活動時程:2014/11/8-2014/11/11)</text:p>
          </table:table-cell>
          <table:table-cell office:value-type="date" office:date-value="2014-11-08T00:00:00" table:style-name="ce2">
            <text:p>2014/11/8</text:p>
          </table:table-cell>
          <table:table-cell office:value-type="date" office:date-value="2014-11-11T00:00:00" table:style-name="ce2">
            <text:p>2014/11/11</text:p>
          </table:table-cell>
          <table:table-cell office:value-type="string" table:style-name="ce1">
            <text:p>南投縣魚池鄉</text:p>
          </table:table-cell>
          <table:table-cell office:value-type="float" office:value="700" table:style-name="ce1">
            <text:p>700</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date" office:date-value="2014-09-23T00:00:00" table:style-name="ce2">
            <text:p>2014/9/23</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2014日月潭紅茶文化季(預計活動日期:2014/10/18-2014/11/8)</text:p>
          </table:table-cell>
          <table:table-cell office:value-type="date" office:date-value="2014-10-18T00:00:00" table:style-name="ce2">
            <text:p>2014/10/18</text:p>
          </table:table-cell>
          <table:table-cell office:value-type="date" office:date-value="2014-11-08T00:00:00" table:style-name="ce2">
            <text:p>2014/11/8</text:p>
          </table:table-cell>
          <table:table-cell office:value-type="string" table:style-name="ce1">
            <text:p>南投縣魚池鄉</text:p>
          </table:table-cell>
          <table:table-cell office:value-type="float" office:value="1770" table:style-name="ce1">
            <text:p>1770</text:p>
          </table:table-cell>
          <table:table-cell office:value-type="float" office:value="500" table:style-name="ce1">
            <text:p>500</text:p>
          </table:table-cell>
          <table:table-cell office:value-type="float" office:value="300" table:style-name="ce1">
            <text:p>3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date" office:date-value="2014-09-23T00:00:00" table:style-name="ce2">
            <text:p>2014/9/23</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東興長青會</text:p>
          </table:table-cell>
          <table:table-cell office:value-type="float" office:value="8780486" table:style-name="ce1">
            <text:p>8780486</text:p>
          </table:table-cell>
          <table:table-cell office:value-type="string" table:style-name="ce1">
            <text:p>協助南投縣魚池鄉東興長青會辦理第3屆第2次會員大會與103年度魚池鄉長青健行活動暨銀髮族歌唱比賽(預計活動時程:2014/12/1)</text:p>
          </table:table-cell>
          <table:table-cell office:value-type="date" office:date-value="2014-12-01T00:00:00" table:style-name="ce2">
            <text:p>2014/12/1</text:p>
          </table:table-cell>
          <table:table-cell office:value-type="date" office:date-value="2014-12-01T00:00:00" table:style-name="ce2">
            <text:p>2014/12/1</text:p>
          </table:table-cell>
          <table:table-cell office:value-type="string" table:style-name="ce1">
            <text:p>南投縣魚池鄉</text:p>
          </table:table-cell>
          <table:table-cell office:value-type="float" office:value="129" table:style-name="ce1">
            <text:p>129</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date" office:date-value="2014-09-05T00:00:00" table:style-name="ce2">
            <text:p>2014/9/5</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拱照社區發展協會</text:p>
          </table:table-cell>
          <table:table-cell office:value-type="float" office:value="80898344" table:style-name="ce1">
            <text:p>80898344</text:p>
          </table:table-cell>
          <table:table-cell office:value-type="string" table:style-name="ce1">
            <text:p>協助宜蘭縣三星鄉拱照社區發展協會辦理103年度「慶祝重陽節暨節約能源宣導」活動(預計活動時程:2014/9/29)</text:p>
          </table:table-cell>
          <table:table-cell office:value-type="date" office:date-value="2014-09-29T00:00:00" table:style-name="ce2">
            <text:p>2014/9/29</text:p>
          </table:table-cell>
          <table:table-cell office:value-type="date" office:date-value="2014-09-29T00:00:00" table:style-name="ce2">
            <text:p>2014/9/29</text:p>
          </table:table-cell>
          <table:table-cell office:value-type="string" table:style-name="ce1">
            <text:p>宜蘭縣三星鄉</text:p>
          </table:table-cell>
          <table:table-cell office:value-type="float" office:value="143" table:style-name="ce1">
            <text:p>143</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date" office:date-value="2014-09-19T00:00:00" table:style-name="ce2">
            <text:p>2014/9/19</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萬富社區發展協會</text:p>
          </table:table-cell>
          <table:table-cell office:value-type="float" office:value="14932285" table:style-name="ce1">
            <text:p>14932285</text:p>
          </table:table-cell>
          <table:table-cell office:value-type="string" table:style-name="ce1">
            <text:p>協助宜蘭縣三星鄉萬富社區發展協會辦理103年度重陽節敬老聯誼活動(預計活動時程:2014/9/28)</text:p>
          </table:table-cell>
          <table:table-cell office:value-type="date" office:date-value="2014-09-28T00:00:00" table:style-name="ce2">
            <text:p>2014/9/28</text:p>
          </table:table-cell>
          <table:table-cell office:value-type="date" office:date-value="2014-09-28T00:00:00" table:style-name="ce2">
            <text:p>2014/9/28</text:p>
          </table:table-cell>
          <table:table-cell office:value-type="string" table:style-name="ce1">
            <text:p>宜蘭縣三星鄉</text:p>
          </table:table-cell>
          <table:table-cell office:value-type="float" office:value="98" table:style-name="ce1">
            <text:p>98</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date" office:date-value="2014-09-24T00:00:00" table:style-name="ce2">
            <text:p>2014/9/24</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天送埤社區發展協會</text:p>
          </table:table-cell>
          <table:table-cell office:value-type="float" office:value="13303920" table:style-name="ce1">
            <text:p>13303920</text:p>
          </table:table-cell>
          <table:table-cell office:value-type="string" table:style-name="ce1">
            <text:p>協助宜蘭縣三星鄉天送埤社區發展協會辦理103年度重陽敬老活動(預計活動時程:2014/9/30)</text:p>
          </table:table-cell>
          <table:table-cell office:value-type="date" office:date-value="2014-09-30T00:00:00" table:style-name="ce2">
            <text:p>2014/9/30</text:p>
          </table:table-cell>
          <table:table-cell office:value-type="date" office:date-value="2014-09-30T00:00:00" table:style-name="ce2">
            <text:p>2014/9/30</text:p>
          </table:table-cell>
          <table:table-cell office:value-type="string" table:style-name="ce1">
            <text:p>宜蘭縣三星鄉</text:p>
          </table:table-cell>
          <table:table-cell office:value-type="float" office:value="126" table:style-name="ce1">
            <text:p>126</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date" office:date-value="2014-09-24T00:00:00" table:style-name="ce2">
            <text:p>2014/9/24</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林口發電廠</text:p>
          </table:table-cell>
          <table:table-cell office:value-type="string" table:style-name="ce1">
            <text:p>aa</text:p>
          </table:table-cell>
          <table:table-cell office:value-type="string" table:style-name="ce1">
            <text:p>協助林口發電廠辦理校園閱讀風氣推廣(主動關懷系列活動-互動，預計活動時程:2014/10/1-2014/12/31)</text:p>
          </table:table-cell>
          <table:table-cell office:value-type="date" office:date-value="2014-10-01T00:00:00" table:style-name="ce2">
            <text:p>2014/10/1</text:p>
          </table:table-cell>
          <table:table-cell office:value-type="date" office:date-value="2014-12-31T00:00:00" table:style-name="ce2">
            <text:p>2014/12/31</text:p>
          </table:table-cell>
          <table:table-cell office:value-type="string" table:style-name="ce1">
            <text:p>新北市林口區</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date" office:date-value="2014-08-27T00:00:00" table:style-name="ce2">
            <text:p>2014/8/27</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p>
          </table:table-cell>
          <table:table-cell office:value-type="string" table:style-name="ce1">
            <text:p>協助南部發電廠辦理關懷獨居老人家庭生活公益系列活動(主動關懷系列活動-弱勢，預計活動時程:2014/9/1-2014/12/31)</text:p>
          </table:table-cell>
          <table:table-cell office:value-type="date" office:date-value="2014-09-01T00:00:00" table:style-name="ce2">
            <text:p>2014/9/1</text:p>
          </table:table-cell>
          <table:table-cell office:value-type="date" office:date-value="2014-12-31T00:00:00" table:style-name="ce2">
            <text:p>2014/12/31</text:p>
          </table:table-cell>
          <table:table-cell office:value-type="string" table:style-name="ce1">
            <text:p>高雄市前鎮區</text:p>
          </table:table-cell>
          <table:table-cell office:value-type="float" office:value="120" table:style-name="ce1">
            <text:p>120</text:p>
          </table:table-cell>
          <table:table-cell office:value-type="float" office:value="120" table:style-name="ce1">
            <text:p>120</text:p>
          </table:table-cell>
          <table:table-cell office:value-type="float" office:value="120" table:style-name="ce1">
            <text:p>12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date" office:date-value="2014-09-03T00:00:00" table:style-name="ce2">
            <text:p>2014/9/3</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鳳森敬老協會</text:p>
          </table:table-cell>
          <table:table-cell office:value-type="float" office:value="26073323" table:style-name="ce1">
            <text:p>26073323</text:p>
          </table:table-cell>
          <table:table-cell office:value-type="string" table:style-name="ce1">
            <text:p>協助高雄市鳳森敬老協會辦理九九重陽節關懷老人生活及節約能源說明暨宣導支持大林電廠更新改建計畫活動(預計活動時程:2014/10/2)</text:p>
          </table:table-cell>
          <table:table-cell office:value-type="date" office:date-value="2014-10-02T00:00:00" table:style-name="ce2">
            <text:p>2014/10/2</text:p>
          </table:table-cell>
          <table:table-cell office:value-type="date" office:date-value="2014-10-02T00:00:00" table:style-name="ce2">
            <text:p>2014/10/2</text:p>
          </table:table-cell>
          <table:table-cell office:value-type="string" table:style-name="ce1">
            <text:p>高雄市小港區</text:p>
          </table:table-cell>
          <table:table-cell office:value-type="float" office:value="318" table:style-name="ce1">
            <text:p>318</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date" office:date-value="2014-09-16T00:00:00" table:style-name="ce2">
            <text:p>2014/9/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辦理編印中華民國104年日曆(預計活動時程:2014/9/1-2014/12/31)</text:p>
          </table:table-cell>
          <table:table-cell office:value-type="date" office:date-value="2014-09-01T00:00:00" table:style-name="ce2">
            <text:p>2014/9/1</text:p>
          </table:table-cell>
          <table:table-cell office:value-type="date" office:date-value="2014-12-31T00:00:00" table:style-name="ce2">
            <text:p>2014/12/31</text:p>
          </table:table-cell>
          <table:table-cell office:value-type="string" table:style-name="ce1">
            <text:p>高雄市林園區</text:p>
          </table:table-cell>
          <table:table-cell office:value-type="float" office:value="2560" table:style-name="ce1">
            <text:p>256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date" office:date-value="2014-09-22T00:00:00" table:style-name="ce2">
            <text:p>2014/9/2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大林發電廠</text:p>
          </table:table-cell>
          <table:table-cell office:value-type="string" table:style-name="ce1">
            <text:p>aa</text:p>
          </table:table-cell>
          <table:table-cell office:value-type="string" table:style-name="ce1">
            <text:p>協助大林發電廠辦理推動大林電廠更新改建計畫暨睦鄰盃桌球邀請賽活動(預計活動時程:2014/12/6)</text:p>
          </table:table-cell>
          <table:table-cell office:value-type="date" office:date-value="2014-12-06T00:00:00" table:style-name="ce2">
            <text:p>2014/12/6</text:p>
          </table:table-cell>
          <table:table-cell office:value-type="date" office:date-value="2014-12-06T00:00:00" table:style-name="ce2">
            <text:p>2014/12/6</text:p>
          </table:table-cell>
          <table:table-cell office:value-type="string" table:style-name="ce1">
            <text:p>高雄市小港區</text:p>
          </table:table-cell>
          <table:table-cell office:value-type="float" office:value="137" table:style-name="ce1">
            <text:p>137</text:p>
          </table:table-cell>
          <table:table-cell office:value-type="float" office:value="137" table:style-name="ce1">
            <text:p>137</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date" office:date-value="2014-08-26T00:00:00" table:style-name="ce2">
            <text:p>2014/8/2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崎漏社區發展協會</text:p>
          </table:table-cell>
          <table:table-cell office:value-type="float" office:value="9546093" table:style-name="ce1">
            <text:p>9546093</text:p>
          </table:table-cell>
          <table:table-cell office:value-type="string" table:style-name="ce1">
            <text:p>協助高雄市茄萣區崎漏社區發展協會辦理103年度慶生敬老晚會暨節約能源宣導活動(預計活動時程:2014/10/2)</text:p>
          </table:table-cell>
          <table:table-cell office:value-type="date" office:date-value="2014-10-02T00:00:00" table:style-name="ce2">
            <text:p>2014/10/2</text:p>
          </table:table-cell>
          <table:table-cell office:value-type="date" office:date-value="2014-10-02T00:00:00" table:style-name="ce2">
            <text:p>2014/10/2</text:p>
          </table:table-cell>
          <table:table-cell office:value-type="string" table:style-name="ce1">
            <text:p>高雄市茄萣區</text:p>
          </table:table-cell>
          <table:table-cell office:value-type="float" office:value="440" table:style-name="ce1">
            <text:p>440</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date" office:date-value="2014-08-26T00:00:00" table:style-name="ce2">
            <text:p>2014/8/2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萬福社區發展協會</text:p>
          </table:table-cell>
          <table:table-cell office:value-type="float" office:value="62985373" table:style-name="ce1">
            <text:p>62985373</text:p>
          </table:table-cell>
          <table:table-cell office:value-type="string" table:style-name="ce1">
            <text:p>協助高雄市茄萣區萬福社區發展協會辦理「第七屆第一次會員大會暨能源宣導活動」及「103年度長壽俱樂部慶生晚會」(預計活動時程:2014/10/10)</text:p>
          </table:table-cell>
          <table:table-cell office:value-type="date" office:date-value="2014-10-10T00:00:00" table:style-name="ce2">
            <text:p>2014/10/10</text:p>
          </table:table-cell>
          <table:table-cell office:value-type="date" office:date-value="2014-10-10T00:00:00" table:style-name="ce2">
            <text:p>2014/10/10</text:p>
          </table:table-cell>
          <table:table-cell office:value-type="string" table:style-name="ce1">
            <text:p>高雄市茄萣區</text:p>
          </table:table-cell>
          <table:table-cell office:value-type="float" office:value="275" table:style-name="ce1">
            <text:p>275</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date" office:date-value="2014-09-02T00:00:00" table:style-name="ce2">
            <text:p>2014/9/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頂寮長青協會</text:p>
          </table:table-cell>
          <table:table-cell office:value-type="float" office:value="13990119" table:style-name="ce1">
            <text:p>13990119</text:p>
          </table:table-cell>
          <table:table-cell office:value-type="string" table:style-name="ce1">
            <text:p>協助高雄市路竹頂寮長青協會辦理慶祝103年重陽節慶生會暨節約能源宣導活動(預計活動時程:2014/9/30)</text:p>
          </table:table-cell>
          <table:table-cell office:value-type="date" office:date-value="2014-09-30T00:00:00" table:style-name="ce2">
            <text:p>2014/9/30</text:p>
          </table:table-cell>
          <table:table-cell office:value-type="date" office:date-value="2014-09-30T00:00:00" table:style-name="ce2">
            <text:p>2014/9/30</text:p>
          </table:table-cell>
          <table:table-cell office:value-type="string" table:style-name="ce1">
            <text:p>高雄市路竹區</text:p>
          </table:table-cell>
          <table:table-cell office:value-type="float" office:value="216" table:style-name="ce1">
            <text:p>216</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date" office:date-value="2014-09-12T00:00:00" table:style-name="ce2">
            <text:p>2014/9/1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民俗技藝表演暨宣導節能減碳活動(預計活動時程:2014/10/4)</text:p>
          </table:table-cell>
          <table:table-cell office:value-type="date" office:date-value="2014-10-04T00:00:00" table:style-name="ce2">
            <text:p>2014/10/4</text:p>
          </table:table-cell>
          <table:table-cell office:value-type="date" office:date-value="2014-10-04T00:00:00" table:style-name="ce2">
            <text:p>2014/10/4</text:p>
          </table:table-cell>
          <table:table-cell office:value-type="string" table:style-name="ce1">
            <text:p>高雄市永安區</text:p>
          </table:table-cell>
          <table:table-cell office:value-type="float" office:value="284" table:style-name="ce1">
            <text:p>284</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date" office:date-value="2014-08-26T00:00:00" table:style-name="ce2">
            <text:p>2014/8/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3年度強化地方產業發展計畫</text:p>
          </table:table-cell>
          <table:table-cell office:value-type="string" table:style-name="ce1">
            <text:p>aa</text:p>
          </table:table-cell>
          <table:table-cell office:value-type="string" table:style-name="ce1">
            <text:p>aa</text:p>
          </table:table-cell>
          <table:table-cell office:value-type="string" table:style-name="ce1">
            <text:p>新北市石門區</text:p>
          </table:table-cell>
          <table:table-cell office:value-type="float" office:value="270" table:style-name="ce1">
            <text:p>270</text:p>
          </table:table-cell>
          <table:table-cell office:value-type="float" office:value="243" table:style-name="ce1">
            <text:p>243</text:p>
          </table:table-cell>
          <table:table-cell office:value-type="float" office:value="240" table:style-name="ce1">
            <text:p>24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date" office:date-value="2014-09-03T00:00:00" table:style-name="ce2">
            <text:p>2014/9/3</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社團法人中華民國新生活社會福利發展促進會</text:p>
          </table:table-cell>
          <table:table-cell office:value-type="float" office:value="99970598" table:style-name="ce1">
            <text:p>99970598</text:p>
          </table:table-cell>
          <table:table-cell office:value-type="string" table:style-name="ce1">
            <text:p>協助社團法人中華民國新生活社會福利發展促進會辦理103學年度第1學期 弱勢學子免費課後服務(預計活動時程:2014/9/15-2015/1/23)</text:p>
          </table:table-cell>
          <table:table-cell office:value-type="date" office:date-value="2014-09-15T00:00:00" table:style-name="ce2">
            <text:p>2014/9/15</text:p>
          </table:table-cell>
          <table:table-cell office:value-type="date" office:date-value="2015-01-23T00:00:00" table:style-name="ce2">
            <text:p>2015/1/23</text:p>
          </table:table-cell>
          <table:table-cell office:value-type="string" table:style-name="ce1">
            <text:p>新北市三芝區</text:p>
          </table:table-cell>
          <table:table-cell office:value-type="float" office:value="536" table:style-name="ce1">
            <text:p>536</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date" office:date-value="2014-09-24T00:00:00" table:style-name="ce2">
            <text:p>2014/9/24</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aa</text:p>
          </table:table-cell>
          <table:table-cell office:value-type="string" table:style-name="ce1">
            <text:p>協助第二核能發電廠辦理主動關懷結合周邊中小學「編撰鄉土教學補充教材」以紮根能源科普教育(主動關懷系列活動-互動，預計活動時程:2014/10/1-2015/2/28)</text:p>
          </table:table-cell>
          <table:table-cell office:value-type="date" office:date-value="2014-10-01T00:00:00" table:style-name="ce2">
            <text:p>2014/10/1</text:p>
          </table:table-cell>
          <table:table-cell office:value-type="date" office:date-value="2015-02-28T00:00:00" table:style-name="ce2">
            <text:p>2015/2/28</text:p>
          </table:table-cell>
          <table:table-cell office:value-type="string" table:style-name="ce1">
            <text:p>新北市萬里區</text:p>
          </table:table-cell>
          <table:table-cell office:value-type="float" office:value="104" table:style-name="ce1">
            <text:p>104</text:p>
          </table:table-cell>
          <table:table-cell office:value-type="float" office:value="104" table:style-name="ce1">
            <text:p>104</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date" office:date-value="2014-09-25T00:00:00" table:style-name="ce2">
            <text:p>2014/9/25</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漁會</text:p>
          </table:table-cell>
          <table:table-cell office:value-type="float" office:value="37161409" table:style-name="ce1">
            <text:p>37161409</text:p>
          </table:table-cell>
          <table:table-cell office:value-type="string" table:style-name="ce1">
            <text:p>協助新北市萬里區漁會辦理103年度慶祝漁民節暨漁業生產績優表揚活動(預計活動時程:2014/12/3)</text:p>
          </table:table-cell>
          <table:table-cell office:value-type="date" office:date-value="2014-12-03T00:00:00" table:style-name="ce2">
            <text:p>2014/12/3</text:p>
          </table:table-cell>
          <table:table-cell office:value-type="date" office:date-value="2014-12-03T00:00:00" table:style-name="ce2">
            <text:p>2014/12/3</text:p>
          </table:table-cell>
          <table:table-cell office:value-type="string" table:style-name="ce1">
            <text:p>新北市萬里區</text:p>
          </table:table-cell>
          <table:table-cell office:value-type="float" office:value="630" table:style-name="ce1">
            <text:p>630</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date" office:date-value="2014-09-02T00:00:00" table:style-name="ce2">
            <text:p>2014/9/2</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睦鄰溝通座談暨電力宣導活動(預計活動時程:2014/9/1-2015/2/28)</text:p>
          </table:table-cell>
          <table:table-cell office:value-type="date" office:date-value="2014-09-01T00:00:00" table:style-name="ce2">
            <text:p>2014/9/1</text:p>
          </table:table-cell>
          <table:table-cell office:value-type="date" office:date-value="2015-02-28T00:00:00" table:style-name="ce2">
            <text:p>2015/2/28</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date" office:date-value="2014-09-18T00:00:00" table:style-name="ce2">
            <text:p>2014/9/18</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雙溪之友會</text:p>
          </table:table-cell>
          <table:table-cell office:value-type="float" office:value="10595509" table:style-name="ce1">
            <text:p>10595509</text:p>
          </table:table-cell>
          <table:table-cell office:value-type="string" table:style-name="ce1">
            <text:p>協助基隆市雙溪之友會辦理電力設施暨自然生態參訪(預計參訪活動時程:2014/9/20)</text:p>
          </table:table-cell>
          <table:table-cell office:value-type="date" office:date-value="2014-09-20T00:00:00" table:style-name="ce2">
            <text:p>2014/9/20</text:p>
          </table:table-cell>
          <table:table-cell office:value-type="date" office:date-value="2014-09-20T00:00:00" table:style-name="ce2">
            <text:p>2014/9/20</text:p>
          </table:table-cell>
          <table:table-cell office:value-type="string" table:style-name="ce1">
            <text:p>基隆市安樂區</text:p>
          </table:table-cell>
          <table:table-cell office:value-type="float" office:value="149" table:style-name="ce1">
            <text:p>149</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date" office:date-value="2014-09-18T00:00:00" table:style-name="ce2">
            <text:p>2014/9/18</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歷屆社區理事長社會服務協進會</text:p>
          </table:table-cell>
          <table:table-cell office:value-type="float" office:value="9887970" table:style-name="ce1">
            <text:p>9887970</text:p>
          </table:table-cell>
          <table:table-cell office:value-type="string" table:style-name="ce1">
            <text:p>協助基隆市歷屆社區理事長社會服務協進會辦理103年度社區體育推廣活動暨用電及電力資訊宣導活動(預計參訪活動時程:2014/10/3-2014/10/5)</text:p>
          </table:table-cell>
          <table:table-cell office:value-type="date" office:date-value="2014-10-03T00:00:00" table:style-name="ce2">
            <text:p>2014/10/3</text:p>
          </table:table-cell>
          <table:table-cell office:value-type="date" office:date-value="2014-10-05T00:00:00" table:style-name="ce2">
            <text:p>2014/10/5</text:p>
          </table:table-cell>
          <table:table-cell office:value-type="string" table:style-name="ce1">
            <text:p>基隆市信義區</text:p>
          </table:table-cell>
          <table:table-cell office:value-type="float" office:value="914" table:style-name="ce1">
            <text:p>914</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date" office:date-value="2014-08-28T00:00:00" table:style-name="ce2">
            <text:p>2014/8/2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青年社會福利慈善關懷協會</text:p>
          </table:table-cell>
          <table:table-cell office:value-type="float" office:value="10923236" table:style-name="ce1">
            <text:p>10923236</text:p>
          </table:table-cell>
          <table:table-cell office:value-type="string" table:style-name="ce1">
            <text:p>協助苗栗縣通霄青年社會福利慈善關懷協會辦理「節約用電好家園宣導暨好山好水」健行活動(預計活動時程:2014/8/31)</text:p>
          </table:table-cell>
          <table:table-cell office:value-type="date" office:date-value="2014-08-31T00:00:00" table:style-name="ce2">
            <text:p>2014/8/31</text:p>
          </table:table-cell>
          <table:table-cell office:value-type="date" office:date-value="2014-08-31T00:00:00" table:style-name="ce2">
            <text:p>2014/8/31</text:p>
          </table:table-cell>
          <table:table-cell office:value-type="string" table:style-name="ce1">
            <text:p>苗栗縣通霄鎮</text:p>
          </table:table-cell>
          <table:table-cell office:value-type="float" office:value="533" table:style-name="ce1">
            <text:p>533</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date" office:date-value="2014-08-29T00:00:00" table:style-name="ce2">
            <text:p>2014/8/29</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老人長壽福利推展協會</text:p>
          </table:table-cell>
          <table:table-cell office:value-type="float" office:value="99179674" table:style-name="ce1">
            <text:p>99179674</text:p>
          </table:table-cell>
          <table:table-cell office:value-type="string" table:style-name="ce1">
            <text:p>協助苗栗縣苑裡鎮老人長壽福利推展協會辦理103年度重陽佳節才藝表演暨反毒宣導活動(預計活動時程:2014/9/22)</text:p>
          </table:table-cell>
          <table:table-cell office:value-type="date" office:date-value="2014-09-22T00:00:00" table:style-name="ce2">
            <text:p>2014/9/22</text:p>
          </table:table-cell>
          <table:table-cell office:value-type="date" office:date-value="2014-09-22T00:00:00" table:style-name="ce2">
            <text:p>2014/9/22</text:p>
          </table:table-cell>
          <table:table-cell office:value-type="string" table:style-name="ce1">
            <text:p>苗栗縣苑裡鎮</text:p>
          </table:table-cell>
          <table:table-cell office:value-type="float" office:value="147" table:style-name="ce1">
            <text:p>147</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date" office:date-value="2014-09-04T00:00:00" table:style-name="ce2">
            <text:p>2014/9/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太極技藝推廣協會</text:p>
          </table:table-cell>
          <table:table-cell office:value-type="float" office:value="10934091" table:style-name="ce1">
            <text:p>10934091</text:p>
          </table:table-cell>
          <table:table-cell office:value-type="string" table:style-name="ce1">
            <text:p>協助苗栗縣太極技藝推廣協會辦理夕陽美(上)功夫扇研習(預計活動時程:2014/9/29-2014/10/13)</text:p>
          </table:table-cell>
          <table:table-cell office:value-type="date" office:date-value="2014-09-29T00:00:00" table:style-name="ce2">
            <text:p>2014/9/29</text:p>
          </table:table-cell>
          <table:table-cell office:value-type="date" office:date-value="2014-10-13T00:00:00" table:style-name="ce2">
            <text:p>2014/10/13</text:p>
          </table:table-cell>
          <table:table-cell office:value-type="string" table:style-name="ce1">
            <text:p>苗栗縣通霄鎮</text:p>
          </table:table-cell>
          <table:table-cell office:value-type="float" office:value="59" table:style-name="ce1">
            <text:p>59</text:p>
          </table:table-cell>
          <table:table-cell office:value-type="float" office:value="47" table:style-name="ce1">
            <text:p>47</text:p>
          </table:table-cell>
          <table:table-cell office:value-type="float" office:value="25" table:style-name="ce1">
            <text:p>2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date" office:date-value="2014-09-09T00:00:00" table:style-name="ce2">
            <text:p>2014/9/9</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西社區發展協會</text:p>
          </table:table-cell>
          <table:table-cell office:value-type="float" office:value="78547688" table:style-name="ce1">
            <text:p>78547688</text:p>
          </table:table-cell>
          <table:table-cell office:value-type="string" table:style-name="ce1">
            <text:p>協助苗栗縣通霄鎮通西社區發展協會辦理守望相助隊成立十五週年隊慶暨節能減碳愛地球活動(預計活動時程:2014/9/13)</text:p>
          </table:table-cell>
          <table:table-cell office:value-type="date" office:date-value="2014-09-13T00:00:00" table:style-name="ce2">
            <text:p>2014/9/13</text:p>
          </table:table-cell>
          <table:table-cell office:value-type="date" office:date-value="2014-09-13T00:00:00" table:style-name="ce2">
            <text:p>2014/9/13</text:p>
          </table:table-cell>
          <table:table-cell office:value-type="string" table:style-name="ce1">
            <text:p>苗栗縣通霄鎮</text:p>
          </table:table-cell>
          <table:table-cell office:value-type="float" office:value="141" table:style-name="ce1">
            <text:p>141</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date" office:date-value="2014-09-10T00:00:00" table:style-name="ce2">
            <text:p>2014/9/1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教育會</text:p>
          </table:table-cell>
          <table:table-cell office:value-type="float" office:value="45514736" table:style-name="ce1">
            <text:p>45514736</text:p>
          </table:table-cell>
          <table:table-cell office:value-type="string" table:style-name="ce1">
            <text:p>協助苗栗縣通霄鎮教育會辦理『通霄鎮青少年游泳隊培訓計畫』(預計活動時程:2014/9/15-2014/12/31)</text:p>
          </table:table-cell>
          <table:table-cell office:value-type="date" office:date-value="2014-09-15T00:00:00" table:style-name="ce2">
            <text:p>2014/9/15</text:p>
          </table:table-cell>
          <table:table-cell office:value-type="date" office:date-value="2014-12-31T00:00:00" table:style-name="ce2">
            <text:p>2014/12/31</text:p>
          </table:table-cell>
          <table:table-cell office:value-type="string" table:style-name="ce1">
            <text:p>苗栗縣通霄鎮</text:p>
          </table:table-cell>
          <table:table-cell office:value-type="float" office:value="845" table:style-name="ce1">
            <text:p>845</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date" office:date-value="2014-09-12T00:00:00" table:style-name="ce2">
            <text:p>2014/9/1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守望相助協會</text:p>
          </table:table-cell>
          <table:table-cell office:value-type="float" office:value="26836032" table:style-name="ce1">
            <text:p>26836032</text:p>
          </table:table-cell>
          <table:table-cell office:value-type="string" table:style-name="ce1">
            <text:p>協助苗栗縣苑裡守望相助協會辦理103年度【防火、防災教育暨支持電源開發宣導】活動(預計活動時程:2014/9/14)</text:p>
          </table:table-cell>
          <table:table-cell office:value-type="date" office:date-value="2014-09-14T00:00:00" table:style-name="ce2">
            <text:p>2014/9/14</text:p>
          </table:table-cell>
          <table:table-cell office:value-type="date" office:date-value="2014-09-14T00:00:00" table:style-name="ce2">
            <text:p>2014/9/14</text:p>
          </table:table-cell>
          <table:table-cell office:value-type="string" table:style-name="ce1">
            <text:p>苗栗縣苑裡鎮</text:p>
          </table:table-cell>
          <table:table-cell office:value-type="float" office:value="180" table:style-name="ce1">
            <text:p>180</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date" office:date-value="2014-09-15T00:00:00" table:style-name="ce2">
            <text:p>2014/9/15</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社交舞健康促進協會</text:p>
          </table:table-cell>
          <table:table-cell office:value-type="float" office:value="13545716" table:style-name="ce1">
            <text:p>13545716</text:p>
          </table:table-cell>
          <table:table-cell office:value-type="string" table:style-name="ce1">
            <text:p>協助苗栗縣社交舞健康促進協會辦理「103年度躍演苗栗舞動通霄成果秀」活動(預計活動時程:2014/9/29)</text:p>
          </table:table-cell>
          <table:table-cell office:value-type="date" office:date-value="2014-09-29T00:00:00" table:style-name="ce2">
            <text:p>2014/9/29</text:p>
          </table:table-cell>
          <table:table-cell office:value-type="date" office:date-value="2014-09-29T00:00:00" table:style-name="ce2">
            <text:p>2014/9/29</text:p>
          </table:table-cell>
          <table:table-cell office:value-type="string" table:style-name="ce1">
            <text:p>苗栗縣通霄鎮</text:p>
          </table:table-cell>
          <table:table-cell office:value-type="float" office:value="198" table:style-name="ce1">
            <text:p>198</text:p>
          </table:table-cell>
          <table:table-cell office:value-type="float" office:value="100" table:style-name="ce1">
            <text:p>10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date" office:date-value="2014-09-09T00:00:00" table:style-name="ce2">
            <text:p>2014/9/9</text:p>
          </table:table-cell>
          <table:table-cell office:value-type="string" table:style-name="ce1">
            <text:p>aa</text:p>
          </table:table-cell>
          <table:table-cell office:value-type="string" table:style-name="ce1">
            <text:p><text:s/>立委顏寬恒<text:s/></text:p>
          </table:table-cell>
          <table:table-cell office:value-type="string" table:style-name="ce1">
            <text:p>臺中市</text:p>
          </table:table-cell>
          <table:table-cell office:value-type="string" table:style-name="ce1">
            <text:p>臺中市大肚區公所</text:p>
          </table:table-cell>
          <table:table-cell office:value-type="string" table:style-name="ce1">
            <text:p>aa</text:p>
          </table:table-cell>
          <table:table-cell office:value-type="string" table:style-name="ce1">
            <text:p>協助臺中市大肚區公所辦理103年大肚區成功里活動中心視聽設備</text:p>
          </table:table-cell>
          <table:table-cell office:value-type="date" office:date-value="2014-09-02T00:00:00" table:style-name="ce2">
            <text:p>2014/9/2</text:p>
          </table:table-cell>
          <table:table-cell office:value-type="date" office:date-value="2014-10-02T00:00:00" table:style-name="ce2">
            <text:p>2014/10/2</text:p>
          </table:table-cell>
          <table:table-cell office:value-type="string" table:style-name="ce1">
            <text:p>臺中市龍井區</text:p>
          </table:table-cell>
          <table:table-cell office:value-type="float" office:value="247" table:style-name="ce1">
            <text:p>247</text:p>
          </table:table-cell>
          <table:table-cell office:value-type="float" office:value="247" table:style-name="ce1">
            <text:p>247</text:p>
          </table:table-cell>
          <table:table-cell office:value-type="float" office:value="220" table:style-name="ce1">
            <text:p>22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date" office:date-value="2014-08-28T00:00:00" table:style-name="ce2">
            <text:p>2014/8/2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103年金婚、鑽石婚、白金婚表揚暨節能減碳宣導活動(預計活動時程:2014/9/6)</text:p>
          </table:table-cell>
          <table:table-cell office:value-type="date" office:date-value="2014-09-06T00:00:00" table:style-name="ce2">
            <text:p>2014/9/6</text:p>
          </table:table-cell>
          <table:table-cell office:value-type="date" office:date-value="2014-09-06T00:00:00" table:style-name="ce2">
            <text:p>2014/9/6</text:p>
          </table:table-cell>
          <table:table-cell office:value-type="string" table:style-name="ce1">
            <text:p>臺中市龍井區</text:p>
          </table:table-cell>
          <table:table-cell office:value-type="float" office:value="710" table:style-name="ce1">
            <text:p>710</text:p>
          </table:table-cell>
          <table:table-cell office:value-type="float" office:value="120" table:style-name="ce1">
            <text:p>12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date" office:date-value="2014-08-28T00:00:00" table:style-name="ce2">
            <text:p>2014/8/2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龍津社區發展協會</text:p>
          </table:table-cell>
          <table:table-cell office:value-type="float" office:value="74868596" table:style-name="ce1">
            <text:p>74868596</text:p>
          </table:table-cell>
          <table:table-cell office:value-type="string" table:style-name="ce1">
            <text:p>協助臺中市龍井區龍津社區發展協會辦理103年龍津社區中秋節聯歡晚會暨節約能源及推廣液化天然氣宣導活動(預計活動時程:2014/9/7)</text:p>
          </table:table-cell>
          <table:table-cell office:value-type="date" office:date-value="2014-09-07T00:00:00" table:style-name="ce2">
            <text:p>2014/9/7</text:p>
          </table:table-cell>
          <table:table-cell office:value-type="date" office:date-value="2014-09-07T00:00:00" table:style-name="ce2">
            <text:p>2014/9/7</text:p>
          </table:table-cell>
          <table:table-cell office:value-type="string" table:style-name="ce1">
            <text:p>臺中市龍井區</text:p>
          </table:table-cell>
          <table:table-cell office:value-type="float" office:value="303" table:style-name="ce1">
            <text:p>303</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date" office:date-value="2014-09-03T00:00:00" table:style-name="ce2">
            <text:p>2014/9/3</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龍津里守望相助推行委員會103年秋季業務訓練交流暨節約用電安全宣導及推廣乾淨能源政策宣導活動(預計參訪活動時程:2014/9/13-2014/9/14)</text:p>
          </table:table-cell>
          <table:table-cell office:value-type="date" office:date-value="2014-09-13T00:00:00" table:style-name="ce2">
            <text:p>2014/9/13</text:p>
          </table:table-cell>
          <table:table-cell office:value-type="date" office:date-value="2014-09-14T00:00:00" table:style-name="ce2">
            <text:p>2014/9/14</text:p>
          </table:table-cell>
          <table:table-cell office:value-type="string" table:style-name="ce1">
            <text:p>臺中市龍井區</text:p>
          </table:table-cell>
          <table:table-cell office:value-type="float" office:value="520" table:style-name="ce1">
            <text:p>52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date" office:date-value="2014-09-04T00:00:00" table:style-name="ce2">
            <text:p>2014/9/4</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龍井區蔬菜產銷班生產與行銷作業區外觀摩暨支持電源開發宣導活動(預計參訪活動時程:2014/9/15-2014/9/17)</text:p>
          </table:table-cell>
          <table:table-cell office:value-type="date" office:date-value="2014-09-15T00:00:00" table:style-name="ce2">
            <text:p>2014/9/15</text:p>
          </table:table-cell>
          <table:table-cell office:value-type="date" office:date-value="2014-09-17T00:00:00" table:style-name="ce2">
            <text:p>2014/9/17</text:p>
          </table:table-cell>
          <table:table-cell office:value-type="string" table:style-name="ce1">
            <text:p>臺中市龍井區</text:p>
          </table:table-cell>
          <table:table-cell office:value-type="float" office:value="394" table:style-name="ce1">
            <text:p>394</text:p>
          </table:table-cell>
          <table:table-cell office:value-type="float" office:value="90" table:style-name="ce1">
            <text:p>9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5" table:style-name="ce1">
            <text:p>75</text:p>
          </table:table-cell>
          <table:table-cell office:value-type="date" office:date-value="2014-09-17T00:00:00" table:style-name="ce2">
            <text:p>2014/9/17</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103年度中火睦鄰盃慢速壘球邀請賽暨節約能源宣導活動(預計活動時程:2014/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臺中市龍井區</text:p>
          </table:table-cell>
          <table:table-cell office:value-type="float" office:value="99" table:style-name="ce1">
            <text:p>99</text:p>
          </table:table-cell>
          <table:table-cell office:value-type="float" office:value="99" table:style-name="ce1">
            <text:p>99</text:p>
          </table:table-cell>
          <table:table-cell office:value-type="float" office:value="99" table:style-name="ce1">
            <text:p>99</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5" table:style-name="ce1">
            <text:p>75</text:p>
          </table:table-cell>
          <table:table-cell office:value-type="date" office:date-value="2014-09-18T00:00:00" table:style-name="ce2">
            <text:p>2014/9/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清水區高美社區發展協會</text:p>
          </table:table-cell>
          <table:table-cell office:value-type="float" office:value="17732444" table:style-name="ce1">
            <text:p>17732444</text:p>
          </table:table-cell>
          <table:table-cell office:value-type="string" table:style-name="ce1">
            <text:p>協助臺中市清水區高美社區發展協會辦理臺中市清水區高美五里甲午年恭迎觀音佛祖回鑾慶典暨電源開發宣導(預計活動時程:2014/9/24-2014/9/26)</text:p>
          </table:table-cell>
          <table:table-cell office:value-type="date" office:date-value="2014-09-24T00:00:00" table:style-name="ce2">
            <text:p>2014/9/24</text:p>
          </table:table-cell>
          <table:table-cell office:value-type="date" office:date-value="2014-09-26T00:00:00" table:style-name="ce2">
            <text:p>2014/9/26</text:p>
          </table:table-cell>
          <table:table-cell office:value-type="string" table:style-name="ce1">
            <text:p>臺中市清水區</text:p>
          </table:table-cell>
          <table:table-cell office:value-type="float" office:value="2209" table:style-name="ce1">
            <text:p>2209</text:p>
          </table:table-cell>
          <table:table-cell office:value-type="float" office:value="500" table:style-name="ce1">
            <text:p>500</text:p>
          </table:table-cell>
          <table:table-cell office:value-type="float" office:value="270" table:style-name="ce1">
            <text:p>2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5" table:style-name="ce1">
            <text:p>75</text:p>
          </table:table-cell>
          <table:table-cell office:value-type="date" office:date-value="2014-09-23T00:00:00" table:style-name="ce2">
            <text:p>2014/9/23</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大家藝起來畫我家鄉暨長期深耕電力宣導活動(主動關懷系列活動-互動，預計活動時程:2014/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臺中市龍井區</text:p>
          </table:table-cell>
          <table:table-cell office:value-type="float" office:value="226" table:style-name="ce1">
            <text:p>226</text:p>
          </table:table-cell>
          <table:table-cell office:value-type="float" office:value="226" table:style-name="ce1">
            <text:p>226</text:p>
          </table:table-cell>
          <table:table-cell office:value-type="float" office:value="256" table:style-name="ce1">
            <text:p>25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5" table:style-name="ce1">
            <text:p>75</text:p>
          </table:table-cell>
          <table:table-cell office:value-type="date" office:date-value="2014-09-15T00:00:00" table:style-name="ce2">
            <text:p>2014/9/15</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新屋鄉永興村涼亭式遮雨棚設置申請補助計畫</text:p>
          </table:table-cell>
          <table:table-cell office:value-type="date" office:date-value="2014-07-10T00:00:00" table:style-name="ce2">
            <text:p>2014/7/10</text:p>
          </table:table-cell>
          <table:table-cell office:value-type="date" office:date-value="2014-10-10T00:00:00" table:style-name="ce2">
            <text:p>2014/10/10</text:p>
          </table:table-cell>
          <table:table-cell office:value-type="string" table:style-name="ce1">
            <text:p>桃園縣新屋鄉</text:p>
          </table:table-cell>
          <table:table-cell office:value-type="float" office:value="37" table:style-name="ce1">
            <text:p>37</text:p>
          </table:table-cell>
          <table:table-cell office:value-type="float" office:value="33" table:style-name="ce1">
            <text:p>33</text:p>
          </table:table-cell>
          <table:table-cell office:value-type="float" office:value="30" table:style-name="ce1">
            <text:p>3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5" table:style-name="ce1">
            <text:p>75</text:p>
          </table:table-cell>
          <table:table-cell office:value-type="date" office:date-value="2014-08-27T00:00:00" table:style-name="ce2">
            <text:p>2014/8/27</text:p>
          </table:table-cell>
          <table:table-cell office:value-type="string" table:style-name="ce1">
            <text:p>aa</text:p>
          </table:table-cell>
          <table:table-cell office:value-type="string" table:style-name="ce1">
            <text:p><text:s/>立委廖正井<text:s/></text:p>
          </table:table-cell>
          <table:table-cell office:value-type="string" table:style-name="ce1">
            <text:p>桃園縣</text:p>
          </table:table-cell>
          <table:table-cell office:value-type="string" table:style-name="ce1">
            <text:p>桃園縣觀音鄉伍宏老人會</text:p>
          </table:table-cell>
          <table:table-cell office:value-type="float" office:value="99781294" table:style-name="ce1">
            <text:p>99781294</text:p>
          </table:table-cell>
          <table:table-cell office:value-type="string" table:style-name="ce1">
            <text:p>協助桃園縣觀音鄉伍宏老人會辦理103年度中秋聯歡晚會暨用電安全及節約用水宣導活動(預計活動時程:2014/9/7)</text:p>
          </table:table-cell>
          <table:table-cell office:value-type="date" office:date-value="2014-09-07T00:00:00" table:style-name="ce2">
            <text:p>2014/9/7</text:p>
          </table:table-cell>
          <table:table-cell office:value-type="date" office:date-value="2014-09-07T00:00:00" table:style-name="ce2">
            <text:p>2014/9/7</text:p>
          </table:table-cell>
          <table:table-cell office:value-type="string" table:style-name="ce1">
            <text:p>桃園縣觀音鄉</text:p>
          </table:table-cell>
          <table:table-cell office:value-type="float" office:value="567" table:style-name="ce1">
            <text:p>567</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5" table:style-name="ce1">
            <text:p>75</text:p>
          </table:table-cell>
          <table:table-cell office:value-type="date" office:date-value="2014-09-10T00:00:00" table:style-name="ce2">
            <text:p>2014/9/10</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客家民俗文化發展協會</text:p>
          </table:table-cell>
          <table:table-cell office:value-type="float" office:value="21555173" table:style-name="ce1">
            <text:p>21555173</text:p>
          </table:table-cell>
          <table:table-cell office:value-type="string" table:style-name="ce1">
            <text:p>協助桃園縣觀音鄉客家民俗文化發展協會辦理103年度節能減碳暨親子活動及健康生活講座活動(預計活動時程:2014/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桃園縣觀音鄉</text:p>
          </table:table-cell>
          <table:table-cell office:value-type="float" office:value="116" table:style-name="ce1">
            <text:p>116</text:p>
          </table:table-cell>
          <table:table-cell office:value-type="float" office:value="56" table:style-name="ce1">
            <text:p>56</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5" table:style-name="ce1">
            <text:p>75</text:p>
          </table:table-cell>
          <table:table-cell office:value-type="date" office:date-value="2014-09-10T00:00:00" table:style-name="ce2">
            <text:p>2014/9/10</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大潭社區發展協會</text:p>
          </table:table-cell>
          <table:table-cell office:value-type="float" office:value="29306199" table:style-name="ce1">
            <text:p>29306199</text:p>
          </table:table-cell>
          <table:table-cell office:value-type="string" table:style-name="ce1">
            <text:p>協助桃園縣觀音鄉大潭社區發展協會辦理九九重陽敬老關懷暨節約能源宣導活動(預計活動時程:2014/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桃園縣觀音鄉</text:p>
          </table:table-cell>
          <table:table-cell office:value-type="float" office:value="226" table:style-name="ce1">
            <text:p>226</text:p>
          </table:table-cell>
          <table:table-cell office:value-type="float" office:value="130" table:style-name="ce1">
            <text:p>13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5" table:style-name="ce1">
            <text:p>75</text:p>
          </table:table-cell>
          <table:table-cell office:value-type="date" office:date-value="2014-09-12T00:00:00" table:style-name="ce2">
            <text:p>2014/9/12</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社區婦女協會</text:p>
          </table:table-cell>
          <table:table-cell office:value-type="float" office:value="13987634" table:style-name="ce1">
            <text:p>13987634</text:p>
          </table:table-cell>
          <table:table-cell office:value-type="string" table:style-name="ce1">
            <text:p>協助桃園縣觀音鄉社區婦女協會辦理103年度觀音鄉健康幸福行暨節能減碳宣導活動(預計活動時程:2014/9/21)</text:p>
          </table:table-cell>
          <table:table-cell office:value-type="date" office:date-value="2014-09-21T00:00:00" table:style-name="ce2">
            <text:p>2014/9/21</text:p>
          </table:table-cell>
          <table:table-cell office:value-type="date" office:date-value="2014-09-21T00:00:00" table:style-name="ce2">
            <text:p>2014/9/21</text:p>
          </table:table-cell>
          <table:table-cell office:value-type="string" table:style-name="ce1">
            <text:p>桃園縣觀音鄉</text:p>
          </table:table-cell>
          <table:table-cell office:value-type="float" office:value="498" table:style-name="ce1">
            <text:p>498</text:p>
          </table:table-cell>
          <table:table-cell office:value-type="float" office:value="180" table:style-name="ce1">
            <text:p>18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5" table:style-name="ce1">
            <text:p>75</text:p>
          </table:table-cell>
          <table:table-cell office:value-type="date" office:date-value="2014-09-22T00:00:00" table:style-name="ce2">
            <text:p>2014/9/22</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下埔社區發展協會</text:p>
          </table:table-cell>
          <table:table-cell office:value-type="float" office:value="66963499" table:style-name="ce1">
            <text:p>66963499</text:p>
          </table:table-cell>
          <table:table-cell office:value-type="string" table:style-name="ce1">
            <text:p>協助桃園縣新屋鄉下埔社區發展協會辦理103年度九九重陽敬老表揚暨宣導開發電源節能減碳資源回收活動(預計活動時程:2014/9/28)</text:p>
          </table:table-cell>
          <table:table-cell office:value-type="date" office:date-value="2014-09-28T00:00:00" table:style-name="ce2">
            <text:p>2014/9/28</text:p>
          </table:table-cell>
          <table:table-cell office:value-type="date" office:date-value="2014-09-28T00:00:00" table:style-name="ce2">
            <text:p>2014/9/28</text:p>
          </table:table-cell>
          <table:table-cell office:value-type="string" table:style-name="ce1">
            <text:p>桃園縣新屋鄉</text:p>
          </table:table-cell>
          <table:table-cell office:value-type="float" office:value="180" table:style-name="ce1">
            <text:p>180</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5" table:style-name="ce1">
            <text:p>75</text:p>
          </table:table-cell>
          <table:table-cell office:value-type="date" office:date-value="2014-09-22T00:00:00" table:style-name="ce2">
            <text:p>2014/9/22</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游泳協會</text:p>
          </table:table-cell>
          <table:table-cell office:value-type="float" office:value="15754890" table:style-name="ce1">
            <text:p>15754890</text:p>
          </table:table-cell>
          <table:table-cell office:value-type="string" table:style-name="ce1">
            <text:p>協助桃園縣觀音鄉游泳協會辦理103年秋季森林生態環境維護暨節能減碳節約用電宣導活動(預計參訪活動時程:2014/10/25-2014/10/26)</text:p>
          </table:table-cell>
          <table:table-cell office:value-type="date" office:date-value="2014-10-25T00:00:00" table:style-name="ce2">
            <text:p>2014/10/25</text:p>
          </table:table-cell>
          <table:table-cell office:value-type="date" office:date-value="2014-10-26T00:00:00" table:style-name="ce2">
            <text:p>2014/10/26</text:p>
          </table:table-cell>
          <table:table-cell office:value-type="string" table:style-name="ce1">
            <text:p>苗栗縣、南投縣</text:p>
          </table:table-cell>
          <table:table-cell office:value-type="float" office:value="278" table:style-name="ce1">
            <text:p>278</text:p>
          </table:table-cell>
          <table:table-cell office:value-type="float" office:value="50" table:style-name="ce1">
            <text:p>50</text:p>
          </table:table-cell>
          <table:table-cell office:value-type="float" office:value="10" table:style-name="ce1">
            <text:p>1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5" table:style-name="ce1">
            <text:p>75</text:p>
          </table:table-cell>
          <table:table-cell office:value-type="date" office:date-value="2014-08-26T00:00:00" table:style-name="ce2">
            <text:p>2014/8/26</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白沙鄉中屯社區發展協會</text:p>
          </table:table-cell>
          <table:table-cell office:value-type="float" office:value="78943625" table:style-name="ce1">
            <text:p>78943625</text:p>
          </table:table-cell>
          <table:table-cell office:value-type="string" table:style-name="ce1">
            <text:p>協助澎湖縣白沙鄉中屯社區發展協會辦理支持風力發電建設暨103年度中秋節敦親睦鄰活動(預計活動時程:2014/8/31)</text:p>
          </table:table-cell>
          <table:table-cell office:value-type="date" office:date-value="2014-08-31T00:00:00" table:style-name="ce2">
            <text:p>2014/8/31</text:p>
          </table:table-cell>
          <table:table-cell office:value-type="date" office:date-value="2014-08-31T00:00:00" table:style-name="ce2">
            <text:p>2014/8/31</text:p>
          </table:table-cell>
          <table:table-cell office:value-type="string" table:style-name="ce1">
            <text:p>澎湖縣白沙鄉</text:p>
          </table:table-cell>
          <table:table-cell office:value-type="float" office:value="81" table:style-name="ce1">
            <text:p>81</text:p>
          </table:table-cell>
          <table:table-cell office:value-type="float" office:value="75" table:style-name="ce1">
            <text:p>75</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5" table:style-name="ce1">
            <text:p>75</text:p>
          </table:table-cell>
          <table:table-cell office:value-type="date" office:date-value="2014-09-05T00:00:00" table:style-name="ce2">
            <text:p>2014/9/5</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白沙鄉中屯社區發展協會</text:p>
          </table:table-cell>
          <table:table-cell office:value-type="float" office:value="78943625" table:style-name="ce1">
            <text:p>78943625</text:p>
          </table:table-cell>
          <table:table-cell office:value-type="string" table:style-name="ce1">
            <text:p>協助澎湖縣白沙鄉中屯社區發展協會辦理支持風力發電建設暨重陽關懷社區老人活動(預計活動時程:2014/9/27)</text:p>
          </table:table-cell>
          <table:table-cell office:value-type="date" office:date-value="2014-09-27T00:00:00" table:style-name="ce2">
            <text:p>2014/9/27</text:p>
          </table:table-cell>
          <table:table-cell office:value-type="date" office:date-value="2014-09-27T00:00:00" table:style-name="ce2">
            <text:p>2014/9/27</text:p>
          </table:table-cell>
          <table:table-cell office:value-type="string" table:style-name="ce1">
            <text:p>澎湖縣白沙鄉</text:p>
          </table:table-cell>
          <table:table-cell office:value-type="float" office:value="74" table:style-name="ce1">
            <text:p>74</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5" table:style-name="ce1">
            <text:p>75</text:p>
          </table:table-cell>
          <table:table-cell office:value-type="date" office:date-value="2014-09-05T00:00:00" table:style-name="ce2">
            <text:p>2014/9/5</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果葉社區發展協會</text:p>
          </table:table-cell>
          <table:table-cell office:value-type="float" office:value="20247939" table:style-name="ce1">
            <text:p>20247939</text:p>
          </table:table-cell>
          <table:table-cell office:value-type="string" table:style-name="ce1">
            <text:p>協助澎湖縣湖西鄉果葉社區發展協會辦理重陽節暨節能減碳宣導活動(預計活動時程:2014/10/1)</text:p>
          </table:table-cell>
          <table:table-cell office:value-type="date" office:date-value="2014-10-01T00:00:00" table:style-name="ce2">
            <text:p>2014/10/1</text:p>
          </table:table-cell>
          <table:table-cell office:value-type="date" office:date-value="2014-10-01T00:00:00" table:style-name="ce2">
            <text:p>2014/10/1</text:p>
          </table:table-cell>
          <table:table-cell office:value-type="string" table:style-name="ce1">
            <text:p>澎湖縣湖西鄉</text:p>
          </table:table-cell>
          <table:table-cell office:value-type="float" office:value="70" table:style-name="ce1">
            <text:p>70</text:p>
          </table:table-cell>
          <table:table-cell office:value-type="float" office:value="64" table:style-name="ce1">
            <text:p>64</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5" table:style-name="ce1">
            <text:p>75</text:p>
          </table:table-cell>
          <table:table-cell office:value-type="date" office:date-value="2014-09-22T00:00:00" table:style-name="ce2">
            <text:p>2014/9/22</text:p>
          </table:table-cell>
          <table:table-cell office:value-type="string" table:style-name="ce1">
            <text:p>aa</text:p>
          </table:table-cell>
          <table:table-cell office:value-type="string" table:style-name="ce1">
            <text:p><text:s/>aa<text:s/></text:p>
          </table:table-cell>
          <table:table-cell office:value-type="string" table:style-name="ce1">
            <text:p>新竹縣</text:p>
          </table:table-cell>
          <table:table-cell office:value-type="string" table:style-name="ce1">
            <text:p>新竹縣五峰鄉賽夏族文化藝術協會</text:p>
          </table:table-cell>
          <table:table-cell office:value-type="float" office:value="2837814" table:style-name="ce1">
            <text:p>2837814</text:p>
          </table:table-cell>
          <table:table-cell office:value-type="string" table:style-name="ce1">
            <text:p>協助新竹縣五峰鄉賽夏族文化藝術協會辦理103年度賽夏族paStaay矮靈祭傳統文化祭儀活動--節能減碳、用電安全--宣導(預計活動時程:2014/9/15-2014/12/15)</text:p>
          </table:table-cell>
          <table:table-cell office:value-type="date" office:date-value="2014-09-15T00:00:00" table:style-name="ce2">
            <text:p>2014/9/15</text:p>
          </table:table-cell>
          <table:table-cell office:value-type="date" office:date-value="2014-12-15T00:00:00" table:style-name="ce2">
            <text:p>2014/12/15</text:p>
          </table:table-cell>
          <table:table-cell office:value-type="string" table:style-name="ce1">
            <text:p>新竹縣五峰鄉</text:p>
          </table:table-cell>
          <table:table-cell office:value-type="float" office:value="1953" table:style-name="ce1">
            <text:p>1953</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5" table:style-name="ce1">
            <text:p>75</text:p>
          </table:table-cell>
          <table:table-cell office:value-type="date" office:date-value="2014-08-28T00:00:00" table:style-name="ce2">
            <text:p>2014/8/2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漁民福利協會</text:p>
          </table:table-cell>
          <table:table-cell office:value-type="float" office:value="21427446" table:style-name="ce1">
            <text:p>21427446</text:p>
          </table:table-cell>
          <table:table-cell office:value-type="string" table:style-name="ce1">
            <text:p>協助臺中市漁民福利協會辦理103年度北部大潭發電廠、南方澳漁港觀摩研習活動暨支持臺電電源開發宣導‧中油天然氣使用安全宣導案(預計參訪活動時程:2014/8/28-2014/8/29)</text:p>
          </table:table-cell>
          <table:table-cell office:value-type="date" office:date-value="2014-08-28T00:00:00" table:style-name="ce2">
            <text:p>2014/8/28</text:p>
          </table:table-cell>
          <table:table-cell office:value-type="date" office:date-value="2014-08-29T00:00:00" table:style-name="ce2">
            <text:p>2014/8/29</text:p>
          </table:table-cell>
          <table:table-cell office:value-type="string" table:style-name="ce1">
            <text:p>桃園縣觀音鄉</text:p>
          </table:table-cell>
          <table:table-cell office:value-type="float" office:value="592" table:style-name="ce1">
            <text:p>592</text:p>
          </table:table-cell>
          <table:table-cell office:value-type="float" office:value="250" table:style-name="ce1">
            <text:p>250</text:p>
          </table:table-cell>
          <table:table-cell office:value-type="float" office:value="170" table:style-name="ce1">
            <text:p>1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5" table:style-name="ce1">
            <text:p>75</text:p>
          </table:table-cell>
          <table:table-cell office:value-type="date" office:date-value="2014-09-03T00:00:00" table:style-name="ce2">
            <text:p>2014/9/3</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內湖社區發展協會</text:p>
          </table:table-cell>
          <table:table-cell office:value-type="float" office:value="66843349" table:style-name="ce1">
            <text:p>66843349</text:p>
          </table:table-cell>
          <table:table-cell office:value-type="string" table:style-name="ce1">
            <text:p>協助苗栗縣通霄鎮內湖社區發展協會辦理103年度秋節賞月烤肉趣活動(預計活動時程:2014/9/7)</text:p>
          </table:table-cell>
          <table:table-cell office:value-type="date" office:date-value="2014-09-07T00:00:00" table:style-name="ce2">
            <text:p>2014/9/7</text:p>
          </table:table-cell>
          <table:table-cell office:value-type="date" office:date-value="2014-09-07T00:00:00" table:style-name="ce2">
            <text:p>2014/9/7</text:p>
          </table:table-cell>
          <table:table-cell office:value-type="string" table:style-name="ce1">
            <text:p>苗栗縣通霄鎮</text:p>
          </table:table-cell>
          <table:table-cell office:value-type="float" office:value="130" table:style-name="ce1">
            <text:p>130</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5" table:style-name="ce1">
            <text:p>75</text:p>
          </table:table-cell>
          <table:table-cell office:value-type="date" office:date-value="2014-09-03T00:00:00" table:style-name="ce2">
            <text:p>2014/9/3</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BOOKSTART閱讀起步走-禮袋贈書活動】計畫書(預計活動時程:2014/9/13)</text:p>
          </table:table-cell>
          <table:table-cell office:value-type="date" office:date-value="2014-09-13T00:00:00" table:style-name="ce2">
            <text:p>2014/9/13</text:p>
          </table:table-cell>
          <table:table-cell office:value-type="date" office:date-value="2014-09-13T00:00:00" table:style-name="ce2">
            <text:p>2014/9/13</text:p>
          </table:table-cell>
          <table:table-cell office:value-type="string" table:style-name="ce1">
            <text:p>苗栗縣苑裡鎮</text:p>
          </table:table-cell>
          <table:table-cell office:value-type="float" office:value="45" table:style-name="ce1">
            <text:p>45</text:p>
          </table:table-cell>
          <table:table-cell office:value-type="float" office:value="33" table:style-name="ce1">
            <text:p>33</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5" table:style-name="ce1">
            <text:p>75</text:p>
          </table:table-cell>
          <table:table-cell office:value-type="date" office:date-value="2014-09-16T00:00:00" table:style-name="ce2">
            <text:p>2014/9/16</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線西鄉老人會</text:p>
          </table:table-cell>
          <table:table-cell office:value-type="float" office:value="99648536" table:style-name="ce1">
            <text:p>99648536</text:p>
          </table:table-cell>
          <table:table-cell office:value-type="string" table:style-name="ce1">
            <text:p>協助彰化縣線西鄉老人會辦理103年度重陽敬老楷模表揚暨電力政策宣導活動(預計活動時程:2014/11/2)</text:p>
          </table:table-cell>
          <table:table-cell office:value-type="date" office:date-value="2014-11-02T00:00:00" table:style-name="ce2">
            <text:p>2014/11/2</text:p>
          </table:table-cell>
          <table:table-cell office:value-type="date" office:date-value="2014-11-02T00:00:00" table:style-name="ce2">
            <text:p>2014/11/2</text:p>
          </table:table-cell>
          <table:table-cell office:value-type="string" table:style-name="ce1">
            <text:p>彰化縣線西鄉</text:p>
          </table:table-cell>
          <table:table-cell office:value-type="float" office:value="757" table:style-name="ce1">
            <text:p>757</text:p>
          </table:table-cell>
          <table:table-cell office:value-type="float" office:value="200" table:style-name="ce1">
            <text:p>20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number-rows-repeated="1048519" table:style-name="ro1">
          <table:table-cell table:number-columns-repeated="16384"/>
        </table:table-row>
      </table:table>
      <table:table table:name="10" table:style-name="ta1">
        <table:table-column table:style-name="co1" table:number-columns-repeated="2" table:default-cell-style-name="ce1"/>
        <table:table-column table:style-name="co11" table:default-cell-style-name="ce1"/>
        <table:table-column table:style-name="co1" table:number-columns-repeated="6" table:default-cell-style-name="ce1"/>
        <table:table-column table:style-name="co3" table:default-cell-style-name="ce1"/>
        <table:table-column table:style-name="co9" table:default-cell-style-name="ce1"/>
        <table:table-column table:style-name="co1" table:number-columns-repeated="16373"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5" table:style-name="ce1">
            <text:p>75</text:p>
          </table:table-cell>
          <table:table-cell office:value-type="date" office:date-value="2014-09-26T00:00:00" table:style-name="ce2">
            <text:p>2014/9/2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公所</text:p>
          </table:table-cell>
          <table:table-cell office:value-type="string" table:style-name="ce1">
            <text:p>aa</text:p>
          </table:table-cell>
          <table:table-cell office:value-type="string" table:style-name="ce1">
            <text:p>協助南投縣水里鄉公所辦理2014水里鄉肚財丁文化系列活動(預計活動時程:2014/12/19-2014/12/20)</text:p>
          </table:table-cell>
          <table:table-cell office:value-type="date" office:date-value="2014-12-19T00:00:00" table:style-name="ce2">
            <text:p>2014/12/19</text:p>
          </table:table-cell>
          <table:table-cell office:value-type="date" office:date-value="2014-12-20T00:00:00" table:style-name="ce2">
            <text:p>2014/12/20</text:p>
          </table:table-cell>
          <table:table-cell office:value-type="string" table:style-name="ce1">
            <text:p>南投縣水里鄉</text:p>
          </table:table-cell>
          <table:table-cell office:value-type="float" office:value="350" table:style-name="ce1">
            <text:p>350</text:p>
          </table:table-cell>
          <table:table-cell office:value-type="float" office:value="250" table:style-name="ce1">
            <text:p>250</text:p>
          </table:table-cell>
          <table:table-cell office:value-type="float" office:value="150" table:style-name="ce1">
            <text:p>1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5" table:style-name="ce1">
            <text:p>75</text:p>
          </table:table-cell>
          <table:table-cell office:value-type="date" office:date-value="2014-10-01T00:00:00" table:style-name="ce2">
            <text:p>2014/10/1</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富世社區發展協會</text:p>
          </table:table-cell>
          <table:table-cell office:value-type="float" office:value="17415876" table:style-name="ce1">
            <text:p>17415876</text:p>
          </table:table-cell>
          <table:table-cell office:value-type="string" table:style-name="ce1">
            <text:p>協助花蓮縣秀林鄉富世社區發展協會辦理花蓮縣秀林鄉富世村2014 Mgay Bari太魯閣族文化系列活動(預計活動時程:2014/10/4)</text:p>
          </table:table-cell>
          <table:table-cell office:value-type="date" office:date-value="2014-10-04T00:00:00" table:style-name="ce2">
            <text:p>2014/10/4</text:p>
          </table:table-cell>
          <table:table-cell office:value-type="date" office:date-value="2014-10-04T00:00:00" table:style-name="ce2">
            <text:p>2014/10/4</text:p>
          </table:table-cell>
          <table:table-cell office:value-type="string" table:style-name="ce1">
            <text:p>花蓮縣秀林鄉</text:p>
          </table:table-cell>
          <table:table-cell office:value-type="float" office:value="380" table:style-name="ce1">
            <text:p>380</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5" table:style-name="ce1">
            <text:p>75</text:p>
          </table:table-cell>
          <table:table-cell office:value-type="date" office:date-value="2014-10-24T00:00:00" table:style-name="ce2">
            <text:p>2014/10/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泰安鄉公所</text:p>
          </table:table-cell>
          <table:table-cell office:value-type="string" table:style-name="ce1">
            <text:p>aa</text:p>
          </table:table-cell>
          <table:table-cell office:value-type="string" table:style-name="ce1">
            <text:p>協助苗栗縣泰安鄉公所辦理2014泰安雪霸甜柿產業文化促銷活動(預計活動時程:2014/11/1-2014/11/2)</text:p>
          </table:table-cell>
          <table:table-cell office:value-type="date" office:date-value="2014-11-01T00:00:00" table:style-name="ce2">
            <text:p>2014/11/1</text:p>
          </table:table-cell>
          <table:table-cell office:value-type="date" office:date-value="2014-11-02T00:00:00" table:style-name="ce2">
            <text:p>2014/11/2</text:p>
          </table:table-cell>
          <table:table-cell office:value-type="string" table:style-name="ce1">
            <text:p>苗栗縣泰安鄉</text:p>
          </table:table-cell>
          <table:table-cell office:value-type="float" office:value="900" table:style-name="ce1">
            <text:p>900</text:p>
          </table:table-cell>
          <table:table-cell office:value-type="float" office:value="180" table:style-name="ce1">
            <text:p>18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5" table:style-name="ce1">
            <text:p>75</text:p>
          </table:table-cell>
          <table:table-cell office:value-type="date" office:date-value="2014-10-06T00:00:00" table:style-name="ce2">
            <text:p>2014/10/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林口發電廠</text:p>
          </table:table-cell>
          <table:table-cell office:value-type="string" table:style-name="ce1">
            <text:p>aa</text:p>
          </table:table-cell>
          <table:table-cell office:value-type="string" table:style-name="ce1">
            <text:p>協助林口發電廠辦理關懷弘化懷幼院院童活動(主動關懷系列活動-弱勢，預計活動時程:2014/10/1-2014/12/31)</text:p>
          </table:table-cell>
          <table:table-cell office:value-type="date" office:date-value="2014-10-01T00:00:00" table:style-name="ce2">
            <text:p>2014/10/1</text:p>
          </table:table-cell>
          <table:table-cell office:value-type="date" office:date-value="2014-12-31T00:00:00" table:style-name="ce2">
            <text:p>2014/12/31</text:p>
          </table:table-cell>
          <table:table-cell office:value-type="string" table:style-name="ce1">
            <text:p>新北市林口區</text:p>
          </table:table-cell>
          <table:table-cell office:value-type="float" office:value="248" table:style-name="ce1">
            <text:p>248</text:p>
          </table:table-cell>
          <table:table-cell office:value-type="float" office:value="248" table:style-name="ce1">
            <text:p>248</text:p>
          </table:table-cell>
          <table:table-cell office:value-type="float" office:value="248" table:style-name="ce1">
            <text:p>248</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5" table:style-name="ce1">
            <text:p>75</text:p>
          </table:table-cell>
          <table:table-cell office:value-type="date" office:date-value="2014-09-30T00:00:00" table:style-name="ce2">
            <text:p>2014/9/3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街長壽協進會</text:p>
          </table:table-cell>
          <table:table-cell office:value-type="float" office:value="38749006" table:style-name="ce1">
            <text:p>38749006</text:p>
          </table:table-cell>
          <table:table-cell office:value-type="string" table:style-name="ce1">
            <text:p>協助高雄市湖街長壽協進會辦理節約能源宣導暨慶祝九九重陽敬老活動(預計活動時程:2014/10/2)</text:p>
          </table:table-cell>
          <table:table-cell office:value-type="date" office:date-value="2014-10-02T00:00:00" table:style-name="ce2">
            <text:p>2014/10/2</text:p>
          </table:table-cell>
          <table:table-cell office:value-type="date" office:date-value="2014-10-02T00:00:00" table:style-name="ce2">
            <text:p>2014/10/2</text:p>
          </table:table-cell>
          <table:table-cell office:value-type="string" table:style-name="ce1">
            <text:p>高雄市湖內區</text:p>
          </table:table-cell>
          <table:table-cell office:value-type="float" office:value="173" table:style-name="ce1">
            <text:p>173</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5" table:style-name="ce1">
            <text:p>75</text:p>
          </table:table-cell>
          <table:table-cell office:value-type="date" office:date-value="2014-10-01T00:00:00" table:style-name="ce2">
            <text:p>2014/10/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館社區發展協會</text:p>
          </table:table-cell>
          <table:table-cell office:value-type="float" office:value="87907683" table:style-name="ce1">
            <text:p>87907683</text:p>
          </table:table-cell>
          <table:table-cell office:value-type="string" table:style-name="ce1">
            <text:p>協助高雄市湖內區公館社區發展協會辦理「支持國家建設、推展乾淨能源暨參訪明潭發電廠」活動(預計參訪活動時程:2014/10/4-2014/10/5)</text:p>
          </table:table-cell>
          <table:table-cell office:value-type="date" office:date-value="2014-10-04T00:00:00" table:style-name="ce2">
            <text:p>2014/10/4</text:p>
          </table:table-cell>
          <table:table-cell office:value-type="date" office:date-value="2014-10-05T00:00:00" table:style-name="ce2">
            <text:p>2014/10/5</text:p>
          </table:table-cell>
          <table:table-cell office:value-type="string" table:style-name="ce1">
            <text:p>高雄市湖內區</text:p>
          </table:table-cell>
          <table:table-cell office:value-type="float" office:value="168" table:style-name="ce1">
            <text:p>168</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5" table:style-name="ce1">
            <text:p>75</text:p>
          </table:table-cell>
          <table:table-cell office:value-type="date" office:date-value="2014-10-01T00:00:00" table:style-name="ce2">
            <text:p>2014/10/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新港社區發展協會</text:p>
          </table:table-cell>
          <table:table-cell office:value-type="float" office:value="78935688" table:style-name="ce1">
            <text:p>78935688</text:p>
          </table:table-cell>
          <table:table-cell office:value-type="string" table:style-name="ce1">
            <text:p>協助高雄市永安區新港社區發展協會辦理「飲水思源、心靈祈福」活動(預計活動時程:2014/10/5-2014/10/8)</text:p>
          </table:table-cell>
          <table:table-cell office:value-type="date" office:date-value="2014-10-05T00:00:00" table:style-name="ce2">
            <text:p>2014/10/5</text:p>
          </table:table-cell>
          <table:table-cell office:value-type="date" office:date-value="2014-10-08T00:00:00" table:style-name="ce2">
            <text:p>2014/10/8</text:p>
          </table:table-cell>
          <table:table-cell office:value-type="string" table:style-name="ce1">
            <text:p>高雄市永安區</text:p>
          </table:table-cell>
          <table:table-cell office:value-type="float" office:value="246" table:style-name="ce1">
            <text:p>246</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5" table:style-name="ce1">
            <text:p>75</text:p>
          </table:table-cell>
          <table:table-cell office:value-type="date" office:date-value="2014-10-06T00:00:00" table:style-name="ce2">
            <text:p>2014/10/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aa</text:p>
          </table:table-cell>
          <table:table-cell office:value-type="string" table:style-name="ce1">
            <text:p>協助第二核能發電廠辦理認養金山國小羽球隊長期深耕培訓(主動關懷系列活動-認養，預計活動時程:2014/10/8-2015/6/30)</text:p>
          </table:table-cell>
          <table:table-cell office:value-type="date" office:date-value="2014-10-08T00:00:00" table:style-name="ce2">
            <text:p>2014/10/8</text:p>
          </table:table-cell>
          <table:table-cell office:value-type="date" office:date-value="2015-06-30T00:00:00" table:style-name="ce2">
            <text:p>2015/6/30</text:p>
          </table:table-cell>
          <table:table-cell office:value-type="string" table:style-name="ce1">
            <text:p>新北市金山區公所</text:p>
          </table:table-cell>
          <table:table-cell office:value-type="float" office:value="177" table:style-name="ce1">
            <text:p>177</text:p>
          </table:table-cell>
          <table:table-cell office:value-type="float" office:value="177" table:style-name="ce1">
            <text:p>177</text:p>
          </table:table-cell>
          <table:table-cell office:value-type="float" office:value="177" table:style-name="ce1">
            <text:p>177</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5" table:style-name="ce1">
            <text:p>75</text:p>
          </table:table-cell>
          <table:table-cell office:value-type="date" office:date-value="2014-10-16T00:00:00" table:style-name="ce2">
            <text:p>2014/10/1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aa</text:p>
          </table:table-cell>
          <table:table-cell office:value-type="string" table:style-name="ce1">
            <text:p>協助第二核能發電廠辦理主動關懷弱勢團體用愛重建再創人生(主動關懷系列活動-弱勢，預計活動時程:2014/11/1-2014/11/30)</text:p>
          </table:table-cell>
          <table:table-cell office:value-type="date" office:date-value="2014-11-01T00:00:00" table:style-name="ce2">
            <text:p>2014/11/1</text:p>
          </table:table-cell>
          <table:table-cell office:value-type="date" office:date-value="2014-11-30T00:00:00" table:style-name="ce2">
            <text:p>2014/11/30</text:p>
          </table:table-cell>
          <table:table-cell office:value-type="string" table:style-name="ce1">
            <text:p>新北市萬里區公所</text:p>
          </table:table-cell>
          <table:table-cell office:value-type="float" office:value="149" table:style-name="ce1">
            <text:p>149</text:p>
          </table:table-cell>
          <table:table-cell office:value-type="float" office:value="149" table:style-name="ce1">
            <text:p>149</text:p>
          </table:table-cell>
          <table:table-cell office:value-type="float" office:value="149" table:style-name="ce1">
            <text:p>149</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5" table:style-name="ce1">
            <text:p>75</text:p>
          </table:table-cell>
          <table:table-cell office:value-type="date" office:date-value="2014-10-23T00:00:00" table:style-name="ce2">
            <text:p>2014/10/23</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滿州鄉公所</text:p>
          </table:table-cell>
          <table:table-cell office:value-type="string" table:style-name="ce1">
            <text:p>aa</text:p>
          </table:table-cell>
          <table:table-cell office:value-type="string" table:style-name="ce1">
            <text:p>協助屏東縣滿州鄉公所辦理秀林路及欖仁路道路修復工程</text:p>
          </table:table-cell>
          <table:table-cell office:value-type="date" office:date-value="2014-10-01T00:00:00" table:style-name="ce2">
            <text:p>2014/10/1</text:p>
          </table:table-cell>
          <table:table-cell office:value-type="date" office:date-value="2014-12-31T00:00:00" table:style-name="ce2">
            <text:p>2014/12/31</text:p>
          </table:table-cell>
          <table:table-cell office:value-type="string" table:style-name="ce1">
            <text:p>屏東縣滿州鄉</text:p>
          </table:table-cell>
          <table:table-cell office:value-type="float" office:value="3800" table:style-name="ce1">
            <text:p>3800</text:p>
          </table:table-cell>
          <table:table-cell office:value-type="float" office:value="3420" table:style-name="ce1">
            <text:p>3420</text:p>
          </table:table-cell>
          <table:table-cell office:value-type="float" office:value="2500" table:style-name="ce1">
            <text:p>25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5" table:style-name="ce1">
            <text:p>75</text:p>
          </table:table-cell>
          <table:table-cell office:value-type="date" office:date-value="2014-10-16T00:00:00" table:style-name="ce2">
            <text:p>2014/10/16</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p>
          </table:table-cell>
          <table:table-cell office:value-type="string" table:style-name="ce1">
            <text:p>協助第三核能發電廠辦理104年度關懷核三廠所在地低收入戶家庭及獨居老人送暖活動(主動關懷系列活動-弱勢，預計活動時程:2015/1/1-2015/9/30)</text:p>
          </table:table-cell>
          <table:table-cell office:value-type="date" office:date-value="2015-01-01T00:00:00" table:style-name="ce2">
            <text:p>2015/1/1</text:p>
          </table:table-cell>
          <table:table-cell office:value-type="date" office:date-value="2015-09-30T00:00:00" table:style-name="ce2">
            <text:p>2015/9/30</text:p>
          </table:table-cell>
          <table:table-cell office:value-type="string" table:style-name="ce1">
            <text:p>屏東縣恆春鎮</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5" table:style-name="ce1">
            <text:p>75</text:p>
          </table:table-cell>
          <table:table-cell office:value-type="date" office:date-value="2014-10-02T00:00:00" table:style-name="ce2">
            <text:p>2014/10/2</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主動關懷長期深耕認養正濱國中籃球團隊計畫(主動關懷系列活動-認養，預計活動時程:2014/9/30-2014/12/31)</text:p>
          </table:table-cell>
          <table:table-cell office:value-type="date" office:date-value="2014-09-30T00:00:00" table:style-name="ce2">
            <text:p>2014/9/30</text:p>
          </table:table-cell>
          <table:table-cell office:value-type="date" office:date-value="2014-12-31T00:00:00" table:style-name="ce2">
            <text:p>2014/12/31</text:p>
          </table:table-cell>
          <table:table-cell office:value-type="string" table:style-name="ce1">
            <text:p>基隆市中山區</text:p>
          </table:table-cell>
          <table:table-cell office:value-type="float" office:value="180" table:style-name="ce1">
            <text:p>18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5" table:style-name="ce1">
            <text:p>75</text:p>
          </table:table-cell>
          <table:table-cell office:value-type="date" office:date-value="2014-10-03T00:00:00" table:style-name="ce2">
            <text:p>2014/10/3</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七堵區瑪東社區發展協會</text:p>
          </table:table-cell>
          <table:table-cell office:value-type="float" office:value="17133996" table:style-name="ce1">
            <text:p>17133996</text:p>
          </table:table-cell>
          <table:table-cell office:value-type="string" table:style-name="ce1">
            <text:p>協助基隆市七堵區瑪東社區發展協會辦理103年敬老尊賢活動(預計活動時程:2014/10/31-2014/12/31)</text:p>
          </table:table-cell>
          <table:table-cell office:value-type="date" office:date-value="2014-10-31T00:00:00" table:style-name="ce2">
            <text:p>2014/10/31</text:p>
          </table:table-cell>
          <table:table-cell office:value-type="date" office:date-value="2014-12-31T00:00:00" table:style-name="ce2">
            <text:p>2014/12/31</text:p>
          </table:table-cell>
          <table:table-cell office:value-type="string" table:style-name="ce1">
            <text:p>基隆市七堵區</text:p>
          </table:table-cell>
          <table:table-cell office:value-type="float" office:value="101" table:style-name="ce1">
            <text:p>10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5" table:style-name="ce1">
            <text:p>75</text:p>
          </table:table-cell>
          <table:table-cell office:value-type="date" office:date-value="2014-10-15T00:00:00" table:style-name="ce2">
            <text:p>2014/10/15</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七堵區友二社區發展協會</text:p>
          </table:table-cell>
          <table:table-cell office:value-type="float" office:value="13312757" table:style-name="ce1">
            <text:p>13312757</text:p>
          </table:table-cell>
          <table:table-cell office:value-type="string" table:style-name="ce1">
            <text:p>協助基隆市七堵區友二社區發展協會辦理103年敬老尊賢活動(預計活動時程:2014/10/15-2014/12/31)</text:p>
          </table:table-cell>
          <table:table-cell office:value-type="date" office:date-value="2014-10-15T00:00:00" table:style-name="ce2">
            <text:p>2014/10/15</text:p>
          </table:table-cell>
          <table:table-cell office:value-type="date" office:date-value="2014-12-31T00:00:00" table:style-name="ce2">
            <text:p>2014/12/31</text:p>
          </table:table-cell>
          <table:table-cell office:value-type="string" table:style-name="ce1">
            <text:p>基隆市七堵區</text:p>
          </table:table-cell>
          <table:table-cell office:value-type="float" office:value="103" table:style-name="ce1">
            <text:p>103</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5" table:style-name="ce1">
            <text:p>75</text:p>
          </table:table-cell>
          <table:table-cell office:value-type="date" office:date-value="2014-10-01T00:00:00" table:style-name="ce2">
            <text:p>2014/10/1</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圳頭國民小學</text:p>
          </table:table-cell>
          <table:table-cell office:value-type="string" table:style-name="ce1">
            <text:p>aa</text:p>
          </table:table-cell>
          <table:table-cell office:value-type="string" table:style-name="ce1">
            <text:p>協助苗栗縣通霄鎮圳頭國民小學辦理充實及改善教學設備環境</text:p>
          </table:table-cell>
          <table:table-cell office:value-type="string" table:style-name="ce1">
            <text:p>aa</text:p>
          </table:table-cell>
          <table:table-cell office:value-type="string" table:style-name="ce1">
            <text:p>aa</text:p>
          </table:table-cell>
          <table:table-cell office:value-type="string" table:style-name="ce1">
            <text:p>苗栗縣通霄鎮</text:p>
          </table:table-cell>
          <table:table-cell office:value-type="float" office:value="64" table:style-name="ce1">
            <text:p>64</text:p>
          </table:table-cell>
          <table:table-cell office:value-type="float" office:value="57" table:style-name="ce1">
            <text:p>57</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5" table:style-name="ce1">
            <text:p>75</text:p>
          </table:table-cell>
          <table:table-cell office:value-type="date" office:date-value="2014-10-03T00:00:00" table:style-name="ce2">
            <text:p>2014/10/3</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楓樹國民小學</text:p>
          </table:table-cell>
          <table:table-cell office:value-type="string" table:style-name="ce1">
            <text:p>aa</text:p>
          </table:table-cell>
          <table:table-cell office:value-type="string" table:style-name="ce1">
            <text:p>協助苗栗縣通霄鎮楓樹國民小學辦理103學年度新設停車空間工程</text:p>
          </table:table-cell>
          <table:table-cell office:value-type="string" table:style-name="ce1">
            <text:p>aa</text:p>
          </table:table-cell>
          <table:table-cell office:value-type="string" table:style-name="ce1">
            <text:p>aa</text:p>
          </table:table-cell>
          <table:table-cell office:value-type="string" table:style-name="ce1">
            <text:p>苗栗縣通霄鎮</text:p>
          </table:table-cell>
          <table:table-cell office:value-type="float" office:value="224" table:style-name="ce1">
            <text:p>224</text:p>
          </table:table-cell>
          <table:table-cell office:value-type="float" office:value="224" table:style-name="ce1">
            <text:p>224</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5" table:style-name="ce1">
            <text:p>75</text:p>
          </table:table-cell>
          <table:table-cell office:value-type="date" office:date-value="2014-10-23T00:00:00" table:style-name="ce2">
            <text:p>2014/10/23</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坪頂里15鄰道路改善工程</text:p>
          </table:table-cell>
          <table:table-cell office:value-type="string" table:style-name="ce1">
            <text:p>aa</text:p>
          </table:table-cell>
          <table:table-cell office:value-type="string" table:style-name="ce1">
            <text:p>aa</text:p>
          </table:table-cell>
          <table:table-cell office:value-type="string" table:style-name="ce1">
            <text:p>苗栗縣通霄鎮</text:p>
          </table:table-cell>
          <table:table-cell office:value-type="float" office:value="2000" table:style-name="ce1">
            <text:p>2000</text:p>
          </table:table-cell>
          <table:table-cell office:value-type="float" office:value="1800" table:style-name="ce1">
            <text:p>1800</text:p>
          </table:table-cell>
          <table:table-cell office:value-type="float" office:value="1500" table:style-name="ce1">
            <text:p>15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5" table:style-name="ce1">
            <text:p>75</text:p>
          </table:table-cell>
          <table:table-cell office:value-type="date" office:date-value="2014-10-08T00:00:00" table:style-name="ce2">
            <text:p>2014/10/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台灣省松柏盆栽協會</text:p>
          </table:table-cell>
          <table:table-cell office:value-type="float" office:value="14922202" table:style-name="ce1">
            <text:p>14922202</text:p>
          </table:table-cell>
          <table:table-cell office:value-type="string" table:style-name="ce1">
            <text:p>協助台灣省松柏盆栽協會辦理103年度【台灣省松柏盆栽協會盆栽作品展】活動(預計活動時程:2014/10/8-2014/10/12)</text:p>
          </table:table-cell>
          <table:table-cell office:value-type="date" office:date-value="2014-10-08T00:00:00" table:style-name="ce2">
            <text:p>2014/10/8</text:p>
          </table:table-cell>
          <table:table-cell office:value-type="date" office:date-value="2014-10-12T00:00:00" table:style-name="ce2">
            <text:p>2014/10/12</text:p>
          </table:table-cell>
          <table:table-cell office:value-type="string" table:style-name="ce1">
            <text:p>苗栗縣苑裡鎮</text:p>
          </table:table-cell>
          <table:table-cell office:value-type="float" office:value="408" table:style-name="ce1">
            <text:p>408</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5" table:style-name="ce1">
            <text:p>75</text:p>
          </table:table-cell>
          <table:table-cell office:value-type="date" office:date-value="2014-10-14T00:00:00" table:style-name="ce2">
            <text:p>2014/10/1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楓樹國民小學</text:p>
          </table:table-cell>
          <table:table-cell office:value-type="string" table:style-name="ce1">
            <text:p>aa</text:p>
          </table:table-cell>
          <table:table-cell office:value-type="string" table:style-name="ce1">
            <text:p>協助苗栗縣通霄鎮楓樹國民小學辦理103學年度(50週年)校慶暨社區校友聯合慶祝大會(預計活動時程:2014/10/19)</text:p>
          </table:table-cell>
          <table:table-cell office:value-type="date" office:date-value="2014-10-19T00:00:00" table:style-name="ce2">
            <text:p>2014/10/19</text:p>
          </table:table-cell>
          <table:table-cell office:value-type="date" office:date-value="2014-10-19T00:00:00" table:style-name="ce2">
            <text:p>2014/10/19</text:p>
          </table:table-cell>
          <table:table-cell office:value-type="string" table:style-name="ce1">
            <text:p>苗栗縣通霄鎮</text:p>
          </table:table-cell>
          <table:table-cell office:value-type="float" office:value="204" table:style-name="ce1">
            <text:p>204</text:p>
          </table:table-cell>
          <table:table-cell office:value-type="float" office:value="180" table:style-name="ce1">
            <text:p>18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5" table:style-name="ce1">
            <text:p>75</text:p>
          </table:table-cell>
          <table:table-cell office:value-type="date" office:date-value="2014-10-24T00:00:00" table:style-name="ce2">
            <text:p>2014/10/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客庄國民小學</text:p>
          </table:table-cell>
          <table:table-cell office:value-type="string" table:style-name="ce1">
            <text:p>aa</text:p>
          </table:table-cell>
          <table:table-cell office:value-type="string" table:style-name="ce1">
            <text:p>協助苗栗縣苑裡鎮客庄國民小學辦理103年度客庄社區暨客庄國民小學聯合運動會(預計活動時程:2014/11/1)</text:p>
          </table:table-cell>
          <table:table-cell office:value-type="date" office:date-value="2014-11-01T00:00:00" table:style-name="ce2">
            <text:p>2014/11/1</text:p>
          </table:table-cell>
          <table:table-cell office:value-type="date" office:date-value="2014-11-01T00:00:00" table:style-name="ce2">
            <text:p>2014/11/1</text:p>
          </table:table-cell>
          <table:table-cell office:value-type="string" table:style-name="ce1">
            <text:p>苗栗縣苑裡鎮</text:p>
          </table:table-cell>
          <table:table-cell office:value-type="float" office:value="182" table:style-name="ce1">
            <text:p>182</text:p>
          </table:table-cell>
          <table:table-cell office:value-type="float" office:value="150" table:style-name="ce1">
            <text:p>15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5" table:style-name="ce1">
            <text:p>75</text:p>
          </table:table-cell>
          <table:table-cell office:value-type="date" office:date-value="2014-10-24T00:00:00" table:style-name="ce2">
            <text:p>2014/10/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中正國民小學</text:p>
          </table:table-cell>
          <table:table-cell office:value-type="string" table:style-name="ce1">
            <text:p>aa</text:p>
          </table:table-cell>
          <table:table-cell office:value-type="string" table:style-name="ce1">
            <text:p>協助苗栗縣苑裡鎮中正國民小學辦理103學年度學校暨社區聯合運動大會(預計活動時程:2014/11/8)</text:p>
          </table:table-cell>
          <table:table-cell office:value-type="date" office:date-value="2014-11-08T00:00:00" table:style-name="ce2">
            <text:p>2014/11/8</text:p>
          </table:table-cell>
          <table:table-cell office:value-type="date" office:date-value="2014-11-08T00:00:00" table:style-name="ce2">
            <text:p>2014/11/8</text:p>
          </table:table-cell>
          <table:table-cell office:value-type="string" table:style-name="ce1">
            <text:p>苗栗縣苑裡鎮</text:p>
          </table:table-cell>
          <table:table-cell office:value-type="float" office:value="178" table:style-name="ce1">
            <text:p>178</text:p>
          </table:table-cell>
          <table:table-cell office:value-type="float" office:value="158" table:style-name="ce1">
            <text:p>158</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5" table:style-name="ce1">
            <text:p>75</text:p>
          </table:table-cell>
          <table:table-cell office:value-type="date" office:date-value="2014-10-24T00:00:00" table:style-name="ce2">
            <text:p>2014/10/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烏眉國民小學</text:p>
          </table:table-cell>
          <table:table-cell office:value-type="string" table:style-name="ce1">
            <text:p>aa</text:p>
          </table:table-cell>
          <table:table-cell office:value-type="string" table:style-name="ce1">
            <text:p>協助苗栗縣通霄鎮烏眉國民小學辦理苗栗縣通霄鎮樂齡學習中心103年度成果發表與烏眉國民小學校慶暨社區運動會(預計活動時程:2014/11/22)</text:p>
          </table:table-cell>
          <table:table-cell office:value-type="date" office:date-value="2014-11-22T00:00:00" table:style-name="ce2">
            <text:p>2014/11/22</text:p>
          </table:table-cell>
          <table:table-cell office:value-type="date" office:date-value="2014-11-22T00:00:00" table:style-name="ce2">
            <text:p>2014/11/22</text:p>
          </table:table-cell>
          <table:table-cell office:value-type="string" table:style-name="ce1">
            <text:p>苗栗縣通霄鎮</text:p>
          </table:table-cell>
          <table:table-cell office:value-type="float" office:value="88" table:style-name="ce1">
            <text:p>88</text:p>
          </table:table-cell>
          <table:table-cell office:value-type="float" office:value="84" table:style-name="ce1">
            <text:p>84</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5" table:style-name="ce1">
            <text:p>75</text:p>
          </table:table-cell>
          <table:table-cell office:value-type="date" office:date-value="2014-10-24T00:00:00" table:style-name="ce2">
            <text:p>2014/10/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出水社區發展協會</text:p>
          </table:table-cell>
          <table:table-cell office:value-type="float" office:value="19280781" table:style-name="ce1">
            <text:p>19280781</text:p>
          </table:table-cell>
          <table:table-cell office:value-type="string" table:style-name="ce1">
            <text:p>協助苗栗縣苑裡鎮出水社區發展協會辦理103年度「慶讚下元 喜迎豐年」活動(預計活動時程:2014/12/3-2014/12/4)</text:p>
          </table:table-cell>
          <table:table-cell office:value-type="date" office:date-value="2014-12-03T00:00:00" table:style-name="ce2">
            <text:p>2014/12/3</text:p>
          </table:table-cell>
          <table:table-cell office:value-type="date" office:date-value="2014-12-04T00:00:00" table:style-name="ce2">
            <text:p>2014/12/4</text:p>
          </table:table-cell>
          <table:table-cell office:value-type="string" table:style-name="ce1">
            <text:p>苗栗縣苑裡鎮</text:p>
          </table:table-cell>
          <table:table-cell office:value-type="float" office:value="153" table:style-name="ce1">
            <text:p>153</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5" table:style-name="ce1">
            <text:p>75</text:p>
          </table:table-cell>
          <table:table-cell office:value-type="date" office:date-value="2014-10-23T00:00:00" table:style-name="ce2">
            <text:p>2014/10/23</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3年度龍井區農會農民學習中心─神農學堂計畫</text:p>
          </table:table-cell>
          <table:table-cell office:value-type="date" office:date-value="2014-08-01T00:00:00" table:style-name="ce2">
            <text:p>2014/8/1</text:p>
          </table:table-cell>
          <table:table-cell office:value-type="date" office:date-value="2014-12-31T00:00:00" table:style-name="ce2">
            <text:p>2014/12/31</text:p>
          </table:table-cell>
          <table:table-cell office:value-type="string" table:style-name="ce1">
            <text:p>臺中市龍井區</text:p>
          </table:table-cell>
          <table:table-cell office:value-type="float" office:value="996" table:style-name="ce1">
            <text:p>996</text:p>
          </table:table-cell>
          <table:table-cell office:value-type="float" office:value="750" table:style-name="ce1">
            <text:p>750</text:p>
          </table:table-cell>
          <table:table-cell office:value-type="float" office:value="600" table:style-name="ce1">
            <text:p>6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5" table:style-name="ce1">
            <text:p>75</text:p>
          </table:table-cell>
          <table:table-cell office:value-type="date" office:date-value="2014-09-26T00:00:00" table:style-name="ce2">
            <text:p>2014/9/2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農會</text:p>
          </table:table-cell>
          <table:table-cell office:value-type="float" office:value="57005103" table:style-name="ce1">
            <text:p>57005103</text:p>
          </table:table-cell>
          <table:table-cell office:value-type="string" table:style-name="ce1">
            <text:p>協助臺中市大肚區農會辦理103年冬季綠肥(油菜、笤子)栽培計畫(預計活動時程:2014/10/15-2015/2/15)</text:p>
          </table:table-cell>
          <table:table-cell office:value-type="date" office:date-value="2014-10-15T00:00:00" table:style-name="ce2">
            <text:p>2014/10/15</text:p>
          </table:table-cell>
          <table:table-cell office:value-type="date" office:date-value="2015-02-15T00:00:00" table:style-name="ce2">
            <text:p>2015/2/15</text:p>
          </table:table-cell>
          <table:table-cell office:value-type="string" table:style-name="ce1">
            <text:p>臺中市龍井區</text:p>
          </table:table-cell>
          <table:table-cell office:value-type="float" office:value="1060" table:style-name="ce1">
            <text:p>1060</text:p>
          </table:table-cell>
          <table:table-cell office:value-type="float" office:value="500" table:style-name="ce1">
            <text:p>500</text:p>
          </table:table-cell>
          <table:table-cell office:value-type="float" office:value="250" table:style-name="ce1">
            <text:p>2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5" table:style-name="ce1">
            <text:p>75</text:p>
          </table:table-cell>
          <table:table-cell office:value-type="date" office:date-value="2014-09-30T00:00:00" table:style-name="ce2">
            <text:p>2014/9/30</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梧棲區農會</text:p>
          </table:table-cell>
          <table:table-cell office:value-type="float" office:value="56503905" table:style-name="ce1">
            <text:p>56503905</text:p>
          </table:table-cell>
          <table:table-cell office:value-type="string" table:style-name="ce1">
            <text:p>協助臺中市梧棲區農會辦理梧棲區103/104年度水稻田休閒期綠肥作物─油菜花栽培推廣暨支持電源開發節約用電宣導計畫(預計活動時程:2014/9/20-2015/2/28)</text:p>
          </table:table-cell>
          <table:table-cell office:value-type="date" office:date-value="2014-09-02T00:00:00" table:style-name="ce2">
            <text:p>2014/9/2</text:p>
          </table:table-cell>
          <table:table-cell office:value-type="date" office:date-value="2015-02-28T00:00:00" table:style-name="ce2">
            <text:p>2015/2/28</text:p>
          </table:table-cell>
          <table:table-cell office:value-type="string" table:style-name="ce1">
            <text:p>臺中市梧棲區</text:p>
          </table:table-cell>
          <table:table-cell office:value-type="float" office:value="700" table:style-name="ce1">
            <text:p>700</text:p>
          </table:table-cell>
          <table:table-cell office:value-type="float" office:value="400" table:style-name="ce1">
            <text:p>400</text:p>
          </table:table-cell>
          <table:table-cell office:value-type="float" office:value="240" table:style-name="ce1">
            <text:p>24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5" table:style-name="ce1">
            <text:p>75</text:p>
          </table:table-cell>
          <table:table-cell office:value-type="date" office:date-value="2014-10-16T00:00:00" table:style-name="ce2">
            <text:p>2014/10/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第十二屆龍井盃三對三街頭籃球賽暨節能減碳宣導活動(預計活動時程:2014/10/19)</text:p>
          </table:table-cell>
          <table:table-cell office:value-type="date" office:date-value="2014-10-19T00:00:00" table:style-name="ce2">
            <text:p>2014/10/19</text:p>
          </table:table-cell>
          <table:table-cell office:value-type="date" office:date-value="2014-10-19T00:00:00" table:style-name="ce2">
            <text:p>2014/10/19</text:p>
          </table:table-cell>
          <table:table-cell office:value-type="string" table:style-name="ce1">
            <text:p>臺中市龍井區</text:p>
          </table:table-cell>
          <table:table-cell office:value-type="float" office:value="860" table:style-name="ce1">
            <text:p>860</text:p>
          </table:table-cell>
          <table:table-cell office:value-type="float" office:value="200" table:style-name="ce1">
            <text:p>200</text:p>
          </table:table-cell>
          <table:table-cell office:value-type="float" office:value="170" table:style-name="ce1">
            <text:p>1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5" table:style-name="ce1">
            <text:p>75</text:p>
          </table:table-cell>
          <table:table-cell office:value-type="date" office:date-value="2014-10-01T00:00:00" table:style-name="ce2">
            <text:p>2014/10/1</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松青會</text:p>
          </table:table-cell>
          <table:table-cell office:value-type="float" office:value="19469659" table:style-name="ce1">
            <text:p>19469659</text:p>
          </table:table-cell>
          <table:table-cell office:value-type="string" table:style-name="ce1">
            <text:p>協助桃園縣觀音鄉松青會辦理103年重陽節敬老及節能宣導活動(預計活動時程:2014/10/1)</text:p>
          </table:table-cell>
          <table:table-cell office:value-type="date" office:date-value="2014-10-01T00:00:00" table:style-name="ce2">
            <text:p>2014/10/1</text:p>
          </table:table-cell>
          <table:table-cell office:value-type="date" office:date-value="2014-10-01T00:00:00" table:style-name="ce2">
            <text:p>2014/10/1</text:p>
          </table:table-cell>
          <table:table-cell office:value-type="string" table:style-name="ce1">
            <text:p>桃園縣觀音鄉</text:p>
          </table:table-cell>
          <table:table-cell office:value-type="float" office:value="277" table:style-name="ce1">
            <text:p>277</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5" table:style-name="ce1">
            <text:p>75</text:p>
          </table:table-cell>
          <table:table-cell office:value-type="date" office:date-value="2014-10-02T00:00:00" table:style-name="ce2">
            <text:p>2014/10/2</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2014新屋鄉神農獎～鵝產業文化暨「鵝呷健康、絨華富貴」活動(預計活動時程:2014/10/19)</text:p>
          </table:table-cell>
          <table:table-cell office:value-type="date" office:date-value="2014-10-19T00:00:00" table:style-name="ce2">
            <text:p>2014/10/19</text:p>
          </table:table-cell>
          <table:table-cell office:value-type="date" office:date-value="2014-10-19T00:00:00" table:style-name="ce2">
            <text:p>2014/10/19</text:p>
          </table:table-cell>
          <table:table-cell office:value-type="string" table:style-name="ce1">
            <text:p>桃園縣新屋鄉</text:p>
          </table:table-cell>
          <table:table-cell office:value-type="float" office:value="2600" table:style-name="ce1">
            <text:p>2600</text:p>
          </table:table-cell>
          <table:table-cell office:value-type="float" office:value="800" table:style-name="ce1">
            <text:p>800</text:p>
          </table:table-cell>
          <table:table-cell office:value-type="float" office:value="300" table:style-name="ce1">
            <text:p>3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5" table:style-name="ce1">
            <text:p>75</text:p>
          </table:table-cell>
          <table:table-cell office:value-type="date" office:date-value="2014-10-03T00:00:00" table:style-name="ce2">
            <text:p>2014/10/3</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新坡社區發展協會</text:p>
          </table:table-cell>
          <table:table-cell office:value-type="float" office:value="21533930" table:style-name="ce1">
            <text:p>21533930</text:p>
          </table:table-cell>
          <table:table-cell office:value-type="string" table:style-name="ce1">
            <text:p>協助桃園縣觀音鄉新坡社區發展協會辦理2014觀音鄉田園之美無煙健走活動(預計活動時程:2014/11/1)</text:p>
          </table:table-cell>
          <table:table-cell office:value-type="date" office:date-value="2014-11-01T00:00:00" table:style-name="ce2">
            <text:p>2014/11/1</text:p>
          </table:table-cell>
          <table:table-cell office:value-type="date" office:date-value="2014-11-01T00:00:00" table:style-name="ce2">
            <text:p>2014/11/1</text:p>
          </table:table-cell>
          <table:table-cell office:value-type="string" table:style-name="ce1">
            <text:p>桃園縣觀音鄉</text:p>
          </table:table-cell>
          <table:table-cell office:value-type="float" office:value="641" table:style-name="ce1">
            <text:p>641</text:p>
          </table:table-cell>
          <table:table-cell office:value-type="float" office:value="250" table:style-name="ce1">
            <text:p>2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5" table:style-name="ce1">
            <text:p>75</text:p>
          </table:table-cell>
          <table:table-cell office:value-type="date" office:date-value="2014-10-13T00:00:00" table:style-name="ce2">
            <text:p>2014/10/13</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桃園縣新屋鄉大坡國民小學慶祝創校100週年校慶(預計活動時程:2014/10/25-2014/10/26)</text:p>
          </table:table-cell>
          <table:table-cell office:value-type="date" office:date-value="2014-10-25T00:00:00" table:style-name="ce2">
            <text:p>2014/10/25</text:p>
          </table:table-cell>
          <table:table-cell office:value-type="date" office:date-value="2014-10-26T00:00:00" table:style-name="ce2">
            <text:p>2014/10/26</text:p>
          </table:table-cell>
          <table:table-cell office:value-type="string" table:style-name="ce1">
            <text:p>桃園縣新屋鄉</text:p>
          </table:table-cell>
          <table:table-cell office:value-type="float" office:value="1746" table:style-name="ce1">
            <text:p>1746</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5" table:style-name="ce1">
            <text:p>75</text:p>
          </table:table-cell>
          <table:table-cell office:value-type="date" office:date-value="2014-10-21T00:00:00" table:style-name="ce2">
            <text:p>2014/10/21</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公所</text:p>
          </table:table-cell>
          <table:table-cell office:value-type="string" table:style-name="ce1">
            <text:p>aa</text:p>
          </table:table-cell>
          <table:table-cell office:value-type="string" table:style-name="ce1">
            <text:p>協助桃園縣觀音鄉公所辦理「草漯七十、飛揚奔馳」慶祝創校七十週年校慶活動(預計活動時程:2014/11/1)</text:p>
          </table:table-cell>
          <table:table-cell office:value-type="date" office:date-value="2014-11-01T00:00:00" table:style-name="ce2">
            <text:p>2014/11/1</text:p>
          </table:table-cell>
          <table:table-cell office:value-type="date" office:date-value="2014-11-01T00:00:00" table:style-name="ce2">
            <text:p>2014/11/1</text:p>
          </table:table-cell>
          <table:table-cell office:value-type="string" table:style-name="ce1">
            <text:p>桃園縣觀音鄉</text:p>
          </table:table-cell>
          <table:table-cell office:value-type="float" office:value="990" table:style-name="ce1">
            <text:p>990</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5" table:style-name="ce1">
            <text:p>75</text:p>
          </table:table-cell>
          <table:table-cell office:value-type="date" office:date-value="2014-10-21T00:00:00" table:style-name="ce2">
            <text:p>2014/10/21</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觀音鄉公所</text:p>
          </table:table-cell>
          <table:table-cell office:value-type="string" table:style-name="ce1">
            <text:p>aa</text:p>
          </table:table-cell>
          <table:table-cell office:value-type="string" table:style-name="ce1">
            <text:p>協助桃園縣觀音鄉公所辦理觀音國民中學103學年度48週年校慶聯合運動大會暨節約用電宣導活動(預計活動時程:2014/11/1)</text:p>
          </table:table-cell>
          <table:table-cell office:value-type="date" office:date-value="2014-11-01T00:00:00" table:style-name="ce2">
            <text:p>2014/11/1</text:p>
          </table:table-cell>
          <table:table-cell office:value-type="date" office:date-value="2014-11-01T00:00:00" table:style-name="ce2">
            <text:p>2014/11/1</text:p>
          </table:table-cell>
          <table:table-cell office:value-type="string" table:style-name="ce1">
            <text:p>桃園縣觀音鄉</text:p>
          </table:table-cell>
          <table:table-cell office:value-type="float" office:value="133" table:style-name="ce1">
            <text:p>133</text:p>
          </table:table-cell>
          <table:table-cell office:value-type="float" office:value="89" table:style-name="ce1">
            <text:p>89</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5" table:style-name="ce1">
            <text:p>75</text:p>
          </table:table-cell>
          <table:table-cell office:value-type="date" office:date-value="2014-09-29T00:00:00" table:style-name="ce2">
            <text:p>2014/9/29</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白沙鄉中屯社區發展協會</text:p>
          </table:table-cell>
          <table:table-cell office:value-type="float" office:value="78943625" table:style-name="ce1">
            <text:p>78943625</text:p>
          </table:table-cell>
          <table:table-cell office:value-type="string" table:style-name="ce1">
            <text:p>協助澎湖縣白沙鄉中屯社區發展協會辦理支持風力發電暨103年度廟會民俗敦親睦鄰活動(預計活動時程:2014/10/12)</text:p>
          </table:table-cell>
          <table:table-cell office:value-type="date" office:date-value="2014-10-12T00:00:00" table:style-name="ce2">
            <text:p>2014/10/12</text:p>
          </table:table-cell>
          <table:table-cell office:value-type="date" office:date-value="2014-10-12T00:00:00" table:style-name="ce2">
            <text:p>2014/10/12</text:p>
          </table:table-cell>
          <table:table-cell office:value-type="string" table:style-name="ce1">
            <text:p>澎湖縣白沙鄉</text:p>
          </table:table-cell>
          <table:table-cell office:value-type="float" office:value="76" table:style-name="ce1">
            <text:p>76</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5" table:style-name="ce1">
            <text:p>75</text:p>
          </table:table-cell>
          <table:table-cell office:value-type="date" office:date-value="2014-10-17T00:00:00" table:style-name="ce2">
            <text:p>2014/10/17</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觀摩金門縣基層建設及地方產業活動(預計參訪活動時程:2014/10/30-2014/11/1)</text:p>
          </table:table-cell>
          <table:table-cell office:value-type="date" office:date-value="2014-10-30T00:00:00" table:style-name="ce2">
            <text:p>2014/10/30</text:p>
          </table:table-cell>
          <table:table-cell office:value-type="date" office:date-value="2014-11-01T00:00:00" table:style-name="ce2">
            <text:p>2014/11/1</text:p>
          </table:table-cell>
          <table:table-cell office:value-type="string" table:style-name="ce1">
            <text:p>澎湖縣湖西鄉</text:p>
          </table:table-cell>
          <table:table-cell office:value-type="float" office:value="540" table:style-name="ce1">
            <text:p>540</text:p>
          </table:table-cell>
          <table:table-cell office:value-type="float" office:value="277" table:style-name="ce1">
            <text:p>277</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5" table:style-name="ce1">
            <text:p>75</text:p>
          </table:table-cell>
          <table:table-cell office:value-type="date" office:date-value="2014-09-29T00:00:00" table:style-name="ce2">
            <text:p>2014/9/29</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嘉瑞社區發展協會</text:p>
          </table:table-cell>
          <table:table-cell office:value-type="float" office:value="34902197" table:style-name="ce1">
            <text:p>34902197</text:p>
          </table:table-cell>
          <table:table-cell office:value-type="string" table:style-name="ce1">
            <text:p>協助新北市林口區嘉瑞社區發展協會辦理103年度顯應祖師公文化節暨節能減碳計畫(預計活動時程:2014/10/19~2014/10/20)</text:p>
          </table:table-cell>
          <table:table-cell office:value-type="date" office:date-value="2014-10-19T00:00:00" table:style-name="ce2">
            <text:p>2014/10/19</text:p>
          </table:table-cell>
          <table:table-cell office:value-type="date" office:date-value="2014-10-20T00:00:00" table:style-name="ce2">
            <text:p>2014/10/20</text:p>
          </table:table-cell>
          <table:table-cell office:value-type="string" table:style-name="ce1">
            <text:p>新北市林口區</text:p>
          </table:table-cell>
          <table:table-cell office:value-type="float" office:value="1207" table:style-name="ce1">
            <text:p>1207</text:p>
          </table:table-cell>
          <table:table-cell office:value-type="float" office:value="300" table:style-name="ce1">
            <text:p>3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5" table:style-name="ce1">
            <text:p>75</text:p>
          </table:table-cell>
          <table:table-cell office:value-type="date" office:date-value="2014-10-23T00:00:00" table:style-name="ce2">
            <text:p>2014/10/23</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蘆竹市公所</text:p>
          </table:table-cell>
          <table:table-cell office:value-type="string" table:style-name="ce1">
            <text:p>aa</text:p>
          </table:table-cell>
          <table:table-cell office:value-type="string" table:style-name="ce1">
            <text:p>協助桃園縣蘆竹市公所辦理「蘆竹風力發電站1~8號機組」建廠前置協助金</text:p>
          </table:table-cell>
          <table:table-cell office:value-type="string" table:style-name="ce1">
            <text:p>aa</text:p>
          </table:table-cell>
          <table:table-cell office:value-type="string" table:style-name="ce1">
            <text:p>aa</text:p>
          </table:table-cell>
          <table:table-cell office:value-type="string" table:style-name="ce1">
            <text:p>桃園縣蘆竹市</text:p>
          </table:table-cell>
          <table:table-cell office:value-type="float" office:value="324" table:style-name="ce1">
            <text:p>324</text:p>
          </table:table-cell>
          <table:table-cell office:value-type="float" office:value="324" table:style-name="ce1">
            <text:p>324</text:p>
          </table:table-cell>
          <table:table-cell office:value-type="float" office:value="324" table:style-name="ce1">
            <text:p>324</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5" table:style-name="ce1">
            <text:p>75</text:p>
          </table:table-cell>
          <table:table-cell office:value-type="date" office:date-value="2014-10-23T00:00:00" table:style-name="ce2">
            <text:p>2014/10/23</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政府</text:p>
          </table:table-cell>
          <table:table-cell office:value-type="string" table:style-name="ce1">
            <text:p>aa</text:p>
          </table:table-cell>
          <table:table-cell office:value-type="string" table:style-name="ce1">
            <text:p>協助桃園縣政府辦理「蘆竹風力發電站1~8號機組」建廠前置協助金</text:p>
          </table:table-cell>
          <table:table-cell office:value-type="string" table:style-name="ce1">
            <text:p>aa</text:p>
          </table:table-cell>
          <table:table-cell office:value-type="string" table:style-name="ce1">
            <text:p>aa</text:p>
          </table:table-cell>
          <table:table-cell office:value-type="string" table:style-name="ce1">
            <text:p>桃園縣蘆竹市</text:p>
          </table:table-cell>
          <table:table-cell office:value-type="float" office:value="1080" table:style-name="ce1">
            <text:p>1080</text:p>
          </table:table-cell>
          <table:table-cell office:value-type="float" office:value="1080" table:style-name="ce1">
            <text:p>1080</text:p>
          </table:table-cell>
          <table:table-cell office:value-type="float" office:value="1080" table:style-name="ce1">
            <text:p>108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number-rows-repeated="1048537" table:style-name="ro1">
          <table:table-cell table:number-columns-repeated="16384"/>
        </table:table-row>
      </table:table>
      <table:table table:name="11"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9" table:style-name="ce1">
            <text:p>79</text:p>
          </table:table-cell>
          <table:table-cell office:value-type="date" office:date-value="2012-12-07T00:00:00" table:style-name="ce2">
            <text:p>2012/12/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萬里大橋光廊意象營造</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9001" table:style-name="ce1">
            <text:p>9001</text:p>
          </table:table-cell>
          <table:table-cell office:value-type="float" office:value="9001" table:style-name="ce1">
            <text:p>9001</text:p>
          </table:table-cell>
          <table:table-cell office:value-type="float" office:value="9001" table:style-name="ce1">
            <text:p>9001</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9" table:style-name="ce1">
            <text:p>79</text:p>
          </table:table-cell>
          <table:table-cell office:value-type="date" office:date-value="2012-12-07T00:00:00" table:style-name="ce2">
            <text:p>2012/12/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金包里溪跨橋與自行車道建置</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32459" table:style-name="ce1">
            <text:p>32459</text:p>
          </table:table-cell>
          <table:table-cell office:value-type="float" office:value="32459" table:style-name="ce1">
            <text:p>32459</text:p>
          </table:table-cell>
          <table:table-cell office:value-type="float" office:value="32459" table:style-name="ce1">
            <text:p>32459</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9" table:style-name="ce1">
            <text:p>79</text:p>
          </table:table-cell>
          <table:table-cell office:value-type="date" office:date-value="2012-12-07T00:00:00" table:style-name="ce2">
            <text:p>2012/12/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維納斯婚紗廣場</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6137" table:style-name="ce1">
            <text:p>6137</text:p>
          </table:table-cell>
          <table:table-cell office:value-type="float" office:value="6137" table:style-name="ce1">
            <text:p>6137</text:p>
          </table:table-cell>
          <table:table-cell office:value-type="float" office:value="6137" table:style-name="ce1">
            <text:p>6137</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9" table:style-name="ce1">
            <text:p>79</text:p>
          </table:table-cell>
          <table:table-cell office:value-type="date" office:date-value="2012-12-07T00:00:00" table:style-name="ce2">
            <text:p>2012/12/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金包里溪跨橋與自行車道建置</text:p>
          </table:table-cell>
          <table:table-cell office:value-type="string" table:style-name="ce1">
            <text:p>aa</text:p>
          </table:table-cell>
          <table:table-cell office:value-type="string" table:style-name="ce1">
            <text:p>aa</text:p>
          </table:table-cell>
          <table:table-cell office:value-type="string" table:style-name="ce1">
            <text:p>新北市金山區</text:p>
          </table:table-cell>
          <table:table-cell office:value-type="float" office:value="32459" table:style-name="ce1">
            <text:p>32459</text:p>
          </table:table-cell>
          <table:table-cell office:value-type="float" office:value="32459" table:style-name="ce1">
            <text:p>32459</text:p>
          </table:table-cell>
          <table:table-cell office:value-type="float" office:value="32459" table:style-name="ce1">
            <text:p>32459</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9" table:style-name="ce1">
            <text:p>79</text:p>
          </table:table-cell>
          <table:table-cell office:value-type="date" office:date-value="2012-12-07T00:00:00" table:style-name="ce2">
            <text:p>2012/12/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員潭溪景觀橋周邊景觀改善</text:p>
          </table:table-cell>
          <table:table-cell office:value-type="string" table:style-name="ce1">
            <text:p>aa</text:p>
          </table:table-cell>
          <table:table-cell office:value-type="string" table:style-name="ce1">
            <text:p>aa</text:p>
          </table:table-cell>
          <table:table-cell office:value-type="string" table:style-name="ce1">
            <text:p>新北市金山區</text:p>
          </table:table-cell>
          <table:table-cell office:value-type="float" office:value="3584" table:style-name="ce1">
            <text:p>3584</text:p>
          </table:table-cell>
          <table:table-cell office:value-type="float" office:value="3584" table:style-name="ce1">
            <text:p>3584</text:p>
          </table:table-cell>
          <table:table-cell office:value-type="float" office:value="3584" table:style-name="ce1">
            <text:p>3584</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9" table:style-name="ce1">
            <text:p>79</text:p>
          </table:table-cell>
          <table:table-cell office:value-type="date" office:date-value="2012-12-07T00:00:00" table:style-name="ce2">
            <text:p>2012/12/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水流公候車亭周邊環境改善</text:p>
          </table:table-cell>
          <table:table-cell office:value-type="string" table:style-name="ce1">
            <text:p>aa</text:p>
          </table:table-cell>
          <table:table-cell office:value-type="string" table:style-name="ce1">
            <text:p>aa</text:p>
          </table:table-cell>
          <table:table-cell office:value-type="string" table:style-name="ce1">
            <text:p>新北市石門區</text:p>
          </table:table-cell>
          <table:table-cell office:value-type="float" office:value="6751" table:style-name="ce1">
            <text:p>6751</text:p>
          </table:table-cell>
          <table:table-cell office:value-type="float" office:value="6751" table:style-name="ce1">
            <text:p>6751</text:p>
          </table:table-cell>
          <table:table-cell office:value-type="float" office:value="6751" table:style-name="ce1">
            <text:p>6751</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建物投影光雕營造</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14178" table:style-name="ce1">
            <text:p>14178</text:p>
          </table:table-cell>
          <table:table-cell office:value-type="float" office:value="14178" table:style-name="ce1">
            <text:p>14178</text:p>
          </table:table-cell>
          <table:table-cell office:value-type="float" office:value="14178" table:style-name="ce1">
            <text:p>14178</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野柳隧道妝點彩繪</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8715" table:style-name="ce1">
            <text:p>8715</text:p>
          </table:table-cell>
          <table:table-cell office:value-type="float" office:value="8715" table:style-name="ce1">
            <text:p>8715</text:p>
          </table:table-cell>
          <table:table-cell office:value-type="float" office:value="8715" table:style-name="ce1">
            <text:p>8715</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台2線與北28入口空間營造</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3415" table:style-name="ce1">
            <text:p>3415</text:p>
          </table:table-cell>
          <table:table-cell office:value-type="float" office:value="3415" table:style-name="ce1">
            <text:p>3415</text:p>
          </table:table-cell>
          <table:table-cell office:value-type="float" office:value="3415" table:style-name="ce1">
            <text:p>3415</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萬里老街風貌營造</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10694" table:style-name="ce1">
            <text:p>10694</text:p>
          </table:table-cell>
          <table:table-cell office:value-type="float" office:value="10694" table:style-name="ce1">
            <text:p>10694</text:p>
          </table:table-cell>
          <table:table-cell office:value-type="float" office:value="10694" table:style-name="ce1">
            <text:p>10694</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大坪國小空間營造</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6117" table:style-name="ce1">
            <text:p>6117</text:p>
          </table:table-cell>
          <table:table-cell office:value-type="float" office:value="6117" table:style-name="ce1">
            <text:p>6117</text:p>
          </table:table-cell>
          <table:table-cell office:value-type="float" office:value="6117" table:style-name="ce1">
            <text:p>6117</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公園環境改善</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4090" table:style-name="ce1">
            <text:p>4090</text:p>
          </table:table-cell>
          <table:table-cell office:value-type="float" office:value="4090" table:style-name="ce1">
            <text:p>4090</text:p>
          </table:table-cell>
          <table:table-cell office:value-type="float" office:value="4090" table:style-name="ce1">
            <text:p>409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下寮海灘道路綠美化</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2942" table:style-name="ce1">
            <text:p>2942</text:p>
          </table:table-cell>
          <table:table-cell office:value-type="float" office:value="2942" table:style-name="ce1">
            <text:p>2942</text:p>
          </table:table-cell>
          <table:table-cell office:value-type="float" office:value="2942" table:style-name="ce1">
            <text:p>2942</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社區道路綠廊營造</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3010" table:style-name="ce1">
            <text:p>3010</text:p>
          </table:table-cell>
          <table:table-cell office:value-type="float" office:value="3010" table:style-name="ce1">
            <text:p>3010</text:p>
          </table:table-cell>
          <table:table-cell office:value-type="float" office:value="3010" table:style-name="ce1">
            <text:p>301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萬里區風貌營造計畫─中幅里入口意象營造</text:p>
          </table:table-cell>
          <table:table-cell office:value-type="string" table:style-name="ce1">
            <text:p>aa</text:p>
          </table:table-cell>
          <table:table-cell office:value-type="string" table:style-name="ce1">
            <text:p>aa</text:p>
          </table:table-cell>
          <table:table-cell office:value-type="string" table:style-name="ce1">
            <text:p>新北市萬里區</text:p>
          </table:table-cell>
          <table:table-cell office:value-type="float" office:value="1928" table:style-name="ce1">
            <text:p>1928</text:p>
          </table:table-cell>
          <table:table-cell office:value-type="float" office:value="1928" table:style-name="ce1">
            <text:p>1928</text:p>
          </table:table-cell>
          <table:table-cell office:value-type="float" office:value="1928" table:style-name="ce1">
            <text:p>1928</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大同里溫泉洗衣亭改善</text:p>
          </table:table-cell>
          <table:table-cell office:value-type="string" table:style-name="ce1">
            <text:p>aa</text:p>
          </table:table-cell>
          <table:table-cell office:value-type="string" table:style-name="ce1">
            <text:p>aa</text:p>
          </table:table-cell>
          <table:table-cell office:value-type="string" table:style-name="ce1">
            <text:p>新北市金山區</text:p>
          </table:table-cell>
          <table:table-cell office:value-type="float" office:value="599" table:style-name="ce1">
            <text:p>599</text:p>
          </table:table-cell>
          <table:table-cell office:value-type="float" office:value="599" table:style-name="ce1">
            <text:p>599</text:p>
          </table:table-cell>
          <table:table-cell office:value-type="float" office:value="599" table:style-name="ce1">
            <text:p>599</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綠意溫泉體驗步道</text:p>
          </table:table-cell>
          <table:table-cell office:value-type="string" table:style-name="ce1">
            <text:p>aa</text:p>
          </table:table-cell>
          <table:table-cell office:value-type="string" table:style-name="ce1">
            <text:p>aa</text:p>
          </table:table-cell>
          <table:table-cell office:value-type="string" table:style-name="ce1">
            <text:p>新北市金山區</text:p>
          </table:table-cell>
          <table:table-cell office:value-type="float" office:value="10893" table:style-name="ce1">
            <text:p>10893</text:p>
          </table:table-cell>
          <table:table-cell office:value-type="float" office:value="10893" table:style-name="ce1">
            <text:p>10893</text:p>
          </table:table-cell>
          <table:table-cell office:value-type="float" office:value="10893" table:style-name="ce1">
            <text:p>10893</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台2線主題綠廊綠能意象廊道</text:p>
          </table:table-cell>
          <table:table-cell office:value-type="string" table:style-name="ce1">
            <text:p>aa</text:p>
          </table:table-cell>
          <table:table-cell office:value-type="string" table:style-name="ce1">
            <text:p>aa</text:p>
          </table:table-cell>
          <table:table-cell office:value-type="string" table:style-name="ce1">
            <text:p>新北市金山區</text:p>
          </table:table-cell>
          <table:table-cell office:value-type="float" office:value="7515" table:style-name="ce1">
            <text:p>7515</text:p>
          </table:table-cell>
          <table:table-cell office:value-type="float" office:value="7515" table:style-name="ce1">
            <text:p>7515</text:p>
          </table:table-cell>
          <table:table-cell office:value-type="float" office:value="7515" table:style-name="ce1">
            <text:p>7515</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金山區風貌營造計畫─磺港路擋土牆綠美化</text:p>
          </table:table-cell>
          <table:table-cell office:value-type="string" table:style-name="ce1">
            <text:p>aa</text:p>
          </table:table-cell>
          <table:table-cell office:value-type="string" table:style-name="ce1">
            <text:p>aa</text:p>
          </table:table-cell>
          <table:table-cell office:value-type="string" table:style-name="ce1">
            <text:p>新北市金山區</text:p>
          </table:table-cell>
          <table:table-cell office:value-type="float" office:value="3199" table:style-name="ce1">
            <text:p>3199</text:p>
          </table:table-cell>
          <table:table-cell office:value-type="float" office:value="3199" table:style-name="ce1">
            <text:p>3199</text:p>
          </table:table-cell>
          <table:table-cell office:value-type="float" office:value="3199" table:style-name="ce1">
            <text:p>3199</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濱海主題商街</text:p>
          </table:table-cell>
          <table:table-cell office:value-type="string" table:style-name="ce1">
            <text:p>aa</text:p>
          </table:table-cell>
          <table:table-cell office:value-type="string" table:style-name="ce1">
            <text:p>aa</text:p>
          </table:table-cell>
          <table:table-cell office:value-type="string" table:style-name="ce1">
            <text:p>新北市石門區</text:p>
          </table:table-cell>
          <table:table-cell office:value-type="float" office:value="10694" table:style-name="ce1">
            <text:p>10694</text:p>
          </table:table-cell>
          <table:table-cell office:value-type="float" office:value="10694" table:style-name="ce1">
            <text:p>10694</text:p>
          </table:table-cell>
          <table:table-cell office:value-type="float" office:value="10694" table:style-name="ce1">
            <text:p>10694</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擋土牆美化</text:p>
          </table:table-cell>
          <table:table-cell office:value-type="string" table:style-name="ce1">
            <text:p>aa</text:p>
          </table:table-cell>
          <table:table-cell office:value-type="string" table:style-name="ce1">
            <text:p>aa</text:p>
          </table:table-cell>
          <table:table-cell office:value-type="string" table:style-name="ce1">
            <text:p>新北市石門區</text:p>
          </table:table-cell>
          <table:table-cell office:value-type="float" office:value="7152" table:style-name="ce1">
            <text:p>7152</text:p>
          </table:table-cell>
          <table:table-cell office:value-type="float" office:value="7152" table:style-name="ce1">
            <text:p>7152</text:p>
          </table:table-cell>
          <table:table-cell office:value-type="float" office:value="7152" table:style-name="ce1">
            <text:p>7152</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德茂里聚落活動廣場環境改善</text:p>
          </table:table-cell>
          <table:table-cell office:value-type="string" table:style-name="ce1">
            <text:p>aa</text:p>
          </table:table-cell>
          <table:table-cell office:value-type="string" table:style-name="ce1">
            <text:p>aa</text:p>
          </table:table-cell>
          <table:table-cell office:value-type="string" table:style-name="ce1">
            <text:p>新北市石門區</text:p>
          </table:table-cell>
          <table:table-cell office:value-type="float" office:value="11515" table:style-name="ce1">
            <text:p>11515</text:p>
          </table:table-cell>
          <table:table-cell office:value-type="float" office:value="11515" table:style-name="ce1">
            <text:p>11515</text:p>
          </table:table-cell>
          <table:table-cell office:value-type="float" office:value="11515" table:style-name="ce1">
            <text:p>11515</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9" table:style-name="ce1">
            <text:p>79</text:p>
          </table:table-cell>
          <table:table-cell office:value-type="date" office:date-value="2013-12-06T00:00:00" table:style-name="ce2">
            <text:p>2013/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北19綠廊環境營造</text:p>
          </table:table-cell>
          <table:table-cell office:value-type="string" table:style-name="ce1">
            <text:p>aa</text:p>
          </table:table-cell>
          <table:table-cell office:value-type="string" table:style-name="ce1">
            <text:p>aa</text:p>
          </table:table-cell>
          <table:table-cell office:value-type="string" table:style-name="ce1">
            <text:p>新北市石門區</text:p>
          </table:table-cell>
          <table:table-cell office:value-type="float" office:value="9436" table:style-name="ce1">
            <text:p>9436</text:p>
          </table:table-cell>
          <table:table-cell office:value-type="float" office:value="9436" table:style-name="ce1">
            <text:p>9436</text:p>
          </table:table-cell>
          <table:table-cell office:value-type="float" office:value="9436" table:style-name="ce1">
            <text:p>9436</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卓蘭發電廠</text:p>
          </table:table-cell>
          <table:table-cell office:value-type="string" table:style-name="ce1">
            <text:p>aa</text:p>
          </table:table-cell>
          <table:table-cell office:value-type="string" table:style-name="ce1">
            <text:p>協助卓蘭發電廠辦理台灣電力公司卓蘭發電廠103年關懷卓蘭鎮、泰安鄉弱勢老人公益活動(主動關懷系列活動-弱勢，預計活動時程:2014/12/1-2015/2/17)</text:p>
          </table:table-cell>
          <table:table-cell office:value-type="date" office:date-value="2014-12-01T00:00:00" table:style-name="ce2">
            <text:p>2014/12/1</text:p>
          </table:table-cell>
          <table:table-cell office:value-type="date" office:date-value="2015-02-17T00:00:00" table:style-name="ce2">
            <text:p>2015/2/17</text:p>
          </table:table-cell>
          <table:table-cell office:value-type="string" table:style-name="ce1">
            <text:p>苗栗縣卓蘭鎮</text:p>
          </table:table-cell>
          <table:table-cell office:value-type="float" office:value="169" table:style-name="ce1">
            <text:p>169</text:p>
          </table:table-cell>
          <table:table-cell office:value-type="float" office:value="169" table:style-name="ce1">
            <text:p>169</text:p>
          </table:table-cell>
          <table:table-cell office:value-type="float" office:value="169" table:style-name="ce1">
            <text:p>169</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9" table:style-name="ce1">
            <text:p>79</text:p>
          </table:table-cell>
          <table:table-cell office:value-type="date" office:date-value="2014-11-03T00:00:00" table:style-name="ce2">
            <text:p>2014/11/3</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林口發電廠</text:p>
          </table:table-cell>
          <table:table-cell office:value-type="string" table:style-name="ce1">
            <text:p>aa</text:p>
          </table:table-cell>
          <table:table-cell office:value-type="string" table:style-name="ce1">
            <text:p>協助林口發電廠辦理103年度台電特別助學金關懷菁英學生生活近況暨電力宣導活動(主動關懷系列活動-弱勢:2014/11-12月)</text:p>
          </table:table-cell>
          <table:table-cell office:value-type="date" office:date-value="2014-11-01T00:00:00" table:style-name="ce2">
            <text:p>2014/11/1</text:p>
          </table:table-cell>
          <table:table-cell office:value-type="string" table:style-name="ce1">
            <text:p>2014//12/31</text:p>
          </table:table-cell>
          <table:table-cell office:value-type="string" table:style-name="ce1">
            <text:p>新北市林口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9" table:style-name="ce1">
            <text:p>79</text:p>
          </table:table-cell>
          <table:table-cell office:value-type="date" office:date-value="2014-11-10T00:00:00" table:style-name="ce2">
            <text:p>2014/11/1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p>
          </table:table-cell>
          <table:table-cell office:value-type="string" table:style-name="ce1">
            <text:p>協助南部發電廠辦理103年度台電特別助學金關懷菁英學生生活近況暨電力宣導活動(主動關懷系列活動-弱勢，預計活動時程:2014/12/6)</text:p>
          </table:table-cell>
          <table:table-cell office:value-type="date" office:date-value="2014-12-06T00:00:00" table:style-name="ce2">
            <text:p>2014/12/6</text:p>
          </table:table-cell>
          <table:table-cell office:value-type="date" office:date-value="2014-12-06T00:00:00" table:style-name="ce2">
            <text:p>2014/12/6</text:p>
          </table:table-cell>
          <table:table-cell office:value-type="string" table:style-name="ce1">
            <text:p>高雄市前鎮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9" table:style-name="ce1">
            <text:p>79</text:p>
          </table:table-cell>
          <table:table-cell office:value-type="date" office:date-value="2014-11-19T00:00:00" table:style-name="ce2">
            <text:p>2014/11/1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p>
          </table:table-cell>
          <table:table-cell office:value-type="string" table:style-name="ce1">
            <text:p>協助南部發電廠主動辦理協助103學年度下學期高雄市前鎮區樂群國小排球隊培育訓練計畫(主動關懷系列活動-認養，預計活動時程:2015/1/1-2015/7/31)</text:p>
          </table:table-cell>
          <table:table-cell office:value-type="date" office:date-value="2015-01-01T00:00:00" table:style-name="ce2">
            <text:p>2015/1/1</text:p>
          </table:table-cell>
          <table:table-cell office:value-type="date" office:date-value="2015-07-31T00:00:00" table:style-name="ce2">
            <text:p>2015/7/31</text:p>
          </table:table-cell>
          <table:table-cell office:value-type="string" table:style-name="ce1">
            <text:p>高雄市前鎮區</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9" table:style-name="ce1">
            <text:p>79</text:p>
          </table:table-cell>
          <table:table-cell office:value-type="date" office:date-value="2014-11-18T00:00:00" table:style-name="ce2">
            <text:p>2014/11/18</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立中芸國民中學</text:p>
          </table:table-cell>
          <table:table-cell office:value-type="string" table:style-name="ce1">
            <text:p>aa</text:p>
          </table:table-cell>
          <table:table-cell office:value-type="string" table:style-name="ce1">
            <text:p>協助高雄市立中芸國民中學辦理教學設備改善計畫</text:p>
          </table:table-cell>
          <table:table-cell office:value-type="date" office:date-value="2014-11-20T00:00:00" table:style-name="ce2">
            <text:p>2014/11/20</text:p>
          </table:table-cell>
          <table:table-cell office:value-type="date" office:date-value="2014-12-31T00:00:00" table:style-name="ce2">
            <text:p>2014/12/31</text:p>
          </table:table-cell>
          <table:table-cell office:value-type="string" table:style-name="ce1">
            <text:p>高雄市林園區</text:p>
          </table:table-cell>
          <table:table-cell office:value-type="float" office:value="150" table:style-name="ce1">
            <text:p>150</text:p>
          </table:table-cell>
          <table:table-cell office:value-type="float" office:value="150" table:style-name="ce1">
            <text:p>15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9" table:style-name="ce1">
            <text:p>79</text:p>
          </table:table-cell>
          <table:table-cell office:value-type="date" office:date-value="2014-11-19T00:00:00" table:style-name="ce2">
            <text:p>2014/11/1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大林發電廠</text:p>
          </table:table-cell>
          <table:table-cell office:value-type="string" table:style-name="ce1">
            <text:p>aa</text:p>
          </table:table-cell>
          <table:table-cell office:value-type="string" table:style-name="ce1">
            <text:p>協助大林發電廠辦理認養103學年度下學期高雄市小港區鳳林國小足球隊經費(主動關懷系列活動-認養，預計活動時程:2015/1/1-2015/6/30)</text:p>
          </table:table-cell>
          <table:table-cell office:value-type="date" office:date-value="2015-01-01T00:00:00" table:style-name="ce2">
            <text:p>2015/1/1</text:p>
          </table:table-cell>
          <table:table-cell office:value-type="date" office:date-value="2015-06-30T00:00:00" table:style-name="ce2">
            <text:p>2015/6/30</text:p>
          </table:table-cell>
          <table:table-cell office:value-type="string" table:style-name="ce1">
            <text:p>高雄市小港區</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9" table:style-name="ce1">
            <text:p>79</text:p>
          </table:table-cell>
          <table:table-cell office:value-type="date" office:date-value="2014-10-30T00:00:00" table:style-name="ce2">
            <text:p>2014/10/3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烏林投社區發展協會</text:p>
          </table:table-cell>
          <table:table-cell office:value-type="float" office:value="9562213" table:style-name="ce1">
            <text:p>9562213</text:p>
          </table:table-cell>
          <table:table-cell office:value-type="string" table:style-name="ce1">
            <text:p>協助高雄市永安區烏林投社區發展協會辦理社區綠美化維護及環保衛生活動(預計活動時程:2014/10/30-2014/11/22)</text:p>
          </table:table-cell>
          <table:table-cell office:value-type="date" office:date-value="2014-10-30T00:00:00" table:style-name="ce2">
            <text:p>2014/10/30</text:p>
          </table:table-cell>
          <table:table-cell office:value-type="date" office:date-value="2014-11-22T00:00:00" table:style-name="ce2">
            <text:p>2014/11/22</text:p>
          </table:table-cell>
          <table:table-cell office:value-type="string" table:style-name="ce1">
            <text:p>高雄市永安區</text:p>
          </table:table-cell>
          <table:table-cell office:value-type="float" office:value="69" table:style-name="ce1">
            <text:p>69</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9" table:style-name="ce1">
            <text:p>79</text:p>
          </table:table-cell>
          <table:table-cell office:value-type="date" office:date-value="2014-10-30T00:00:00" table:style-name="ce2">
            <text:p>2014/10/3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蔡文國民小學</text:p>
          </table:table-cell>
          <table:table-cell office:value-type="string" table:style-name="ce1">
            <text:p>aa</text:p>
          </table:table-cell>
          <table:table-cell office:value-type="string" table:style-name="ce1">
            <text:p>協助高雄市路竹區蔡文國民小學辦理103學年度創校12週年校慶暨節約能源宣導實施計畫(預計活動時程:2014/11/22)</text:p>
          </table:table-cell>
          <table:table-cell office:value-type="date" office:date-value="2014-11-22T00:00:00" table:style-name="ce2">
            <text:p>2014/11/22</text:p>
          </table:table-cell>
          <table:table-cell office:value-type="date" office:date-value="2014-11-22T00:00:00" table:style-name="ce2">
            <text:p>2014/11/22</text:p>
          </table:table-cell>
          <table:table-cell office:value-type="string" table:style-name="ce1">
            <text:p>高雄市路竹區</text:p>
          </table:table-cell>
          <table:table-cell office:value-type="float" office:value="208" table:style-name="ce1">
            <text:p>208</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9" table:style-name="ce1">
            <text:p>79</text:p>
          </table:table-cell>
          <table:table-cell office:value-type="date" office:date-value="2014-11-06T00:00:00" table:style-name="ce2">
            <text:p>2014/1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漁會</text:p>
          </table:table-cell>
          <table:table-cell office:value-type="float" office:value="88500607" table:style-name="ce1">
            <text:p>88500607</text:p>
          </table:table-cell>
          <table:table-cell office:value-type="string" table:style-name="ce1">
            <text:p>協助高雄市永安區漁會辦理103年漁業產銷班標竿學習活動(預計參訪活動時程:2014/12/8-2014/12/9)</text:p>
          </table:table-cell>
          <table:table-cell office:value-type="date" office:date-value="2014-12-08T00:00:00" table:style-name="ce2">
            <text:p>2014/12/8</text:p>
          </table:table-cell>
          <table:table-cell office:value-type="date" office:date-value="2014-12-09T00:00:00" table:style-name="ce2">
            <text:p>2014/12/9</text:p>
          </table:table-cell>
          <table:table-cell office:value-type="string" table:style-name="ce1">
            <text:p>高雄市永安區</text:p>
          </table:table-cell>
          <table:table-cell office:value-type="float" office:value="400" table:style-name="ce1">
            <text:p>400</text:p>
          </table:table-cell>
          <table:table-cell office:value-type="float" office:value="80" table:style-name="ce1">
            <text:p>80</text:p>
          </table:table-cell>
          <table:table-cell office:value-type="float" office:value="70" table:style-name="ce1">
            <text:p>7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9" table:style-name="ce1">
            <text:p>79</text:p>
          </table:table-cell>
          <table:table-cell office:value-type="date" office:date-value="2014-11-05T00:00:00" table:style-name="ce2">
            <text:p>2014/11/5</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p>
          </table:table-cell>
          <table:table-cell office:value-type="string" table:style-name="ce1">
            <text:p>協助興達發電廠主動辦理協助103年度高雄市茄萣區成功國小排球隊培育訓練計畫(主動關懷系列活動-認養，預計活動時程:2015/1/1-2015/6/30)</text:p>
          </table:table-cell>
          <table:table-cell office:value-type="date" office:date-value="2015-01-01T00:00:00" table:style-name="ce2">
            <text:p>2015/1/1</text:p>
          </table:table-cell>
          <table:table-cell office:value-type="date" office:date-value="2015-06-30T00:00:00" table:style-name="ce2">
            <text:p>2015/6/30</text:p>
          </table:table-cell>
          <table:table-cell office:value-type="string" table:style-name="ce1">
            <text:p>高雄市茄萣區</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9" table:style-name="ce1">
            <text:p>79</text:p>
          </table:table-cell>
          <table:table-cell office:value-type="date" office:date-value="2014-11-18T00:00:00" table:style-name="ce2">
            <text:p>2014/11/18</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里務協會</text:p>
          </table:table-cell>
          <table:table-cell office:value-type="float" office:value="15747792" table:style-name="ce1">
            <text:p>15747792</text:p>
          </table:table-cell>
          <table:table-cell office:value-type="string" table:style-name="ce1">
            <text:p>協助高雄市茄萣里務協會辦理103年度社區總體營造暨電力參訪活動(預計參訪活動時程:2014/12/14-2014/12/16)</text:p>
          </table:table-cell>
          <table:table-cell office:value-type="date" office:date-value="2014-12-14T00:00:00" table:style-name="ce2">
            <text:p>2014/12/14</text:p>
          </table:table-cell>
          <table:table-cell office:value-type="date" office:date-value="2014-12-16T00:00:00" table:style-name="ce2">
            <text:p>2014/12/16</text:p>
          </table:table-cell>
          <table:table-cell office:value-type="string" table:style-name="ce1">
            <text:p>高雄市茄萣區</text:p>
          </table:table-cell>
          <table:table-cell office:value-type="float" office:value="356" table:style-name="ce1">
            <text:p>356</text:p>
          </table:table-cell>
          <table:table-cell office:value-type="float" office:value="200" table:style-name="ce1">
            <text:p>200</text:p>
          </table:table-cell>
          <table:table-cell office:value-type="float" office:value="180" table:style-name="ce1">
            <text:p>1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9" table:style-name="ce1">
            <text:p>79</text:p>
          </table:table-cell>
          <table:table-cell office:value-type="date" office:date-value="2014-11-21T00:00:00" table:style-name="ce2">
            <text:p>2014/11/2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3年度農政宣導年終歲末聯誼暨能源建設宣導活動(預計活動時程:2014/12/26)</text:p>
          </table:table-cell>
          <table:table-cell office:value-type="date" office:date-value="2014-12-26T00:00:00" table:style-name="ce2">
            <text:p>2014/12/26</text:p>
          </table:table-cell>
          <table:table-cell office:value-type="date" office:date-value="2014-12-26T00:00:00" table:style-name="ce2">
            <text:p>2014/12/26</text:p>
          </table:table-cell>
          <table:table-cell office:value-type="string" table:style-name="ce1">
            <text:p>高雄市路竹區</text:p>
          </table:table-cell>
          <table:table-cell office:value-type="float" office:value="60" table:style-name="ce1">
            <text:p>60</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9" table:style-name="ce1">
            <text:p>79</text:p>
          </table:table-cell>
          <table:table-cell office:value-type="date" office:date-value="2014-11-21T00:00:00" table:style-name="ce2">
            <text:p>2014/11/2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中華民國婦女聯合會高雄市分會永安區支會</text:p>
          </table:table-cell>
          <table:table-cell office:value-type="float" office:value="9578186" table:style-name="ce1">
            <text:p>9578186</text:p>
          </table:table-cell>
          <table:table-cell office:value-type="string" table:style-name="ce1">
            <text:p>協助中華民國婦女聯合會高雄市分會永安區支會辦理關懷弱勢暨節能減碳宣導活動(預計活動時程:2014/11/30)</text:p>
          </table:table-cell>
          <table:table-cell office:value-type="date" office:date-value="2014-11-30T00:00:00" table:style-name="ce2">
            <text:p>2014/11/30</text:p>
          </table:table-cell>
          <table:table-cell office:value-type="date" office:date-value="2014-11-30T00:00:00" table:style-name="ce2">
            <text:p>2014/11/30</text:p>
          </table:table-cell>
          <table:table-cell office:value-type="string" table:style-name="ce1">
            <text:p>高雄市永安區</text:p>
          </table:table-cell>
          <table:table-cell office:value-type="float" office:value="206" table:style-name="ce1">
            <text:p>206</text:p>
          </table:table-cell>
          <table:table-cell office:value-type="float" office:value="150" table:style-name="ce1">
            <text:p>150</text:p>
          </table:table-cell>
          <table:table-cell office:value-type="float" office:value="120" table:style-name="ce1">
            <text:p>12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9" table:style-name="ce1">
            <text:p>79</text:p>
          </table:table-cell>
          <table:table-cell office:value-type="date" office:date-value="2014-10-29T00:00:00" table:style-name="ce2">
            <text:p>2014/10/29</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漁會</text:p>
          </table:table-cell>
          <table:table-cell office:value-type="float" office:value="37181502" table:style-name="ce1">
            <text:p>37181502</text:p>
          </table:table-cell>
          <table:table-cell office:value-type="string" table:style-name="ce1">
            <text:p>協助新北市金山區漁會辦理金山區漁會磺港漁港整網場整修工程</text:p>
          </table:table-cell>
          <table:table-cell office:value-type="date" office:date-value="2014-10-01T00:00:00" table:style-name="ce2">
            <text:p>2014/10/1</text:p>
          </table:table-cell>
          <table:table-cell office:value-type="date" office:date-value="2014-12-31T00:00:00" table:style-name="ce2">
            <text:p>2014/12/31</text:p>
          </table:table-cell>
          <table:table-cell office:value-type="string" table:style-name="ce1">
            <text:p>新北市金山區</text:p>
          </table:table-cell>
          <table:table-cell office:value-type="float" office:value="280" table:style-name="ce1">
            <text:p>280</text:p>
          </table:table-cell>
          <table:table-cell office:value-type="float" office:value="252" table:style-name="ce1">
            <text:p>252</text:p>
          </table:table-cell>
          <table:table-cell office:value-type="float" office:value="250" table:style-name="ce1">
            <text:p>2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9" table:style-name="ce1">
            <text:p>79</text:p>
          </table:table-cell>
          <table:table-cell office:value-type="date" office:date-value="2014-11-04T00:00:00" table:style-name="ce2">
            <text:p>2014/11/4</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漁會</text:p>
          </table:table-cell>
          <table:table-cell office:value-type="float" office:value="37181502" table:style-name="ce1">
            <text:p>37181502</text:p>
          </table:table-cell>
          <table:table-cell office:value-type="string" table:style-name="ce1">
            <text:p>協助新北市金山區漁會辦理金山區漁會漁民教育中心設備工程</text:p>
          </table:table-cell>
          <table:table-cell office:value-type="date" office:date-value="2014-10-01T00:00:00" table:style-name="ce2">
            <text:p>2014/10/1</text:p>
          </table:table-cell>
          <table:table-cell office:value-type="date" office:date-value="2014-12-31T00:00:00" table:style-name="ce2">
            <text:p>2014/12/31</text:p>
          </table:table-cell>
          <table:table-cell office:value-type="string" table:style-name="ce1">
            <text:p>新北市金山區</text:p>
          </table:table-cell>
          <table:table-cell office:value-type="float" office:value="275" table:style-name="ce1">
            <text:p>275</text:p>
          </table:table-cell>
          <table:table-cell office:value-type="float" office:value="248" table:style-name="ce1">
            <text:p>248</text:p>
          </table:table-cell>
          <table:table-cell office:value-type="float" office:value="240" table:style-name="ce1">
            <text:p>24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9" table:style-name="ce1">
            <text:p>79</text:p>
          </table:table-cell>
          <table:table-cell office:value-type="date" office:date-value="2014-10-28T00:00:00" table:style-name="ce2">
            <text:p>2014/10/28</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一核能發電廠</text:p>
          </table:table-cell>
          <table:table-cell office:value-type="string" table:style-name="ce1">
            <text:p>aa</text:p>
          </table:table-cell>
          <table:table-cell office:value-type="string" table:style-name="ce1">
            <text:p>協助第一核能發電廠辦理103年度協助石門區獨居老人住家環境清理活動(主動關懷系列活動-弱勢，預計活動時程:2014/12/31-2015/1/31)</text:p>
          </table:table-cell>
          <table:table-cell office:value-type="date" office:date-value="2014-12-31T00:00:00" table:style-name="ce2">
            <text:p>2014/12/31</text:p>
          </table:table-cell>
          <table:table-cell office:value-type="date" office:date-value="2015-01-31T00:00:00" table:style-name="ce2">
            <text:p>2015/1/31</text:p>
          </table:table-cell>
          <table:table-cell office:value-type="string" table:style-name="ce1">
            <text:p>新北市石門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9" table:style-name="ce1">
            <text:p>79</text:p>
          </table:table-cell>
          <table:table-cell office:value-type="date" office:date-value="2014-11-13T00:00:00" table:style-name="ce2">
            <text:p>2014/11/13</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協和愛鄉文化協進會</text:p>
          </table:table-cell>
          <table:table-cell office:value-type="float" office:value="41180786" table:style-name="ce1">
            <text:p>41180786</text:p>
          </table:table-cell>
          <table:table-cell office:value-type="string" table:style-name="ce1">
            <text:p>協助基隆市協和愛鄉文化協進會辦理協安宮海尾謝平安活動(預計活動時程:2014/11/27)</text:p>
          </table:table-cell>
          <table:table-cell office:value-type="date" office:date-value="2014-11-27T00:00:00" table:style-name="ce2">
            <text:p>2014/11/27</text:p>
          </table:table-cell>
          <table:table-cell office:value-type="date" office:date-value="2014-11-27T00:00:00" table:style-name="ce2">
            <text:p>2014/11/27</text:p>
          </table:table-cell>
          <table:table-cell office:value-type="string" table:style-name="ce1">
            <text:p>基隆市中山區</text:p>
          </table:table-cell>
          <table:table-cell office:value-type="float" office:value="190" table:style-name="ce1">
            <text:p>190</text:p>
          </table:table-cell>
          <table:table-cell office:value-type="float" office:value="140" table:style-name="ce1">
            <text:p>140</text:p>
          </table:table-cell>
          <table:table-cell office:value-type="float" office:value="120" table:style-name="ce1">
            <text:p>12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9" table:style-name="ce1">
            <text:p>79</text:p>
          </table:table-cell>
          <table:table-cell office:value-type="date" office:date-value="2014-11-18T00:00:00" table:style-name="ce2">
            <text:p>2014/11/18</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七堵區瑪西社區發展協會</text:p>
          </table:table-cell>
          <table:table-cell office:value-type="float" office:value="13529238" table:style-name="ce1">
            <text:p>13529238</text:p>
          </table:table-cell>
          <table:table-cell office:value-type="string" table:style-name="ce1">
            <text:p>協助基隆市七堵區瑪西社區發展協會辦理103年敬老尊賢活動(預計活動時程:2014/11/10-2014/12/31)</text:p>
          </table:table-cell>
          <table:table-cell office:value-type="date" office:date-value="2014-11-10T00:00:00" table:style-name="ce2">
            <text:p>2014/11/10</text:p>
          </table:table-cell>
          <table:table-cell office:value-type="date" office:date-value="2014-12-31T00:00:00" table:style-name="ce2">
            <text:p>2014/12/31</text:p>
          </table:table-cell>
          <table:table-cell office:value-type="string" table:style-name="ce1">
            <text:p>基隆市七堵區</text:p>
          </table:table-cell>
          <table:table-cell office:value-type="float" office:value="101" table:style-name="ce1">
            <text:p>10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9" table:style-name="ce1">
            <text:p>79</text:p>
          </table:table-cell>
          <table:table-cell office:value-type="date" office:date-value="2014-11-04T00:00:00" table:style-name="ce2">
            <text:p>2014/11/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苑裡鎮立游泳池兒童戶外池電動遮陽網設施工程</text:p>
          </table:table-cell>
          <table:table-cell office:value-type="string" table:style-name="ce1">
            <text:p>aa</text:p>
          </table:table-cell>
          <table:table-cell office:value-type="string" table:style-name="ce1">
            <text:p>aa</text:p>
          </table:table-cell>
          <table:table-cell office:value-type="string" table:style-name="ce1">
            <text:p>苗栗縣苑裡鎮</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9" table:style-name="ce1">
            <text:p>79</text:p>
          </table:table-cell>
          <table:table-cell office:value-type="date" office:date-value="2014-10-28T00:00:00" table:style-name="ce2">
            <text:p>2014/10/2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苑東社區發展協會</text:p>
          </table:table-cell>
          <table:table-cell office:value-type="string" table:style-name="ce1">
            <text:p>aa</text:p>
          </table:table-cell>
          <table:table-cell office:value-type="string" table:style-name="ce1">
            <text:p>協助苗栗縣苑裡鎮苑東社區發展協會辦理103年度「社區防止詐騙、正確用藥暨宣導節約用電、節能減碳」活動(預計活動時程:2014/11/10)</text:p>
          </table:table-cell>
          <table:table-cell office:value-type="date" office:date-value="2014-11-10T00:00:00" table:style-name="ce2">
            <text:p>2014/11/10</text:p>
          </table:table-cell>
          <table:table-cell office:value-type="date" office:date-value="2014-11-10T00:00:00" table:style-name="ce2">
            <text:p>2014/11/10</text:p>
          </table:table-cell>
          <table:table-cell office:value-type="string" table:style-name="ce1">
            <text:p>苗栗縣苑裡鎮</text:p>
          </table:table-cell>
          <table:table-cell office:value-type="float" office:value="128" table:style-name="ce1">
            <text:p>128</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9" table:style-name="ce1">
            <text:p>79</text:p>
          </table:table-cell>
          <table:table-cell office:value-type="date" office:date-value="2014-10-27T00:00:00" table:style-name="ce2">
            <text:p>2014/10/27</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林森國民小學</text:p>
          </table:table-cell>
          <table:table-cell office:value-type="string" table:style-name="ce1">
            <text:p>aa</text:p>
          </table:table-cell>
          <table:table-cell office:value-type="string" table:style-name="ce1">
            <text:p>協助苗栗縣苑裡鎮林森國民小學辦理103學年度校慶暨社區節能減碳聯合運動大會(預計活動時程:2014/11/15)</text:p>
          </table:table-cell>
          <table:table-cell office:value-type="date" office:date-value="2014-11-15T00:00:00" table:style-name="ce2">
            <text:p>2014/11/15</text:p>
          </table:table-cell>
          <table:table-cell office:value-type="date" office:date-value="2014-11-15T00:00:00" table:style-name="ce2">
            <text:p>2014/11/15</text:p>
          </table:table-cell>
          <table:table-cell office:value-type="string" table:style-name="ce1">
            <text:p>苗栗縣苑裡鎮</text:p>
          </table:table-cell>
          <table:table-cell office:value-type="float" office:value="292" table:style-name="ce1">
            <text:p>292</text:p>
          </table:table-cell>
          <table:table-cell office:value-type="float" office:value="261" table:style-name="ce1">
            <text:p>261</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9" table:style-name="ce1">
            <text:p>79</text:p>
          </table:table-cell>
          <table:table-cell office:value-type="date" office:date-value="2014-11-05T00:00:00" table:style-name="ce2">
            <text:p>2014/11/5</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五福國民小學</text:p>
          </table:table-cell>
          <table:table-cell office:value-type="string" table:style-name="ce1">
            <text:p>aa</text:p>
          </table:table-cell>
          <table:table-cell office:value-type="string" table:style-name="ce1">
            <text:p>協助苗栗縣通霄鎮五福國民小學辦理苗栗縣五福國民小學暨五南五北社區親子運動會(預計活動時程:2014/11/8)</text:p>
          </table:table-cell>
          <table:table-cell office:value-type="date" office:date-value="2014-11-08T00:00:00" table:style-name="ce2">
            <text:p>2014/11/8</text:p>
          </table:table-cell>
          <table:table-cell office:value-type="date" office:date-value="2014-11-08T00:00:00" table:style-name="ce2">
            <text:p>2014/11/8</text:p>
          </table:table-cell>
          <table:table-cell office:value-type="string" table:style-name="ce1">
            <text:p>苗栗縣通霄鎮</text:p>
          </table:table-cell>
          <table:table-cell office:value-type="float" office:value="122" table:style-name="ce1">
            <text:p>122</text:p>
          </table:table-cell>
          <table:table-cell office:value-type="float" office:value="122" table:style-name="ce1">
            <text:p>122</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9" table:style-name="ce1">
            <text:p>79</text:p>
          </table:table-cell>
          <table:table-cell office:value-type="date" office:date-value="2014-10-27T00:00:00" table:style-name="ce2">
            <text:p>2014/10/27</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沙鹿區農會</text:p>
          </table:table-cell>
          <table:table-cell office:value-type="float" office:value="56108405" table:style-name="ce1">
            <text:p>56108405</text:p>
          </table:table-cell>
          <table:table-cell office:value-type="string" table:style-name="ce1">
            <text:p>協助臺中市沙鹿區農會辦理103年冬季綠肥(油菜)栽培計畫及電力宣導活動(預計活動時程:2014/11/1-2014/12/31)</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臺中市沙鹿區</text:p>
          </table:table-cell>
          <table:table-cell office:value-type="float" office:value="500" table:style-name="ce1">
            <text:p>500</text:p>
          </table:table-cell>
          <table:table-cell office:value-type="float" office:value="200" table:style-name="ce1">
            <text:p>200</text:p>
          </table:table-cell>
          <table:table-cell office:value-type="float" office:value="160" table:style-name="ce1">
            <text:p>16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9" table:style-name="ce1">
            <text:p>79</text:p>
          </table:table-cell>
          <table:table-cell office:value-type="date" office:date-value="2014-11-06T00:00:00" table:style-name="ce2">
            <text:p>2014/1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青溪文藝學會</text:p>
          </table:table-cell>
          <table:table-cell office:value-type="float" office:value="19266129" table:style-name="ce1">
            <text:p>19266129</text:p>
          </table:table-cell>
          <table:table-cell office:value-type="string" table:style-name="ce1">
            <text:p>協助臺中市青溪文藝學會辦理2014會員聯展配合節約用電宣導活動(預計活動時程:2014/11/7-2014/12/7)</text:p>
          </table:table-cell>
          <table:table-cell office:value-type="date" office:date-value="2014-11-07T00:00:00" table:style-name="ce2">
            <text:p>2014/11/7</text:p>
          </table:table-cell>
          <table:table-cell office:value-type="date" office:date-value="2014-12-07T00:00:00" table:style-name="ce2">
            <text:p>2014/12/7</text:p>
          </table:table-cell>
          <table:table-cell office:value-type="string" table:style-name="ce1">
            <text:p>臺中市清水區</text:p>
          </table:table-cell>
          <table:table-cell office:value-type="float" office:value="323" table:style-name="ce1">
            <text:p>323</text:p>
          </table:table-cell>
          <table:table-cell office:value-type="float" office:value="140" table:style-name="ce1">
            <text:p>140</text:p>
          </table:table-cell>
          <table:table-cell office:value-type="float" office:value="140" table:style-name="ce1">
            <text:p>1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9" table:style-name="ce1">
            <text:p>79</text:p>
          </table:table-cell>
          <table:table-cell office:value-type="date" office:date-value="2014-11-11T00:00:00" table:style-name="ce2">
            <text:p>2014/11/11</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103年度台電特別助學金關懷菁英學生生活近況暨電力宣導活動(主動關懷系列活動-弱勢，預計活動時程:2014/11/22)</text:p>
          </table:table-cell>
          <table:table-cell office:value-type="date" office:date-value="2014-11-22T00:00:00" table:style-name="ce2">
            <text:p>2014/11/22</text:p>
          </table:table-cell>
          <table:table-cell office:value-type="date" office:date-value="2014-11-22T00:00:00" table:style-name="ce2">
            <text:p>2014/11/22</text:p>
          </table:table-cell>
          <table:table-cell office:value-type="string" table:style-name="ce1">
            <text:p>臺中市龍井區</text:p>
          </table:table-cell>
          <table:table-cell office:value-type="float" office:value="500" table:style-name="ce1">
            <text:p>500</text:p>
          </table:table-cell>
          <table:table-cell office:value-type="float" office:value="200" table:style-name="ce1">
            <text:p>200</text:p>
          </table:table-cell>
          <table:table-cell office:value-type="float" office:value="300" table:style-name="ce1">
            <text:p>3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9" table:style-name="ce1">
            <text:p>79</text:p>
          </table:table-cell>
          <table:table-cell office:value-type="date" office:date-value="2014-09-25T00:00:00" table:style-name="ce2">
            <text:p>2014/9/25</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桃園縣新屋鄉主要及市區道路綠色能源LED路燈改善工程</text:p>
          </table:table-cell>
          <table:table-cell office:value-type="string" table:style-name="ce1">
            <text:p>aa</text:p>
          </table:table-cell>
          <table:table-cell office:value-type="string" table:style-name="ce1">
            <text:p>aa</text:p>
          </table:table-cell>
          <table:table-cell office:value-type="string" table:style-name="ce1">
            <text:p>桃園縣新屋鄉</text:p>
          </table:table-cell>
          <table:table-cell office:value-type="float" office:value="17804" table:style-name="ce1">
            <text:p>17804</text:p>
          </table:table-cell>
          <table:table-cell office:value-type="float" office:value="16024" table:style-name="ce1">
            <text:p>16024</text:p>
          </table:table-cell>
          <table:table-cell office:value-type="float" office:value="3000" table:style-name="ce1">
            <text:p>3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9" table:style-name="ce1">
            <text:p>79</text:p>
          </table:table-cell>
          <table:table-cell office:value-type="date" office:date-value="2014-11-18T00:00:00" table:style-name="ce2">
            <text:p>2014/11/18</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103年度歲末睦鄰及業務溝通活動(預計活動時程:104年農曆年前)</text:p>
          </table:table-cell>
          <table:table-cell office:value-type="string" table:style-name="ce1">
            <text:p>aa</text:p>
          </table:table-cell>
          <table:table-cell office:value-type="string" table:style-name="ce1">
            <text:p>aa</text:p>
          </table:table-cell>
          <table:table-cell office:value-type="string" table:style-name="ce1">
            <text:p>桃園縣觀音鄉</text:p>
          </table:table-cell>
          <table:table-cell office:value-type="float" office:value="250" table:style-name="ce1">
            <text:p>250</text:p>
          </table:table-cell>
          <table:table-cell office:value-type="float" office:value="250" table:style-name="ce1">
            <text:p>250</text:p>
          </table:table-cell>
          <table:table-cell office:value-type="float" office:value="195" table:style-name="ce1">
            <text:p>19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9" table:style-name="ce1">
            <text:p>79</text:p>
          </table:table-cell>
          <table:table-cell office:value-type="date" office:date-value="2014-11-14T00:00:00" table:style-name="ce2">
            <text:p>2014/11/14</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做菜繭迎冬至活動暨顯濟殿建醮祈福法會(預計活動時程:2014/12/21-2015/1/21)</text:p>
          </table:table-cell>
          <table:table-cell office:value-type="date" office:date-value="2014-12-21T00:00:00" table:style-name="ce2">
            <text:p>2014/12/21</text:p>
          </table:table-cell>
          <table:table-cell office:value-type="date" office:date-value="2015-01-21T00:00:00" table:style-name="ce2">
            <text:p>2015/1/21</text:p>
          </table:table-cell>
          <table:table-cell office:value-type="string" table:style-name="ce1">
            <text:p>澎湖縣湖西鄉</text:p>
          </table:table-cell>
          <table:table-cell office:value-type="float" office:value="290" table:style-name="ce1">
            <text:p>290</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9" table:style-name="ce1">
            <text:p>79</text:p>
          </table:table-cell>
          <table:table-cell office:value-type="date" office:date-value="2014-11-18T00:00:00" table:style-name="ce2">
            <text:p>2014/11/18</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淡水區漁會</text:p>
          </table:table-cell>
          <table:table-cell office:value-type="float" office:value="33779326" table:style-name="ce1">
            <text:p>33779326</text:p>
          </table:table-cell>
          <table:table-cell office:value-type="string" table:style-name="ce1">
            <text:p>協助新北市淡水區漁會辦理淡水假日鮮魚市集暨資源保育推廣活動(預計活動時程:2014/12)</text:p>
          </table:table-cell>
          <table:table-cell office:value-type="date" office:date-value="2014-12-01T00:00:00" table:style-name="ce2">
            <text:p>2014/12/1</text:p>
          </table:table-cell>
          <table:table-cell office:value-type="date" office:date-value="2014-12-31T00:00:00" table:style-name="ce2">
            <text:p>2014/12/31</text:p>
          </table:table-cell>
          <table:table-cell office:value-type="string" table:style-name="ce1">
            <text:p>新北市淡水區</text:p>
          </table:table-cell>
          <table:table-cell office:value-type="float" office:value="250" table:style-name="ce1">
            <text:p>250</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number-rows-repeated="1048523" table:style-name="ro1">
          <table:table-cell table:number-columns-repeated="16384"/>
        </table:table-row>
      </table:table>
      <table:table table:name="12" table:style-name="ta1">
        <table:table-column table:style-name="co1" table:number-columns-repeated="2" table:default-cell-style-name="ce1"/>
        <table:table-column table:style-name="co12" table:default-cell-style-name="ce1"/>
        <table:table-column table:style-name="co1" table:number-columns-repeated="16381"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核能發電處</text:p>
          </table:table-cell>
          <table:table-cell office:value-type="string" table:style-name="ce1">
            <text:p>aa</text:p>
          </table:table-cell>
          <table:table-cell office:value-type="string" table:style-name="ce1">
            <text:p>協助核能發電處辦理石門區風貌營造計畫—石門區體育館立面美化(增撥)</text:p>
          </table:table-cell>
          <table:table-cell office:value-type="string" table:style-name="ce1">
            <text:p>aa</text:p>
          </table:table-cell>
          <table:table-cell office:value-type="string" table:style-name="ce1">
            <text:p>aa</text:p>
          </table:table-cell>
          <table:table-cell office:value-type="string" table:style-name="ce1">
            <text:p>新北市石門區</text:p>
          </table:table-cell>
          <table:table-cell office:value-type="float" office:value="4922" table:style-name="ce1">
            <text:p>4922</text:p>
          </table:table-cell>
          <table:table-cell office:value-type="float" office:value="4922" table:style-name="ce1">
            <text:p>4922</text:p>
          </table:table-cell>
          <table:table-cell office:value-type="float" office:value="4922" table:style-name="ce1">
            <text:p>4922</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9" table:style-name="ce1">
            <text:p>79</text:p>
          </table:table-cell>
          <table:table-cell office:value-type="date" office:date-value="2014-12-01T00:00:00" table:style-name="ce2">
            <text:p>2014/12/1</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大觀發電廠</text:p>
          </table:table-cell>
          <table:table-cell office:value-type="string" table:style-name="ce1">
            <text:p>aa</text:p>
          </table:table-cell>
          <table:table-cell office:value-type="string" table:style-name="ce1">
            <text:p>協助大觀發電廠辦理認養南投縣水里鄉水里國民中學籃球隊(主動關懷系列活動-認養，預計活動時程:2015/2/24-2015/7/31)</text:p>
          </table:table-cell>
          <table:table-cell office:value-type="date" office:date-value="2015-02-24T00:00:00" table:style-name="ce2">
            <text:p>2015/2/24</text:p>
          </table:table-cell>
          <table:table-cell office:value-type="date" office:date-value="2015-07-31T00:00:00" table:style-name="ce2">
            <text:p>2015/7/31</text:p>
          </table:table-cell>
          <table:table-cell office:value-type="string" table:style-name="ce1">
            <text:p>南投縣水里鄉</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9" table:style-name="ce1">
            <text:p>79</text:p>
          </table:table-cell>
          <table:table-cell office:value-type="date" office:date-value="2014-12-01T00:00:00" table:style-name="ce2">
            <text:p>2014/12/1</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郡坑國民小學</text:p>
          </table:table-cell>
          <table:table-cell office:value-type="string" table:style-name="ce1">
            <text:p>aa</text:p>
          </table:table-cell>
          <table:table-cell office:value-type="string" table:style-name="ce1">
            <text:p>協助南投縣水里鄉郡坑國民小學辦理郡坑國小建置校園英語教學設備</text:p>
          </table:table-cell>
          <table:table-cell office:value-type="date" office:date-value="2014-12-01T00:00:00" table:style-name="ce2">
            <text:p>2014/12/1</text:p>
          </table:table-cell>
          <table:table-cell office:value-type="date" office:date-value="2015-08-31T00:00:00" table:style-name="ce2">
            <text:p>2015/8/31</text:p>
          </table:table-cell>
          <table:table-cell office:value-type="string" table:style-name="ce1">
            <text:p>南投縣水里鄉</text:p>
          </table:table-cell>
          <table:table-cell office:value-type="float" office:value="80" table:style-name="ce1">
            <text:p>80</text:p>
          </table:table-cell>
          <table:table-cell office:value-type="float" office:value="72" table:style-name="ce1">
            <text:p>72</text:p>
          </table:table-cell>
          <table:table-cell office:value-type="float" office:value="70" table:style-name="ce1">
            <text:p>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水里國民小學</text:p>
          </table:table-cell>
          <table:table-cell office:value-type="string" table:style-name="ce1">
            <text:p>aa</text:p>
          </table:table-cell>
          <table:table-cell office:value-type="string" table:style-name="ce1">
            <text:p>協助南投縣水里鄉水里國民小學辦理中小學互動案─電力醫生周邊健檢之後續缺失改善工程(主動關懷系列-互動，預計施行時程:2014/12/10-2015/5/31)</text:p>
          </table:table-cell>
          <table:table-cell office:value-type="date" office:date-value="2014-12-10T00:00:00" table:style-name="ce2">
            <text:p>2014/12/10</text:p>
          </table:table-cell>
          <table:table-cell office:value-type="date" office:date-value="2015-05-31T00:00:00" table:style-name="ce2">
            <text:p>2015/5/31</text:p>
          </table:table-cell>
          <table:table-cell office:value-type="string" table:style-name="ce1">
            <text:p>南投縣水里鄉</text:p>
          </table:table-cell>
          <table:table-cell office:value-type="float" office:value="88" table:style-name="ce1">
            <text:p>88</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9" table:style-name="ce1">
            <text:p>79</text:p>
          </table:table-cell>
          <table:table-cell office:value-type="date" office:date-value="2014-12-03T00:00:00" table:style-name="ce2">
            <text:p>2014/12/3</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明潭發電廠</text:p>
          </table:table-cell>
          <table:table-cell office:value-type="string" table:style-name="ce1">
            <text:p>aa</text:p>
          </table:table-cell>
          <table:table-cell office:value-type="string" table:style-name="ce1">
            <text:p>協助明潭發電廠辦理認養南投縣水里鄉水里國民小學籃球隊(103學年度下學期)(主動關懷系列活動-認養，預計活動時程:2015/1/1-2015/7/31)</text:p>
          </table:table-cell>
          <table:table-cell office:value-type="date" office:date-value="2015-01-01T00:00:00" table:style-name="ce2">
            <text:p>2015/1/1</text:p>
          </table:table-cell>
          <table:table-cell office:value-type="date" office:date-value="2015-07-31T00:00:00" table:style-name="ce2">
            <text:p>2015/7/31</text:p>
          </table:table-cell>
          <table:table-cell office:value-type="string" table:style-name="ce1">
            <text:p>南投縣水里鄉</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秀林鄉銅門村、富世村、和平村點一盞燈經費(主動關懷系列-弱勢，預計施行時程:2015/1/15-2015/3/30)</text:p>
          </table:table-cell>
          <table:table-cell office:value-type="date" office:date-value="2015-01-15T00:00:00" table:style-name="ce2">
            <text:p>2015/1/15</text:p>
          </table:table-cell>
          <table:table-cell office:value-type="string" table:style-name="ce1">
            <text:p>2015/30/30</text:p>
          </table:table-cell>
          <table:table-cell office:value-type="string" table:style-name="ce1">
            <text:p>花蓮縣秀林鄉</text:p>
          </table:table-cell>
          <table:table-cell office:value-type="float" office:value="44" table:style-name="ce1">
            <text:p>44</text:p>
          </table:table-cell>
          <table:table-cell office:value-type="float" office:value="44" table:style-name="ce1">
            <text:p>44</text:p>
          </table:table-cell>
          <table:table-cell office:value-type="float" office:value="44" table:style-name="ce1">
            <text:p>4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9" table:style-name="ce1">
            <text:p>79</text:p>
          </table:table-cell>
          <table:table-cell office:value-type="date" office:date-value="2014-12-05T00:00:00" table:style-name="ce2">
            <text:p>2014/12/5</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東部發電廠</text:p>
          </table:table-cell>
          <table:table-cell office:value-type="string" table:style-name="ce1">
            <text:p>aa</text:p>
          </table:table-cell>
          <table:table-cell office:value-type="string" table:style-name="ce1">
            <text:p>協助東部發電廠辦理認養103下半學年度宜蘭縣澳花國小足球隊經費(主動關懷系列活動-認養，預計活動時程:2015/1/1-2015/6/30)</text:p>
          </table:table-cell>
          <table:table-cell office:value-type="date" office:date-value="2015-01-01T00:00:00" table:style-name="ce2">
            <text:p>2015/1/1</text:p>
          </table:table-cell>
          <table:table-cell office:value-type="date" office:date-value="2015-06-30T00:00:00" table:style-name="ce2">
            <text:p>2015/6/30</text:p>
          </table:table-cell>
          <table:table-cell office:value-type="string" table:style-name="ce1">
            <text:p>宜蘭縣澳花村</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9" table:style-name="ce1">
            <text:p>79</text:p>
          </table:table-cell>
          <table:table-cell office:value-type="date" office:date-value="2014-12-15T00:00:00" table:style-name="ce2">
            <text:p>2014/12/15</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立霧溪文化發展協會</text:p>
          </table:table-cell>
          <table:table-cell office:value-type="float" office:value="10619170" table:style-name="ce1">
            <text:p>10619170</text:p>
          </table:table-cell>
          <table:table-cell office:value-type="string" table:style-name="ce1">
            <text:p>協助花蓮縣秀林鄉立霧溪文化發展協會辦理2014花蓮縣秀林鄉富世村歲末送暖聯歡晚會(預計活動時程:2014/12/27)</text:p>
          </table:table-cell>
          <table:table-cell office:value-type="date" office:date-value="2014-12-27T00:00:00" table:style-name="ce2">
            <text:p>2014/12/27</text:p>
          </table:table-cell>
          <table:table-cell office:value-type="date" office:date-value="2014-12-27T00:00:00" table:style-name="ce2">
            <text:p>2014/12/27</text:p>
          </table:table-cell>
          <table:table-cell office:value-type="string" table:style-name="ce1">
            <text:p>花蓮縣秀林鄉</text:p>
          </table:table-cell>
          <table:table-cell office:value-type="float" office:value="220" table:style-name="ce1">
            <text:p>220</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9" table:style-name="ce1">
            <text:p>79</text:p>
          </table:table-cell>
          <table:table-cell office:value-type="date" office:date-value="2014-11-27T00:00:00" table:style-name="ce2">
            <text:p>2014/11/27</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大甲溪發電廠</text:p>
          </table:table-cell>
          <table:table-cell office:value-type="string" table:style-name="ce1">
            <text:p>aa</text:p>
          </table:table-cell>
          <table:table-cell office:value-type="string" table:style-name="ce1">
            <text:p>協助大甲溪發電廠辦理活力、和平、幸福餐-和平國中愛心早餐(主動關懷系列活動-弱勢，預計活動時程:2014/12/10-2015/7/31)</text:p>
          </table:table-cell>
          <table:table-cell office:value-type="date" office:date-value="2014-12-10T00:00:00" table:style-name="ce2">
            <text:p>2014/12/10</text:p>
          </table:table-cell>
          <table:table-cell office:value-type="date" office:date-value="2015-07-31T00:00:00" table:style-name="ce2">
            <text:p>2015/7/31</text:p>
          </table:table-cell>
          <table:table-cell office:value-type="string" table:style-name="ce1">
            <text:p>臺中市和平區</text:p>
          </table:table-cell>
          <table:table-cell office:value-type="float" office:value="92" table:style-name="ce1">
            <text:p>92</text:p>
          </table:table-cell>
          <table:table-cell office:value-type="float" office:value="92" table:style-name="ce1">
            <text:p>92</text:p>
          </table:table-cell>
          <table:table-cell office:value-type="float" office:value="92" table:style-name="ce1">
            <text:p>92</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農會</text:p>
          </table:table-cell>
          <table:table-cell office:value-type="float" office:value="88200600" table:style-name="ce1">
            <text:p>88200600</text:p>
          </table:table-cell>
          <table:table-cell office:value-type="string" table:style-name="ce1">
            <text:p>協助高雄市茄萣區農會辦理設置魚產品加工處理場設施計畫(103年度)</text:p>
          </table:table-cell>
          <table:table-cell office:value-type="date" office:date-value="2014-12-01T00:00:00" table:style-name="ce2">
            <text:p>2014/12/1</text:p>
          </table:table-cell>
          <table:table-cell office:value-type="date" office:date-value="2015-12-31T00:00:00" table:style-name="ce2">
            <text:p>2015/12/31</text:p>
          </table:table-cell>
          <table:table-cell office:value-type="string" table:style-name="ce1">
            <text:p>高雄市茄萣區</text:p>
          </table:table-cell>
          <table:table-cell office:value-type="float" office:value="6080" table:style-name="ce1">
            <text:p>6080</text:p>
          </table:table-cell>
          <table:table-cell office:value-type="float" office:value="2000" table:style-name="ce1">
            <text:p>2000</text:p>
          </table:table-cell>
          <table:table-cell office:value-type="float" office:value="800" table:style-name="ce1">
            <text:p>8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9" table:style-name="ce1">
            <text:p>79</text:p>
          </table:table-cell>
          <table:table-cell office:value-type="date" office:date-value="2014-11-26T00:00:00" table:style-name="ce2">
            <text:p>2014/11/2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農會</text:p>
          </table:table-cell>
          <table:table-cell office:value-type="float" office:value="88200600" table:style-name="ce1">
            <text:p>88200600</text:p>
          </table:table-cell>
          <table:table-cell office:value-type="string" table:style-name="ce1">
            <text:p>協助高雄市茄萣區農會辦理104年度農民節擴大慶祝大會暨電力建設宣導活動(預計活動時程:2015/2)</text:p>
          </table:table-cell>
          <table:table-cell office:value-type="date" office:date-value="2015-02-01T00:00:00" table:style-name="ce2">
            <text:p>2015/2/1</text:p>
          </table:table-cell>
          <table:table-cell office:value-type="date" office:date-value="2015-02-28T00:00:00" table:style-name="ce2">
            <text:p>2015/2/28</text:p>
          </table:table-cell>
          <table:table-cell office:value-type="string" table:style-name="ce1">
            <text:p>高雄市茄萣區</text:p>
          </table:table-cell>
          <table:table-cell office:value-type="float" office:value="450" table:style-name="ce1">
            <text:p>45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9" table:style-name="ce1">
            <text:p>79</text:p>
          </table:table-cell>
          <table:table-cell office:value-type="date" office:date-value="2014-12-05T00:00:00" table:style-name="ce2">
            <text:p>2014/12/5</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岡山明城長青關懷協會</text:p>
          </table:table-cell>
          <table:table-cell office:value-type="float" office:value="36717491" table:style-name="ce1">
            <text:p>36717491</text:p>
          </table:table-cell>
          <table:table-cell office:value-type="string" table:style-name="ce1">
            <text:p>協助高雄市岡山明城長青關懷協會辦理壽峰歲末聯歡晚會(預計活動時程:2014/12/5)</text:p>
          </table:table-cell>
          <table:table-cell office:value-type="date" office:date-value="2014-12-05T00:00:00" table:style-name="ce2">
            <text:p>2014/12/5</text:p>
          </table:table-cell>
          <table:table-cell office:value-type="date" office:date-value="2014-12-05T00:00:00" table:style-name="ce2">
            <text:p>2014/12/5</text:p>
          </table:table-cell>
          <table:table-cell office:value-type="string" table:style-name="ce1">
            <text:p>高雄市岡山區</text:p>
          </table:table-cell>
          <table:table-cell office:value-type="float" office:value="116" table:style-name="ce1">
            <text:p>116</text:p>
          </table:table-cell>
          <table:table-cell office:value-type="float" office:value="40" table:style-name="ce1">
            <text:p>40</text:p>
          </table:table-cell>
          <table:table-cell office:value-type="float" office:value="40" table:style-name="ce1">
            <text:p>4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9" table:style-name="ce1">
            <text:p>79</text:p>
          </table:table-cell>
          <table:table-cell office:value-type="date" office:date-value="2014-12-09T00:00:00" table:style-name="ce2">
            <text:p>2014/12/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頂寮社區發展協會</text:p>
          </table:table-cell>
          <table:table-cell office:value-type="float" office:value="97943940" table:style-name="ce1">
            <text:p>97943940</text:p>
          </table:table-cell>
          <table:table-cell office:value-type="string" table:style-name="ce1">
            <text:p>協助高雄市路竹區頂寮社區發展協會辦理頂寮伍福宮「社區團結、感恩惜福」五朝謝恩祈安清醮活動(預計活動時程:2014/11/29-2014/12/8)</text:p>
          </table:table-cell>
          <table:table-cell office:value-type="date" office:date-value="2014-11-29T00:00:00" table:style-name="ce2">
            <text:p>2014/11/29</text:p>
          </table:table-cell>
          <table:table-cell office:value-type="date" office:date-value="2014-12-08T00:00:00" table:style-name="ce2">
            <text:p>2014/12/8</text:p>
          </table:table-cell>
          <table:table-cell office:value-type="string" table:style-name="ce1">
            <text:p>高雄市路竹區</text:p>
          </table:table-cell>
          <table:table-cell office:value-type="float" office:value="6860" table:style-name="ce1">
            <text:p>6860</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9" table:style-name="ce1">
            <text:p>79</text:p>
          </table:table-cell>
          <table:table-cell office:value-type="date" office:date-value="2014-12-12T00:00:00" table:style-name="ce2">
            <text:p>2014/12/1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烏林投社區發展協會</text:p>
          </table:table-cell>
          <table:table-cell office:value-type="float" office:value="9562213" table:style-name="ce1">
            <text:p>9562213</text:p>
          </table:table-cell>
          <table:table-cell office:value-type="string" table:style-name="ce1">
            <text:p>協助高雄市永安區烏林投社區發展協會辦理甲午年地方民俗文化慶典活動(預計活動時程:2015/2/8-2015/2/11)</text:p>
          </table:table-cell>
          <table:table-cell office:value-type="date" office:date-value="2015-02-08T00:00:00" table:style-name="ce2">
            <text:p>2015/2/8</text:p>
          </table:table-cell>
          <table:table-cell office:value-type="date" office:date-value="2015-02-11T00:00:00" table:style-name="ce2">
            <text:p>2015/2/11</text:p>
          </table:table-cell>
          <table:table-cell office:value-type="string" table:style-name="ce1">
            <text:p>高雄市永安區</text:p>
          </table:table-cell>
          <table:table-cell office:value-type="float" office:value="1180" table:style-name="ce1">
            <text:p>1180</text:p>
          </table:table-cell>
          <table:table-cell office:value-type="float" office:value="350" table:style-name="ce1">
            <text:p>350</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9" table:style-name="ce1">
            <text:p>79</text:p>
          </table:table-cell>
          <table:table-cell office:value-type="date" office:date-value="2014-11-27T00:00:00" table:style-name="ce2">
            <text:p>2014/11/2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4年度農民節慶祝大會暨農特產品促銷推廣活動(預計活動時程:2015/1/15-2015/4/30)</text:p>
          </table:table-cell>
          <table:table-cell office:value-type="date" office:date-value="2015-01-15T00:00:00" table:style-name="ce2">
            <text:p>2015/1/15</text:p>
          </table:table-cell>
          <table:table-cell office:value-type="date" office:date-value="2015-04-30T00:00:00" table:style-name="ce2">
            <text:p>2015/4/30</text:p>
          </table:table-cell>
          <table:table-cell office:value-type="string" table:style-name="ce1">
            <text:p>新北市石門區</text:p>
          </table:table-cell>
          <table:table-cell office:value-type="float" office:value="410" table:style-name="ce1">
            <text:p>410</text:p>
          </table:table-cell>
          <table:table-cell office:value-type="float" office:value="200" table:style-name="ce1">
            <text:p>200</text:p>
          </table:table-cell>
          <table:table-cell office:value-type="float" office:value="100" table:style-name="ce1">
            <text:p>1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p>
          </table:table-cell>
          <table:table-cell office:value-type="string" table:style-name="ce1">
            <text:p>協助新北市萬里區公所辦理新北市萬里區104年度全區住戶乾粉滅火器換藥</text:p>
          </table:table-cell>
          <table:table-cell office:value-type="date" office:date-value="2015-07-01T00:00:00" table:style-name="ce2">
            <text:p>2015/7/1</text:p>
          </table:table-cell>
          <table:table-cell office:value-type="date" office:date-value="2015-07-31T00:00:00" table:style-name="ce2">
            <text:p>2015/7/31</text:p>
          </table:table-cell>
          <table:table-cell office:value-type="string" table:style-name="ce1">
            <text:p>新北市萬里區</text:p>
          </table:table-cell>
          <table:table-cell office:value-type="float" office:value="650" table:style-name="ce1">
            <text:p>650</text:p>
          </table:table-cell>
          <table:table-cell office:value-type="float" office:value="585" table:style-name="ce1">
            <text:p>585</text:p>
          </table:table-cell>
          <table:table-cell office:value-type="float" office:value="457" table:style-name="ce1">
            <text:p>457</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aa</text:p>
          </table:table-cell>
          <table:table-cell office:value-type="string" table:style-name="ce1">
            <text:p>協助第二核能發電廠辦理關懷金山萬里地區居民健康飲食促進計畫(主動關懷系列活動-弱勢，預計活動時間:2015/1/1-2015/12/31)</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新北市金山萬里區</text:p>
          </table:table-cell>
          <table:table-cell office:value-type="float" office:value="899" table:style-name="ce1">
            <text:p>899</text:p>
          </table:table-cell>
          <table:table-cell office:value-type="float" office:value="899" table:style-name="ce1">
            <text:p>899</text:p>
          </table:table-cell>
          <table:table-cell office:value-type="float" office:value="899" table:style-name="ce1">
            <text:p>899</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9" table:style-name="ce1">
            <text:p>79</text:p>
          </table:table-cell>
          <table:table-cell office:value-type="date" office:date-value="2014-11-28T00:00:00" table:style-name="ce2">
            <text:p>2014/11/28</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p>
          </table:table-cell>
          <table:table-cell office:value-type="string" table:style-name="ce1">
            <text:p>協助第三核能發電廠辦理103學年度第二學期認養屏東縣立恆春國中棒球隊培訓計畫案(主動關懷系列活動-認養，預計活動時程:2015/1/1-2015/6/30)</text:p>
          </table:table-cell>
          <table:table-cell office:value-type="date" office:date-value="2015-01-01T00:00:00" table:style-name="ce2">
            <text:p>2015/1/1</text:p>
          </table:table-cell>
          <table:table-cell office:value-type="date" office:date-value="2015-06-30T00:00:00" table:style-name="ce2">
            <text:p>2015/6/30</text:p>
          </table:table-cell>
          <table:table-cell office:value-type="string" table:style-name="ce1">
            <text:p>屏東縣恆春鎮</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9" table:style-name="ce1">
            <text:p>79</text:p>
          </table:table-cell>
          <table:table-cell office:value-type="date" office:date-value="2014-11-28T00:00:00" table:style-name="ce2">
            <text:p>2014/11/28</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協和發電廠辦理103歲次甲午年睦鄰電力宣導暨聯誼活動(預計活動時程:2014/12/30)</text:p>
          </table:table-cell>
          <table:table-cell office:value-type="date" office:date-value="2014-12-30T00:00:00" table:style-name="ce2">
            <text:p>2014/12/30</text:p>
          </table:table-cell>
          <table:table-cell office:value-type="date" office:date-value="2014-12-30T00:00:00" table:style-name="ce2">
            <text:p>2014/12/30</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9" table:style-name="ce1">
            <text:p>79</text:p>
          </table:table-cell>
          <table:table-cell office:value-type="date" office:date-value="2014-11-25T00:00:00" table:style-name="ce2">
            <text:p>2014/11/25</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4年度全國客家「掛紙日子」文化及「清明節」公墓除草活動計畫案(預計活動時程:2015/1/1-2015/3/31)</text:p>
          </table:table-cell>
          <table:table-cell office:value-type="date" office:date-value="2015-01-01T00:00:00" table:style-name="ce2">
            <text:p>2015/1/1</text:p>
          </table:table-cell>
          <table:table-cell office:value-type="date" office:date-value="2015-03-31T00:00:00" table:style-name="ce2">
            <text:p>2015/3/31</text:p>
          </table:table-cell>
          <table:table-cell office:value-type="string" table:style-name="ce1">
            <text:p>苗栗縣苑裡鎮</text:p>
          </table:table-cell>
          <table:table-cell office:value-type="float" office:value="990" table:style-name="ce1">
            <text:p>990</text:p>
          </table:table-cell>
          <table:table-cell office:value-type="float" office:value="400" table:style-name="ce1">
            <text:p>400</text:p>
          </table:table-cell>
          <table:table-cell office:value-type="float" office:value="250" table:style-name="ce1">
            <text:p>2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9" table:style-name="ce1">
            <text:p>79</text:p>
          </table:table-cell>
          <table:table-cell office:value-type="date" office:date-value="2014-11-26T00:00:00" table:style-name="ce2">
            <text:p>2014/11/2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霄國民小學</text:p>
          </table:table-cell>
          <table:table-cell office:value-type="string" table:style-name="ce1">
            <text:p>aa</text:p>
          </table:table-cell>
          <table:table-cell office:value-type="string" table:style-name="ce1">
            <text:p>協助苗栗縣通霄鎮通霄國民小學辦理創校113週年校慶運動會(預計活動時程:2014/12/11)</text:p>
          </table:table-cell>
          <table:table-cell office:value-type="date" office:date-value="2014-12-11T00:00:00" table:style-name="ce2">
            <text:p>2014/12/11</text:p>
          </table:table-cell>
          <table:table-cell office:value-type="date" office:date-value="2014-12-11T00:00:00" table:style-name="ce2">
            <text:p>2014/12/11</text:p>
          </table:table-cell>
          <table:table-cell office:value-type="string" table:style-name="ce1">
            <text:p>苗栗縣通霄鎮</text:p>
          </table:table-cell>
          <table:table-cell office:value-type="float" office:value="144" table:style-name="ce1">
            <text:p>144</text:p>
          </table:table-cell>
          <table:table-cell office:value-type="float" office:value="140" table:style-name="ce1">
            <text:p>140</text:p>
          </table:table-cell>
          <table:table-cell office:value-type="float" office:value="80" table:style-name="ce1">
            <text:p>8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9" table:style-name="ce1">
            <text:p>79</text:p>
          </table:table-cell>
          <table:table-cell office:value-type="date" office:date-value="2014-12-01T00:00:00" table:style-name="ce2">
            <text:p>2014/12/1</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通霄發電廠</text:p>
          </table:table-cell>
          <table:table-cell office:value-type="string" table:style-name="ce1">
            <text:p>aa</text:p>
          </table:table-cell>
          <table:table-cell office:value-type="string" table:style-name="ce1">
            <text:p>協助通霄發電廠辦理通霄國中女子壘球隊103學年度第二學期訓練計畫(主動關懷系列活動-認養，預計活動時程:2015/1/1-2015/6/30)</text:p>
          </table:table-cell>
          <table:table-cell office:value-type="date" office:date-value="2015-01-01T00:00:00" table:style-name="ce2">
            <text:p>2015/1/1</text:p>
          </table:table-cell>
          <table:table-cell office:value-type="date" office:date-value="2015-06-03T00:00:00" table:style-name="ce2">
            <text:p>2015/6/3</text:p>
          </table:table-cell>
          <table:table-cell office:value-type="string" table:style-name="ce1">
            <text:p>苗栗縣通霄鎮</text:p>
          </table:table-cell>
          <table:table-cell office:value-type="float" office:value="206" table:style-name="ce1">
            <text:p>206</text:p>
          </table:table-cell>
          <table:table-cell office:value-type="float" office:value="206" table:style-name="ce1">
            <text:p>206</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9" table:style-name="ce1">
            <text:p>79</text:p>
          </table:table-cell>
          <table:table-cell office:value-type="date" office:date-value="2014-12-03T00:00:00" table:style-name="ce2">
            <text:p>2014/12/3</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鎮公墓雜草割除(預計活動時程:2014/12/20-2015/5/20)</text:p>
          </table:table-cell>
          <table:table-cell office:value-type="date" office:date-value="2014-12-20T00:00:00" table:style-name="ce2">
            <text:p>2014/12/20</text:p>
          </table:table-cell>
          <table:table-cell office:value-type="date" office:date-value="2014-12-20T00:00:00" table:style-name="ce2">
            <text:p>2014/12/20</text:p>
          </table:table-cell>
          <table:table-cell office:value-type="string" table:style-name="ce1">
            <text:p>苗栗縣通霄鎮</text:p>
          </table:table-cell>
          <table:table-cell office:value-type="float" office:value="1220" table:style-name="ce1">
            <text:p>122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9" table:style-name="ce1">
            <text:p>79</text:p>
          </table:table-cell>
          <table:table-cell office:value-type="date" office:date-value="2014-12-05T00:00:00" table:style-name="ce2">
            <text:p>2014/12/5</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3年度苑裡鎮立幼兒園歡樂聖誕親子運動會(預計活動時程:2014/12/21)</text:p>
          </table:table-cell>
          <table:table-cell office:value-type="date" office:date-value="2014-12-21T00:00:00" table:style-name="ce2">
            <text:p>2014/12/21</text:p>
          </table:table-cell>
          <table:table-cell office:value-type="date" office:date-value="2014-12-21T00:00:00" table:style-name="ce2">
            <text:p>2014/12/21</text:p>
          </table:table-cell>
          <table:table-cell office:value-type="string" table:style-name="ce1">
            <text:p>苗栗縣苑裡鎮</text:p>
          </table:table-cell>
          <table:table-cell office:value-type="float" office:value="85" table:style-name="ce1">
            <text:p>85</text:p>
          </table:table-cell>
          <table:table-cell office:value-type="float" office:value="75" table:style-name="ce1">
            <text:p>75</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9" table:style-name="ce1">
            <text:p>79</text:p>
          </table:table-cell>
          <table:table-cell office:value-type="date" office:date-value="2014-12-08T00:00:00" table:style-name="ce2">
            <text:p>2014/12/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辦理通霄鎮104年度春節敦親睦鄰暨節約能源宣導(預計活動時程:2015/2/17)</text:p>
          </table:table-cell>
          <table:table-cell office:value-type="date" office:date-value="2015-02-17T00:00:00" table:style-name="ce2">
            <text:p>2015/2/17</text:p>
          </table:table-cell>
          <table:table-cell office:value-type="date" office:date-value="2015-02-17T00:00:00" table:style-name="ce2">
            <text:p>2015/2/17</text:p>
          </table:table-cell>
          <table:table-cell office:value-type="string" table:style-name="ce1">
            <text:p>苗栗縣通霄鎮</text:p>
          </table:table-cell>
          <table:table-cell office:value-type="float" office:value="356" table:style-name="ce1">
            <text:p>356</text:p>
          </table:table-cell>
          <table:table-cell office:value-type="float" office:value="230" table:style-name="ce1">
            <text:p>230</text:p>
          </table:table-cell>
          <table:table-cell office:value-type="float" office:value="200" table:style-name="ce1">
            <text:p>2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9" table:style-name="ce1">
            <text:p>79</text:p>
          </table:table-cell>
          <table:table-cell office:value-type="date" office:date-value="2014-12-19T00:00:00" table:style-name="ce2">
            <text:p>2014/12/19</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104年度【寒冬送暖‧歲末關懷】活動(預計活動時程:2015/2/3)</text:p>
          </table:table-cell>
          <table:table-cell office:value-type="date" office:date-value="2015-02-03T00:00:00" table:style-name="ce2">
            <text:p>2015/2/3</text:p>
          </table:table-cell>
          <table:table-cell office:value-type="date" office:date-value="2015-02-03T00:00:00" table:style-name="ce2">
            <text:p>2015/2/3</text:p>
          </table:table-cell>
          <table:table-cell office:value-type="string" table:style-name="ce1">
            <text:p>苗栗縣苑裡鎮</text:p>
          </table:table-cell>
          <table:table-cell office:value-type="float" office:value="151" table:style-name="ce1">
            <text:p>151</text:p>
          </table:table-cell>
          <table:table-cell office:value-type="float" office:value="50" table:style-name="ce1">
            <text:p>5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9" table:style-name="ce1">
            <text:p>79</text:p>
          </table:table-cell>
          <table:table-cell office:value-type="date" office:date-value="2014-12-24T00:00:00" table:style-name="ce2">
            <text:p>2014/12/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義消協會</text:p>
          </table:table-cell>
          <table:table-cell office:value-type="float" office:value="45257791" table:style-name="ce1">
            <text:p>45257791</text:p>
          </table:table-cell>
          <table:table-cell office:value-type="string" table:style-name="ce1">
            <text:p>協助苗栗縣通霄義消協會辦理103年度年終擴大防火宣導暨警義消慰勞晚會(預計活動時程:2014/12/30)</text:p>
          </table:table-cell>
          <table:table-cell office:value-type="date" office:date-value="2014-12-30T00:00:00" table:style-name="ce2">
            <text:p>2014/12/30</text:p>
          </table:table-cell>
          <table:table-cell office:value-type="date" office:date-value="2014-12-30T00:00:00" table:style-name="ce2">
            <text:p>2014/12/30</text:p>
          </table:table-cell>
          <table:table-cell office:value-type="string" table:style-name="ce1">
            <text:p>苗栗縣通霄鎮</text:p>
          </table:table-cell>
          <table:table-cell office:value-type="float" office:value="164" table:style-name="ce1">
            <text:p>164</text:p>
          </table:table-cell>
          <table:table-cell office:value-type="float" office:value="94" table:style-name="ce1">
            <text:p>94</text:p>
          </table:table-cell>
          <table:table-cell office:value-type="float" office:value="45" table:style-name="ce1">
            <text:p>4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麗水里環里休閒步道及周邊景觀綠美化工程</text:p>
          </table:table-cell>
          <table:table-cell office:value-type="date" office:date-value="2015-01-01T00:00:00" table:style-name="ce2">
            <text:p>2015/1/1</text:p>
          </table:table-cell>
          <table:table-cell office:value-type="date" office:date-value="2015-06-30T00:00:00" table:style-name="ce2">
            <text:p>2015/6/30</text:p>
          </table:table-cell>
          <table:table-cell office:value-type="string" table:style-name="ce1">
            <text:p>臺中市龍井區</text:p>
          </table:table-cell>
          <table:table-cell office:value-type="float" office:value="11860" table:style-name="ce1">
            <text:p>11860</text:p>
          </table:table-cell>
          <table:table-cell office:value-type="float" office:value="11860" table:style-name="ce1">
            <text:p>11860</text:p>
          </table:table-cell>
          <table:table-cell office:value-type="float" office:value="9500" table:style-name="ce1">
            <text:p>95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9" table:style-name="ce1">
            <text:p>79</text:p>
          </table:table-cell>
          <table:table-cell office:value-type="date" office:date-value="2014-12-09T00:00:00" table:style-name="ce2">
            <text:p>2014/12/9</text:p>
          </table:table-cell>
          <table:table-cell office:value-type="string" table:style-name="ce1">
            <text:p>aa</text:p>
          </table:table-cell>
          <table:table-cell office:value-type="string" table:style-name="ce1">
            <text:p><text:s/>立委紀國棟<text:s/></text:p>
          </table:table-cell>
          <table:table-cell office:value-type="string" table:style-name="ce1">
            <text:p>臺中市</text:p>
          </table:table-cell>
          <table:table-cell office:value-type="string" table:style-name="ce1">
            <text:p>臺中市沙鹿區沙鹿社區發展協會</text:p>
          </table:table-cell>
          <table:table-cell office:value-type="float" office:value="98176164" table:style-name="ce1">
            <text:p>98176164</text:p>
          </table:table-cell>
          <table:table-cell office:value-type="string" table:style-name="ce1">
            <text:p>協助臺中市沙鹿區沙鹿社區發展協會辦理沙鹿朝興宮慶成祈安清醮大典弱勢關懷活動暨節約用電支持電源開發宣導計劃書(預計活動時程:2014/12/15-2014/12/16)</text:p>
          </table:table-cell>
          <table:table-cell office:value-type="date" office:date-value="2014-12-15T00:00:00" table:style-name="ce2">
            <text:p>2014/12/15</text:p>
          </table:table-cell>
          <table:table-cell office:value-type="date" office:date-value="2014-12-16T00:00:00" table:style-name="ce2">
            <text:p>2014/12/16</text:p>
          </table:table-cell>
          <table:table-cell office:value-type="string" table:style-name="ce1">
            <text:p>臺中市沙鹿區</text:p>
          </table:table-cell>
          <table:table-cell office:value-type="float" office:value="945" table:style-name="ce1">
            <text:p>945</text:p>
          </table:table-cell>
          <table:table-cell office:value-type="float" office:value="700" table:style-name="ce1">
            <text:p>700</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9" table:style-name="ce1">
            <text:p>79</text:p>
          </table:table-cell>
          <table:table-cell office:value-type="date" office:date-value="2014-12-11T00:00:00" table:style-name="ce2">
            <text:p>2014/12/11</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電廠周邊電力宣導研討會及睦鄰活動(預計活動時程:2014/12/22-2014/12/23)</text:p>
          </table:table-cell>
          <table:table-cell office:value-type="date" office:date-value="2014-12-22T00:00:00" table:style-name="ce2">
            <text:p>2014/12/22</text:p>
          </table:table-cell>
          <table:table-cell office:value-type="date" office:date-value="2014-12-23T00:00:00" table:style-name="ce2">
            <text:p>2014/12/23</text:p>
          </table:table-cell>
          <table:table-cell office:value-type="string" table:style-name="ce1">
            <text:p>臺中市各區</text:p>
          </table:table-cell>
          <table:table-cell office:value-type="float" office:value="130" table:style-name="ce1">
            <text:p>13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9" table:style-name="ce1">
            <text:p>79</text:p>
          </table:table-cell>
          <table:table-cell office:value-type="date" office:date-value="2014-12-11T00:00:00" table:style-name="ce2">
            <text:p>2014/12/11</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104年元旦升旗典禮、登山健行暨推廣節約能源宣導活動(預計活動時程:2015/1/1)</text:p>
          </table:table-cell>
          <table:table-cell office:value-type="date" office:date-value="2015-01-01T00:00:00" table:style-name="ce2">
            <text:p>2015/1/1</text:p>
          </table:table-cell>
          <table:table-cell office:value-type="date" office:date-value="2015-01-01T00:00:00" table:style-name="ce2">
            <text:p>2015/1/1</text:p>
          </table:table-cell>
          <table:table-cell office:value-type="string" table:style-name="ce1">
            <text:p>臺中市龍井區</text:p>
          </table:table-cell>
          <table:table-cell office:value-type="float" office:value="794" table:style-name="ce1">
            <text:p>794</text:p>
          </table:table-cell>
          <table:table-cell office:value-type="float" office:value="300" table:style-name="ce1">
            <text:p>300</text:p>
          </table:table-cell>
          <table:table-cell office:value-type="float" office:value="270" table:style-name="ce1">
            <text:p>2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9" table:style-name="ce1">
            <text:p>79</text:p>
          </table:table-cell>
          <table:table-cell office:value-type="date" office:date-value="2014-12-17T00:00:00" table:style-name="ce2">
            <text:p>2014/12/17</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主動關懷計畫之長期深耕暨認養龍津國中籃球隊活動計畫(主動關懷系列活動-認養，預計活動時程:2015/1/1-2015/7/31)</text:p>
          </table:table-cell>
          <table:table-cell office:value-type="date" office:date-value="2015-01-01T00:00:00" table:style-name="ce2">
            <text:p>2015/1/1</text:p>
          </table:table-cell>
          <table:table-cell office:value-type="date" office:date-value="2015-07-31T00:00:00" table:style-name="ce2">
            <text:p>2015/7/31</text:p>
          </table:table-cell>
          <table:table-cell office:value-type="string" table:style-name="ce1">
            <text:p>臺中市龍井區</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E Love@台中-第二階段補助計畫(主動關懷系列活動-弱勢，預計活動時程:2014/11/17-2015/12/31)</text:p>
          </table:table-cell>
          <table:table-cell office:value-type="date" office:date-value="2014-11-17T00:00:00" table:style-name="ce2">
            <text:p>2014/11/17</text:p>
          </table:table-cell>
          <table:table-cell office:value-type="date" office:date-value="2014-12-31T00:00:00" table:style-name="ce2">
            <text:p>2014/12/31</text:p>
          </table:table-cell>
          <table:table-cell office:value-type="string" table:style-name="ce1">
            <text:p>大臺中市各區</text:p>
          </table:table-cell>
          <table:table-cell office:value-type="float" office:value="570" table:style-name="ce1">
            <text:p>570</text:p>
          </table:table-cell>
          <table:table-cell office:value-type="float" office:value="570" table:style-name="ce1">
            <text:p>570</text:p>
          </table:table-cell>
          <table:table-cell office:value-type="float" office:value="570" table:style-name="ce1">
            <text:p>5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9" table:style-name="ce1">
            <text:p>79</text:p>
          </table:table-cell>
          <table:table-cell office:value-type="date" office:date-value="2014-12-19T00:00:00" table:style-name="ce2">
            <text:p>2014/12/19</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漁民發展協會</text:p>
          </table:table-cell>
          <table:table-cell office:value-type="float" office:value="20400623" table:style-name="ce1">
            <text:p>20400623</text:p>
          </table:table-cell>
          <table:table-cell office:value-type="string" table:style-name="ce1">
            <text:p>協助臺中市漁民發展協會辦理大肚溪出海口淨灘及海上救生演練暨支持節約能源宣導活動(預計活動時程:2014/12/27)</text:p>
          </table:table-cell>
          <table:table-cell office:value-type="date" office:date-value="2014-12-27T00:00:00" table:style-name="ce2">
            <text:p>2014/12/27</text:p>
          </table:table-cell>
          <table:table-cell office:value-type="date" office:date-value="2014-12-27T00:00:00" table:style-name="ce2">
            <text:p>2014/12/27</text:p>
          </table:table-cell>
          <table:table-cell office:value-type="string" table:style-name="ce1">
            <text:p>臺中市龍井區</text:p>
          </table:table-cell>
          <table:table-cell office:value-type="float" office:value="170.3" table:style-name="ce1">
            <text:p>170.3</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9" table:style-name="ce1">
            <text:p>79</text:p>
          </table:table-cell>
          <table:table-cell office:value-type="date" office:date-value="2014-12-05T00:00:00" table:style-name="ce2">
            <text:p>2014/12/5</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桃園縣新屋鄉公所</text:p>
          </table:table-cell>
          <table:table-cell office:value-type="string" table:style-name="ce1">
            <text:p>aa</text:p>
          </table:table-cell>
          <table:table-cell office:value-type="string" table:style-name="ce1">
            <text:p>協助桃園縣新屋鄉公所辦理北湖國小申請修繕經費補助案</text:p>
          </table:table-cell>
          <table:table-cell office:value-type="date" office:date-value="2014-12-01T00:00:00" table:style-name="ce2">
            <text:p>2014/12/1</text:p>
          </table:table-cell>
          <table:table-cell office:value-type="date" office:date-value="2015-01-15T00:00:00" table:style-name="ce2">
            <text:p>2015/1/15</text:p>
          </table:table-cell>
          <table:table-cell office:value-type="string" table:style-name="ce1">
            <text:p>桃園縣新屋鄉</text:p>
          </table:table-cell>
          <table:table-cell office:value-type="float" office:value="257" table:style-name="ce1">
            <text:p>257</text:p>
          </table:table-cell>
          <table:table-cell office:value-type="float" office:value="232" table:style-name="ce1">
            <text:p>232</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9" table:style-name="ce1">
            <text:p>79</text:p>
          </table:table-cell>
          <table:table-cell office:value-type="date" office:date-value="2014-12-15T00:00:00" table:style-name="ce2">
            <text:p>2014/12/15</text:p>
          </table:table-cell>
          <table:table-cell office:value-type="string" table:style-name="ce1">
            <text:p>aa</text:p>
          </table:table-cell>
          <table:table-cell office:value-type="string" table:style-name="ce1">
            <text:p><text:s/>aa<text:s/></text:p>
          </table:table-cell>
          <table:table-cell office:value-type="string" table:style-name="ce1">
            <text:p>桃園縣</text:p>
          </table:table-cell>
          <table:table-cell office:value-type="string" table:style-name="ce1">
            <text:p>大潭發電廠</text:p>
          </table:table-cell>
          <table:table-cell office:value-type="string" table:style-name="ce1">
            <text:p>aa</text:p>
          </table:table-cell>
          <table:table-cell office:value-type="string" table:style-name="ce1">
            <text:p>協助大潭發電廠辦理桃園縣觀音鄉上大國小『足球小巨人』培訓計畫(主動關懷系列活動-認養，預計活動時程:2015/1/1-2015/6/30)</text:p>
          </table:table-cell>
          <table:table-cell office:value-type="date" office:date-value="2014-01-01T00:00:00" table:style-name="ce2">
            <text:p>2014/1/1</text:p>
          </table:table-cell>
          <table:table-cell office:value-type="date" office:date-value="2014-06-30T00:00:00" table:style-name="ce2">
            <text:p>2014/6/30</text:p>
          </table:table-cell>
          <table:table-cell office:value-type="string" table:style-name="ce1">
            <text:p>桃園縣觀音鄉</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p>
          </table:table-cell>
          <table:table-cell office:value-type="string" table:style-name="ce1">
            <text:p>協助新北市政府辦理2015新北市平溪天燈節活動(預計活動日期:2015/2/22-2015/3/5)</text:p>
          </table:table-cell>
          <table:table-cell office:value-type="date" office:date-value="2015-02-22T00:00:00" table:style-name="ce2">
            <text:p>2015/2/22</text:p>
          </table:table-cell>
          <table:table-cell office:value-type="date" office:date-value="2015-03-05T00:00:00" table:style-name="ce2">
            <text:p>2015/3/5</text:p>
          </table:table-cell>
          <table:table-cell office:value-type="string" table:style-name="ce1">
            <text:p>新北市平溪區</text:p>
          </table:table-cell>
          <table:table-cell office:value-type="float" office:value="15650" table:style-name="ce1">
            <text:p>15650</text:p>
          </table:table-cell>
          <table:table-cell office:value-type="float" office:value="4000" table:style-name="ce1">
            <text:p>4000</text:p>
          </table:table-cell>
          <table:table-cell office:value-type="float" office:value="2000" table:style-name="ce1">
            <text:p>20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9" table:style-name="ce1">
            <text:p>79</text:p>
          </table:table-cell>
          <table:table-cell office:value-type="date" office:date-value="2014-12-08T00:00:00" table:style-name="ce2">
            <text:p>2014/12/8</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北部施工處</text:p>
          </table:table-cell>
          <table:table-cell office:value-type="string" table:style-name="ce1">
            <text:p>aa</text:p>
          </table:table-cell>
          <table:table-cell office:value-type="string" table:style-name="ce1">
            <text:p>協助北部施工處主動辦理協助新北市林口區林口國中羽球隊103學年度第二學期培育訓練計畫(主動關懷系列活動-認養，預計活動時程:2015/1/1-2015/7/31)</text:p>
          </table:table-cell>
          <table:table-cell office:value-type="date" office:date-value="2015-01-01T00:00:00" table:style-name="ce2">
            <text:p>2015/1/1</text:p>
          </table:table-cell>
          <table:table-cell office:value-type="date" office:date-value="2015-07-31T00:00:00" table:style-name="ce2">
            <text:p>2015/7/31</text:p>
          </table:table-cell>
          <table:table-cell office:value-type="string" table:style-name="ce1">
            <text:p>新北市林口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口湖鄉公所</text:p>
          </table:table-cell>
          <table:table-cell office:value-type="string" table:style-name="ce1">
            <text:p>aa</text:p>
          </table:table-cell>
          <table:table-cell office:value-type="string" table:style-name="ce1">
            <text:p>協助雲林縣口湖鄉公所辦理雲林縣口湖鄉港東社區慈愛路及興港路支線道路改善工程</text:p>
          </table:table-cell>
          <table:table-cell office:value-type="string" table:style-name="ce1">
            <text:p>aa</text:p>
          </table:table-cell>
          <table:table-cell office:value-type="string" table:style-name="ce1">
            <text:p>aa</text:p>
          </table:table-cell>
          <table:table-cell office:value-type="string" table:style-name="ce1">
            <text:p>雲林縣口湖鄉</text:p>
          </table:table-cell>
          <table:table-cell office:value-type="float" office:value="700" table:style-name="ce1">
            <text:p>700</text:p>
          </table:table-cell>
          <table:table-cell office:value-type="float" office:value="700" table:style-name="ce1">
            <text:p>700</text:p>
          </table:table-cell>
          <table:table-cell office:value-type="float" office:value="700" table:style-name="ce1">
            <text:p>7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新竹縣</text:p>
          </table:table-cell>
          <table:table-cell office:value-type="string" table:style-name="ce1">
            <text:p>新竹縣湖口鄉公所</text:p>
          </table:table-cell>
          <table:table-cell office:value-type="string" table:style-name="ce1">
            <text:p>aa</text:p>
          </table:table-cell>
          <table:table-cell office:value-type="string" table:style-name="ce1">
            <text:p>協助新竹縣湖口鄉公所103年度輸變電促協金(施工中)--新豐D/S改建工程(開工)</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新竹縣湖口鄉</text:p>
          </table:table-cell>
          <table:table-cell office:value-type="float" office:value="2700" table:style-name="ce1">
            <text:p>2700</text:p>
          </table:table-cell>
          <table:table-cell office:value-type="float" office:value="2700" table:style-name="ce1">
            <text:p>2700</text:p>
          </table:table-cell>
          <table:table-cell office:value-type="float" office:value="2700" table:style-name="ce1">
            <text:p>27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霧峰區公所</text:p>
          </table:table-cell>
          <table:table-cell office:value-type="string" table:style-name="ce1">
            <text:p>aa</text:p>
          </table:table-cell>
          <table:table-cell office:value-type="string" table:style-name="ce1">
            <text:p>協助臺中市霧峰區公所103年度輸變電促協金(施工中)--北柳D/S新建工程(完工)</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臺中市霧峰區</text:p>
          </table:table-cell>
          <table:table-cell office:value-type="float" office:value="1800" table:style-name="ce1">
            <text:p>1800</text:p>
          </table:table-cell>
          <table:table-cell office:value-type="float" office:value="1800" table:style-name="ce1">
            <text:p>1800</text:p>
          </table:table-cell>
          <table:table-cell office:value-type="float" office:value="1800" table:style-name="ce1">
            <text:p>18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霧峰區公所</text:p>
          </table:table-cell>
          <table:table-cell office:value-type="string" table:style-name="ce1">
            <text:p>aa</text:p>
          </table:table-cell>
          <table:table-cell office:value-type="string" table:style-name="ce1">
            <text:p>協助臺中市霧峰區公所103年度輸變電促協金(施工中)--天輪~霧峰二進二出健民161kV線#56A~#1鐵塔工程(開工)</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臺中市霧峰區</text:p>
          </table:table-cell>
          <table:table-cell office:value-type="float" office:value="70" table:style-name="ce1">
            <text:p>70</text:p>
          </table:table-cell>
          <table:table-cell office:value-type="float" office:value="70" table:style-name="ce1">
            <text:p>70</text:p>
          </table:table-cell>
          <table:table-cell office:value-type="float" office:value="70" table:style-name="ce1">
            <text:p>7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大里區公所</text:p>
          </table:table-cell>
          <table:table-cell office:value-type="string" table:style-name="ce1">
            <text:p>aa</text:p>
          </table:table-cell>
          <table:table-cell office:value-type="string" table:style-name="ce1">
            <text:p>協助臺中市大里區公所103年度輸變電促協金(施工中)--天輪~霧峰二進二出健民161kV線#1~#3鐵塔工程(開工)</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臺中市大里區</text:p>
          </table:table-cell>
          <table:table-cell office:value-type="float" office:value="158" table:style-name="ce1">
            <text:p>158</text:p>
          </table:table-cell>
          <table:table-cell office:value-type="float" office:value="158" table:style-name="ce1">
            <text:p>158</text:p>
          </table:table-cell>
          <table:table-cell office:value-type="float" office:value="158" table:style-name="ce1">
            <text:p>15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p>
          </table:table-cell>
          <table:table-cell office:value-type="string" table:style-name="ce1">
            <text:p>協助苗栗縣通霄鎮公所103年度輸變電促協金(施工中)--通霄~卓蘭電廠分歧一進一出樟樹161kV線#1~#4A鐵塔工程(開工)</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苗栗縣通霄鎮</text:p>
          </table:table-cell>
          <table:table-cell office:value-type="float" office:value="358" table:style-name="ce1">
            <text:p>358</text:p>
          </table:table-cell>
          <table:table-cell office:value-type="float" office:value="358" table:style-name="ce1">
            <text:p>358</text:p>
          </table:table-cell>
          <table:table-cell office:value-type="float" office:value="358" table:style-name="ce1">
            <text:p>358</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銅鑼鄉公所</text:p>
          </table:table-cell>
          <table:table-cell office:value-type="string" table:style-name="ce1">
            <text:p>aa</text:p>
          </table:table-cell>
          <table:table-cell office:value-type="string" table:style-name="ce1">
            <text:p>協助苗栗縣銅鑼鄉公所103年度輸變電促協金(施工中)--通霄~卓蘭電廠分歧一進一出樟樹161kV線#4A~#12鐵塔工程(開工)</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苗栗縣銅鑼鄉</text:p>
          </table:table-cell>
          <table:table-cell office:value-type="float" office:value="530" table:style-name="ce1">
            <text:p>530</text:p>
          </table:table-cell>
          <table:table-cell office:value-type="float" office:value="530" table:style-name="ce1">
            <text:p>530</text:p>
          </table:table-cell>
          <table:table-cell office:value-type="float" office:value="530" table:style-name="ce1">
            <text:p>53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彰化市公所</text:p>
          </table:table-cell>
          <table:table-cell office:value-type="string" table:style-name="ce1">
            <text:p>aa</text:p>
          </table:table-cell>
          <table:table-cell office:value-type="string" table:style-name="ce1">
            <text:p>協助彰化縣彰化市公所103年度輸變電促協金(施工中)--彰竹D/S新建工程(完工)</text:p>
          </table:table-cell>
          <table:table-cell office:value-type="date" office:date-value="2014-01-01T00:00:00" table:style-name="ce2">
            <text:p>2014/1/1</text:p>
          </table:table-cell>
          <table:table-cell office:value-type="date" office:date-value="2014-12-31T00:00:00" table:style-name="ce2">
            <text:p>2014/12/31</text:p>
          </table:table-cell>
          <table:table-cell office:value-type="string" table:style-name="ce1">
            <text:p>彰化縣彰化市</text:p>
          </table:table-cell>
          <table:table-cell office:value-type="float" office:value="1800" table:style-name="ce1">
            <text:p>1800</text:p>
          </table:table-cell>
          <table:table-cell office:value-type="float" office:value="1800" table:style-name="ce1">
            <text:p>1800</text:p>
          </table:table-cell>
          <table:table-cell office:value-type="float" office:value="1800" table:style-name="ce1">
            <text:p>18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number-rows-repeated="104852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office:font-face-decls>
  <office:styles>
    <number:number-style style:name="N0">
      <number:number number:min-integer-digits="1"/>
    </number:number-style>
    <number:date-style style:name="N19">
      <number:year number:style="long"/>
      <number:text>/</number:text>
      <number:month/>
      <number:text>/</number:text>
      <number:day/>
    </number:date-style>
    <style:style style:name="_50_0_37__32_-_32__36628__33394_1" style:display-name="20% - 輔色1" style:family="table-cell" style:data-style-name="N0">
      <style:table-cell-properties fo:background-color="#DCE6F1"/>
    </style:style>
    <style:style style:name="_50_0_37__32_-_32__36628__33394_2" style:display-name="20% - 輔色2" style:family="table-cell" style:data-style-name="N0">
      <style:table-cell-properties fo:background-color="#F2DCDB"/>
    </style:style>
    <style:style style:name="_50_0_37__32_-_32__36628__33394_3" style:display-name="20% - 輔色3" style:family="table-cell" style:data-style-name="N0">
      <style:table-cell-properties fo:background-color="#EBF1DE"/>
    </style:style>
    <style:style style:name="_50_0_37__32_-_32__36628__33394_4" style:display-name="20% - 輔色4" style:family="table-cell" style:data-style-name="N0">
      <style:table-cell-properties fo:background-color="#E4DFEC"/>
    </style:style>
    <style:style style:name="_50_0_37__32_-_32__36628__33394_5" style:display-name="20% - 輔色5" style:family="table-cell" style:data-style-name="N0">
      <style:table-cell-properties fo:background-color="#DAEEF3"/>
    </style:style>
    <style:style style:name="_50_0_37__32_-_32__36628__33394_6" style:display-name="20% - 輔色6" style:family="table-cell" style:data-style-name="N0">
      <style:table-cell-properties fo:background-color="#FDE9D9"/>
    </style:style>
    <style:style style:name="_52_0_37__32_-_32__36628__33394_1" style:display-name="40% - 輔色1" style:family="table-cell" style:data-style-name="N0">
      <style:table-cell-properties fo:background-color="#B8CCE4"/>
    </style:style>
    <style:style style:name="_52_0_37__32_-_32__36628__33394_2" style:display-name="40% - 輔色2" style:family="table-cell" style:data-style-name="N0">
      <style:table-cell-properties fo:background-color="#E6B8B7"/>
    </style:style>
    <style:style style:name="_52_0_37__32_-_32__36628__33394_3" style:display-name="40% - 輔色3" style:family="table-cell" style:data-style-name="N0">
      <style:table-cell-properties fo:background-color="#D8E4BC"/>
    </style:style>
    <style:style style:name="_52_0_37__32_-_32__36628__33394_4" style:display-name="40% - 輔色4" style:family="table-cell" style:data-style-name="N0">
      <style:table-cell-properties fo:background-color="#CCC0DA"/>
    </style:style>
    <style:style style:name="_52_0_37__32_-_32__36628__33394_5" style:display-name="40% - 輔色5" style:family="table-cell" style:data-style-name="N0">
      <style:table-cell-properties fo:background-color="#B7DEE8"/>
    </style:style>
    <style:style style:name="_52_0_37__32_-_32__36628__33394_6" style:display-name="40% - 輔色6" style:family="table-cell" style:data-style-name="N0">
      <style:table-cell-properties fo:background-color="#FCD5B4"/>
    </style:style>
    <style:style style:name="_54_0_37__32_-_32__36628__33394_1" style:display-name="60% - 輔色1" style:family="table-cell" style:data-style-name="N0">
      <style:table-cell-properties fo:background-color="#95B3D7"/>
      <style:text-properties fo:color="#FFFFFF"/>
    </style:style>
    <style:style style:name="_54_0_37__32_-_32__36628__33394_2" style:display-name="60% - 輔色2" style:family="table-cell" style:data-style-name="N0">
      <style:table-cell-properties fo:background-color="#DA9694"/>
      <style:text-properties fo:color="#FFFFFF"/>
    </style:style>
    <style:style style:name="_54_0_37__32_-_32__36628__33394_3" style:display-name="60% - 輔色3" style:family="table-cell" style:data-style-name="N0">
      <style:table-cell-properties fo:background-color="#C4D79B"/>
      <style:text-properties fo:color="#FFFFFF"/>
    </style:style>
    <style:style style:name="_54_0_37__32_-_32__36628__33394_4" style:display-name="60% - 輔色4" style:family="table-cell" style:data-style-name="N0">
      <style:table-cell-properties fo:background-color="#B1A0C7"/>
      <style:text-properties fo:color="#FFFFFF"/>
    </style:style>
    <style:style style:name="_54_0_37__32_-_32__36628__33394_5" style:display-name="60% - 輔色5" style:family="table-cell" style:data-style-name="N0">
      <style:table-cell-properties fo:background-color="#92CDDC"/>
      <style:text-properties fo:color="#FFFFFF"/>
    </style:style>
    <style:style style:name="_54_0_37__32_-_32__36628__33394_6" style:display-name="60% - 輔色6" style:family="table-cell" style:data-style-name="N0">
      <style:table-cell-properties fo:background-color="#FABF8F"/>
      <style:text-properties fo:color="#FFFFFF"/>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0013__31561_" style:display-name="中等" style:family="table-cell" style:data-style-name="N0">
      <style:table-cell-properties fo:background-color="#FFEB9C"/>
      <style:text-properties fo:color="#9C6500"/>
    </style:style>
    <style:style style:name="_21512__35336_" style:display-name="合計"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_22909_" style:display-name="好" style:family="table-cell" style:data-style-name="N0">
      <style:table-cell-properties fo:background-color="#C6EFCE"/>
      <style:text-properties fo:color="#006100"/>
    </style:style>
    <style:style style:name="_35336__31639__26041__24335_" style:display-name="計算方式" style:family="table-cell" style:data-style-name="N0">
      <style:table-cell-properties fo:border="thin solid #7F7F7F" fo:background-color="#F2F2F2"/>
      <style:text-properties fo:color="#FA7D00" fo:font-weight="bold" style:font-weight-asian="bold" style:font-weight-complex="bold"/>
    </style:style>
    <style:style style:name="_36899__32080__30340__20786__23384__26684_" style:display-name="連結的儲存格" style:family="table-cell" style:data-style-name="N0">
      <style:table-cell-properties fo:border-top="none" fo:border-bottom="thin double #FF8001" fo:border-left="none" fo:border-right="none"/>
      <style:text-properties fo:color="#FA7D00"/>
    </style:style>
    <style:style style:name="_20633__35387_" style:display-name="備註" style:family="table-cell" style:data-style-name="N0">
      <style:table-cell-properties fo:border="thin solid #B2B2B2" fo:background-color="#FFFFCC"/>
    </style:style>
    <style:style style:name="_35498__26126__25991__23383_" style:display-name="說明文字" style:family="table-cell" style:data-style-name="N0">
      <style:text-properties fo:color="#7F7F7F" fo:font-style="italic" style:font-style-asian="italic" style:font-style-complex="italic"/>
    </style:style>
    <style:style style:name="_36628__33394_1" style:display-name="輔色1" style:family="table-cell" style:data-style-name="N0">
      <style:table-cell-properties fo:background-color="#4F81BD"/>
      <style:text-properties fo:color="#FFFFFF"/>
    </style:style>
    <style:style style:name="_36628__33394_2" style:display-name="輔色2" style:family="table-cell" style:data-style-name="N0">
      <style:table-cell-properties fo:background-color="#C0504D"/>
      <style:text-properties fo:color="#FFFFFF"/>
    </style:style>
    <style:style style:name="_36628__33394_3" style:display-name="輔色3" style:family="table-cell" style:data-style-name="N0">
      <style:table-cell-properties fo:background-color="#9BBB59"/>
      <style:text-properties fo:color="#FFFFFF"/>
    </style:style>
    <style:style style:name="_36628__33394_4" style:display-name="輔色4" style:family="table-cell" style:data-style-name="N0">
      <style:table-cell-properties fo:background-color="#8064A2"/>
      <style:text-properties fo:color="#FFFFFF"/>
    </style:style>
    <style:style style:name="_36628__33394_5" style:display-name="輔色5" style:family="table-cell" style:data-style-name="N0">
      <style:table-cell-properties fo:background-color="#4BACC6"/>
      <style:text-properties fo:color="#FFFFFF"/>
    </style:style>
    <style:style style:name="_36628__33394_6" style:display-name="輔色6" style:family="table-cell" style:data-style-name="N0">
      <style:table-cell-properties fo:background-color="#F79646"/>
      <style:text-properties fo:color="#FFFFFF"/>
    </style:style>
    <style:style style:name="_27161__38988_" style:display-name="標題" style:family="table-cell" style:data-style-name="N0">
      <style:text-properties fo:color="#1F497D" fo:font-size="18pt" style:font-size-asian="18pt" style:font-size-complex="18pt" fo:font-weight="bold" style:font-weight-asian="bold" style:font-weight-complex="bold"/>
    </style:style>
    <style:style style:name="_27161__38988__32_1" style:display-name="標題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_27161__38988__32_2" style:display-name="標題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_27161__38988__32_3" style:display-name="標題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_27161__38988__32_4" style:display-name="標題 4" style:family="table-cell" style:data-style-name="N0">
      <style:text-properties fo:color="#1F497D" fo:font-size="11pt" style:font-size-asian="11pt" style:font-size-complex="11pt" fo:font-weight="bold" style:font-weight-asian="bold" style:font-weight-complex="bold"/>
    </style:style>
    <style:style style:name="_36664__20837_" style:display-name="輸入" style:family="table-cell" style:data-style-name="N0">
      <style:table-cell-properties fo:border="thin solid #7F7F7F" fo:background-color="#FFCC99"/>
      <style:text-properties fo:color="#3F3F76"/>
    </style:style>
    <style:style style:name="_36664__20986_" style:display-name="輸出" style:family="table-cell" style:data-style-name="N0">
      <style:table-cell-properties fo:border="thin solid #3F3F3F" fo:background-color="#F2F2F2"/>
      <style:text-properties fo:color="#3F3F3F" fo:font-weight="bold" style:font-weight-asian="bold" style:font-weight-complex="bold"/>
    </style:style>
    <style:style style:name="_27298__26597__20786__23384__26684_" style:display-name="檢查儲存格" style:family="table-cell" style:data-style-name="N0">
      <style:table-cell-properties fo:border="thin double #3F3F3F" fo:background-color="#A5A5A5"/>
      <style:text-properties fo:color="#FFFFFF" fo:font-weight="bold" style:font-weight-asian="bold" style:font-weight-complex="bold"/>
    </style:style>
    <style:style style:name="_22750_" style:display-name="壞" style:family="table-cell" style:data-style-name="N0">
      <style:table-cell-properties fo:background-color="#FFC7CE"/>
      <style:text-properties fo:color="#9C0006"/>
    </style:style>
    <style:style style:name="_35686__21578__25991__23383_" style:display-name="警告文字" style:family="table-cell" style:data-style-name="N0">
      <style:text-properties fo:color="#FF0000"/>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曾主管銘祺</meta:initial-creator>
    <dc:creator>曾主管銘祺</dc:creator>
    <meta:creation-date>2016-03-31T06:11:02Z</meta:creation-date>
    <dc:date>2016-03-31T07:29:59Z</dc:date>
  </office:meta>
</office:document-meta>
</file>